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Titillium Web&quot;, Arial" svg:font-family="'&quot;Titillium Web&quot;, Arial'"/>
    <style:font-face style:name="Arial" svg:font-family="Arial"/>
    <style:font-face style:name="Cambria" svg:font-family="Cambria"/>
    <style:font-face style:name="Titillium Web" svg:font-family="'Titillium Web'"/>
    <style:font-face style:name="Titillium Web,Arial" svg:font-family="'Titillium Web,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1.24pt"/>
    </style:style>
    <style:style style:name="co2" style:family="table-column">
      <style:table-column-properties fo:break-before="auto" style:column-width="766.06pt"/>
    </style:style>
    <style:style style:name="co3" style:family="table-column">
      <style:table-column-properties fo:break-before="auto" style:column-width="345.86pt"/>
    </style:style>
    <style:style style:name="co4" style:family="table-column">
      <style:table-column-properties fo:break-before="auto" style:column-width="70.16pt"/>
    </style:style>
    <style:style style:name="co5" style:family="table-column">
      <style:table-column-properties fo:break-before="auto" style:column-width="291pt"/>
    </style:style>
    <style:style style:name="co6" style:family="table-column">
      <style:table-column-properties fo:break-before="auto" style:column-width="154.2pt"/>
    </style:style>
    <style:style style:name="co7" style:family="table-column">
      <style:table-column-properties fo:break-before="auto" style:column-width="164.61pt"/>
    </style:style>
    <style:style style:name="co8" style:family="table-column">
      <style:table-column-properties fo:break-before="auto" style:column-width="163.9pt"/>
    </style:style>
    <style:style style:name="co9" style:family="table-column">
      <style:table-column-properties fo:break-before="auto" style:column-width="304.21pt"/>
    </style:style>
    <style:style style:name="co10" style:family="table-column">
      <style:table-column-properties fo:break-before="auto" style:column-width="243.04pt"/>
    </style:style>
    <style:style style:name="co11" style:family="table-column">
      <style:table-column-properties fo:break-before="auto" style:column-width="104.91pt"/>
    </style:style>
    <style:style style:name="co12" style:family="table-column">
      <style:table-column-properties fo:break-before="auto" style:column-width="95.16pt"/>
    </style:style>
    <style:style style:name="co13" style:family="table-column">
      <style:table-column-properties fo:break-before="auto" style:column-width="78.49pt"/>
    </style:style>
    <style:style style:name="co14" style:family="table-column">
      <style:table-column-properties fo:break-before="auto" style:column-width="77.1pt"/>
    </style:style>
    <style:style style:name="co15" style:family="table-column">
      <style:table-column-properties fo:break-before="auto" style:column-width="150.01pt"/>
    </style:style>
    <style:style style:name="co16" style:family="table-column">
      <style:table-column-properties fo:break-before="auto" style:column-width="138.19pt"/>
    </style:style>
    <style:style style:name="co17" style:family="table-column">
      <style:table-column-properties fo:break-before="auto" style:column-width="99.35pt"/>
    </style:style>
    <style:style style:name="co18" style:family="table-column">
      <style:table-column-properties fo:break-before="auto" style:column-width="97.94pt"/>
    </style:style>
    <style:style style:name="co19" style:family="table-column">
      <style:table-column-properties fo:break-before="auto" style:column-width="91.64pt"/>
    </style:style>
    <style:style style:name="co20" style:family="table-column">
      <style:table-column-properties fo:break-before="auto" style:column-width="83.34pt"/>
    </style:style>
    <style:style style:name="co21" style:family="table-column">
      <style:table-column-properties fo:break-before="auto" style:column-width="127.11pt"/>
    </style:style>
    <style:style style:name="co22" style:family="table-column">
      <style:table-column-properties fo:break-before="auto" style:column-width="123.59pt"/>
    </style:style>
    <style:style style:name="co23" style:family="table-column">
      <style:table-column-properties fo:break-before="auto" style:column-width="166pt"/>
    </style:style>
    <style:style style:name="co24" style:family="table-column">
      <style:table-column-properties fo:break-before="auto" style:column-width="93.74pt"/>
    </style:style>
    <style:style style:name="co25" style:family="table-column">
      <style:table-column-properties fo:break-before="auto" style:column-width="135.44pt"/>
    </style:style>
    <style:style style:name="co26" style:family="table-column">
      <style:table-column-properties fo:break-before="auto" style:column-width="209.06pt"/>
    </style:style>
    <style:style style:name="co27" style:family="table-column">
      <style:table-column-properties fo:break-before="auto" style:column-width="313.26pt"/>
    </style:style>
    <style:style style:name="co28" style:family="table-column">
      <style:table-column-properties fo:break-before="auto" style:column-width="170.16pt"/>
    </style:style>
    <style:style style:name="co29" style:family="table-column">
      <style:table-column-properties fo:break-before="auto" style:column-width="197.94pt"/>
    </style:style>
    <style:style style:name="co30" style:family="table-column">
      <style:table-column-properties fo:break-before="auto" style:column-width="159.05pt"/>
    </style:style>
    <style:style style:name="co31" style:family="table-column">
      <style:table-column-properties fo:break-before="auto" style:column-width="115.31pt"/>
    </style:style>
    <style:style style:name="co32" style:family="table-column">
      <style:table-column-properties fo:break-before="auto" style:column-width="241pt"/>
    </style:style>
    <style:style style:name="co33" style:family="table-column">
      <style:table-column-properties fo:break-before="auto" style:column-width="324.34pt"/>
    </style:style>
    <style:style style:name="co34" style:family="table-column">
      <style:table-column-properties fo:break-before="auto" style:column-width="179.21pt"/>
    </style:style>
    <style:style style:name="co35" style:family="table-column">
      <style:table-column-properties fo:break-before="auto" style:column-width="352.8pt"/>
    </style:style>
    <style:style style:name="co36" style:family="table-column">
      <style:table-column-properties fo:break-before="auto" style:column-width="137.51pt"/>
    </style:style>
    <style:style style:name="co37" style:family="table-column">
      <style:table-column-properties fo:break-before="auto" style:column-width="191.71pt"/>
    </style:style>
    <style:style style:name="co38" style:family="table-column">
      <style:table-column-properties fo:break-before="auto" style:column-width="156.25pt"/>
    </style:style>
    <style:style style:name="co39" style:family="table-column">
      <style:table-column-properties fo:break-before="auto" style:column-width="296.56pt"/>
    </style:style>
    <style:style style:name="co40" style:family="table-column">
      <style:table-column-properties fo:break-before="auto" style:column-width="181.96pt"/>
    </style:style>
    <style:style style:name="co41" style:family="table-column">
      <style:table-column-properties fo:break-before="auto" style:column-width="316.01pt"/>
    </style:style>
    <style:style style:name="co42" style:family="table-column">
      <style:table-column-properties fo:break-before="auto" style:column-width="107.66pt"/>
    </style:style>
    <style:style style:name="co43" style:family="table-column">
      <style:table-column-properties fo:break-before="auto" style:column-width="182.64pt"/>
    </style:style>
    <style:style style:name="co44" style:family="table-column">
      <style:table-column-properties fo:break-before="auto" style:column-width="175.69pt"/>
    </style:style>
    <style:style style:name="co45" style:family="table-column">
      <style:table-column-properties fo:break-before="auto" style:column-width="257.64pt"/>
    </style:style>
    <style:style style:name="co46" style:family="table-column">
      <style:table-column-properties fo:break-before="auto" style:column-width="115.99pt"/>
    </style:style>
    <style:style style:name="co47" style:family="table-column">
      <style:table-column-properties fo:break-before="auto" style:column-width="152.11pt"/>
    </style:style>
    <style:style style:name="co48" style:family="table-column">
      <style:table-column-properties fo:break-before="auto" style:column-width="152.79pt"/>
    </style:style>
    <style:style style:name="co49" style:family="table-column">
      <style:table-column-properties fo:break-before="auto" style:column-width="141.7pt"/>
    </style:style>
    <style:style style:name="co50" style:family="table-column">
      <style:table-column-properties fo:break-before="auto" style:column-width="120.84pt"/>
    </style:style>
    <style:style style:name="co51" style:family="table-column">
      <style:table-column-properties fo:break-before="auto" style:column-width="181.3pt"/>
    </style:style>
    <style:style style:name="co52" style:family="table-column">
      <style:table-column-properties fo:break-before="auto" style:column-width="209.76pt"/>
    </style:style>
    <style:style style:name="co53" style:family="table-column">
      <style:table-column-properties fo:break-before="auto" style:column-width="122.94pt"/>
    </style:style>
    <style:style style:name="co54" style:family="table-column">
      <style:table-column-properties fo:break-before="auto" style:column-width="147.94pt"/>
    </style:style>
    <style:style style:name="co55" style:family="table-column">
      <style:table-column-properties fo:break-before="auto" style:column-width="165.29pt"/>
    </style:style>
    <style:style style:name="co56" style:family="table-column">
      <style:table-column-properties fo:break-before="auto" style:column-width="145.16pt"/>
    </style:style>
    <style:style style:name="co57" style:family="table-column">
      <style:table-column-properties fo:break-before="auto" style:column-width="139.61pt"/>
    </style:style>
    <style:style style:name="co58" style:family="table-column">
      <style:table-column-properties fo:break-before="auto" style:column-width="149.36pt"/>
    </style:style>
    <style:style style:name="co59" style:family="table-column">
      <style:table-column-properties fo:break-before="auto" style:column-width="211.86pt"/>
    </style:style>
    <style:style style:name="co60" style:family="table-column">
      <style:table-column-properties fo:break-before="auto" style:column-width="171.55pt"/>
    </style:style>
    <style:style style:name="co61" style:family="table-column">
      <style:table-column-properties fo:break-before="auto" style:column-width="300.76pt"/>
    </style:style>
    <style:style style:name="co62" style:family="table-column">
      <style:table-column-properties fo:break-before="auto" style:column-width="125.01pt"/>
    </style:style>
    <style:style style:name="co63" style:family="table-column">
      <style:table-column-properties fo:break-before="auto" style:column-width="154.91pt"/>
    </style:style>
    <style:style style:name="co64" style:family="table-column">
      <style:table-column-properties fo:break-before="auto" style:column-width="147.26pt"/>
    </style:style>
    <style:style style:name="co65" style:family="table-column">
      <style:table-column-properties fo:break-before="auto" style:column-width="113.19pt"/>
    </style:style>
    <style:style style:name="co66" style:family="table-column">
      <style:table-column-properties fo:break-before="auto" style:column-width="236.15pt"/>
    </style:style>
    <style:style style:name="co67" style:family="table-column">
      <style:table-column-properties fo:break-before="auto" style:column-width="226.4pt"/>
    </style:style>
    <style:style style:name="co68" style:family="table-column">
      <style:table-column-properties fo:break-before="auto" style:column-width="134.05pt"/>
    </style:style>
    <style:style style:name="co69" style:family="table-column">
      <style:table-column-properties fo:break-before="auto" style:column-width="215.29pt"/>
    </style:style>
    <style:style style:name="co70" style:family="table-column">
      <style:table-column-properties fo:break-before="auto" style:column-width="113.9pt"/>
    </style:style>
    <style:style style:name="co71" style:family="table-column">
      <style:table-column-properties fo:break-before="auto" style:column-width="132.66pt"/>
    </style:style>
    <style:style style:name="co72" style:family="table-column">
      <style:table-column-properties fo:break-before="auto" style:column-width="100.69pt"/>
    </style:style>
    <style:style style:name="co73" style:family="table-column">
      <style:table-column-properties fo:break-before="auto" style:column-width="200.69pt"/>
    </style:style>
    <style:style style:name="co74" style:family="table-column">
      <style:table-column-properties fo:break-before="auto" style:column-width="234.74pt"/>
    </style:style>
    <style:style style:name="co75" style:family="table-column">
      <style:table-column-properties fo:break-before="auto" style:column-width="216pt"/>
    </style:style>
    <style:style style:name="co76" style:family="table-column">
      <style:table-column-properties fo:break-before="auto" style:column-width="195.85pt"/>
    </style:style>
    <style:style style:name="co77" style:family="table-column">
      <style:table-column-properties fo:break-before="auto" style:column-width="208.35pt"/>
    </style:style>
    <style:style style:name="co78" style:family="table-column">
      <style:table-column-properties fo:break-before="auto" style:column-width="179.89pt"/>
    </style:style>
    <style:style style:name="co79" style:family="table-column">
      <style:table-column-properties fo:break-before="auto" style:column-width="131.95pt"/>
    </style:style>
    <style:style style:name="co80" style:family="table-column">
      <style:table-column-properties fo:break-before="auto" style:column-width="98.59pt"/>
    </style:style>
    <style:style style:name="co81" style:family="table-column">
      <style:table-column-properties fo:break-before="auto" style:column-width="186.09pt"/>
    </style:style>
    <style:style style:name="co82" style:family="table-column">
      <style:table-column-properties fo:break-before="auto" style:column-width="213.19pt"/>
    </style:style>
    <style:style style:name="co83" style:family="table-column">
      <style:table-column-properties fo:break-before="auto" style:column-width="118.74pt"/>
    </style:style>
    <style:style style:name="co84" style:family="table-column">
      <style:table-column-properties fo:break-before="auto" style:column-width="254.89pt"/>
    </style:style>
    <style:style style:name="co85" style:family="table-column">
      <style:table-column-properties fo:break-before="auto" style:column-width="370.86pt"/>
    </style:style>
    <style:style style:name="co86" style:family="table-column">
      <style:table-column-properties fo:break-before="auto" style:column-width="466.7pt"/>
    </style:style>
    <style:style style:name="co87" style:family="table-column">
      <style:table-column-properties fo:break-before="auto" style:column-width="468.79pt"/>
    </style:style>
    <style:style style:name="co88" style:family="table-column">
      <style:table-column-properties fo:break-before="auto" style:column-width="320.14pt"/>
    </style:style>
    <style:style style:name="co89" style:family="table-column">
      <style:table-column-properties fo:break-before="auto" style:column-width="289.59pt"/>
    </style:style>
    <style:style style:name="co90" style:family="table-column">
      <style:table-column-properties fo:break-before="auto" style:column-width="229.21pt"/>
    </style:style>
    <style:style style:name="co91" style:family="table-column">
      <style:table-column-properties fo:break-before="auto" style:column-width="185.44pt"/>
    </style:style>
    <style:style style:name="co92" style:family="table-column">
      <style:table-column-properties fo:break-before="auto" style:column-width="206.31pt"/>
    </style:style>
    <style:style style:name="co93" style:family="table-column">
      <style:table-column-properties fo:break-before="auto" style:column-width="324.99pt"/>
    </style:style>
    <style:style style:name="co94" style:family="table-column">
      <style:table-column-properties fo:break-before="auto" style:column-width="214.61pt"/>
    </style:style>
    <style:style style:name="co95" style:family="table-column">
      <style:table-column-properties fo:break-before="auto" style:column-width="202.11pt"/>
    </style:style>
    <style:style style:name="co96" style:family="table-column">
      <style:table-column-properties fo:break-before="auto" style:column-width="188.9pt"/>
    </style:style>
    <style:style style:name="co97" style:family="table-column">
      <style:table-column-properties fo:break-before="auto" style:column-width="395.86pt"/>
    </style:style>
    <style:style style:name="co98" style:family="table-column">
      <style:table-column-properties fo:break-before="auto" style:column-width="261.16pt"/>
    </style:style>
    <style:style style:name="co99" style:family="table-column">
      <style:table-column-properties fo:break-before="auto" style:column-width="155.54pt"/>
    </style:style>
    <style:style style:name="co100" style:family="table-column">
      <style:table-column-properties fo:break-before="auto" style:column-width="157.66pt"/>
    </style:style>
    <style:style style:name="co101" style:family="table-column">
      <style:table-column-properties fo:break-before="auto" style:column-width="336.16pt"/>
    </style:style>
    <style:style style:name="co102" style:family="table-column">
      <style:table-column-properties fo:break-before="auto" style:column-width="143.74pt"/>
    </style:style>
    <style:style style:name="co103" style:family="table-column">
      <style:table-column-properties fo:break-before="auto" style:column-width="140.29pt"/>
    </style:style>
    <style:style style:name="co104" style:family="table-column">
      <style:table-column-properties fo:break-before="auto" style:column-width="220.85pt"/>
    </style:style>
    <style:style style:name="co105" style:family="table-column">
      <style:table-column-properties fo:break-before="auto" style:column-width="232.64pt"/>
    </style:style>
    <style:style style:name="co106" style:family="table-column">
      <style:table-column-properties fo:break-before="auto" style:column-width="253.5pt"/>
    </style:style>
    <style:style style:name="co107" style:family="table-column">
      <style:table-column-properties fo:break-before="auto" style:column-width="212.51pt"/>
    </style:style>
    <style:style style:name="co108" style:family="table-column">
      <style:table-column-properties fo:break-before="auto" style:column-width="272.95pt"/>
    </style:style>
    <style:style style:name="co109" style:family="table-column">
      <style:table-column-properties fo:break-before="auto" style:column-width="116.65pt"/>
    </style:style>
    <style:style style:name="co110" style:family="table-column">
      <style:table-column-properties fo:break-before="auto" style:column-width="129.91pt"/>
    </style:style>
    <style:style style:name="co111" style:family="table-column">
      <style:table-column-properties fo:break-before="auto" style:column-width="172.26pt"/>
    </style:style>
    <style:style style:name="co112" style:family="table-column">
      <style:table-column-properties fo:break-before="auto" style:column-width="106.95pt"/>
    </style:style>
    <style:style style:name="co113" style:family="table-column">
      <style:table-column-properties fo:break-before="auto" style:column-width="102.81pt"/>
    </style:style>
    <style:style style:name="co114" style:family="table-column">
      <style:table-column-properties fo:break-before="auto" style:column-width="174.36pt"/>
    </style:style>
    <style:style style:name="co115" style:family="table-column">
      <style:table-column-properties fo:break-before="auto" style:column-width="127.81pt"/>
    </style:style>
    <style:style style:name="co116" style:family="table-column">
      <style:table-column-properties fo:break-before="auto" style:column-width="201.4pt"/>
    </style:style>
    <style:style style:name="co117" style:family="table-column">
      <style:table-column-properties fo:break-before="auto" style:column-width="93.06pt"/>
    </style:style>
    <style:style style:name="co118" style:family="table-column">
      <style:table-column-properties fo:break-before="auto" style:column-width="89.6pt"/>
    </style:style>
    <style:style style:name="co119" style:family="table-column">
      <style:table-column-properties fo:break-before="auto" style:column-width="418.79pt"/>
    </style:style>
    <style:style style:name="ro1" style:family="table-row">
      <style:table-row-properties style:row-height="25.51pt" fo:break-before="auto" style:use-optimal-row-height="false"/>
    </style:style>
    <style:style style:name="ro2" style:family="table-row">
      <style:table-row-properties style:row-height="29.2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26.25pt" fo:break-before="auto" style:use-optimal-row-height="false"/>
    </style:style>
    <style:style style:name="ro5" style:family="table-row">
      <style:table-row-properties style:row-height="15pt" fo:break-before="auto" style:use-optimal-row-height="false"/>
    </style:style>
    <style:style style:name="ro6" style:family="table-row">
      <style:table-row-properties style:row-height="23.24pt" fo:break-before="auto" style:use-optimal-row-height="false"/>
    </style:style>
    <style:style style:name="ro7" style:family="table-row">
      <style:table-row-properties style:row-height="76.51pt" fo:break-before="auto" style:use-optimal-row-height="false"/>
    </style:style>
    <style:style style:name="ro8" style:family="table-row">
      <style:table-row-properties style:row-height="15pt" fo:break-before="auto" style:use-optimal-row-height="true"/>
    </style:style>
    <style:style style:name="ro9" style:family="table-row">
      <style:table-row-properties style:row-height="39.74pt" fo:break-before="auto" style:use-optimal-row-height="false"/>
    </style:style>
    <style:style style:name="ro10" style:family="table-row">
      <style:table-row-properties style:row-height="43.51pt" fo:break-before="auto" style:use-optimal-row-height="false"/>
    </style:style>
    <style:style style:name="ro11" style:family="table-row">
      <style:table-row-properties style:row-height="40.51pt" fo:break-before="auto" style:use-optimal-row-height="false"/>
    </style:style>
    <style:style style:name="ro12" style:family="table-row">
      <style:table-row-properties style:row-height="31.49pt" fo:break-before="auto" style:use-optimal-row-height="false"/>
    </style:style>
    <style:style style:name="ro13" style:family="table-row">
      <style:table-row-properties style:row-height="41.24pt" fo:break-before="auto" style:use-optimal-row-height="false"/>
    </style:style>
    <style:style style:name="ro14" style:family="table-row">
      <style:table-row-properties style:row-height="44.25pt" fo:break-before="auto" style:use-optimal-row-height="false"/>
    </style:style>
    <style:style style:name="ro15" style:family="table-row">
      <style:table-row-properties style:row-height="27.75pt" fo:break-before="auto" style:use-optimal-row-height="false"/>
    </style:style>
    <style:style style:name="ro16" style:family="table-row">
      <style:table-row-properties style:row-height="39pt" fo:break-before="auto" style:use-optimal-row-height="false"/>
    </style:style>
    <style:style style:name="ro17" style:family="table-row">
      <style:table-row-properties style:row-height="33.76pt" fo:break-before="auto" style:use-optimal-row-height="false"/>
    </style:style>
    <style:style style:name="ro18" style:family="table-row">
      <style:table-row-properties style:row-height="51.76pt" fo:break-before="auto" style:use-optimal-row-height="false"/>
    </style:style>
    <style:style style:name="ro19" style:family="table-row">
      <style:table-row-properties style:row-height="35.26pt" fo:break-before="auto" style:use-optimal-row-height="false"/>
    </style:style>
    <style:style style:name="ro20" style:family="table-row">
      <style:table-row-properties style:row-height="21.74pt" fo:break-before="auto" style:use-optimal-row-height="false"/>
    </style:style>
    <style:style style:name="ro21" style:family="table-row">
      <style:table-row-properties style:row-height="65.25pt" fo:break-before="auto" style:use-optimal-row-height="false"/>
    </style:style>
    <style:style style:name="ro22" style:family="table-row">
      <style:table-row-properties style:row-height="46.49pt" fo:break-before="auto" style:use-optimal-row-height="false"/>
    </style:style>
    <style:style style:name="ro23" style:family="table-row">
      <style:table-row-properties style:row-height="36pt" fo:break-before="auto" style:use-optimal-row-height="false"/>
    </style:style>
    <style:style style:name="ro24" style:family="table-row">
      <style:table-row-properties style:row-height="37.5pt" fo:break-before="auto" style:use-optimal-row-height="false"/>
    </style:style>
    <style:style style:name="ro25" style:family="table-row">
      <style:table-row-properties style:row-height="24.01pt" fo:break-before="auto" style:use-optimal-row-height="false"/>
    </style:style>
    <style:style style:name="ta1" style:family="table" style:master-page-name="PageStyle_5f_Introduzione">
      <style:table-properties table:display="true" style:writing-mode="lr-tb"/>
    </style:style>
    <style:style style:name="ta2" style:family="table" style:master-page-name="PageStyle_5f_Ontologia_2c__20_Tassonomia_20_e_20_Coreogr">
      <style:table-properties table:display="true" style:writing-mode="lr-tb" tableooo:tab-color="#ffffff"/>
    </style:style>
    <style:style style:name="ta3" style:family="table" style:master-page-name="PageStyle_5f_Coreografia_20_grafico_20_dellalberat">
      <style:table-properties table:display="true" style:writing-mode="lr-tb" tableooo:tab-color="#38761d"/>
    </style:style>
    <style:style style:name="ta4" style:family="table" style:master-page-name="PageStyle_5f_Coreografia_20_sistema_20_di_20_navigazi">
      <style:table-properties table:display="true" style:writing-mode="lr-tb" tableooo:tab-color="#38761d"/>
    </style:style>
    <style:style style:name="ta5" style:family="table" style:master-page-name="PageStyle_5f_Tipologia_20_PUNTO_20_DI_20_CONTATTO">
      <style:table-properties table:display="true" style:writing-mode="lr-tb" tableooo:tab-color="#4a86e8"/>
    </style:style>
    <style:style style:name="ta6" style:family="table" style:master-page-name="PageStyle_5f_Tipologia_20_UNITÀ_20_ORGANIZZATIVA">
      <style:table-properties table:display="true" style:writing-mode="lr-tb" tableooo:tab-color="#4a86e8"/>
    </style:style>
    <style:style style:name="ta7" style:family="table" style:master-page-name="PageStyle_5f_Tipologia_20_PERSONA_20_PUBBLICA">
      <style:table-properties table:display="true" style:writing-mode="lr-tb" tableooo:tab-color="#4a86e8"/>
    </style:style>
    <style:style style:name="ta8" style:family="table" style:master-page-name="PageStyle_5f_Tipologia_20_INCARICO">
      <style:table-properties table:display="true" style:writing-mode="lr-tb" tableooo:tab-color="#4a86e8"/>
    </style:style>
    <style:style style:name="ta9" style:family="table" style:master-page-name="PageStyle_5f_Tipologia_20_LUOGO">
      <style:table-properties table:display="true" style:writing-mode="lr-tb" tableooo:tab-color="#4a86e8"/>
    </style:style>
    <style:style style:name="ta10" style:family="table" style:master-page-name="PageStyle_5f_Tipologia_20_NOTIZIA">
      <style:table-properties table:display="true" style:writing-mode="lr-tb" tableooo:tab-color="#4a86e8"/>
    </style:style>
    <style:style style:name="ta11" style:family="table" style:master-page-name="PageStyle_5f_Tipologia_20_EVENTO">
      <style:table-properties table:display="true" style:writing-mode="lr-tb" tableooo:tab-color="#4a86e8"/>
    </style:style>
    <style:style style:name="ta12" style:family="table" style:master-page-name="PageStyle_5f_Tipologia_20_SERVIZIO">
      <style:table-properties table:display="true" style:writing-mode="lr-tb" tableooo:tab-color="#4a86e8"/>
    </style:style>
    <style:style style:name="ta13" style:family="table" style:master-page-name="PageStyle_5f_Tipologia_20_DOCUMENTO_20_PUBBLICO">
      <style:table-properties table:display="true" style:writing-mode="lr-tb" tableooo:tab-color="#4a86e8"/>
    </style:style>
    <style:style style:name="ta14" style:family="table" style:master-page-name="PageStyle_5f_Tipologia_20_DATASET">
      <style:table-properties table:display="true" style:writing-mode="lr-tb" tableooo:tab-color="#4a86e8"/>
    </style:style>
    <style:style style:name="ta15" style:family="table" style:master-page-name="PageStyle_5f_Tipologia_20_PRATICA">
      <style:table-properties table:display="true" style:writing-mode="lr-tb" tableooo:tab-color="#4a86e8"/>
    </style:style>
    <style:style style:name="ta16" style:family="table" style:master-page-name="PageStyle_5f_Tipologia_20_PAGAMENTO">
      <style:table-properties table:display="true" style:writing-mode="lr-tb" tableooo:tab-color="#4a86e8"/>
    </style:style>
    <style:style style:name="ta17" style:family="table" style:master-page-name="PageStyle_5f_Tipologia_20_DOCUMENTO_20_PRIVATO">
      <style:table-properties table:display="true" style:writing-mode="lr-tb" tableooo:tab-color="#4a86e8"/>
    </style:style>
    <style:style style:name="ta18" style:family="table" style:master-page-name="PageStyle_5f_Tipologia_20_MESSAGGIO">
      <style:table-properties table:display="true" style:writing-mode="lr-tb" tableooo:tab-color="#4a86e8"/>
    </style:style>
    <style:style style:name="ta19" style:family="table" style:master-page-name="PageStyle_5f_Tipologia_20_APPUNTAMENTO">
      <style:table-properties table:display="true" style:writing-mode="lr-tb" tableooo:tab-color="#4a86e8"/>
    </style:style>
    <style:style style:name="ta20" style:family="table" style:master-page-name="PageStyle_5f_Tassonomia_20_ARGOMENTI">
      <style:table-properties table:display="true" style:writing-mode="lr-tb" tableooo:tab-color="#6aa84f"/>
    </style:style>
    <style:style style:name="ta21" style:family="table" style:master-page-name="PageStyle_5f_Tassonomia_20_EVENTI_20_DELLA_20_VITA_20_DE">
      <style:table-properties table:display="true" style:writing-mode="lr-tb" tableooo:tab-color="#6aa84f"/>
    </style:style>
    <style:style style:name="ta22" style:family="table" style:master-page-name="PageStyle_5f_Tassonomia_20_EVENTI_20_DELLA_20_VITA_20_DI">
      <style:table-properties table:display="true" style:writing-mode="lr-tb" tableooo:tab-color="#6aa84f"/>
    </style:style>
    <style:style style:name="ta23" style:family="table" style:master-page-name="PageStyle_5f_Tassonomia_20_Tipi_20_di_20_UNITÀ_20_ORGANI">
      <style:table-properties table:display="true" style:writing-mode="lr-tb" tableooo:tab-color="#6aa84f"/>
    </style:style>
    <style:style style:name="ta24" style:family="table" style:master-page-name="PageStyle_5f_Tassonomia_20_Tipi_20_di_20_INCARICO">
      <style:table-properties table:display="true" style:writing-mode="lr-tb" tableooo:tab-color="#6aa84f"/>
    </style:style>
    <style:style style:name="ta25" style:family="table" style:master-page-name="PageStyle_5f_Tassonomia_20_Tipi_20_di_20_NOTIZIA">
      <style:table-properties table:display="true" style:writing-mode="lr-tb" tableooo:tab-color="#6aa84f"/>
    </style:style>
    <style:style style:name="ta26" style:family="table" style:master-page-name="PageStyle_5f_Tassonomia_20_Tipi_20_di_20_LUOGO">
      <style:table-properties table:display="true" style:writing-mode="lr-tb" tableooo:tab-color="#6aa84f"/>
    </style:style>
    <style:style style:name="ta27" style:family="table" style:master-page-name="PageStyle_5f_Tassonomia_20_Tipi_20_di_20_EVENTO">
      <style:table-properties table:display="true" style:writing-mode="lr-tb" tableooo:tab-color="#6aa84f"/>
    </style:style>
    <style:style style:name="ta28" style:family="table" style:master-page-name="PageStyle_5f_Tassonomia_20_Categorie_20_dei_20_SERVIZ">
      <style:table-properties table:display="true" style:writing-mode="lr-tb" tableooo:tab-color="#6aa84f"/>
    </style:style>
    <style:style style:name="ta29" style:family="table" style:master-page-name="PageStyle_5f_Tassonomia_20_Documenti_20_dellALBO_20_P">
      <style:table-properties table:display="true" style:writing-mode="lr-tb" tableooo:tab-color="#6aa84f"/>
    </style:style>
    <style:style style:name="ta30" style:family="table" style:master-page-name="PageStyle_5f_Tassonomia_20_Tipi_20_di_20_DOCUMENTO">
      <style:table-properties table:display="true" style:writing-mode="lr-tb" tableooo:tab-color="#6aa84f"/>
    </style:style>
    <style:style style:name="ta31" style:family="table" style:master-page-name="PageStyle_5f_Tassonomia_20_Tipi_20_di_20_PUNTO_20_DI_20_CON">
      <style:table-properties table:display="true" style:writing-mode="lr-tb" tableooo:tab-color="#6aa84f"/>
    </style:style>
    <style:style style:name="ta32" style:family="table" style:master-page-name="PageStyle_5f_Tassonomia_20_Temi_20_di_20_un_20_DATASET">
      <style:table-properties table:display="true" style:writing-mode="lr-tb" tableooo:tab-color="#6aa84f"/>
    </style:style>
    <style:style style:name="ta33" style:family="table" style:master-page-name="PageStyle_5f_Tassonomia_20_Licenze">
      <style:table-properties table:display="true" style:writing-mode="lr-tb" tableooo:tab-color="#6aa84f"/>
    </style:style>
    <style:style style:name="ta34" style:family="table" style:master-page-name="PageStyle_5f_Tassonomia_20_Frequenza_20_di_20_aggiorn">
      <style:table-properties table:display="true" style:writing-mode="lr-tb" tableooo:tab-color="#6aa84f"/>
    </style:style>
    <style:style style:name="ta35" style:family="table" style:master-page-name="PageStyle_5f_Tassonomia_20_Stati_20_di_20_una_20_PRATICA">
      <style:table-properties table:display="true" style:writing-mode="lr-tb" tableooo:tab-color="#6aa84f"/>
    </style:style>
    <style:style style:name="ta36" style:family="table" style:master-page-name="PageStyle_5f_Utility">
      <style:table-properties table:display="true" style:writing-mode="lr-tb" tableooo:tab-color="#38761d"/>
    </style:style>
    <style:style style:name="ta37" style:family="table" style:master-page-name="PageStyle_5f_Changelog">
      <style:table-properties table:display="true" style:writing-mode="lr-tb" tableooo:tab-color="#38761d"/>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c4587"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Titillium Web" fo:font-size="14pt" fo:font-style="normal" fo:text-shadow="none" style:text-underline-style="solid" style:text-underline-width="auto" style:text-underline-color="font-color" fo:font-weight="normal" style:font-size-asian="14pt" style:font-style-asian="normal" style:font-weight-asian="normal" style:font-name-complex="Titillium Web" style:font-size-complex="14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c4587"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Titillium Web" fo:font-size="14pt" fo:font-style="normal" fo:text-shadow="none" style:text-underline-style="solid" style:text-underline-width="auto" style:text-underline-color="font-color" fo:font-weight="bold" style:font-size-asian="14pt" style:font-style-asian="normal" style:font-weight-asian="bold" style:font-name-complex="Titillium Web" style:font-size-complex="14pt" style:font-style-complex="normal" style:font-weight-complex="bold"/>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Titillium Web" fo:font-size="14pt" fo:font-style="normal" fo:text-shadow="none" style:text-underline-style="solid" style:text-underline-width="auto" style:text-underline-color="font-color" fo:font-weight="normal" style:font-size-asian="14pt" style:font-style-asian="normal" style:font-weight-asian="normal" style:font-name-complex="Titillium Web" style:font-size-complex="14pt" style:font-style-complex="normal" style:font-weight-complex="normal"/>
    </style:style>
    <style:style style:name="ce9" style:family="table-cell" style:parent-style-name="Default">
      <style:table-cell-properties fo:background-color="#ffffff" style:rotation-align="non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13" style:family="table-cell" style:parent-style-name="Default">
      <style:table-cell-properties fo:background-color="#efefe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4" style:family="table-cell" style:parent-style-name="Default">
      <style:table-cell-properties style:rotation-align="non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5" style:family="table-cell" style:parent-style-name="Default">
      <style:table-cell-properties fo:background-color="#6d9eeb"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16" style:family="table-cell" style:parent-style-name="Default">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17" style:family="table-cell" style:parent-style-name="Default">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8" style:family="table-cell" style:parent-style-name="Default">
      <style:table-cell-properties fo:border-bottom="none" fo:background-color="#6d9eeb"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19" style:family="table-cell" style:parent-style-name="Default">
      <style:table-cell-properties fo:border-bottom="none" fo:background-color="#f3f3f3"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20" style:family="table-cell" style:parent-style-name="Default">
      <style:table-cell-properties fo:border-bottom="none" fo:background-color="#f3f3f3"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21"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22" style:family="table-cell" style:parent-style-name="Default">
      <style:table-cell-properties fo:border-bottom="none" fo:background-color="#f3f3f3"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3"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24"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2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404040" style:text-outline="false" style:text-line-through-style="none" style:text-line-through-type="none" style:font-name="Titillium Web" fo:font-size="10pt" fo:font-style="normal" fo:text-shadow="none" style:text-underline-style="none" fo:font-weight="normal" style:font-size-asian="10pt" style:font-style-asian="normal" style:font-weight-asian="normal" style:font-name-complex="Titillium Web" style:font-size-complex="10pt" style:font-style-complex="normal" style:font-weight-complex="normal"/>
    </style:style>
    <style:style style:name="ce30" style:family="table-cell" style:parent-style-name="Default">
      <style:table-cell-properties style:rotation-align="non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31" style:family="table-cell" style:parent-style-name="Default">
      <style:table-cell-properties fo:border-bottom="none" fo:background-color="#6d9eeb"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999999"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3"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999999"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 style:family="table-cell" style:parent-style-name="Default">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7" style:family="table-cell" style:parent-style-name="Default">
      <style:table-cell-properties fo:border-bottom="none" fo:background-color="#6d9eeb"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8" style:family="table-cell" style:parent-style-name="Default">
      <style:table-cell-properties fo:border-bottom="none" fo:background-color="#f3f3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9" style:family="table-cell" style:parent-style-name="Default">
      <style:table-cell-properties fo:border-bottom="none"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0"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999999"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4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6"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order-bottom="none" fo:background-color="#f3f3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8" style:family="table-cell" style:parent-style-name="Default">
      <style:table-cell-properties fo:border-bottom="none"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999999"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9"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999999"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0" style:family="table-cell" style:parent-style-name="Default">
      <style:table-cell-properties fo:border-bottom="none" fo:background-color="#f3f3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52" style:family="table-cell" style:parent-style-name="Default">
      <style:table-cell-properties fo:background-color="#1c4587"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4pt" fo:font-style="normal" fo:text-shadow="none" style:text-underline-style="solid" style:text-underline-width="auto" style:text-underline-color="font-color" fo:font-weight="normal" style:font-size-asian="14pt" style:font-style-asian="normal" style:font-weight-asian="normal" style:font-name-complex="Titillium Web" style:font-size-complex="14pt" style:font-style-complex="normal" style:font-weight-complex="normal"/>
    </style:style>
    <style:style style:name="ce53"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italic" fo:text-shadow="none" style:text-underline-style="none" fo:font-weight="normal" style:font-size-asian="12pt" style:font-style-asian="italic" style:font-weight-asian="normal" style:font-name-complex="Titillium Web" style:font-size-complex="12pt" style:font-style-complex="italic" style:font-weight-complex="normal"/>
    </style:style>
    <style:style style:name="ce54" style:family="table-cell" style:parent-style-name="Default">
      <style:table-cell-properties fo:background-color="#efefe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italic" fo:text-shadow="none" style:text-underline-style="none" fo:font-weight="normal" style:font-size-asian="12pt" style:font-style-asian="italic" style:font-weight-asian="normal" style:font-name-complex="Titillium Web" style:font-size-complex="12pt" style:font-style-complex="italic" style:font-weight-complex="normal"/>
    </style:style>
    <style:style style:name="ce55"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efefe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c9daf8"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c9daf8"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5pt" fo:font-style="normal" fo:text-shadow="none" style:text-underline-style="none" fo:font-weight="bold" style:font-size-asian="15pt" style:font-style-asian="normal" style:font-weight-asian="bold" style:font-name-complex="Titillium Web" style:font-size-complex="15pt" style:font-style-complex="normal" style:font-weight-complex="bold"/>
    </style:style>
    <style:style style:name="ce59"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0"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1"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2"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9pt" fo:font-style="normal" fo:text-shadow="none" style:text-underline-style="none" fo:font-weight="normal" style:font-size-asian="9pt" style:font-style-asian="normal" style:font-weight-asian="normal" style:font-name-complex="Titillium Web" style:font-size-complex="9pt" style:font-style-complex="normal" style:font-weight-complex="normal"/>
    </style:style>
    <style:style style:name="ce6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65"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66"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3pt" fo:font-style="normal" fo:text-shadow="none" style:text-underline-style="none" fo:font-weight="bold" style:font-size-asian="13pt" style:font-style-asian="normal" style:font-weight-asian="bold" style:font-name-complex="Titillium Web" style:font-size-complex="13pt" style:font-style-complex="normal" style:font-weight-complex="bold"/>
    </style:style>
    <style:style style:name="ce67"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8" style:family="table-cell" style:parent-style-name="Default">
      <style:table-cell-properties fo:background-color="#c9daf8"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5pt" fo:font-style="normal" fo:text-shadow="none" style:text-underline-style="none" fo:font-weight="bold" style:font-size-asian="15pt" style:font-style-asian="normal" style:font-weight-asian="bold" style:font-name-complex="Titillium Web" style:font-size-complex="15pt" style:font-style-complex="normal" style:font-weight-complex="bold"/>
    </style:style>
    <style:style style:name="ce6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0" style:family="table-cell" style:parent-style-name="Default">
      <style:table-cell-properties fo:background-color="#c9daf8"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3pt" fo:font-style="normal" fo:text-shadow="none" style:text-underline-style="none" fo:font-weight="bold" style:font-size-asian="13pt" style:font-style-asian="normal" style:font-weight-asian="bold" style:font-name-complex="Titillium Web" style:font-size-complex="13pt" style:font-style-complex="normal" style:font-weight-complex="bold"/>
    </style:style>
    <style:style style:name="ce7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5" style:family="table-cell" style:parent-style-name="Default">
      <style:table-cell-properties fo:background-color="#f3f3f3"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6"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5pt" fo:font-style="normal" fo:text-shadow="none" style:text-underline-style="none" fo:font-weight="bold" style:font-size-asian="15pt" style:font-style-asian="normal" style:font-weight-asian="bold" style:font-name-complex="Titillium Web" style:font-size-complex="15pt" style:font-style-complex="normal" style:font-weight-complex="bold"/>
    </style:style>
    <style:style style:name="ce77"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8"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3pt" fo:font-style="normal" fo:text-shadow="none" style:text-underline-style="none" fo:font-weight="normal" style:font-size-asian="13pt" style:font-style-asian="normal" style:font-weight-asian="normal" style:font-name-complex="Titillium Web" style:font-size-complex="13pt" style:font-style-complex="normal" style:font-weight-complex="normal"/>
    </style:style>
    <style:style style:name="ce7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table-cell-properties fo:background-color="#b7b7b7"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2"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83"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4a86e8" style:text-outline="false" style:text-line-through-style="none" style:text-line-through-type="none"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ce84"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5" style:family="table-cell" style:parent-style-name="Default">
      <style:table-cell-properties fo:background-color="#4a86e8"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PUNTO DI CONTATTO'.A4"/>
    </style:style>
    <style:style style:name="ce87"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1c2024"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UNTO DI CONTATTO'.A4"/>
    </style:style>
    <style:style style:name="ce89"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UNTO DI CONTATTO'.A4"/>
    </style:style>
    <style:style style:name="ce90" style:family="table-cell" style:parent-style-name="Default">
      <style:table-cell-properties fo:background-color="#4a86e8"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9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UNTO DI CONTATTO'.A4"/>
    </style:style>
    <style:style style:name="ce9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UNTO DI CONTATTO'.A4"/>
    </style:style>
    <style:style style:name="ce9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UNTO DI CONTATTO'.A4"/>
    </style:style>
    <style:style style:name="ce9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UNTO DI CONTATTO'.A4"/>
    </style:style>
    <style:style style:name="ce9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UNTO DI CONTATTO'.A4"/>
    </style:style>
    <style:style style:name="ce96"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UNTO DI CONTATTO'.A4"/>
    </style:style>
    <style:style style:name="ce99"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UNITÀ ORGANIZZATIVA'.A4"/>
    </style:style>
    <style:style style:name="ce10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1c2024"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UNITÀ ORGANIZZATIVA'.A4"/>
    </style:style>
    <style:style style:name="ce101"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UNITÀ ORGANIZZATIVA'.A4"/>
    </style:style>
    <style:style style:name="ce10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UNITÀ ORGANIZZATIVA'.A4"/>
    </style:style>
    <style:style style:name="ce103"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UNITÀ ORGANIZZATIVA'.A4"/>
    </style:style>
    <style:style style:name="ce10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UNITÀ ORGANIZZATIVA'.A4"/>
    </style:style>
    <style:style style:name="ce10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UNITÀ ORGANIZZATIVA'.A4"/>
    </style:style>
    <style:style style:name="ce10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UNITÀ ORGANIZZATIVA'.A4"/>
    </style:style>
    <style:style style:name="ce10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UNITÀ ORGANIZZATIVA'.A4"/>
    </style:style>
    <style:style style:name="ce10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UNITÀ ORGANIZZATIVA'.A4"/>
    </style:style>
    <style:style style:name="ce10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UNITÀ ORGANIZZATIVA'.A4"/>
    </style:style>
    <style:style style:name="ce110"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1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PERSONA PUBBLICA'.A4"/>
    </style:style>
    <style:style style:name="ce112"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PERSONA PUBBLICA'.A4"/>
    </style:style>
    <style:style style:name="ce113"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ERSONA PUBBLICA'.A4"/>
    </style:style>
    <style:style style:name="ce1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ERSONA PUBBLICA'.A4"/>
    </style:style>
    <style:style style:name="ce115"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ERSONA PUBBLICA'.A4"/>
    </style:style>
    <style:style style:name="ce116"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ERSONA PUBBLICA'.A4"/>
    </style:style>
    <style:style style:name="ce1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ERSONA PUBBLICA'.A4"/>
    </style:style>
    <style:style style:name="ce11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ERSONA PUBBLICA'.A4"/>
    </style:style>
    <style:style style:name="ce119"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ERSONA PUBBLICA'.A4"/>
    </style:style>
    <style:style style:name="ce120"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ERSONA PUBBLICA'.A4"/>
    </style:style>
    <style:style style:name="ce12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ERSONA PUBBLICA'.A4"/>
    </style:style>
    <style:style style:name="ce1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ERSONA PUBBLICA'.A4"/>
    </style:style>
    <style:style style:name="ce12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ERSONA PUBBLICA'.A4"/>
    </style:style>
    <style:style style:name="ce12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ERSONA PUBBLICA'.A4"/>
    </style:style>
    <style:style style:name="ce12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ERSONA PUBBLICA'.A4"/>
    </style:style>
    <style:style style:name="ce1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INCARICO'.A4"/>
    </style:style>
    <style:style style:name="ce127"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INCARICO'.A4"/>
    </style:style>
    <style:style style:name="ce12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INCARICO'.A4"/>
    </style:style>
    <style:style style:name="ce129"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INCARICO'.A4"/>
    </style:style>
    <style:style style:name="ce130"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INCARICO'.A4"/>
    </style:style>
    <style:style style:name="ce13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INCARICO'.A4"/>
    </style:style>
    <style:style style:name="ce13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INCARICO'.A4"/>
    </style:style>
    <style:style style:name="ce133"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INCARICO'.A4"/>
    </style:style>
    <style:style style:name="ce13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INCARICO'.A4"/>
    </style:style>
    <style:style style:name="ce13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INCARICO'.A4"/>
    </style:style>
    <style:style style:name="ce13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INCARICO'.A4"/>
    </style:style>
    <style:style style:name="ce13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INCARICO'.A4"/>
    </style:style>
    <style:style style:name="ce13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INCARICO'.A4"/>
    </style:style>
    <style:style style:name="ce13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INCARICO'.A4"/>
    </style:style>
    <style:style style:name="ce140"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14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LUOGO'.A4"/>
    </style:style>
    <style:style style:name="ce142"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6]=&quot;Sì&quot;)" style:apply-style-name="ConditionalStyle_5f_1" style:base-cell-address="'Tipologia LUOGO'.A6"/>
    </style:style>
    <style:style style:name="ce143" style:family="table-cell" style:parent-style-name="Default">
      <style:table-cell-properties fo:background-color="#ff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LUOGO'.A4"/>
    </style:style>
    <style:style style:name="ce14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LUOGO'.A4"/>
    </style:style>
    <style:style style:name="ce14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1c2024"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LUOGO'.A4"/>
    </style:style>
    <style:style style:name="ce146"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6]=&quot;Sì&quot;)" style:apply-style-name="ConditionalStyle_5f_1" style:base-cell-address="'Tipologia LUOGO'.A6"/>
    </style:style>
    <style:style style:name="ce14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LUOGO'.A4"/>
    </style:style>
    <style:style style:name="ce148"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1c2024"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LUOGO'.A4"/>
    </style:style>
    <style:style style:name="ce14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LUOGO'.A4"/>
    </style:style>
    <style:style style:name="ce15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LUOGO'.A4"/>
    </style:style>
    <style:style style:name="ce151"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LUOGO'.A4"/>
    </style:style>
    <style:style style:name="ce152"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LUOGO'.A4"/>
    </style:style>
    <style:style style:name="ce15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LUOGO'.A4"/>
    </style:style>
    <style:style style:name="ce154"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6]=&quot;Sì&quot;)" style:apply-style-name="ConditionalStyle_5f_1" style:base-cell-address="'Tipologia LUOGO'.A6"/>
    </style:style>
    <style:style style:name="ce15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LUOGO'.A4"/>
    </style:style>
    <style:style style:name="ce156"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LUOGO'.A4"/>
    </style:style>
    <style:style style:name="ce15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LUOGO'.A4"/>
    </style:style>
    <style:style style:name="ce15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6]=&quot;Sì&quot;)" style:apply-style-name="ConditionalStyle_5f_1" style:base-cell-address="'Tipologia LUOGO'.A6"/>
    </style:style>
    <style:style style:name="ce159"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LUOGO'.A4"/>
    </style:style>
    <style:style style:name="ce16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LUOGO'.A4"/>
    </style:style>
    <style:style style:name="ce16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6]=&quot;Sì&quot;)" style:apply-style-name="ConditionalStyle_5f_1" style:base-cell-address="'Tipologia LUOGO'.A6"/>
    </style:style>
    <style:style style:name="ce16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LUOGO'.A4"/>
    </style:style>
    <style:style style:name="ce16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LUOGO'.A4"/>
    </style:style>
    <style:style style:name="ce16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6]=&quot;Sì&quot;)" style:apply-style-name="ConditionalStyle_5f_1" style:base-cell-address="'Tipologia LUOGO'.A6"/>
    </style:style>
    <style:style style:name="ce16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LUOGO'.A4"/>
    </style:style>
    <style:style style:name="ce16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LUOGO'.A4"/>
    </style:style>
    <style:style style:name="ce16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6]=&quot;Sì&quot;)" style:apply-style-name="ConditionalStyle_5f_1" style:base-cell-address="'Tipologia LUOGO'.A6"/>
    </style:style>
    <style:style style:name="ce168"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4a86e8" style:text-outline="false" style:text-line-through-style="none" style:text-line-through-type="none" style:font-name="Titillium Web" fo:font-size="21pt" fo:font-style="normal" fo:text-shadow="none" style:text-underline-style="none" fo:font-weight="normal" style:font-size-asian="21pt" style:font-style-asian="normal" style:font-weight-asian="normal" style:font-name-complex="Titillium Web" style:font-size-complex="21pt" style:font-style-complex="normal" style:font-weight-complex="normal"/>
    </style:style>
    <style:style style:name="ce169" style:family="table-cell" style:parent-style-name="Default">
      <style:table-cell-properties fo:border-bottom="0.74pt solid #d9d9d9" fo:background-color="#ffffff" style:diagonal-bl-tr="none" style:diagonal-tl-br="none" style:text-align-source="fix" style:repeat-content="false" fo:wrap-option="wrap" fo:border-left="0.74pt solid #d9d9d9"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NOTIZIA'.A4"/>
    </style:style>
    <style:style style:name="ce17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NOTIZIA'.A4"/>
    </style:style>
    <style:style style:name="ce171" style:family="table-cell" style:parent-style-name="Default">
      <style:table-cell-properties fo:border-bottom="0.74pt solid #d9d9d9" style:diagonal-bl-tr="none" style:diagonal-tl-br="none" style:text-align-source="fix" style:repeat-content="false" fo:wrap-option="wrap" fo:border-left="0.74pt solid #d9d9d9"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NOTIZIA'.A4"/>
    </style:style>
    <style:style style:name="ce17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NOTIZIA'.A4"/>
    </style:style>
    <style:style style:name="ce17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NOTIZIA'.A4"/>
    </style:style>
    <style:style style:name="ce17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NOTIZIA'.A4"/>
    </style:style>
    <style:style style:name="ce17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NOTIZIA'.A4"/>
    </style:style>
    <style:style style:name="ce17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NOTIZIA'.A4"/>
    </style:style>
    <style:style style:name="ce177"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NOTIZIA'.A4"/>
    </style:style>
    <style:style style:name="ce17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NOTIZIA'.A4"/>
    </style:style>
    <style:style style:name="ce17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NOTIZIA'.A4"/>
    </style:style>
    <style:style style:name="ce18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NOTIZIA'.A4"/>
    </style:style>
    <style:style style:name="ce18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NOTIZIA'.A4"/>
    </style:style>
    <style:style style:name="ce18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NOTIZIA'.A4"/>
    </style:style>
    <style:style style:name="ce18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NOTIZIA'.A4"/>
    </style:style>
    <style:style style:name="ce18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NOTIZIA'.A4"/>
    </style:style>
    <style:style style:name="ce18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NOTIZIA'.A4"/>
    </style:style>
    <style:style style:name="ce18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NOTIZIA'.A4"/>
    </style:style>
    <style:style style:name="ce18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NOTIZIA'.A4"/>
    </style:style>
    <style:style style:name="ce18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NOTIZIA'.A4"/>
    </style:style>
    <style:style style:name="ce18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NOTIZIA'.A4"/>
    </style:style>
    <style:style style:name="ce190"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191"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EVENTO'.A4"/>
    </style:style>
    <style:style style:name="ce19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EVENTO'.A4"/>
    </style:style>
    <style:style style:name="ce19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194"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19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19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19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19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19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20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20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202"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20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20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20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20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20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4]=&quot;Sì&quot;)" style:apply-style-name="ConditionalStyle_5f_1" style:base-cell-address="'Tipologia EVENTO'.A4"/>
    </style:style>
    <style:style style:name="ce20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20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21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21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2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4]=&quot;Sì&quot;)" style:apply-style-name="ConditionalStyle_5f_1" style:base-cell-address="'Tipologia EVENTO'.A4"/>
    </style:style>
    <style:style style:name="ce21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2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2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2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EVENTO'.A4"/>
    </style:style>
    <style:style style:name="ce2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4]=&quot;Sì&quot;)" style:apply-style-name="ConditionalStyle_5f_1" style:base-cell-address="'Tipologia EVENTO'.A4"/>
    </style:style>
    <style:style style:name="ce218"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21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SERVIZIO'.A4"/>
    </style:style>
    <style:style style:name="ce220" style:family="table-cell" style:parent-style-name="Default">
      <style:table-cell-properties fo:border-bottom="0.74pt solid #d9d9d9" fo:background-color="#ffffff" style:diagonal-bl-tr="none" style:diagonal-tl-br="none" style:text-align-source="fix" style:repeat-content="false" fo:wrap-option="wrap" fo:border-left="0.74pt solid #d9d9d9"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SERVIZIO'.A4"/>
    </style:style>
    <style:style style:name="ce221" style:family="table-cell" style:parent-style-name="Default">
      <style:table-cell-properties fo:background-color="#fff2cc"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SERVIZIO'.A4"/>
    </style:style>
    <style:style style:name="ce2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SERVIZIO'.A4"/>
    </style:style>
    <style:style style:name="ce223" style:family="table-cell" style:parent-style-name="Default">
      <style:table-cell-properties fo:border-bottom="0.74pt solid #d9d9d9" fo:background-color="#fff2cc" style:diagonal-bl-tr="none" style:diagonal-tl-br="none" style:text-align-source="fix" style:repeat-content="false" fo:wrap-option="wrap" fo:border-left="0.74pt solid #d9d9d9"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SERVIZIO'.A4"/>
    </style:style>
    <style:style style:name="ce224"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26"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27"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28"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29"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3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31" style:family="table-cell" style:parent-style-name="Default">
      <style:table-cell-properties fo:background-color="#fff2cc"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32" style:family="table-cell" style:parent-style-name="Default">
      <style:table-cell-properties fo:background-color="#fff2cc"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3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34" style:family="table-cell" style:parent-style-name="Default">
      <style:table-cell-properties fo:background-color="#ff00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35"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3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37" style:family="table-cell" style:parent-style-name="Default">
      <style:table-cell-properties fo:background-color="#fff2cc" style:rotation-align="non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3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39"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4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4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4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4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4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45" style:family="table-cell" style:parent-style-name="Default">
      <style:table-cell-properties fo:background-color="#fff2cc"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4]=&quot;Sì&quot;)" style:apply-style-name="ConditionalStyle_5f_1" style:base-cell-address="'Tipologia SERVIZIO'.A4"/>
    </style:style>
    <style:style style:name="ce246" style:family="table-cell" style:parent-style-name="Default">
      <style:table-cell-properties fo:background-color="#fff2cc"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4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4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4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5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5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52" style:family="table-cell" style:parent-style-name="Default">
      <style:table-cell-properties fo:background-color="#fff2cc"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4]=&quot;Sì&quot;)" style:apply-style-name="ConditionalStyle_5f_1" style:base-cell-address="'Tipologia SERVIZIO'.A4"/>
    </style:style>
    <style:style style:name="ce25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54" style:family="table-cell" style:parent-style-name="Default">
      <style:table-cell-properties fo:background-color="#fff2cc"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5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5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5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58" style:family="table-cell" style:parent-style-name="Default">
      <style:table-cell-properties fo:background-color="#fff2cc"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C4]=&quot;Sì&quot;)" style:apply-style-name="ConditionalStyle_5f_1" style:base-cell-address="'Tipologia SERVIZIO'.A4"/>
    </style:style>
    <style:style style:name="ce259" style:family="table-cell" style:parent-style-name="Default">
      <style:table-cell-properties fo:background-color="#fff2cc"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SERVIZIO'.A4"/>
    </style:style>
    <style:style style:name="ce26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1" style:family="table-cell" style:parent-style-name="Default">
      <style:table-cell-properties fo:border-bottom="0.74pt solid #d9d9d9" fo:background-color="#ffffff" style:diagonal-bl-tr="none" style:diagonal-tl-br="none" style:text-align-source="fix" style:repeat-content="false" fo:wrap-option="wrap" fo:border-left="0.74pt solid #d9d9d9"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DOCUMENTO PUBBLICO'.A4"/>
    </style:style>
    <style:style style:name="ce26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DOCUMENTO PUBBLICO'.A4"/>
    </style:style>
    <style:style style:name="ce26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DOCUMENTO PUBBLICO'.A4"/>
    </style:style>
    <style:style style:name="ce26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65"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6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67"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6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6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7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71"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72" style:family="table-cell" style:parent-style-name="Default">
      <style:table-cell-properties fo:background-color="#ff0000"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7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7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7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7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7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7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7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8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8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8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8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8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UBBLICO'.A4"/>
    </style:style>
    <style:style style:name="ce28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DATASET'.A4"/>
    </style:style>
    <style:style style:name="ce286"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ATASET'.A4"/>
    </style:style>
    <style:style style:name="ce287"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ATASET'.A4"/>
    </style:style>
    <style:style style:name="ce28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ATASET'.A4"/>
    </style:style>
    <style:style style:name="ce289"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ATASET'.A4"/>
    </style:style>
    <style:style style:name="ce29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ATASET'.A4"/>
    </style:style>
    <style:style style:name="ce29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ATASET'.A4"/>
    </style:style>
    <style:style style:name="ce29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ATASET'.A4"/>
    </style:style>
    <style:style style:name="ce29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ATASET'.A4"/>
    </style:style>
    <style:style style:name="ce29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ATASET'.A4"/>
    </style:style>
    <style:style style:name="ce29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ATASET'.A4"/>
    </style:style>
    <style:style style:name="ce29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ATASET'.A4"/>
    </style:style>
    <style:style style:name="ce29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ATASET'.A4"/>
    </style:style>
    <style:style style:name="ce29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ATASET'.A4"/>
    </style:style>
    <style:style style:name="ce29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ATASET'.A4"/>
    </style:style>
    <style:style style:name="ce30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ATASET'.A4"/>
    </style:style>
    <style:style style:name="ce30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ATASET'.A4"/>
    </style:style>
    <style:style style:name="ce30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ATASET'.A4"/>
    </style:style>
    <style:style style:name="ce303"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04"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PRATICA'.A4"/>
    </style:style>
    <style:style style:name="ce305" style:family="table-cell" style:parent-style-name="Default">
      <style:table-cell-properties fo:border-bottom="0.74pt solid #d9d9d9" fo:background-color="#ffffff" style:diagonal-bl-tr="none" style:diagonal-tl-br="none" style:text-align-source="fix" style:repeat-content="false" fo:wrap-option="wrap" fo:border-left="0.74pt solid #d9d9d9"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PRATICA'.A4"/>
    </style:style>
    <style:style style:name="ce30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map style:condition="is-true-formula([.$C4]=&quot;Sì&quot;)" style:apply-style-name="ConditionalStyle_5f_1" style:base-cell-address="'Tipologia PRATICA'.A4"/>
    </style:style>
    <style:style style:name="ce30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RATICA'.A4"/>
    </style:style>
    <style:style style:name="ce308"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RATICA'.A4"/>
    </style:style>
    <style:style style:name="ce30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RATICA'.A4"/>
    </style:style>
    <style:style style:name="ce3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RATICA'.A4"/>
    </style:style>
    <style:style style:name="ce311"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RATICA'.A4"/>
    </style:style>
    <style:style style:name="ce3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RATICA'.A4"/>
    </style:style>
    <style:style style:name="ce3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RATICA'.A4"/>
    </style:style>
    <style:style style:name="ce3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RATICA'.A4"/>
    </style:style>
    <style:style style:name="ce3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RATICA'.A4"/>
    </style:style>
    <style:style style:name="ce31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RATICA'.A4"/>
    </style:style>
    <style:style style:name="ce3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RATICA'.A4"/>
    </style:style>
    <style:style style:name="ce31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RATICA'.A4"/>
    </style:style>
    <style:style style:name="ce31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RATICA'.A4"/>
    </style:style>
    <style:style style:name="ce3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RATICA'.A4"/>
    </style:style>
    <style:style style:name="ce3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RATICA'.A4"/>
    </style:style>
    <style:style style:name="ce3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RATICA'.A4"/>
    </style:style>
    <style:style style:name="ce32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RATICA'.A4"/>
    </style:style>
    <style:style style:name="ce324"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PAGAMENTO'.A4"/>
    </style:style>
    <style:style style:name="ce325" style:family="table-cell" style:parent-style-name="Default">
      <style:table-cell-properties fo:border-bottom="0.74pt solid #d9d9d9"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start" css3t:text-justify="auto" fo:margin-left="0pt"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map style:condition="is-true-formula([.$C4]=&quot;Sì&quot;)" style:apply-style-name="ConditionalStyle_5f_1" style:base-cell-address="'Tipologia PAGAMENTO'.A4"/>
    </style:style>
    <style:style style:name="ce326" style:family="table-cell" style:parent-style-name="Default">
      <style:table-cell-properties fo:border-bottom="0.74pt solid #d9d9d9" fo:background-color="#000000"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map style:condition="is-true-formula([.$C4]=&quot;Sì&quot;)" style:apply-style-name="ConditionalStyle_5f_1" style:base-cell-address="'Tipologia PAGAMENTO'.A4"/>
    </style:style>
    <style:style style:name="ce327" style:family="table-cell" style:parent-style-name="Default">
      <style:table-cell-properties fo:border-bottom="0.74pt solid #d9d9d9" fo:background-color="#ffffff"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AGAMENTO'.A4"/>
    </style:style>
    <style:style style:name="ce32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AGAMENTO'.A4"/>
    </style:style>
    <style:style style:name="ce329"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AGAMENTO'.A4"/>
    </style:style>
    <style:style style:name="ce33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AGAMENTO'.A4"/>
    </style:style>
    <style:style style:name="ce33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AGAMENTO'.A4"/>
    </style:style>
    <style:style style:name="ce33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AGAMENTO'.A4"/>
    </style:style>
    <style:style style:name="ce33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AGAMENTO'.A4"/>
    </style:style>
    <style:style style:name="ce33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AGAMENTO'.A4"/>
    </style:style>
    <style:style style:name="ce33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AGAMENTO'.A4"/>
    </style:style>
    <style:style style:name="ce33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AGAMENTO'.A4"/>
    </style:style>
    <style:style style:name="ce3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AGAMENTO'.A4"/>
    </style:style>
    <style:style style:name="ce33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AGAMENTO'.A4"/>
    </style:style>
    <style:style style:name="ce33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AGAMENTO'.A4"/>
    </style:style>
    <style:style style:name="ce34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AGAMENTO'.A4"/>
    </style:style>
    <style:style style:name="ce34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AGAMENTO'.A4"/>
    </style:style>
    <style:style style:name="ce34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AGAMENTO'.A4"/>
    </style:style>
    <style:style style:name="ce34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PAGAMENTO'.A4"/>
    </style:style>
    <style:style style:name="ce344" style:family="table-cell" style:parent-style-name="Default">
      <style:table-cell-properties fo:border-bottom="0.74pt solid #d9d9d9" fo:background-color="#ffffff" style:diagonal-bl-tr="none" style:diagonal-tl-br="none" style:text-align-source="fix" style:repeat-content="false" fo:wrap-option="wrap" fo:border-left="0.74pt solid #d9d9d9"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DOCUMENTO PRIVATO'.A4"/>
    </style:style>
    <style:style style:name="ce34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DOCUMENTO PRIVATO'.A4"/>
    </style:style>
    <style:style style:name="ce34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DOCUMENTO PRIVATO'.A4"/>
    </style:style>
    <style:style style:name="ce34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48"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4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5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51"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5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5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5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55"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56"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1c2024"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5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5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5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6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6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6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6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6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6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6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6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6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6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7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7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DOCUMENTO PRIVATO'.A4"/>
    </style:style>
    <style:style style:name="ce37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MESSAGGIO'.A4"/>
    </style:style>
    <style:style style:name="ce37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MESSAGGIO'.A4"/>
    </style:style>
    <style:style style:name="ce374"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map style:condition="is-true-formula([.$C4]=&quot;Sì&quot;)" style:apply-style-name="ConditionalStyle_5f_1" style:base-cell-address="'Tipologia MESSAGGIO'.A4"/>
    </style:style>
    <style:style style:name="ce375"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MESSAGGIO'.A4"/>
    </style:style>
    <style:style style:name="ce376"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MESSAGGIO'.A4"/>
    </style:style>
    <style:style style:name="ce37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MESSAGGIO'.A4"/>
    </style:style>
    <style:style style:name="ce37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MESSAGGIO'.A4"/>
    </style:style>
    <style:style style:name="ce37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MESSAGGIO'.A4"/>
    </style:style>
    <style:style style:name="ce380"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MESSAGGIO'.A4"/>
    </style:style>
    <style:style style:name="ce38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MESSAGGIO'.A4"/>
    </style:style>
    <style:style style:name="ce38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MESSAGGIO'.A4"/>
    </style:style>
    <style:style style:name="ce38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MESSAGGIO'.A4"/>
    </style:style>
    <style:style style:name="ce38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MESSAGGIO'.A4"/>
    </style:style>
    <style:style style:name="ce38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MESSAGGIO'.A4"/>
    </style:style>
    <style:style style:name="ce38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MESSAGGIO'.A4"/>
    </style:style>
    <style:style style:name="ce38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MESSAGGIO'.A4"/>
    </style:style>
    <style:style style:name="ce38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MESSAGGIO'.A4"/>
    </style:style>
    <style:style style:name="ce38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0404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MESSAGGIO'.A4"/>
    </style:style>
    <style:style style:name="ce39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MESSAGGIO'.A4"/>
    </style:style>
    <style:style style:name="ce391"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9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map style:condition="is-true-formula([.$C4]=&quot;Sì&quot;)" style:apply-style-name="ConditionalStyle_5f_1" style:base-cell-address="'Tipologia APPUNTAMENTO'.A4"/>
    </style:style>
    <style:style style:name="ce393"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APPUNTAMENTO'.A4"/>
    </style:style>
    <style:style style:name="ce39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APPUNTAMENTO'.A4"/>
    </style:style>
    <style:style style:name="ce395"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APPUNTAMENTO'.A4"/>
    </style:style>
    <style:style style:name="ce39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APPUNTAMENTO'.A4"/>
    </style:style>
    <style:style style:name="ce39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APPUNTAMENTO'.A4"/>
    </style:style>
    <style:style style:name="ce39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APPUNTAMENTO'.A4"/>
    </style:style>
    <style:style style:name="ce39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map style:condition="is-true-formula([.$C4]=&quot;Sì&quot;)" style:apply-style-name="ConditionalStyle_5f_1" style:base-cell-address="'Tipologia APPUNTAMENTO'.A4"/>
    </style:style>
    <style:style style:name="ce400"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4a86e8" style:text-outline="false" style:text-line-through-style="none" style:text-line-through-type="none" style:font-name="Titillium Web" fo:font-size="18pt" fo:font-style="normal" fo:text-shadow="none" style:text-underline-style="none" fo:font-weight="normal" style:font-size-asian="18pt" style:font-style-asian="normal" style:font-weight-asian="normal" style:font-name-complex="Titillium Web" style:font-size-complex="18pt" style:font-style-complex="normal" style:font-weight-complex="normal"/>
    </style:style>
    <style:style style:name="ce401"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02" style:family="table-cell" style:parent-style-name="Default">
      <style:table-cell-properties fo:background-color="#6aa84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0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0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0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0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0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0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09" style:family="table-cell" style:parent-style-name="Default">
      <style:table-cell-properties fo:background-color="#6aa84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11"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12"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13"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15"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4a86e8"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416"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17"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18"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19" style:family="table-cell" style:parent-style-name="Default">
      <style:table-cell-properties style:rotation-align="non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21"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3"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25"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2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42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style>
    <style:style style:name="ce42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style>
    <style:style style:name="ce429"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43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43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4.33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text-shadow="none" style:font-name="&quot;Titillium Web&quot;, Arial" fo:font-size="14pt" fo:font-weight="normal" style:text-underline-style="none" style:text-underline-color="font-color" style:text-line-through-type="none" fo:font-style="normal" style:text-outline="false" style:text-position="0% 100%" fo:color="#000000" style:font-name-complex="&quot;Titillium Web&quot;, Arial" style:font-size-asian="14pt" style:font-size-complex="14pt" style:font-weight-asian="normal" style:font-weight-complex="normal" style:font-style-asian="normal" style:font-style-complex="normal"/>
    </style:style>
    <style:style style:name="T2" style:family="text">
      <style:text-properties fo:text-shadow="none" style:font-name="&quot;Titillium Web&quot;, Arial" fo:font-size="14pt" style:text-underline-style="none" style:text-underline-color="font-color" style:text-line-through-type="none" fo:font-style="normal" style:text-outline="false" style:text-position="0% 100%" fo:color="#000000" style:font-name-complex="&quot;Titillium Web&quot;, Arial" style:font-size-asian="14pt" style:font-size-complex="14pt" style:font-style-asian="normal" style:font-style-complex="normal" fo:font-weight="bold" style:font-weight-asian="bold" style:font-weight-complex="bold"/>
    </style:style>
    <style:style style:name="T3" style:family="text">
      <style:text-properties fo:text-shadow="none" style:font-name="&quot;Titillium Web&quot;, Arial" fo:font-size="14pt" style:text-underline-style="none" style:text-underline-color="font-color" style:text-line-through-type="none" fo:font-style="normal" style:text-outline="false" style:text-position="0% 100%" fo:color="#000000" style:font-name-complex="&quot;Titillium Web&quot;, Arial" style:font-size-asian="14pt" style:font-size-complex="14pt" style:font-style-asian="normal" style:font-style-complex="normal" fo:font-weight="normal" style:font-weight-asian="normal" style:font-weight-complex="normal"/>
    </style:style>
    <style:style style:name="T4" style:family="text">
      <style:text-properties style:font-name="Titillium Web" style:font-style-complex="normal" style:font-style-asian="normal" style:font-weight-complex="normal" style:font-weight-asian="normal" style:font-size-complex="14pt" style:font-size-asian="14pt" style:font-name-complex="Titillium Web" fo:color="#000000" style:text-position="0% 100%" style:text-outline="false" fo:font-style="normal" style:text-line-through-type="none" style:text-underline-style="none" style:text-underline-color="font-color" fo:font-weight="normal" fo:font-size="14pt" fo:text-shadow="none"/>
    </style:style>
    <style:style style:name="T5" style:family="text">
      <style:text-properties style:font-name="Titillium Web" style:font-style-complex="normal" style:font-style-asian="normal" style:font-size-complex="14pt" style:font-size-asian="14pt" style:font-name-complex="Titillium Web" fo:color="#000000" style:text-position="0% 100%" style:text-outline="false" fo:font-style="normal" style:text-line-through-type="none" style:text-underline-style="none" style:text-underline-color="font-color" fo:font-size="14pt" fo:text-shadow="none" fo:font-weight="bold" style:font-weight-asian="bold" style:font-weight-complex="bold"/>
    </style:style>
    <style:style style:name="T6" style:family="text">
      <style:text-properties fo:text-shadow="none" style:font-name="Titillium Web" fo:font-size="14pt" fo:font-weight="normal" style:text-underline-style="none" style:text-underline-color="font-color" style:text-line-through-type="none" fo:font-style="normal" style:text-outline="false" style:text-position="0% 100%" fo:color="#000000" style:font-name-complex="Titillium Web" style:font-size-asian="14pt" style:font-size-complex="14pt" style:font-weight-asian="normal" style:font-weight-complex="normal" style:font-style-asian="normal" style:font-style-complex="normal"/>
    </style:style>
    <style:style style:name="T7" style:family="text">
      <style:text-properties fo:text-shadow="none" style:font-name="Titillium Web" fo:font-size="14pt" style:text-underline-style="none" style:text-underline-color="font-color" style:text-line-through-type="none" fo:font-style="normal" style:text-outline="false" style:text-position="0% 100%" fo:color="#000000" style:font-name-complex="Titillium Web" style:font-size-asian="14pt" style:font-size-complex="14pt" style:font-style-asian="normal" style:font-style-complex="normal" fo:font-weight="bold" style:font-weight-asian="bold" style:font-weight-complex="bold"/>
    </style:style>
    <style:style style:name="T8" style:family="text">
      <style:text-properties fo:text-shadow="none" style:font-name="Titillium Web" fo:font-size="14pt" style:text-underline-style="none" style:text-underline-color="font-color" style:text-line-through-type="none" fo:font-style="normal" style:text-outline="false" style:text-position="0% 100%" fo:color="#000000" style:font-name-complex="Titillium Web" style:font-size-asian="14pt" style:font-size-complex="14pt" style:font-style-asian="normal" style:font-style-complex="normal" fo:font-weight="normal" style:font-weight-asian="normal" style:font-weight-complex="normal"/>
    </style:style>
    <style:style style:name="T9" style:family="text">
      <style:text-properties style:font-name="Titillium Web" style:font-style-complex="normal" style:font-style-asian="normal" style:font-weight-complex="bold" style:font-weight-asian="bold" style:font-size-complex="14pt" style:font-size-asian="14pt" style:font-name-complex="Titillium Web" fo:color="#1c4587" style:text-position="0% 100%" style:text-outline="false" fo:font-style="normal" style:text-line-through-type="none" style:text-underline-style="none" style:text-underline-color="font-color" fo:font-weight="bold" fo:font-size="14pt" fo:text-shadow="none"/>
    </style:style>
    <style:style style:name="T10" style:family="text">
      <style:text-properties style:font-name="Titillium Web" style:font-style-complex="normal" style:font-style-asian="normal" style:font-size-complex="14pt" style:font-size-asian="14pt" style:font-name-complex="Titillium Web" fo:color="#1c4587" style:text-position="0% 100%" style:text-outline="false" fo:font-style="normal" style:text-line-through-type="none" style:text-underline-style="none" style:text-underline-color="font-color" fo:font-size="14pt" fo:text-shadow="none" fo:font-weight="normal" style:font-weight-asian="normal" style:font-weight-complex="normal"/>
    </style:style>
    <style:style style:name="T11" style:family="text">
      <style:text-properties style:font-name="Titillium Web,Arial" style:font-style-complex="normal" style:font-style-asian="normal" style:font-weight-complex="normal" style:font-weight-asian="normal" style:font-size-complex="9pt" style:font-size-asian="9pt" style:font-name-complex="Titillium Web,Arial" fo:color="#000000" style:text-position="0% 100%" style:text-outline="false" fo:font-style="normal" style:text-line-through-type="none" style:text-underline-style="none" style:text-underline-color="font-color" fo:font-weight="normal" fo:font-size="9pt" fo:text-shadow="none"/>
    </style:style>
    <style:style style:name="T12" style:family="text">
      <style:text-properties style:font-name="Titillium Web,Arial" style:font-style-complex="normal" style:font-style-asian="normal" style:font-size-complex="9pt" style:font-size-asian="9pt" style:font-name-complex="Titillium Web,Arial" fo:color="#000000" style:text-position="0% 100%" style:text-outline="false" fo:font-style="normal" style:text-line-through-type="none" style:text-underline-style="none" style:text-underline-color="font-color" fo:font-size="9pt" fo:text-shadow="none" fo:font-weight="bold" style:font-weight-asian="bold" style:font-weight-complex="bold"/>
    </style:style>
    <style:style style:name="T13" style:family="text">
      <style:text-properties style:font-name="Titillium Web" style:font-style-complex="normal" style:font-style-asian="normal" style:font-weight-complex="bold" style:font-weight-asian="bold" style:font-size-complex="14pt" style:font-size-asian="14pt" style:font-name-complex="Titillium Web" fo:color="#000000" style:text-position="0% 100%" style:text-outline="false" fo:font-style="normal" style:text-line-through-type="none" style:text-underline-style="none" style:text-underline-color="font-color" fo:font-weight="bold" fo:font-size="14pt" fo:text-shadow="none"/>
    </style:style>
    <style:style style:name="T14" style:family="text">
      <style:text-properties style:font-name="Titillium Web" style:font-style-complex="normal" style:font-style-asian="normal" style:font-size-complex="14pt" style:font-size-asian="14pt" style:font-name-complex="Titillium Web" fo:color="#000000" style:text-position="0% 100%" style:text-outline="false" fo:font-style="normal" style:text-line-through-type="none" style:text-underline-style="none" style:text-underline-color="font-color" fo:font-size="14pt" fo:text-shadow="none" fo:font-weight="normal" style:font-weight-asian="normal" style:font-weight-complex="normal"/>
    </style:style>
    <style:style style:name="T15" style:family="text">
      <style:text-properties style:font-name="Titillium Web" style:font-style-complex="normal" style:font-style-asian="normal" style:font-weight-complex="normal" style:font-weight-asian="normal" style:font-size-complex="22pt" style:font-size-asian="22pt" style:font-name-complex="Titillium Web" fo:color="#4a86e8" style:text-position="0% 100%" style:text-outline="false" fo:font-style="normal" style:text-line-through-type="none" style:text-underline-style="none" style:text-underline-color="font-color" fo:font-weight="normal" fo:font-size="22pt" fo:text-shadow="none"/>
    </style:style>
    <style:style style:name="T16" style:family="text">
      <style:text-properties style:font-name="Titillium Web" style:font-style-complex="normal" style:font-style-asian="normal" style:font-size-complex="22pt" style:font-size-asian="22pt" style:font-name-complex="Titillium Web" fo:color="#4a86e8" style:text-position="0% 100%" style:text-outline="false" fo:font-style="normal" style:text-line-through-type="none" style:text-underline-style="none" style:text-underline-color="font-color" fo:font-size="22pt" fo:text-shadow="none" fo:font-weight="bold" style:font-weight-asian="bold" style:font-weight-complex="bold"/>
    </style:style>
    <style:style style:name="T17" style:family="text">
      <style:text-properties fo:text-shadow="none" style:font-name="Titillium Web" fo:font-size="22pt" fo:font-weight="normal" style:text-underline-style="none" style:text-underline-color="font-color" style:text-line-through-type="none" fo:font-style="normal" style:text-outline="false" style:text-position="0% 100%" fo:color="#4a86e8" style:font-name-complex="Titillium Web" style:font-size-asian="22pt" style:font-size-complex="22pt" style:font-weight-asian="normal" style:font-weight-complex="normal" style:font-style-asian="normal" style:font-style-complex="normal"/>
    </style:style>
    <style:style style:name="T18" style:family="text">
      <style:text-properties fo:text-shadow="none" style:font-name="Titillium Web" fo:font-size="22pt" style:text-underline-style="none" style:text-underline-color="font-color" style:text-line-through-type="none" fo:font-style="normal" style:text-outline="false" style:text-position="0% 100%" fo:color="#4a86e8" style:font-name-complex="Titillium Web" style:font-size-asian="22pt" style:font-size-complex="22pt" style:font-style-asian="normal" style:font-style-complex="normal" fo:font-weight="bold" style:font-weight-asian="bold" style:font-weight-complex="bold"/>
    </style:style>
    <style:style style:name="T19" style:family="text">
      <style:text-properties fo:text-shadow="none" style:font-name="Titillium Web" fo:font-size="22pt" style:text-underline-style="none" style:text-underline-color="font-color" style:text-line-through-type="none" fo:font-style="normal" style:text-outline="false" style:text-position="0% 100%" fo:color="#4a86e8" style:font-name-complex="Titillium Web" style:font-size-asian="22pt" style:font-size-complex="22pt" style:font-style-asian="normal" style:font-style-complex="normal" fo:font-weight="normal" style:font-weight-asian="normal" style:font-weight-complex="normal"/>
    </style:style>
    <style:style style:name="T20" style:family="text">
      <style:text-properties fo:text-shadow="none" style:font-name="Titillium Web" fo:font-size="21pt" fo:font-weight="normal" style:text-underline-style="none" style:text-underline-color="font-color" style:text-line-through-type="none" fo:font-style="normal" style:text-outline="false" style:text-position="0% 100%" fo:color="#4a86e8" style:font-name-complex="Titillium Web" style:font-size-asian="21pt" style:font-size-complex="21pt" style:font-weight-asian="normal" style:font-weight-complex="normal" style:font-style-asian="normal" style:font-style-complex="normal"/>
    </style:style>
    <style:style style:name="T21" style:family="text">
      <style:text-properties fo:text-shadow="none" style:font-name="Titillium Web" fo:font-size="21pt" style:text-underline-style="none" style:text-underline-color="font-color" style:text-line-through-type="none" fo:font-style="normal" style:text-outline="false" style:text-position="0% 100%" fo:color="#4a86e8" style:font-name-complex="Titillium Web" style:font-size-asian="21pt" style:font-size-complex="21pt" style:font-style-asian="normal" style:font-style-complex="normal" fo:font-weight="bold" style:font-weight-asian="bold" style:font-weight-complex="bold"/>
    </style:style>
    <style:style style:name="T22" style:family="text">
      <style:text-properties fo:text-shadow="none" style:font-name="Titillium Web" fo:font-size="21pt" style:text-underline-style="none" style:text-underline-color="font-color" style:text-line-through-type="none" fo:font-style="normal" style:text-outline="false" style:text-position="0% 100%" fo:color="#4a86e8" style:font-name-complex="Titillium Web" style:font-size-asian="21pt" style:font-size-complex="21pt" style:font-style-asian="normal" style:font-style-complex="normal" fo:font-weight="normal" style:font-weight-asian="normal" style:font-weight-complex="normal"/>
    </style:style>
    <style:style style:name="T23" style:family="text">
      <style:text-properties style:font-name="Titillium Web" style:font-style-complex="normal" style:font-style-asian="normal" style:font-weight-complex="bold" style:font-weight-asian="bold" style:font-size-complex="18pt" style:font-size-asian="18pt" style:font-name-complex="Titillium Web" fo:color="#4a86e8" style:text-position="0% 100%" style:text-outline="false" fo:font-style="normal" style:text-line-through-type="none" style:text-underline-style="none" style:text-underline-color="font-color" fo:font-weight="bold" fo:font-size="18pt" fo:text-shadow="none"/>
    </style:style>
    <style:style style:name="T24" style:family="text">
      <style:text-properties style:font-name="Titillium Web" style:font-style-complex="normal" style:font-style-asian="normal" style:font-size-complex="18pt" style:font-size-asian="18pt" style:font-name-complex="Titillium Web" fo:color="#4a86e8" style:text-position="0% 100%" style:text-outline="false" fo:font-style="normal" style:text-line-through-type="none" style:text-underline-style="none" style:text-underline-color="font-color" fo:font-size="18pt" fo:text-shadow="none" fo:font-weight="normal" style:font-weight-asian="normal" style:font-weight-complex="normal"/>
    </style:style>
    <style:style style:name="T25" style:family="text">
      <style:text-properties style:font-style-complex="normal" fo:color="#000000" fo:text-shadow="none" style:font-style-asian="normal" style:font-weight-complex="normal" style:font-weight-asian="normal" style:font-size-complex="11pt" style:font-size-asian="11pt" style:font-name-complex="Titillium Web" style:text-outline="false" fo:font-style="normal" style:text-line-through-type="none" style:text-underline-style="none" style:text-underline-color="font-color" fo:font-weight="normal" fo:font-size="11pt" style:font-name="Titillium Web" style:text-position="0% 100%"/>
    </style:style>
    <style:style style:name="T26" style:family="text">
      <style:text-properties style:font-style-complex="normal" fo:color="#000000" fo:text-shadow="none" style:font-style-asian="normal" style:font-size-complex="11pt" style:font-size-asian="11pt" style:font-name-complex="Titillium Web" style:text-outline="false" fo:font-style="normal" style:text-line-through-type="none" style:text-underline-style="none" style:text-underline-color="font-color" fo:font-size="11pt" style:font-name="Titillium Web" style:text-position="0% 100%" style:font-weight-complex="bold" fo:font-weight="bold" style:font-weight-asian="bold"/>
    </style:style>
    <style:style style:name="T27" style:family="text">
      <style:text-properties style:font-style-complex="normal" fo:color="#000000" fo:text-shadow="none" style:font-style-asian="normal" style:font-size-complex="11pt" style:font-size-asian="11pt" style:font-name-complex="Titillium Web" style:text-outline="false" fo:font-style="normal" style:text-line-through-type="none" style:text-underline-style="none" style:text-underline-color="font-color" fo:font-size="11pt" style:font-name="Titillium Web" style:text-position="0% 100%" fo:font-weight="normal" style:font-weight-asian="normal" style:font-weight-complex="normal"/>
    </style:style>
    <style:style style:name="T28" style:family="text">
      <style:text-properties style:font-style-complex="normal" fo:color="#000000" fo:text-shadow="none" style:font-style-asian="normal" style:font-size-complex="11pt" style:font-size-asian="11pt" style:font-name-complex="Titillium Web" style:text-outline="false" fo:font-style="normal" style:text-line-through-type="none" style:text-underline-style="none" style:text-underline-color="font-color" fo:font-size="11pt" style:font-name="Titillium Web" style:text-position="0% 100%"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Utility.$C$2:.$C$3])" table:allow-empty-cell="true" table:display-list="unsorted" table:base-cell-address="'Tipologia PUNTO DI CONTATTO'.C4">
          <table:error-message table:message-type="stop" table:display="true"/>
        </table:content-validation>
        <table:content-validation table:name="val2" table:condition="of:cell-content-is-in-list([$Utility.$A$2:.$A$9])" table:allow-empty-cell="true" table:display-list="unsorted" table:base-cell-address="'Tipologia PUNTO DI CONTATTO'.D4"/>
        <table:content-validation table:name="val3" table:condition="of:cell-content-is-in-list([$Utility.$G$2:.$G$16])" table:allow-empty-cell="true" table:display-list="unsorted" table:base-cell-address="'Tipologia PUNTO DI CONTATTO'.E4">
          <table:error-message table:message-type="stop" table:display="true"/>
        </table:content-validation>
        <table:content-validation table:name="val4" table:condition="of:cell-content-is-in-list([$Utility.$F$2:.$F$16])" table:allow-empty-cell="true" table:display-list="unsorted" table:base-cell-address="'Tipologia PUNTO DI CONTATTO'.F4"/>
        <table:content-validation table:name="val5" table:condition="of:cell-content-is-in-list([$Utility.$B$2:.$B$5])" table:allow-empty-cell="true" table:display-list="unsorted" table:base-cell-address="'Tipologia PUNTO DI CONTATTO'.G4"/>
        <table:content-validation table:name="val6" table:condition="of:cell-content-is-in-list([$Utility.$C$2:.$C$3])" table:allow-empty-cell="true" table:display-list="unsorted" table:base-cell-address="'Tipologia UNITÀ ORGANIZZATIVA'.C4">
          <table:error-message table:message-type="stop" table:display="true"/>
        </table:content-validation>
        <table:content-validation table:name="val7" table:condition="of:cell-content-is-in-list([$Utility.$A$2:.$A$9])" table:allow-empty-cell="true" table:display-list="unsorted" table:base-cell-address="'Tipologia UNITÀ ORGANIZZATIVA'.D4"/>
        <table:content-validation table:name="val8" table:condition="of:cell-content-is-in-list([$Utility.$G$2:.$G$16])" table:allow-empty-cell="true" table:display-list="unsorted" table:base-cell-address="'Tipologia UNITÀ ORGANIZZATIVA'.E4"/>
        <table:content-validation table:name="val9" table:condition="of:cell-content-is-in-list([$Utility.$F$2:.$F$16])" table:allow-empty-cell="true" table:display-list="unsorted" table:base-cell-address="'Tipologia UNITÀ ORGANIZZATIVA'.F4"/>
        <table:content-validation table:name="val10" table:condition="of:cell-content-is-in-list([$Utility.$B$2:.$B$5])" table:allow-empty-cell="true" table:display-list="unsorted" table:base-cell-address="'Tipologia UNITÀ ORGANIZZATIVA'.G4"/>
        <table:content-validation table:name="val11" table:condition="of:cell-content-is-in-list([$Utility.$C$2:.$C$3])" table:allow-empty-cell="true" table:display-list="unsorted" table:base-cell-address="'Tipologia PERSONA PUBBLICA'.C4"/>
        <table:content-validation table:name="val12" table:condition="of:cell-content-is-in-list([$Utility.$A$2:.$A$9])" table:allow-empty-cell="true" table:display-list="unsorted" table:base-cell-address="'Tipologia PERSONA PUBBLICA'.D4"/>
        <table:content-validation table:name="val13" table:condition="of:cell-content-is-in-list([$Utility.$G$2:.$G$16])" table:allow-empty-cell="true" table:display-list="unsorted" table:base-cell-address="'Tipologia PERSONA PUBBLICA'.E4"/>
        <table:content-validation table:name="val14" table:condition="of:cell-content-is-in-list([$Utility.$F$2:.$F$16])" table:allow-empty-cell="true" table:display-list="unsorted" table:base-cell-address="'Tipologia PERSONA PUBBLICA'.F4"/>
        <table:content-validation table:name="val15" table:condition="of:cell-content-is-in-list([$Utility.$B$2:.$B$5])" table:allow-empty-cell="true" table:display-list="unsorted" table:base-cell-address="'Tipologia PERSONA PUBBLICA'.G4"/>
        <table:content-validation table:name="val16" table:condition="of:cell-content-is-in-list([$Utility.$C$2:.$C$3])" table:allow-empty-cell="true" table:display-list="unsorted" table:base-cell-address="'Tipologia INCARICO'.C4"/>
        <table:content-validation table:name="val17" table:condition="of:cell-content-is-in-list([$Utility.$A$2:.$A$9])" table:allow-empty-cell="true" table:display-list="unsorted" table:base-cell-address="'Tipologia INCARICO'.D4"/>
        <table:content-validation table:name="val18" table:condition="of:cell-content-is-in-list([$Utility.$G$2:.$G$16])" table:allow-empty-cell="true" table:display-list="unsorted" table:base-cell-address="'Tipologia INCARICO'.E4"/>
        <table:content-validation table:name="val19" table:condition="of:cell-content-is-in-list([$Utility.$F$2:.$F$16])" table:allow-empty-cell="true" table:display-list="unsorted" table:base-cell-address="'Tipologia INCARICO'.F4"/>
        <table:content-validation table:name="val20" table:condition="of:cell-content-is-in-list([$Utility.$B$2:.$B$5])" table:allow-empty-cell="true" table:display-list="unsorted" table:base-cell-address="'Tipologia INCARICO'.G4"/>
        <table:content-validation table:name="val21" table:condition="of:cell-content-is-in-list([$Utility.$C$2:.$C$3])" table:allow-empty-cell="true" table:display-list="unsorted" table:base-cell-address="'Tipologia LUOGO'.C4"/>
        <table:content-validation table:name="val22" table:condition="of:cell-content-is-in-list([$Utility.$C$2:.$C$3])" table:allow-empty-cell="true" table:display-list="unsorted" table:base-cell-address="'Tipologia LUOGO'.C6">
          <table:error-message table:message-type="stop" table:display="true"/>
        </table:content-validation>
        <table:content-validation table:name="val23" table:condition="of:cell-content-is-in-list([$Utility.$A$2:.$A$9])" table:allow-empty-cell="true" table:display-list="unsorted" table:base-cell-address="'Tipologia LUOGO'.D4"/>
        <table:content-validation table:name="val24" table:condition="of:cell-content-is-in-list([$Utility.$G$2:.$G$16])" table:allow-empty-cell="true" table:display-list="unsorted" table:base-cell-address="'Tipologia LUOGO'.E4"/>
        <table:content-validation table:name="val25" table:condition="of:cell-content-is-in-list([$Utility.$F$2:.$F$16])" table:allow-empty-cell="true" table:display-list="unsorted" table:base-cell-address="'Tipologia LUOGO'.F4"/>
        <table:content-validation table:name="val26" table:condition="of:cell-content-is-in-list([$Utility.$B$2:.$B$5])" table:allow-empty-cell="true" table:display-list="unsorted" table:base-cell-address="'Tipologia LUOGO'.G4"/>
        <table:content-validation table:name="val27" table:condition="of:cell-content-is-in-list([$Utility.$C$2:.$C$3])" table:allow-empty-cell="true" table:display-list="unsorted" table:base-cell-address="'Tipologia NOTIZIA'.C4"/>
        <table:content-validation table:name="val28" table:condition="of:cell-content-is-in-list([$Utility.$A$2:.$A$9])" table:allow-empty-cell="true" table:display-list="unsorted" table:base-cell-address="'Tipologia NOTIZIA'.D4"/>
        <table:content-validation table:name="val29" table:condition="of:cell-content-is-in-list([$Utility.$G$2:.$G$16])" table:allow-empty-cell="true" table:display-list="unsorted" table:base-cell-address="'Tipologia NOTIZIA'.E4"/>
        <table:content-validation table:name="val30" table:condition="of:cell-content-is-in-list([$Utility.$F$2:.$F$16])" table:allow-empty-cell="true" table:display-list="unsorted" table:base-cell-address="'Tipologia NOTIZIA'.F4"/>
        <table:content-validation table:name="val31" table:condition="of:cell-content-is-in-list([$Utility.$B$2:.$B$5])" table:allow-empty-cell="true" table:display-list="unsorted" table:base-cell-address="'Tipologia NOTIZIA'.G4"/>
        <table:content-validation table:name="val32" table:condition="of:cell-content-is-in-list([$Utility.$C$2:.$C$3])" table:allow-empty-cell="true" table:display-list="unsorted" table:base-cell-address="'Tipologia EVENTO'.C4"/>
        <table:content-validation table:name="val33" table:condition="of:cell-content-is-in-list([$Utility.$A$2:.$A$9])" table:allow-empty-cell="true" table:display-list="unsorted" table:base-cell-address="'Tipologia EVENTO'.D4"/>
        <table:content-validation table:name="val34" table:condition="of:cell-content-is-in-list([$Utility.$G$2:.$G$16])" table:allow-empty-cell="true" table:display-list="unsorted" table:base-cell-address="'Tipologia EVENTO'.E4"/>
        <table:content-validation table:name="val35" table:condition="of:cell-content-is-in-list([$Utility.$F$2:.$F$16])" table:allow-empty-cell="true" table:display-list="unsorted" table:base-cell-address="'Tipologia EVENTO'.F4"/>
        <table:content-validation table:name="val36" table:condition="of:cell-content-is-in-list([$Utility.$B$2:.$B$5])" table:allow-empty-cell="true" table:display-list="unsorted" table:base-cell-address="'Tipologia EVENTO'.G4"/>
        <table:content-validation table:name="val37" table:condition="of:cell-content-is-in-list([$Utility.$C$2:.$C$3])" table:allow-empty-cell="true" table:display-list="unsorted" table:base-cell-address="'Tipologia SERVIZIO'.C4"/>
        <table:content-validation table:name="val38" table:condition="of:cell-content-is-in-list([$Utility.$A$2:.$A$9])" table:allow-empty-cell="true" table:display-list="unsorted" table:base-cell-address="'Tipologia SERVIZIO'.D4"/>
        <table:content-validation table:name="val39" table:condition="of:cell-content-is-in-list([$Utility.$G$2:.$G$16])" table:allow-empty-cell="true" table:display-list="unsorted" table:base-cell-address="'Tipologia SERVIZIO'.E4"/>
        <table:content-validation table:name="val40" table:condition="of:cell-content-is-in-list([$Utility.$F$2:.$F$16])" table:allow-empty-cell="true" table:display-list="unsorted" table:base-cell-address="'Tipologia SERVIZIO'.F4"/>
        <table:content-validation table:name="val41" table:condition="of:cell-content-is-in-list([$Utility.$B$2:.$B$5])" table:allow-empty-cell="true" table:display-list="unsorted" table:base-cell-address="'Tipologia SERVIZIO'.G4"/>
        <table:content-validation table:name="val42" table:condition="of:cell-content-is-in-list([$Utility.$C$2:.$C$3])" table:allow-empty-cell="true" table:display-list="unsorted" table:base-cell-address="'Tipologia DOCUMENTO PUBBLICO'.C4"/>
        <table:content-validation table:name="val43" table:condition="of:cell-content-is-in-list([$Utility.$A$2:.$A$9])" table:allow-empty-cell="true" table:display-list="unsorted" table:base-cell-address="'Tipologia DOCUMENTO PUBBLICO'.D4"/>
        <table:content-validation table:name="val44" table:condition="of:cell-content-is-in-list([$Utility.$G$2:.$G$17])" table:allow-empty-cell="true" table:display-list="unsorted" table:base-cell-address="'Tipologia DOCUMENTO PUBBLICO'.E4"/>
        <table:content-validation table:name="val45" table:condition="of:cell-content-is-in-list([$Utility.$F$2:.$F$16])" table:allow-empty-cell="true" table:display-list="unsorted" table:base-cell-address="'Tipologia DOCUMENTO PUBBLICO'.F4"/>
        <table:content-validation table:name="val46" table:condition="of:cell-content-is-in-list([$Utility.$B$2:.$B$5])" table:allow-empty-cell="true" table:display-list="unsorted" table:base-cell-address="'Tipologia DOCUMENTO PUBBLICO'.G4"/>
        <table:content-validation table:name="val47" table:condition="of:cell-content-is-in-list([$Utility.$C$2:.$C$3])" table:allow-empty-cell="true" table:display-list="unsorted" table:base-cell-address="'Tipologia DATASET'.C4"/>
        <table:content-validation table:name="val48" table:condition="of:cell-content-is-in-list([$Utility.$A$2:.$A$9])" table:allow-empty-cell="true" table:display-list="unsorted" table:base-cell-address="'Tipologia DATASET'.D4"/>
        <table:content-validation table:name="val49" table:condition="of:cell-content-is-in-list([$Utility.$G$2:.$G$17])" table:allow-empty-cell="true" table:display-list="unsorted" table:base-cell-address="'Tipologia DATASET'.E4"/>
        <table:content-validation table:name="val50" table:condition="of:cell-content-is-in-list([$Utility.$F$2:.$F$17])" table:allow-empty-cell="true" table:display-list="unsorted" table:base-cell-address="'Tipologia DATASET'.F4"/>
        <table:content-validation table:name="val51" table:condition="of:cell-content-is-in-list([$Utility.$B$2:.$B$5])" table:allow-empty-cell="true" table:display-list="unsorted" table:base-cell-address="'Tipologia DATASET'.G4"/>
        <table:content-validation table:name="val52" table:condition="of:cell-content-is-in-list([$Utility.$C$2:.$C$3])" table:allow-empty-cell="true" table:display-list="unsorted" table:base-cell-address="'Tipologia PRATICA'.C4"/>
        <table:content-validation table:name="val53" table:condition="of:cell-content-is-in-list([$Utility.$A$2:.$A$9])" table:allow-empty-cell="true" table:display-list="unsorted" table:base-cell-address="'Tipologia PRATICA'.D4"/>
        <table:content-validation table:name="val54" table:condition="of:cell-content-is-in-list([$Utility.$G$2:.$G$16])" table:allow-empty-cell="true" table:display-list="unsorted" table:base-cell-address="'Tipologia PRATICA'.E4"/>
        <table:content-validation table:name="val55" table:condition="of:cell-content-is-in-list([$Utility.$F$2:.$F$16])" table:allow-empty-cell="true" table:display-list="unsorted" table:base-cell-address="'Tipologia PRATICA'.F4"/>
        <table:content-validation table:name="val56" table:condition="of:cell-content-is-in-list([$Utility.$B$2:.$B$5])" table:allow-empty-cell="true" table:display-list="unsorted" table:base-cell-address="'Tipologia PRATICA'.G4"/>
        <table:content-validation table:name="val57" table:condition="of:cell-content-is-in-list([$Utility.$C$2:.$C$3])" table:allow-empty-cell="true" table:display-list="unsorted" table:base-cell-address="'Tipologia PAGAMENTO'.C4"/>
        <table:content-validation table:name="val58" table:condition="of:cell-content-is-in-list([$Utility.$A$2:.$A$9])" table:allow-empty-cell="true" table:display-list="unsorted" table:base-cell-address="'Tipologia PAGAMENTO'.D4"/>
        <table:content-validation table:name="val59" table:condition="of:cell-content-is-in-list([$Utility.$G$2:.$G$16])" table:allow-empty-cell="true" table:display-list="unsorted" table:base-cell-address="'Tipologia PAGAMENTO'.E4"/>
        <table:content-validation table:name="val60" table:condition="of:cell-content-is-in-list([$Utility.$F$2:.$F$16])" table:allow-empty-cell="true" table:display-list="unsorted" table:base-cell-address="'Tipologia PAGAMENTO'.F4"/>
        <table:content-validation table:name="val61" table:condition="of:cell-content-is-in-list([$Utility.$B$2:.$B$5])" table:allow-empty-cell="true" table:display-list="unsorted" table:base-cell-address="'Tipologia PAGAMENTO'.G4"/>
        <table:content-validation table:name="val62" table:condition="of:cell-content-is-in-list([$Utility.$C$2:.$C$3])" table:allow-empty-cell="true" table:display-list="unsorted" table:base-cell-address="'Tipologia DOCUMENTO PRIVATO'.C4"/>
        <table:content-validation table:name="val63" table:condition="of:cell-content-is-in-list([$Utility.$A$2:.$A$9])" table:allow-empty-cell="true" table:display-list="unsorted" table:base-cell-address="'Tipologia DOCUMENTO PRIVATO'.D4"/>
        <table:content-validation table:name="val64" table:condition="of:cell-content-is-in-list([$Utility.$G$2:.$G$17])" table:allow-empty-cell="true" table:display-list="unsorted" table:base-cell-address="'Tipologia DOCUMENTO PRIVATO'.E4"/>
        <table:content-validation table:name="val65" table:condition="of:cell-content-is-in-list([$Utility.$F$2:.$F$16])" table:allow-empty-cell="true" table:display-list="unsorted" table:base-cell-address="'Tipologia DOCUMENTO PRIVATO'.F9"/>
        <table:content-validation table:name="val66" table:condition="of:cell-content-is-in-list([$Utility.$B$2:.$B$5])" table:allow-empty-cell="true" table:display-list="unsorted" table:base-cell-address="'Tipologia DOCUMENTO PRIVATO'.G4"/>
        <table:content-validation table:name="val67" table:condition="of:cell-content-is-in-list([$Utility.$C$2:.$C$3])" table:allow-empty-cell="true" table:display-list="unsorted" table:base-cell-address="'Tipologia MESSAGGIO'.C4"/>
        <table:content-validation table:name="val68" table:condition="of:cell-content-is-in-list([$Utility.$A$2:.$A$9])" table:allow-empty-cell="true" table:display-list="unsorted" table:base-cell-address="'Tipologia MESSAGGIO'.D4"/>
        <table:content-validation table:name="val69" table:condition="of:cell-content-is-in-list([$Utility.$G$2:.$G$16])" table:allow-empty-cell="true" table:display-list="unsorted" table:base-cell-address="'Tipologia MESSAGGIO'.E4"/>
        <table:content-validation table:name="val70" table:condition="of:cell-content-is-in-list([$Utility.$F$2:.$F$16])" table:allow-empty-cell="true" table:display-list="unsorted" table:base-cell-address="'Tipologia MESSAGGIO'.F4"/>
        <table:content-validation table:name="val71" table:condition="of:cell-content-is-in-list([$Utility.$B$2:.$B$5])" table:allow-empty-cell="true" table:display-list="unsorted" table:base-cell-address="'Tipologia MESSAGGIO'.G4"/>
        <table:content-validation table:name="val72" table:condition="of:cell-content-is-in-list([$Utility.$C$2:.$C$3])" table:allow-empty-cell="true" table:display-list="unsorted" table:base-cell-address="'Tipologia APPUNTAMENTO'.C4"/>
        <table:content-validation table:name="val73" table:condition="of:cell-content-is-in-list([$Utility.$A$2:.$A$9])" table:allow-empty-cell="true" table:display-list="unsorted" table:base-cell-address="'Tipologia APPUNTAMENTO'.D4"/>
        <table:content-validation table:name="val74" table:condition="of:cell-content-is-in-list([$Utility.$G$2:.$G$16])" table:allow-empty-cell="true" table:display-list="unsorted" table:base-cell-address="'Tipologia APPUNTAMENTO'.E4"/>
        <table:content-validation table:name="val75" table:condition="of:cell-content-is-in-list([$Utility.$F$2:.$F$16])" table:allow-empty-cell="true" table:display-list="unsorted" table:base-cell-address="'Tipologia APPUNTAMENTO'.F4"/>
        <table:content-validation table:name="val76" table:condition="of:cell-content-is-in-list([$Utility.$B$2:.$B$5])" table:allow-empty-cell="true" table:display-list="unsorted" table:base-cell-address="'Tipologia APPUNTAMENTO'.G4"/>
      </table:content-validations>
      <table:table table:name="Introduzion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table:table-cell table:style-name="ce4" office:value-type="string" calcext:value-type="string">
            <text:p><text:a xlink:href="#Changelog.A1" xlink:type="simple">v2.0</text:a></text:p>
          </table:table-cell>
          <table:table-cell table:style-name="ce11"/>
          <table:table-cell table:number-columns-repeated="1021"/>
        </table:table-row>
        <table:table-row table:style-name="ro2">
          <table:table-cell table:style-name="ce1"/>
          <table:table-cell table:style-name="ce5" office:value-type="string" calcext:value-type="string">
            <text:p>L'Architettura dell'Informazione dei siti web dei Comuni Italiani</text:p>
          </table:table-cell>
          <table:table-cell table:style-name="ce11"/>
          <table:table-cell table:number-columns-repeated="1021"/>
        </table:table-row>
        <table:table-row table:style-name="ro3">
          <table:table-cell table:style-name="ce2" table:number-columns-repeated="2"/>
          <table:table-cell table:number-columns-repeated="1022"/>
        </table:table-row>
        <table:table-row table:style-name="ro4">
          <table:table-cell table:style-name="ce3"/>
          <table:table-cell table:style-name="ce6" office:value-type="string" calcext:value-type="string">
            <text:p>Questo documento di architettura dell'informazione è parte del kit per i Comuni italiani</text:p>
          </table:table-cell>
          <table:table-cell table:style-name="ce11"/>
          <table:table-cell table:number-columns-repeated="1021"/>
        </table:table-row>
        <table:table-row table:style-name="ro4">
          <table:table-cell table:style-name="ce3"/>
          <table:table-cell table:style-name="ce6" office:value-type="string" calcext:value-type="string">
            <text:p><text:span text:style-name="T1">per realizzare </text:span><text:span text:style-name="T2">siti web efficaci </text:span><text:span text:style-name="T3">nel rispetto delle linee guida di design dei siti della Pubblica Amministrazione.</text:span></text:p>
          </table:table-cell>
          <table:table-cell table:style-name="ce11"/>
          <table:table-cell table:number-columns-repeated="1021"/>
        </table:table-row>
        <table:table-row table:style-name="ro4">
          <table:table-cell table:style-name="ce3"/>
          <table:table-cell table:style-name="ce7" office:value-type="string" calcext:value-type="string">
            <text:p><text:a xlink:href="https://designers.italia.it/modello/comuni/" xlink:type="simple"> &gt; vai al kit</text:a></text:p>
          </table:table-cell>
          <table:table-cell table:style-name="ce11"/>
          <table:table-cell table:number-columns-repeated="1021"/>
        </table:table-row>
        <table:table-row table:style-name="ro4">
          <table:table-cell table:style-name="ce3" table:number-columns-repeated="2"/>
          <table:table-cell table:style-name="ce11"/>
          <table:table-cell table:number-columns-repeated="1021"/>
        </table:table-row>
        <table:table-row table:style-name="ro4">
          <table:table-cell table:style-name="ce3"/>
          <table:table-cell table:style-name="ce3" office:value-type="string" calcext:value-type="string">
            <text:p><text:span text:style-name="T4">In questo documento viene presentata l'</text:span><text:span text:style-name="T5">Architettura dell'Informazione del Siti Web dei Comuni. </text:span></text:p>
          </table:table-cell>
          <table:table-cell table:style-name="ce11"/>
          <table:table-cell table:number-columns-repeated="1021"/>
        </table:table-row>
        <table:table-row table:style-name="ro4">
          <table:table-cell table:style-name="ce3"/>
          <table:table-cell table:style-name="ce3" office:value-type="string" calcext:value-type="string">
            <text:p><text:span text:style-name="T4">Il documento è diviso in una serie di fogli che definiscono </text:span><text:span text:style-name="T5">tutte le tipologie di contenuto previste dal modello, le tassonomie e i vocabolari controllati.</text:span></text:p>
          </table:table-cell>
          <table:table-cell table:style-name="ce11"/>
          <table:table-cell table:number-columns-repeated="1021"/>
        </table:table-row>
        <table:table-row table:style-name="ro3">
          <table:table-cell table:number-columns-repeated="1024"/>
        </table:table-row>
        <table:table-row table:style-name="ro4">
          <table:table-cell table:style-name="ce3"/>
          <table:table-cell table:style-name="ce8" office:value-type="string" calcext:value-type="string">
            <text:p><text:a xlink:href="#'Ontologia, Tassonomia e Coreogr'.A1" xlink:type="simple">Il foglio "Ontologia, Tassonomia e Coreografia" è il punto di partenza per navigare tra i vari contenuti. Il foglio "Changelog" presenta il registro delle modifiche al documento, utile a monitorare eventuali rettifiche o aggiornamenti del modello. </text:a></text:p>
          </table:table-cell>
          <table:table-cell table:style-name="ce11"/>
          <table:table-cell table:number-columns-repeated="1021"/>
        </table:table-row>
        <table:table-row table:style-name="ro4">
          <table:table-cell table:style-name="ce3" table:number-columns-repeated="2"/>
          <table:table-cell table:style-name="ce11"/>
          <table:table-cell table:number-columns-repeated="1021"/>
        </table:table-row>
        <table:table-row table:style-name="ro4">
          <table:table-cell table:style-name="ce3"/>
          <table:table-cell table:style-name="ce3" office:value-type="string" calcext:value-type="string">
            <text:p><text:span text:style-name="T4">In "Ontologia" definiamo le </text:span><text:span text:style-name="T5">tipologie di contenuto (content type).</text:span></text:p>
          </table:table-cell>
          <table:table-cell table:style-name="ce11"/>
          <table:table-cell table:number-columns-repeated="1021"/>
        </table:table-row>
        <table:table-row table:style-name="ro4">
          <table:table-cell table:style-name="ce3"/>
          <table:table-cell table:style-name="ce9" office:value-type="string" calcext:value-type="string">
            <text:p>Ogni Tipologia presenta degli attributi (proprietà), alcuni dei quali sono obbligatori (indicati dalle righe evidenziate in giallo).</text:p>
          </table:table-cell>
          <table:table-cell table:style-name="ce11"/>
          <table:table-cell table:number-columns-repeated="1021"/>
        </table:table-row>
        <table:table-row table:style-name="ro4">
          <table:table-cell table:style-name="ce3"/>
          <table:table-cell table:style-name="ce3" office:value-type="string" calcext:value-type="string">
            <text:p>Le varie tipologie di contenuti possono essere combinate per creare le pagine del sito.</text:p>
          </table:table-cell>
          <table:table-cell table:style-name="ce11"/>
          <table:table-cell table:number-columns-repeated="1021"/>
        </table:table-row>
        <table:table-row table:style-name="ro4">
          <table:table-cell table:style-name="ce3"/>
          <table:table-cell table:style-name="ce9" office:value-type="string" calcext:value-type="string">
            <text:p>Oltre agli attributi, il sistema di gestione contenuti dovrà contenere anche informazioni come ID, URI, date di aggiornamento, e i riferimenti ad eventuali versioni multilingua della pagina.</text:p>
          </table:table-cell>
          <table:table-cell table:style-name="ce11"/>
          <table:table-cell table:number-columns-repeated="1021"/>
        </table:table-row>
        <table:table-row table:style-name="ro4">
          <table:table-cell table:style-name="ce3" table:number-columns-repeated="2"/>
          <table:table-cell table:style-name="ce11"/>
          <table:table-cell table:number-columns-repeated="1021"/>
        </table:table-row>
        <table:table-row table:style-name="ro4">
          <table:table-cell table:style-name="ce3"/>
          <table:table-cell table:style-name="ce3" office:value-type="string" calcext:value-type="string">
            <text:p><text:span text:style-name="T6">In "Tassonomia" definiamo </text:span><text:span text:style-name="T7">vocabolari controllati e tassonomie che legano le diverse tiplogie di contenuto</text:span><text:span text:style-name="T8"> e permettono la correlazione.</text:span></text:p>
          </table:table-cell>
          <table:table-cell table:style-name="ce11"/>
          <table:table-cell table:number-columns-repeated="1021"/>
        </table:table-row>
        <table:table-row table:style-name="ro4">
          <table:table-cell table:style-name="ce3" table:number-columns-repeated="2"/>
          <table:table-cell table:style-name="ce11"/>
          <table:table-cell table:number-columns-repeated="1021"/>
        </table:table-row>
        <table:table-row table:style-name="ro4">
          <table:table-cell table:style-name="ce3"/>
          <table:table-cell table:style-name="ce3" office:value-type="string" calcext:value-type="string">
            <text:p><text:span text:style-name="T4">In "Coreografia" specifichiamo inoltre il </text:span><text:span text:style-name="T5">"Sistema di navigazione", la struttura (alberatura) e i vari tipi di pagine.</text:span></text:p>
          </table:table-cell>
          <table:table-cell table:style-name="ce11"/>
          <table:table-cell table:number-columns-repeated="1021"/>
        </table:table-row>
        <table:table-row table:style-name="ro3" table:number-rows-repeated="2">
          <table:table-cell table:number-columns-repeated="1024"/>
        </table:table-row>
        <table:table-row table:style-name="ro4">
          <table:table-cell table:style-name="ce3"/>
          <table:table-cell table:style-name="ce3" office:value-type="string" calcext:value-type="string">
            <text:p><text:span text:style-name="T6">Per istruzioni pratiche all'uso della risorsa, consulta la </text:span><text:span text:style-name="T7">documentazione di progetto</text:span><text:span text:style-name="T8"> (https://docs.italia.it/italia/designers-italia/design-comuni-docs)</text:span></text:p>
          </table:table-cell>
          <table:table-cell table:style-name="ce11"/>
          <table:table-cell table:number-columns-repeated="1021"/>
        </table:table-row>
        <table:table-row table:style-name="ro3">
          <table:table-cell/>
          <table:table-cell table:style-name="ce9"/>
          <table:table-cell table:number-columns-repeated="1022"/>
        </table:table-row>
        <table:table-row table:style-name="ro3">
          <table:table-cell table:number-columns-repeated="1024"/>
        </table:table-row>
        <table:table-row table:style-name="ro4">
          <table:table-cell/>
          <table:table-cell table:style-name="ce1" office:value-type="string" calcext:value-type="string">
            <text:p><text:span text:style-name="T9">Dipartimento per la trasformazione digitale </text:span><text:span text:style-name="T10">| Designers Italia</text:span></text:p>
          </table:table-cell>
          <table:table-cell table:number-columns-repeated="1022"/>
        </table:table-row>
        <table:table-row table:style-name="ro3">
          <table:table-cell/>
          <table:table-cell table:style-name="ce10"/>
          <table:table-cell table:number-columns-repeated="1022"/>
        </table:table-row>
        <table:table-row table:style-name="ro3" table:number-rows-repeated="973">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Ontologia, Tassonomia e Coreogr" table:style-name="ta2">
        <table:table-column table:style-name="co5" table:default-cell-style-name="Default"/>
        <table:table-column table:style-name="co6" table:default-cell-style-name="Default"/>
        <table:table-column table:style-name="co7" table:default-cell-style-name="Default"/>
        <table:table-column table:style-name="co6" table:number-columns-repeated="2" table:default-cell-style-name="Default"/>
        <table:table-column table:style-name="co8" table:default-cell-style-name="Default"/>
        <table:table-column table:style-name="co6" table:number-columns-repeated="11" table:default-cell-style-name="Default"/>
        <table:table-column table:style-name="co4" table:number-columns-repeated="1007" table:default-cell-style-name="Default"/>
        <table:table-row table:style-name="ro6">
          <table:table-cell table:style-name="ce12" office:value-type="string" calcext:value-type="string">
            <text:p>Ontologia, Tassonomia e Coreografia</text:p>
          </table:table-cell>
          <table:table-cell table:style-name="ce28" table:number-columns-repeated="2"/>
          <table:table-cell table:style-name="ce42" table:number-columns-repeated="14"/>
          <table:table-cell table:number-columns-repeated="1007"/>
        </table:table-row>
        <table:table-row table:style-name="ro3">
          <table:table-cell/>
          <table:table-cell table:style-name="ce28" table:number-columns-repeated="2"/>
          <table:table-cell table:number-columns-repeated="1021"/>
        </table:table-row>
        <table:table-row table:style-name="ro7">
          <table:table-cell table:style-name="ce13" office:value-type="string" calcext:value-type="string">
            <text:p>In questo scheda trovi la lista di tutte le Tipologie di contenuto, delle tassonomie e dei tipi di pagine per i siti web dei Comuni.</text:p>
          </table:table-cell>
          <table:table-cell table:style-name="ce29"/>
          <table:table-cell table:style-name="ce28"/>
          <table:table-cell table:style-name="ce43" table:number-columns-repeated="14"/>
          <table:table-cell table:number-columns-repeated="1007"/>
        </table:table-row>
        <table:table-row table:style-name="ro3">
          <table:table-cell table:style-name="ce14" table:number-columns-repeated="17"/>
          <table:table-cell table:number-columns-repeated="1007"/>
        </table:table-row>
        <table:table-row table:style-name="ro3">
          <table:table-cell table:style-name="ce15" office:value-type="string" calcext:value-type="string">
            <text:p>Elenco delle tipologie di contenuti (content type)</text:p>
          </table:table-cell>
          <table:table-cell table:style-name="ce14" table:number-columns-repeated="16"/>
          <table:table-cell table:number-columns-repeated="1007"/>
        </table:table-row>
        <table:table-row table:style-name="ro3">
          <table:table-cell table:style-name="ce16" office:value-type="string" calcext:value-type="string">
            <text:p><text:a xlink:href="#'Tipologia PUNTO DI CONTATTO'.A1" xlink:type="simple">Punto di contatto</text:a></text:p>
          </table:table-cell>
          <table:table-cell table:style-name="ce30"/>
          <table:table-cell table:number-columns-repeated="1022"/>
        </table:table-row>
        <table:table-row table:style-name="ro3">
          <table:table-cell table:style-name="ce16" office:value-type="string" calcext:value-type="string">
            <text:p><text:a xlink:href="#'Tipologia UNITÀ ORGANIZZATIVA'.A1" xlink:type="simple">Unità organizzativa</text:a></text:p>
          </table:table-cell>
          <table:table-cell/>
          <table:table-cell table:style-name="ce14" table:number-columns-repeated="15"/>
          <table:table-cell table:number-columns-repeated="1007"/>
        </table:table-row>
        <table:table-row table:style-name="ro3">
          <table:table-cell table:style-name="ce16" office:value-type="string" calcext:value-type="string">
            <text:p><text:a xlink:href="#'Tipologia PERSONA PUBBLICA'.A1" xlink:type="simple">Persona pubblica</text:a></text:p>
          </table:table-cell>
          <table:table-cell/>
          <table:table-cell table:style-name="ce14" table:number-columns-repeated="15"/>
          <table:table-cell table:number-columns-repeated="1007"/>
        </table:table-row>
        <table:table-row table:style-name="ro3">
          <table:table-cell table:style-name="ce16" office:value-type="string" calcext:value-type="string">
            <text:p><text:a xlink:href="#'Tipologia INCARICO'.A1" xlink:type="simple">Incarico</text:a></text:p>
          </table:table-cell>
          <table:table-cell/>
          <table:table-cell table:style-name="ce14" table:number-columns-repeated="15"/>
          <table:table-cell table:number-columns-repeated="1007"/>
        </table:table-row>
        <table:table-row table:style-name="ro3">
          <table:table-cell table:style-name="ce16" office:value-type="string" calcext:value-type="string">
            <text:p><text:a xlink:href="#'Tipologia LUOGO'.A1" xlink:type="simple">Luogo</text:a></text:p>
          </table:table-cell>
          <table:table-cell/>
          <table:table-cell table:style-name="ce14" table:number-columns-repeated="15"/>
          <table:table-cell table:number-columns-repeated="1007"/>
        </table:table-row>
        <table:table-row table:style-name="ro3">
          <table:table-cell table:style-name="ce16" office:value-type="string" calcext:value-type="string">
            <text:p><text:a xlink:href="#'Tipologia NOTIZIA'.A1" xlink:type="simple">Notizia</text:a></text:p>
          </table:table-cell>
          <table:table-cell/>
          <table:table-cell table:style-name="ce14" table:number-columns-repeated="15"/>
          <table:table-cell table:number-columns-repeated="1007"/>
        </table:table-row>
        <table:table-row table:style-name="ro3">
          <table:table-cell table:style-name="ce16" office:value-type="string" calcext:value-type="string">
            <text:p><text:a xlink:href="#'Tipologia EVENTO'.A1" xlink:type="simple">Evento</text:a></text:p>
          </table:table-cell>
          <table:table-cell/>
          <table:table-cell table:style-name="ce14" table:number-columns-repeated="15"/>
          <table:table-cell table:number-columns-repeated="1007"/>
        </table:table-row>
        <table:table-row table:style-name="ro3">
          <table:table-cell table:style-name="ce16" office:value-type="string" calcext:value-type="string">
            <text:p><text:a xlink:href="#'Tipologia SERVIZIO'.A1" xlink:type="simple">Servizio</text:a></text:p>
          </table:table-cell>
          <table:table-cell/>
          <table:table-cell table:style-name="ce14" table:number-columns-repeated="15"/>
          <table:table-cell table:number-columns-repeated="1007"/>
        </table:table-row>
        <table:table-row table:style-name="ro3">
          <table:table-cell table:style-name="ce16" office:value-type="string" calcext:value-type="string">
            <text:p><text:a xlink:href="#'Tipologia DOCUMENTO PUBBLICO'.A1" xlink:type="simple">Documento pubblico</text:a></text:p>
          </table:table-cell>
          <table:table-cell/>
          <table:table-cell table:style-name="ce14" table:number-columns-repeated="15"/>
          <table:table-cell table:number-columns-repeated="1007"/>
        </table:table-row>
        <table:table-row table:style-name="ro3">
          <table:table-cell table:style-name="ce16" office:value-type="string" calcext:value-type="string">
            <text:p><text:a xlink:href="#'Tipologia DATASET'.A1" xlink:type="simple">Dataset</text:a></text:p>
          </table:table-cell>
          <table:table-cell/>
          <table:table-cell table:style-name="ce14" table:number-columns-repeated="15"/>
          <table:table-cell table:number-columns-repeated="1007"/>
        </table:table-row>
        <table:table-row table:style-name="ro3">
          <table:table-cell table:style-name="ce16" office:value-type="string" calcext:value-type="string">
            <text:p><text:a xlink:href="#'Tipologia PRATICA'.A1" xlink:type="simple">Pratica</text:a></text:p>
          </table:table-cell>
          <table:table-cell/>
          <table:table-cell table:style-name="ce14" table:number-columns-repeated="15"/>
          <table:table-cell table:number-columns-repeated="1007"/>
        </table:table-row>
        <table:table-row table:style-name="ro3">
          <table:table-cell table:style-name="ce16" office:value-type="string" calcext:value-type="string">
            <text:p><text:a xlink:href="#'Tipologia PAGAMENTO'.A1" xlink:type="simple">Pagamento</text:a></text:p>
          </table:table-cell>
          <table:table-cell/>
          <table:table-cell table:style-name="ce14" table:number-columns-repeated="15"/>
          <table:table-cell table:number-columns-repeated="1007"/>
        </table:table-row>
        <table:table-row table:style-name="ro3">
          <table:table-cell table:style-name="ce16" office:value-type="string" calcext:value-type="string">
            <text:p><text:a xlink:href="#'Tipologia DOCUMENTO PRIVATO'.A1" xlink:type="simple">Documento privato</text:a></text:p>
          </table:table-cell>
          <table:table-cell/>
          <table:table-cell table:style-name="ce14" table:number-columns-repeated="15"/>
          <table:table-cell table:number-columns-repeated="1007"/>
        </table:table-row>
        <table:table-row table:style-name="ro3">
          <table:table-cell table:style-name="ce16" office:value-type="string" calcext:value-type="string">
            <text:p><text:a xlink:href="#'Tipologia MESSAGGIO'.A1" xlink:type="simple">Messaggio</text:a></text:p>
          </table:table-cell>
          <table:table-cell/>
          <table:table-cell table:style-name="ce14" table:number-columns-repeated="15"/>
          <table:table-cell table:number-columns-repeated="1007"/>
        </table:table-row>
        <table:table-row table:style-name="ro3">
          <table:table-cell table:style-name="ce16" office:value-type="string" calcext:value-type="string">
            <text:p><text:a xlink:href="#'Tipologia APPUNTAMENTO'.A1" xlink:type="simple">Appuntamento</text:a></text:p>
          </table:table-cell>
          <table:table-cell/>
          <table:table-cell table:style-name="ce14" table:number-columns-repeated="15"/>
          <table:table-cell table:number-columns-repeated="1007"/>
        </table:table-row>
        <table:table-row table:style-name="ro3">
          <table:table-cell table:style-name="ce17"/>
          <table:table-cell/>
          <table:table-cell table:style-name="ce14" table:number-columns-repeated="15"/>
          <table:table-cell table:number-columns-repeated="1007"/>
        </table:table-row>
        <table:table-row table:style-name="ro3">
          <table:table-cell table:style-name="ce14"/>
          <table:table-cell/>
          <table:table-cell table:style-name="ce14" table:number-columns-repeated="15"/>
          <table:table-cell table:number-columns-repeated="1007"/>
        </table:table-row>
        <table:table-row table:style-name="ro3">
          <table:table-cell table:style-name="ce15" office:value-type="string" calcext:value-type="string">
            <text:p>Elenco delle tassonomie</text:p>
          </table:table-cell>
          <table:table-cell table:style-name="ce14" table:number-columns-repeated="16"/>
          <table:table-cell table:number-columns-repeated="1007"/>
        </table:table-row>
        <table:table-row table:style-name="ro3">
          <table:table-cell table:style-name="ce16" office:value-type="string" calcext:value-type="string">
            <text:p><text:a xlink:href="#'Tassonomia ARGOMENTI'.A1" xlink:type="simple">Argomenti</text:a></text:p>
          </table:table-cell>
          <table:table-cell table:style-name="ce14" table:number-columns-repeated="16"/>
          <table:table-cell table:number-columns-repeated="1007"/>
        </table:table-row>
        <table:table-row table:style-name="ro3">
          <table:table-cell table:style-name="ce16" office:value-type="string" calcext:value-type="string">
            <text:p><text:a xlink:href="#'Tassonomia EVENTI DELLA VITA DE'.A1" xlink:type="simple">Eventi della vita delle persone</text:a></text:p>
          </table:table-cell>
          <table:table-cell table:style-name="ce14" table:number-columns-repeated="16"/>
          <table:table-cell table:number-columns-repeated="1007"/>
        </table:table-row>
        <table:table-row table:style-name="ro3">
          <table:table-cell table:style-name="ce16" office:value-type="string" calcext:value-type="string">
            <text:p><text:a xlink:href="#'Tassonomia EVENTI DELLA VITA DI'.A1" xlink:type="simple">Eventi della vita delle imprese</text:a></text:p>
          </table:table-cell>
          <table:table-cell table:style-name="ce14" table:number-columns-repeated="16"/>
          <table:table-cell table:number-columns-repeated="1007"/>
        </table:table-row>
        <table:table-row table:style-name="ro3">
          <table:table-cell table:style-name="ce16" office:value-type="string" calcext:value-type="string">
            <text:p><text:a xlink:href="#'Tassonomia Tipi di UNITÀ ORGANI'.A1" xlink:type="simple">Tipi di unità organizzativa</text:a></text:p>
          </table:table-cell>
          <table:table-cell table:style-name="ce14" table:number-columns-repeated="16"/>
          <table:table-cell table:number-columns-repeated="1007"/>
        </table:table-row>
        <table:table-row table:style-name="ro3">
          <table:table-cell table:style-name="ce16" office:value-type="string" calcext:value-type="string">
            <text:p><text:a xlink:href="#'Tassonomia Tipi di INCARICO'.A1" xlink:type="simple">Tipi di incarico</text:a></text:p>
          </table:table-cell>
          <table:table-cell table:style-name="ce14" table:number-columns-repeated="16"/>
          <table:table-cell table:number-columns-repeated="1007"/>
        </table:table-row>
        <table:table-row table:style-name="ro3">
          <table:table-cell table:style-name="ce16" office:value-type="string" calcext:value-type="string">
            <text:p><text:a xlink:href="#'Tassonomia Tipi di NOTIZIA'.A1" xlink:type="simple">Tipi di notizia</text:a></text:p>
          </table:table-cell>
          <table:table-cell table:style-name="ce14" table:number-columns-repeated="16"/>
          <table:table-cell table:number-columns-repeated="1007"/>
        </table:table-row>
        <table:table-row table:style-name="ro3">
          <table:table-cell table:style-name="ce16" office:value-type="string" calcext:value-type="string">
            <text:p><text:a xlink:href="#'Tassonomia Tipi di LUOGO'.A1" xlink:type="simple">Tipi di luogo</text:a></text:p>
          </table:table-cell>
          <table:table-cell table:style-name="ce14" table:number-columns-repeated="16"/>
          <table:table-cell table:number-columns-repeated="1007"/>
        </table:table-row>
        <table:table-row table:style-name="ro3">
          <table:table-cell table:style-name="ce16" office:value-type="string" calcext:value-type="string">
            <text:p><text:a xlink:href="#'Tassonomia Tipi di EVENTO'.A1" xlink:type="simple">Tipi di evento</text:a></text:p>
          </table:table-cell>
          <table:table-cell table:style-name="ce14" table:number-columns-repeated="16"/>
          <table:table-cell table:number-columns-repeated="1007"/>
        </table:table-row>
        <table:table-row table:style-name="ro3">
          <table:table-cell table:style-name="ce16" office:value-type="string" calcext:value-type="string">
            <text:p><text:a xlink:href="#'Tassonomia Categorie dei SERVIZ'.A1" xlink:type="simple">Categorie dei servizi</text:a></text:p>
          </table:table-cell>
          <table:table-cell table:style-name="ce14" table:number-columns-repeated="16"/>
          <table:table-cell table:number-columns-repeated="1007"/>
        </table:table-row>
        <table:table-row table:style-name="ro3">
          <table:table-cell table:style-name="ce16" office:value-type="string" calcext:value-type="string">
            <text:p><text:a xlink:href="#'Tassonomia Tipi di DOCUMENTO'.A1" xlink:type="simple">Tipi di documento</text:a></text:p>
          </table:table-cell>
          <table:table-cell table:style-name="ce14" table:number-columns-repeated="16"/>
          <table:table-cell table:number-columns-repeated="1007"/>
        </table:table-row>
        <table:table-row table:style-name="ro3">
          <table:table-cell table:style-name="ce16" office:value-type="string" calcext:value-type="string">
            <text:p><text:a xlink:href="#'Tassonomia Tipi di PUNTO DI CON'.A1" xlink:type="simple">Tipi punto di contatto</text:a></text:p>
          </table:table-cell>
          <table:table-cell table:style-name="ce14" table:number-columns-repeated="16"/>
          <table:table-cell table:number-columns-repeated="1007"/>
        </table:table-row>
        <table:table-row table:style-name="ro3">
          <table:table-cell table:style-name="ce16" office:value-type="string" calcext:value-type="string">
            <text:p><text:a xlink:href="#'Tassonomia Documenti dellALBO P'.A1" xlink:type="simple">Documenti albo pretorio</text:a></text:p>
          </table:table-cell>
          <table:table-cell table:style-name="ce14" table:number-columns-repeated="16"/>
          <table:table-cell table:number-columns-repeated="1007"/>
        </table:table-row>
        <table:table-row table:style-name="ro3">
          <table:table-cell table:style-name="ce16" office:value-type="string" calcext:value-type="string">
            <text:p><text:a xlink:href="#'Tassonomia Temi di un DATASET'.A1" xlink:type="simple">Temi di un dataset</text:a></text:p>
          </table:table-cell>
          <table:table-cell table:style-name="ce14" table:number-columns-repeated="16"/>
          <table:table-cell table:number-columns-repeated="1007"/>
        </table:table-row>
        <table:table-row table:style-name="ro3">
          <table:table-cell table:style-name="ce16" office:value-type="string" calcext:value-type="string">
            <text:p><text:a xlink:href="#'Tassonomia Frequenza di aggiorn'.A1" xlink:type="simple">Frequenza di aggiornamento</text:a></text:p>
          </table:table-cell>
          <table:table-cell table:style-name="ce14" table:number-columns-repeated="16"/>
          <table:table-cell table:number-columns-repeated="1007"/>
        </table:table-row>
        <table:table-row table:style-name="ro3">
          <table:table-cell table:style-name="ce16" office:value-type="string" calcext:value-type="string">
            <text:p><text:a xlink:href="#'Tassonomia Stati di una PRATICA'.A1" xlink:type="simple">Stati di una pratica</text:a></text:p>
          </table:table-cell>
          <table:table-cell table:style-name="ce14" table:number-columns-repeated="16"/>
          <table:table-cell table:number-columns-repeated="1007"/>
        </table:table-row>
        <table:table-row table:style-name="ro3">
          <table:table-cell table:style-name="ce16" office:value-type="string" calcext:value-type="string">
            <text:p><text:a xlink:href="#'Tassonomia Licenze'.A1" xlink:type="simple">Licenze</text:a></text:p>
          </table:table-cell>
          <table:table-cell table:style-name="ce14" table:number-columns-repeated="16"/>
          <table:table-cell table:number-columns-repeated="1007"/>
        </table:table-row>
        <table:table-row table:style-name="ro3">
          <table:table-cell table:style-name="ce14" table:number-columns-repeated="17"/>
          <table:table-cell table:number-columns-repeated="1007"/>
        </table:table-row>
        <table:table-row table:style-name="ro3">
          <table:table-cell table:style-name="ce18" office:value-type="string" calcext:value-type="string">
            <text:p>Corrispondenza Tipologie/Tipologie</text:p>
          </table:table-cell>
          <table:table-cell table:style-name="ce31" table:number-columns-repeated="15"/>
          <table:table-cell table:style-name="ce37"/>
          <table:table-cell table:number-columns-repeated="1007"/>
        </table:table-row>
        <table:table-row table:style-name="ro3">
          <table:table-cell table:style-name="ce19" office:value-type="string" calcext:value-type="string">
            <text:p>Tipologie/Tipologie</text:p>
          </table:table-cell>
          <table:table-cell table:style-name="ce16" office:value-type="string" calcext:value-type="string">
            <text:p><text:a xlink:href="#'Tipologia PUNTO DI CONTATTO'.A1" xlink:type="simple">Punto di contatto</text:a></text:p>
          </table:table-cell>
          <table:table-cell table:style-name="ce16" office:value-type="string" calcext:value-type="string">
            <text:p><text:a xlink:href="#'Tipologia UNITÀ ORGANIZZATIVA'.A1" xlink:type="simple">Unità organizzativa</text:a></text:p>
          </table:table-cell>
          <table:table-cell table:style-name="ce16" office:value-type="string" calcext:value-type="string">
            <text:p><text:a xlink:href="#'Tipologia PERSONA PUBBLICA'.A1" xlink:type="simple">Persona pubblica</text:a></text:p>
          </table:table-cell>
          <table:table-cell table:style-name="ce16" office:value-type="string" calcext:value-type="string">
            <text:p><text:a xlink:href="#'Tipologia INCARICO'.A1" xlink:type="simple">Incarico</text:a></text:p>
          </table:table-cell>
          <table:table-cell table:style-name="ce16" office:value-type="string" calcext:value-type="string">
            <text:p><text:a xlink:href="#'Tipologia LUOGO'.A1" xlink:type="simple">Luogo</text:a></text:p>
          </table:table-cell>
          <table:table-cell table:style-name="ce16" office:value-type="string" calcext:value-type="string">
            <text:p><text:a xlink:href="#'Tipologia NOTIZIA'.A1" xlink:type="simple">Notizia</text:a></text:p>
          </table:table-cell>
          <table:table-cell table:style-name="ce16" office:value-type="string" calcext:value-type="string">
            <text:p><text:a xlink:href="#'Tipologia EVENTO'.A1" xlink:type="simple">Evento</text:a></text:p>
          </table:table-cell>
          <table:table-cell table:style-name="ce16" office:value-type="string" calcext:value-type="string">
            <text:p><text:a xlink:href="#'Tipologia SERVIZIO'.A1" xlink:type="simple">Servizio</text:a></text:p>
          </table:table-cell>
          <table:table-cell table:style-name="ce16" office:value-type="string" calcext:value-type="string">
            <text:p><text:a xlink:href="#'Tipologia DOCUMENTO PUBBLICO'.A1" xlink:type="simple">Documento pubblico</text:a></text:p>
          </table:table-cell>
          <table:table-cell table:style-name="ce16" office:value-type="string" calcext:value-type="string">
            <text:p><text:a xlink:href="#'Tipologia DATASET'.A1" xlink:type="simple">Dataset</text:a></text:p>
          </table:table-cell>
          <table:table-cell table:style-name="ce16" office:value-type="string" calcext:value-type="string">
            <text:p><text:a xlink:href="#'Tipologia PRATICA'.A1" xlink:type="simple">Pratica</text:a></text:p>
          </table:table-cell>
          <table:table-cell table:style-name="ce16" office:value-type="string" calcext:value-type="string">
            <text:p><text:a xlink:href="#'Tipologia PAGAMENTO'.A1" xlink:type="simple">Pagamento</text:a></text:p>
          </table:table-cell>
          <table:table-cell table:style-name="ce16" office:value-type="string" calcext:value-type="string">
            <text:p><text:a xlink:href="#'Tipologia DOCUMENTO PRIVATO'.A1" xlink:type="simple">Documento privato</text:a></text:p>
          </table:table-cell>
          <table:table-cell table:style-name="ce16" office:value-type="string" calcext:value-type="string">
            <text:p><text:a xlink:href="#'Tipologia MESSAGGIO'.A1" xlink:type="simple">Messaggio</text:a></text:p>
          </table:table-cell>
          <table:table-cell table:style-name="ce16" office:value-type="string" calcext:value-type="string">
            <text:p><text:a xlink:href="#'Tipologia APPUNTAMENTO'.A1" xlink:type="simple">Appuntamento</text:a></text:p>
          </table:table-cell>
          <table:table-cell table:style-name="ce47"/>
          <table:table-cell table:number-columns-repeated="1007"/>
        </table:table-row>
        <table:table-row table:style-name="ro3">
          <table:table-cell table:style-name="ce20" office:value-type="string" calcext:value-type="string">
            <text:p><text:a xlink:href="#'Tipologia PUNTO DI CONTATTO'.A1" xlink:type="simple">Punto di contatto</text:a></text:p>
          </table:table-cell>
          <table:table-cell table:style-name="ce32" table:formula="of:=IF(COUNTIF([$'Tipologia PUNTO DI CONTATTO'.$F$4:.$F115];CONCATENATE(&quot;*&quot;;[.B$42];&quot;*&quot;))&gt;0;&quot;✓&quot;;)" office:value-type="float" office:value="0" calcext:value-type="float">
            <text:p>0</text:p>
          </table:table-cell>
          <table:table-cell table:style-name="ce32" table:formula="of:=IF(COUNTIF([$'Tipologia PUNTO DI CONTATTO'.$F$4:.$F115];CONCATENATE(&quot;*&quot;;[.C$42];&quot;*&quot;))&gt;0;&quot;✓&quot;;)" office:value-type="float" office:value="0" calcext:value-type="float">
            <text:p>0</text:p>
          </table:table-cell>
          <table:table-cell table:style-name="ce32" table:formula="of:=IF(COUNTIF([$'Tipologia PUNTO DI CONTATTO'.$F$4:.$F115];CONCATENATE(&quot;*&quot;;[.D$42];&quot;*&quot;))&gt;0;&quot;✓&quot;;)" office:value-type="string" office:string-value="✓" calcext:value-type="string">
            <text:p>✓</text:p>
          </table:table-cell>
          <table:table-cell table:style-name="ce32" table:formula="of:=IF(COUNTIF([$'Tipologia PUNTO DI CONTATTO'.$F$4:.$F115];CONCATENATE(&quot;*&quot;;[.E$42];&quot;*&quot;))&gt;0;&quot;✓&quot;;)" office:value-type="float" office:value="0" calcext:value-type="float">
            <text:p>0</text:p>
          </table:table-cell>
          <table:table-cell table:style-name="ce32" table:formula="of:=IF(COUNTIF([$'Tipologia PUNTO DI CONTATTO'.$F$4:.$F115];CONCATENATE(&quot;*&quot;;[.F$42];&quot;*&quot;))&gt;0;&quot;✓&quot;;)" office:value-type="float" office:value="0" calcext:value-type="float">
            <text:p>0</text:p>
          </table:table-cell>
          <table:table-cell table:style-name="ce32" table:formula="of:=IF(COUNTIF([$'Tipologia PUNTO DI CONTATTO'.$F$4:.$F115];CONCATENATE(&quot;*&quot;;[.G$42];&quot;*&quot;))&gt;0;&quot;✓&quot;;)" office:value-type="float" office:value="0" calcext:value-type="float">
            <text:p>0</text:p>
          </table:table-cell>
          <table:table-cell table:style-name="ce32" table:formula="of:=IF(COUNTIF([$'Tipologia PUNTO DI CONTATTO'.$F$4:.$F115];CONCATENATE(&quot;*&quot;;[.H$42];&quot;*&quot;))&gt;0;&quot;✓&quot;;)" office:value-type="float" office:value="0" calcext:value-type="float">
            <text:p>0</text:p>
          </table:table-cell>
          <table:table-cell table:style-name="ce32" table:formula="of:=IF(COUNTIF([$'Tipologia PUNTO DI CONTATTO'.$F$4:.$F115];CONCATENATE(&quot;*&quot;;[.I$42];&quot;*&quot;))&gt;0;&quot;✓&quot;;)" office:value-type="float" office:value="0" calcext:value-type="float">
            <text:p>0</text:p>
          </table:table-cell>
          <table:table-cell table:style-name="ce32" table:formula="of:=IF(COUNTIF([$'Tipologia PUNTO DI CONTATTO'.$F$4:.$F115];CONCATENATE(&quot;*&quot;;[.J$42];&quot;*&quot;))&gt;0;&quot;✓&quot;;)" office:value-type="float" office:value="0" calcext:value-type="float">
            <text:p>0</text:p>
          </table:table-cell>
          <table:table-cell table:style-name="ce32" table:formula="of:=IF(COUNTIF([$'Tipologia PUNTO DI CONTATTO'.$F$4:.$F115];CONCATENATE(&quot;*&quot;;[.K$42];&quot;*&quot;))&gt;0;&quot;✓&quot;;)" office:value-type="float" office:value="0" calcext:value-type="float">
            <text:p>0</text:p>
          </table:table-cell>
          <table:table-cell table:style-name="ce32" table:formula="of:=IF(COUNTIF([$'Tipologia PUNTO DI CONTATTO'.$F$4:.$F115];CONCATENATE(&quot;*&quot;;[.L$42];&quot;*&quot;))&gt;0;&quot;✓&quot;;)" office:value-type="float" office:value="0" calcext:value-type="float">
            <text:p>0</text:p>
          </table:table-cell>
          <table:table-cell table:style-name="ce32" table:formula="of:=IF(COUNTIF([$'Tipologia PUNTO DI CONTATTO'.$F$4:.$F115];CONCATENATE(&quot;*&quot;;[.M$42];&quot;*&quot;))&gt;0;&quot;✓&quot;;)" office:value-type="float" office:value="0" calcext:value-type="float">
            <text:p>0</text:p>
          </table:table-cell>
          <table:table-cell table:style-name="ce32" table:formula="of:=IF(COUNTIF([$'Tipologia PUNTO DI CONTATTO'.$F$4:.$F115];CONCATENATE(&quot;*&quot;;[.N$42];&quot;*&quot;))&gt;0;&quot;✓&quot;;)" office:value-type="float" office:value="0" calcext:value-type="float">
            <text:p>0</text:p>
          </table:table-cell>
          <table:table-cell table:style-name="ce32" table:formula="of:=IF(COUNTIF([$'Tipologia PUNTO DI CONTATTO'.$F$4:.$F115];CONCATENATE(&quot;*&quot;;[.O$42];&quot;*&quot;))&gt;0;&quot;✓&quot;;)" office:value-type="float" office:value="0" calcext:value-type="float">
            <text:p>0</text:p>
          </table:table-cell>
          <table:table-cell table:style-name="ce32" table:formula="of:=IF(COUNTIF([$'Tipologia PUNTO DI CONTATTO'.$F$4:.$F115];CONCATENATE(&quot;*&quot;;[.P$42];&quot;*&quot;))&gt;0;&quot;✓&quot;;)" office:value-type="float" office:value="0" calcext:value-type="float">
            <text:p>0</text:p>
          </table:table-cell>
          <table:table-cell table:style-name="ce48"/>
          <table:table-cell table:number-columns-repeated="1007"/>
        </table:table-row>
        <table:table-row table:style-name="ro3">
          <table:table-cell table:style-name="ce20" office:value-type="string" calcext:value-type="string">
            <text:p><text:a xlink:href="#'Tipologia UNITÀ ORGANIZZATIVA'.A1" xlink:type="simple">Unità organizzativa</text:a></text:p>
          </table:table-cell>
          <table:table-cell table:style-name="ce32" table:formula="of:=IF(COUNTIF([$'Tipologia UNITÀ ORGANIZZATIVA'.$F$4:.$F116];CONCATENATE(&quot;*&quot;;[.B$42];&quot;*&quot;))&gt;0;&quot;✓&quot;;)" office:value-type="string" office:string-value="✓" calcext:value-type="string">
            <text:p>✓</text:p>
          </table:table-cell>
          <table:table-cell table:style-name="ce32" table:formula="of:=IF(COUNTIF([$'Tipologia UNITÀ ORGANIZZATIVA'.$F$4:.$F116];CONCATENATE(&quot;*&quot;;[.C$42];&quot;*&quot;))&gt;0;&quot;✓&quot;;)" office:value-type="string" office:string-value="✓" calcext:value-type="string">
            <text:p>✓</text:p>
          </table:table-cell>
          <table:table-cell table:style-name="ce32" table:formula="of:=IF(COUNTIF([$'Tipologia UNITÀ ORGANIZZATIVA'.$F$4:.$F116];CONCATENATE(&quot;*&quot;;[.D$42];&quot;*&quot;))&gt;0;&quot;✓&quot;;)" office:value-type="string" office:string-value="✓" calcext:value-type="string">
            <text:p>✓</text:p>
          </table:table-cell>
          <table:table-cell table:style-name="ce32" table:formula="of:=IF(COUNTIF([$'Tipologia UNITÀ ORGANIZZATIVA'.$F$4:.$F116];CONCATENATE(&quot;*&quot;;[.E$42];&quot;*&quot;))&gt;0;&quot;✓&quot;;)" office:value-type="float" office:value="0" calcext:value-type="float">
            <text:p>0</text:p>
          </table:table-cell>
          <table:table-cell table:style-name="ce32" table:formula="of:=IF(COUNTIF([$'Tipologia UNITÀ ORGANIZZATIVA'.$F$4:.$F116];CONCATENATE(&quot;*&quot;;[.F$42];&quot;*&quot;))&gt;0;&quot;✓&quot;;)" office:value-type="string" office:string-value="✓" calcext:value-type="string">
            <text:p>✓</text:p>
          </table:table-cell>
          <table:table-cell table:style-name="ce32" table:formula="of:=IF(COUNTIF([$'Tipologia UNITÀ ORGANIZZATIVA'.$F$4:.$F116];CONCATENATE(&quot;*&quot;;[.G$42];&quot;*&quot;))&gt;0;&quot;✓&quot;;)" office:value-type="float" office:value="0" calcext:value-type="float">
            <text:p>0</text:p>
          </table:table-cell>
          <table:table-cell table:style-name="ce32" table:formula="of:=IF(COUNTIF([$'Tipologia UNITÀ ORGANIZZATIVA'.$F$4:.$F116];CONCATENATE(&quot;*&quot;;[.H$42];&quot;*&quot;))&gt;0;&quot;✓&quot;;)" office:value-type="float" office:value="0" calcext:value-type="float">
            <text:p>0</text:p>
          </table:table-cell>
          <table:table-cell table:style-name="ce32" table:formula="of:=IF(COUNTIF([$'Tipologia UNITÀ ORGANIZZATIVA'.$F$4:.$F116];CONCATENATE(&quot;*&quot;;[.I$42];&quot;*&quot;))&gt;0;&quot;✓&quot;;)" office:value-type="string" office:string-value="✓" calcext:value-type="string">
            <text:p>✓</text:p>
          </table:table-cell>
          <table:table-cell table:style-name="ce32" table:formula="of:=IF(COUNTIF([$'Tipologia UNITÀ ORGANIZZATIVA'.$F$4:.$F116];CONCATENATE(&quot;*&quot;;[.J$42];&quot;*&quot;))&gt;0;&quot;✓&quot;;)" office:value-type="string" office:string-value="✓" calcext:value-type="string">
            <text:p>✓</text:p>
          </table:table-cell>
          <table:table-cell table:style-name="ce32" table:formula="of:=IF(COUNTIF([$'Tipologia UNITÀ ORGANIZZATIVA'.$F$4:.$F116];CONCATENATE(&quot;*&quot;;[.K$42];&quot;*&quot;))&gt;0;&quot;✓&quot;;)" office:value-type="float" office:value="0" calcext:value-type="float">
            <text:p>0</text:p>
          </table:table-cell>
          <table:table-cell table:style-name="ce32" table:formula="of:=IF(COUNTIF([$'Tipologia UNITÀ ORGANIZZATIVA'.$F$4:.$F116];CONCATENATE(&quot;*&quot;;[.L$42];&quot;*&quot;))&gt;0;&quot;✓&quot;;)" office:value-type="float" office:value="0" calcext:value-type="float">
            <text:p>0</text:p>
          </table:table-cell>
          <table:table-cell table:style-name="ce32" table:formula="of:=IF(COUNTIF([$'Tipologia UNITÀ ORGANIZZATIVA'.$F$4:.$F116];CONCATENATE(&quot;*&quot;;[.M$42];&quot;*&quot;))&gt;0;&quot;✓&quot;;)" office:value-type="float" office:value="0" calcext:value-type="float">
            <text:p>0</text:p>
          </table:table-cell>
          <table:table-cell table:style-name="ce32" table:formula="of:=IF(COUNTIF([$'Tipologia UNITÀ ORGANIZZATIVA'.$F$4:.$F116];CONCATENATE(&quot;*&quot;;[.N$42];&quot;*&quot;))&gt;0;&quot;✓&quot;;)" office:value-type="float" office:value="0" calcext:value-type="float">
            <text:p>0</text:p>
          </table:table-cell>
          <table:table-cell table:style-name="ce32" table:formula="of:=IF(COUNTIF([$'Tipologia UNITÀ ORGANIZZATIVA'.$F$4:.$F116];CONCATENATE(&quot;*&quot;;[.O$42];&quot;*&quot;))&gt;0;&quot;✓&quot;;)" office:value-type="float" office:value="0" calcext:value-type="float">
            <text:p>0</text:p>
          </table:table-cell>
          <table:table-cell table:style-name="ce32" table:formula="of:=IF(COUNTIF([$'Tipologia UNITÀ ORGANIZZATIVA'.$F$4:.$F116];CONCATENATE(&quot;*&quot;;[.P$42];&quot;*&quot;))&gt;0;&quot;✓&quot;;)" office:value-type="float" office:value="0" calcext:value-type="float">
            <text:p>0</text:p>
          </table:table-cell>
          <table:table-cell table:style-name="ce48"/>
          <table:table-cell table:number-columns-repeated="1007"/>
        </table:table-row>
        <table:table-row table:style-name="ro3">
          <table:table-cell table:style-name="ce20" office:value-type="string" calcext:value-type="string">
            <text:p><text:a xlink:href="#'Tipologia PERSONA PUBBLICA'.A1" xlink:type="simple">Persona pubblica</text:a></text:p>
          </table:table-cell>
          <table:table-cell table:style-name="ce32" table:formula="of:=IF(COUNTIF([$'Tipologia PERSONA PUBBLICA'.$F$4:.$F115];CONCATENATE(&quot;*&quot;;[.B$42];&quot;*&quot;))&gt;0;&quot;✓&quot;;)" office:value-type="string" office:string-value="✓" calcext:value-type="string">
            <text:p>✓</text:p>
          </table:table-cell>
          <table:table-cell table:style-name="ce32" table:formula="of:=IF(COUNTIF([$'Tipologia PERSONA PUBBLICA'.$F$4:.$F115];CONCATENATE(&quot;*&quot;;[.C$42];&quot;*&quot;))&gt;0;&quot;✓&quot;;)" office:value-type="string" office:string-value="✓" calcext:value-type="string">
            <text:p>✓</text:p>
          </table:table-cell>
          <table:table-cell table:style-name="ce32" table:formula="of:=IF(COUNTIF([$'Tipologia PERSONA PUBBLICA'.$F$4:.$F115];CONCATENATE(&quot;*&quot;;[.D$42];&quot;*&quot;))&gt;0;&quot;✓&quot;;)" office:value-type="float" office:value="0" calcext:value-type="float">
            <text:p>0</text:p>
          </table:table-cell>
          <table:table-cell table:style-name="ce32" table:formula="of:=IF(COUNTIF([$'Tipologia PERSONA PUBBLICA'.$F$4:.$F115];CONCATENATE(&quot;*&quot;;[.E$42];&quot;*&quot;))&gt;0;&quot;✓&quot;;)" office:value-type="string" office:string-value="✓" calcext:value-type="string">
            <text:p>✓</text:p>
          </table:table-cell>
          <table:table-cell table:style-name="ce32" table:formula="of:=IF(COUNTIF([$'Tipologia PERSONA PUBBLICA'.$F$4:.$F115];CONCATENATE(&quot;*&quot;;[.F$42];&quot;*&quot;))&gt;0;&quot;✓&quot;;)" office:value-type="float" office:value="0" calcext:value-type="float">
            <text:p>0</text:p>
          </table:table-cell>
          <table:table-cell table:style-name="ce32" table:formula="of:=IF(COUNTIF([$'Tipologia PERSONA PUBBLICA'.$F$4:.$F115];CONCATENATE(&quot;*&quot;;[.G$42];&quot;*&quot;))&gt;0;&quot;✓&quot;;)" office:value-type="float" office:value="0" calcext:value-type="float">
            <text:p>0</text:p>
          </table:table-cell>
          <table:table-cell table:style-name="ce32" table:formula="of:=IF(COUNTIF([$'Tipologia PERSONA PUBBLICA'.$F$4:.$F115];CONCATENATE(&quot;*&quot;;[.H$42];&quot;*&quot;))&gt;0;&quot;✓&quot;;)" office:value-type="float" office:value="0" calcext:value-type="float">
            <text:p>0</text:p>
          </table:table-cell>
          <table:table-cell table:style-name="ce32" table:formula="of:=IF(COUNTIF([$'Tipologia PERSONA PUBBLICA'.$F$4:.$F115];CONCATENATE(&quot;*&quot;;[.I$42];&quot;*&quot;))&gt;0;&quot;✓&quot;;)" office:value-type="float" office:value="0" calcext:value-type="float">
            <text:p>0</text:p>
          </table:table-cell>
          <table:table-cell table:style-name="ce32" table:formula="of:=IF(COUNTIF([$'Tipologia PERSONA PUBBLICA'.$F$4:.$F115];CONCATENATE(&quot;*&quot;;[.J$42];&quot;*&quot;))&gt;0;&quot;✓&quot;;)" office:value-type="float" office:value="0" calcext:value-type="float">
            <text:p>0</text:p>
          </table:table-cell>
          <table:table-cell table:style-name="ce32" table:formula="of:=IF(COUNTIF([$'Tipologia PERSONA PUBBLICA'.$F$4:.$F115];CONCATENATE(&quot;*&quot;;[.K$42];&quot;*&quot;))&gt;0;&quot;✓&quot;;)" office:value-type="float" office:value="0" calcext:value-type="float">
            <text:p>0</text:p>
          </table:table-cell>
          <table:table-cell table:style-name="ce32" table:formula="of:=IF(COUNTIF([$'Tipologia PERSONA PUBBLICA'.$F$4:.$F115];CONCATENATE(&quot;*&quot;;[.L$42];&quot;*&quot;))&gt;0;&quot;✓&quot;;)" office:value-type="float" office:value="0" calcext:value-type="float">
            <text:p>0</text:p>
          </table:table-cell>
          <table:table-cell table:style-name="ce32" table:formula="of:=IF(COUNTIF([$'Tipologia PERSONA PUBBLICA'.$F$4:.$F115];CONCATENATE(&quot;*&quot;;[.M$42];&quot;*&quot;))&gt;0;&quot;✓&quot;;)" office:value-type="float" office:value="0" calcext:value-type="float">
            <text:p>0</text:p>
          </table:table-cell>
          <table:table-cell table:style-name="ce32" table:formula="of:=IF(COUNTIF([$'Tipologia PERSONA PUBBLICA'.$F$4:.$F115];CONCATENATE(&quot;*&quot;;[.N$42];&quot;*&quot;))&gt;0;&quot;✓&quot;;)" office:value-type="float" office:value="0" calcext:value-type="float">
            <text:p>0</text:p>
          </table:table-cell>
          <table:table-cell table:style-name="ce32" table:formula="of:=IF(COUNTIF([$'Tipologia PERSONA PUBBLICA'.$F$4:.$F115];CONCATENATE(&quot;*&quot;;[.O$42];&quot;*&quot;))&gt;0;&quot;✓&quot;;)" office:value-type="float" office:value="0" calcext:value-type="float">
            <text:p>0</text:p>
          </table:table-cell>
          <table:table-cell table:style-name="ce32" table:formula="of:=IF(COUNTIF([$'Tipologia PERSONA PUBBLICA'.$F$4:.$F115];CONCATENATE(&quot;*&quot;;[.P$42];&quot;*&quot;))&gt;0;&quot;✓&quot;;)" office:value-type="float" office:value="0" calcext:value-type="float">
            <text:p>0</text:p>
          </table:table-cell>
          <table:table-cell table:style-name="ce48"/>
          <table:table-cell table:number-columns-repeated="1007"/>
        </table:table-row>
        <table:table-row table:style-name="ro3">
          <table:table-cell table:style-name="ce20" office:value-type="string" calcext:value-type="string">
            <text:p><text:a xlink:href="#'Tipologia INCARICO'.A1" xlink:type="simple">Incarico</text:a></text:p>
          </table:table-cell>
          <table:table-cell table:style-name="ce32" table:formula="of:=IF(COUNTIF([$'Tipologia INCARICO'.$F$4:.$F115];CONCATENATE(&quot;*&quot;;[.B$42];&quot;*&quot;))&gt;0;&quot;✓&quot;;)" office:value-type="float" office:value="0" calcext:value-type="float">
            <text:p>0</text:p>
          </table:table-cell>
          <table:table-cell table:style-name="ce32" table:formula="of:=IF(COUNTIF([$'Tipologia INCARICO'.$F$4:.$F115];CONCATENATE(&quot;*&quot;;[.C$42];&quot;*&quot;))&gt;0;&quot;✓&quot;;)" office:value-type="string" office:string-value="✓" calcext:value-type="string">
            <text:p>✓</text:p>
          </table:table-cell>
          <table:table-cell table:style-name="ce32" table:formula="of:=IF(COUNTIF([$'Tipologia INCARICO'.$F$4:.$F115];CONCATENATE(&quot;*&quot;;[.D$42];&quot;*&quot;))&gt;0;&quot;✓&quot;;)" office:value-type="string" office:string-value="✓" calcext:value-type="string">
            <text:p>✓</text:p>
          </table:table-cell>
          <table:table-cell table:style-name="ce32" table:formula="of:=IF(COUNTIF([$'Tipologia INCARICO'.$F$4:.$F115];CONCATENATE(&quot;*&quot;;[.E$42];&quot;*&quot;))&gt;0;&quot;✓&quot;;)" office:value-type="float" office:value="0" calcext:value-type="float">
            <text:p>0</text:p>
          </table:table-cell>
          <table:table-cell table:style-name="ce32" table:formula="of:=IF(COUNTIF([$'Tipologia INCARICO'.$F$4:.$F115];CONCATENATE(&quot;*&quot;;[.F$42];&quot;*&quot;))&gt;0;&quot;✓&quot;;)" office:value-type="float" office:value="0" calcext:value-type="float">
            <text:p>0</text:p>
          </table:table-cell>
          <table:table-cell table:style-name="ce32" table:formula="of:=IF(COUNTIF([$'Tipologia INCARICO'.$F$4:.$F115];CONCATENATE(&quot;*&quot;;[.G$42];&quot;*&quot;))&gt;0;&quot;✓&quot;;)" office:value-type="float" office:value="0" calcext:value-type="float">
            <text:p>0</text:p>
          </table:table-cell>
          <table:table-cell table:style-name="ce32" table:formula="of:=IF(COUNTIF([$'Tipologia INCARICO'.$F$4:.$F115];CONCATENATE(&quot;*&quot;;[.H$42];&quot;*&quot;))&gt;0;&quot;✓&quot;;)" office:value-type="float" office:value="0" calcext:value-type="float">
            <text:p>0</text:p>
          </table:table-cell>
          <table:table-cell table:style-name="ce32" table:formula="of:=IF(COUNTIF([$'Tipologia INCARICO'.$F$4:.$F115];CONCATENATE(&quot;*&quot;;[.I$42];&quot;*&quot;))&gt;0;&quot;✓&quot;;)" office:value-type="float" office:value="0" calcext:value-type="float">
            <text:p>0</text:p>
          </table:table-cell>
          <table:table-cell table:style-name="ce32" table:formula="of:=IF(COUNTIF([$'Tipologia INCARICO'.$F$4:.$F115];CONCATENATE(&quot;*&quot;;[.J$42];&quot;*&quot;))&gt;0;&quot;✓&quot;;)" office:value-type="string" office:string-value="✓" calcext:value-type="string">
            <text:p>✓</text:p>
          </table:table-cell>
          <table:table-cell table:style-name="ce32" table:formula="of:=IF(COUNTIF([$'Tipologia INCARICO'.$F$4:.$F115];CONCATENATE(&quot;*&quot;;[.K$42];&quot;*&quot;))&gt;0;&quot;✓&quot;;)" office:value-type="float" office:value="0" calcext:value-type="float">
            <text:p>0</text:p>
          </table:table-cell>
          <table:table-cell table:style-name="ce32" table:formula="of:=IF(COUNTIF([$'Tipologia INCARICO'.$F$4:.$F115];CONCATENATE(&quot;*&quot;;[.L$42];&quot;*&quot;))&gt;0;&quot;✓&quot;;)" office:value-type="float" office:value="0" calcext:value-type="float">
            <text:p>0</text:p>
          </table:table-cell>
          <table:table-cell table:style-name="ce32" table:formula="of:=IF(COUNTIF([$'Tipologia INCARICO'.$F$4:.$F115];CONCATENATE(&quot;*&quot;;[.M$42];&quot;*&quot;))&gt;0;&quot;✓&quot;;)" office:value-type="float" office:value="0" calcext:value-type="float">
            <text:p>0</text:p>
          </table:table-cell>
          <table:table-cell table:style-name="ce32" table:formula="of:=IF(COUNTIF([$'Tipologia INCARICO'.$F$4:.$F115];CONCATENATE(&quot;*&quot;;[.N$42];&quot;*&quot;))&gt;0;&quot;✓&quot;;)" office:value-type="float" office:value="0" calcext:value-type="float">
            <text:p>0</text:p>
          </table:table-cell>
          <table:table-cell table:style-name="ce32" table:formula="of:=IF(COUNTIF([$'Tipologia INCARICO'.$F$4:.$F115];CONCATENATE(&quot;*&quot;;[.O$42];&quot;*&quot;))&gt;0;&quot;✓&quot;;)" office:value-type="float" office:value="0" calcext:value-type="float">
            <text:p>0</text:p>
          </table:table-cell>
          <table:table-cell table:style-name="ce32" table:formula="of:=IF(COUNTIF([$'Tipologia INCARICO'.$F$4:.$F115];CONCATENATE(&quot;*&quot;;[.P$42];&quot;*&quot;))&gt;0;&quot;✓&quot;;)" office:value-type="float" office:value="0" calcext:value-type="float">
            <text:p>0</text:p>
          </table:table-cell>
          <table:table-cell table:style-name="ce48"/>
          <table:table-cell table:number-columns-repeated="1007"/>
        </table:table-row>
        <table:table-row table:style-name="ro3">
          <table:table-cell table:style-name="ce20" office:value-type="string" calcext:value-type="string">
            <text:p><text:a xlink:href="#'Tipologia LUOGO'.A1" xlink:type="simple">Luogo</text:a></text:p>
          </table:table-cell>
          <table:table-cell table:style-name="ce32" table:formula="of:=IF(COUNTIF([$'Tipologia LUOGO'.$F$4:.$F115];CONCATENATE(&quot;*&quot;;[.B$42];&quot;*&quot;))&gt;0;&quot;✓&quot;;)" office:value-type="string" office:string-value="✓" calcext:value-type="string">
            <text:p>✓</text:p>
          </table:table-cell>
          <table:table-cell table:style-name="ce32" table:formula="of:=IF(COUNTIF([$'Tipologia LUOGO'.$F$4:.$F115];CONCATENATE(&quot;*&quot;;[.C$42];&quot;*&quot;))&gt;0;&quot;✓&quot;;)" office:value-type="string" office:string-value="✓" calcext:value-type="string">
            <text:p>✓</text:p>
          </table:table-cell>
          <table:table-cell table:style-name="ce32" table:formula="of:=IF(COUNTIF([$'Tipologia LUOGO'.$F$4:.$F115];CONCATENATE(&quot;*&quot;;[.D$42];&quot;*&quot;))&gt;0;&quot;✓&quot;;)" office:value-type="float" office:value="0" calcext:value-type="float">
            <text:p>0</text:p>
          </table:table-cell>
          <table:table-cell table:style-name="ce32" table:formula="of:=IF(COUNTIF([$'Tipologia LUOGO'.$F$4:.$F115];CONCATENATE(&quot;*&quot;;[.E$42];&quot;*&quot;))&gt;0;&quot;✓&quot;;)" office:value-type="float" office:value="0" calcext:value-type="float">
            <text:p>0</text:p>
          </table:table-cell>
          <table:table-cell table:style-name="ce32" table:formula="of:=IF(COUNTIF([$'Tipologia LUOGO'.$F$4:.$F115];CONCATENATE(&quot;*&quot;;[.F$42];&quot;*&quot;))&gt;0;&quot;✓&quot;;)" office:value-type="string" office:string-value="✓" calcext:value-type="string">
            <text:p>✓</text:p>
          </table:table-cell>
          <table:table-cell table:style-name="ce32" table:formula="of:=IF(COUNTIF([$'Tipologia LUOGO'.$F$4:.$F115];CONCATENATE(&quot;*&quot;;[.G$42];&quot;*&quot;))&gt;0;&quot;✓&quot;;)" office:value-type="float" office:value="0" calcext:value-type="float">
            <text:p>0</text:p>
          </table:table-cell>
          <table:table-cell table:style-name="ce32" table:formula="of:=IF(COUNTIF([$'Tipologia LUOGO'.$F$4:.$F115];CONCATENATE(&quot;*&quot;;[.H$42];&quot;*&quot;))&gt;0;&quot;✓&quot;;)" office:value-type="float" office:value="0" calcext:value-type="float">
            <text:p>0</text:p>
          </table:table-cell>
          <table:table-cell table:style-name="ce32" table:formula="of:=IF(COUNTIF([$'Tipologia LUOGO'.$F$4:.$F115];CONCATENATE(&quot;*&quot;;[.I$42];&quot;*&quot;))&gt;0;&quot;✓&quot;;)" office:value-type="float" office:value="0" calcext:value-type="float">
            <text:p>0</text:p>
          </table:table-cell>
          <table:table-cell table:style-name="ce32" table:formula="of:=IF(COUNTIF([$'Tipologia LUOGO'.$F$4:.$F115];CONCATENATE(&quot;*&quot;;[.J$42];&quot;*&quot;))&gt;0;&quot;✓&quot;;)" office:value-type="float" office:value="0" calcext:value-type="float">
            <text:p>0</text:p>
          </table:table-cell>
          <table:table-cell table:style-name="ce32" table:formula="of:=IF(COUNTIF([$'Tipologia LUOGO'.$F$4:.$F115];CONCATENATE(&quot;*&quot;;[.K$42];&quot;*&quot;))&gt;0;&quot;✓&quot;;)" office:value-type="float" office:value="0" calcext:value-type="float">
            <text:p>0</text:p>
          </table:table-cell>
          <table:table-cell table:style-name="ce32" table:formula="of:=IF(COUNTIF([$'Tipologia LUOGO'.$F$4:.$F115];CONCATENATE(&quot;*&quot;;[.L$42];&quot;*&quot;))&gt;0;&quot;✓&quot;;)" office:value-type="float" office:value="0" calcext:value-type="float">
            <text:p>0</text:p>
          </table:table-cell>
          <table:table-cell table:style-name="ce32" table:formula="of:=IF(COUNTIF([$'Tipologia LUOGO'.$F$4:.$F115];CONCATENATE(&quot;*&quot;;[.M$42];&quot;*&quot;))&gt;0;&quot;✓&quot;;)" office:value-type="float" office:value="0" calcext:value-type="float">
            <text:p>0</text:p>
          </table:table-cell>
          <table:table-cell table:style-name="ce32" table:formula="of:=IF(COUNTIF([$'Tipologia LUOGO'.$F$4:.$F115];CONCATENATE(&quot;*&quot;;[.N$42];&quot;*&quot;))&gt;0;&quot;✓&quot;;)" office:value-type="float" office:value="0" calcext:value-type="float">
            <text:p>0</text:p>
          </table:table-cell>
          <table:table-cell table:style-name="ce32" table:formula="of:=IF(COUNTIF([$'Tipologia LUOGO'.$F$4:.$F115];CONCATENATE(&quot;*&quot;;[.O$42];&quot;*&quot;))&gt;0;&quot;✓&quot;;)" office:value-type="float" office:value="0" calcext:value-type="float">
            <text:p>0</text:p>
          </table:table-cell>
          <table:table-cell table:style-name="ce32" table:formula="of:=IF(COUNTIF([$'Tipologia LUOGO'.$F$4:.$F115];CONCATENATE(&quot;*&quot;;[.P$42];&quot;*&quot;))&gt;0;&quot;✓&quot;;)" office:value-type="float" office:value="0" calcext:value-type="float">
            <text:p>0</text:p>
          </table:table-cell>
          <table:table-cell table:style-name="ce48"/>
          <table:table-cell table:number-columns-repeated="1007"/>
        </table:table-row>
        <table:table-row table:style-name="ro3">
          <table:table-cell table:style-name="ce20" office:value-type="string" calcext:value-type="string">
            <text:p><text:a xlink:href="#'Tipologia NOTIZIA'.A1" xlink:type="simple">Notizia</text:a></text:p>
          </table:table-cell>
          <table:table-cell table:style-name="ce32" table:formula="of:=IF(COUNTIF([$'Tipologia NOTIZIA'.$F$4:.$F115];CONCATENATE(&quot;*&quot;;[.B$42];&quot;*&quot;))&gt;0;&quot;✓&quot;;)" office:value-type="float" office:value="0" calcext:value-type="float">
            <text:p>0</text:p>
          </table:table-cell>
          <table:table-cell table:style-name="ce32" table:formula="of:=IF(COUNTIF([$'Tipologia NOTIZIA'.$F$4:.$F115];CONCATENATE(&quot;*&quot;;[.C$42];&quot;*&quot;))&gt;0;&quot;✓&quot;;)" office:value-type="string" office:string-value="✓" calcext:value-type="string">
            <text:p>✓</text:p>
          </table:table-cell>
          <table:table-cell table:style-name="ce32" table:formula="of:=IF(COUNTIF([$'Tipologia NOTIZIA'.$F$4:.$F115];CONCATENATE(&quot;*&quot;;[.D$42];&quot;*&quot;))&gt;0;&quot;✓&quot;;)" office:value-type="string" office:string-value="✓" calcext:value-type="string">
            <text:p>✓</text:p>
          </table:table-cell>
          <table:table-cell table:style-name="ce32" table:formula="of:=IF(COUNTIF([$'Tipologia NOTIZIA'.$F$4:.$F115];CONCATENATE(&quot;*&quot;;[.E$42];&quot;*&quot;))&gt;0;&quot;✓&quot;;)" office:value-type="float" office:value="0" calcext:value-type="float">
            <text:p>0</text:p>
          </table:table-cell>
          <table:table-cell table:style-name="ce32" table:formula="of:=IF(COUNTIF([$'Tipologia NOTIZIA'.$F$4:.$F115];CONCATENATE(&quot;*&quot;;[.F$42];&quot;*&quot;))&gt;0;&quot;✓&quot;;)" office:value-type="string" office:string-value="✓" calcext:value-type="string">
            <text:p>✓</text:p>
          </table:table-cell>
          <table:table-cell table:style-name="ce32" table:formula="of:=IF(COUNTIF([$'Tipologia NOTIZIA'.$F$4:.$F115];CONCATENATE(&quot;*&quot;;[.G$42];&quot;*&quot;))&gt;0;&quot;✓&quot;;)" office:value-type="float" office:value="0" calcext:value-type="float">
            <text:p>0</text:p>
          </table:table-cell>
          <table:table-cell table:style-name="ce32" table:formula="of:=IF(COUNTIF([$'Tipologia NOTIZIA'.$F$4:.$F115];CONCATENATE(&quot;*&quot;;[.H$42];&quot;*&quot;))&gt;0;&quot;✓&quot;;)" office:value-type="float" office:value="0" calcext:value-type="float">
            <text:p>0</text:p>
          </table:table-cell>
          <table:table-cell table:style-name="ce32" table:formula="of:=IF(COUNTIF([$'Tipologia NOTIZIA'.$F$4:.$F115];CONCATENATE(&quot;*&quot;;[.I$42];&quot;*&quot;))&gt;0;&quot;✓&quot;;)" office:value-type="float" office:value="0" calcext:value-type="float">
            <text:p>0</text:p>
          </table:table-cell>
          <table:table-cell table:style-name="ce32" table:formula="of:=IF(COUNTIF([$'Tipologia NOTIZIA'.$F$4:.$F115];CONCATENATE(&quot;*&quot;;[.J$42];&quot;*&quot;))&gt;0;&quot;✓&quot;;)" office:value-type="string" office:string-value="✓" calcext:value-type="string">
            <text:p>✓</text:p>
          </table:table-cell>
          <table:table-cell table:style-name="ce32" table:formula="of:=IF(COUNTIF([$'Tipologia NOTIZIA'.$F$4:.$F115];CONCATENATE(&quot;*&quot;;[.K$42];&quot;*&quot;))&gt;0;&quot;✓&quot;;)" office:value-type="string" office:string-value="✓" calcext:value-type="string">
            <text:p>✓</text:p>
          </table:table-cell>
          <table:table-cell table:style-name="ce32" table:formula="of:=IF(COUNTIF([$'Tipologia NOTIZIA'.$F$4:.$F115];CONCATENATE(&quot;*&quot;;[.L$42];&quot;*&quot;))&gt;0;&quot;✓&quot;;)" office:value-type="float" office:value="0" calcext:value-type="float">
            <text:p>0</text:p>
          </table:table-cell>
          <table:table-cell table:style-name="ce32" table:formula="of:=IF(COUNTIF([$'Tipologia NOTIZIA'.$F$4:.$F115];CONCATENATE(&quot;*&quot;;[.M$42];&quot;*&quot;))&gt;0;&quot;✓&quot;;)" office:value-type="float" office:value="0" calcext:value-type="float">
            <text:p>0</text:p>
          </table:table-cell>
          <table:table-cell table:style-name="ce32" table:formula="of:=IF(COUNTIF([$'Tipologia NOTIZIA'.$F$4:.$F115];CONCATENATE(&quot;*&quot;;[.N$42];&quot;*&quot;))&gt;0;&quot;✓&quot;;)" office:value-type="float" office:value="0" calcext:value-type="float">
            <text:p>0</text:p>
          </table:table-cell>
          <table:table-cell table:style-name="ce32" table:formula="of:=IF(COUNTIF([$'Tipologia NOTIZIA'.$F$4:.$F115];CONCATENATE(&quot;*&quot;;[.O$42];&quot;*&quot;))&gt;0;&quot;✓&quot;;)" office:value-type="float" office:value="0" calcext:value-type="float">
            <text:p>0</text:p>
          </table:table-cell>
          <table:table-cell table:style-name="ce32" table:formula="of:=IF(COUNTIF([$'Tipologia NOTIZIA'.$F$4:.$F115];CONCATENATE(&quot;*&quot;;[.P$42];&quot;*&quot;))&gt;0;&quot;✓&quot;;)" office:value-type="float" office:value="0" calcext:value-type="float">
            <text:p>0</text:p>
          </table:table-cell>
          <table:table-cell table:style-name="ce48"/>
          <table:table-cell table:number-columns-repeated="1007"/>
        </table:table-row>
        <table:table-row table:style-name="ro3">
          <table:table-cell table:style-name="ce20" office:value-type="string" calcext:value-type="string">
            <text:p><text:a xlink:href="#'Tipologia EVENTO'.A1" xlink:type="simple">Evento</text:a></text:p>
          </table:table-cell>
          <table:table-cell table:style-name="ce32" table:formula="of:=IF(COUNTIF([$'Tipologia EVENTO'.$F$4:.$F119];CONCATENATE(&quot;*&quot;;[.B$42];&quot;*&quot;))&gt;0;&quot;✓&quot;;)" office:value-type="string" office:string-value="✓" calcext:value-type="string">
            <text:p>✓</text:p>
          </table:table-cell>
          <table:table-cell table:style-name="ce32" table:formula="of:=IF(COUNTIF([$'Tipologia EVENTO'.$F$4:.$F119];CONCATENATE(&quot;*&quot;;[.C$42];&quot;*&quot;))&gt;0;&quot;✓&quot;;)" office:value-type="string" office:string-value="✓" calcext:value-type="string">
            <text:p>✓</text:p>
          </table:table-cell>
          <table:table-cell table:style-name="ce32" table:formula="of:=IF(COUNTIF([$'Tipologia EVENTO'.$F$4:.$F119];CONCATENATE(&quot;*&quot;;[.D$42];&quot;*&quot;))&gt;0;&quot;✓&quot;;)" office:value-type="string" office:string-value="✓" calcext:value-type="string">
            <text:p>✓</text:p>
          </table:table-cell>
          <table:table-cell table:style-name="ce32" table:formula="of:=IF(COUNTIF([$'Tipologia EVENTO'.$F$4:.$F119];CONCATENATE(&quot;*&quot;;[.E$42];&quot;*&quot;))&gt;0;&quot;✓&quot;;)" office:value-type="float" office:value="0" calcext:value-type="float">
            <text:p>0</text:p>
          </table:table-cell>
          <table:table-cell table:style-name="ce32" table:formula="of:=IF(COUNTIF([$'Tipologia EVENTO'.$F$4:.$F119];CONCATENATE(&quot;*&quot;;[.F$42];&quot;*&quot;))&gt;0;&quot;✓&quot;;)" office:value-type="string" office:string-value="✓" calcext:value-type="string">
            <text:p>✓</text:p>
          </table:table-cell>
          <table:table-cell table:style-name="ce32" table:formula="of:=IF(COUNTIF([$'Tipologia EVENTO'.$F$4:.$F119];CONCATENATE(&quot;*&quot;;[.G$42];&quot;*&quot;))&gt;0;&quot;✓&quot;;)" office:value-type="float" office:value="0" calcext:value-type="float">
            <text:p>0</text:p>
          </table:table-cell>
          <table:table-cell table:style-name="ce32" table:formula="of:=IF(COUNTIF([$'Tipologia EVENTO'.$F$4:.$F119];CONCATENATE(&quot;*&quot;;[.H$42];&quot;*&quot;))&gt;0;&quot;✓&quot;;)" office:value-type="string" office:string-value="✓" calcext:value-type="string">
            <text:p>✓</text:p>
          </table:table-cell>
          <table:table-cell table:style-name="ce32" table:formula="of:=IF(COUNTIF([$'Tipologia EVENTO'.$F$4:.$F119];CONCATENATE(&quot;*&quot;;[.I$42];&quot;*&quot;))&gt;0;&quot;✓&quot;;)" office:value-type="float" office:value="0" calcext:value-type="float">
            <text:p>0</text:p>
          </table:table-cell>
          <table:table-cell table:style-name="ce32" table:formula="of:=IF(COUNTIF([$'Tipologia EVENTO'.$F$4:.$F119];CONCATENATE(&quot;*&quot;;[.J$42];&quot;*&quot;))&gt;0;&quot;✓&quot;;)" office:value-type="float" office:value="0" calcext:value-type="float">
            <text:p>0</text:p>
          </table:table-cell>
          <table:table-cell table:style-name="ce32" table:formula="of:=IF(COUNTIF([$'Tipologia EVENTO'.$F$4:.$F119];CONCATENATE(&quot;*&quot;;[.K$42];&quot;*&quot;))&gt;0;&quot;✓&quot;;)" office:value-type="float" office:value="0" calcext:value-type="float">
            <text:p>0</text:p>
          </table:table-cell>
          <table:table-cell table:style-name="ce32" table:formula="of:=IF(COUNTIF([$'Tipologia EVENTO'.$F$4:.$F119];CONCATENATE(&quot;*&quot;;[.L$42];&quot;*&quot;))&gt;0;&quot;✓&quot;;)" office:value-type="float" office:value="0" calcext:value-type="float">
            <text:p>0</text:p>
          </table:table-cell>
          <table:table-cell table:style-name="ce32" table:formula="of:=IF(COUNTIF([$'Tipologia EVENTO'.$F$4:.$F119];CONCATENATE(&quot;*&quot;;[.M$42];&quot;*&quot;))&gt;0;&quot;✓&quot;;)" office:value-type="float" office:value="0" calcext:value-type="float">
            <text:p>0</text:p>
          </table:table-cell>
          <table:table-cell table:style-name="ce32" table:formula="of:=IF(COUNTIF([$'Tipologia EVENTO'.$F$4:.$F119];CONCATENATE(&quot;*&quot;;[.N$42];&quot;*&quot;))&gt;0;&quot;✓&quot;;)" office:value-type="float" office:value="0" calcext:value-type="float">
            <text:p>0</text:p>
          </table:table-cell>
          <table:table-cell table:style-name="ce32" table:formula="of:=IF(COUNTIF([$'Tipologia EVENTO'.$F$4:.$F119];CONCATENATE(&quot;*&quot;;[.O$42];&quot;*&quot;))&gt;0;&quot;✓&quot;;)" office:value-type="float" office:value="0" calcext:value-type="float">
            <text:p>0</text:p>
          </table:table-cell>
          <table:table-cell table:style-name="ce32" table:formula="of:=IF(COUNTIF([$'Tipologia EVENTO'.$F$4:.$F119];CONCATENATE(&quot;*&quot;;[.P$42];&quot;*&quot;))&gt;0;&quot;✓&quot;;)" office:value-type="float" office:value="0" calcext:value-type="float">
            <text:p>0</text:p>
          </table:table-cell>
          <table:table-cell table:style-name="ce48"/>
          <table:table-cell table:number-columns-repeated="1007"/>
        </table:table-row>
        <table:table-row table:style-name="ro3">
          <table:table-cell table:style-name="ce20" office:value-type="string" calcext:value-type="string">
            <text:p><text:a xlink:href="#'Tipologia SERVIZIO'.A1" xlink:type="simple">Servizio</text:a></text:p>
          </table:table-cell>
          <table:table-cell table:style-name="ce32" table:formula="of:=IF(COUNTIF([$'Tipologia SERVIZIO'.$F$5:.$F115];CONCATENATE(&quot;*&quot;;[.B$42];&quot;*&quot;))&gt;0;&quot;✓&quot;;)" office:value-type="string" office:string-value="✓" calcext:value-type="string">
            <text:p>✓</text:p>
          </table:table-cell>
          <table:table-cell table:style-name="ce32" table:formula="of:=IF(COUNTIF([$'Tipologia SERVIZIO'.$F$5:.$F115];CONCATENATE(&quot;*&quot;;[.C$42];&quot;*&quot;))&gt;0;&quot;✓&quot;;)" office:value-type="string" office:string-value="✓" calcext:value-type="string">
            <text:p>✓</text:p>
          </table:table-cell>
          <table:table-cell table:style-name="ce32" table:formula="of:=IF(COUNTIF([$'Tipologia SERVIZIO'.$F$5:.$F115];CONCATENATE(&quot;*&quot;;[.D$42];&quot;*&quot;))&gt;0;&quot;✓&quot;;)" office:value-type="float" office:value="0" calcext:value-type="float">
            <text:p>0</text:p>
          </table:table-cell>
          <table:table-cell table:style-name="ce32" table:formula="of:=IF(COUNTIF([$'Tipologia SERVIZIO'.$F$5:.$F115];CONCATENATE(&quot;*&quot;;[.E$42];&quot;*&quot;))&gt;0;&quot;✓&quot;;)" office:value-type="float" office:value="0" calcext:value-type="float">
            <text:p>0</text:p>
          </table:table-cell>
          <table:table-cell table:style-name="ce32" table:formula="of:=IF(COUNTIF([$'Tipologia SERVIZIO'.$F$5:.$F115];CONCATENATE(&quot;*&quot;;[.F$42];&quot;*&quot;))&gt;0;&quot;✓&quot;;)" office:value-type="float" office:value="0" calcext:value-type="float">
            <text:p>0</text:p>
          </table:table-cell>
          <table:table-cell table:style-name="ce32" table:formula="of:=IF(COUNTIF([$'Tipologia SERVIZIO'.$F$5:.$F115];CONCATENATE(&quot;*&quot;;[.G$42];&quot;*&quot;))&gt;0;&quot;✓&quot;;)" office:value-type="float" office:value="0" calcext:value-type="float">
            <text:p>0</text:p>
          </table:table-cell>
          <table:table-cell table:style-name="ce32" table:formula="of:=IF(COUNTIF([$'Tipologia SERVIZIO'.$F$5:.$F115];CONCATENATE(&quot;*&quot;;[.H$42];&quot;*&quot;))&gt;0;&quot;✓&quot;;)" office:value-type="float" office:value="0" calcext:value-type="float">
            <text:p>0</text:p>
          </table:table-cell>
          <table:table-cell table:style-name="ce32" table:formula="of:=IF(COUNTIF([$'Tipologia SERVIZIO'.$F$5:.$F115];CONCATENATE(&quot;*&quot;;[.I$42];&quot;*&quot;))&gt;0;&quot;✓&quot;;)" office:value-type="float" office:value="0" calcext:value-type="float">
            <text:p>0</text:p>
          </table:table-cell>
          <table:table-cell table:style-name="ce32" table:formula="of:=IF(COUNTIF([$'Tipologia SERVIZIO'.$F$5:.$F115];CONCATENATE(&quot;*&quot;;[.J$42];&quot;*&quot;))&gt;0;&quot;✓&quot;;)" office:value-type="string" office:string-value="✓" calcext:value-type="string">
            <text:p>✓</text:p>
          </table:table-cell>
          <table:table-cell table:style-name="ce32" table:formula="of:=IF(COUNTIF([$'Tipologia SERVIZIO'.$F$5:.$F115];CONCATENATE(&quot;*&quot;;[.K$42];&quot;*&quot;))&gt;0;&quot;✓&quot;;)" office:value-type="float" office:value="0" calcext:value-type="float">
            <text:p>0</text:p>
          </table:table-cell>
          <table:table-cell table:style-name="ce32" table:formula="of:=IF(COUNTIF([$'Tipologia SERVIZIO'.$F$5:.$F115];CONCATENATE(&quot;*&quot;;[.L$42];&quot;*&quot;))&gt;0;&quot;✓&quot;;)" office:value-type="float" office:value="0" calcext:value-type="float">
            <text:p>0</text:p>
          </table:table-cell>
          <table:table-cell table:style-name="ce32" table:formula="of:=IF(COUNTIF([$'Tipologia SERVIZIO'.$F$5:.$F115];CONCATENATE(&quot;*&quot;;[.M$42];&quot;*&quot;))&gt;0;&quot;✓&quot;;)" office:value-type="float" office:value="0" calcext:value-type="float">
            <text:p>0</text:p>
          </table:table-cell>
          <table:table-cell table:style-name="ce32" table:formula="of:=IF(COUNTIF([$'Tipologia SERVIZIO'.$F$5:.$F115];CONCATENATE(&quot;*&quot;;[.N$42];&quot;*&quot;))&gt;0;&quot;✓&quot;;)" office:value-type="float" office:value="0" calcext:value-type="float">
            <text:p>0</text:p>
          </table:table-cell>
          <table:table-cell table:style-name="ce32" table:formula="of:=IF(COUNTIF([$'Tipologia SERVIZIO'.$F$5:.$F115];CONCATENATE(&quot;*&quot;;[.O$42];&quot;*&quot;))&gt;0;&quot;✓&quot;;)" office:value-type="float" office:value="0" calcext:value-type="float">
            <text:p>0</text:p>
          </table:table-cell>
          <table:table-cell table:style-name="ce32" table:formula="of:=IF(COUNTIF([$'Tipologia SERVIZIO'.$F$5:.$F115];CONCATENATE(&quot;*&quot;;[.P$42];&quot;*&quot;))&gt;0;&quot;✓&quot;;)" office:value-type="float" office:value="0" calcext:value-type="float">
            <text:p>0</text:p>
          </table:table-cell>
          <table:table-cell table:style-name="ce48"/>
          <table:table-cell table:number-columns-repeated="1007"/>
        </table:table-row>
        <table:table-row table:style-name="ro3">
          <table:table-cell table:style-name="ce20" office:value-type="string" calcext:value-type="string">
            <text:p><text:a xlink:href="#'Tipologia DOCUMENTO PUBBLICO'.A1" xlink:type="simple">Documento pubblico</text:a></text:p>
          </table:table-cell>
          <table:table-cell table:style-name="ce32" table:formula="of:=IF(COUNTIF([$'Tipologia DOCUMENTO PUBBLICO'.$F$4:.$F115];CONCATENATE(&quot;*&quot;;[.B$42];&quot;*&quot;))&gt;0;&quot;✓&quot;;)" office:value-type="float" office:value="0" calcext:value-type="float">
            <text:p>0</text:p>
          </table:table-cell>
          <table:table-cell table:style-name="ce32" table:formula="of:=IF(COUNTIF([$'Tipologia DOCUMENTO PUBBLICO'.$F$4:.$F115];CONCATENATE(&quot;*&quot;;[.C$42];&quot;*&quot;))&gt;0;&quot;✓&quot;;)" office:value-type="string" office:string-value="✓" calcext:value-type="string">
            <text:p>✓</text:p>
          </table:table-cell>
          <table:table-cell table:style-name="ce32" table:formula="of:=IF(COUNTIF([$'Tipologia DOCUMENTO PUBBLICO'.$F$4:.$F115];CONCATENATE(&quot;*&quot;;[.D$42];&quot;*&quot;))&gt;0;&quot;✓&quot;;)" office:value-type="float" office:value="0" calcext:value-type="float">
            <text:p>0</text:p>
          </table:table-cell>
          <table:table-cell table:style-name="ce32" table:formula="of:=IF(COUNTIF([$'Tipologia DOCUMENTO PUBBLICO'.$F$4:.$F115];CONCATENATE(&quot;*&quot;;[.E$42];&quot;*&quot;))&gt;0;&quot;✓&quot;;)" office:value-type="float" office:value="0" calcext:value-type="float">
            <text:p>0</text:p>
          </table:table-cell>
          <table:table-cell table:style-name="ce32" table:formula="of:=IF(COUNTIF([$'Tipologia DOCUMENTO PUBBLICO'.$F$4:.$F115];CONCATENATE(&quot;*&quot;;[.F$42];&quot;*&quot;))&gt;0;&quot;✓&quot;;)" office:value-type="float" office:value="0" calcext:value-type="float">
            <text:p>0</text:p>
          </table:table-cell>
          <table:table-cell table:style-name="ce32" table:formula="of:=IF(COUNTIF([$'Tipologia DOCUMENTO PUBBLICO'.$F$4:.$F115];CONCATENATE(&quot;*&quot;;[.G$42];&quot;*&quot;))&gt;0;&quot;✓&quot;;)" office:value-type="float" office:value="0" calcext:value-type="float">
            <text:p>0</text:p>
          </table:table-cell>
          <table:table-cell table:style-name="ce32" table:formula="of:=IF(COUNTIF([$'Tipologia DOCUMENTO PUBBLICO'.$F$4:.$F115];CONCATENATE(&quot;*&quot;;[.H$42];&quot;*&quot;))&gt;0;&quot;✓&quot;;)" office:value-type="float" office:value="0" calcext:value-type="float">
            <text:p>0</text:p>
          </table:table-cell>
          <table:table-cell table:style-name="ce32" table:formula="of:=IF(COUNTIF([$'Tipologia DOCUMENTO PUBBLICO'.$F$4:.$F115];CONCATENATE(&quot;*&quot;;[.I$42];&quot;*&quot;))&gt;0;&quot;✓&quot;;)" office:value-type="string" office:string-value="✓" calcext:value-type="string">
            <text:p>✓</text:p>
          </table:table-cell>
          <table:table-cell table:style-name="ce32" table:formula="of:=IF(COUNTIF([$'Tipologia DOCUMENTO PUBBLICO'.$F$4:.$F115];CONCATENATE(&quot;*&quot;;[.J$42];&quot;*&quot;))&gt;0;&quot;✓&quot;;)" office:value-type="string" office:string-value="✓" calcext:value-type="string">
            <text:p>✓</text:p>
          </table:table-cell>
          <table:table-cell table:style-name="ce32" table:formula="of:=IF(COUNTIF([$'Tipologia DOCUMENTO PUBBLICO'.$F$4:.$F115];CONCATENATE(&quot;*&quot;;[.K$42];&quot;*&quot;))&gt;0;&quot;✓&quot;;)" office:value-type="string" office:string-value="✓" calcext:value-type="string">
            <text:p>✓</text:p>
          </table:table-cell>
          <table:table-cell table:style-name="ce32" table:formula="of:=IF(COUNTIF([$'Tipologia DOCUMENTO PUBBLICO'.$F$4:.$F115];CONCATENATE(&quot;*&quot;;[.L$42];&quot;*&quot;))&gt;0;&quot;✓&quot;;)" office:value-type="float" office:value="0" calcext:value-type="float">
            <text:p>0</text:p>
          </table:table-cell>
          <table:table-cell table:style-name="ce32" table:formula="of:=IF(COUNTIF([$'Tipologia DOCUMENTO PUBBLICO'.$F$4:.$F115];CONCATENATE(&quot;*&quot;;[.M$42];&quot;*&quot;))&gt;0;&quot;✓&quot;;)" office:value-type="float" office:value="0" calcext:value-type="float">
            <text:p>0</text:p>
          </table:table-cell>
          <table:table-cell table:style-name="ce32" table:formula="of:=IF(COUNTIF([$'Tipologia DOCUMENTO PUBBLICO'.$F$4:.$F115];CONCATENATE(&quot;*&quot;;[.N$42];&quot;*&quot;))&gt;0;&quot;✓&quot;;)" office:value-type="float" office:value="0" calcext:value-type="float">
            <text:p>0</text:p>
          </table:table-cell>
          <table:table-cell table:style-name="ce32" table:formula="of:=IF(COUNTIF([$'Tipologia DOCUMENTO PUBBLICO'.$F$4:.$F115];CONCATENATE(&quot;*&quot;;[.O$42];&quot;*&quot;))&gt;0;&quot;✓&quot;;)" office:value-type="float" office:value="0" calcext:value-type="float">
            <text:p>0</text:p>
          </table:table-cell>
          <table:table-cell table:style-name="ce32" table:formula="of:=IF(COUNTIF([$'Tipologia DOCUMENTO PUBBLICO'.$F$4:.$F115];CONCATENATE(&quot;*&quot;;[.P$42];&quot;*&quot;))&gt;0;&quot;✓&quot;;)" office:value-type="float" office:value="0" calcext:value-type="float">
            <text:p>0</text:p>
          </table:table-cell>
          <table:table-cell table:style-name="ce48"/>
          <table:table-cell table:number-columns-repeated="1007"/>
        </table:table-row>
        <table:table-row table:style-name="ro3">
          <table:table-cell table:style-name="ce20" office:value-type="string" calcext:value-type="string">
            <text:p><text:a xlink:href="#'Tipologia DATASET'.A1" xlink:type="simple">Dataset</text:a></text:p>
          </table:table-cell>
          <table:table-cell table:style-name="ce32" table:formula="of:=IF(COUNTIF([$'Tipologia DATASET'.$F$4:.$F115];CONCATENATE(&quot;*&quot;;[.B$42];&quot;*&quot;))&gt;0;&quot;✓&quot;;)" office:value-type="float" office:value="0" calcext:value-type="float">
            <text:p>0</text:p>
          </table:table-cell>
          <table:table-cell table:style-name="ce32" table:formula="of:=IF(COUNTIF([$'Tipologia DATASET'.$F$4:.$F115];CONCATENATE(&quot;*&quot;;[.C$42];&quot;*&quot;))&gt;0;&quot;✓&quot;;)" office:value-type="string" office:string-value="✓" calcext:value-type="string">
            <text:p>✓</text:p>
          </table:table-cell>
          <table:table-cell table:style-name="ce32" table:formula="of:=IF(COUNTIF([$'Tipologia DATASET'.$F$4:.$F115];CONCATENATE(&quot;*&quot;;[.D$42];&quot;*&quot;))&gt;0;&quot;✓&quot;;)" office:value-type="float" office:value="0" calcext:value-type="float">
            <text:p>0</text:p>
          </table:table-cell>
          <table:table-cell table:style-name="ce32" table:formula="of:=IF(COUNTIF([$'Tipologia DATASET'.$F$4:.$F115];CONCATENATE(&quot;*&quot;;[.E$42];&quot;*&quot;))&gt;0;&quot;✓&quot;;)" office:value-type="float" office:value="0" calcext:value-type="float">
            <text:p>0</text:p>
          </table:table-cell>
          <table:table-cell table:style-name="ce32" table:formula="of:=IF(COUNTIF([$'Tipologia DATASET'.$F$4:.$F115];CONCATENATE(&quot;*&quot;;[.F$42];&quot;*&quot;))&gt;0;&quot;✓&quot;;)" office:value-type="float" office:value="0" calcext:value-type="float">
            <text:p>0</text:p>
          </table:table-cell>
          <table:table-cell table:style-name="ce32" table:formula="of:=IF(COUNTIF([$'Tipologia DATASET'.$F$4:.$F115];CONCATENATE(&quot;*&quot;;[.G$42];&quot;*&quot;))&gt;0;&quot;✓&quot;;)" office:value-type="float" office:value="0" calcext:value-type="float">
            <text:p>0</text:p>
          </table:table-cell>
          <table:table-cell table:style-name="ce32" table:formula="of:=IF(COUNTIF([$'Tipologia DATASET'.$F$4:.$F115];CONCATENATE(&quot;*&quot;;[.H$42];&quot;*&quot;))&gt;0;&quot;✓&quot;;)" office:value-type="float" office:value="0" calcext:value-type="float">
            <text:p>0</text:p>
          </table:table-cell>
          <table:table-cell table:style-name="ce32" table:formula="of:=IF(COUNTIF([$'Tipologia DATASET'.$F$4:.$F115];CONCATENATE(&quot;*&quot;;[.I$42];&quot;*&quot;))&gt;0;&quot;✓&quot;;)" office:value-type="float" office:value="0" calcext:value-type="float">
            <text:p>0</text:p>
          </table:table-cell>
          <table:table-cell table:style-name="ce32" table:formula="of:=IF(COUNTIF([$'Tipologia DATASET'.$F$4:.$F115];CONCATENATE(&quot;*&quot;;[.J$42];&quot;*&quot;))&gt;0;&quot;✓&quot;;)" office:value-type="float" office:value="0" calcext:value-type="float">
            <text:p>0</text:p>
          </table:table-cell>
          <table:table-cell table:style-name="ce32" table:formula="of:=IF(COUNTIF([$'Tipologia DATASET'.$F$4:.$F115];CONCATENATE(&quot;*&quot;;[.K$42];&quot;*&quot;))&gt;0;&quot;✓&quot;;)" office:value-type="float" office:value="0" calcext:value-type="float">
            <text:p>0</text:p>
          </table:table-cell>
          <table:table-cell table:style-name="ce32" table:formula="of:=IF(COUNTIF([$'Tipologia DATASET'.$F$4:.$F115];CONCATENATE(&quot;*&quot;;[.L$42];&quot;*&quot;))&gt;0;&quot;✓&quot;;)" office:value-type="float" office:value="0" calcext:value-type="float">
            <text:p>0</text:p>
          </table:table-cell>
          <table:table-cell table:style-name="ce32" table:formula="of:=IF(COUNTIF([$'Tipologia DATASET'.$F$4:.$F115];CONCATENATE(&quot;*&quot;;[.M$42];&quot;*&quot;))&gt;0;&quot;✓&quot;;)" office:value-type="float" office:value="0" calcext:value-type="float">
            <text:p>0</text:p>
          </table:table-cell>
          <table:table-cell table:style-name="ce32" table:formula="of:=IF(COUNTIF([$'Tipologia DATASET'.$F$4:.$F115];CONCATENATE(&quot;*&quot;;[.N$42];&quot;*&quot;))&gt;0;&quot;✓&quot;;)" office:value-type="float" office:value="0" calcext:value-type="float">
            <text:p>0</text:p>
          </table:table-cell>
          <table:table-cell table:style-name="ce32" table:formula="of:=IF(COUNTIF([$'Tipologia DATASET'.$F$4:.$F115];CONCATENATE(&quot;*&quot;;[.O$42];&quot;*&quot;))&gt;0;&quot;✓&quot;;)" office:value-type="float" office:value="0" calcext:value-type="float">
            <text:p>0</text:p>
          </table:table-cell>
          <table:table-cell table:style-name="ce32" table:formula="of:=IF(COUNTIF([$'Tipologia DATASET'.$F$4:.$F115];CONCATENATE(&quot;*&quot;;[.P$42];&quot;*&quot;))&gt;0;&quot;✓&quot;;)" office:value-type="float" office:value="0" calcext:value-type="float">
            <text:p>0</text:p>
          </table:table-cell>
          <table:table-cell table:style-name="ce48"/>
          <table:table-cell table:number-columns-repeated="1007"/>
        </table:table-row>
        <table:table-row table:style-name="ro3">
          <table:table-cell table:style-name="ce20" office:value-type="string" calcext:value-type="string">
            <text:p><text:a xlink:href="#'Tipologia PRATICA'.A1" xlink:type="simple">Pratica</text:a></text:p>
          </table:table-cell>
          <table:table-cell table:style-name="ce32" table:formula="of:=IF(COUNTIF([$'Tipologia PRATICA'.$F$4:.$F115];CONCATENATE(&quot;*&quot;;[.B$42];&quot;*&quot;))&gt;0;&quot;✓&quot;;)" office:value-type="float" office:value="0" calcext:value-type="float">
            <text:p>0</text:p>
          </table:table-cell>
          <table:table-cell table:style-name="ce32" table:formula="of:=IF(COUNTIF([$'Tipologia PRATICA'.$F$4:.$F115];CONCATENATE(&quot;*&quot;;[.C$42];&quot;*&quot;))&gt;0;&quot;✓&quot;;)" office:value-type="string" office:string-value="✓" calcext:value-type="string">
            <text:p>✓</text:p>
          </table:table-cell>
          <table:table-cell table:style-name="ce32" table:formula="of:=IF(COUNTIF([$'Tipologia PRATICA'.$F$4:.$F115];CONCATENATE(&quot;*&quot;;[.D$42];&quot;*&quot;))&gt;0;&quot;✓&quot;;)" office:value-type="float" office:value="0" calcext:value-type="float">
            <text:p>0</text:p>
          </table:table-cell>
          <table:table-cell table:style-name="ce32" table:formula="of:=IF(COUNTIF([$'Tipologia PRATICA'.$F$4:.$F115];CONCATENATE(&quot;*&quot;;[.E$42];&quot;*&quot;))&gt;0;&quot;✓&quot;;)" office:value-type="float" office:value="0" calcext:value-type="float">
            <text:p>0</text:p>
          </table:table-cell>
          <table:table-cell table:style-name="ce32" table:formula="of:=IF(COUNTIF([$'Tipologia PRATICA'.$F$4:.$F115];CONCATENATE(&quot;*&quot;;[.F$42];&quot;*&quot;))&gt;0;&quot;✓&quot;;)" office:value-type="float" office:value="0" calcext:value-type="float">
            <text:p>0</text:p>
          </table:table-cell>
          <table:table-cell table:style-name="ce32" table:formula="of:=IF(COUNTIF([$'Tipologia PRATICA'.$F$4:.$F115];CONCATENATE(&quot;*&quot;;[.G$42];&quot;*&quot;))&gt;0;&quot;✓&quot;;)" office:value-type="float" office:value="0" calcext:value-type="float">
            <text:p>0</text:p>
          </table:table-cell>
          <table:table-cell table:style-name="ce32" table:formula="of:=IF(COUNTIF([$'Tipologia PRATICA'.$F$4:.$F115];CONCATENATE(&quot;*&quot;;[.H$42];&quot;*&quot;))&gt;0;&quot;✓&quot;;)" office:value-type="float" office:value="0" calcext:value-type="float">
            <text:p>0</text:p>
          </table:table-cell>
          <table:table-cell table:style-name="ce32" table:formula="of:=IF(COUNTIF([$'Tipologia PRATICA'.$F$4:.$F115];CONCATENATE(&quot;*&quot;;[.I$42];&quot;*&quot;))&gt;0;&quot;✓&quot;;)" office:value-type="string" office:string-value="✓" calcext:value-type="string">
            <text:p>✓</text:p>
          </table:table-cell>
          <table:table-cell table:style-name="ce32" table:formula="of:=IF(COUNTIF([$'Tipologia PRATICA'.$F$4:.$F115];CONCATENATE(&quot;*&quot;;[.J$42];&quot;*&quot;))&gt;0;&quot;✓&quot;;)" office:value-type="string" office:string-value="✓" calcext:value-type="string">
            <text:p>✓</text:p>
          </table:table-cell>
          <table:table-cell table:style-name="ce32" table:formula="of:=IF(COUNTIF([$'Tipologia PRATICA'.$F$4:.$F115];CONCATENATE(&quot;*&quot;;[.K$42];&quot;*&quot;))&gt;0;&quot;✓&quot;;)" office:value-type="float" office:value="0" calcext:value-type="float">
            <text:p>0</text:p>
          </table:table-cell>
          <table:table-cell table:style-name="ce32" table:formula="of:=IF(COUNTIF([$'Tipologia PRATICA'.$F$4:.$F115];CONCATENATE(&quot;*&quot;;[.L$42];&quot;*&quot;))&gt;0;&quot;✓&quot;;)" office:value-type="float" office:value="0" calcext:value-type="float">
            <text:p>0</text:p>
          </table:table-cell>
          <table:table-cell table:style-name="ce32" table:formula="of:=IF(COUNTIF([$'Tipologia PRATICA'.$F$4:.$F115];CONCATENATE(&quot;*&quot;;[.M$42];&quot;*&quot;))&gt;0;&quot;✓&quot;;)" office:value-type="float" office:value="0" calcext:value-type="float">
            <text:p>0</text:p>
          </table:table-cell>
          <table:table-cell table:style-name="ce32" table:formula="of:=IF(COUNTIF([$'Tipologia PRATICA'.$F$4:.$F115];CONCATENATE(&quot;*&quot;;[.N$42];&quot;*&quot;))&gt;0;&quot;✓&quot;;)" office:value-type="string" office:string-value="✓" calcext:value-type="string">
            <text:p>✓</text:p>
          </table:table-cell>
          <table:table-cell table:style-name="ce32" table:formula="of:=IF(COUNTIF([$'Tipologia PRATICA'.$F$4:.$F115];CONCATENATE(&quot;*&quot;;[.O$42];&quot;*&quot;))&gt;0;&quot;✓&quot;;)" office:value-type="float" office:value="0" calcext:value-type="float">
            <text:p>0</text:p>
          </table:table-cell>
          <table:table-cell table:style-name="ce32" table:formula="of:=IF(COUNTIF([$'Tipologia PRATICA'.$F$4:.$F115];CONCATENATE(&quot;*&quot;;[.P$42];&quot;*&quot;))&gt;0;&quot;✓&quot;;)" office:value-type="float" office:value="0" calcext:value-type="float">
            <text:p>0</text:p>
          </table:table-cell>
          <table:table-cell table:style-name="ce48"/>
          <table:table-cell table:number-columns-repeated="1007"/>
        </table:table-row>
        <table:table-row table:style-name="ro3">
          <table:table-cell table:style-name="ce20" office:value-type="string" calcext:value-type="string">
            <text:p><text:a xlink:href="#'Tipologia PAGAMENTO'.A1" xlink:type="simple">Pagamento</text:a></text:p>
          </table:table-cell>
          <table:table-cell table:style-name="ce32" table:formula="of:=IF(COUNTIF([$'Tipologia PAGAMENTO'.$F$4:.$F115];CONCATENATE(&quot;*&quot;;[.B$42];&quot;*&quot;))&gt;0;&quot;✓&quot;;)" office:value-type="float" office:value="0" calcext:value-type="float">
            <text:p>0</text:p>
          </table:table-cell>
          <table:table-cell table:style-name="ce32" table:formula="of:=IF(COUNTIF([$'Tipologia PAGAMENTO'.$F$4:.$F115];CONCATENATE(&quot;*&quot;;[.C$42];&quot;*&quot;))&gt;0;&quot;✓&quot;;)" office:value-type="float" office:value="0" calcext:value-type="float">
            <text:p>0</text:p>
          </table:table-cell>
          <table:table-cell table:style-name="ce32" table:formula="of:=IF(COUNTIF([$'Tipologia PAGAMENTO'.$F$4:.$F115];CONCATENATE(&quot;*&quot;;[.D$42];&quot;*&quot;))&gt;0;&quot;✓&quot;;)" office:value-type="float" office:value="0" calcext:value-type="float">
            <text:p>0</text:p>
          </table:table-cell>
          <table:table-cell table:style-name="ce32" table:formula="of:=IF(COUNTIF([$'Tipologia PAGAMENTO'.$F$4:.$F115];CONCATENATE(&quot;*&quot;;[.E$42];&quot;*&quot;))&gt;0;&quot;✓&quot;;)" office:value-type="float" office:value="0" calcext:value-type="float">
            <text:p>0</text:p>
          </table:table-cell>
          <table:table-cell table:style-name="ce32" table:formula="of:=IF(COUNTIF([$'Tipologia PAGAMENTO'.$F$4:.$F115];CONCATENATE(&quot;*&quot;;[.F$42];&quot;*&quot;))&gt;0;&quot;✓&quot;;)" office:value-type="float" office:value="0" calcext:value-type="float">
            <text:p>0</text:p>
          </table:table-cell>
          <table:table-cell table:style-name="ce32" table:formula="of:=IF(COUNTIF([$'Tipologia PAGAMENTO'.$F$4:.$F115];CONCATENATE(&quot;*&quot;;[.G$42];&quot;*&quot;))&gt;0;&quot;✓&quot;;)" office:value-type="float" office:value="0" calcext:value-type="float">
            <text:p>0</text:p>
          </table:table-cell>
          <table:table-cell table:style-name="ce32" table:formula="of:=IF(COUNTIF([$'Tipologia PAGAMENTO'.$F$4:.$F115];CONCATENATE(&quot;*&quot;;[.H$42];&quot;*&quot;))&gt;0;&quot;✓&quot;;)" office:value-type="float" office:value="0" calcext:value-type="float">
            <text:p>0</text:p>
          </table:table-cell>
          <table:table-cell table:style-name="ce32" table:formula="of:=IF(COUNTIF([$'Tipologia PAGAMENTO'.$F$4:.$F115];CONCATENATE(&quot;*&quot;;[.I$42];&quot;*&quot;))&gt;0;&quot;✓&quot;;)" office:value-type="string" office:string-value="✓" calcext:value-type="string">
            <text:p>✓</text:p>
          </table:table-cell>
          <table:table-cell table:style-name="ce32" table:formula="of:=IF(COUNTIF([$'Tipologia PAGAMENTO'.$F$4:.$F115];CONCATENATE(&quot;*&quot;;[.J$42];&quot;*&quot;))&gt;0;&quot;✓&quot;;)" office:value-type="float" office:value="0" calcext:value-type="float">
            <text:p>0</text:p>
          </table:table-cell>
          <table:table-cell table:style-name="ce32" table:formula="of:=IF(COUNTIF([$'Tipologia PAGAMENTO'.$F$4:.$F115];CONCATENATE(&quot;*&quot;;[.K$42];&quot;*&quot;))&gt;0;&quot;✓&quot;;)" office:value-type="float" office:value="0" calcext:value-type="float">
            <text:p>0</text:p>
          </table:table-cell>
          <table:table-cell table:style-name="ce32" table:formula="of:=IF(COUNTIF([$'Tipologia PAGAMENTO'.$F$4:.$F115];CONCATENATE(&quot;*&quot;;[.L$42];&quot;*&quot;))&gt;0;&quot;✓&quot;;)" office:value-type="string" office:string-value="✓" calcext:value-type="string">
            <text:p>✓</text:p>
          </table:table-cell>
          <table:table-cell table:style-name="ce32" table:formula="of:=IF(COUNTIF([$'Tipologia PAGAMENTO'.$F$4:.$F115];CONCATENATE(&quot;*&quot;;[.M$42];&quot;*&quot;))&gt;0;&quot;✓&quot;;)" office:value-type="float" office:value="0" calcext:value-type="float">
            <text:p>0</text:p>
          </table:table-cell>
          <table:table-cell table:style-name="ce32" table:formula="of:=IF(COUNTIF([$'Tipologia PAGAMENTO'.$F$4:.$F115];CONCATENATE(&quot;*&quot;;[.N$42];&quot;*&quot;))&gt;0;&quot;✓&quot;;)" office:value-type="string" office:string-value="✓" calcext:value-type="string">
            <text:p>✓</text:p>
          </table:table-cell>
          <table:table-cell table:style-name="ce32" table:formula="of:=IF(COUNTIF([$'Tipologia PAGAMENTO'.$F$4:.$F115];CONCATENATE(&quot;*&quot;;[.O$42];&quot;*&quot;))&gt;0;&quot;✓&quot;;)" office:value-type="float" office:value="0" calcext:value-type="float">
            <text:p>0</text:p>
          </table:table-cell>
          <table:table-cell table:style-name="ce32" table:formula="of:=IF(COUNTIF([$'Tipologia PAGAMENTO'.$F$4:.$F115];CONCATENATE(&quot;*&quot;;[.P$42];&quot;*&quot;))&gt;0;&quot;✓&quot;;)" office:value-type="float" office:value="0" calcext:value-type="float">
            <text:p>0</text:p>
          </table:table-cell>
          <table:table-cell table:style-name="ce48"/>
          <table:table-cell table:number-columns-repeated="1007"/>
        </table:table-row>
        <table:table-row table:style-name="ro3">
          <table:table-cell table:style-name="ce20" office:value-type="string" calcext:value-type="string">
            <text:p><text:a xlink:href="#'Tipologia DOCUMENTO PRIVATO'.A1" xlink:type="simple">Documento privato</text:a></text:p>
          </table:table-cell>
          <table:table-cell table:style-name="ce32" table:formula="of:=IF(COUNTIF([$'Tipologia DOCUMENTO PRIVATO'.$F$4:.$F115];CONCATENATE(&quot;*&quot;;[.B$42];&quot;*&quot;))&gt;0;&quot;✓&quot;;)" office:value-type="float" office:value="0" calcext:value-type="float">
            <text:p>0</text:p>
          </table:table-cell>
          <table:table-cell table:style-name="ce32" table:formula="of:=IF(COUNTIF([$'Tipologia DOCUMENTO PRIVATO'.$F$4:.$F115];CONCATENATE(&quot;*&quot;;[.C$42];&quot;*&quot;))&gt;0;&quot;✓&quot;;)" office:value-type="string" office:string-value="✓" calcext:value-type="string">
            <text:p>✓</text:p>
          </table:table-cell>
          <table:table-cell table:style-name="ce32" table:formula="of:=IF(COUNTIF([$'Tipologia DOCUMENTO PRIVATO'.$F$4:.$F115];CONCATENATE(&quot;*&quot;;[.D$42];&quot;*&quot;))&gt;0;&quot;✓&quot;;)" office:value-type="float" office:value="0" calcext:value-type="float">
            <text:p>0</text:p>
          </table:table-cell>
          <table:table-cell table:style-name="ce32" table:formula="of:=IF(COUNTIF([$'Tipologia DOCUMENTO PRIVATO'.$F$4:.$F115];CONCATENATE(&quot;*&quot;;[.E$42];&quot;*&quot;))&gt;0;&quot;✓&quot;;)" office:value-type="float" office:value="0" calcext:value-type="float">
            <text:p>0</text:p>
          </table:table-cell>
          <table:table-cell table:style-name="ce32" table:formula="of:=IF(COUNTIF([$'Tipologia DOCUMENTO PRIVATO'.$F$4:.$F115];CONCATENATE(&quot;*&quot;;[.F$42];&quot;*&quot;))&gt;0;&quot;✓&quot;;)" office:value-type="float" office:value="0" calcext:value-type="float">
            <text:p>0</text:p>
          </table:table-cell>
          <table:table-cell table:style-name="ce32" table:formula="of:=IF(COUNTIF([$'Tipologia DOCUMENTO PRIVATO'.$F$4:.$F115];CONCATENATE(&quot;*&quot;;[.G$42];&quot;*&quot;))&gt;0;&quot;✓&quot;;)" office:value-type="float" office:value="0" calcext:value-type="float">
            <text:p>0</text:p>
          </table:table-cell>
          <table:table-cell table:style-name="ce32" table:formula="of:=IF(COUNTIF([$'Tipologia DOCUMENTO PRIVATO'.$F$4:.$F115];CONCATENATE(&quot;*&quot;;[.H$42];&quot;*&quot;))&gt;0;&quot;✓&quot;;)" office:value-type="float" office:value="0" calcext:value-type="float">
            <text:p>0</text:p>
          </table:table-cell>
          <table:table-cell table:style-name="ce32" table:formula="of:=IF(COUNTIF([$'Tipologia DOCUMENTO PRIVATO'.$F$4:.$F115];CONCATENATE(&quot;*&quot;;[.I$42];&quot;*&quot;))&gt;0;&quot;✓&quot;;)" office:value-type="string" office:string-value="✓" calcext:value-type="string">
            <text:p>✓</text:p>
          </table:table-cell>
          <table:table-cell table:style-name="ce32" table:formula="of:=IF(COUNTIF([$'Tipologia DOCUMENTO PRIVATO'.$F$4:.$F115];CONCATENATE(&quot;*&quot;;[.J$42];&quot;*&quot;))&gt;0;&quot;✓&quot;;)" office:value-type="string" office:string-value="✓" calcext:value-type="string">
            <text:p>✓</text:p>
          </table:table-cell>
          <table:table-cell table:style-name="ce32" table:formula="of:=IF(COUNTIF([$'Tipologia DOCUMENTO PRIVATO'.$F$4:.$F115];CONCATENATE(&quot;*&quot;;[.K$42];&quot;*&quot;))&gt;0;&quot;✓&quot;;)" office:value-type="float" office:value="0" calcext:value-type="float">
            <text:p>0</text:p>
          </table:table-cell>
          <table:table-cell table:style-name="ce32" table:formula="of:=IF(COUNTIF([$'Tipologia DOCUMENTO PRIVATO'.$F$4:.$F115];CONCATENATE(&quot;*&quot;;[.L$42];&quot;*&quot;))&gt;0;&quot;✓&quot;;)" office:value-type="string" office:string-value="✓" calcext:value-type="string">
            <text:p>✓</text:p>
          </table:table-cell>
          <table:table-cell table:style-name="ce32" table:formula="of:=IF(COUNTIF([$'Tipologia DOCUMENTO PRIVATO'.$F$4:.$F115];CONCATENATE(&quot;*&quot;;[.M$42];&quot;*&quot;))&gt;0;&quot;✓&quot;;)" office:value-type="float" office:value="0" calcext:value-type="float">
            <text:p>0</text:p>
          </table:table-cell>
          <table:table-cell table:style-name="ce32" table:formula="of:=IF(COUNTIF([$'Tipologia DOCUMENTO PRIVATO'.$F$4:.$F115];CONCATENATE(&quot;*&quot;;[.N$42];&quot;*&quot;))&gt;0;&quot;✓&quot;;)" office:value-type="float" office:value="0" calcext:value-type="float">
            <text:p>0</text:p>
          </table:table-cell>
          <table:table-cell table:style-name="ce32" table:formula="of:=IF(COUNTIF([$'Tipologia DOCUMENTO PRIVATO'.$F$4:.$F115];CONCATENATE(&quot;*&quot;;[.O$42];&quot;*&quot;))&gt;0;&quot;✓&quot;;)" office:value-type="float" office:value="0" calcext:value-type="float">
            <text:p>0</text:p>
          </table:table-cell>
          <table:table-cell table:style-name="ce32" table:formula="of:=IF(COUNTIF([$'Tipologia DOCUMENTO PRIVATO'.$F$4:.$F115];CONCATENATE(&quot;*&quot;;[.P$42];&quot;*&quot;))&gt;0;&quot;✓&quot;;)" office:value-type="float" office:value="0" calcext:value-type="float">
            <text:p>0</text:p>
          </table:table-cell>
          <table:table-cell table:style-name="ce48"/>
          <table:table-cell table:number-columns-repeated="1007"/>
        </table:table-row>
        <table:table-row table:style-name="ro3">
          <table:table-cell table:style-name="ce20" office:value-type="string" calcext:value-type="string">
            <text:p><text:a xlink:href="#'Tipologia MESSAGGIO'.A1" xlink:type="simple">Messaggio</text:a></text:p>
          </table:table-cell>
          <table:table-cell table:style-name="ce32" table:formula="of:=IF(COUNTIF([$'Tipologia MESSAGGIO'.$F$4:.$F115];CONCATENATE(&quot;*&quot;;[.B$42];&quot;*&quot;))&gt;0;&quot;✓&quot;;)" office:value-type="float" office:value="0" calcext:value-type="float">
            <text:p>0</text:p>
          </table:table-cell>
          <table:table-cell table:style-name="ce32" table:formula="of:=IF(COUNTIF([$'Tipologia MESSAGGIO'.$F$4:.$F115];CONCATENATE(&quot;*&quot;;[.C$42];&quot;*&quot;))&gt;0;&quot;✓&quot;;)" office:value-type="float" office:value="0" calcext:value-type="float">
            <text:p>0</text:p>
          </table:table-cell>
          <table:table-cell table:style-name="ce32" table:formula="of:=IF(COUNTIF([$'Tipologia MESSAGGIO'.$F$4:.$F115];CONCATENATE(&quot;*&quot;;[.D$42];&quot;*&quot;))&gt;0;&quot;✓&quot;;)" office:value-type="float" office:value="0" calcext:value-type="float">
            <text:p>0</text:p>
          </table:table-cell>
          <table:table-cell table:style-name="ce32" table:formula="of:=IF(COUNTIF([$'Tipologia MESSAGGIO'.$F$4:.$F115];CONCATENATE(&quot;*&quot;;[.E$42];&quot;*&quot;))&gt;0;&quot;✓&quot;;)" office:value-type="float" office:value="0" calcext:value-type="float">
            <text:p>0</text:p>
          </table:table-cell>
          <table:table-cell table:style-name="ce32" table:formula="of:=IF(COUNTIF([$'Tipologia MESSAGGIO'.$F$4:.$F115];CONCATENATE(&quot;*&quot;;[.F$42];&quot;*&quot;))&gt;0;&quot;✓&quot;;)" office:value-type="float" office:value="0" calcext:value-type="float">
            <text:p>0</text:p>
          </table:table-cell>
          <table:table-cell table:style-name="ce32" table:formula="of:=IF(COUNTIF([$'Tipologia MESSAGGIO'.$F$4:.$F115];CONCATENATE(&quot;*&quot;;[.G$42];&quot;*&quot;))&gt;0;&quot;✓&quot;;)" office:value-type="float" office:value="0" calcext:value-type="float">
            <text:p>0</text:p>
          </table:table-cell>
          <table:table-cell table:style-name="ce32" table:formula="of:=IF(COUNTIF([$'Tipologia MESSAGGIO'.$F$4:.$F115];CONCATENATE(&quot;*&quot;;[.H$42];&quot;*&quot;))&gt;0;&quot;✓&quot;;)" office:value-type="float" office:value="0" calcext:value-type="float">
            <text:p>0</text:p>
          </table:table-cell>
          <table:table-cell table:style-name="ce32" table:formula="of:=IF(COUNTIF([$'Tipologia MESSAGGIO'.$F$4:.$F115];CONCATENATE(&quot;*&quot;;[.I$42];&quot;*&quot;))&gt;0;&quot;✓&quot;;)" office:value-type="string" office:string-value="✓" calcext:value-type="string">
            <text:p>✓</text:p>
          </table:table-cell>
          <table:table-cell table:style-name="ce32" table:formula="of:=IF(COUNTIF([$'Tipologia MESSAGGIO'.$F$4:.$F115];CONCATENATE(&quot;*&quot;;[.J$42];&quot;*&quot;))&gt;0;&quot;✓&quot;;)" office:value-type="string" office:string-value="✓" calcext:value-type="string">
            <text:p>✓</text:p>
          </table:table-cell>
          <table:table-cell table:style-name="ce32" table:formula="of:=IF(COUNTIF([$'Tipologia MESSAGGIO'.$F$4:.$F115];CONCATENATE(&quot;*&quot;;[.K$42];&quot;*&quot;))&gt;0;&quot;✓&quot;;)" office:value-type="float" office:value="0" calcext:value-type="float">
            <text:p>0</text:p>
          </table:table-cell>
          <table:table-cell table:style-name="ce32" table:formula="of:=IF(COUNTIF([$'Tipologia MESSAGGIO'.$F$4:.$F115];CONCATENATE(&quot;*&quot;;[.L$42];&quot;*&quot;))&gt;0;&quot;✓&quot;;)" office:value-type="string" office:string-value="✓" calcext:value-type="string">
            <text:p>✓</text:p>
          </table:table-cell>
          <table:table-cell table:style-name="ce32" table:formula="of:=IF(COUNTIF([$'Tipologia MESSAGGIO'.$F$4:.$F115];CONCATENATE(&quot;*&quot;;[.M$42];&quot;*&quot;))&gt;0;&quot;✓&quot;;)" office:value-type="float" office:value="0" calcext:value-type="float">
            <text:p>0</text:p>
          </table:table-cell>
          <table:table-cell table:style-name="ce32" table:formula="of:=IF(COUNTIF([$'Tipologia MESSAGGIO'.$F$4:.$F115];CONCATENATE(&quot;*&quot;;[.N$42];&quot;*&quot;))&gt;0;&quot;✓&quot;;)" office:value-type="string" office:string-value="✓" calcext:value-type="string">
            <text:p>✓</text:p>
          </table:table-cell>
          <table:table-cell table:style-name="ce32" table:formula="of:=IF(COUNTIF([$'Tipologia MESSAGGIO'.$F$4:.$F115];CONCATENATE(&quot;*&quot;;[.O$42];&quot;*&quot;))&gt;0;&quot;✓&quot;;)" office:value-type="float" office:value="0" calcext:value-type="float">
            <text:p>0</text:p>
          </table:table-cell>
          <table:table-cell table:style-name="ce32" table:formula="of:=IF(COUNTIF([$'Tipologia MESSAGGIO'.$F$4:.$F115];CONCATENATE(&quot;*&quot;;[.P$42];&quot;*&quot;))&gt;0;&quot;✓&quot;;)" office:value-type="float" office:value="0" calcext:value-type="float">
            <text:p>0</text:p>
          </table:table-cell>
          <table:table-cell table:style-name="ce48"/>
          <table:table-cell table:number-columns-repeated="1007"/>
        </table:table-row>
        <table:table-row table:style-name="ro3">
          <table:table-cell table:style-name="ce21" office:value-type="string" calcext:value-type="string">
            <text:p><text:a xlink:href="#'Tipologia APPUNTAMENTO'.A1" xlink:type="simple">Appuntamento</text:a></text:p>
          </table:table-cell>
          <table:table-cell table:style-name="ce33" table:formula="of:=IF(COUNTIF([$'Tipologia APPUNTAMENTO'.$F$4:.$F115];CONCATENATE(&quot;*&quot;;[.B$42];&quot;*&quot;))&gt;0;&quot;✓&quot;;)" office:value-type="float" office:value="0" calcext:value-type="float">
            <text:p>0</text:p>
          </table:table-cell>
          <table:table-cell table:style-name="ce33" table:formula="of:=IF(COUNTIF([$'Tipologia APPUNTAMENTO'.$F$4:.$F115];CONCATENATE(&quot;*&quot;;[.C$42];&quot;*&quot;))&gt;0;&quot;✓&quot;;)" office:value-type="string" office:string-value="✓" calcext:value-type="string">
            <text:p>✓</text:p>
          </table:table-cell>
          <table:table-cell table:style-name="ce33" table:formula="of:=IF(COUNTIF([$'Tipologia APPUNTAMENTO'.$F$4:.$F115];CONCATENATE(&quot;*&quot;;[.D$42];&quot;*&quot;))&gt;0;&quot;✓&quot;;)" office:value-type="float" office:value="0" calcext:value-type="float">
            <text:p>0</text:p>
          </table:table-cell>
          <table:table-cell table:style-name="ce33" table:formula="of:=IF(COUNTIF([$'Tipologia APPUNTAMENTO'.$F$4:.$F115];CONCATENATE(&quot;*&quot;;[.E$42];&quot;*&quot;))&gt;0;&quot;✓&quot;;)" office:value-type="float" office:value="0" calcext:value-type="float">
            <text:p>0</text:p>
          </table:table-cell>
          <table:table-cell table:style-name="ce33" table:formula="of:=IF(COUNTIF([$'Tipologia APPUNTAMENTO'.$F$4:.$F115];CONCATENATE(&quot;*&quot;;[.F$42];&quot;*&quot;))&gt;0;&quot;✓&quot;;)" office:value-type="float" office:value="0" calcext:value-type="float">
            <text:p>0</text:p>
          </table:table-cell>
          <table:table-cell table:style-name="ce33" table:formula="of:=IF(COUNTIF([$'Tipologia APPUNTAMENTO'.$F$4:.$F115];CONCATENATE(&quot;*&quot;;[.G$42];&quot;*&quot;))&gt;0;&quot;✓&quot;;)" office:value-type="float" office:value="0" calcext:value-type="float">
            <text:p>0</text:p>
          </table:table-cell>
          <table:table-cell table:style-name="ce33" table:formula="of:=IF(COUNTIF([$'Tipologia APPUNTAMENTO'.$F$4:.$F115];CONCATENATE(&quot;*&quot;;[.H$42];&quot;*&quot;))&gt;0;&quot;✓&quot;;)" office:value-type="float" office:value="0" calcext:value-type="float">
            <text:p>0</text:p>
          </table:table-cell>
          <table:table-cell table:style-name="ce33" table:formula="of:=IF(COUNTIF([$'Tipologia APPUNTAMENTO'.$F$4:.$F115];CONCATENATE(&quot;*&quot;;[.I$42];&quot;*&quot;))&gt;0;&quot;✓&quot;;)" office:value-type="string" office:string-value="✓" calcext:value-type="string">
            <text:p>✓</text:p>
          </table:table-cell>
          <table:table-cell table:style-name="ce33" table:formula="of:=IF(COUNTIF([$'Tipologia APPUNTAMENTO'.$F$4:.$F115];CONCATENATE(&quot;*&quot;;[.J$42];&quot;*&quot;))&gt;0;&quot;✓&quot;;)" office:value-type="float" office:value="0" calcext:value-type="float">
            <text:p>0</text:p>
          </table:table-cell>
          <table:table-cell table:style-name="ce33" table:formula="of:=IF(COUNTIF([$'Tipologia APPUNTAMENTO'.$F$4:.$F115];CONCATENATE(&quot;*&quot;;[.K$42];&quot;*&quot;))&gt;0;&quot;✓&quot;;)" office:value-type="float" office:value="0" calcext:value-type="float">
            <text:p>0</text:p>
          </table:table-cell>
          <table:table-cell table:style-name="ce33" table:formula="of:=IF(COUNTIF([$'Tipologia APPUNTAMENTO'.$F$4:.$F115];CONCATENATE(&quot;*&quot;;[.L$42];&quot;*&quot;))&gt;0;&quot;✓&quot;;)" office:value-type="float" office:value="0" calcext:value-type="float">
            <text:p>0</text:p>
          </table:table-cell>
          <table:table-cell table:style-name="ce33" table:formula="of:=IF(COUNTIF([$'Tipologia APPUNTAMENTO'.$F$4:.$F115];CONCATENATE(&quot;*&quot;;[.M$42];&quot;*&quot;))&gt;0;&quot;✓&quot;;)" office:value-type="float" office:value="0" calcext:value-type="float">
            <text:p>0</text:p>
          </table:table-cell>
          <table:table-cell table:style-name="ce33" table:formula="of:=IF(COUNTIF([$'Tipologia APPUNTAMENTO'.$F$4:.$F115];CONCATENATE(&quot;*&quot;;[.N$42];&quot;*&quot;))&gt;0;&quot;✓&quot;;)" office:value-type="float" office:value="0" calcext:value-type="float">
            <text:p>0</text:p>
          </table:table-cell>
          <table:table-cell table:style-name="ce33" table:formula="of:=IF(COUNTIF([$'Tipologia APPUNTAMENTO'.$F$4:.$F115];CONCATENATE(&quot;*&quot;;[.O$42];&quot;*&quot;))&gt;0;&quot;✓&quot;;)" office:value-type="float" office:value="0" calcext:value-type="float">
            <text:p>0</text:p>
          </table:table-cell>
          <table:table-cell table:style-name="ce33" table:formula="of:=IF(COUNTIF([$'Tipologia APPUNTAMENTO'.$F$4:.$F115];CONCATENATE(&quot;*&quot;;[.P$42];&quot;*&quot;))&gt;0;&quot;✓&quot;;)" office:value-type="float" office:value="0" calcext:value-type="float">
            <text:p>0</text:p>
          </table:table-cell>
          <table:table-cell table:style-name="ce49"/>
          <table:table-cell table:number-columns-repeated="1007"/>
        </table:table-row>
        <table:table-row table:style-name="ro3" table:number-rows-repeated="2">
          <table:table-cell table:style-name="ce14" table:number-columns-repeated="17"/>
          <table:table-cell table:number-columns-repeated="1007"/>
        </table:table-row>
        <table:table-row table:style-name="ro3">
          <table:table-cell table:style-name="ce18" office:value-type="string" calcext:value-type="string">
            <text:p>Corrispondenza Tipologie/Tassonomie</text:p>
          </table:table-cell>
          <table:table-cell table:style-name="ce31" table:number-columns-repeated="15"/>
          <table:table-cell table:style-name="ce37"/>
          <table:table-cell table:number-columns-repeated="1007"/>
        </table:table-row>
        <table:table-row table:style-name="ro3">
          <table:table-cell table:style-name="ce19" office:value-type="string" calcext:value-type="string">
            <text:p>Tipologie/Tassonomie</text:p>
          </table:table-cell>
          <table:table-cell table:style-name="ce16" office:value-type="string" calcext:value-type="string">
            <text:p><text:a xlink:href="#'Tassonomia ARGOMENTI'.A1" xlink:type="simple">Argomenti</text:a></text:p>
          </table:table-cell>
          <table:table-cell table:style-name="ce36" office:value-type="string" calcext:value-type="string">
            <text:p><text:a xlink:href="#'Tassonomia EVENTI DELLA VITA DE'.A1" xlink:type="simple">Eventi della vita delle persone</text:a></text:p>
          </table:table-cell>
          <table:table-cell table:style-name="ce36" office:value-type="string" calcext:value-type="string">
            <text:p><text:a xlink:href="#'Tassonomia EVENTI DELLA VITA DI'.A1" xlink:type="simple">Eventi della vita delle imprese</text:a></text:p>
          </table:table-cell>
          <table:table-cell table:style-name="ce36" office:value-type="string" calcext:value-type="string">
            <text:p><text:a xlink:href="#'Tassonomia Tipi di UNITÀ ORGANI'.A1" xlink:type="simple">Tipi di unità organizzativa</text:a></text:p>
          </table:table-cell>
          <table:table-cell table:style-name="ce36" office:value-type="string" calcext:value-type="string">
            <text:p><text:a xlink:href="#'Tassonomia Tipi di INCARICO'.A1" xlink:type="simple">Tipi di incarico</text:a></text:p>
          </table:table-cell>
          <table:table-cell table:style-name="ce36" office:value-type="string" calcext:value-type="string">
            <text:p><text:a xlink:href="#'Tassonomia Tipi di NOTIZIA'.A1" xlink:type="simple">Tipi di notizia</text:a></text:p>
          </table:table-cell>
          <table:table-cell table:style-name="ce16" office:value-type="string" calcext:value-type="string">
            <text:p><text:a xlink:href="#'Tassonomia Tipi di LUOGO'.A1" xlink:type="simple">Tipi di luogo</text:a></text:p>
          </table:table-cell>
          <table:table-cell table:style-name="ce16" office:value-type="string" calcext:value-type="string">
            <text:p><text:a xlink:href="#'Tassonomia Tipi di EVENTO'.A1" xlink:type="simple">Tipi di evento</text:a></text:p>
          </table:table-cell>
          <table:table-cell table:style-name="ce36" office:value-type="string" calcext:value-type="string">
            <text:p><text:a xlink:href="#'Tassonomia Categorie dei SERVIZ'.A1" xlink:type="simple">Categorie dei servizi</text:a></text:p>
          </table:table-cell>
          <table:table-cell table:style-name="ce36" office:value-type="string" calcext:value-type="string">
            <text:p><text:a xlink:href="#'Tassonomia Tipi di DOCUMENTO'.A1" xlink:type="simple">Tipi di documento</text:a></text:p>
          </table:table-cell>
          <table:table-cell table:style-name="ce36" office:value-type="string" calcext:value-type="string">
            <text:p><text:a xlink:href="#'Tassonomia Tipi di PUNTO DI CON'.A1" xlink:type="simple">Tipi punto di contatto</text:a></text:p>
          </table:table-cell>
          <table:table-cell table:style-name="ce36" office:value-type="string" calcext:value-type="string">
            <text:p><text:a xlink:href="#'Tassonomia Documenti dellALBO P'.A1" xlink:type="simple">Documenti albo pretorio</text:a></text:p>
          </table:table-cell>
          <table:table-cell table:style-name="ce36" office:value-type="string" calcext:value-type="string">
            <text:p><text:a xlink:href="#'Tassonomia Temi di un DATASET'.A1" xlink:type="simple">Temi di un dataset</text:a></text:p>
          </table:table-cell>
          <table:table-cell table:style-name="ce36" office:value-type="string" calcext:value-type="string">
            <text:p><text:a xlink:href="#'Tassonomia Frequenza di aggiorn'.A1" xlink:type="simple">Frequenza di aggiornamento</text:a></text:p>
          </table:table-cell>
          <table:table-cell table:style-name="ce36" office:value-type="string" calcext:value-type="string">
            <text:p><text:a xlink:href="#'Tassonomia Stati di una PRATICA'.A1" xlink:type="simple">Stati di una pratica</text:a></text:p>
          </table:table-cell>
          <table:table-cell table:style-name="ce50" office:value-type="string" calcext:value-type="string">
            <text:p><text:a xlink:href="#'Tassonomia Licenze'.A1" xlink:type="simple">Licenze</text:a></text:p>
          </table:table-cell>
          <table:table-cell table:number-columns-repeated="1007"/>
        </table:table-row>
        <table:table-row table:style-name="ro3">
          <table:table-cell table:style-name="ce20" office:value-type="string" calcext:value-type="string">
            <text:p><text:a xlink:href="#'Tipologia PUNTO DI CONTATTO'.A1" xlink:type="simple">Punto di contatto</text:a></text:p>
          </table:table-cell>
          <table:table-cell table:style-name="ce32" table:formula="of:=IF(COUNTIF([$'Tipologia PUNTO DI CONTATTO'.$A$1:.$G115];CONCATENATE(&quot;*&quot;;[.B$61];&quot;*&quot;))&gt;0;&quot;✓&quot;;)" office:value-type="float" office:value="0" calcext:value-type="float">
            <text:p>0</text:p>
          </table:table-cell>
          <table:table-cell table:style-name="ce32" table:formula="of:=IF(COUNTIF([$'Tipologia PUNTO DI CONTATTO'.$A$1:.$G115];CONCATENATE(&quot;*&quot;;[.C$61];&quot;*&quot;))&gt;0;&quot;✓&quot;;)" office:value-type="float" office:value="0" calcext:value-type="float">
            <text:p>0</text:p>
          </table:table-cell>
          <table:table-cell table:style-name="ce32" table:formula="of:=IF(COUNTIF([$'Tipologia PUNTO DI CONTATTO'.$A$1:.$G115];CONCATENATE(&quot;*&quot;;[.D$61];&quot;*&quot;))&gt;0;&quot;✓&quot;;)" office:value-type="float" office:value="0" calcext:value-type="float">
            <text:p>0</text:p>
          </table:table-cell>
          <table:table-cell table:style-name="ce32" table:formula="of:=IF(COUNTIF([$'Tipologia PUNTO DI CONTATTO'.$A$1:.$G115];CONCATENATE(&quot;*&quot;;[.E$61];&quot;*&quot;))&gt;0;&quot;✓&quot;;)" office:value-type="float" office:value="0" calcext:value-type="float">
            <text:p>0</text:p>
          </table:table-cell>
          <table:table-cell table:style-name="ce32" table:formula="of:=IF(COUNTIF([$'Tipologia PUNTO DI CONTATTO'.$A$1:.$G115];CONCATENATE(&quot;*&quot;;[.F$61];&quot;*&quot;))&gt;0;&quot;✓&quot;;)" office:value-type="float" office:value="0" calcext:value-type="float">
            <text:p>0</text:p>
          </table:table-cell>
          <table:table-cell table:style-name="ce32" table:formula="of:=IF(COUNTIF([$'Tipologia PUNTO DI CONTATTO'.$A$1:.$G115];CONCATENATE(&quot;*&quot;;[.G$61];&quot;*&quot;))&gt;0;&quot;✓&quot;;)" office:value-type="float" office:value="0" calcext:value-type="float">
            <text:p>0</text:p>
          </table:table-cell>
          <table:table-cell table:style-name="ce32" table:formula="of:=IF(COUNTIF([$'Tipologia PUNTO DI CONTATTO'.$A$1:.$G115];CONCATENATE(&quot;*&quot;;[.H$61];&quot;*&quot;))&gt;0;&quot;✓&quot;;)" office:value-type="float" office:value="0" calcext:value-type="float">
            <text:p>0</text:p>
          </table:table-cell>
          <table:table-cell table:style-name="ce32" table:formula="of:=IF(COUNTIF([$'Tipologia PUNTO DI CONTATTO'.$A$1:.$G115];CONCATENATE(&quot;*&quot;;[.I$61];&quot;*&quot;))&gt;0;&quot;✓&quot;;)" office:value-type="float" office:value="0" calcext:value-type="float">
            <text:p>0</text:p>
          </table:table-cell>
          <table:table-cell table:style-name="ce32" table:formula="of:=IF(COUNTIF([$'Tipologia PUNTO DI CONTATTO'.$A$1:.$G115];CONCATENATE(&quot;*&quot;;[.J$61];&quot;*&quot;))&gt;0;&quot;✓&quot;;)" office:value-type="float" office:value="0" calcext:value-type="float">
            <text:p>0</text:p>
          </table:table-cell>
          <table:table-cell table:style-name="ce32" table:formula="of:=IF(COUNTIF([$'Tipologia PUNTO DI CONTATTO'.$A$1:.$G115];CONCATENATE(&quot;*&quot;;[.K$61];&quot;*&quot;))&gt;0;&quot;✓&quot;;)" office:value-type="float" office:value="0" calcext:value-type="float">
            <text:p>0</text:p>
          </table:table-cell>
          <table:table-cell table:style-name="ce32" table:formula="of:=IF(COUNTIF([$'Tipologia PUNTO DI CONTATTO'.$A$1:.$G115];CONCATENATE(&quot;*&quot;;[.L$61];&quot;*&quot;))&gt;0;&quot;✓&quot;;)" office:value-type="string" office:string-value="✓" calcext:value-type="string">
            <text:p>✓</text:p>
          </table:table-cell>
          <table:table-cell table:style-name="ce32" table:formula="of:=IF(COUNTIF([$'Tipologia PUNTO DI CONTATTO'.$A$1:.$G115];CONCATENATE(&quot;*&quot;;[.M$61];&quot;*&quot;))&gt;0;&quot;✓&quot;;)" office:value-type="float" office:value="0" calcext:value-type="float">
            <text:p>0</text:p>
          </table:table-cell>
          <table:table-cell table:style-name="ce32" table:formula="of:=IF(COUNTIF([$'Tipologia PUNTO DI CONTATTO'.$A$1:.$G115];CONCATENATE(&quot;*&quot;;[.N$61];&quot;*&quot;))&gt;0;&quot;✓&quot;;)" office:value-type="float" office:value="0" calcext:value-type="float">
            <text:p>0</text:p>
          </table:table-cell>
          <table:table-cell table:style-name="ce32" table:formula="of:=IF(COUNTIF([$'Tipologia PUNTO DI CONTATTO'.$A$1:.$G115];CONCATENATE(&quot;*&quot;;[.O$61];&quot;*&quot;))&gt;0;&quot;✓&quot;;)" office:value-type="float" office:value="0" calcext:value-type="float">
            <text:p>0</text:p>
          </table:table-cell>
          <table:table-cell table:style-name="ce32" table:formula="of:=IF(COUNTIF([$'Tipologia PUNTO DI CONTATTO'.$A$1:.$G115];CONCATENATE(&quot;*&quot;;[.P$61];&quot;*&quot;))&gt;0;&quot;✓&quot;;)" office:value-type="float" office:value="0" calcext:value-type="float">
            <text:p>0</text:p>
          </table:table-cell>
          <table:table-cell table:style-name="ce48" table:formula="of:=IF(COUNTIF([$'Tipologia PUNTO DI CONTATTO'.$A$1:.$G115];CONCATENATE(&quot;*&quot;;[.Q$61];&quot;*&quot;))&gt;0;&quot;✓&quot;;)" office:value-type="float" office:value="0" calcext:value-type="float">
            <text:p>0</text:p>
          </table:table-cell>
          <table:table-cell table:number-columns-repeated="1007"/>
        </table:table-row>
        <table:table-row table:style-name="ro3">
          <table:table-cell table:style-name="ce20" office:value-type="string" calcext:value-type="string">
            <text:p><text:a xlink:href="#'Tipologia UNITÀ ORGANIZZATIVA'.A1" xlink:type="simple">Unità organizzativa</text:a></text:p>
          </table:table-cell>
          <table:table-cell table:style-name="ce32" table:formula="of:=IF(COUNTIF([$'Tipologia UNITÀ ORGANIZZATIVA'.$A$1:.$G116];CONCATENATE(&quot;*&quot;;[.B$61];&quot;*&quot;))&gt;0;&quot;✓&quot;;)" office:value-type="string" office:string-value="✓" calcext:value-type="string">
            <text:p>✓</text:p>
          </table:table-cell>
          <table:table-cell table:style-name="ce32" table:formula="of:=IF(COUNTIF([$'Tipologia UNITÀ ORGANIZZATIVA'.$A$1:.$G116];CONCATENATE(&quot;*&quot;;[.C$61];&quot;*&quot;))&gt;0;&quot;✓&quot;;)" office:value-type="float" office:value="0" calcext:value-type="float">
            <text:p>0</text:p>
          </table:table-cell>
          <table:table-cell table:style-name="ce32" table:formula="of:=IF(COUNTIF([$'Tipologia UNITÀ ORGANIZZATIVA'.$A$1:.$G116];CONCATENATE(&quot;*&quot;;[.D$61];&quot;*&quot;))&gt;0;&quot;✓&quot;;)" office:value-type="float" office:value="0" calcext:value-type="float">
            <text:p>0</text:p>
          </table:table-cell>
          <table:table-cell table:style-name="ce32" table:formula="of:=IF(COUNTIF([$'Tipologia UNITÀ ORGANIZZATIVA'.$A$1:.$G116];CONCATENATE(&quot;*&quot;;[.E$61];&quot;*&quot;))&gt;0;&quot;✓&quot;;)" office:value-type="string" office:string-value="✓" calcext:value-type="string">
            <text:p>✓</text:p>
          </table:table-cell>
          <table:table-cell table:style-name="ce32" table:formula="of:=IF(COUNTIF([$'Tipologia UNITÀ ORGANIZZATIVA'.$A$1:.$G116];CONCATENATE(&quot;*&quot;;[.F$61];&quot;*&quot;))&gt;0;&quot;✓&quot;;)" office:value-type="float" office:value="0" calcext:value-type="float">
            <text:p>0</text:p>
          </table:table-cell>
          <table:table-cell table:style-name="ce32" table:formula="of:=IF(COUNTIF([$'Tipologia UNITÀ ORGANIZZATIVA'.$A$1:.$G116];CONCATENATE(&quot;*&quot;;[.G$61];&quot;*&quot;))&gt;0;&quot;✓&quot;;)" office:value-type="float" office:value="0" calcext:value-type="float">
            <text:p>0</text:p>
          </table:table-cell>
          <table:table-cell table:style-name="ce32" table:formula="of:=IF(COUNTIF([$'Tipologia UNITÀ ORGANIZZATIVA'.$A$1:.$G116];CONCATENATE(&quot;*&quot;;[.H$61];&quot;*&quot;))&gt;0;&quot;✓&quot;;)" office:value-type="float" office:value="0" calcext:value-type="float">
            <text:p>0</text:p>
          </table:table-cell>
          <table:table-cell table:style-name="ce32" table:formula="of:=IF(COUNTIF([$'Tipologia UNITÀ ORGANIZZATIVA'.$A$1:.$G116];CONCATENATE(&quot;*&quot;;[.I$61];&quot;*&quot;))&gt;0;&quot;✓&quot;;)" office:value-type="float" office:value="0" calcext:value-type="float">
            <text:p>0</text:p>
          </table:table-cell>
          <table:table-cell table:style-name="ce32" table:formula="of:=IF(COUNTIF([$'Tipologia UNITÀ ORGANIZZATIVA'.$A$1:.$G116];CONCATENATE(&quot;*&quot;;[.J$61];&quot;*&quot;))&gt;0;&quot;✓&quot;;)" office:value-type="float" office:value="0" calcext:value-type="float">
            <text:p>0</text:p>
          </table:table-cell>
          <table:table-cell table:style-name="ce32" table:formula="of:=IF(COUNTIF([$'Tipologia UNITÀ ORGANIZZATIVA'.$A$1:.$G116];CONCATENATE(&quot;*&quot;;[.K$61];&quot;*&quot;))&gt;0;&quot;✓&quot;;)" office:value-type="float" office:value="0" calcext:value-type="float">
            <text:p>0</text:p>
          </table:table-cell>
          <table:table-cell table:style-name="ce32" table:formula="of:=IF(COUNTIF([$'Tipologia UNITÀ ORGANIZZATIVA'.$A$1:.$G116];CONCATENATE(&quot;*&quot;;[.L$61];&quot;*&quot;))&gt;0;&quot;✓&quot;;)" office:value-type="float" office:value="0" calcext:value-type="float">
            <text:p>0</text:p>
          </table:table-cell>
          <table:table-cell table:style-name="ce32" table:formula="of:=IF(COUNTIF([$'Tipologia UNITÀ ORGANIZZATIVA'.$A$1:.$G116];CONCATENATE(&quot;*&quot;;[.M$61];&quot;*&quot;))&gt;0;&quot;✓&quot;;)" office:value-type="float" office:value="0" calcext:value-type="float">
            <text:p>0</text:p>
          </table:table-cell>
          <table:table-cell table:style-name="ce32" table:formula="of:=IF(COUNTIF([$'Tipologia UNITÀ ORGANIZZATIVA'.$A$1:.$G116];CONCATENATE(&quot;*&quot;;[.N$61];&quot;*&quot;))&gt;0;&quot;✓&quot;;)" office:value-type="float" office:value="0" calcext:value-type="float">
            <text:p>0</text:p>
          </table:table-cell>
          <table:table-cell table:style-name="ce32" table:formula="of:=IF(COUNTIF([$'Tipologia UNITÀ ORGANIZZATIVA'.$A$1:.$G116];CONCATENATE(&quot;*&quot;;[.O$61];&quot;*&quot;))&gt;0;&quot;✓&quot;;)" office:value-type="float" office:value="0" calcext:value-type="float">
            <text:p>0</text:p>
          </table:table-cell>
          <table:table-cell table:style-name="ce32" table:formula="of:=IF(COUNTIF([$'Tipologia UNITÀ ORGANIZZATIVA'.$A$1:.$G116];CONCATENATE(&quot;*&quot;;[.P$61];&quot;*&quot;))&gt;0;&quot;✓&quot;;)" office:value-type="float" office:value="0" calcext:value-type="float">
            <text:p>0</text:p>
          </table:table-cell>
          <table:table-cell table:style-name="ce48" table:formula="of:=IF(COUNTIF([$'Tipologia UNITÀ ORGANIZZATIVA'.$A$1:.$G116];CONCATENATE(&quot;*&quot;;[.Q$61];&quot;*&quot;))&gt;0;&quot;✓&quot;;)" office:value-type="float" office:value="0" calcext:value-type="float">
            <text:p>0</text:p>
          </table:table-cell>
          <table:table-cell table:number-columns-repeated="1007"/>
        </table:table-row>
        <table:table-row table:style-name="ro3">
          <table:table-cell table:style-name="ce20" office:value-type="string" calcext:value-type="string">
            <text:p><text:a xlink:href="#'Tipologia PERSONA PUBBLICA'.A1" xlink:type="simple">Persona pubblica</text:a></text:p>
          </table:table-cell>
          <table:table-cell table:style-name="ce32" table:formula="of:=IF(COUNTIF([$'Tipologia PERSONA PUBBLICA'.$A$1:.$G115];CONCATENATE(&quot;*&quot;;[.B$61];&quot;*&quot;))&gt;0;&quot;✓&quot;;)" office:value-type="float" office:value="0" calcext:value-type="float">
            <text:p>0</text:p>
          </table:table-cell>
          <table:table-cell table:style-name="ce32" table:formula="of:=IF(COUNTIF([$'Tipologia PERSONA PUBBLICA'.$A$1:.$G115];CONCATENATE(&quot;*&quot;;[.C$61];&quot;*&quot;))&gt;0;&quot;✓&quot;;)" office:value-type="float" office:value="0" calcext:value-type="float">
            <text:p>0</text:p>
          </table:table-cell>
          <table:table-cell table:style-name="ce32" table:formula="of:=IF(COUNTIF([$'Tipologia PERSONA PUBBLICA'.$A$1:.$G115];CONCATENATE(&quot;*&quot;;[.D$61];&quot;*&quot;))&gt;0;&quot;✓&quot;;)" office:value-type="float" office:value="0" calcext:value-type="float">
            <text:p>0</text:p>
          </table:table-cell>
          <table:table-cell table:style-name="ce32" table:formula="of:=IF(COUNTIF([$'Tipologia PERSONA PUBBLICA'.$A$1:.$G115];CONCATENATE(&quot;*&quot;;[.E$61];&quot;*&quot;))&gt;0;&quot;✓&quot;;)" office:value-type="float" office:value="0" calcext:value-type="float">
            <text:p>0</text:p>
          </table:table-cell>
          <table:table-cell table:style-name="ce32" table:formula="of:=IF(COUNTIF([$'Tipologia PERSONA PUBBLICA'.$A$1:.$G115];CONCATENATE(&quot;*&quot;;[.F$61];&quot;*&quot;))&gt;0;&quot;✓&quot;;)" office:value-type="float" office:value="0" calcext:value-type="float">
            <text:p>0</text:p>
          </table:table-cell>
          <table:table-cell table:style-name="ce32" table:formula="of:=IF(COUNTIF([$'Tipologia PERSONA PUBBLICA'.$A$1:.$G115];CONCATENATE(&quot;*&quot;;[.G$61];&quot;*&quot;))&gt;0;&quot;✓&quot;;)" office:value-type="float" office:value="0" calcext:value-type="float">
            <text:p>0</text:p>
          </table:table-cell>
          <table:table-cell table:style-name="ce32" table:formula="of:=IF(COUNTIF([$'Tipologia PERSONA PUBBLICA'.$A$1:.$G115];CONCATENATE(&quot;*&quot;;[.H$61];&quot;*&quot;))&gt;0;&quot;✓&quot;;)" office:value-type="float" office:value="0" calcext:value-type="float">
            <text:p>0</text:p>
          </table:table-cell>
          <table:table-cell table:style-name="ce32" table:formula="of:=IF(COUNTIF([$'Tipologia PERSONA PUBBLICA'.$A$1:.$G115];CONCATENATE(&quot;*&quot;;[.I$61];&quot;*&quot;))&gt;0;&quot;✓&quot;;)" office:value-type="float" office:value="0" calcext:value-type="float">
            <text:p>0</text:p>
          </table:table-cell>
          <table:table-cell table:style-name="ce32" table:formula="of:=IF(COUNTIF([$'Tipologia PERSONA PUBBLICA'.$A$1:.$G115];CONCATENATE(&quot;*&quot;;[.J$61];&quot;*&quot;))&gt;0;&quot;✓&quot;;)" office:value-type="float" office:value="0" calcext:value-type="float">
            <text:p>0</text:p>
          </table:table-cell>
          <table:table-cell table:style-name="ce32" table:formula="of:=IF(COUNTIF([$'Tipologia PERSONA PUBBLICA'.$A$1:.$G115];CONCATENATE(&quot;*&quot;;[.K$61];&quot;*&quot;))&gt;0;&quot;✓&quot;;)" office:value-type="float" office:value="0" calcext:value-type="float">
            <text:p>0</text:p>
          </table:table-cell>
          <table:table-cell table:style-name="ce32" table:formula="of:=IF(COUNTIF([$'Tipologia PERSONA PUBBLICA'.$A$1:.$G115];CONCATENATE(&quot;*&quot;;[.L$61];&quot;*&quot;))&gt;0;&quot;✓&quot;;)" office:value-type="float" office:value="0" calcext:value-type="float">
            <text:p>0</text:p>
          </table:table-cell>
          <table:table-cell table:style-name="ce32" table:formula="of:=IF(COUNTIF([$'Tipologia PERSONA PUBBLICA'.$A$1:.$G115];CONCATENATE(&quot;*&quot;;[.M$61];&quot;*&quot;))&gt;0;&quot;✓&quot;;)" office:value-type="float" office:value="0" calcext:value-type="float">
            <text:p>0</text:p>
          </table:table-cell>
          <table:table-cell table:style-name="ce32" table:formula="of:=IF(COUNTIF([$'Tipologia PERSONA PUBBLICA'.$A$1:.$G115];CONCATENATE(&quot;*&quot;;[.N$61];&quot;*&quot;))&gt;0;&quot;✓&quot;;)" office:value-type="float" office:value="0" calcext:value-type="float">
            <text:p>0</text:p>
          </table:table-cell>
          <table:table-cell table:style-name="ce32" table:formula="of:=IF(COUNTIF([$'Tipologia PERSONA PUBBLICA'.$A$1:.$G115];CONCATENATE(&quot;*&quot;;[.O$61];&quot;*&quot;))&gt;0;&quot;✓&quot;;)" office:value-type="float" office:value="0" calcext:value-type="float">
            <text:p>0</text:p>
          </table:table-cell>
          <table:table-cell table:style-name="ce32" table:formula="of:=IF(COUNTIF([$'Tipologia PERSONA PUBBLICA'.$A$1:.$G115];CONCATENATE(&quot;*&quot;;[.P$61];&quot;*&quot;))&gt;0;&quot;✓&quot;;)" office:value-type="float" office:value="0" calcext:value-type="float">
            <text:p>0</text:p>
          </table:table-cell>
          <table:table-cell table:style-name="ce48" table:formula="of:=IF(COUNTIF([$'Tipologia PERSONA PUBBLICA'.$A$1:.$G115];CONCATENATE(&quot;*&quot;;[.Q$61];&quot;*&quot;))&gt;0;&quot;✓&quot;;)" office:value-type="float" office:value="0" calcext:value-type="float">
            <text:p>0</text:p>
          </table:table-cell>
          <table:table-cell table:number-columns-repeated="1007"/>
        </table:table-row>
        <table:table-row table:style-name="ro3">
          <table:table-cell table:style-name="ce20" office:value-type="string" calcext:value-type="string">
            <text:p><text:a xlink:href="#'Tipologia INCARICO'.A1" xlink:type="simple">Incarico</text:a></text:p>
          </table:table-cell>
          <table:table-cell table:style-name="ce32" table:formula="of:=IF(COUNTIF([$'Tipologia INCARICO'.$A$1:.$G115];CONCATENATE(&quot;*&quot;;[.B$61];&quot;*&quot;))&gt;0;&quot;✓&quot;;)" office:value-type="float" office:value="0" calcext:value-type="float">
            <text:p>0</text:p>
          </table:table-cell>
          <table:table-cell table:style-name="ce32" table:formula="of:=IF(COUNTIF([$'Tipologia INCARICO'.$A$1:.$G115];CONCATENATE(&quot;*&quot;;[.C$61];&quot;*&quot;))&gt;0;&quot;✓&quot;;)" office:value-type="float" office:value="0" calcext:value-type="float">
            <text:p>0</text:p>
          </table:table-cell>
          <table:table-cell table:style-name="ce32" table:formula="of:=IF(COUNTIF([$'Tipologia INCARICO'.$A$1:.$G115];CONCATENATE(&quot;*&quot;;[.D$61];&quot;*&quot;))&gt;0;&quot;✓&quot;;)" office:value-type="float" office:value="0" calcext:value-type="float">
            <text:p>0</text:p>
          </table:table-cell>
          <table:table-cell table:style-name="ce32" table:formula="of:=IF(COUNTIF([$'Tipologia INCARICO'.$A$1:.$G115];CONCATENATE(&quot;*&quot;;[.E$61];&quot;*&quot;))&gt;0;&quot;✓&quot;;)" office:value-type="float" office:value="0" calcext:value-type="float">
            <text:p>0</text:p>
          </table:table-cell>
          <table:table-cell table:style-name="ce32" table:formula="of:=IF(COUNTIF([$'Tipologia INCARICO'.$A$1:.$G115];CONCATENATE(&quot;*&quot;;[.F$61];&quot;*&quot;))&gt;0;&quot;✓&quot;;)" office:value-type="string" office:string-value="✓" calcext:value-type="string">
            <text:p>✓</text:p>
          </table:table-cell>
          <table:table-cell table:style-name="ce32" table:formula="of:=IF(COUNTIF([$'Tipologia INCARICO'.$A$1:.$G115];CONCATENATE(&quot;*&quot;;[.G$61];&quot;*&quot;))&gt;0;&quot;✓&quot;;)" office:value-type="float" office:value="0" calcext:value-type="float">
            <text:p>0</text:p>
          </table:table-cell>
          <table:table-cell table:style-name="ce32" table:formula="of:=IF(COUNTIF([$'Tipologia INCARICO'.$A$1:.$G115];CONCATENATE(&quot;*&quot;;[.H$61];&quot;*&quot;))&gt;0;&quot;✓&quot;;)" office:value-type="float" office:value="0" calcext:value-type="float">
            <text:p>0</text:p>
          </table:table-cell>
          <table:table-cell table:style-name="ce32" table:formula="of:=IF(COUNTIF([$'Tipologia INCARICO'.$A$1:.$G115];CONCATENATE(&quot;*&quot;;[.I$61];&quot;*&quot;))&gt;0;&quot;✓&quot;;)" office:value-type="float" office:value="0" calcext:value-type="float">
            <text:p>0</text:p>
          </table:table-cell>
          <table:table-cell table:style-name="ce32" table:formula="of:=IF(COUNTIF([$'Tipologia INCARICO'.$A$1:.$G115];CONCATENATE(&quot;*&quot;;[.J$61];&quot;*&quot;))&gt;0;&quot;✓&quot;;)" office:value-type="float" office:value="0" calcext:value-type="float">
            <text:p>0</text:p>
          </table:table-cell>
          <table:table-cell table:style-name="ce32" table:formula="of:=IF(COUNTIF([$'Tipologia INCARICO'.$A$1:.$G115];CONCATENATE(&quot;*&quot;;[.K$61];&quot;*&quot;))&gt;0;&quot;✓&quot;;)" office:value-type="float" office:value="0" calcext:value-type="float">
            <text:p>0</text:p>
          </table:table-cell>
          <table:table-cell table:style-name="ce32" table:formula="of:=IF(COUNTIF([$'Tipologia INCARICO'.$A$1:.$G115];CONCATENATE(&quot;*&quot;;[.L$61];&quot;*&quot;))&gt;0;&quot;✓&quot;;)" office:value-type="float" office:value="0" calcext:value-type="float">
            <text:p>0</text:p>
          </table:table-cell>
          <table:table-cell table:style-name="ce32" table:formula="of:=IF(COUNTIF([$'Tipologia INCARICO'.$A$1:.$G115];CONCATENATE(&quot;*&quot;;[.M$61];&quot;*&quot;))&gt;0;&quot;✓&quot;;)" office:value-type="float" office:value="0" calcext:value-type="float">
            <text:p>0</text:p>
          </table:table-cell>
          <table:table-cell table:style-name="ce32" table:formula="of:=IF(COUNTIF([$'Tipologia INCARICO'.$A$1:.$G115];CONCATENATE(&quot;*&quot;;[.N$61];&quot;*&quot;))&gt;0;&quot;✓&quot;;)" office:value-type="float" office:value="0" calcext:value-type="float">
            <text:p>0</text:p>
          </table:table-cell>
          <table:table-cell table:style-name="ce32" table:formula="of:=IF(COUNTIF([$'Tipologia INCARICO'.$A$1:.$G115];CONCATENATE(&quot;*&quot;;[.O$61];&quot;*&quot;))&gt;0;&quot;✓&quot;;)" office:value-type="float" office:value="0" calcext:value-type="float">
            <text:p>0</text:p>
          </table:table-cell>
          <table:table-cell table:style-name="ce32" table:formula="of:=IF(COUNTIF([$'Tipologia INCARICO'.$A$1:.$G115];CONCATENATE(&quot;*&quot;;[.P$61];&quot;*&quot;))&gt;0;&quot;✓&quot;;)" office:value-type="float" office:value="0" calcext:value-type="float">
            <text:p>0</text:p>
          </table:table-cell>
          <table:table-cell table:style-name="ce48" table:formula="of:=IF(COUNTIF([$'Tipologia INCARICO'.$A$1:.$G115];CONCATENATE(&quot;*&quot;;[.Q$61];&quot;*&quot;))&gt;0;&quot;✓&quot;;)" office:value-type="float" office:value="0" calcext:value-type="float">
            <text:p>0</text:p>
          </table:table-cell>
          <table:table-cell table:number-columns-repeated="1007"/>
        </table:table-row>
        <table:table-row table:style-name="ro3">
          <table:table-cell table:style-name="ce20" office:value-type="string" calcext:value-type="string">
            <text:p><text:a xlink:href="#'Tipologia LUOGO'.A1" xlink:type="simple">Luogo</text:a></text:p>
          </table:table-cell>
          <table:table-cell table:style-name="ce32" table:formula="of:=IF(COUNTIF([$'Tipologia LUOGO'.$A$1:.$G115];CONCATENATE(&quot;*&quot;;[.B$61];&quot;*&quot;))&gt;0;&quot;✓&quot;;)" office:value-type="string" office:string-value="✓" calcext:value-type="string">
            <text:p>✓</text:p>
          </table:table-cell>
          <table:table-cell table:style-name="ce32" table:formula="of:=IF(COUNTIF([$'Tipologia LUOGO'.$A$1:.$G115];CONCATENATE(&quot;*&quot;;[.C$61];&quot;*&quot;))&gt;0;&quot;✓&quot;;)" office:value-type="float" office:value="0" calcext:value-type="float">
            <text:p>0</text:p>
          </table:table-cell>
          <table:table-cell table:style-name="ce32" table:formula="of:=IF(COUNTIF([$'Tipologia LUOGO'.$A$1:.$G115];CONCATENATE(&quot;*&quot;;[.D$61];&quot;*&quot;))&gt;0;&quot;✓&quot;;)" office:value-type="float" office:value="0" calcext:value-type="float">
            <text:p>0</text:p>
          </table:table-cell>
          <table:table-cell table:style-name="ce32" table:formula="of:=IF(COUNTIF([$'Tipologia LUOGO'.$A$1:.$G115];CONCATENATE(&quot;*&quot;;[.E$61];&quot;*&quot;))&gt;0;&quot;✓&quot;;)" office:value-type="float" office:value="0" calcext:value-type="float">
            <text:p>0</text:p>
          </table:table-cell>
          <table:table-cell table:style-name="ce32" table:formula="of:=IF(COUNTIF([$'Tipologia LUOGO'.$A$1:.$G115];CONCATENATE(&quot;*&quot;;[.F$61];&quot;*&quot;))&gt;0;&quot;✓&quot;;)" office:value-type="float" office:value="0" calcext:value-type="float">
            <text:p>0</text:p>
          </table:table-cell>
          <table:table-cell table:style-name="ce32" table:formula="of:=IF(COUNTIF([$'Tipologia LUOGO'.$A$1:.$G115];CONCATENATE(&quot;*&quot;;[.G$61];&quot;*&quot;))&gt;0;&quot;✓&quot;;)" office:value-type="float" office:value="0" calcext:value-type="float">
            <text:p>0</text:p>
          </table:table-cell>
          <table:table-cell table:style-name="ce32" table:formula="of:=IF(COUNTIF([$'Tipologia LUOGO'.$A$1:.$G115];CONCATENATE(&quot;*&quot;;[.H$61];&quot;*&quot;))&gt;0;&quot;✓&quot;;)" office:value-type="string" office:string-value="✓" calcext:value-type="string">
            <text:p>✓</text:p>
          </table:table-cell>
          <table:table-cell table:style-name="ce32" table:formula="of:=IF(COUNTIF([$'Tipologia LUOGO'.$A$1:.$G115];CONCATENATE(&quot;*&quot;;[.I$61];&quot;*&quot;))&gt;0;&quot;✓&quot;;)" office:value-type="float" office:value="0" calcext:value-type="float">
            <text:p>0</text:p>
          </table:table-cell>
          <table:table-cell table:style-name="ce32" table:formula="of:=IF(COUNTIF([$'Tipologia LUOGO'.$A$1:.$G115];CONCATENATE(&quot;*&quot;;[.J$61];&quot;*&quot;))&gt;0;&quot;✓&quot;;)" office:value-type="float" office:value="0" calcext:value-type="float">
            <text:p>0</text:p>
          </table:table-cell>
          <table:table-cell table:style-name="ce32" table:formula="of:=IF(COUNTIF([$'Tipologia LUOGO'.$A$1:.$G115];CONCATENATE(&quot;*&quot;;[.K$61];&quot;*&quot;))&gt;0;&quot;✓&quot;;)" office:value-type="float" office:value="0" calcext:value-type="float">
            <text:p>0</text:p>
          </table:table-cell>
          <table:table-cell table:style-name="ce32" table:formula="of:=IF(COUNTIF([$'Tipologia LUOGO'.$A$1:.$G115];CONCATENATE(&quot;*&quot;;[.L$61];&quot;*&quot;))&gt;0;&quot;✓&quot;;)" office:value-type="float" office:value="0" calcext:value-type="float">
            <text:p>0</text:p>
          </table:table-cell>
          <table:table-cell table:style-name="ce32" table:formula="of:=IF(COUNTIF([$'Tipologia LUOGO'.$A$1:.$G115];CONCATENATE(&quot;*&quot;;[.M$61];&quot;*&quot;))&gt;0;&quot;✓&quot;;)" office:value-type="float" office:value="0" calcext:value-type="float">
            <text:p>0</text:p>
          </table:table-cell>
          <table:table-cell table:style-name="ce32" table:formula="of:=IF(COUNTIF([$'Tipologia LUOGO'.$A$1:.$G115];CONCATENATE(&quot;*&quot;;[.N$61];&quot;*&quot;))&gt;0;&quot;✓&quot;;)" office:value-type="float" office:value="0" calcext:value-type="float">
            <text:p>0</text:p>
          </table:table-cell>
          <table:table-cell table:style-name="ce32" table:formula="of:=IF(COUNTIF([$'Tipologia LUOGO'.$A$1:.$G115];CONCATENATE(&quot;*&quot;;[.O$61];&quot;*&quot;))&gt;0;&quot;✓&quot;;)" office:value-type="float" office:value="0" calcext:value-type="float">
            <text:p>0</text:p>
          </table:table-cell>
          <table:table-cell table:style-name="ce32" table:formula="of:=IF(COUNTIF([$'Tipologia LUOGO'.$A$1:.$G115];CONCATENATE(&quot;*&quot;;[.P$61];&quot;*&quot;))&gt;0;&quot;✓&quot;;)" office:value-type="float" office:value="0" calcext:value-type="float">
            <text:p>0</text:p>
          </table:table-cell>
          <table:table-cell table:style-name="ce48" table:formula="of:=IF(COUNTIF([$'Tipologia LUOGO'.$A$1:.$G115];CONCATENATE(&quot;*&quot;;[.Q$61];&quot;*&quot;))&gt;0;&quot;✓&quot;;)" office:value-type="float" office:value="0" calcext:value-type="float">
            <text:p>0</text:p>
          </table:table-cell>
          <table:table-cell table:number-columns-repeated="1007"/>
        </table:table-row>
        <table:table-row table:style-name="ro3">
          <table:table-cell table:style-name="ce20" office:value-type="string" calcext:value-type="string">
            <text:p><text:a xlink:href="#'Tipologia NOTIZIA'.A1" xlink:type="simple">Notizia</text:a></text:p>
          </table:table-cell>
          <table:table-cell table:style-name="ce32" table:formula="of:=IF(COUNTIF([$'Tipologia NOTIZIA'.$A$1:.$G115];CONCATENATE(&quot;*&quot;;[.B$61];&quot;*&quot;))&gt;0;&quot;✓&quot;;)" office:value-type="string" office:string-value="✓" calcext:value-type="string">
            <text:p>✓</text:p>
          </table:table-cell>
          <table:table-cell table:style-name="ce32" table:formula="of:=IF(COUNTIF([$'Tipologia NOTIZIA'.$A$1:.$G115];CONCATENATE(&quot;*&quot;;[.C$61];&quot;*&quot;))&gt;0;&quot;✓&quot;;)" office:value-type="float" office:value="0" calcext:value-type="float">
            <text:p>0</text:p>
          </table:table-cell>
          <table:table-cell table:style-name="ce32" table:formula="of:=IF(COUNTIF([$'Tipologia NOTIZIA'.$A$1:.$G115];CONCATENATE(&quot;*&quot;;[.D$61];&quot;*&quot;))&gt;0;&quot;✓&quot;;)" office:value-type="float" office:value="0" calcext:value-type="float">
            <text:p>0</text:p>
          </table:table-cell>
          <table:table-cell table:style-name="ce32" table:formula="of:=IF(COUNTIF([$'Tipologia NOTIZIA'.$A$1:.$G115];CONCATENATE(&quot;*&quot;;[.E$61];&quot;*&quot;))&gt;0;&quot;✓&quot;;)" office:value-type="float" office:value="0" calcext:value-type="float">
            <text:p>0</text:p>
          </table:table-cell>
          <table:table-cell table:style-name="ce32" table:formula="of:=IF(COUNTIF([$'Tipologia NOTIZIA'.$A$1:.$G115];CONCATENATE(&quot;*&quot;;[.F$61];&quot;*&quot;))&gt;0;&quot;✓&quot;;)" office:value-type="float" office:value="0" calcext:value-type="float">
            <text:p>0</text:p>
          </table:table-cell>
          <table:table-cell table:style-name="ce32" table:formula="of:=IF(COUNTIF([$'Tipologia NOTIZIA'.$A$1:.$G115];CONCATENATE(&quot;*&quot;;[.G$61];&quot;*&quot;))&gt;0;&quot;✓&quot;;)" office:value-type="string" office:string-value="✓" calcext:value-type="string">
            <text:p>✓</text:p>
          </table:table-cell>
          <table:table-cell table:style-name="ce32" table:formula="of:=IF(COUNTIF([$'Tipologia NOTIZIA'.$A$1:.$G115];CONCATENATE(&quot;*&quot;;[.H$61];&quot;*&quot;))&gt;0;&quot;✓&quot;;)" office:value-type="float" office:value="0" calcext:value-type="float">
            <text:p>0</text:p>
          </table:table-cell>
          <table:table-cell table:style-name="ce32" table:formula="of:=IF(COUNTIF([$'Tipologia NOTIZIA'.$A$1:.$G115];CONCATENATE(&quot;*&quot;;[.I$61];&quot;*&quot;))&gt;0;&quot;✓&quot;;)" office:value-type="float" office:value="0" calcext:value-type="float">
            <text:p>0</text:p>
          </table:table-cell>
          <table:table-cell table:style-name="ce32" table:formula="of:=IF(COUNTIF([$'Tipologia NOTIZIA'.$A$1:.$G115];CONCATENATE(&quot;*&quot;;[.J$61];&quot;*&quot;))&gt;0;&quot;✓&quot;;)" office:value-type="float" office:value="0" calcext:value-type="float">
            <text:p>0</text:p>
          </table:table-cell>
          <table:table-cell table:style-name="ce32" table:formula="of:=IF(COUNTIF([$'Tipologia NOTIZIA'.$A$1:.$G115];CONCATENATE(&quot;*&quot;;[.K$61];&quot;*&quot;))&gt;0;&quot;✓&quot;;)" office:value-type="float" office:value="0" calcext:value-type="float">
            <text:p>0</text:p>
          </table:table-cell>
          <table:table-cell table:style-name="ce32" table:formula="of:=IF(COUNTIF([$'Tipologia NOTIZIA'.$A$1:.$G115];CONCATENATE(&quot;*&quot;;[.L$61];&quot;*&quot;))&gt;0;&quot;✓&quot;;)" office:value-type="float" office:value="0" calcext:value-type="float">
            <text:p>0</text:p>
          </table:table-cell>
          <table:table-cell table:style-name="ce32" table:formula="of:=IF(COUNTIF([$'Tipologia NOTIZIA'.$A$1:.$G115];CONCATENATE(&quot;*&quot;;[.M$61];&quot;*&quot;))&gt;0;&quot;✓&quot;;)" office:value-type="float" office:value="0" calcext:value-type="float">
            <text:p>0</text:p>
          </table:table-cell>
          <table:table-cell table:style-name="ce32" table:formula="of:=IF(COUNTIF([$'Tipologia NOTIZIA'.$A$1:.$G115];CONCATENATE(&quot;*&quot;;[.N$61];&quot;*&quot;))&gt;0;&quot;✓&quot;;)" office:value-type="float" office:value="0" calcext:value-type="float">
            <text:p>0</text:p>
          </table:table-cell>
          <table:table-cell table:style-name="ce32" table:formula="of:=IF(COUNTIF([$'Tipologia NOTIZIA'.$A$1:.$G115];CONCATENATE(&quot;*&quot;;[.O$61];&quot;*&quot;))&gt;0;&quot;✓&quot;;)" office:value-type="float" office:value="0" calcext:value-type="float">
            <text:p>0</text:p>
          </table:table-cell>
          <table:table-cell table:style-name="ce32" table:formula="of:=IF(COUNTIF([$'Tipologia NOTIZIA'.$A$1:.$G115];CONCATENATE(&quot;*&quot;;[.P$61];&quot;*&quot;))&gt;0;&quot;✓&quot;;)" office:value-type="float" office:value="0" calcext:value-type="float">
            <text:p>0</text:p>
          </table:table-cell>
          <table:table-cell table:style-name="ce48" table:formula="of:=IF(COUNTIF([$'Tipologia NOTIZIA'.$A$1:.$G115];CONCATENATE(&quot;*&quot;;[.Q$61];&quot;*&quot;))&gt;0;&quot;✓&quot;;)" office:value-type="float" office:value="0" calcext:value-type="float">
            <text:p>0</text:p>
          </table:table-cell>
          <table:table-cell table:number-columns-repeated="1007"/>
        </table:table-row>
        <table:table-row table:style-name="ro3">
          <table:table-cell table:style-name="ce20" office:value-type="string" calcext:value-type="string">
            <text:p><text:a xlink:href="#'Tipologia EVENTO'.A1" xlink:type="simple">Evento</text:a></text:p>
          </table:table-cell>
          <table:table-cell table:style-name="ce32" table:formula="of:=IF(COUNTIF([$'Tipologia EVENTO'.$A$1:.$G119];CONCATENATE(&quot;*&quot;;[.B$61];&quot;*&quot;))&gt;0;&quot;✓&quot;;)" office:value-type="string" office:string-value="✓" calcext:value-type="string">
            <text:p>✓</text:p>
          </table:table-cell>
          <table:table-cell table:style-name="ce32" table:formula="of:=IF(COUNTIF([$'Tipologia EVENTO'.$A$1:.$G119];CONCATENATE(&quot;*&quot;;[.C$61];&quot;*&quot;))&gt;0;&quot;✓&quot;;)" office:value-type="float" office:value="0" calcext:value-type="float">
            <text:p>0</text:p>
          </table:table-cell>
          <table:table-cell table:style-name="ce32" table:formula="of:=IF(COUNTIF([$'Tipologia EVENTO'.$A$1:.$G119];CONCATENATE(&quot;*&quot;;[.D$61];&quot;*&quot;))&gt;0;&quot;✓&quot;;)" office:value-type="float" office:value="0" calcext:value-type="float">
            <text:p>0</text:p>
          </table:table-cell>
          <table:table-cell table:style-name="ce32" table:formula="of:=IF(COUNTIF([$'Tipologia EVENTO'.$A$1:.$G119];CONCATENATE(&quot;*&quot;;[.E$61];&quot;*&quot;))&gt;0;&quot;✓&quot;;)" office:value-type="float" office:value="0" calcext:value-type="float">
            <text:p>0</text:p>
          </table:table-cell>
          <table:table-cell table:style-name="ce32" table:formula="of:=IF(COUNTIF([$'Tipologia EVENTO'.$A$1:.$G119];CONCATENATE(&quot;*&quot;;[.F$61];&quot;*&quot;))&gt;0;&quot;✓&quot;;)" office:value-type="float" office:value="0" calcext:value-type="float">
            <text:p>0</text:p>
          </table:table-cell>
          <table:table-cell table:style-name="ce32" table:formula="of:=IF(COUNTIF([$'Tipologia EVENTO'.$A$1:.$G119];CONCATENATE(&quot;*&quot;;[.G$61];&quot;*&quot;))&gt;0;&quot;✓&quot;;)" office:value-type="float" office:value="0" calcext:value-type="float">
            <text:p>0</text:p>
          </table:table-cell>
          <table:table-cell table:style-name="ce32" table:formula="of:=IF(COUNTIF([$'Tipologia EVENTO'.$A$1:.$G119];CONCATENATE(&quot;*&quot;;[.H$61];&quot;*&quot;))&gt;0;&quot;✓&quot;;)" office:value-type="float" office:value="0" calcext:value-type="float">
            <text:p>0</text:p>
          </table:table-cell>
          <table:table-cell table:style-name="ce32" table:formula="of:=IF(COUNTIF([$'Tipologia EVENTO'.$A$1:.$G119];CONCATENATE(&quot;*&quot;;[.I$61];&quot;*&quot;))&gt;0;&quot;✓&quot;;)" office:value-type="string" office:string-value="✓" calcext:value-type="string">
            <text:p>✓</text:p>
          </table:table-cell>
          <table:table-cell table:style-name="ce32" table:formula="of:=IF(COUNTIF([$'Tipologia EVENTO'.$A$1:.$G119];CONCATENATE(&quot;*&quot;;[.J$61];&quot;*&quot;))&gt;0;&quot;✓&quot;;)" office:value-type="float" office:value="0" calcext:value-type="float">
            <text:p>0</text:p>
          </table:table-cell>
          <table:table-cell table:style-name="ce32" table:formula="of:=IF(COUNTIF([$'Tipologia EVENTO'.$A$1:.$G119];CONCATENATE(&quot;*&quot;;[.K$61];&quot;*&quot;))&gt;0;&quot;✓&quot;;)" office:value-type="float" office:value="0" calcext:value-type="float">
            <text:p>0</text:p>
          </table:table-cell>
          <table:table-cell table:style-name="ce32" table:formula="of:=IF(COUNTIF([$'Tipologia EVENTO'.$A$1:.$G119];CONCATENATE(&quot;*&quot;;[.L$61];&quot;*&quot;))&gt;0;&quot;✓&quot;;)" office:value-type="float" office:value="0" calcext:value-type="float">
            <text:p>0</text:p>
          </table:table-cell>
          <table:table-cell table:style-name="ce32" table:formula="of:=IF(COUNTIF([$'Tipologia EVENTO'.$A$1:.$G119];CONCATENATE(&quot;*&quot;;[.M$61];&quot;*&quot;))&gt;0;&quot;✓&quot;;)" office:value-type="float" office:value="0" calcext:value-type="float">
            <text:p>0</text:p>
          </table:table-cell>
          <table:table-cell table:style-name="ce32" table:formula="of:=IF(COUNTIF([$'Tipologia EVENTO'.$A$1:.$G119];CONCATENATE(&quot;*&quot;;[.N$61];&quot;*&quot;))&gt;0;&quot;✓&quot;;)" office:value-type="float" office:value="0" calcext:value-type="float">
            <text:p>0</text:p>
          </table:table-cell>
          <table:table-cell table:style-name="ce32" table:formula="of:=IF(COUNTIF([$'Tipologia EVENTO'.$A$1:.$G119];CONCATENATE(&quot;*&quot;;[.O$61];&quot;*&quot;))&gt;0;&quot;✓&quot;;)" office:value-type="float" office:value="0" calcext:value-type="float">
            <text:p>0</text:p>
          </table:table-cell>
          <table:table-cell table:style-name="ce32" table:formula="of:=IF(COUNTIF([$'Tipologia EVENTO'.$A$1:.$G119];CONCATENATE(&quot;*&quot;;[.P$61];&quot;*&quot;))&gt;0;&quot;✓&quot;;)" office:value-type="float" office:value="0" calcext:value-type="float">
            <text:p>0</text:p>
          </table:table-cell>
          <table:table-cell table:style-name="ce48" table:formula="of:=IF(COUNTIF([$'Tipologia EVENTO'.$A$1:.$G119];CONCATENATE(&quot;*&quot;;[.Q$61];&quot;*&quot;))&gt;0;&quot;✓&quot;;)" office:value-type="float" office:value="0" calcext:value-type="float">
            <text:p>0</text:p>
          </table:table-cell>
          <table:table-cell table:number-columns-repeated="1007"/>
        </table:table-row>
        <table:table-row table:style-name="ro3">
          <table:table-cell table:style-name="ce20" office:value-type="string" calcext:value-type="string">
            <text:p><text:a xlink:href="#'Tipologia SERVIZIO'.A1" xlink:type="simple">Servizio</text:a></text:p>
          </table:table-cell>
          <table:table-cell table:style-name="ce32" table:formula="of:=IF(COUNTIF([$'Tipologia SERVIZIO'.$A$1:.$G115];CONCATENATE(&quot;*&quot;;[.B$61];&quot;*&quot;))&gt;0;&quot;✓&quot;;)" office:value-type="string" office:string-value="✓" calcext:value-type="string">
            <text:p>✓</text:p>
          </table:table-cell>
          <table:table-cell table:style-name="ce32" table:formula="of:=IF(COUNTIF([$'Tipologia SERVIZIO'.$A$1:.$G115];CONCATENATE(&quot;*&quot;;[.C$61];&quot;*&quot;))&gt;0;&quot;✓&quot;;)" office:value-type="string" office:string-value="✓" calcext:value-type="string">
            <text:p>✓</text:p>
          </table:table-cell>
          <table:table-cell table:style-name="ce32" table:formula="of:=IF(COUNTIF([$'Tipologia SERVIZIO'.$A$1:.$G115];CONCATENATE(&quot;*&quot;;[.D$61];&quot;*&quot;))&gt;0;&quot;✓&quot;;)" office:value-type="string" office:string-value="✓" calcext:value-type="string">
            <text:p>✓</text:p>
          </table:table-cell>
          <table:table-cell table:style-name="ce32" table:formula="of:=IF(COUNTIF([$'Tipologia SERVIZIO'.$A$1:.$G115];CONCATENATE(&quot;*&quot;;[.E$61];&quot;*&quot;))&gt;0;&quot;✓&quot;;)" office:value-type="float" office:value="0" calcext:value-type="float">
            <text:p>0</text:p>
          </table:table-cell>
          <table:table-cell table:style-name="ce32" table:formula="of:=IF(COUNTIF([$'Tipologia SERVIZIO'.$A$1:.$G115];CONCATENATE(&quot;*&quot;;[.F$61];&quot;*&quot;))&gt;0;&quot;✓&quot;;)" office:value-type="float" office:value="0" calcext:value-type="float">
            <text:p>0</text:p>
          </table:table-cell>
          <table:table-cell table:style-name="ce32" table:formula="of:=IF(COUNTIF([$'Tipologia SERVIZIO'.$A$1:.$G115];CONCATENATE(&quot;*&quot;;[.G$61];&quot;*&quot;))&gt;0;&quot;✓&quot;;)" office:value-type="float" office:value="0" calcext:value-type="float">
            <text:p>0</text:p>
          </table:table-cell>
          <table:table-cell table:style-name="ce32" table:formula="of:=IF(COUNTIF([$'Tipologia SERVIZIO'.$A$1:.$G115];CONCATENATE(&quot;*&quot;;[.H$61];&quot;*&quot;))&gt;0;&quot;✓&quot;;)" office:value-type="float" office:value="0" calcext:value-type="float">
            <text:p>0</text:p>
          </table:table-cell>
          <table:table-cell table:style-name="ce32" table:formula="of:=IF(COUNTIF([$'Tipologia SERVIZIO'.$A$1:.$G115];CONCATENATE(&quot;*&quot;;[.I$61];&quot;*&quot;))&gt;0;&quot;✓&quot;;)" office:value-type="float" office:value="0" calcext:value-type="float">
            <text:p>0</text:p>
          </table:table-cell>
          <table:table-cell table:style-name="ce32" table:formula="of:=IF(COUNTIF([$'Tipologia SERVIZIO'.$A$1:.$G115];CONCATENATE(&quot;*&quot;;[.J$61];&quot;*&quot;))&gt;0;&quot;✓&quot;;)" office:value-type="string" office:string-value="✓" calcext:value-type="string">
            <text:p>✓</text:p>
          </table:table-cell>
          <table:table-cell table:style-name="ce32" table:formula="of:=IF(COUNTIF([$'Tipologia SERVIZIO'.$A$1:.$G115];CONCATENATE(&quot;*&quot;;[.K$61];&quot;*&quot;))&gt;0;&quot;✓&quot;;)" office:value-type="float" office:value="0" calcext:value-type="float">
            <text:p>0</text:p>
          </table:table-cell>
          <table:table-cell table:style-name="ce32" table:formula="of:=IF(COUNTIF([$'Tipologia SERVIZIO'.$A$1:.$G115];CONCATENATE(&quot;*&quot;;[.L$61];&quot;*&quot;))&gt;0;&quot;✓&quot;;)" office:value-type="float" office:value="0" calcext:value-type="float">
            <text:p>0</text:p>
          </table:table-cell>
          <table:table-cell table:style-name="ce32" table:formula="of:=IF(COUNTIF([$'Tipologia SERVIZIO'.$A$1:.$G115];CONCATENATE(&quot;*&quot;;[.M$61];&quot;*&quot;))&gt;0;&quot;✓&quot;;)" office:value-type="float" office:value="0" calcext:value-type="float">
            <text:p>0</text:p>
          </table:table-cell>
          <table:table-cell table:style-name="ce32" table:formula="of:=IF(COUNTIF([$'Tipologia SERVIZIO'.$A$1:.$G115];CONCATENATE(&quot;*&quot;;[.N$61];&quot;*&quot;))&gt;0;&quot;✓&quot;;)" office:value-type="float" office:value="0" calcext:value-type="float">
            <text:p>0</text:p>
          </table:table-cell>
          <table:table-cell table:style-name="ce32" table:formula="of:=IF(COUNTIF([$'Tipologia SERVIZIO'.$A$1:.$G115];CONCATENATE(&quot;*&quot;;[.O$61];&quot;*&quot;))&gt;0;&quot;✓&quot;;)" office:value-type="float" office:value="0" calcext:value-type="float">
            <text:p>0</text:p>
          </table:table-cell>
          <table:table-cell table:style-name="ce32" table:formula="of:=IF(COUNTIF([$'Tipologia SERVIZIO'.$A$1:.$G115];CONCATENATE(&quot;*&quot;;[.P$61];&quot;*&quot;))&gt;0;&quot;✓&quot;;)" office:value-type="float" office:value="0" calcext:value-type="float">
            <text:p>0</text:p>
          </table:table-cell>
          <table:table-cell table:style-name="ce48" table:formula="of:=IF(COUNTIF([$'Tipologia SERVIZIO'.$A$1:.$G115];CONCATENATE(&quot;*&quot;;[.Q$61];&quot;*&quot;))&gt;0;&quot;✓&quot;;)" office:value-type="float" office:value="0" calcext:value-type="float">
            <text:p>0</text:p>
          </table:table-cell>
          <table:table-cell table:number-columns-repeated="1007"/>
        </table:table-row>
        <table:table-row table:style-name="ro3">
          <table:table-cell table:style-name="ce20" office:value-type="string" calcext:value-type="string">
            <text:p><text:a xlink:href="#'Tipologia DOCUMENTO PUBBLICO'.A1" xlink:type="simple">Documento pubblico</text:a></text:p>
          </table:table-cell>
          <table:table-cell table:style-name="ce32" table:formula="of:=IF(COUNTIF([$'Tipologia DOCUMENTO PUBBLICO'.$A$1:.$G115];CONCATENATE(&quot;*&quot;;[.B$61];&quot;*&quot;))&gt;0;&quot;✓&quot;;)" office:value-type="string" office:string-value="✓" calcext:value-type="string">
            <text:p>✓</text:p>
          </table:table-cell>
          <table:table-cell table:style-name="ce32" table:formula="of:=IF(COUNTIF([$'Tipologia DOCUMENTO PUBBLICO'.$A$1:.$G115];CONCATENATE(&quot;*&quot;;[.C$61];&quot;*&quot;))&gt;0;&quot;✓&quot;;)" office:value-type="string" office:string-value="✓" calcext:value-type="string">
            <text:p>✓</text:p>
          </table:table-cell>
          <table:table-cell table:style-name="ce32" table:formula="of:=IF(COUNTIF([$'Tipologia DOCUMENTO PUBBLICO'.$A$1:.$G115];CONCATENATE(&quot;*&quot;;[.D$61];&quot;*&quot;))&gt;0;&quot;✓&quot;;)" office:value-type="string" office:string-value="✓" calcext:value-type="string">
            <text:p>✓</text:p>
          </table:table-cell>
          <table:table-cell table:style-name="ce32" table:formula="of:=IF(COUNTIF([$'Tipologia DOCUMENTO PUBBLICO'.$A$1:.$G115];CONCATENATE(&quot;*&quot;;[.E$61];&quot;*&quot;))&gt;0;&quot;✓&quot;;)" office:value-type="float" office:value="0" calcext:value-type="float">
            <text:p>0</text:p>
          </table:table-cell>
          <table:table-cell table:style-name="ce32" table:formula="of:=IF(COUNTIF([$'Tipologia DOCUMENTO PUBBLICO'.$A$1:.$G115];CONCATENATE(&quot;*&quot;;[.F$61];&quot;*&quot;))&gt;0;&quot;✓&quot;;)" office:value-type="float" office:value="0" calcext:value-type="float">
            <text:p>0</text:p>
          </table:table-cell>
          <table:table-cell table:style-name="ce32" table:formula="of:=IF(COUNTIF([$'Tipologia DOCUMENTO PUBBLICO'.$A$1:.$G115];CONCATENATE(&quot;*&quot;;[.G$61];&quot;*&quot;))&gt;0;&quot;✓&quot;;)" office:value-type="float" office:value="0" calcext:value-type="float">
            <text:p>0</text:p>
          </table:table-cell>
          <table:table-cell table:style-name="ce32" table:formula="of:=IF(COUNTIF([$'Tipologia DOCUMENTO PUBBLICO'.$A$1:.$G115];CONCATENATE(&quot;*&quot;;[.H$61];&quot;*&quot;))&gt;0;&quot;✓&quot;;)" office:value-type="float" office:value="0" calcext:value-type="float">
            <text:p>0</text:p>
          </table:table-cell>
          <table:table-cell table:style-name="ce32" table:formula="of:=IF(COUNTIF([$'Tipologia DOCUMENTO PUBBLICO'.$A$1:.$G115];CONCATENATE(&quot;*&quot;;[.I$61];&quot;*&quot;))&gt;0;&quot;✓&quot;;)" office:value-type="float" office:value="0" calcext:value-type="float">
            <text:p>0</text:p>
          </table:table-cell>
          <table:table-cell table:style-name="ce32" table:formula="of:=IF(COUNTIF([$'Tipologia DOCUMENTO PUBBLICO'.$A$1:.$G115];CONCATENATE(&quot;*&quot;;[.J$61];&quot;*&quot;))&gt;0;&quot;✓&quot;;)" office:value-type="float" office:value="0" calcext:value-type="float">
            <text:p>0</text:p>
          </table:table-cell>
          <table:table-cell table:style-name="ce32" table:formula="of:=IF(COUNTIF([$'Tipologia DOCUMENTO PUBBLICO'.$A$1:.$G115];CONCATENATE(&quot;*&quot;;[.K$61];&quot;*&quot;))&gt;0;&quot;✓&quot;;)" office:value-type="string" office:string-value="✓" calcext:value-type="string">
            <text:p>✓</text:p>
          </table:table-cell>
          <table:table-cell table:style-name="ce32" table:formula="of:=IF(COUNTIF([$'Tipologia DOCUMENTO PUBBLICO'.$A$1:.$G115];CONCATENATE(&quot;*&quot;;[.L$61];&quot;*&quot;))&gt;0;&quot;✓&quot;;)" office:value-type="float" office:value="0" calcext:value-type="float">
            <text:p>0</text:p>
          </table:table-cell>
          <table:table-cell table:style-name="ce32" table:formula="of:=IF(COUNTIF([$'Tipologia DOCUMENTO PUBBLICO'.$A$1:.$G115];CONCATENATE(&quot;*&quot;;[.M$61];&quot;*&quot;))&gt;0;&quot;✓&quot;;)" office:value-type="string" office:string-value="✓" calcext:value-type="string">
            <text:p>✓</text:p>
          </table:table-cell>
          <table:table-cell table:style-name="ce32" table:formula="of:=IF(COUNTIF([$'Tipologia DOCUMENTO PUBBLICO'.$A$1:.$G115];CONCATENATE(&quot;*&quot;;[.N$61];&quot;*&quot;))&gt;0;&quot;✓&quot;;)" office:value-type="float" office:value="0" calcext:value-type="float">
            <text:p>0</text:p>
          </table:table-cell>
          <table:table-cell table:style-name="ce32" table:formula="of:=IF(COUNTIF([$'Tipologia DOCUMENTO PUBBLICO'.$A$1:.$G115];CONCATENATE(&quot;*&quot;;[.O$61];&quot;*&quot;))&gt;0;&quot;✓&quot;;)" office:value-type="float" office:value="0" calcext:value-type="float">
            <text:p>0</text:p>
          </table:table-cell>
          <table:table-cell table:style-name="ce32" table:formula="of:=IF(COUNTIF([$'Tipologia DOCUMENTO PUBBLICO'.$A$1:.$G115];CONCATENATE(&quot;*&quot;;[.P$61];&quot;*&quot;))&gt;0;&quot;✓&quot;;)" office:value-type="float" office:value="0" calcext:value-type="float">
            <text:p>0</text:p>
          </table:table-cell>
          <table:table-cell table:style-name="ce48" table:formula="of:=IF(COUNTIF([$'Tipologia DOCUMENTO PUBBLICO'.$A$1:.$G115];CONCATENATE(&quot;*&quot;;[.Q$61];&quot;*&quot;))&gt;0;&quot;✓&quot;;)" office:value-type="string" office:string-value="✓" calcext:value-type="string">
            <text:p>✓</text:p>
          </table:table-cell>
          <table:table-cell table:number-columns-repeated="1007"/>
        </table:table-row>
        <table:table-row table:style-name="ro3">
          <table:table-cell table:style-name="ce20" office:value-type="string" calcext:value-type="string">
            <text:p><text:a xlink:href="#'Tipologia DATASET'.A1" xlink:type="simple">Dataset</text:a></text:p>
          </table:table-cell>
          <table:table-cell table:style-name="ce32" table:formula="of:=IF(COUNTIF([$'Tipologia DATASET'.$A$1:.$G115];CONCATENATE(&quot;*&quot;;[.B$61];&quot;*&quot;))&gt;0;&quot;✓&quot;;)" office:value-type="float" office:value="0" calcext:value-type="float">
            <text:p>0</text:p>
          </table:table-cell>
          <table:table-cell table:style-name="ce32" table:formula="of:=IF(COUNTIF([$'Tipologia DATASET'.$A$1:.$G115];CONCATENATE(&quot;*&quot;;[.C$61];&quot;*&quot;))&gt;0;&quot;✓&quot;;)" office:value-type="float" office:value="0" calcext:value-type="float">
            <text:p>0</text:p>
          </table:table-cell>
          <table:table-cell table:style-name="ce32" table:formula="of:=IF(COUNTIF([$'Tipologia DATASET'.$A$1:.$G115];CONCATENATE(&quot;*&quot;;[.D$61];&quot;*&quot;))&gt;0;&quot;✓&quot;;)" office:value-type="float" office:value="0" calcext:value-type="float">
            <text:p>0</text:p>
          </table:table-cell>
          <table:table-cell table:style-name="ce32" table:formula="of:=IF(COUNTIF([$'Tipologia DATASET'.$A$1:.$G115];CONCATENATE(&quot;*&quot;;[.E$61];&quot;*&quot;))&gt;0;&quot;✓&quot;;)" office:value-type="float" office:value="0" calcext:value-type="float">
            <text:p>0</text:p>
          </table:table-cell>
          <table:table-cell table:style-name="ce32" table:formula="of:=IF(COUNTIF([$'Tipologia DATASET'.$A$1:.$G115];CONCATENATE(&quot;*&quot;;[.F$61];&quot;*&quot;))&gt;0;&quot;✓&quot;;)" office:value-type="float" office:value="0" calcext:value-type="float">
            <text:p>0</text:p>
          </table:table-cell>
          <table:table-cell table:style-name="ce32" table:formula="of:=IF(COUNTIF([$'Tipologia DATASET'.$A$1:.$G115];CONCATENATE(&quot;*&quot;;[.G$61];&quot;*&quot;))&gt;0;&quot;✓&quot;;)" office:value-type="float" office:value="0" calcext:value-type="float">
            <text:p>0</text:p>
          </table:table-cell>
          <table:table-cell table:style-name="ce32" table:formula="of:=IF(COUNTIF([$'Tipologia DATASET'.$A$1:.$G115];CONCATENATE(&quot;*&quot;;[.H$61];&quot;*&quot;))&gt;0;&quot;✓&quot;;)" office:value-type="float" office:value="0" calcext:value-type="float">
            <text:p>0</text:p>
          </table:table-cell>
          <table:table-cell table:style-name="ce32" table:formula="of:=IF(COUNTIF([$'Tipologia DATASET'.$A$1:.$G115];CONCATENATE(&quot;*&quot;;[.I$61];&quot;*&quot;))&gt;0;&quot;✓&quot;;)" office:value-type="float" office:value="0" calcext:value-type="float">
            <text:p>0</text:p>
          </table:table-cell>
          <table:table-cell table:style-name="ce32" table:formula="of:=IF(COUNTIF([$'Tipologia DATASET'.$A$1:.$G115];CONCATENATE(&quot;*&quot;;[.J$61];&quot;*&quot;))&gt;0;&quot;✓&quot;;)" office:value-type="float" office:value="0" calcext:value-type="float">
            <text:p>0</text:p>
          </table:table-cell>
          <table:table-cell table:style-name="ce32" table:formula="of:=IF(COUNTIF([$'Tipologia DATASET'.$A$1:.$G115];CONCATENATE(&quot;*&quot;;[.K$61];&quot;*&quot;))&gt;0;&quot;✓&quot;;)" office:value-type="float" office:value="0" calcext:value-type="float">
            <text:p>0</text:p>
          </table:table-cell>
          <table:table-cell table:style-name="ce32" table:formula="of:=IF(COUNTIF([$'Tipologia DATASET'.$A$1:.$G115];CONCATENATE(&quot;*&quot;;[.L$61];&quot;*&quot;))&gt;0;&quot;✓&quot;;)" office:value-type="float" office:value="0" calcext:value-type="float">
            <text:p>0</text:p>
          </table:table-cell>
          <table:table-cell table:style-name="ce32" table:formula="of:=IF(COUNTIF([$'Tipologia DATASET'.$A$1:.$G115];CONCATENATE(&quot;*&quot;;[.M$61];&quot;*&quot;))&gt;0;&quot;✓&quot;;)" office:value-type="float" office:value="0" calcext:value-type="float">
            <text:p>0</text:p>
          </table:table-cell>
          <table:table-cell table:style-name="ce32" table:formula="of:=IF(COUNTIF([$'Tipologia DATASET'.$A$1:.$G115];CONCATENATE(&quot;*&quot;;[.N$61];&quot;*&quot;))&gt;0;&quot;✓&quot;;)" office:value-type="string" office:string-value="✓" calcext:value-type="string">
            <text:p>✓</text:p>
          </table:table-cell>
          <table:table-cell table:style-name="ce32" table:formula="of:=IF(COUNTIF([$'Tipologia DATASET'.$A$1:.$G115];CONCATENATE(&quot;*&quot;;[.O$61];&quot;*&quot;))&gt;0;&quot;✓&quot;;)" office:value-type="string" office:string-value="✓" calcext:value-type="string">
            <text:p>✓</text:p>
          </table:table-cell>
          <table:table-cell table:style-name="ce32" table:formula="of:=IF(COUNTIF([$'Tipologia DATASET'.$A$1:.$G115];CONCATENATE(&quot;*&quot;;[.P$61];&quot;*&quot;))&gt;0;&quot;✓&quot;;)" office:value-type="float" office:value="0" calcext:value-type="float">
            <text:p>0</text:p>
          </table:table-cell>
          <table:table-cell table:style-name="ce48" table:formula="of:=IF(COUNTIF([$'Tipologia DATASET'.$A$1:.$G115];CONCATENATE(&quot;*&quot;;[.Q$61];&quot;*&quot;))&gt;0;&quot;✓&quot;;)" office:value-type="string" office:string-value="✓" calcext:value-type="string">
            <text:p>✓</text:p>
          </table:table-cell>
          <table:table-cell table:number-columns-repeated="1007"/>
        </table:table-row>
        <table:table-row table:style-name="ro3">
          <table:table-cell table:style-name="ce20" office:value-type="string" calcext:value-type="string">
            <text:p><text:a xlink:href="#'Tipologia PRATICA'.A1" xlink:type="simple">Pratica</text:a></text:p>
          </table:table-cell>
          <table:table-cell table:style-name="ce32" table:formula="of:=IF(COUNTIF([$'Tipologia PRATICA'.$A$1:.$G115];CONCATENATE(&quot;*&quot;;[.B$61];&quot;*&quot;))&gt;0;&quot;✓&quot;;)" office:value-type="string" office:string-value="✓" calcext:value-type="string">
            <text:p>✓</text:p>
          </table:table-cell>
          <table:table-cell table:style-name="ce32" table:formula="of:=IF(COUNTIF([$'Tipologia PRATICA'.$A$1:.$G115];CONCATENATE(&quot;*&quot;;[.C$61];&quot;*&quot;))&gt;0;&quot;✓&quot;;)" office:value-type="float" office:value="0" calcext:value-type="float">
            <text:p>0</text:p>
          </table:table-cell>
          <table:table-cell table:style-name="ce32" table:formula="of:=IF(COUNTIF([$'Tipologia PRATICA'.$A$1:.$G115];CONCATENATE(&quot;*&quot;;[.D$61];&quot;*&quot;))&gt;0;&quot;✓&quot;;)" office:value-type="float" office:value="0" calcext:value-type="float">
            <text:p>0</text:p>
          </table:table-cell>
          <table:table-cell table:style-name="ce32" table:formula="of:=IF(COUNTIF([$'Tipologia PRATICA'.$A$1:.$G115];CONCATENATE(&quot;*&quot;;[.E$61];&quot;*&quot;))&gt;0;&quot;✓&quot;;)" office:value-type="float" office:value="0" calcext:value-type="float">
            <text:p>0</text:p>
          </table:table-cell>
          <table:table-cell table:style-name="ce32" table:formula="of:=IF(COUNTIF([$'Tipologia PRATICA'.$A$1:.$G115];CONCATENATE(&quot;*&quot;;[.F$61];&quot;*&quot;))&gt;0;&quot;✓&quot;;)" office:value-type="float" office:value="0" calcext:value-type="float">
            <text:p>0</text:p>
          </table:table-cell>
          <table:table-cell table:style-name="ce32" table:formula="of:=IF(COUNTIF([$'Tipologia PRATICA'.$A$1:.$G115];CONCATENATE(&quot;*&quot;;[.G$61];&quot;*&quot;))&gt;0;&quot;✓&quot;;)" office:value-type="float" office:value="0" calcext:value-type="float">
            <text:p>0</text:p>
          </table:table-cell>
          <table:table-cell table:style-name="ce32" table:formula="of:=IF(COUNTIF([$'Tipologia PRATICA'.$A$1:.$G115];CONCATENATE(&quot;*&quot;;[.H$61];&quot;*&quot;))&gt;0;&quot;✓&quot;;)" office:value-type="float" office:value="0" calcext:value-type="float">
            <text:p>0</text:p>
          </table:table-cell>
          <table:table-cell table:style-name="ce32" table:formula="of:=IF(COUNTIF([$'Tipologia PRATICA'.$A$1:.$G115];CONCATENATE(&quot;*&quot;;[.I$61];&quot;*&quot;))&gt;0;&quot;✓&quot;;)" office:value-type="float" office:value="0" calcext:value-type="float">
            <text:p>0</text:p>
          </table:table-cell>
          <table:table-cell table:style-name="ce32" table:formula="of:=IF(COUNTIF([$'Tipologia PRATICA'.$A$1:.$G115];CONCATENATE(&quot;*&quot;;[.J$61];&quot;*&quot;))&gt;0;&quot;✓&quot;;)" office:value-type="float" office:value="0" calcext:value-type="float">
            <text:p>0</text:p>
          </table:table-cell>
          <table:table-cell table:style-name="ce32" table:formula="of:=IF(COUNTIF([$'Tipologia PRATICA'.$A$1:.$G115];CONCATENATE(&quot;*&quot;;[.K$61];&quot;*&quot;))&gt;0;&quot;✓&quot;;)" office:value-type="float" office:value="0" calcext:value-type="float">
            <text:p>0</text:p>
          </table:table-cell>
          <table:table-cell table:style-name="ce32" table:formula="of:=IF(COUNTIF([$'Tipologia PRATICA'.$A$1:.$G115];CONCATENATE(&quot;*&quot;;[.L$61];&quot;*&quot;))&gt;0;&quot;✓&quot;;)" office:value-type="float" office:value="0" calcext:value-type="float">
            <text:p>0</text:p>
          </table:table-cell>
          <table:table-cell table:style-name="ce32" table:formula="of:=IF(COUNTIF([$'Tipologia PRATICA'.$A$1:.$G115];CONCATENATE(&quot;*&quot;;[.M$61];&quot;*&quot;))&gt;0;&quot;✓&quot;;)" office:value-type="float" office:value="0" calcext:value-type="float">
            <text:p>0</text:p>
          </table:table-cell>
          <table:table-cell table:style-name="ce32" table:formula="of:=IF(COUNTIF([$'Tipologia PRATICA'.$A$1:.$G115];CONCATENATE(&quot;*&quot;;[.N$61];&quot;*&quot;))&gt;0;&quot;✓&quot;;)" office:value-type="float" office:value="0" calcext:value-type="float">
            <text:p>0</text:p>
          </table:table-cell>
          <table:table-cell table:style-name="ce32" table:formula="of:=IF(COUNTIF([$'Tipologia PRATICA'.$A$1:.$G115];CONCATENATE(&quot;*&quot;;[.O$61];&quot;*&quot;))&gt;0;&quot;✓&quot;;)" office:value-type="float" office:value="0" calcext:value-type="float">
            <text:p>0</text:p>
          </table:table-cell>
          <table:table-cell table:style-name="ce32" table:formula="of:=IF(COUNTIF([$'Tipologia PRATICA'.$A$1:.$G115];CONCATENATE(&quot;*&quot;;[.P$61];&quot;*&quot;))&gt;0;&quot;✓&quot;;)" office:value-type="string" office:string-value="✓" calcext:value-type="string">
            <text:p>✓</text:p>
          </table:table-cell>
          <table:table-cell table:style-name="ce48" table:formula="of:=IF(COUNTIF([$'Tipologia PRATICA'.$A$1:.$G115];CONCATENATE(&quot;*&quot;;[.Q$61];&quot;*&quot;))&gt;0;&quot;✓&quot;;)" office:value-type="float" office:value="0" calcext:value-type="float">
            <text:p>0</text:p>
          </table:table-cell>
          <table:table-cell table:number-columns-repeated="1007"/>
        </table:table-row>
        <table:table-row table:style-name="ro3">
          <table:table-cell table:style-name="ce20" office:value-type="string" calcext:value-type="string">
            <text:p><text:a xlink:href="#'Tipologia PAGAMENTO'.A1" xlink:type="simple">Pagamento</text:a></text:p>
          </table:table-cell>
          <table:table-cell table:style-name="ce32" table:formula="of:=IF(COUNTIF([$'Tipologia PAGAMENTO'.$A$1:.$G115];CONCATENATE(&quot;*&quot;;[.B$61];&quot;*&quot;))&gt;0;&quot;✓&quot;;)" office:value-type="float" office:value="0" calcext:value-type="float">
            <text:p>0</text:p>
          </table:table-cell>
          <table:table-cell table:style-name="ce32" table:formula="of:=IF(COUNTIF([$'Tipologia PAGAMENTO'.$A$1:.$G115];CONCATENATE(&quot;*&quot;;[.C$61];&quot;*&quot;))&gt;0;&quot;✓&quot;;)" office:value-type="float" office:value="0" calcext:value-type="float">
            <text:p>0</text:p>
          </table:table-cell>
          <table:table-cell table:style-name="ce32" table:formula="of:=IF(COUNTIF([$'Tipologia PAGAMENTO'.$A$1:.$G115];CONCATENATE(&quot;*&quot;;[.D$61];&quot;*&quot;))&gt;0;&quot;✓&quot;;)" office:value-type="float" office:value="0" calcext:value-type="float">
            <text:p>0</text:p>
          </table:table-cell>
          <table:table-cell table:style-name="ce32" table:formula="of:=IF(COUNTIF([$'Tipologia PAGAMENTO'.$A$1:.$G115];CONCATENATE(&quot;*&quot;;[.E$61];&quot;*&quot;))&gt;0;&quot;✓&quot;;)" office:value-type="float" office:value="0" calcext:value-type="float">
            <text:p>0</text:p>
          </table:table-cell>
          <table:table-cell table:style-name="ce32" table:formula="of:=IF(COUNTIF([$'Tipologia PAGAMENTO'.$A$1:.$G115];CONCATENATE(&quot;*&quot;;[.F$61];&quot;*&quot;))&gt;0;&quot;✓&quot;;)" office:value-type="float" office:value="0" calcext:value-type="float">
            <text:p>0</text:p>
          </table:table-cell>
          <table:table-cell table:style-name="ce32" table:formula="of:=IF(COUNTIF([$'Tipologia PAGAMENTO'.$A$1:.$G115];CONCATENATE(&quot;*&quot;;[.G$61];&quot;*&quot;))&gt;0;&quot;✓&quot;;)" office:value-type="float" office:value="0" calcext:value-type="float">
            <text:p>0</text:p>
          </table:table-cell>
          <table:table-cell table:style-name="ce32" table:formula="of:=IF(COUNTIF([$'Tipologia PAGAMENTO'.$A$1:.$G115];CONCATENATE(&quot;*&quot;;[.H$61];&quot;*&quot;))&gt;0;&quot;✓&quot;;)" office:value-type="float" office:value="0" calcext:value-type="float">
            <text:p>0</text:p>
          </table:table-cell>
          <table:table-cell table:style-name="ce32" table:formula="of:=IF(COUNTIF([$'Tipologia PAGAMENTO'.$A$1:.$G115];CONCATENATE(&quot;*&quot;;[.I$61];&quot;*&quot;))&gt;0;&quot;✓&quot;;)" office:value-type="float" office:value="0" calcext:value-type="float">
            <text:p>0</text:p>
          </table:table-cell>
          <table:table-cell table:style-name="ce32" table:formula="of:=IF(COUNTIF([$'Tipologia PAGAMENTO'.$A$1:.$G115];CONCATENATE(&quot;*&quot;;[.J$61];&quot;*&quot;))&gt;0;&quot;✓&quot;;)" office:value-type="float" office:value="0" calcext:value-type="float">
            <text:p>0</text:p>
          </table:table-cell>
          <table:table-cell table:style-name="ce32" table:formula="of:=IF(COUNTIF([$'Tipologia PAGAMENTO'.$A$1:.$G115];CONCATENATE(&quot;*&quot;;[.K$61];&quot;*&quot;))&gt;0;&quot;✓&quot;;)" office:value-type="float" office:value="0" calcext:value-type="float">
            <text:p>0</text:p>
          </table:table-cell>
          <table:table-cell table:style-name="ce32" table:formula="of:=IF(COUNTIF([$'Tipologia PAGAMENTO'.$A$1:.$G115];CONCATENATE(&quot;*&quot;;[.L$61];&quot;*&quot;))&gt;0;&quot;✓&quot;;)" office:value-type="float" office:value="0" calcext:value-type="float">
            <text:p>0</text:p>
          </table:table-cell>
          <table:table-cell table:style-name="ce32" table:formula="of:=IF(COUNTIF([$'Tipologia PAGAMENTO'.$A$1:.$G115];CONCATENATE(&quot;*&quot;;[.M$61];&quot;*&quot;))&gt;0;&quot;✓&quot;;)" office:value-type="float" office:value="0" calcext:value-type="float">
            <text:p>0</text:p>
          </table:table-cell>
          <table:table-cell table:style-name="ce32" table:formula="of:=IF(COUNTIF([$'Tipologia PAGAMENTO'.$A$1:.$G115];CONCATENATE(&quot;*&quot;;[.N$61];&quot;*&quot;))&gt;0;&quot;✓&quot;;)" office:value-type="float" office:value="0" calcext:value-type="float">
            <text:p>0</text:p>
          </table:table-cell>
          <table:table-cell table:style-name="ce32" table:formula="of:=IF(COUNTIF([$'Tipologia PAGAMENTO'.$A$1:.$G115];CONCATENATE(&quot;*&quot;;[.O$61];&quot;*&quot;))&gt;0;&quot;✓&quot;;)" office:value-type="float" office:value="0" calcext:value-type="float">
            <text:p>0</text:p>
          </table:table-cell>
          <table:table-cell table:style-name="ce32" table:formula="of:=IF(COUNTIF([$'Tipologia PAGAMENTO'.$A$1:.$G115];CONCATENATE(&quot;*&quot;;[.P$61];&quot;*&quot;))&gt;0;&quot;✓&quot;;)" office:value-type="float" office:value="0" calcext:value-type="float">
            <text:p>0</text:p>
          </table:table-cell>
          <table:table-cell table:style-name="ce48" table:formula="of:=IF(COUNTIF([$'Tipologia PAGAMENTO'.$A$1:.$G115];CONCATENATE(&quot;*&quot;;[.Q$61];&quot;*&quot;))&gt;0;&quot;✓&quot;;)" office:value-type="float" office:value="0" calcext:value-type="float">
            <text:p>0</text:p>
          </table:table-cell>
          <table:table-cell table:number-columns-repeated="1007"/>
        </table:table-row>
        <table:table-row table:style-name="ro3">
          <table:table-cell table:style-name="ce20" office:value-type="string" calcext:value-type="string">
            <text:p><text:a xlink:href="#'Tipologia DOCUMENTO PRIVATO'.A1" xlink:type="simple">Documento privato</text:a></text:p>
          </table:table-cell>
          <table:table-cell table:style-name="ce32" table:formula="of:=IF(COUNTIF([$'Tipologia DOCUMENTO PRIVATO'.$A$1:.$G115];CONCATENATE(&quot;*&quot;;[.B$61];&quot;*&quot;))&gt;0;&quot;✓&quot;;)" office:value-type="string" office:string-value="✓" calcext:value-type="string">
            <text:p>✓</text:p>
          </table:table-cell>
          <table:table-cell table:style-name="ce32" table:formula="of:=IF(COUNTIF([$'Tipologia DOCUMENTO PRIVATO'.$A$1:.$G115];CONCATENATE(&quot;*&quot;;[.C$61];&quot;*&quot;))&gt;0;&quot;✓&quot;;)" office:value-type="string" office:string-value="✓" calcext:value-type="string">
            <text:p>✓</text:p>
          </table:table-cell>
          <table:table-cell table:style-name="ce32" table:formula="of:=IF(COUNTIF([$'Tipologia DOCUMENTO PRIVATO'.$A$1:.$G115];CONCATENATE(&quot;*&quot;;[.D$61];&quot;*&quot;))&gt;0;&quot;✓&quot;;)" office:value-type="string" office:string-value="✓" calcext:value-type="string">
            <text:p>✓</text:p>
          </table:table-cell>
          <table:table-cell table:style-name="ce32" table:formula="of:=IF(COUNTIF([$'Tipologia DOCUMENTO PRIVATO'.$A$1:.$G115];CONCATENATE(&quot;*&quot;;[.E$61];&quot;*&quot;))&gt;0;&quot;✓&quot;;)" office:value-type="float" office:value="0" calcext:value-type="float">
            <text:p>0</text:p>
          </table:table-cell>
          <table:table-cell table:style-name="ce32" table:formula="of:=IF(COUNTIF([$'Tipologia DOCUMENTO PRIVATO'.$A$1:.$G115];CONCATENATE(&quot;*&quot;;[.F$61];&quot;*&quot;))&gt;0;&quot;✓&quot;;)" office:value-type="float" office:value="0" calcext:value-type="float">
            <text:p>0</text:p>
          </table:table-cell>
          <table:table-cell table:style-name="ce32" table:formula="of:=IF(COUNTIF([$'Tipologia DOCUMENTO PRIVATO'.$A$1:.$G115];CONCATENATE(&quot;*&quot;;[.G$61];&quot;*&quot;))&gt;0;&quot;✓&quot;;)" office:value-type="float" office:value="0" calcext:value-type="float">
            <text:p>0</text:p>
          </table:table-cell>
          <table:table-cell table:style-name="ce32" table:formula="of:=IF(COUNTIF([$'Tipologia DOCUMENTO PRIVATO'.$A$1:.$G115];CONCATENATE(&quot;*&quot;;[.H$61];&quot;*&quot;))&gt;0;&quot;✓&quot;;)" office:value-type="float" office:value="0" calcext:value-type="float">
            <text:p>0</text:p>
          </table:table-cell>
          <table:table-cell table:style-name="ce32" table:formula="of:=IF(COUNTIF([$'Tipologia DOCUMENTO PRIVATO'.$A$1:.$G115];CONCATENATE(&quot;*&quot;;[.I$61];&quot;*&quot;))&gt;0;&quot;✓&quot;;)" office:value-type="float" office:value="0" calcext:value-type="float">
            <text:p>0</text:p>
          </table:table-cell>
          <table:table-cell table:style-name="ce32" table:formula="of:=IF(COUNTIF([$'Tipologia DOCUMENTO PRIVATO'.$A$1:.$G115];CONCATENATE(&quot;*&quot;;[.J$61];&quot;*&quot;))&gt;0;&quot;✓&quot;;)" office:value-type="float" office:value="0" calcext:value-type="float">
            <text:p>0</text:p>
          </table:table-cell>
          <table:table-cell table:style-name="ce32" table:formula="of:=IF(COUNTIF([$'Tipologia DOCUMENTO PRIVATO'.$A$1:.$G115];CONCATENATE(&quot;*&quot;;[.K$61];&quot;*&quot;))&gt;0;&quot;✓&quot;;)" office:value-type="float" office:value="0" calcext:value-type="float">
            <text:p>0</text:p>
          </table:table-cell>
          <table:table-cell table:style-name="ce32" table:formula="of:=IF(COUNTIF([$'Tipologia DOCUMENTO PRIVATO'.$A$1:.$G115];CONCATENATE(&quot;*&quot;;[.L$61];&quot;*&quot;))&gt;0;&quot;✓&quot;;)" office:value-type="float" office:value="0" calcext:value-type="float">
            <text:p>0</text:p>
          </table:table-cell>
          <table:table-cell table:style-name="ce32" table:formula="of:=IF(COUNTIF([$'Tipologia DOCUMENTO PRIVATO'.$A$1:.$G115];CONCATENATE(&quot;*&quot;;[.M$61];&quot;*&quot;))&gt;0;&quot;✓&quot;;)" office:value-type="float" office:value="0" calcext:value-type="float">
            <text:p>0</text:p>
          </table:table-cell>
          <table:table-cell table:style-name="ce32" table:formula="of:=IF(COUNTIF([$'Tipologia DOCUMENTO PRIVATO'.$A$1:.$G115];CONCATENATE(&quot;*&quot;;[.N$61];&quot;*&quot;))&gt;0;&quot;✓&quot;;)" office:value-type="float" office:value="0" calcext:value-type="float">
            <text:p>0</text:p>
          </table:table-cell>
          <table:table-cell table:style-name="ce32" table:formula="of:=IF(COUNTIF([$'Tipologia DOCUMENTO PRIVATO'.$A$1:.$G115];CONCATENATE(&quot;*&quot;;[.O$61];&quot;*&quot;))&gt;0;&quot;✓&quot;;)" office:value-type="float" office:value="0" calcext:value-type="float">
            <text:p>0</text:p>
          </table:table-cell>
          <table:table-cell table:style-name="ce32" table:formula="of:=IF(COUNTIF([$'Tipologia DOCUMENTO PRIVATO'.$A$1:.$G115];CONCATENATE(&quot;*&quot;;[.P$61];&quot;*&quot;))&gt;0;&quot;✓&quot;;)" office:value-type="float" office:value="0" calcext:value-type="float">
            <text:p>0</text:p>
          </table:table-cell>
          <table:table-cell table:style-name="ce48" table:formula="of:=IF(COUNTIF([$'Tipologia DOCUMENTO PRIVATO'.$A$1:.$G115];CONCATENATE(&quot;*&quot;;[.Q$61];&quot;*&quot;))&gt;0;&quot;✓&quot;;)" office:value-type="string" office:string-value="✓" calcext:value-type="string">
            <text:p>✓</text:p>
          </table:table-cell>
          <table:table-cell table:number-columns-repeated="1007"/>
        </table:table-row>
        <table:table-row table:style-name="ro3">
          <table:table-cell table:style-name="ce20" office:value-type="string" calcext:value-type="string">
            <text:p><text:a xlink:href="#'Tipologia MESSAGGIO'.A1" xlink:type="simple">Messaggio</text:a></text:p>
          </table:table-cell>
          <table:table-cell table:style-name="ce32" table:formula="of:=IF(COUNTIF([$'Tipologia MESSAGGIO'.$A$1:.$G115];CONCATENATE(&quot;*&quot;;[.B$61];&quot;*&quot;))&gt;0;&quot;✓&quot;;)" office:value-type="float" office:value="0" calcext:value-type="float">
            <text:p>0</text:p>
          </table:table-cell>
          <table:table-cell table:style-name="ce32" table:formula="of:=IF(COUNTIF([$'Tipologia MESSAGGIO'.$A$1:.$G115];CONCATENATE(&quot;*&quot;;[.C$61];&quot;*&quot;))&gt;0;&quot;✓&quot;;)" office:value-type="float" office:value="0" calcext:value-type="float">
            <text:p>0</text:p>
          </table:table-cell>
          <table:table-cell table:style-name="ce32" table:formula="of:=IF(COUNTIF([$'Tipologia MESSAGGIO'.$A$1:.$G115];CONCATENATE(&quot;*&quot;;[.D$61];&quot;*&quot;))&gt;0;&quot;✓&quot;;)" office:value-type="float" office:value="0" calcext:value-type="float">
            <text:p>0</text:p>
          </table:table-cell>
          <table:table-cell table:style-name="ce32" table:formula="of:=IF(COUNTIF([$'Tipologia MESSAGGIO'.$A$1:.$G115];CONCATENATE(&quot;*&quot;;[.E$61];&quot;*&quot;))&gt;0;&quot;✓&quot;;)" office:value-type="float" office:value="0" calcext:value-type="float">
            <text:p>0</text:p>
          </table:table-cell>
          <table:table-cell table:style-name="ce32" table:formula="of:=IF(COUNTIF([$'Tipologia MESSAGGIO'.$A$1:.$G115];CONCATENATE(&quot;*&quot;;[.F$61];&quot;*&quot;))&gt;0;&quot;✓&quot;;)" office:value-type="float" office:value="0" calcext:value-type="float">
            <text:p>0</text:p>
          </table:table-cell>
          <table:table-cell table:style-name="ce32" table:formula="of:=IF(COUNTIF([$'Tipologia MESSAGGIO'.$A$1:.$G115];CONCATENATE(&quot;*&quot;;[.G$61];&quot;*&quot;))&gt;0;&quot;✓&quot;;)" office:value-type="float" office:value="0" calcext:value-type="float">
            <text:p>0</text:p>
          </table:table-cell>
          <table:table-cell table:style-name="ce32" table:formula="of:=IF(COUNTIF([$'Tipologia MESSAGGIO'.$A$1:.$G115];CONCATENATE(&quot;*&quot;;[.H$61];&quot;*&quot;))&gt;0;&quot;✓&quot;;)" office:value-type="float" office:value="0" calcext:value-type="float">
            <text:p>0</text:p>
          </table:table-cell>
          <table:table-cell table:style-name="ce32" table:formula="of:=IF(COUNTIF([$'Tipologia MESSAGGIO'.$A$1:.$G115];CONCATENATE(&quot;*&quot;;[.I$61];&quot;*&quot;))&gt;0;&quot;✓&quot;;)" office:value-type="float" office:value="0" calcext:value-type="float">
            <text:p>0</text:p>
          </table:table-cell>
          <table:table-cell table:style-name="ce32" table:formula="of:=IF(COUNTIF([$'Tipologia MESSAGGIO'.$A$1:.$G115];CONCATENATE(&quot;*&quot;;[.J$61];&quot;*&quot;))&gt;0;&quot;✓&quot;;)" office:value-type="float" office:value="0" calcext:value-type="float">
            <text:p>0</text:p>
          </table:table-cell>
          <table:table-cell table:style-name="ce32" table:formula="of:=IF(COUNTIF([$'Tipologia MESSAGGIO'.$A$1:.$G115];CONCATENATE(&quot;*&quot;;[.K$61];&quot;*&quot;))&gt;0;&quot;✓&quot;;)" office:value-type="float" office:value="0" calcext:value-type="float">
            <text:p>0</text:p>
          </table:table-cell>
          <table:table-cell table:style-name="ce32" table:formula="of:=IF(COUNTIF([$'Tipologia MESSAGGIO'.$A$1:.$G115];CONCATENATE(&quot;*&quot;;[.L$61];&quot;*&quot;))&gt;0;&quot;✓&quot;;)" office:value-type="float" office:value="0" calcext:value-type="float">
            <text:p>0</text:p>
          </table:table-cell>
          <table:table-cell table:style-name="ce32" table:formula="of:=IF(COUNTIF([$'Tipologia MESSAGGIO'.$A$1:.$G115];CONCATENATE(&quot;*&quot;;[.M$61];&quot;*&quot;))&gt;0;&quot;✓&quot;;)" office:value-type="float" office:value="0" calcext:value-type="float">
            <text:p>0</text:p>
          </table:table-cell>
          <table:table-cell table:style-name="ce32" table:formula="of:=IF(COUNTIF([$'Tipologia MESSAGGIO'.$A$1:.$G115];CONCATENATE(&quot;*&quot;;[.N$61];&quot;*&quot;))&gt;0;&quot;✓&quot;;)" office:value-type="float" office:value="0" calcext:value-type="float">
            <text:p>0</text:p>
          </table:table-cell>
          <table:table-cell table:style-name="ce32" table:formula="of:=IF(COUNTIF([$'Tipologia MESSAGGIO'.$A$1:.$G115];CONCATENATE(&quot;*&quot;;[.O$61];&quot;*&quot;))&gt;0;&quot;✓&quot;;)" office:value-type="float" office:value="0" calcext:value-type="float">
            <text:p>0</text:p>
          </table:table-cell>
          <table:table-cell table:style-name="ce32" table:formula="of:=IF(COUNTIF([$'Tipologia MESSAGGIO'.$A$1:.$G115];CONCATENATE(&quot;*&quot;;[.P$61];&quot;*&quot;))&gt;0;&quot;✓&quot;;)" office:value-type="float" office:value="0" calcext:value-type="float">
            <text:p>0</text:p>
          </table:table-cell>
          <table:table-cell table:style-name="ce48" table:formula="of:=IF(COUNTIF([$'Tipologia MESSAGGIO'.$A$1:.$G115];CONCATENATE(&quot;*&quot;;[.Q$61];&quot;*&quot;))&gt;0;&quot;✓&quot;;)" office:value-type="float" office:value="0" calcext:value-type="float">
            <text:p>0</text:p>
          </table:table-cell>
          <table:table-cell table:number-columns-repeated="1007"/>
        </table:table-row>
        <table:table-row table:style-name="ro3">
          <table:table-cell table:style-name="ce21" office:value-type="string" calcext:value-type="string">
            <text:p><text:a xlink:href="#'Tipologia APPUNTAMENTO'.A1" xlink:type="simple">Appuntamento</text:a></text:p>
          </table:table-cell>
          <table:table-cell table:style-name="ce33" table:formula="of:=IF(COUNTIF([$'Tipologia APPUNTAMENTO'.$A$1:.$G115];CONCATENATE(&quot;*&quot;;[.B$61];&quot;*&quot;))&gt;0;&quot;✓&quot;;)" office:value-type="float" office:value="0" calcext:value-type="float">
            <text:p>0</text:p>
          </table:table-cell>
          <table:table-cell table:style-name="ce33" table:formula="of:=IF(COUNTIF([$'Tipologia APPUNTAMENTO'.$A$1:.$G115];CONCATENATE(&quot;*&quot;;[.C$61];&quot;*&quot;))&gt;0;&quot;✓&quot;;)" office:value-type="float" office:value="0" calcext:value-type="float">
            <text:p>0</text:p>
          </table:table-cell>
          <table:table-cell table:style-name="ce33" table:formula="of:=IF(COUNTIF([$'Tipologia APPUNTAMENTO'.$A$1:.$G115];CONCATENATE(&quot;*&quot;;[.D$61];&quot;*&quot;))&gt;0;&quot;✓&quot;;)" office:value-type="float" office:value="0" calcext:value-type="float">
            <text:p>0</text:p>
          </table:table-cell>
          <table:table-cell table:style-name="ce33" table:formula="of:=IF(COUNTIF([$'Tipologia APPUNTAMENTO'.$A$1:.$G115];CONCATENATE(&quot;*&quot;;[.E$61];&quot;*&quot;))&gt;0;&quot;✓&quot;;)" office:value-type="float" office:value="0" calcext:value-type="float">
            <text:p>0</text:p>
          </table:table-cell>
          <table:table-cell table:style-name="ce33" table:formula="of:=IF(COUNTIF([$'Tipologia APPUNTAMENTO'.$A$1:.$G115];CONCATENATE(&quot;*&quot;;[.F$61];&quot;*&quot;))&gt;0;&quot;✓&quot;;)" office:value-type="float" office:value="0" calcext:value-type="float">
            <text:p>0</text:p>
          </table:table-cell>
          <table:table-cell table:style-name="ce33" table:formula="of:=IF(COUNTIF([$'Tipologia APPUNTAMENTO'.$A$1:.$G115];CONCATENATE(&quot;*&quot;;[.G$61];&quot;*&quot;))&gt;0;&quot;✓&quot;;)" office:value-type="float" office:value="0" calcext:value-type="float">
            <text:p>0</text:p>
          </table:table-cell>
          <table:table-cell table:style-name="ce33" table:formula="of:=IF(COUNTIF([$'Tipologia APPUNTAMENTO'.$A$1:.$G115];CONCATENATE(&quot;*&quot;;[.H$61];&quot;*&quot;))&gt;0;&quot;✓&quot;;)" office:value-type="float" office:value="0" calcext:value-type="float">
            <text:p>0</text:p>
          </table:table-cell>
          <table:table-cell table:style-name="ce33" table:formula="of:=IF(COUNTIF([$'Tipologia APPUNTAMENTO'.$A$1:.$G115];CONCATENATE(&quot;*&quot;;[.I$61];&quot;*&quot;))&gt;0;&quot;✓&quot;;)" office:value-type="float" office:value="0" calcext:value-type="float">
            <text:p>0</text:p>
          </table:table-cell>
          <table:table-cell table:style-name="ce33" table:formula="of:=IF(COUNTIF([$'Tipologia APPUNTAMENTO'.$A$1:.$G115];CONCATENATE(&quot;*&quot;;[.J$61];&quot;*&quot;))&gt;0;&quot;✓&quot;;)" office:value-type="float" office:value="0" calcext:value-type="float">
            <text:p>0</text:p>
          </table:table-cell>
          <table:table-cell table:style-name="ce33" table:formula="of:=IF(COUNTIF([$'Tipologia APPUNTAMENTO'.$A$1:.$G115];CONCATENATE(&quot;*&quot;;[.K$61];&quot;*&quot;))&gt;0;&quot;✓&quot;;)" office:value-type="float" office:value="0" calcext:value-type="float">
            <text:p>0</text:p>
          </table:table-cell>
          <table:table-cell table:style-name="ce33" table:formula="of:=IF(COUNTIF([$'Tipologia APPUNTAMENTO'.$A$1:.$G115];CONCATENATE(&quot;*&quot;;[.L$61];&quot;*&quot;))&gt;0;&quot;✓&quot;;)" office:value-type="float" office:value="0" calcext:value-type="float">
            <text:p>0</text:p>
          </table:table-cell>
          <table:table-cell table:style-name="ce33" table:formula="of:=IF(COUNTIF([$'Tipologia APPUNTAMENTO'.$A$1:.$G115];CONCATENATE(&quot;*&quot;;[.M$61];&quot;*&quot;))&gt;0;&quot;✓&quot;;)" office:value-type="float" office:value="0" calcext:value-type="float">
            <text:p>0</text:p>
          </table:table-cell>
          <table:table-cell table:style-name="ce33" table:formula="of:=IF(COUNTIF([$'Tipologia APPUNTAMENTO'.$A$1:.$G115];CONCATENATE(&quot;*&quot;;[.N$61];&quot;*&quot;))&gt;0;&quot;✓&quot;;)" office:value-type="float" office:value="0" calcext:value-type="float">
            <text:p>0</text:p>
          </table:table-cell>
          <table:table-cell table:style-name="ce33" table:formula="of:=IF(COUNTIF([$'Tipologia APPUNTAMENTO'.$A$1:.$G115];CONCATENATE(&quot;*&quot;;[.O$61];&quot;*&quot;))&gt;0;&quot;✓&quot;;)" office:value-type="float" office:value="0" calcext:value-type="float">
            <text:p>0</text:p>
          </table:table-cell>
          <table:table-cell table:style-name="ce33" table:formula="of:=IF(COUNTIF([$'Tipologia APPUNTAMENTO'.$A$1:.$G115];CONCATENATE(&quot;*&quot;;[.P$61];&quot;*&quot;))&gt;0;&quot;✓&quot;;)" office:value-type="float" office:value="0" calcext:value-type="float">
            <text:p>0</text:p>
          </table:table-cell>
          <table:table-cell table:style-name="ce49" table:formula="of:=IF(COUNTIF([$'Tipologia APPUNTAMENTO'.$A$1:.$G115];CONCATENATE(&quot;*&quot;;[.Q$61];&quot;*&quot;))&gt;0;&quot;✓&quot;;)" office:value-type="float" office:value="0" calcext:value-type="float">
            <text:p>0</text:p>
          </table:table-cell>
          <table:table-cell table:number-columns-repeated="1007"/>
        </table:table-row>
        <table:table-row table:style-name="ro3" table:number-rows-repeated="3">
          <table:table-cell table:style-name="ce14" table:number-columns-repeated="17"/>
          <table:table-cell table:number-columns-repeated="1007"/>
        </table:table-row>
        <table:table-row table:style-name="ro3">
          <table:table-cell table:style-name="ce18" office:value-type="string" calcext:value-type="string">
            <text:p>Coreografia: modelli di pagina individuati</text:p>
          </table:table-cell>
          <table:table-cell table:style-name="ce31"/>
          <table:table-cell table:style-name="ce37"/>
          <table:table-cell table:style-name="ce44" table:number-columns-repeated="14"/>
          <table:table-cell table:number-columns-repeated="1007"/>
        </table:table-row>
        <table:table-row table:style-name="ro3">
          <table:table-cell table:style-name="ce22" office:value-type="string" calcext:value-type="string">
            <text:p>Nodo di coreografia (pagina del sito)</text:p>
          </table:table-cell>
          <table:table-cell table:style-name="ce17" office:value-type="string" calcext:value-type="string">
            <text:p>Tipo di pagina</text:p>
          </table:table-cell>
          <table:table-cell table:style-name="ce38" office:value-type="string" calcext:value-type="string">
            <text:p>Visibilità</text:p>
          </table:table-cell>
          <table:table-cell table:style-name="ce34" table:number-columns-repeated="2"/>
          <table:table-cell table:style-name="ce45" table:number-columns-repeated="3"/>
          <table:table-cell table:style-name="ce34" table:number-columns-repeated="9"/>
          <table:table-cell table:number-columns-repeated="1007"/>
        </table:table-row>
        <table:table-row table:style-name="ro3">
          <table:table-cell table:style-name="ce23" office:value-type="string" calcext:value-type="string">
            <text:p>Home</text:p>
          </table:table-cell>
          <table:table-cell table:style-name="ce34" office:value-type="string" calcext:value-type="string">
            <text:p>Misto</text:p>
          </table:table-cell>
          <table:table-cell table:style-name="ce39" office:value-type="string" calcext:value-type="string">
            <text:p>Pubblica</text:p>
          </table:table-cell>
          <table:table-cell table:style-name="ce34" table:number-columns-repeated="3"/>
          <table:table-cell table:style-name="ce45" table:number-columns-repeated="2"/>
          <table:table-cell table:style-name="ce25" table:number-columns-repeated="9"/>
          <table:table-cell table:number-columns-repeated="1007"/>
        </table:table-row>
        <table:table-row table:style-name="ro3">
          <table:table-cell table:style-name="ce23" office:value-type="string" calcext:value-type="string">
            <text:p>AMMINISTRAZIONE</text:p>
          </table:table-cell>
          <table:table-cell table:style-name="ce34" office:value-type="string" calcext:value-type="string">
            <text:p>Misto</text:p>
          </table:table-cell>
          <table:table-cell table:style-name="ce39" office:value-type="string" calcext:value-type="string">
            <text:p>Pubblica</text:p>
          </table:table-cell>
          <table:table-cell table:style-name="ce34" table:number-columns-repeated="3"/>
          <table:table-cell table:style-name="ce45" table:number-columns-repeated="2"/>
          <table:table-cell table:style-name="ce46" table:number-columns-repeated="9"/>
          <table:table-cell table:number-columns-repeated="1007"/>
        </table:table-row>
        <table:table-row table:style-name="ro3">
          <table:table-cell table:style-name="ce23" office:value-type="string" calcext:value-type="string">
            <text:p>AMMINISTRAZIONE - Area</text:p>
          </table:table-cell>
          <table:table-cell table:style-name="ce34" office:value-type="string" calcext:value-type="string">
            <text:p>Lista</text:p>
          </table:table-cell>
          <table:table-cell table:style-name="ce39" office:value-type="string" calcext:value-type="string">
            <text:p>Pubblica</text:p>
          </table:table-cell>
          <table:table-cell table:style-name="ce34" table:number-columns-repeated="3"/>
          <table:table-cell table:style-name="ce45" table:number-columns-repeated="2"/>
          <table:table-cell table:style-name="ce46" table:number-columns-repeated="9"/>
          <table:table-cell table:number-columns-repeated="1007"/>
        </table:table-row>
        <table:table-row table:style-name="ro3">
          <table:table-cell table:style-name="ce23" office:value-type="string" calcext:value-type="string">
            <text:p>AMMINISTRAZIONE - Ufficio</text:p>
          </table:table-cell>
          <table:table-cell table:style-name="ce34" office:value-type="string" calcext:value-type="string">
            <text:p>Dettaglio</text:p>
          </table:table-cell>
          <table:table-cell table:style-name="ce39" office:value-type="string" calcext:value-type="string">
            <text:p>Pubblica</text:p>
          </table:table-cell>
          <table:table-cell table:style-name="ce34" table:number-columns-repeated="4"/>
          <table:table-cell table:style-name="ce45"/>
          <table:table-cell table:style-name="ce46" table:number-columns-repeated="9"/>
          <table:table-cell table:number-columns-repeated="1007"/>
        </table:table-row>
        <table:table-row table:style-name="ro3">
          <table:table-cell table:style-name="ce23" office:value-type="string" calcext:value-type="string">
            <text:p>ARGOMENTI</text:p>
          </table:table-cell>
          <table:table-cell table:style-name="ce34" office:value-type="string" calcext:value-type="string">
            <text:p>Lista</text:p>
          </table:table-cell>
          <table:table-cell table:style-name="ce39" office:value-type="string" calcext:value-type="string">
            <text:p>Pubblica</text:p>
          </table:table-cell>
          <table:table-cell table:style-name="ce34" table:number-columns-repeated="3"/>
          <table:table-cell table:style-name="ce45" table:number-columns-repeated="2"/>
          <table:table-cell table:style-name="ce25" table:number-columns-repeated="9"/>
          <table:table-cell table:number-columns-repeated="1007"/>
        </table:table-row>
        <table:table-row table:style-name="ro3">
          <table:table-cell table:style-name="ce23" office:value-type="string" calcext:value-type="string">
            <text:p>ARGOMENTI - singolo argomento</text:p>
          </table:table-cell>
          <table:table-cell table:style-name="ce34" office:value-type="string" calcext:value-type="string">
            <text:p>Lista</text:p>
          </table:table-cell>
          <table:table-cell table:style-name="ce39" office:value-type="string" calcext:value-type="string">
            <text:p>Pubblica</text:p>
          </table:table-cell>
          <table:table-cell table:style-name="ce34" table:number-columns-repeated="3"/>
          <table:table-cell table:style-name="ce45" table:number-columns-repeated="2"/>
          <table:table-cell table:style-name="ce34" table:number-columns-repeated="9"/>
          <table:table-cell table:number-columns-repeated="1007"/>
        </table:table-row>
        <table:table-row table:style-name="ro3">
          <table:table-cell table:style-name="ce23" office:value-type="string" calcext:value-type="string">
            <text:p>NOVITÀ</text:p>
          </table:table-cell>
          <table:table-cell table:style-name="ce34" office:value-type="string" calcext:value-type="string">
            <text:p>Misto</text:p>
          </table:table-cell>
          <table:table-cell table:style-name="ce39" office:value-type="string" calcext:value-type="string">
            <text:p>Pubblica</text:p>
          </table:table-cell>
          <table:table-cell table:style-name="ce34" table:number-columns-repeated="3"/>
          <table:table-cell table:style-name="ce45" table:number-columns-repeated="2"/>
          <table:table-cell table:style-name="ce34" table:number-columns-repeated="9"/>
          <table:table-cell table:number-columns-repeated="1007"/>
        </table:table-row>
        <table:table-row table:style-name="ro3">
          <table:table-cell table:style-name="ce23" office:value-type="string" calcext:value-type="string">
            <text:p>NOVITÀ - notizia</text:p>
          </table:table-cell>
          <table:table-cell table:style-name="ce34" office:value-type="string" calcext:value-type="string">
            <text:p>Dettaglio</text:p>
          </table:table-cell>
          <table:table-cell table:style-name="ce39" office:value-type="string" calcext:value-type="string">
            <text:p>Pubblica</text:p>
          </table:table-cell>
          <table:table-cell table:style-name="ce34" table:number-columns-repeated="3"/>
          <table:table-cell table:style-name="ce45" table:number-columns-repeated="2"/>
          <table:table-cell table:style-name="ce25" table:number-columns-repeated="9"/>
          <table:table-cell table:number-columns-repeated="1007"/>
        </table:table-row>
        <table:table-row table:style-name="ro3">
          <table:table-cell table:style-name="ce23" office:value-type="string" calcext:value-type="string">
            <text:p>DOCUMENTI E DATI</text:p>
          </table:table-cell>
          <table:table-cell table:style-name="ce34" office:value-type="string" calcext:value-type="string">
            <text:p>Lista</text:p>
          </table:table-cell>
          <table:table-cell table:style-name="ce39" office:value-type="string" calcext:value-type="string">
            <text:p>Pubblica</text:p>
          </table:table-cell>
          <table:table-cell table:style-name="ce34" table:number-columns-repeated="3"/>
          <table:table-cell table:style-name="ce45" table:number-columns-repeated="2"/>
          <table:table-cell table:style-name="ce46" table:number-columns-repeated="9"/>
          <table:table-cell table:number-columns-repeated="1007"/>
        </table:table-row>
        <table:table-row table:style-name="ro3">
          <table:table-cell table:style-name="ce23" office:value-type="string" calcext:value-type="string">
            <text:p>SERVIZI</text:p>
          </table:table-cell>
          <table:table-cell table:style-name="ce34" office:value-type="string" calcext:value-type="string">
            <text:p>Lista</text:p>
          </table:table-cell>
          <table:table-cell table:style-name="ce39" office:value-type="string" calcext:value-type="string">
            <text:p>Pubblica</text:p>
          </table:table-cell>
          <table:table-cell table:style-name="ce34" table:number-columns-repeated="3"/>
          <table:table-cell table:style-name="ce45" table:number-columns-repeated="2"/>
          <table:table-cell table:style-name="ce25" table:number-columns-repeated="9"/>
          <table:table-cell table:number-columns-repeated="1007"/>
        </table:table-row>
        <table:table-row table:style-name="ro3">
          <table:table-cell table:style-name="ce23" office:value-type="string" calcext:value-type="string">
            <text:p>SERVIZI - servizio</text:p>
          </table:table-cell>
          <table:table-cell table:style-name="ce34" office:value-type="string" calcext:value-type="string">
            <text:p>Dettaglio</text:p>
          </table:table-cell>
          <table:table-cell table:style-name="ce39" office:value-type="string" calcext:value-type="string">
            <text:p>Pubblica</text:p>
          </table:table-cell>
          <table:table-cell table:style-name="ce34" table:number-columns-repeated="3"/>
          <table:table-cell table:style-name="ce45" table:number-columns-repeated="2"/>
          <table:table-cell table:style-name="ce25" table:number-columns-repeated="9"/>
          <table:table-cell table:number-columns-repeated="1007"/>
        </table:table-row>
        <table:table-row table:style-name="ro3">
          <table:table-cell table:style-name="ce23" office:value-type="string" calcext:value-type="string">
            <text:p>EVENTI</text:p>
          </table:table-cell>
          <table:table-cell table:style-name="ce34" office:value-type="string" calcext:value-type="string">
            <text:p>Lista</text:p>
          </table:table-cell>
          <table:table-cell table:style-name="ce39" office:value-type="string" calcext:value-type="string">
            <text:p>Pubblica</text:p>
          </table:table-cell>
          <table:table-cell table:style-name="ce34" table:number-columns-repeated="4"/>
          <table:table-cell table:style-name="ce45"/>
          <table:table-cell table:style-name="ce46" table:number-columns-repeated="9"/>
          <table:table-cell table:number-columns-repeated="1007"/>
        </table:table-row>
        <table:table-row table:style-name="ro3">
          <table:table-cell table:style-name="ce23" office:value-type="string" calcext:value-type="string">
            <text:p>EVENTI - evento</text:p>
          </table:table-cell>
          <table:table-cell table:style-name="ce34" office:value-type="string" calcext:value-type="string">
            <text:p>Dettaglio</text:p>
          </table:table-cell>
          <table:table-cell table:style-name="ce39" office:value-type="string" calcext:value-type="string">
            <text:p>Pubblica</text:p>
          </table:table-cell>
          <table:table-cell table:style-name="ce34" table:number-columns-repeated="3"/>
          <table:table-cell table:style-name="ce45" table:number-columns-repeated="2"/>
          <table:table-cell table:style-name="ce46" table:number-columns-repeated="9"/>
          <table:table-cell table:number-columns-repeated="1007"/>
        </table:table-row>
        <table:table-row table:style-name="ro3">
          <table:table-cell table:style-name="ce23" office:value-type="string" calcext:value-type="string">
            <text:p>PERSONA</text:p>
          </table:table-cell>
          <table:table-cell table:style-name="ce34" office:value-type="string" calcext:value-type="string">
            <text:p>Dettaglio</text:p>
          </table:table-cell>
          <table:table-cell table:style-name="ce39" office:value-type="string" calcext:value-type="string">
            <text:p>Pubblica</text:p>
          </table:table-cell>
          <table:table-cell table:style-name="ce34" table:number-columns-repeated="3"/>
          <table:table-cell table:style-name="ce45" table:number-columns-repeated="2"/>
          <table:table-cell table:style-name="ce46" table:number-columns-repeated="9"/>
          <table:table-cell table:number-columns-repeated="1007"/>
        </table:table-row>
        <table:table-row table:style-name="ro3">
          <table:table-cell table:style-name="ce23" office:value-type="string" calcext:value-type="string">
            <text:p>Risultati di ricerca</text:p>
          </table:table-cell>
          <table:table-cell table:style-name="ce34" office:value-type="string" calcext:value-type="string">
            <text:p>Misto</text:p>
          </table:table-cell>
          <table:table-cell table:style-name="ce39" office:value-type="string" calcext:value-type="string">
            <text:p>Pubblica</text:p>
          </table:table-cell>
          <table:table-cell table:style-name="ce34" table:number-columns-repeated="3"/>
          <table:table-cell table:style-name="ce45" table:number-columns-repeated="2"/>
          <table:table-cell table:style-name="ce34" table:number-columns-repeated="9"/>
          <table:table-cell table:number-columns-repeated="1007"/>
        </table:table-row>
        <table:table-row table:style-name="ro3">
          <table:table-cell table:style-name="ce23" office:value-type="string" calcext:value-type="string">
            <text:p>Newsletter</text:p>
          </table:table-cell>
          <table:table-cell table:style-name="ce34" office:value-type="string" calcext:value-type="string">
            <text:p>Dettaglio</text:p>
          </table:table-cell>
          <table:table-cell table:style-name="ce39" office:value-type="string" calcext:value-type="string">
            <text:p>Pubblica</text:p>
          </table:table-cell>
          <table:table-cell table:style-name="ce34" table:number-columns-repeated="3"/>
          <table:table-cell table:style-name="ce45"/>
          <table:table-cell table:style-name="ce34" table:number-columns-repeated="10"/>
          <table:table-cell table:number-columns-repeated="1007"/>
        </table:table-row>
        <table:table-row table:style-name="ro3">
          <table:table-cell table:style-name="ce23" office:value-type="string" calcext:value-type="string">
            <text:p>LOG IN PAGE</text:p>
          </table:table-cell>
          <table:table-cell table:style-name="ce34"/>
          <table:table-cell table:style-name="ce39"/>
          <table:table-cell table:style-name="ce34" table:number-columns-repeated="2"/>
          <table:table-cell table:style-name="ce45"/>
          <table:table-cell table:style-name="ce34"/>
          <table:table-cell table:style-name="ce45"/>
          <table:table-cell table:style-name="ce34" table:number-columns-repeated="9"/>
          <table:table-cell table:number-columns-repeated="1007"/>
        </table:table-row>
        <table:table-row table:style-name="ro3">
          <table:table-cell table:style-name="ce23" office:value-type="string" calcext:value-type="string">
            <text:p>AREA PERSONALE - welcome</text:p>
          </table:table-cell>
          <table:table-cell table:style-name="ce34" office:value-type="string" calcext:value-type="string">
            <text:p>Misto</text:p>
          </table:table-cell>
          <table:table-cell table:style-name="ce39" office:value-type="string" calcext:value-type="string">
            <text:p>Privata</text:p>
          </table:table-cell>
          <table:table-cell table:style-name="ce34" table:number-columns-repeated="2"/>
          <table:table-cell table:style-name="ce45"/>
          <table:table-cell table:style-name="ce34"/>
          <table:table-cell table:style-name="ce45"/>
          <table:table-cell table:style-name="ce34" table:number-columns-repeated="9"/>
          <table:table-cell table:number-columns-repeated="1007"/>
        </table:table-row>
        <table:table-row table:style-name="ro3">
          <table:table-cell table:style-name="ce23" office:value-type="string" calcext:value-type="string">
            <text:p>AREA PERSONALE - profilo</text:p>
          </table:table-cell>
          <table:table-cell table:style-name="ce34"/>
          <table:table-cell table:style-name="ce39"/>
          <table:table-cell table:style-name="ce34" table:number-columns-repeated="2"/>
          <table:table-cell table:style-name="ce45"/>
          <table:table-cell table:style-name="ce34"/>
          <table:table-cell table:style-name="ce45"/>
          <table:table-cell table:style-name="ce34" table:number-columns-repeated="9"/>
          <table:table-cell table:number-columns-repeated="1007"/>
        </table:table-row>
        <table:table-row table:style-name="ro3">
          <table:table-cell table:style-name="ce24" office:value-type="string" calcext:value-type="string">
            <text:p>AREA PERSONALE - dettaglio pratica</text:p>
          </table:table-cell>
          <table:table-cell table:style-name="ce35" office:value-type="string" calcext:value-type="string">
            <text:p>Dettaglio</text:p>
          </table:table-cell>
          <table:table-cell table:style-name="ce40" office:value-type="string" calcext:value-type="string">
            <text:p>Privata</text:p>
          </table:table-cell>
          <table:table-cell table:style-name="ce34" table:number-columns-repeated="2"/>
          <table:table-cell table:style-name="ce45"/>
          <table:table-cell table:style-name="ce34" table:number-columns-repeated="11"/>
          <table:table-cell table:number-columns-repeated="1007"/>
        </table:table-row>
        <table:table-row table:style-name="ro3" table:number-rows-repeated="9">
          <table:table-cell table:style-name="ce25"/>
          <table:table-cell table:style-name="ce34" table:number-columns-repeated="16"/>
          <table:table-cell table:number-columns-repeated="1007"/>
        </table:table-row>
        <table:table-row table:style-name="ro3" table:number-rows-repeated="2">
          <table:table-cell table:style-name="ce26" table:number-columns-repeated="2"/>
          <table:table-cell/>
          <table:table-cell table:style-name="ce26" table:number-columns-repeated="14"/>
          <table:table-cell table:number-columns-repeated="1007"/>
        </table:table-row>
        <table:table-row table:style-name="ro3">
          <table:table-cell table:style-name="ce27"/>
          <table:table-cell table:style-name="ce26"/>
          <table:table-cell table:style-name="ce41"/>
          <table:table-cell table:style-name="ce14" table:number-columns-repeated="14"/>
          <table:table-cell table:number-columns-repeated="1007"/>
        </table:table-row>
        <table:table-row table:style-name="ro3" table:number-rows-repeated="887">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Coreografia grafico dellalberat" table:style-name="ta3">
        <table:table-column table:style-name="co9" table:default-cell-style-name="Default"/>
        <table:table-column table:style-name="co4" table:number-columns-repeated="1023" table:default-cell-style-name="Default"/>
        <table:table-row table:style-name="ro8">
          <table:table-cell table:style-name="ce51" office:value-type="string" calcext:value-type="string">
            <text:p>Abbiamo schematizzato l'Architettura dell'Informazione in un grafico.</text:p>
          </table:table-cell>
          <table:table-cell table:number-columns-repeated="1023"/>
        </table:table-row>
        <table:table-row table:style-name="ro8">
          <table:table-cell table:style-name="ce51"/>
          <table:table-cell table:number-columns-repeated="1023"/>
        </table:table-row>
        <table:table-row table:style-name="ro8">
          <table:table-cell table:style-name="ce51" office:value-type="string" calcext:value-type="string">
            <text:p>Per visualizzarlo in alta definizione</text:p>
          </table:table-cell>
          <table:table-cell table:number-columns-repeated="1023"/>
        </table:table-row>
        <table:table-row table:style-name="ro8">
          <table:table-cell table:style-name="ce52" office:value-type="string" calcext:value-type="string">
            <text:p><text:a xlink:href="https://designers.italia.it/files/resources/modelli/comuni/adotta-il-modello-di-sito-comunale/definisci-architettura-e-contenuti/Alberatura-ModelloComuni-DesignersItalia.pdf" xlink:type="simple">Scarica il file (PDF 2MB)</text:a></text:p>
          </table:table-cell>
          <table:table-cell table:number-columns-repeated="1023"/>
        </table:table-row>
        <table:table-row table:style-name="ro5" table:number-rows-repeated="1048571">
          <table:table-cell table:number-columns-repeated="1024"/>
        </table:table-row>
        <table:table-row table:style-name="ro5">
          <table:table-cell table:number-columns-repeated="1024"/>
        </table:table-row>
      </table:table>
      <table:table table:name="Coreografia sistema di navigazi" table:style-name="ta4">
        <table:table-column table:style-name="co10" table:default-cell-style-name="Default"/>
        <table:table-column table:style-name="co4" table:default-cell-style-name="Default"/>
        <table:table-column table:style-name="co11" table:default-cell-style-name="Default"/>
        <table:table-column table:style-name="co12" table:number-columns-repeated="6" table:default-cell-style-name="Default"/>
        <table:table-column table:style-name="co4" table:default-cell-style-name="Default"/>
        <table:table-column table:style-name="co13" table:default-cell-style-name="Default"/>
        <table:table-column table:style-name="co14" table:default-cell-style-name="Default"/>
        <table:table-column table:style-name="co4" table:number-columns-repeated="2" table:default-cell-style-name="Default"/>
        <table:table-column table:style-name="co15" table:default-cell-style-name="Default"/>
        <table:table-column table:style-name="co4" table:default-cell-style-name="Default"/>
        <table:table-column table:style-name="co16" table:default-cell-style-name="Default"/>
        <table:table-column table:style-name="co12" table:default-cell-style-name="Default"/>
        <table:table-column table:style-name="co17" table:number-columns-repeated="2" table:default-cell-style-name="Default"/>
        <table:table-column table:style-name="co18" table:default-cell-style-name="Default"/>
        <table:table-column table:style-name="co19" table:number-columns-repeated="5" table:default-cell-style-name="Default"/>
        <table:table-column table:style-name="co20" table:number-columns-repeated="2" table:default-cell-style-name="Default"/>
        <table:table-column table:style-name="co21" table:default-cell-style-name="Default"/>
        <table:table-column table:style-name="co4"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4" table:number-columns-repeated="990" table:default-cell-style-name="Default"/>
        <table:table-row table:style-name="ro3">
          <table:table-cell table:style-name="ce53" office:value-type="string" calcext:value-type="string">
            <text:p>Homepage sito comune</text:p>
          </table:table-cell>
          <table:table-cell table:style-name="ce11"/>
          <table:table-cell table:style-name="ce57" table:number-columns-repeated="7"/>
          <table:table-cell table:style-name="ce11"/>
          <table:table-cell table:style-name="ce57" table:number-columns-repeated="3"/>
          <table:table-cell table:style-name="ce11"/>
          <table:table-cell table:style-name="ce57"/>
          <table:table-cell table:style-name="ce11"/>
          <table:table-cell table:style-name="ce70"/>
          <table:table-cell table:style-name="ce57"/>
          <table:table-cell table:style-name="ce55"/>
          <table:table-cell table:style-name="ce57"/>
          <table:table-cell/>
          <table:table-cell table:style-name="ce57" table:number-columns-repeated="6"/>
          <table:table-cell/>
          <table:table-cell table:style-name="ce68"/>
          <table:table-cell table:style-name="ce11"/>
          <table:table-cell table:style-name="ce81" office:value-type="string" calcext:value-type="string" table:number-columns-spanned="4" table:number-rows-spanned="1">
            <text:p><text:span text:style-name="T13">Link nel footer </text:span><text:span text:style-name="T14">(pagine di primo livello che non appaiono nel menu di navigazione)</text:span></text:p>
          </table:table-cell>
          <table:covered-table-cell table:number-columns-repeated="3"/>
          <table:table-cell table:number-columns-repeated="990"/>
        </table:table-row>
        <table:table-row table:style-name="ro3">
          <table:table-cell table:style-name="ce54" office:value-type="string" calcext:value-type="string">
            <text:p>1° livello (pagine di sezione) </text:p>
          </table:table-cell>
          <table:table-cell table:style-name="ce11"/>
          <table:table-cell table:style-name="ce58" office:value-type="string" calcext:value-type="string" table:number-columns-spanned="7" table:number-rows-spanned="1">
            <text:p>Amministrazione</text:p>
          </table:table-cell>
          <table:covered-table-cell table:number-columns-repeated="6"/>
          <table:table-cell table:style-name="ce11"/>
          <table:table-cell table:style-name="ce58" office:value-type="string" calcext:value-type="string" table:number-columns-spanned="3" table:number-rows-spanned="1">
            <text:p>Novità</text:p>
          </table:table-cell>
          <table:covered-table-cell table:number-columns-repeated="2"/>
          <table:table-cell table:style-name="ce11"/>
          <table:table-cell table:style-name="ce68" office:value-type="string" calcext:value-type="string">
            <text:p>Servizi</text:p>
          </table:table-cell>
          <table:table-cell table:style-name="ce11"/>
          <table:table-cell table:style-name="ce58" office:value-type="string" calcext:value-type="string" table:number-columns-spanned="2" table:number-rows-spanned="1">
            <text:p>Vivere il comune</text:p>
          </table:table-cell>
          <table:covered-table-cell/>
          <table:table-cell table:style-name="ce76"/>
          <table:table-cell table:style-name="ce68" office:value-type="string" calcext:value-type="string">
            <text:p>Argomenti</text:p>
          </table:table-cell>
          <table:table-cell/>
          <table:table-cell table:style-name="ce58" office:value-type="string" calcext:value-type="string" table:number-columns-spanned="6" table:number-rows-spanned="1">
            <text:p>Area personale</text:p>
          </table:table-cell>
          <table:covered-table-cell table:number-columns-repeated="5"/>
          <table:table-cell/>
          <table:table-cell table:style-name="ce68" office:value-type="string" calcext:value-type="string">
            <text:p>Cerca nel sito</text:p>
          </table:table-cell>
          <table:table-cell table:style-name="ce11"/>
          <table:table-cell table:style-name="ce82" office:value-type="string" calcext:value-type="string">
            <text:p>Amministrazione trasparente</text:p>
          </table:table-cell>
          <table:table-cell table:style-name="ce82" office:value-type="string" calcext:value-type="string">
            <text:p>Informativa trattamento dati personali</text:p>
          </table:table-cell>
          <table:table-cell table:style-name="ce82" office:value-type="string" calcext:value-type="string">
            <text:p>Note legali</text:p>
          </table:table-cell>
          <table:table-cell table:style-name="ce82" office:value-type="string" calcext:value-type="string">
            <text:p>Dichiarazione di accessibilità</text:p>
          </table:table-cell>
          <table:table-cell table:number-columns-repeated="990"/>
        </table:table-row>
        <table:table-row table:style-name="ro3">
          <table:table-cell table:style-name="ce55"/>
          <table:table-cell table:style-name="ce11" table:number-columns-repeated="15"/>
          <table:table-cell table:style-name="ce71"/>
          <table:table-cell table:style-name="ce11" table:number-columns-repeated="3"/>
          <table:table-cell/>
          <table:table-cell table:style-name="ce11" table:number-columns-repeated="6"/>
          <table:table-cell table:number-columns-repeated="2"/>
          <table:table-cell table:style-name="ce11" table:number-columns-repeated="5"/>
          <table:table-cell table:number-columns-repeated="990"/>
        </table:table-row>
        <table:table-row table:style-name="ro3">
          <table:table-cell table:style-name="ce54" office:value-type="string" calcext:value-type="string">
            <text:p>2° livello (pagine lista - Obbligatorio) - la struttura è definita dalla tassonomia di riferimento, se presente</text:p>
          </table:table-cell>
          <table:table-cell table:style-name="ce11"/>
          <table:table-cell table:style-name="ce59" office:value-type="string" calcext:value-type="string">
            <text:p>Organi di governo</text:p>
          </table:table-cell>
          <table:table-cell table:style-name="ce59" office:value-type="string" calcext:value-type="string">
            <text:p>Aree amministrative</text:p>
          </table:table-cell>
          <table:table-cell table:style-name="ce59" office:value-type="string" calcext:value-type="string">
            <text:p>Uffici </text:p>
          </table:table-cell>
          <table:table-cell table:style-name="ce64" office:value-type="string" calcext:value-type="string">
            <text:p>Enti e fondazioni</text:p>
          </table:table-cell>
          <table:table-cell table:style-name="ce59" office:value-type="string" calcext:value-type="string">
            <text:p>Politici</text:p>
          </table:table-cell>
          <table:table-cell table:style-name="ce59" office:value-type="string" calcext:value-type="string">
            <text:p>Personale amministrativo</text:p>
          </table:table-cell>
          <table:table-cell table:style-name="ce64" office:value-type="string" calcext:value-type="string">
            <text:p>Documenti e dati</text:p>
          </table:table-cell>
          <table:table-cell table:style-name="ce11"/>
          <table:table-cell table:style-name="ce66" office:value-type="string" calcext:value-type="string">
            <text:p>Notizie</text:p>
          </table:table-cell>
          <table:table-cell table:style-name="ce66" office:value-type="string" calcext:value-type="string">
            <text:p>Comunicati</text:p>
          </table:table-cell>
          <table:table-cell table:style-name="ce66" office:value-type="string" calcext:value-type="string">
            <text:p>Avvisi</text:p>
          </table:table-cell>
          <table:table-cell table:style-name="ce11"/>
          <table:table-cell table:style-name="ce65" office:value-type="string" calcext:value-type="string">
            <text:p><text:a xlink:href="#'Tassonomia Categorie dei SERVIZ'.A1" xlink:type="simple">Categorie dei servizi</text:a></text:p>
          </table:table-cell>
          <table:table-cell table:style-name="ce11"/>
          <table:table-cell table:style-name="ce72" office:value-type="string" calcext:value-type="string">
            <text:p>Luoghi</text:p>
          </table:table-cell>
          <table:table-cell table:style-name="ce72" office:value-type="string" calcext:value-type="string">
            <text:p>Eventi</text:p>
          </table:table-cell>
          <table:table-cell table:style-name="ce61"/>
          <table:table-cell table:style-name="ce65" office:value-type="string" calcext:value-type="string">
            <text:p><text:a xlink:href="#'Tassonomia ARGOMENTI'.A1" xlink:type="simple">Argomenti</text:a></text:p>
          </table:table-cell>
          <table:table-cell/>
          <table:table-cell table:style-name="ce72" office:value-type="string" calcext:value-type="string">
            <text:p>Le mie pratiche</text:p>
          </table:table-cell>
          <table:table-cell table:style-name="ce72" office:value-type="string" calcext:value-type="string">
            <text:p>Pagamenti</text:p>
          </table:table-cell>
          <table:table-cell table:style-name="ce72" office:value-type="string" calcext:value-type="string">
            <text:p>Documenti</text:p>
          </table:table-cell>
          <table:table-cell table:style-name="ce72" office:value-type="string" calcext:value-type="string">
            <text:p>Messaggi</text:p>
          </table:table-cell>
          <table:table-cell table:style-name="ce72" office:value-type="string" calcext:value-type="string">
            <text:p>Scadenze</text:p>
          </table:table-cell>
          <table:table-cell table:style-name="ce72" office:value-type="string" calcext:value-type="string">
            <text:p>Profilo</text:p>
          </table:table-cell>
          <table:table-cell table:number-columns-repeated="2"/>
          <table:table-cell table:style-name="ce80" table:number-columns-repeated="5"/>
          <table:table-cell table:number-columns-repeated="990"/>
        </table:table-row>
        <table:table-row table:style-name="ro3">
          <table:table-cell table:style-name="ce56"/>
          <table:table-cell table:style-name="ce11" table:number-columns-repeated="13"/>
          <table:table-cell table:style-name="ce64" office:value-type="string" calcext:value-type="string">
            <text:p>Anagrafe e stato civile</text:p>
          </table:table-cell>
          <table:table-cell table:style-name="ce11"/>
          <table:table-cell table:style-name="ce64"/>
          <table:table-cell table:style-name="ce11" table:number-columns-repeated="3"/>
          <table:table-cell/>
          <table:table-cell table:style-name="ce78" table:number-columns-repeated="6"/>
          <table:table-cell table:number-columns-repeated="2"/>
          <table:table-cell table:style-name="ce11" table:number-columns-repeated="5"/>
          <table:table-cell table:number-columns-repeated="990"/>
        </table:table-row>
        <table:table-row table:style-name="ro3">
          <table:table-cell table:style-name="ce54" office:value-type="string" calcext:value-type="string">
            <text:p>3° livello (pagine lista) - la struttura è definita dalla tassonomia di riferimento, se presente</text:p>
          </table:table-cell>
          <table:table-cell table:style-name="ce11"/>
          <table:table-cell table:style-name="ce60" office:value-type="string" calcext:value-type="string">
            <text:p><text:a xlink:href="#'Tassonomia Tipi di UNITÀ ORGANI'.A1" xlink:type="simple">Tipi di unità organizzativa, ramo struttura politica</text:a></text:p>
          </table:table-cell>
          <table:table-cell table:number-columns-repeated="5" table:style-name="ce61" office:value-type="string" calcext:value-type="string">
            <text:p>/</text:p>
          </table:table-cell>
          <table:table-cell table:style-name="ce65" office:value-type="string" calcext:value-type="string">
            <text:p><text:a xlink:href="#'Tassonomia Tipi di DOCUMENTO'.A1" xlink:type="simple">Tipi di documento</text:a></text:p>
          </table:table-cell>
          <table:table-cell table:style-name="ce11"/>
          <table:table-cell table:style-name="ce67" table:number-columns-repeated="2"/>
          <table:table-cell table:style-name="ce11" table:number-columns-repeated="2"/>
          <table:table-cell table:style-name="ce64" office:value-type="string" calcext:value-type="string">
            <text:p>Cultura e tempo libero</text:p>
          </table:table-cell>
          <table:table-cell table:style-name="ce11"/>
          <table:table-cell table:style-name="ce65" office:value-type="string" calcext:value-type="string">
            <text:p><text:a xlink:href="#'Tassonomia Tipi di LUOGO'.A1" xlink:type="simple">Tipi di luogo</text:a></text:p>
          </table:table-cell>
          <table:table-cell table:style-name="ce65" office:value-type="string" calcext:value-type="string">
            <text:p><text:a xlink:href="#'Tassonomia Tipi di EVENTO'.A1" xlink:type="simple">Tipi di evento</text:a></text:p>
          </table:table-cell>
          <table:table-cell table:style-name="ce11" table:number-columns-repeated="2"/>
          <table:table-cell table:style-name="ce66"/>
          <table:table-cell/>
          <table:table-cell table:style-name="ce11"/>
          <table:table-cell table:style-name="ce78" table:number-columns-repeated="4"/>
          <table:table-cell table:number-columns-repeated="2"/>
          <table:table-cell table:style-name="ce11" table:number-columns-repeated="5"/>
          <table:table-cell table:number-columns-repeated="990"/>
        </table:table-row>
        <table:table-row table:style-name="ro3">
          <table:table-cell table:style-name="ce56"/>
          <table:table-cell table:style-name="ce11"/>
          <table:table-cell table:style-name="ce61" table:number-columns-repeated="6"/>
          <table:table-cell table:style-name="ce64" office:value-type="string" calcext:value-type="string">
            <text:p>Documenti albo pretorio</text:p>
          </table:table-cell>
          <table:table-cell table:style-name="ce11" table:number-columns-repeated="5"/>
          <table:table-cell table:style-name="ce64" office:value-type="string" calcext:value-type="string">
            <text:p>Vita lavorativa</text:p>
          </table:table-cell>
          <table:table-cell table:style-name="ce11"/>
          <table:table-cell table:style-name="ce64"/>
          <table:table-cell table:style-name="ce74"/>
          <table:table-cell table:style-name="ce11" table:number-columns-repeated="2"/>
          <table:table-cell table:style-name="ce66"/>
          <table:table-cell table:style-name="ce11" table:number-columns-repeated="5"/>
          <table:table-cell table:style-name="ce78"/>
          <table:table-cell table:number-columns-repeated="2"/>
          <table:table-cell table:style-name="ce11" table:number-columns-repeated="5"/>
          <table:table-cell table:number-columns-repeated="990"/>
        </table:table-row>
        <table:table-row table:style-name="ro3">
          <table:table-cell table:style-name="ce56"/>
          <table:table-cell table:style-name="ce11"/>
          <table:table-cell table:style-name="ce61" table:number-columns-repeated="6"/>
          <table:table-cell table:style-name="ce64" office:value-type="string" calcext:value-type="string">
            <text:p>Modulistica</text:p>
          </table:table-cell>
          <table:table-cell table:style-name="ce11" table:number-columns-repeated="5"/>
          <table:table-cell table:style-name="ce64" office:value-type="string" calcext:value-type="string">
            <text:p>Imprese e commercio</text:p>
            <text:p/>
          </table:table-cell>
          <table:table-cell table:style-name="ce11"/>
          <table:table-cell table:style-name="ce64"/>
          <table:table-cell table:style-name="ce74"/>
          <table:table-cell table:style-name="ce11" table:number-columns-repeated="2"/>
          <table:table-cell table:style-name="ce66"/>
          <table:table-cell table:style-name="ce11" table:number-columns-repeated="5"/>
          <table:table-cell table:style-name="ce78"/>
          <table:table-cell table:style-name="ce11" table:number-columns-repeated="7"/>
          <table:table-cell table:number-columns-repeated="990"/>
        </table:table-row>
        <table:table-row table:style-name="ro3">
          <table:table-cell table:style-name="ce56"/>
          <table:table-cell table:style-name="ce11"/>
          <table:table-cell table:style-name="ce61" table:number-columns-repeated="6"/>
          <table:table-cell table:style-name="ce64" office:value-type="string" calcext:value-type="string">
            <text:p>Documenti funzionamento interno</text:p>
          </table:table-cell>
          <table:table-cell table:style-name="ce11" table:number-columns-repeated="5"/>
          <table:table-cell table:style-name="ce64" office:value-type="string" calcext:value-type="string">
            <text:p>Appalti pubblici </text:p>
          </table:table-cell>
          <table:table-cell table:style-name="ce11"/>
          <table:table-cell table:style-name="ce64"/>
          <table:table-cell table:style-name="ce74"/>
          <table:table-cell table:style-name="ce11" table:number-columns-repeated="3"/>
          <table:table-cell table:style-name="ce79"/>
          <table:table-cell table:style-name="ce11" table:number-columns-repeated="12"/>
          <table:table-cell table:number-columns-repeated="990"/>
        </table:table-row>
        <table:table-row table:style-name="ro3">
          <table:table-cell table:style-name="ce56"/>
          <table:table-cell table:style-name="ce11"/>
          <table:table-cell table:style-name="ce61" table:number-columns-repeated="6"/>
          <table:table-cell table:style-name="ce64" office:value-type="string" calcext:value-type="string">
            <text:p>Atti normativi</text:p>
          </table:table-cell>
          <table:table-cell table:style-name="ce11" table:number-columns-repeated="5"/>
          <table:table-cell table:style-name="ce64" office:value-type="string" calcext:value-type="string">
            <text:p>Catasto e urbanistica</text:p>
          </table:table-cell>
          <table:table-cell table:style-name="ce11"/>
          <table:table-cell table:style-name="ce64"/>
          <table:table-cell table:style-name="ce74"/>
          <table:table-cell table:style-name="ce11" table:number-columns-repeated="16"/>
          <table:table-cell table:number-columns-repeated="990"/>
        </table:table-row>
        <table:table-row table:style-name="ro3">
          <table:table-cell table:style-name="ce56"/>
          <table:table-cell table:style-name="ce11"/>
          <table:table-cell table:style-name="ce61" table:number-columns-repeated="6"/>
          <table:table-cell table:style-name="ce64" office:value-type="string" calcext:value-type="string">
            <text:p>Accordi tra enti</text:p>
          </table:table-cell>
          <table:table-cell table:style-name="ce11" table:number-columns-repeated="5"/>
          <table:table-cell table:style-name="ce64" office:value-type="string" calcext:value-type="string">
            <text:p>Turismo</text:p>
          </table:table-cell>
          <table:table-cell table:style-name="ce11"/>
          <table:table-cell table:style-name="ce27"/>
          <table:table-cell table:style-name="ce74"/>
          <table:table-cell table:style-name="ce11" table:number-columns-repeated="3"/>
          <table:table-cell table:number-columns-repeated="3"/>
          <table:table-cell table:style-name="ce11"/>
          <table:table-cell/>
          <table:table-cell table:style-name="ce11" table:number-columns-repeated="8"/>
          <table:table-cell table:number-columns-repeated="990"/>
        </table:table-row>
        <table:table-row table:style-name="ro3">
          <table:table-cell table:style-name="ce56"/>
          <table:table-cell table:style-name="ce11"/>
          <table:table-cell table:style-name="ce61" table:number-columns-repeated="6"/>
          <table:table-cell table:style-name="ce64" office:value-type="string" calcext:value-type="string">
            <text:p>Documenti attività politica</text:p>
          </table:table-cell>
          <table:table-cell table:style-name="ce11" table:number-columns-repeated="5"/>
          <table:table-cell table:style-name="ce64" office:value-type="string" calcext:value-type="string">
            <text:p>Mobilità e trasporti </text:p>
          </table:table-cell>
          <table:table-cell table:style-name="ce11"/>
          <table:table-cell table:style-name="ce64"/>
          <table:table-cell table:style-name="ce74"/>
          <table:table-cell table:style-name="ce11" table:number-columns-repeated="3"/>
          <table:table-cell table:number-columns-repeated="3"/>
          <table:table-cell table:style-name="ce11"/>
          <table:table-cell/>
          <table:table-cell table:style-name="ce11" table:number-columns-repeated="8"/>
          <table:table-cell table:number-columns-repeated="990"/>
        </table:table-row>
        <table:table-row table:style-name="ro3">
          <table:table-cell table:style-name="ce56"/>
          <table:table-cell table:style-name="ce11"/>
          <table:table-cell table:style-name="ce61" table:number-columns-repeated="6"/>
          <table:table-cell table:style-name="ce27" office:value-type="string" calcext:value-type="string">
            <text:p>Documenti tecnici di supporto</text:p>
          </table:table-cell>
          <table:table-cell table:style-name="ce11" table:number-columns-repeated="5"/>
          <table:table-cell table:style-name="ce64" office:value-type="string" calcext:value-type="string">
            <text:p>Educazione e formazione</text:p>
          </table:table-cell>
          <table:table-cell table:style-name="ce11"/>
          <table:table-cell table:style-name="ce64"/>
          <table:table-cell table:style-name="ce74"/>
          <table:table-cell table:style-name="ce11" table:number-columns-repeated="3"/>
          <table:table-cell table:number-columns-repeated="3"/>
          <table:table-cell table:style-name="ce11"/>
          <table:table-cell/>
          <table:table-cell table:style-name="ce11" table:number-columns-repeated="8"/>
          <table:table-cell table:number-columns-repeated="990"/>
        </table:table-row>
        <table:table-row table:style-name="ro3">
          <table:table-cell table:style-name="ce56"/>
          <table:table-cell table:style-name="ce11"/>
          <table:table-cell table:style-name="ce61" table:number-columns-repeated="2"/>
          <table:table-cell table:style-name="ce11"/>
          <table:table-cell table:style-name="ce61"/>
          <table:table-cell table:style-name="ce11" table:number-columns-repeated="2"/>
          <table:table-cell table:style-name="ce27" office:value-type="string" calcext:value-type="string">
            <text:p>Istanze</text:p>
          </table:table-cell>
          <table:table-cell table:style-name="ce11" table:number-columns-repeated="5"/>
          <table:table-cell table:style-name="ce64" office:value-type="string" calcext:value-type="string">
            <text:p>Giustizia e sicurezza pubblica</text:p>
          </table:table-cell>
          <table:table-cell table:style-name="ce11"/>
          <table:table-cell/>
          <table:table-cell table:style-name="ce64"/>
          <table:table-cell table:style-name="ce11" table:number-columns-repeated="3"/>
          <table:table-cell table:number-columns-repeated="3"/>
          <table:table-cell table:style-name="ce11"/>
          <table:table-cell/>
          <table:table-cell table:style-name="ce11" table:number-columns-repeated="8"/>
          <table:table-cell table:number-columns-repeated="990"/>
        </table:table-row>
        <table:table-row table:style-name="ro3">
          <table:table-cell table:style-name="ce56"/>
          <table:table-cell table:style-name="ce11"/>
          <table:table-cell table:style-name="ce61" table:number-columns-repeated="2"/>
          <table:table-cell table:style-name="ce11"/>
          <table:table-cell table:style-name="ce61"/>
          <table:table-cell table:style-name="ce11" table:number-columns-repeated="2"/>
          <table:table-cell table:style-name="ce64" office:value-type="string" calcext:value-type="string">
            <text:p>Documenti di programmazione e rendicontazione</text:p>
          </table:table-cell>
          <table:table-cell table:style-name="ce11" table:number-columns-repeated="5"/>
          <table:table-cell table:style-name="ce64" office:value-type="string" calcext:value-type="string">
            <text:p>Tributi, finanze e contravvenzioni</text:p>
            <text:p/>
          </table:table-cell>
          <table:table-cell table:style-name="ce11"/>
          <table:table-cell table:style-name="ce73"/>
          <table:table-cell table:style-name="ce64"/>
          <table:table-cell table:style-name="ce11" table:number-columns-repeated="7"/>
          <table:table-cell/>
          <table:table-cell table:style-name="ce11" table:number-columns-repeated="8"/>
          <table:table-cell table:number-columns-repeated="990"/>
        </table:table-row>
        <table:table-row table:style-name="ro3">
          <table:table-cell table:style-name="ce56"/>
          <table:table-cell table:style-name="ce11"/>
          <table:table-cell table:style-name="ce61" table:number-columns-repeated="2"/>
          <table:table-cell table:style-name="ce11"/>
          <table:table-cell table:style-name="ce61"/>
          <table:table-cell table:style-name="ce11" table:number-columns-repeated="2"/>
          <table:table-cell table:style-name="ce64" office:value-type="string" calcext:value-type="string">
            <text:p>Dataset</text:p>
          </table:table-cell>
          <table:table-cell table:style-name="ce11" table:number-columns-repeated="5"/>
          <table:table-cell table:style-name="ce64" office:value-type="string" calcext:value-type="string">
            <text:p>Ambiente </text:p>
            <text:p/>
          </table:table-cell>
          <table:table-cell table:style-name="ce11"/>
          <table:table-cell table:style-name="ce71"/>
          <table:table-cell table:style-name="ce11" table:number-columns-repeated="8"/>
          <table:table-cell/>
          <table:table-cell table:style-name="ce11" table:number-columns-repeated="8"/>
          <table:table-cell table:number-columns-repeated="990"/>
        </table:table-row>
        <table:table-row table:style-name="ro3">
          <table:table-cell table:style-name="ce54"/>
          <table:table-cell table:style-name="ce11"/>
          <table:table-cell table:style-name="ce61" table:number-columns-repeated="7"/>
          <table:table-cell table:style-name="ce11" table:number-columns-repeated="5"/>
          <table:table-cell table:style-name="ce64" office:value-type="string" calcext:value-type="string">
            <text:p>Salute, benessere e assistenza </text:p>
            <text:p/>
          </table:table-cell>
          <table:table-cell table:style-name="ce11"/>
          <table:table-cell table:style-name="ce71"/>
          <table:table-cell table:style-name="ce61"/>
          <table:table-cell table:style-name="ce11" table:number-columns-repeated="7"/>
          <table:table-cell/>
          <table:table-cell table:style-name="ce11" table:number-columns-repeated="8"/>
          <table:table-cell table:number-columns-repeated="990"/>
        </table:table-row>
        <table:table-row table:style-name="ro3">
          <table:table-cell table:style-name="ce54"/>
          <table:table-cell table:style-name="ce11"/>
          <table:table-cell table:style-name="ce61" table:number-columns-repeated="7"/>
          <table:table-cell table:style-name="ce11" table:number-columns-repeated="5"/>
          <table:table-cell table:style-name="ce64" office:value-type="string" calcext:value-type="string">
            <text:p>Autorizzazioni </text:p>
          </table:table-cell>
          <table:table-cell table:style-name="ce11"/>
          <table:table-cell table:style-name="ce71"/>
          <table:table-cell table:style-name="ce61"/>
          <table:table-cell table:style-name="ce11" table:number-columns-repeated="7"/>
          <table:table-cell/>
          <table:table-cell table:style-name="ce11" table:number-columns-repeated="8"/>
          <table:table-cell table:number-columns-repeated="990"/>
        </table:table-row>
        <table:table-row table:style-name="ro3">
          <table:table-cell table:style-name="ce54"/>
          <table:table-cell table:style-name="ce11"/>
          <table:table-cell table:style-name="ce61" table:number-columns-repeated="7"/>
          <table:table-cell table:style-name="ce11" table:number-columns-repeated="5"/>
          <table:table-cell table:style-name="ce64" office:value-type="string" calcext:value-type="string">
            <text:p>Agricoltura e pesca</text:p>
          </table:table-cell>
          <table:table-cell table:style-name="ce11"/>
          <table:table-cell table:style-name="ce71"/>
          <table:table-cell table:style-name="ce61"/>
          <table:table-cell table:style-name="ce11" table:number-columns-repeated="7"/>
          <table:table-cell/>
          <table:table-cell table:style-name="ce11" table:number-columns-repeated="8"/>
          <table:table-cell table:number-columns-repeated="990"/>
        </table:table-row>
        <table:table-row table:style-name="ro3">
          <table:table-cell table:style-name="ce54"/>
          <table:table-cell table:style-name="ce11"/>
          <table:table-cell table:style-name="ce61" table:number-columns-repeated="7"/>
          <table:table-cell table:style-name="ce11" table:number-columns-repeated="5"/>
          <table:table-cell table:style-name="ce64"/>
          <table:table-cell table:style-name="ce11"/>
          <table:table-cell table:style-name="ce71"/>
          <table:table-cell table:style-name="ce61"/>
          <table:table-cell table:style-name="ce11" table:number-columns-repeated="7"/>
          <table:table-cell/>
          <table:table-cell table:style-name="ce11" table:number-columns-repeated="8"/>
          <table:table-cell table:number-columns-repeated="990"/>
        </table:table-row>
        <table:table-row table:style-name="ro3">
          <table:table-cell table:style-name="ce54" office:value-type="string" calcext:value-type="string">
            <text:p>4° livello (template di dettaglio) / Pagine di dettaglio - (Si tratta di un 3° livello nei casi in cui non siano presenti altre pagine di smistamento sotto al 2° livello, come nel caso di Uffici e Politici nella sezione Amministrazione)</text:p>
          </table:table-cell>
          <table:table-cell table:style-name="ce11"/>
          <table:table-cell table:style-name="ce61" office:value-type="string" calcext:value-type="string">
            <text:p>Giunta Comunale (struttura politica)</text:p>
          </table:table-cell>
          <table:table-cell table:style-name="ce61" office:value-type="string" calcext:value-type="string">
            <text:p>Area Ambiente</text:p>
          </table:table-cell>
          <table:table-cell table:style-name="ce61" office:value-type="string" calcext:value-type="string">
            <text:p>Ufficio Anagrafe</text:p>
          </table:table-cell>
          <table:table-cell table:style-name="ce61" office:value-type="string" calcext:value-type="string">
            <text:p>Ente A</text:p>
          </table:table-cell>
          <table:table-cell table:style-name="ce61" office:value-type="string" calcext:value-type="string">
            <text:p>Politico 1</text:p>
          </table:table-cell>
          <table:table-cell table:style-name="ce61" office:value-type="string" calcext:value-type="string">
            <text:p>Funzionario 1</text:p>
          </table:table-cell>
          <table:table-cell table:style-name="ce61" office:value-type="string" calcext:value-type="string">
            <text:p>Documento 1</text:p>
          </table:table-cell>
          <table:table-cell table:style-name="ce11"/>
          <table:table-cell table:style-name="ce61" office:value-type="string" calcext:value-type="string">
            <text:p>Notizia 1</text:p>
          </table:table-cell>
          <table:table-cell table:style-name="ce61" office:value-type="string" calcext:value-type="string">
            <text:p>Comunicato 1</text:p>
          </table:table-cell>
          <table:table-cell table:style-name="ce11" table:number-columns-repeated="2"/>
          <table:table-cell table:style-name="ce61" office:value-type="string" calcext:value-type="string">
            <text:p>Servizio 1</text:p>
          </table:table-cell>
          <table:table-cell table:style-name="ce11"/>
          <table:table-cell table:style-name="ce61" office:value-type="string" calcext:value-type="string">
            <text:p>Luogo 1</text:p>
          </table:table-cell>
          <table:table-cell table:style-name="ce61" office:value-type="string" calcext:value-type="string">
            <text:p>Evento 1</text:p>
          </table:table-cell>
          <table:table-cell table:style-name="ce11" table:number-columns-repeated="7"/>
          <table:table-cell/>
          <table:table-cell table:style-name="ce11" table:number-columns-repeated="8"/>
          <table:table-cell table:number-columns-repeated="990"/>
        </table:table-row>
        <table:table-row table:style-name="ro3">
          <table:table-cell table:style-name="ce56"/>
          <table:table-cell table:style-name="ce11"/>
          <table:table-cell table:style-name="ce61" office:value-type="string" calcext:value-type="string">
            <text:p>Consiglio Comunale (struttura politica)</text:p>
          </table:table-cell>
          <table:table-cell table:style-name="ce61" office:value-type="string" calcext:value-type="string">
            <text:p>Area Istruzione</text:p>
          </table:table-cell>
          <table:table-cell table:style-name="ce61" office:value-type="string" calcext:value-type="string">
            <text:p>Ufficio Tributi</text:p>
          </table:table-cell>
          <table:table-cell table:style-name="ce61" office:value-type="string" calcext:value-type="string">
            <text:p>Ente B</text:p>
          </table:table-cell>
          <table:table-cell table:style-name="ce61" office:value-type="string" calcext:value-type="string">
            <text:p>Politico 2</text:p>
          </table:table-cell>
          <table:table-cell table:style-name="ce61" office:value-type="string" calcext:value-type="string">
            <text:p>Funzionario 2</text:p>
          </table:table-cell>
          <table:table-cell table:style-name="ce61" office:value-type="string" calcext:value-type="string">
            <text:p>Documento 2</text:p>
          </table:table-cell>
          <table:table-cell table:style-name="ce11"/>
          <table:table-cell table:style-name="ce61" office:value-type="string" calcext:value-type="string">
            <text:p>Notizia 2</text:p>
          </table:table-cell>
          <table:table-cell table:style-name="ce61" office:value-type="string" calcext:value-type="string">
            <text:p>Comunicato 2</text:p>
          </table:table-cell>
          <table:table-cell table:style-name="ce11" table:number-columns-repeated="2"/>
          <table:table-cell table:style-name="ce61" office:value-type="string" calcext:value-type="string">
            <text:p>Servizio 2</text:p>
          </table:table-cell>
          <table:table-cell table:style-name="ce11"/>
          <table:table-cell table:style-name="ce61" office:value-type="string" calcext:value-type="string">
            <text:p>Luogo 2</text:p>
          </table:table-cell>
          <table:table-cell table:style-name="ce61" office:value-type="string" calcext:value-type="string">
            <text:p>Evento 2</text:p>
          </table:table-cell>
          <table:table-cell table:style-name="ce11" table:number-columns-repeated="7"/>
          <table:table-cell/>
          <table:table-cell table:style-name="ce11" table:number-columns-repeated="8"/>
          <table:table-cell table:number-columns-repeated="990"/>
        </table:table-row>
        <table:table-row table:style-name="ro3">
          <table:table-cell table:style-name="ce56"/>
          <table:table-cell table:style-name="ce11"/>
          <table:table-cell table:style-name="ce61" office:value-type="string" calcext:value-type="string">
            <text:p>Collegio dei revisori (struttura politica)</text:p>
          </table:table-cell>
          <table:table-cell table:style-name="ce61" office:value-type="string" calcext:value-type="string">
            <text:p>Area Tributi</text:p>
          </table:table-cell>
          <table:table-cell table:style-name="ce61" office:value-type="string" calcext:value-type="string">
            <text:p>Ufficio Polizia Locale</text:p>
          </table:table-cell>
          <table:table-cell table:style-name="ce61" office:value-type="string" calcext:value-type="string">
            <text:p>Fondazione C</text:p>
          </table:table-cell>
          <table:table-cell table:style-name="ce61" office:value-type="string" calcext:value-type="string">
            <text:p>Politico 3</text:p>
          </table:table-cell>
          <table:table-cell table:style-name="ce61" office:value-type="string" calcext:value-type="string">
            <text:p>Funzionario 3</text:p>
          </table:table-cell>
          <table:table-cell table:style-name="ce61" office:value-type="string" calcext:value-type="string">
            <text:p>Documento 3</text:p>
          </table:table-cell>
          <table:table-cell table:style-name="ce11"/>
          <table:table-cell table:style-name="ce61" office:value-type="string" calcext:value-type="string">
            <text:p>Notizia 3</text:p>
          </table:table-cell>
          <table:table-cell table:style-name="ce61" office:value-type="string" calcext:value-type="string">
            <text:p>Comunicato 3</text:p>
          </table:table-cell>
          <table:table-cell table:style-name="ce11" table:number-columns-repeated="2"/>
          <table:table-cell table:style-name="ce61" office:value-type="string" calcext:value-type="string">
            <text:p>Servizio 3</text:p>
          </table:table-cell>
          <table:table-cell table:style-name="ce11"/>
          <table:table-cell table:style-name="ce61" office:value-type="string" calcext:value-type="string">
            <text:p>Luogo 3</text:p>
          </table:table-cell>
          <table:table-cell table:style-name="ce61" office:value-type="string" calcext:value-type="string">
            <text:p>Evento 3</text:p>
          </table:table-cell>
          <table:table-cell table:style-name="ce11" table:number-columns-repeated="7"/>
          <table:table-cell/>
          <table:table-cell table:style-name="ce11" table:number-columns-repeated="8"/>
          <table:table-cell table:number-columns-repeated="990"/>
        </table:table-row>
        <table:table-row table:style-name="ro3">
          <table:table-cell table:style-name="ce56"/>
          <table:table-cell table:style-name="ce11"/>
          <table:table-cell table:number-columns-repeated="7" table:style-name="ce61" office:value-type="string" calcext:value-type="string">
            <text:p>....</text:p>
          </table:table-cell>
          <table:table-cell table:style-name="ce11"/>
          <table:table-cell table:number-columns-repeated="2" table:style-name="ce61" office:value-type="string" calcext:value-type="string">
            <text:p>....</text:p>
          </table:table-cell>
          <table:table-cell table:style-name="ce11" table:number-columns-repeated="2"/>
          <table:table-cell table:style-name="ce61" office:value-type="string" calcext:value-type="string">
            <text:p>....</text:p>
          </table:table-cell>
          <table:table-cell table:style-name="ce11"/>
          <table:table-cell table:number-columns-repeated="2" table:style-name="ce61" office:value-type="string" calcext:value-type="string">
            <text:p>....</text:p>
          </table:table-cell>
          <table:table-cell table:style-name="ce11" table:number-columns-repeated="7"/>
          <table:table-cell/>
          <table:table-cell table:style-name="ce11" table:number-columns-repeated="8"/>
          <table:table-cell table:number-columns-repeated="990"/>
        </table:table-row>
        <table:table-row table:style-name="ro3">
          <table:table-cell table:style-name="ce56"/>
          <table:table-cell table:style-name="ce11"/>
          <table:table-cell table:style-name="ce61" table:number-columns-repeated="3"/>
          <table:table-cell table:style-name="ce11" table:number-columns-repeated="9"/>
          <table:table-cell table:style-name="ce69"/>
          <table:table-cell table:style-name="ce11"/>
          <table:table-cell table:style-name="ce71"/>
          <table:table-cell table:style-name="ce11" table:number-columns-repeated="17"/>
          <table:table-cell table:number-columns-repeated="990"/>
        </table:table-row>
        <table:table-row table:style-name="ro3">
          <table:table-cell table:style-name="ce53" office:value-type="string" calcext:value-type="string">
            <text:p>Tipologie di contenuti (Content Type) di riferimento</text:p>
          </table:table-cell>
          <table:table-cell table:style-name="ce11"/>
          <table:table-cell table:style-name="ce62" office:value-type="string" calcext:value-type="string">
            <text:p><text:a xlink:href="#'Tipologia UNITÀ ORGANIZZATIVA'.A1" xlink:type="simple">Unità Organizzativa</text:a></text:p>
          </table:table-cell>
          <table:table-cell table:style-name="ce62" office:value-type="string" calcext:value-type="string">
            <text:p><text:a xlink:href="#'Tipologia UNITÀ ORGANIZZATIVA'.A1" xlink:type="simple">Unità Organizzativa</text:a></text:p>
          </table:table-cell>
          <table:table-cell table:style-name="ce62" office:value-type="string" calcext:value-type="string">
            <text:p><text:a xlink:href="#'Tipologia UNITÀ ORGANIZZATIVA'.A1" xlink:type="simple">Unità Organizzativa</text:a></text:p>
          </table:table-cell>
          <table:table-cell table:style-name="ce62" office:value-type="string" calcext:value-type="string">
            <text:p><text:a xlink:href="#'Tipologia UNITÀ ORGANIZZATIVA'.A1" xlink:type="simple">Unità Organizzativa</text:a></text:p>
          </table:table-cell>
          <table:table-cell table:style-name="ce62" office:value-type="string" calcext:value-type="string">
            <text:p><text:a xlink:href="#'Tipologia PERSONA PUBBLICA'.A1" xlink:type="simple">Persona</text:a></text:p>
          </table:table-cell>
          <table:table-cell table:style-name="ce62" office:value-type="string" calcext:value-type="string">
            <text:p><text:a xlink:href="#'Tipologia PERSONA PUBBLICA'.A1" xlink:type="simple">Persona</text:a></text:p>
          </table:table-cell>
          <table:table-cell table:style-name="ce62" office:value-type="string" calcext:value-type="string">
            <text:p><text:a xlink:href="#'Tipologia DOCUMENTO PUBBLICO'.A1" xlink:type="simple">Documento pubblico</text:a></text:p>
          </table:table-cell>
          <table:table-cell table:style-name="ce11"/>
          <table:table-cell table:style-name="ce62" office:value-type="string" calcext:value-type="string">
            <text:p><text:a xlink:href="#'Tipologia NOTIZIA'.A1" xlink:type="simple">Notizia</text:a></text:p>
          </table:table-cell>
          <table:table-cell table:style-name="ce62" office:value-type="string" calcext:value-type="string">
            <text:p><text:a xlink:href="#'Tipologia NOTIZIA'.A1" xlink:type="simple">Notizia</text:a></text:p>
          </table:table-cell>
          <table:table-cell table:style-name="ce11" table:number-columns-repeated="2"/>
          <table:table-cell table:style-name="ce62" office:value-type="string" calcext:value-type="string">
            <text:p><text:a xlink:href="#'Tipologia SERVIZIO'.A1" xlink:type="simple">Servizio</text:a></text:p>
          </table:table-cell>
          <table:table-cell table:style-name="ce11"/>
          <table:table-cell table:style-name="ce62" office:value-type="string" calcext:value-type="string">
            <text:p><text:a xlink:href="#'Tipologia LUOGO'.A1" xlink:type="simple">Luogo</text:a></text:p>
          </table:table-cell>
          <table:table-cell table:style-name="ce75" office:value-type="string" calcext:value-type="string">
            <text:p><text:a xlink:href="#'Tipologia EVENTO'.A1" xlink:type="simple">Evento</text:a></text:p>
          </table:table-cell>
          <table:table-cell table:style-name="ce61"/>
          <table:table-cell table:style-name="ce77" office:value-type="string" calcext:value-type="string">
            <text:p>Pagine argomenti</text:p>
          </table:table-cell>
          <table:table-cell/>
          <table:table-cell table:style-name="ce62" office:value-type="string" calcext:value-type="string">
            <text:p><text:a xlink:href="#'Tipologia PRATICA'.A1" xlink:type="simple">Pratica</text:a></text:p>
          </table:table-cell>
          <table:table-cell table:style-name="ce62" office:value-type="string" calcext:value-type="string">
            <text:p><text:a xlink:href="#'Tipologia PAGAMENTO'.A1" xlink:type="simple">Pagamento</text:a></text:p>
          </table:table-cell>
          <table:table-cell table:style-name="ce62" office:value-type="string" calcext:value-type="string">
            <text:p><text:a xlink:href="#'Tipologia DOCUMENTO PRIVATO'.A1" xlink:type="simple">Documento privato</text:a></text:p>
          </table:table-cell>
          <table:table-cell table:style-name="ce62" office:value-type="string" calcext:value-type="string">
            <text:p><text:a xlink:href="#'Tipologia MESSAGGIO'.A1" xlink:type="simple">Messaggio</text:a></text:p>
          </table:table-cell>
          <table:table-cell table:style-name="ce62" office:value-type="string" calcext:value-type="string">
            <text:p><text:a xlink:href="#'Tipologia MESSAGGIO'.A1" xlink:type="simple">Messaggio</text:a></text:p>
          </table:table-cell>
          <table:table-cell table:style-name="ce73"/>
          <table:table-cell table:number-columns-repeated="2"/>
          <table:table-cell table:style-name="ce11" table:number-columns-repeated="5"/>
          <table:table-cell table:number-columns-repeated="990"/>
        </table:table-row>
        <table:table-row table:style-name="ro3">
          <table:table-cell table:style-name="ce53"/>
          <table:table-cell table:style-name="ce11" table:number-columns-repeated="7"/>
          <table:table-cell table:style-name="ce16" office:value-type="string" calcext:value-type="string">
            <text:p><text:a xlink:href="#'Tipologia DATASET'.A1" xlink:type="simple">Dataset</text:a></text:p>
          </table:table-cell>
          <table:table-cell table:style-name="ce11" table:number-columns-repeated="5"/>
          <table:table-cell table:style-name="ce69"/>
          <table:table-cell table:style-name="ce11"/>
          <table:table-cell table:style-name="ce71"/>
          <table:table-cell table:style-name="ce11" table:number-columns-repeated="9"/>
          <table:table-cell table:style-name="ce78"/>
          <table:table-cell table:number-columns-repeated="2"/>
          <table:table-cell table:style-name="ce11" table:number-columns-repeated="5"/>
          <table:table-cell table:number-columns-repeated="990"/>
        </table:table-row>
        <table:table-row table:style-name="ro3">
          <table:table-cell table:style-name="ce53"/>
          <table:table-cell table:style-name="ce11" table:number-columns-repeated="13"/>
          <table:table-cell table:style-name="ce69"/>
          <table:table-cell table:style-name="ce11"/>
          <table:table-cell table:style-name="ce71"/>
          <table:table-cell table:style-name="ce11" table:number-columns-repeated="9"/>
          <table:table-cell table:style-name="ce78"/>
          <table:table-cell table:number-columns-repeated="2"/>
          <table:table-cell table:style-name="ce11" table:number-columns-repeated="5"/>
          <table:table-cell table:number-columns-repeated="990"/>
        </table:table-row>
        <table:table-row table:style-name="ro3">
          <table:table-cell table:style-name="ce53"/>
          <table:table-cell table:style-name="ce11" table:number-columns-repeated="13"/>
          <table:table-cell table:style-name="ce69"/>
          <table:table-cell table:style-name="ce11"/>
          <table:table-cell table:style-name="ce71"/>
          <table:table-cell table:style-name="ce11" table:number-columns-repeated="17"/>
          <table:table-cell table:number-columns-repeated="990"/>
        </table:table-row>
        <table:table-row table:style-name="ro3">
          <table:table-cell table:style-name="ce53"/>
          <table:table-cell table:style-name="ce11" table:number-columns-repeated="13"/>
          <table:table-cell table:style-name="ce69"/>
          <table:table-cell table:style-name="ce11"/>
          <table:table-cell table:style-name="ce71"/>
          <table:table-cell table:style-name="ce11" table:number-columns-repeated="17"/>
          <table:table-cell table:number-columns-repeated="990"/>
        </table:table-row>
        <table:table-row table:style-name="ro3">
          <table:table-cell table:style-name="ce53" office:value-type="string" calcext:value-type="string">
            <text:p>Breadcrumb d'esempio</text:p>
          </table:table-cell>
          <table:table-cell table:style-name="ce11"/>
          <table:table-cell table:style-name="ce63" office:value-type="string" calcext:value-type="string">
            <text:p><text:span text:style-name="T11">Comune Cagliari /Amministrazione / Organi di Governo /</text:span><text:span text:style-name="T12"> Consiglio Comunale</text:span></text:p>
          </table:table-cell>
          <table:table-cell table:style-name="ce63" office:value-type="string" calcext:value-type="string">
            <text:p><text:span text:style-name="T11">Comune Cagliari /Amministrazione / Aree amministrative /</text:span><text:span text:style-name="T12"> Area ambiente</text:span></text:p>
          </table:table-cell>
          <table:table-cell table:style-name="ce63" office:value-type="string" calcext:value-type="string">
            <text:p><text:span text:style-name="T11">Comune Cagliari /Amministrazione / Uffici / </text:span><text:span text:style-name="T12">Ufficio Tributi</text:span></text:p>
          </table:table-cell>
          <table:table-cell table:style-name="ce63" office:value-type="string" calcext:value-type="string">
            <text:p><text:span text:style-name="T11">Comune Cagliari /Amministrazione / Enti e Fondazioni / </text:span><text:span text:style-name="T12">Fondazione "Salvaguardia del mare"</text:span></text:p>
          </table:table-cell>
          <table:table-cell table:style-name="ce63" office:value-type="string" calcext:value-type="string">
            <text:p><text:span text:style-name="T11">Comune Cagliari /Amministrazione / Politici / </text:span><text:span text:style-name="T12">Mario Rossi </text:span></text:p>
          </table:table-cell>
          <table:table-cell table:style-name="ce63" office:value-type="string" calcext:value-type="string">
            <text:p><text:span text:style-name="T11">Comune Cagliari /Amministrazione / Personale amministrativo / </text:span><text:span text:style-name="T12">Giuseppe Verdi</text:span></text:p>
          </table:table-cell>
          <table:table-cell table:style-name="ce63" office:value-type="string" calcext:value-type="string">
            <text:p><text:span text:style-name="T11">Comune Cagliari / Amministrazione / Documenti e dati / Documenti albo pretorio / Atto amministrativo /  Decreto / </text:span><text:span text:style-name="T12">Decreto del Sindaco</text:span></text:p>
          </table:table-cell>
          <table:table-cell table:style-name="ce11"/>
          <table:table-cell table:style-name="ce63" office:value-type="string" calcext:value-type="string">
            <text:p><text:span text:style-name="T11">Comune Cagliari / Novità / Notizie / </text:span><text:span text:style-name="T12">Aperte le iscrizoni alla scuola primaria</text:span></text:p>
          </table:table-cell>
          <table:table-cell table:style-name="ce63" office:value-type="string" calcext:value-type="string">
            <text:p><text:span text:style-name="T11">Comune Cagliari / Novità / Comunicati / </text:span><text:span text:style-name="T12">Mario Rossi è il nuovo Sindaco</text:span></text:p>
          </table:table-cell>
          <table:table-cell table:style-name="ce11" table:number-columns-repeated="2"/>
          <table:table-cell table:style-name="ce63" office:value-type="string" calcext:value-type="string">
            <text:p><text:span text:style-name="T11">Comune Cagliari / Servizi / Anagrafe e stato civile / </text:span><text:span text:style-name="T12">Cambio di residenza</text:span></text:p>
          </table:table-cell>
          <table:table-cell table:style-name="ce11"/>
          <table:table-cell table:style-name="ce63" office:value-type="string" calcext:value-type="string">
            <text:p><text:span text:style-name="T11">Comune Cagliari / Vivere il comune / Eventi / Eventi sociali / </text:span><text:span text:style-name="T12">74esima Sagra di Santa Maria</text:span></text:p>
          </table:table-cell>
          <table:table-cell table:style-name="ce63" office:value-type="string" calcext:value-type="string">
            <text:p><text:span text:style-name="T11">Comune Cagliari / Vivere il comune / Luoghi / Centri per la cultura / </text:span><text:span text:style-name="T12">Biblioteca</text:span></text:p>
          </table:table-cell>
          <table:table-cell table:style-name="ce63"/>
          <table:table-cell table:style-name="ce63" office:value-type="string" calcext:value-type="string">
            <text:p><text:span text:style-name="T11">Comune Cagliari / Argomenti / Argomento 1 / </text:span><text:span text:style-name="T12">Sito tematico argomento 1</text:span></text:p>
          </table:table-cell>
          <table:table-cell/>
          <table:table-cell table:style-name="ce63" office:value-type="string" calcext:value-type="string">
            <text:p><text:span text:style-name="T11">Comune Cagliari / Area personale / Le mie pratiche / </text:span><text:span text:style-name="T12">Pratica 1</text:span></text:p>
          </table:table-cell>
          <table:table-cell table:style-name="ce63" office:value-type="string" calcext:value-type="string">
            <text:p><text:span text:style-name="T11">Comune Cagliari / Area personale / I miei pagamenti / </text:span><text:span text:style-name="T12">Pagamento 1</text:span></text:p>
          </table:table-cell>
          <table:table-cell table:style-name="ce63" office:value-type="string" calcext:value-type="string">
            <text:p><text:span text:style-name="T11">Comune Cagliari / Area personale / I miei documenti / </text:span><text:span text:style-name="T12">Documento 1</text:span></text:p>
          </table:table-cell>
          <table:table-cell table:style-name="ce63" office:value-type="string" calcext:value-type="string">
            <text:p><text:span text:style-name="T11">Comune Cagliari / Area personale / Messaggi / </text:span><text:span text:style-name="T12">Messaggio 1</text:span></text:p>
          </table:table-cell>
          <table:table-cell table:style-name="ce63" office:value-type="string" calcext:value-type="string">
            <text:p><text:span text:style-name="T11">Comune Cagliari / Area personale / Messaggi / </text:span><text:span text:style-name="T12">Messaggio di scadenza 1</text:span></text:p>
          </table:table-cell>
          <table:table-cell table:style-name="ce11" table:number-columns-repeated="8"/>
          <table:table-cell table:number-columns-repeated="990"/>
        </table:table-row>
        <table:table-row table:style-name="ro3" table:number-rows-repeated="3">
          <table:table-cell table:style-name="ce11" table:number-columns-repeated="16"/>
          <table:table-cell table:style-name="ce71"/>
          <table:table-cell table:style-name="ce11" table:number-columns-repeated="17"/>
          <table:table-cell table:number-columns-repeated="990"/>
        </table:table-row>
        <table:table-row table:style-name="ro3" table:number-rows-repeated="966">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Tipologia PUNTO DI CONTATTO" table:style-name="ta5">
        <table:table-column table:style-name="co26" table:default-cell-style-name="Default"/>
        <table:table-column table:style-name="co27" table:default-cell-style-name="Default"/>
        <table:table-column table:style-name="co18"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4" table:number-columns-repeated="1017" table:default-cell-style-name="Default"/>
        <table:table-row table:style-name="ro9">
          <table:table-cell table:style-name="ce83" office:value-type="string" calcext:value-type="string" table:number-columns-spanned="7" table:number-rows-spanned="1">
            <text:p><text:span text:style-name="T15">Tipologia: </text:span><text:span text:style-name="T16">PUNTO DI CONTATTO</text:span></text:p>
          </table:table-cell>
          <table:covered-table-cell table:number-columns-repeated="5" table:style-name="ce87"/>
          <table:covered-table-cell table:style-name="ce96"/>
          <table:table-cell table:number-columns-repeated="1017"/>
        </table:table-row>
        <table:table-row table:style-name="ro3">
          <table:table-cell table:style-name="ce84" office:value-type="string" calcext:value-type="string" table:number-columns-spanned="7" table:number-rows-spanned="1">
            <text:p>Questa Tipologia descrive la struttura di un punto di contatto, che può essere fisico, virtuale o digitale.</text:p>
            <text:p>Nota: altre Tipologia come luogi, unità organizzative o persone possono avere n punti di contatto</text:p>
          </table:table-cell>
          <table:covered-table-cell table:number-columns-repeated="5"/>
          <table:covered-table-cell table:style-name="ce97"/>
          <table:table-cell table:number-columns-repeated="1017"/>
        </table:table-row>
        <table:table-row table:style-name="ro3">
          <table:table-cell table:style-name="ce85" office:value-type="string" calcext:value-type="string">
            <text:p>Elemento</text:p>
          </table:table-cell>
          <table:table-cell table:style-name="ce85" office:value-type="string" calcext:value-type="string">
            <text:p>Descrizione</text:p>
          </table:table-cell>
          <table:table-cell table:style-name="ce85" office:value-type="string" calcext:value-type="string">
            <text:p>Valore obbligatorio?</text:p>
          </table:table-cell>
          <table:table-cell table:style-name="ce90" office:value-type="string" calcext:value-type="string">
            <text:p>Tipo di slot (dati o relazioni)</text:p>
          </table:table-cell>
          <table:table-cell table:style-name="ce90" office:value-type="string" calcext:value-type="string">
            <text:p>Tassonomia di riferimento</text:p>
          </table:table-cell>
          <table:table-cell table:style-name="ce90" office:value-type="string" calcext:value-type="string">
            <text:p>Relazione con Tipologia</text:p>
          </table:table-cell>
          <table:table-cell table:style-name="ce90" office:value-type="string" calcext:value-type="string">
            <text:p>Cardinalità</text:p>
          </table:table-cell>
          <table:table-cell table:number-columns-repeated="1017"/>
        </table:table-row>
        <table:table-row table:style-name="ro3">
          <table:table-cell table:style-name="ce86" office:value-type="string" calcext:value-type="string">
            <text:p>Titolo punto di contatto</text:p>
          </table:table-cell>
          <table:table-cell table:style-name="ce88" office:value-type="string" calcext:value-type="string">
            <text:p>La label del punto di contatto (Telefono, Email etc)</text:p>
            <text:p>Nota: serve?</text:p>
          </table:table-cell>
          <table:table-cell table:style-name="ce89" table:content-validation-name="val1" office:value-type="string" calcext:value-type="string">
            <text:p>Sì</text:p>
          </table:table-cell>
          <table:table-cell table:style-name="ce91" table:content-validation-name="val2" office:value-type="string" calcext:value-type="string">
            <text:p>Testo breve (max. 255 char)</text:p>
          </table:table-cell>
          <table:table-cell table:style-name="ce92" table:content-validation-name="val3"/>
          <table:table-cell table:style-name="ce94" table:content-validation-name="val4"/>
          <table:table-cell table:style-name="ce98" table:content-validation-name="val5"/>
          <table:table-cell table:number-columns-repeated="1017"/>
        </table:table-row>
        <table:table-row table:style-name="ro3">
          <table:table-cell table:style-name="ce86" office:value-type="string" calcext:value-type="string">
            <text:p>Tipo punto di contatto</text:p>
          </table:table-cell>
          <table:table-cell table:style-name="ce88" office:value-type="string" calcext:value-type="string">
            <text:p>Un punto di contatto può avere tipi diversi, secondo una tassonomia definita</text:p>
          </table:table-cell>
          <table:table-cell table:style-name="ce89" table:content-validation-name="val1" office:value-type="string" calcext:value-type="string">
            <text:p>Sì</text:p>
          </table:table-cell>
          <table:table-cell table:style-name="ce91" table:content-validation-name="val2" office:value-type="string" calcext:value-type="string">
            <text:p>Tassonomia</text:p>
          </table:table-cell>
          <table:table-cell table:style-name="ce93" table:content-validation-name="val3" office:value-type="string" calcext:value-type="string">
            <text:p>Tipi punto di contatto</text:p>
          </table:table-cell>
          <table:table-cell table:style-name="ce94" table:content-validation-name="val4"/>
          <table:table-cell table:style-name="ce98" table:content-validation-name="val5"/>
          <table:table-cell table:number-columns-repeated="1017"/>
        </table:table-row>
        <table:table-row table:style-name="ro3">
          <table:table-cell table:style-name="ce86" office:value-type="string" calcext:value-type="string">
            <text:p>Valore punto di contatto</text:p>
          </table:table-cell>
          <table:table-cell table:style-name="ce88" office:value-type="string" calcext:value-type="string">
            <text:p>Il valore del punto di contatto: il numero compreso di prefisso internazionale (se telefono), l'account (se social network), l'URL (se sito o pagina web), l'indirizzo email (se email)</text:p>
          </table:table-cell>
          <table:table-cell table:style-name="ce89" table:content-validation-name="val1" office:value-type="string" calcext:value-type="string">
            <text:p>Sì</text:p>
          </table:table-cell>
          <table:table-cell table:style-name="ce91" table:content-validation-name="val2" office:value-type="string" calcext:value-type="string">
            <text:p>Testo breve (max. 255 char)</text:p>
          </table:table-cell>
          <table:table-cell table:style-name="ce93" table:content-validation-name="val3"/>
          <table:table-cell table:style-name="ce95" table:content-validation-name="val4"/>
          <table:table-cell table:style-name="ce98" table:content-validation-name="val5" office:value-type="string" calcext:value-type="string">
            <text:p>0...n</text:p>
          </table:table-cell>
          <table:table-cell table:number-columns-repeated="1017"/>
        </table:table-row>
        <table:table-row table:style-name="ro3">
          <table:table-cell table:style-name="ce86" office:value-type="string" calcext:value-type="string">
            <text:p>Persona</text:p>
          </table:table-cell>
          <table:table-cell table:style-name="ce88" office:value-type="string" calcext:value-type="string">
            <text:p>Se una persona è un punto di contatto di un'altra Tipologia</text:p>
          </table:table-cell>
          <table:table-cell table:style-name="ce89" table:content-validation-name="val1" office:value-type="string" calcext:value-type="string">
            <text:p>No</text:p>
          </table:table-cell>
          <table:table-cell table:style-name="ce91" table:content-validation-name="val2" office:value-type="string" calcext:value-type="string">
            <text:p>Relazione con Tipologia</text:p>
          </table:table-cell>
          <table:table-cell table:style-name="ce92" table:content-validation-name="val3"/>
          <table:table-cell table:style-name="ce95" table:content-validation-name="val4" office:value-type="string" calcext:value-type="string">
            <text:p>Persona pubblica</text:p>
          </table:table-cell>
          <table:table-cell table:style-name="ce98" table:content-validation-name="val5" office:value-type="string" calcext:value-type="string">
            <text:p>0...1</text:p>
          </table:table-cell>
          <table:table-cell table:number-columns-repeated="1017"/>
        </table:table-row>
        <table:table-row table:style-name="ro3" table:number-rows-repeated="993">
          <table:table-cell table:number-columns-repeated="1024"/>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Tipologia PUNTO DI CONTATTO'.A4:'Tipologia PUNTO DI CONTATTO'.G7">
            <calcext:condition calcext:apply-style-name="ConditionalStyle_1" calcext:value="formula-is([.$C4]=&quot;Sì&quot;)" calcext:base-cell-address="'Tipologia PUNTO DI CONTATTO'.A4"/>
          </calcext:conditional-format>
        </calcext:conditional-formats>
      </table:table>
      <table:table table:name="Tipologia UNITÀ ORGANIZZATIVA" table:style-name="ta6">
        <table:table-column table:style-name="co32" table:default-cell-style-name="Default"/>
        <table:table-column table:style-name="co33" table:default-cell-style-name="Default"/>
        <table:table-column table:style-name="co18"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4" table:number-columns-repeated="1017" table:default-cell-style-name="Default"/>
        <table:table-row table:style-name="ro10">
          <table:table-cell table:style-name="ce83" office:value-type="string" calcext:value-type="string" table:number-columns-spanned="7" table:number-rows-spanned="1">
            <text:p><text:span text:style-name="T17">Tipologia: </text:span><text:span text:style-name="T18">UNITÀ ORGANIZZATIVA</text:span><text:span text:style-name="T19"> di un Comune</text:span></text:p>
          </table:table-cell>
          <table:covered-table-cell table:number-columns-repeated="5" table:style-name="ce87"/>
          <table:covered-table-cell table:style-name="ce96"/>
          <table:table-cell table:number-columns-repeated="1017"/>
        </table:table-row>
        <table:table-row table:style-name="ro3">
          <table:table-cell table:style-name="ce84" office:value-type="string" calcext:value-type="string" table:number-columns-spanned="7" table:number-rows-spanned="1">
            <text:p>Questa Tipologia descrive la struttura di un'organizzazione comunale funzionale alla creazione di contenuti come uffici o altre unità organizzative (content type "organizzazione"). </text:p>
            <text:p>Normalmente le strutture comunali si suddividono in organizzazioni politiche (giunta, consiglio comunale, collegio dei revisori, etc.), organizzazioni amministrative (uffici e/o aree) e altri tipi di organizzazioni (enti, fondazioni, musei, centri culturali, biblioteche, scuole comunali, etc.)</text:p>
          </table:table-cell>
          <table:covered-table-cell table:number-columns-repeated="5"/>
          <table:covered-table-cell table:style-name="ce97"/>
          <table:table-cell table:number-columns-repeated="1017"/>
        </table:table-row>
        <table:table-row table:style-name="ro3">
          <table:table-cell table:style-name="ce85" office:value-type="string" calcext:value-type="string">
            <text:p>Elemento</text:p>
          </table:table-cell>
          <table:table-cell table:style-name="ce85" office:value-type="string" calcext:value-type="string">
            <text:p>Descrizione</text:p>
          </table:table-cell>
          <table:table-cell table:style-name="ce85" office:value-type="string" calcext:value-type="string">
            <text:p>Valore obbligatorio?</text:p>
          </table:table-cell>
          <table:table-cell table:style-name="ce90" office:value-type="string" calcext:value-type="string">
            <text:p>Tipo di slot (dati o relazioni)</text:p>
          </table:table-cell>
          <table:table-cell table:style-name="ce90" office:value-type="string" calcext:value-type="string">
            <text:p>Tassonomia di riferimento</text:p>
          </table:table-cell>
          <table:table-cell table:style-name="ce90" office:value-type="string" calcext:value-type="string">
            <text:p>Relazione con Tipologia</text:p>
          </table:table-cell>
          <table:table-cell table:style-name="ce90" office:value-type="string" calcext:value-type="string">
            <text:p>Cardinalità</text:p>
          </table:table-cell>
          <table:table-cell table:number-columns-repeated="1017"/>
        </table:table-row>
        <table:table-row table:style-name="ro3">
          <table:table-cell table:style-name="ce99" office:value-type="string" calcext:value-type="string">
            <text:p>Nome dell'unità organizzativa (titolo)</text:p>
          </table:table-cell>
          <table:table-cell table:style-name="ce100" office:value-type="string" calcext:value-type="string">
            <text:p>Titolo della struttura (può essere una struttura amministrativa (e quindi un'area o un ufficio), oppure una struttura politica (la giunta comunale, il consiglio comunale, una commissione o altro) oppure una struttura che non rientra nelle precedenti (una biblioteca, un museo, etc...)</text:p>
          </table:table-cell>
          <table:table-cell table:style-name="ce103" table:content-validation-name="val6" office:value-type="string" calcext:value-type="string">
            <text:p>Sì</text:p>
          </table:table-cell>
          <table:table-cell table:style-name="ce104" table:content-validation-name="val7" office:value-type="string" calcext:value-type="string">
            <text:p>Testo breve (max. 255 char)</text:p>
          </table:table-cell>
          <table:table-cell table:style-name="ce105" table:content-validation-name="val8"/>
          <table:table-cell table:style-name="ce107" table:content-validation-name="val9"/>
          <table:table-cell table:style-name="ce109" table:content-validation-name="val10"/>
          <table:table-cell table:number-columns-repeated="1017"/>
        </table:table-row>
        <table:table-row table:style-name="ro3">
          <table:table-cell table:style-name="ce99" office:value-type="string" calcext:value-type="string">
            <text:p>Argomenti</text:p>
          </table:table-cell>
          <table:table-cell table:style-name="ce101" office:value-type="string" calcext:value-type="string">
            <text:p>Argomenti di cui si occupa</text:p>
          </table:table-cell>
          <table:table-cell table:style-name="ce103" table:content-validation-name="val6" office:value-type="string" calcext:value-type="string">
            <text:p>No</text:p>
          </table:table-cell>
          <table:table-cell table:style-name="ce104" table:content-validation-name="val7" office:value-type="string" calcext:value-type="string">
            <text:p>Tassonomia</text:p>
          </table:table-cell>
          <table:table-cell table:style-name="ce106" table:content-validation-name="val8" office:value-type="string" calcext:value-type="string">
            <text:p><text:a xlink:href="#'Tassonomia ARGOMENTI'.A1" xlink:type="simple">Argomenti</text:a></text:p>
          </table:table-cell>
          <table:table-cell table:style-name="ce108" table:content-validation-name="val9"/>
          <table:table-cell table:style-name="ce109" table:content-validation-name="val10" office:value-type="string" calcext:value-type="string">
            <text:p>0...n</text:p>
          </table:table-cell>
          <table:table-cell table:number-columns-repeated="1017"/>
        </table:table-row>
        <table:table-row table:style-name="ro3">
          <table:table-cell table:style-name="ce99" office:value-type="string" calcext:value-type="string">
            <text:p>Descrizione breve (abstract)</text:p>
          </table:table-cell>
          <table:table-cell table:style-name="ce102" office:value-type="string" calcext:value-type="string">
            <text:p>Descrizione sintetica (inferiore ai 255 caratteri) della struttura</text:p>
          </table:table-cell>
          <table:table-cell table:style-name="ce103" table:content-validation-name="val6" office:value-type="string" calcext:value-type="string">
            <text:p>Sì</text:p>
          </table:table-cell>
          <table:table-cell table:style-name="ce104" table:content-validation-name="val7" office:value-type="string" calcext:value-type="string">
            <text:p>Testo breve (max. 255 char)</text:p>
          </table:table-cell>
          <table:table-cell table:style-name="ce105" table:content-validation-name="val8"/>
          <table:table-cell table:style-name="ce107" table:content-validation-name="val9"/>
          <table:table-cell table:style-name="ce109" table:content-validation-name="val10"/>
          <table:table-cell table:number-columns-repeated="1017"/>
        </table:table-row>
        <table:table-row table:style-name="ro3">
          <table:table-cell table:style-name="ce99" office:value-type="string" calcext:value-type="string">
            <text:p>Immagine</text:p>
          </table:table-cell>
          <table:table-cell table:style-name="ce100" office:value-type="string" calcext:value-type="string">
            <text:p>Immagine principale e rappresentativa della struttura</text:p>
          </table:table-cell>
          <table:table-cell table:style-name="ce103" table:content-validation-name="val6" office:value-type="string" calcext:value-type="string">
            <text:p>No</text:p>
          </table:table-cell>
          <table:table-cell table:style-name="ce104" table:content-validation-name="val7" office:value-type="string" calcext:value-type="string">
            <text:p>File (blob)</text:p>
          </table:table-cell>
          <table:table-cell table:style-name="ce105" table:content-validation-name="val8"/>
          <table:table-cell table:style-name="ce107" table:content-validation-name="val9"/>
          <table:table-cell table:style-name="ce109" table:content-validation-name="val10"/>
          <table:table-cell table:number-columns-repeated="1017"/>
        </table:table-row>
        <table:table-row table:style-name="ro3">
          <table:table-cell table:style-name="ce99" office:value-type="string" calcext:value-type="string">
            <text:p>Competenze</text:p>
          </table:table-cell>
          <table:table-cell table:style-name="ce100" office:value-type="string" calcext:value-type="string">
            <text:p>Elenco/descrizione dei compiti assegnati alla struttura</text:p>
          </table:table-cell>
          <table:table-cell table:style-name="ce103" table:content-validation-name="val6" office:value-type="string" calcext:value-type="string">
            <text:p>Sì</text:p>
          </table:table-cell>
          <table:table-cell table:style-name="ce104" table:content-validation-name="val7" office:value-type="string" calcext:value-type="string">
            <text:p>Testo lungo (rich text)</text:p>
          </table:table-cell>
          <table:table-cell table:style-name="ce105" table:content-validation-name="val8"/>
          <table:table-cell table:style-name="ce107" table:content-validation-name="val9"/>
          <table:table-cell table:style-name="ce109" table:content-validation-name="val10"/>
          <table:table-cell table:number-columns-repeated="1017"/>
        </table:table-row>
        <table:table-row table:style-name="ro3">
          <table:table-cell table:style-name="ce99" office:value-type="string" calcext:value-type="string">
            <text:p>Unità organizzativa genitore</text:p>
          </table:table-cell>
          <table:table-cell table:style-name="ce100" office:value-type="string" calcext:value-type="string">
            <text:p>Se la struttura fa parte di un'Area o altre macro unità, va inserita la struttura principale. </text:p>
          </table:table-cell>
          <table:table-cell table:style-name="ce103" table:content-validation-name="val6" office:value-type="string" calcext:value-type="string">
            <text:p>No</text:p>
          </table:table-cell>
          <table:table-cell table:style-name="ce104" table:content-validation-name="val7" office:value-type="string" calcext:value-type="string">
            <text:p>Relazione con Tipologia</text:p>
          </table:table-cell>
          <table:table-cell table:style-name="ce105" table:content-validation-name="val8"/>
          <table:table-cell table:style-name="ce108" table:content-validation-name="val9" office:value-type="string" calcext:value-type="string">
            <text:p><text:a xlink:href="#'Tipologia UNITÀ ORGANIZZATIVA'.A1" xlink:type="simple">Unità Organizzativa</text:a></text:p>
          </table:table-cell>
          <table:table-cell table:style-name="ce109" table:content-validation-name="val10" office:value-type="string" calcext:value-type="string">
            <text:p>0...n</text:p>
          </table:table-cell>
          <table:table-cell table:number-columns-repeated="1017"/>
        </table:table-row>
        <table:table-row table:style-name="ro3">
          <table:table-cell table:style-name="ce99" office:value-type="string" calcext:value-type="string">
            <text:p>Responsabile</text:p>
          </table:table-cell>
          <table:table-cell table:style-name="ce100" office:value-type="string" calcext:value-type="string">
            <text:p>Link alla scheda della persona responsabile della struttura (tipicamente una persona politica o un funzionario amministrativo se la struttura è di tipo politico o amministrativo)</text:p>
          </table:table-cell>
          <table:table-cell table:style-name="ce103" table:content-validation-name="val6" office:value-type="string" calcext:value-type="string">
            <text:p>No</text:p>
          </table:table-cell>
          <table:table-cell table:style-name="ce104" table:content-validation-name="val7" office:value-type="string" calcext:value-type="string">
            <text:p>Relazione con Tipologia</text:p>
          </table:table-cell>
          <table:table-cell table:style-name="ce105" table:content-validation-name="val8"/>
          <table:table-cell table:style-name="ce108" table:content-validation-name="val9" office:value-type="string" calcext:value-type="string">
            <text:p>Persona pubblica</text:p>
          </table:table-cell>
          <table:table-cell table:style-name="ce109" table:content-validation-name="val10" office:value-type="string" calcext:value-type="string">
            <text:p>0...n</text:p>
          </table:table-cell>
          <table:table-cell table:number-columns-repeated="1017"/>
        </table:table-row>
        <table:table-row table:style-name="ro3">
          <table:table-cell table:style-name="ce99" office:value-type="string" calcext:value-type="string">
            <text:p>Tipo di organizzazione</text:p>
          </table:table-cell>
          <table:table-cell table:style-name="ce100" office:value-type="string" calcext:value-type="string">
            <text:p>La tipologia di organizzazione secondo la tassonomia prevista</text:p>
          </table:table-cell>
          <table:table-cell table:style-name="ce103" table:content-validation-name="val6" office:value-type="string" calcext:value-type="string">
            <text:p>Sì</text:p>
          </table:table-cell>
          <table:table-cell table:style-name="ce104" table:content-validation-name="val7" office:value-type="string" calcext:value-type="string">
            <text:p>Tassonomia</text:p>
          </table:table-cell>
          <table:table-cell table:style-name="ce106" table:content-validation-name="val8" office:value-type="string" calcext:value-type="string">
            <text:p><text:a xlink:href="#'Tassonomia Tipi di UNITÀ ORGANI'.A1" xlink:type="simple">Tipi di unità organizzativa</text:a></text:p>
          </table:table-cell>
          <table:table-cell table:style-name="ce108" table:content-validation-name="val9"/>
          <table:table-cell table:style-name="ce109" table:content-validation-name="val10" office:value-type="string" calcext:value-type="string">
            <text:p>1...1</text:p>
          </table:table-cell>
          <table:table-cell table:number-columns-repeated="1017"/>
        </table:table-row>
        <table:table-row table:style-name="ro3">
          <table:table-cell table:style-name="ce99" office:value-type="string" calcext:value-type="string">
            <text:p>Assessore di riferimento</text:p>
          </table:table-cell>
          <table:table-cell table:style-name="ce100" office:value-type="string" calcext:value-type="string">
            <text:p>L'assessore di riferimento della struttura, se esiste e se diverso dal responsabile</text:p>
          </table:table-cell>
          <table:table-cell table:style-name="ce103" table:content-validation-name="val6" office:value-type="string" calcext:value-type="string">
            <text:p>No</text:p>
          </table:table-cell>
          <table:table-cell table:style-name="ce104" table:content-validation-name="val7" office:value-type="string" calcext:value-type="string">
            <text:p>Relazione con Tipologia</text:p>
          </table:table-cell>
          <table:table-cell table:style-name="ce105" table:content-validation-name="val8"/>
          <table:table-cell table:style-name="ce108" table:content-validation-name="val9" office:value-type="string" calcext:value-type="string">
            <text:p>Persona pubblica</text:p>
          </table:table-cell>
          <table:table-cell table:style-name="ce109" table:content-validation-name="val10" office:value-type="string" calcext:value-type="string">
            <text:p>0...1</text:p>
          </table:table-cell>
          <table:table-cell table:number-columns-repeated="1017"/>
        </table:table-row>
        <table:table-row table:style-name="ro3">
          <table:table-cell table:style-name="ce99" office:value-type="string" calcext:value-type="string">
            <text:p>Persone</text:p>
          </table:table-cell>
          <table:table-cell table:style-name="ce100" office:value-type="string" calcext:value-type="string">
            <text:p>Un link alla scheda persona per ciascuno dei componenti della struttura (ad es. lista assessori se la struttura è politica, lista funzionari se la struttura è amministrativa, e così via...)</text:p>
          </table:table-cell>
          <table:table-cell table:style-name="ce103" table:content-validation-name="val6" office:value-type="string" calcext:value-type="string">
            <text:p>Sì</text:p>
          </table:table-cell>
          <table:table-cell table:style-name="ce104" table:content-validation-name="val7" office:value-type="string" calcext:value-type="string">
            <text:p>Relazione con Tipologia</text:p>
          </table:table-cell>
          <table:table-cell table:style-name="ce105" table:content-validation-name="val8"/>
          <table:table-cell table:style-name="ce108" table:content-validation-name="val9" office:value-type="string" calcext:value-type="string">
            <text:p>Persona pubblica</text:p>
          </table:table-cell>
          <table:table-cell table:style-name="ce109" table:content-validation-name="val10" office:value-type="string" calcext:value-type="string">
            <text:p>1...n</text:p>
          </table:table-cell>
          <table:table-cell table:number-columns-repeated="1017"/>
        </table:table-row>
        <table:table-row table:style-name="ro3">
          <table:table-cell table:style-name="ce99" office:value-type="string" calcext:value-type="string">
            <text:p>Servizi offerti</text:p>
          </table:table-cell>
          <table:table-cell table:style-name="ce100" office:value-type="string" calcext:value-type="string">
            <text:p>Relazione con i servizi offerti dalla struttura. Obbligatorio se la pagina è un ufficio.</text:p>
          </table:table-cell>
          <table:table-cell table:style-name="ce103" table:content-validation-name="val6" office:value-type="string" calcext:value-type="string">
            <text:p>No</text:p>
          </table:table-cell>
          <table:table-cell table:style-name="ce104" table:content-validation-name="val7" office:value-type="string" calcext:value-type="string">
            <text:p>Relazione con Tipologia</text:p>
          </table:table-cell>
          <table:table-cell table:style-name="ce105" table:content-validation-name="val8"/>
          <table:table-cell table:style-name="ce108" table:content-validation-name="val9" office:value-type="string" calcext:value-type="string">
            <text:p><text:a xlink:href="#null.A1" xlink:type="simple">Servizio</text:a></text:p>
          </table:table-cell>
          <table:table-cell table:style-name="ce109" table:content-validation-name="val10" office:value-type="string" calcext:value-type="string">
            <text:p>0...n</text:p>
          </table:table-cell>
          <table:table-cell table:number-columns-repeated="1017"/>
        </table:table-row>
        <table:table-row table:style-name="ro3">
          <table:table-cell table:style-name="ce99" office:value-type="string" calcext:value-type="string">
            <text:p>Sede principale</text:p>
          </table:table-cell>
          <table:table-cell table:style-name="ce100" office:value-type="string" calcext:value-type="string">
            <text:p>Relazione con un luogo (sede fisica principale)</text:p>
          </table:table-cell>
          <table:table-cell table:style-name="ce103" table:content-validation-name="val6" office:value-type="string" calcext:value-type="string">
            <text:p>Sì</text:p>
          </table:table-cell>
          <table:table-cell table:style-name="ce104" table:content-validation-name="val7" office:value-type="string" calcext:value-type="string">
            <text:p>Relazione con Tipologia</text:p>
          </table:table-cell>
          <table:table-cell table:style-name="ce105" table:content-validation-name="val8"/>
          <table:table-cell table:style-name="ce108" table:content-validation-name="val9" office:value-type="string" calcext:value-type="string">
            <text:p><text:a xlink:href="#'Tipologia LUOGO'.A1" xlink:type="simple">Luogo</text:a></text:p>
          </table:table-cell>
          <table:table-cell table:style-name="ce109" table:content-validation-name="val10" office:value-type="string" calcext:value-type="string">
            <text:p>1...1</text:p>
          </table:table-cell>
          <table:table-cell table:number-columns-repeated="1017"/>
        </table:table-row>
        <table:table-row table:style-name="ro3">
          <table:table-cell table:style-name="ce99" office:value-type="string" calcext:value-type="string">
            <text:p>Altre sedi</text:p>
          </table:table-cell>
          <table:table-cell table:style-name="ce100" office:value-type="string" calcext:value-type="string">
            <text:p>Relazioni con eventuali altri luoghi che sono definibili come sedi</text:p>
          </table:table-cell>
          <table:table-cell table:style-name="ce103" table:content-validation-name="val6" office:value-type="string" calcext:value-type="string">
            <text:p>No</text:p>
          </table:table-cell>
          <table:table-cell table:style-name="ce104" table:content-validation-name="val7" office:value-type="string" calcext:value-type="string">
            <text:p>Relazione con Tipologia</text:p>
          </table:table-cell>
          <table:table-cell table:style-name="ce105" table:content-validation-name="val8"/>
          <table:table-cell table:style-name="ce108" table:content-validation-name="val9" office:value-type="string" calcext:value-type="string">
            <text:p><text:a xlink:href="#'Tipologia LUOGO'.A1" xlink:type="simple">Luogo</text:a></text:p>
          </table:table-cell>
          <table:table-cell table:style-name="ce109" table:content-validation-name="val10" office:value-type="string" calcext:value-type="string">
            <text:p>0...n</text:p>
          </table:table-cell>
          <table:table-cell table:number-columns-repeated="1017"/>
        </table:table-row>
        <table:table-row table:style-name="ro3">
          <table:table-cell table:style-name="ce99" office:value-type="string" calcext:value-type="string">
            <text:p>Contatti</text:p>
          </table:table-cell>
          <table:table-cell table:style-name="ce100" office:value-type="string" calcext:value-type="string">
            <text:p>Eventuali contatti dell'unità organizzativa</text:p>
          </table:table-cell>
          <table:table-cell table:style-name="ce103" table:content-validation-name="val6" office:value-type="string" calcext:value-type="string">
            <text:p>Sì</text:p>
          </table:table-cell>
          <table:table-cell table:style-name="ce104" table:content-validation-name="val7" office:value-type="string" calcext:value-type="string">
            <text:p>Relazione con Tipologia</text:p>
          </table:table-cell>
          <table:table-cell table:style-name="ce105" table:content-validation-name="val8"/>
          <table:table-cell table:style-name="ce108" table:content-validation-name="val9" office:value-type="string" calcext:value-type="string">
            <text:p>Punto di contatto</text:p>
          </table:table-cell>
          <table:table-cell table:style-name="ce109" table:content-validation-name="val10" office:value-type="string" calcext:value-type="string">
            <text:p>1...n</text:p>
          </table:table-cell>
          <table:table-cell table:number-columns-repeated="1017"/>
        </table:table-row>
        <table:table-row table:style-name="ro3">
          <table:table-cell table:style-name="ce99" office:value-type="string" calcext:value-type="string">
            <text:p>Allegati</text:p>
          </table:table-cell>
          <table:table-cell table:style-name="ce100" office:value-type="string" calcext:value-type="string">
            <text:p>Elenco di documenti allegati alla struttura</text:p>
          </table:table-cell>
          <table:table-cell table:style-name="ce103" table:content-validation-name="val6" office:value-type="string" calcext:value-type="string">
            <text:p>No</text:p>
          </table:table-cell>
          <table:table-cell table:style-name="ce104" table:content-validation-name="val7" office:value-type="string" calcext:value-type="string">
            <text:p>Relazione con Tipologia</text:p>
          </table:table-cell>
          <table:table-cell table:style-name="ce105" table:content-validation-name="val8"/>
          <table:table-cell table:style-name="ce108" table:content-validation-name="val9" office:value-type="string" calcext:value-type="string">
            <text:p>Documento pubblico</text:p>
          </table:table-cell>
          <table:table-cell table:style-name="ce109" table:content-validation-name="val10" office:value-type="string" calcext:value-type="string">
            <text:p>0...n</text:p>
          </table:table-cell>
          <table:table-cell table:number-columns-repeated="1017"/>
        </table:table-row>
        <table:table-row table:style-name="ro3">
          <table:table-cell table:style-name="ce99" office:value-type="string" calcext:value-type="string">
            <text:p>Ulteriori informazioni</text:p>
          </table:table-cell>
          <table:table-cell table:style-name="ce100" office:value-type="string" calcext:value-type="string">
            <text:p>Ulteriori informazioni sulla struttura non contemplate dai campi precedenti</text:p>
          </table:table-cell>
          <table:table-cell table:style-name="ce103" table:content-validation-name="val6" office:value-type="string" calcext:value-type="string">
            <text:p>No</text:p>
          </table:table-cell>
          <table:table-cell table:style-name="ce104" table:content-validation-name="val7" office:value-type="string" calcext:value-type="string">
            <text:p>Testo lungo (rich text)</text:p>
          </table:table-cell>
          <table:table-cell table:style-name="ce105" table:content-validation-name="val8"/>
          <table:table-cell table:style-name="ce108" table:content-validation-name="val9"/>
          <table:table-cell table:style-name="ce109" table:content-validation-name="val10"/>
          <table:table-cell table:number-columns-repeated="1017"/>
        </table:table-row>
        <table:table-row table:style-name="ro3" table:number-rows-repeated="982">
          <table:table-cell table:number-columns-repeated="1024"/>
        </table:table-row>
        <table:table-row table:style-name="ro5" table:number-rows-repeated="1047574">
          <table:table-cell table:number-columns-repeated="1024"/>
        </table:table-row>
        <table:table-row table:style-name="ro5">
          <table:table-cell table:number-columns-repeated="1024"/>
        </table:table-row>
        <calcext:conditional-formats>
          <calcext:conditional-format calcext:target-range-address="'Tipologia UNITÀ ORGANIZZATIVA'.A4:'Tipologia UNITÀ ORGANIZZATIVA'.G19">
            <calcext:condition calcext:apply-style-name="ConditionalStyle_1" calcext:value="formula-is([.$C4]=&quot;Sì&quot;)" calcext:base-cell-address="'Tipologia UNITÀ ORGANIZZATIVA'.A4"/>
          </calcext:conditional-format>
        </calcext:conditional-formats>
      </table:table>
      <table:table table:name="Tipologia PERSONA PUBBLICA" table:style-name="ta7">
        <table:table-column table:style-name="co34" table:default-cell-style-name="Default"/>
        <table:table-column table:style-name="co35" table:default-cell-style-name="Default"/>
        <table:table-column table:style-name="co36" table:default-cell-style-name="Default"/>
        <table:table-column table:style-name="co34" table:default-cell-style-name="Default"/>
        <table:table-column table:style-name="co37" table:default-cell-style-name="Default"/>
        <table:table-column table:style-name="co38" table:number-columns-repeated="2" table:default-cell-style-name="Default"/>
        <table:table-column table:style-name="co4" table:number-columns-repeated="1017" table:default-cell-style-name="Default"/>
        <table:table-row table:style-name="ro11">
          <table:table-cell table:style-name="ce83" office:value-type="string" calcext:value-type="string" table:number-columns-spanned="7" table:number-rows-spanned="1">
            <text:p><text:span text:style-name="T17">Tipologia: </text:span><text:span text:style-name="T18">PERSONA PUBBLICA</text:span><text:span text:style-name="T19"> di un Comune</text:span></text:p>
          </table:table-cell>
          <table:covered-table-cell table:number-columns-repeated="5" table:style-name="ce87"/>
          <table:covered-table-cell table:style-name="ce96"/>
          <table:table-cell table:number-columns-repeated="1017"/>
        </table:table-row>
        <table:table-row table:style-name="ro12">
          <table:table-cell table:style-name="ce110" office:value-type="string" calcext:value-type="string" table:number-columns-spanned="7" table:number-rows-spanned="1">
            <text:p>Questa Tipologia descrive la struttura delle persone pubbliche che sono salienti per il dominio (sito di un comune), funzionale alla creazione di una scheda persona (content type "persona")</text:p>
          </table:table-cell>
          <table:covered-table-cell table:number-columns-repeated="5"/>
          <table:covered-table-cell table:style-name="ce97"/>
          <table:table-cell table:number-columns-repeated="1017"/>
        </table:table-row>
        <table:table-row table:style-name="ro3">
          <table:table-cell table:style-name="ce85" office:value-type="string" calcext:value-type="string">
            <text:p>Elemento</text:p>
          </table:table-cell>
          <table:table-cell table:style-name="ce85" office:value-type="string" calcext:value-type="string">
            <text:p>Descrizione</text:p>
          </table:table-cell>
          <table:table-cell table:style-name="ce85" office:value-type="string" calcext:value-type="string">
            <text:p>Valore obbligatorio?</text:p>
          </table:table-cell>
          <table:table-cell table:style-name="ce90" office:value-type="string" calcext:value-type="string">
            <text:p>Tipo di slot (dati o relazioni)</text:p>
          </table:table-cell>
          <table:table-cell table:style-name="ce90" office:value-type="string" calcext:value-type="string">
            <text:p>Tassonomia di riferimento</text:p>
          </table:table-cell>
          <table:table-cell table:style-name="ce90" office:value-type="string" calcext:value-type="string">
            <text:p>Relazione con Tipologia</text:p>
          </table:table-cell>
          <table:table-cell table:style-name="ce90" office:value-type="string" calcext:value-type="string">
            <text:p>Cardinalità</text:p>
          </table:table-cell>
          <table:table-cell table:number-columns-repeated="1017"/>
        </table:table-row>
        <table:table-row table:style-name="ro3">
          <table:table-cell table:style-name="ce111" office:value-type="string" calcext:value-type="string">
            <text:p>Nome</text:p>
          </table:table-cell>
          <table:table-cell table:style-name="ce113" office:value-type="string" calcext:value-type="string">
            <text:p>Nome della persona</text:p>
          </table:table-cell>
          <table:table-cell table:style-name="ce116" table:content-validation-name="val11" office:value-type="string" calcext:value-type="string">
            <text:p>Sì</text:p>
          </table:table-cell>
          <table:table-cell table:style-name="ce118" table:content-validation-name="val12" office:value-type="string" calcext:value-type="string">
            <text:p>Testo breve (max. 255 char)</text:p>
          </table:table-cell>
          <table:table-cell table:style-name="ce121" table:content-validation-name="val13"/>
          <table:table-cell table:style-name="ce123" table:content-validation-name="val14"/>
          <table:table-cell table:style-name="ce125" table:content-validation-name="val15"/>
          <table:table-cell table:number-columns-repeated="1017"/>
        </table:table-row>
        <table:table-row table:style-name="ro3">
          <table:table-cell table:style-name="ce111" office:value-type="string" calcext:value-type="string">
            <text:p>Cognome</text:p>
          </table:table-cell>
          <table:table-cell table:style-name="ce113" office:value-type="string" calcext:value-type="string">
            <text:p>Cognome della persona</text:p>
          </table:table-cell>
          <table:table-cell table:style-name="ce116" table:content-validation-name="val11" office:value-type="string" calcext:value-type="string">
            <text:p>Sì</text:p>
          </table:table-cell>
          <table:table-cell table:style-name="ce118" table:content-validation-name="val12" office:value-type="string" calcext:value-type="string">
            <text:p>Testo breve (max. 255 char)</text:p>
          </table:table-cell>
          <table:table-cell table:style-name="ce121" table:content-validation-name="val13"/>
          <table:table-cell table:style-name="ce123" table:content-validation-name="val14"/>
          <table:table-cell table:style-name="ce125" table:content-validation-name="val15"/>
          <table:table-cell table:number-columns-repeated="1017"/>
        </table:table-row>
        <table:table-row table:style-name="ro3">
          <table:table-cell table:style-name="ce111" office:value-type="string" calcext:value-type="string">
            <text:p>Foto della persona</text:p>
          </table:table-cell>
          <table:table-cell table:style-name="ce113" office:value-type="string" calcext:value-type="string">
            <text:p>Fotografia che ritrae il soggetto descritto nella scheda</text:p>
          </table:table-cell>
          <table:table-cell table:style-name="ce116" table:content-validation-name="val11" office:value-type="string" calcext:value-type="string">
            <text:p>No</text:p>
          </table:table-cell>
          <table:table-cell table:style-name="ce119" table:content-validation-name="val12" office:value-type="string" calcext:value-type="string">
            <text:p>File (blob)</text:p>
          </table:table-cell>
          <table:table-cell table:style-name="ce122" table:content-validation-name="val13"/>
          <table:table-cell table:style-name="ce123" table:content-validation-name="val14"/>
          <table:table-cell table:style-name="ce125" table:content-validation-name="val15"/>
          <table:table-cell table:number-columns-repeated="1017"/>
        </table:table-row>
        <table:table-row table:style-name="ro3">
          <table:table-cell table:style-name="ce111" office:value-type="string" calcext:value-type="string">
            <text:p>Incarichi</text:p>
          </table:table-cell>
          <table:table-cell table:style-name="ce114" office:value-type="string" calcext:value-type="string">
            <text:p>Collegamenti con gli incarichi</text:p>
          </table:table-cell>
          <table:table-cell table:style-name="ce117" table:content-validation-name="val11" office:value-type="string" calcext:value-type="string">
            <text:p>Sì</text:p>
          </table:table-cell>
          <table:table-cell table:style-name="ce119" table:content-validation-name="val12" office:value-type="string" calcext:value-type="string">
            <text:p>Relazione con Tipologia</text:p>
          </table:table-cell>
          <table:table-cell table:style-name="ce121" table:content-validation-name="val13"/>
          <table:table-cell table:style-name="ce124" table:content-validation-name="val14" office:value-type="string" calcext:value-type="string">
            <text:p><text:a xlink:href="#'Tipologia INCARICO'.A1" xlink:type="simple">Incarico</text:a></text:p>
          </table:table-cell>
          <table:table-cell table:style-name="ce125" table:content-validation-name="val15" office:value-type="string" calcext:value-type="string">
            <text:p>0...n</text:p>
          </table:table-cell>
          <table:table-cell table:number-columns-repeated="1017"/>
        </table:table-row>
        <table:table-row table:style-name="ro3">
          <table:table-cell table:style-name="ce111" office:value-type="string" calcext:value-type="string">
            <text:p>Organizzazioni</text:p>
          </table:table-cell>
          <table:table-cell table:style-name="ce114" office:value-type="string" calcext:value-type="string">
            <text:p>Le organizzazioni di cui fa parte (es. Consiglio Comunale; es. Sistemi informativi)</text:p>
          </table:table-cell>
          <table:table-cell table:style-name="ce117" table:content-validation-name="val11" office:value-type="string" calcext:value-type="string">
            <text:p>Sì</text:p>
          </table:table-cell>
          <table:table-cell table:style-name="ce119" table:content-validation-name="val12" office:value-type="string" calcext:value-type="string">
            <text:p>Relazione con Tipologia</text:p>
          </table:table-cell>
          <table:table-cell table:style-name="ce121" table:content-validation-name="val13"/>
          <table:table-cell table:style-name="ce124" table:content-validation-name="val14" office:value-type="string" calcext:value-type="string">
            <text:p><text:a xlink:href="#'Tipologia UNITÀ ORGANIZZATIVA'.A1" xlink:type="simple">Unità organizzativa</text:a></text:p>
          </table:table-cell>
          <table:table-cell table:style-name="ce125" table:content-validation-name="val15" office:value-type="string" calcext:value-type="string">
            <text:p>1...n</text:p>
          </table:table-cell>
          <table:table-cell table:number-columns-repeated="1017"/>
        </table:table-row>
        <table:table-row table:style-name="ro3">
          <table:table-cell table:style-name="ce111" office:value-type="string" calcext:value-type="string">
            <text:p>Competenze</text:p>
          </table:table-cell>
          <table:table-cell table:style-name="ce113" office:value-type="string" calcext:value-type="string">
            <text:p>Se Persona Politica, descrizione testuale del ruolo, comprensiva delle deleghe, oppure se Persona Amministrativa, descrizione dei compiti di cui si occupa la persona</text:p>
          </table:table-cell>
          <table:table-cell table:style-name="ce116" table:content-validation-name="val11" office:value-type="string" calcext:value-type="string">
            <text:p>No</text:p>
          </table:table-cell>
          <table:table-cell table:style-name="ce119" table:content-validation-name="val12" office:value-type="string" calcext:value-type="string">
            <text:p>Testo lungo (rich text)</text:p>
          </table:table-cell>
          <table:table-cell table:style-name="ce121" table:content-validation-name="val13"/>
          <table:table-cell table:style-name="ce123" table:content-validation-name="val14"/>
          <table:table-cell table:style-name="ce125" table:content-validation-name="val15"/>
          <table:table-cell table:number-columns-repeated="1017"/>
        </table:table-row>
        <table:table-row table:style-name="ro3">
          <table:table-cell table:style-name="ce111" office:value-type="string" calcext:value-type="string">
            <text:p>Deleghe</text:p>
          </table:table-cell>
          <table:table-cell table:style-name="ce113" office:value-type="string" calcext:value-type="string">
            <text:p>Elenco delle deleghe a capo della persona</text:p>
          </table:table-cell>
          <table:table-cell table:style-name="ce116" table:content-validation-name="val11" office:value-type="string" calcext:value-type="string">
            <text:p>No</text:p>
          </table:table-cell>
          <table:table-cell table:style-name="ce119" table:content-validation-name="val12" office:value-type="string" calcext:value-type="string">
            <text:p>Testo lungo (rich text)</text:p>
          </table:table-cell>
          <table:table-cell table:style-name="ce121" table:content-validation-name="val13"/>
          <table:table-cell table:style-name="ce123" table:content-validation-name="val14"/>
          <table:table-cell table:style-name="ce125" table:content-validation-name="val15"/>
          <table:table-cell table:number-columns-repeated="1017"/>
        </table:table-row>
        <table:table-row table:style-name="ro3">
          <table:table-cell table:style-name="ce111" office:value-type="string" calcext:value-type="string">
            <text:p>Biografia</text:p>
          </table:table-cell>
          <table:table-cell table:style-name="ce113" office:value-type="string" calcext:value-type="string">
            <text:p>Solo per Persona Politica: testo descrittivo che riporta la biografia della persona</text:p>
          </table:table-cell>
          <table:table-cell table:style-name="ce116" table:content-validation-name="val11" office:value-type="string" calcext:value-type="string">
            <text:p>No</text:p>
          </table:table-cell>
          <table:table-cell table:style-name="ce119" table:content-validation-name="val12" office:value-type="string" calcext:value-type="string">
            <text:p>Testo lungo (rich text)</text:p>
          </table:table-cell>
          <table:table-cell table:style-name="ce121" table:content-validation-name="val13"/>
          <table:table-cell table:style-name="ce123" table:content-validation-name="val14"/>
          <table:table-cell table:style-name="ce125" table:content-validation-name="val15"/>
          <table:table-cell table:number-columns-repeated="1017"/>
        </table:table-row>
        <table:table-row table:style-name="ro3">
          <table:table-cell table:style-name="ce111" office:value-type="string" calcext:value-type="string">
            <text:p>Galleria di immagini</text:p>
          </table:table-cell>
          <table:table-cell table:style-name="ce113" office:value-type="string" calcext:value-type="string">
            <text:p>Solo per Persona Politica: gallery dell'attività politica e istituzionale della persona. Le foto sono corredate da didascalia</text:p>
          </table:table-cell>
          <table:table-cell table:style-name="ce116" table:content-validation-name="val11" office:value-type="string" calcext:value-type="string">
            <text:p>No</text:p>
          </table:table-cell>
          <table:table-cell table:style-name="ce120" table:content-validation-name="val12" office:value-type="string" calcext:value-type="string">
            <text:p>File (blob)</text:p>
          </table:table-cell>
          <table:table-cell table:style-name="ce121" table:content-validation-name="val13"/>
          <table:table-cell table:style-name="ce123" table:content-validation-name="val14"/>
          <table:table-cell table:style-name="ce125" table:content-validation-name="val15"/>
          <table:table-cell table:number-columns-repeated="1017"/>
        </table:table-row>
        <table:table-row table:style-name="ro3">
          <table:table-cell table:style-name="ce111" office:value-type="string" calcext:value-type="string">
            <text:p>Punti di contatto</text:p>
          </table:table-cell>
          <table:table-cell table:style-name="ce113" office:value-type="string" calcext:value-type="string">
            <text:p>Punti di contatto della persona</text:p>
          </table:table-cell>
          <table:table-cell table:style-name="ce116" table:content-validation-name="val11" office:value-type="string" calcext:value-type="string">
            <text:p>Sì</text:p>
          </table:table-cell>
          <table:table-cell table:style-name="ce119" table:content-validation-name="val12" office:value-type="string" calcext:value-type="string">
            <text:p>Relazione con Tipologia</text:p>
          </table:table-cell>
          <table:table-cell table:style-name="ce121" table:content-validation-name="val13"/>
          <table:table-cell table:style-name="ce124" table:content-validation-name="val14" office:value-type="string" calcext:value-type="string">
            <text:p><text:a xlink:href="#'Tipologia PUNTO DI CONTATTO'.A1" xlink:type="simple">Punto di contatto</text:a></text:p>
          </table:table-cell>
          <table:table-cell table:style-name="ce125" table:content-validation-name="val15" office:value-type="string" calcext:value-type="string">
            <text:p>1...n</text:p>
          </table:table-cell>
          <table:table-cell table:number-columns-repeated="1017"/>
        </table:table-row>
        <table:table-row table:style-name="ro3">
          <table:table-cell table:style-name="ce112" office:value-type="string" calcext:value-type="string">
            <text:p>Curriculum Vitae</text:p>
          </table:table-cell>
          <table:table-cell table:style-name="ce113" office:value-type="string" calcext:value-type="string">
            <text:p>Curriculum vitae</text:p>
          </table:table-cell>
          <table:table-cell table:style-name="ce116" table:content-validation-name="val11" office:value-type="string" calcext:value-type="string">
            <text:p>No</text:p>
          </table:table-cell>
          <table:table-cell table:style-name="ce119" table:content-validation-name="val12" office:value-type="string" calcext:value-type="string">
            <text:p>File (blob)</text:p>
          </table:table-cell>
          <table:table-cell table:style-name="ce121" table:content-validation-name="val13"/>
          <table:table-cell table:style-name="ce123" table:content-validation-name="val14"/>
          <table:table-cell table:style-name="ce125" table:content-validation-name="val15"/>
          <table:table-cell table:number-columns-repeated="1017"/>
        </table:table-row>
        <table:table-row table:style-name="ro3">
          <table:table-cell table:style-name="ce112" office:value-type="string" calcext:value-type="string">
            <text:p>Situazione patrimoniale</text:p>
          </table:table-cell>
          <table:table-cell table:style-name="ce113" office:value-type="string" calcext:value-type="string">
            <text:p>Solo per Persona Politica: situazione patrimoniale della persona</text:p>
          </table:table-cell>
          <table:table-cell table:style-name="ce116" table:content-validation-name="val11" office:value-type="string" calcext:value-type="string">
            <text:p>No</text:p>
          </table:table-cell>
          <table:table-cell table:style-name="ce119" table:content-validation-name="val12" office:value-type="string" calcext:value-type="string">
            <text:p>Testo lungo (rich text)</text:p>
          </table:table-cell>
          <table:table-cell table:style-name="ce121" table:content-validation-name="val13"/>
          <table:table-cell table:style-name="ce123" table:content-validation-name="val14"/>
          <table:table-cell table:style-name="ce125" table:content-validation-name="val15"/>
          <table:table-cell table:number-columns-repeated="1017"/>
        </table:table-row>
        <table:table-row table:style-name="ro3">
          <table:table-cell table:style-name="ce112" office:value-type="string" calcext:value-type="string">
            <text:p>Dichiarazione dei redditi</text:p>
          </table:table-cell>
          <table:table-cell table:style-name="ce113" office:value-type="string" calcext:value-type="string">
            <text:p>Obbligatorio per Persona che ha incarichi o cariche politiche: copia dell'ultima dichiarazione dei redditi soggetti all'imposta sui redditi delle persone fisiche Per il soggetto, il coniuge non separato e i parenti entro il secondo grado, ove gli stessi vi consentano (NB: dando eventualmente evidenza del mancato consenso) (NB: è necessario limitare, con appositi accorgimenti a cura dell'interessato o della amministrazione, la pubblicazione dei dati sensibili)</text:p>
          </table:table-cell>
          <table:table-cell table:style-name="ce116" table:content-validation-name="val11" office:value-type="string" calcext:value-type="string">
            <text:p>No</text:p>
          </table:table-cell>
          <table:table-cell table:style-name="ce119" table:content-validation-name="val12" office:value-type="string" calcext:value-type="string">
            <text:p>File (blob)</text:p>
          </table:table-cell>
          <table:table-cell table:style-name="ce121" table:content-validation-name="val13"/>
          <table:table-cell table:style-name="ce123" table:content-validation-name="val14"/>
          <table:table-cell table:style-name="ce125" table:content-validation-name="val15"/>
          <table:table-cell table:number-columns-repeated="1017"/>
        </table:table-row>
        <table:table-row table:style-name="ro3">
          <table:table-cell table:style-name="ce112" office:value-type="string" calcext:value-type="string">
            <text:p>Spese elettorali</text:p>
          </table:table-cell>
          <table:table-cell table:style-name="ce113" office:value-type="string" calcext:value-type="string">
            <text:p>Obbligatorio per Persona che ha incarichi o cariche politiche:: dichiarazione concernente le spese sostenute e le obbligazioni assunte per la propaganda elettorale ovvero attestazione di essersi avvalsi esclusivamente di materiali e di mezzi propagandistici predisposti e messi a disposizione dal partito o dalla formazione politica della cui lista il soggetto ha fatto parte, con l'apposizione della formula «sul mio onore affermo che la dichiarazione corrisponde al vero» (con allegate copie delle dichiarazioni relative a finanziamenti e contributi per un importo che nell'anno superi 5.000 €)</text:p>
          </table:table-cell>
          <table:table-cell table:style-name="ce116" table:content-validation-name="val11" office:value-type="string" calcext:value-type="string">
            <text:p>No</text:p>
          </table:table-cell>
          <table:table-cell table:style-name="ce119" table:content-validation-name="val12" office:value-type="string" calcext:value-type="string">
            <text:p>File (blob)</text:p>
          </table:table-cell>
          <table:table-cell table:style-name="ce121" table:content-validation-name="val13"/>
          <table:table-cell table:style-name="ce123" table:content-validation-name="val14"/>
          <table:table-cell table:style-name="ce125" table:content-validation-name="val15"/>
          <table:table-cell table:number-columns-repeated="1017"/>
        </table:table-row>
        <table:table-row table:style-name="ro3">
          <table:table-cell table:style-name="ce112" office:value-type="string" calcext:value-type="string">
            <text:p>Variazioni situazione patrimoniale</text:p>
          </table:table-cell>
          <table:table-cell table:style-name="ce113" office:value-type="string" calcext:value-type="string">
            <text:p>Obbligatorio per Persona che ha incarichi o cariche politiche:: attestazione concernente le variazioni della situazione patrimoniale intervenute nell'anno precedente e copia della dichiarazione dei redditi Per il soggetto, il coniuge non separato e i parenti entro il secondo grado, ove gli stessi vi consentano (NB: dando eventualmente evidenza del mancato consenso)</text:p>
          </table:table-cell>
          <table:table-cell table:style-name="ce116" table:content-validation-name="val11" office:value-type="string" calcext:value-type="string">
            <text:p>No</text:p>
          </table:table-cell>
          <table:table-cell table:style-name="ce119" table:content-validation-name="val12" office:value-type="string" calcext:value-type="string">
            <text:p>File (blob)</text:p>
          </table:table-cell>
          <table:table-cell table:style-name="ce121" table:content-validation-name="val13"/>
          <table:table-cell table:style-name="ce123" table:content-validation-name="val14"/>
          <table:table-cell table:style-name="ce125" table:content-validation-name="val15"/>
          <table:table-cell table:number-columns-repeated="1017"/>
        </table:table-row>
        <table:table-row table:style-name="ro3">
          <table:table-cell table:style-name="ce112" office:value-type="string" calcext:value-type="string">
            <text:p>Altre cariche</text:p>
          </table:table-cell>
          <table:table-cell table:style-name="ce115" office:value-type="string" calcext:value-type="string">
            <text:p>Obbligatorio per Persona che ha incarichi o cariche politiche: i dati relativi all'assunzione di altre cariche, presso enti pubblici o privati, ed i relativi compensi a qualsiasi titolo corrisposti.</text:p>
          </table:table-cell>
          <table:table-cell table:style-name="ce116" table:content-validation-name="val11" office:value-type="string" calcext:value-type="string">
            <text:p>No</text:p>
          </table:table-cell>
          <table:table-cell table:style-name="ce119" table:content-validation-name="val12"/>
          <table:table-cell table:style-name="ce121" table:content-validation-name="val13"/>
          <table:table-cell table:style-name="ce123" table:content-validation-name="val14"/>
          <table:table-cell table:style-name="ce125" table:content-validation-name="val15"/>
          <table:table-cell table:number-columns-repeated="1017"/>
        </table:table-row>
        <table:table-row table:style-name="ro3">
          <table:table-cell table:style-name="ce112" office:value-type="string" calcext:value-type="string">
            <text:p>Ulteriori informazioni</text:p>
          </table:table-cell>
          <table:table-cell table:style-name="ce113" office:value-type="string" calcext:value-type="string">
            <text:p>Ulteriori informazioni relative alla persona</text:p>
          </table:table-cell>
          <table:table-cell table:style-name="ce116" table:content-validation-name="val11" office:value-type="string" calcext:value-type="string">
            <text:p>No</text:p>
          </table:table-cell>
          <table:table-cell table:style-name="ce119" table:content-validation-name="val12" office:value-type="string" calcext:value-type="string">
            <text:p>Testo lungo (rich text)</text:p>
          </table:table-cell>
          <table:table-cell table:style-name="ce121" table:content-validation-name="val13"/>
          <table:table-cell table:style-name="ce123" table:content-validation-name="val14"/>
          <table:table-cell table:style-name="ce125" table:content-validation-name="val15"/>
          <table:table-cell table:number-columns-repeated="1017"/>
        </table:table-row>
        <table:table-row table:style-name="ro3" table:number-rows-repeated="980">
          <table:table-cell table:number-columns-repeated="1024"/>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Tipologia PERSONA PUBBLICA'.A4:'Tipologia PERSONA PUBBLICA'.G20">
            <calcext:condition calcext:apply-style-name="ConditionalStyle_1" calcext:value="formula-is([.$C4]=&quot;Sì&quot;)" calcext:base-cell-address="'Tipologia PERSONA PUBBLICA'.A4"/>
          </calcext:conditional-format>
        </calcext:conditional-formats>
      </table:table>
      <table:table table:name="Tipologia INCARICO" table:style-name="ta8">
        <table:table-column table:style-name="co34" table:default-cell-style-name="Default"/>
        <table:table-column table:style-name="co39" table:default-cell-style-name="Default"/>
        <table:table-column table:style-name="co36" table:default-cell-style-name="Default"/>
        <table:table-column table:style-name="co34" table:default-cell-style-name="Default"/>
        <table:table-column table:style-name="co37" table:default-cell-style-name="Default"/>
        <table:table-column table:style-name="co38" table:number-columns-repeated="2" table:default-cell-style-name="Default"/>
        <table:table-column table:style-name="co4" table:number-columns-repeated="1017" table:default-cell-style-name="Default"/>
        <table:table-row table:style-name="ro11">
          <table:table-cell table:style-name="ce83" office:value-type="string" calcext:value-type="string" table:number-columns-spanned="7" table:number-rows-spanned="1">
            <text:p><text:span text:style-name="T17">Tipologia: </text:span><text:span text:style-name="T18">INCARICO O CARICA</text:span><text:span text:style-name="T19"> presso un Comune</text:span></text:p>
          </table:table-cell>
          <table:covered-table-cell table:number-columns-repeated="5" table:style-name="ce87"/>
          <table:covered-table-cell table:style-name="ce96"/>
          <table:table-cell table:number-columns-repeated="1017"/>
        </table:table-row>
        <table:table-row table:style-name="ro12">
          <table:table-cell table:style-name="ce110" office:value-type="string" calcext:value-type="string" table:number-columns-spanned="7" table:number-rows-spanned="1">
            <text:p>Questa Tipologia descrive la struttura di cariche, incarichi o ruoli salienti per il dominio (sito di un comune), funzionale alla creazione di una scheda persona</text:p>
          </table:table-cell>
          <table:covered-table-cell table:number-columns-repeated="5"/>
          <table:covered-table-cell table:style-name="ce97"/>
          <table:table-cell table:number-columns-repeated="1017"/>
        </table:table-row>
        <table:table-row table:style-name="ro3">
          <table:table-cell table:style-name="ce85" office:value-type="string" calcext:value-type="string">
            <text:p>Elemento</text:p>
          </table:table-cell>
          <table:table-cell table:style-name="ce85" office:value-type="string" calcext:value-type="string">
            <text:p>Descrizione</text:p>
          </table:table-cell>
          <table:table-cell table:style-name="ce85" office:value-type="string" calcext:value-type="string">
            <text:p>Valore obbligatorio?</text:p>
          </table:table-cell>
          <table:table-cell table:style-name="ce90" office:value-type="string" calcext:value-type="string">
            <text:p>Tipo di slot (dati o relazioni)</text:p>
          </table:table-cell>
          <table:table-cell table:style-name="ce90" office:value-type="string" calcext:value-type="string">
            <text:p>Tassonomia di riferimento</text:p>
          </table:table-cell>
          <table:table-cell table:style-name="ce90" office:value-type="string" calcext:value-type="string">
            <text:p>Relazione con Tipologia</text:p>
          </table:table-cell>
          <table:table-cell table:style-name="ce90" office:value-type="string" calcext:value-type="string">
            <text:p>Cardinalità</text:p>
          </table:table-cell>
          <table:table-cell table:number-columns-repeated="1017"/>
        </table:table-row>
        <table:table-row table:style-name="ro3">
          <table:table-cell table:style-name="ce126" office:value-type="string" calcext:value-type="string">
            <text:p>Titolo carica o incarico</text:p>
          </table:table-cell>
          <table:table-cell table:style-name="ce128" office:value-type="string" calcext:value-type="string">
            <text:p>Descrizione testuale della carica o incarico/ruolo (Es. Consigliere con delega alla innovazione, Presidente del Consiglio Comunale, direttore sistemi informativi)</text:p>
          </table:table-cell>
          <table:table-cell table:style-name="ce130" table:content-validation-name="val16" office:value-type="string" calcext:value-type="string">
            <text:p>Sì</text:p>
          </table:table-cell>
          <table:table-cell table:style-name="ce132" table:content-validation-name="val17" office:value-type="string" calcext:value-type="string">
            <text:p>Testo breve (max. 255 char)</text:p>
          </table:table-cell>
          <table:table-cell table:style-name="ce134" table:content-validation-name="val18"/>
          <table:table-cell table:style-name="ce137" table:content-validation-name="val19"/>
          <table:table-cell table:style-name="ce139" table:content-validation-name="val20"/>
          <table:table-cell table:number-columns-repeated="1017"/>
        </table:table-row>
        <table:table-row table:style-name="ro3">
          <table:table-cell table:style-name="ce126" office:value-type="string" calcext:value-type="string">
            <text:p>Tipo di incarico</text:p>
          </table:table-cell>
          <table:table-cell table:style-name="ce128" office:value-type="string" calcext:value-type="string">
            <text:p>Classificazione dei tipi di incarico</text:p>
          </table:table-cell>
          <table:table-cell table:style-name="ce130" table:content-validation-name="val16" office:value-type="string" calcext:value-type="string">
            <text:p>Sì</text:p>
          </table:table-cell>
          <table:table-cell table:style-name="ce132" table:content-validation-name="val17" office:value-type="string" calcext:value-type="string">
            <text:p>Tassonomia</text:p>
          </table:table-cell>
          <table:table-cell table:style-name="ce135" table:content-validation-name="val18" office:value-type="string" calcext:value-type="string">
            <text:p>Tipi di incarico</text:p>
          </table:table-cell>
          <table:table-cell table:style-name="ce137" table:content-validation-name="val19"/>
          <table:table-cell table:style-name="ce139" table:content-validation-name="val20" office:value-type="string" calcext:value-type="string">
            <text:p>1...1</text:p>
          </table:table-cell>
          <table:table-cell table:number-columns-repeated="1017"/>
        </table:table-row>
        <table:table-row table:style-name="ro3">
          <table:table-cell table:style-name="ce127" office:value-type="string" calcext:value-type="string">
            <text:p>Compensi</text:p>
          </table:table-cell>
          <table:table-cell table:style-name="ce129" office:value-type="string" calcext:value-type="string">
            <text:p>Solo per incarico politico: compensi di qualsiasi natura connessi all'assunzione della carica</text:p>
          </table:table-cell>
          <table:table-cell table:style-name="ce130" table:content-validation-name="val16" office:value-type="string" calcext:value-type="string">
            <text:p>No</text:p>
          </table:table-cell>
          <table:table-cell table:style-name="ce133" table:content-validation-name="val17" office:value-type="string" calcext:value-type="string">
            <text:p>Testo lungo (rich text)</text:p>
          </table:table-cell>
          <table:table-cell table:style-name="ce134" table:content-validation-name="val18"/>
          <table:table-cell table:style-name="ce137" table:content-validation-name="val19"/>
          <table:table-cell table:style-name="ce139" table:content-validation-name="val20"/>
          <table:table-cell table:number-columns-repeated="1017"/>
        </table:table-row>
        <table:table-row table:style-name="ro3">
          <table:table-cell table:style-name="ce127" office:value-type="string" calcext:value-type="string">
            <text:p>Importi di viaggio e/o servizio</text:p>
          </table:table-cell>
          <table:table-cell table:style-name="ce129" office:value-type="string" calcext:value-type="string">
            <text:p>Solo per incarico politico: importi di viaggi di servizio e missioni pagati con fondi pubblici</text:p>
          </table:table-cell>
          <table:table-cell table:style-name="ce130" table:content-validation-name="val16" office:value-type="string" calcext:value-type="string">
            <text:p>No</text:p>
          </table:table-cell>
          <table:table-cell table:style-name="ce133" table:content-validation-name="val17" office:value-type="string" calcext:value-type="string">
            <text:p>Testo lungo (rich text)</text:p>
          </table:table-cell>
          <table:table-cell table:style-name="ce134" table:content-validation-name="val18"/>
          <table:table-cell table:style-name="ce137" table:content-validation-name="val19"/>
          <table:table-cell table:style-name="ce139" table:content-validation-name="val20"/>
          <table:table-cell table:number-columns-repeated="1017"/>
        </table:table-row>
        <table:table-row table:style-name="ro3">
          <table:table-cell table:style-name="ce126" office:value-type="string" calcext:value-type="string">
            <text:p>Persona</text:p>
          </table:table-cell>
          <table:table-cell table:style-name="ce129" office:value-type="string" calcext:value-type="string">
            <text:p>La persona che ha la carica e l'incarico</text:p>
          </table:table-cell>
          <table:table-cell table:style-name="ce130" table:content-validation-name="val16" office:value-type="string" calcext:value-type="string">
            <text:p>Sì</text:p>
          </table:table-cell>
          <table:table-cell table:style-name="ce133" table:content-validation-name="val17" office:value-type="string" calcext:value-type="string">
            <text:p>Relazione con Tipologia</text:p>
          </table:table-cell>
          <table:table-cell table:style-name="ce136" table:content-validation-name="val18"/>
          <table:table-cell table:style-name="ce138" table:content-validation-name="val19" office:value-type="string" calcext:value-type="string">
            <text:p>Persona pubblica</text:p>
          </table:table-cell>
          <table:table-cell table:style-name="ce139" table:content-validation-name="val20" office:value-type="string" calcext:value-type="string">
            <text:p>1...1</text:p>
          </table:table-cell>
          <table:table-cell table:number-columns-repeated="1017"/>
        </table:table-row>
        <table:table-row table:style-name="ro3">
          <table:table-cell table:style-name="ce126" office:value-type="string" calcext:value-type="string">
            <text:p>Unità organizzativa</text:p>
          </table:table-cell>
          <table:table-cell table:style-name="ce128" office:value-type="string" calcext:value-type="string">
            <text:p>L'organizzazione presso la quale svolge l'incarico</text:p>
          </table:table-cell>
          <table:table-cell table:style-name="ce131" table:content-validation-name="val16" office:value-type="string" calcext:value-type="string">
            <text:p>No</text:p>
          </table:table-cell>
          <table:table-cell table:style-name="ce133" table:content-validation-name="val17" office:value-type="string" calcext:value-type="string">
            <text:p>Relazione con Tipologia</text:p>
          </table:table-cell>
          <table:table-cell table:style-name="ce134" table:content-validation-name="val18"/>
          <table:table-cell table:style-name="ce138" table:content-validation-name="val19" office:value-type="string" calcext:value-type="string">
            <text:p><text:a xlink:href="#'Tipologia UNITÀ ORGANIZZATIVA'.A1" xlink:type="simple">Unità organizzativa</text:a></text:p>
          </table:table-cell>
          <table:table-cell table:style-name="ce139" table:content-validation-name="val20" office:value-type="string" calcext:value-type="string">
            <text:p>0...1</text:p>
          </table:table-cell>
          <table:table-cell table:number-columns-repeated="1017"/>
        </table:table-row>
        <table:table-row table:style-name="ro3">
          <table:table-cell table:style-name="ce126" office:value-type="string" calcext:value-type="string">
            <text:p>Responsabile della struttura</text:p>
          </table:table-cell>
          <table:table-cell table:style-name="ce128" office:value-type="string" calcext:value-type="string">
            <text:p>Se è un incarico di responsabilità, specificare l'organizzazione della quale è responsabile in base all'incarico</text:p>
          </table:table-cell>
          <table:table-cell table:style-name="ce131" table:content-validation-name="val16" office:value-type="string" calcext:value-type="string">
            <text:p>No</text:p>
          </table:table-cell>
          <table:table-cell table:style-name="ce133" table:content-validation-name="val17" office:value-type="string" calcext:value-type="string">
            <text:p>Relazione con Tipologia</text:p>
          </table:table-cell>
          <table:table-cell table:style-name="ce134" table:content-validation-name="val18"/>
          <table:table-cell table:style-name="ce138" table:content-validation-name="val19" office:value-type="string" calcext:value-type="string">
            <text:p><text:a xlink:href="#'Tipologia UNITÀ ORGANIZZATIVA'.A1" xlink:type="simple">Unità organizzativa</text:a></text:p>
          </table:table-cell>
          <table:table-cell table:style-name="ce139" table:content-validation-name="val20" office:value-type="string" calcext:value-type="string">
            <text:p>0...1</text:p>
          </table:table-cell>
          <table:table-cell table:number-columns-repeated="1017"/>
        </table:table-row>
        <table:table-row table:style-name="ro3">
          <table:table-cell table:style-name="ce126" office:value-type="string" calcext:value-type="string">
            <text:p>Data inizio incarico</text:p>
          </table:table-cell>
          <table:table-cell table:style-name="ce128" office:value-type="string" calcext:value-type="string">
            <text:p>Data di inizio dell'incarico</text:p>
          </table:table-cell>
          <table:table-cell table:style-name="ce131" table:content-validation-name="val16" office:value-type="string" calcext:value-type="string">
            <text:p>Sì</text:p>
          </table:table-cell>
          <table:table-cell table:style-name="ce133" table:content-validation-name="val17" office:value-type="string" calcext:value-type="string">
            <text:p>Datetime (tutti i formati)</text:p>
          </table:table-cell>
          <table:table-cell table:style-name="ce134" table:content-validation-name="val18"/>
          <table:table-cell table:style-name="ce138" table:content-validation-name="val19"/>
          <table:table-cell table:style-name="ce139" table:content-validation-name="val20"/>
          <table:table-cell table:number-columns-repeated="1017"/>
        </table:table-row>
        <table:table-row table:style-name="ro3">
          <table:table-cell table:style-name="ce126" office:value-type="string" calcext:value-type="string">
            <text:p>Data conclusione incarico</text:p>
          </table:table-cell>
          <table:table-cell table:style-name="ce129" office:value-type="string" calcext:value-type="string">
            <text:p>Data in cui termina l'incarico o la carica</text:p>
          </table:table-cell>
          <table:table-cell table:style-name="ce131" table:content-validation-name="val16" office:value-type="string" calcext:value-type="string">
            <text:p>No</text:p>
          </table:table-cell>
          <table:table-cell table:style-name="ce133" table:content-validation-name="val17" office:value-type="string" calcext:value-type="string">
            <text:p>Datetime (tutti i formati)</text:p>
          </table:table-cell>
          <table:table-cell table:style-name="ce134" table:content-validation-name="val18"/>
          <table:table-cell table:style-name="ce137" table:content-validation-name="val19"/>
          <table:table-cell table:style-name="ce139" table:content-validation-name="val20"/>
          <table:table-cell table:number-columns-repeated="1017"/>
        </table:table-row>
        <table:table-row table:style-name="ro3">
          <table:table-cell table:style-name="ce126" office:value-type="string" calcext:value-type="string">
            <text:p>Data insediamento</text:p>
          </table:table-cell>
          <table:table-cell table:style-name="ce129" office:value-type="string" calcext:value-type="string">
            <text:p>Solo per incarichi politici: specificare la data di insediamento</text:p>
          </table:table-cell>
          <table:table-cell table:style-name="ce130" table:content-validation-name="val16" office:value-type="string" calcext:value-type="string">
            <text:p>No</text:p>
          </table:table-cell>
          <table:table-cell table:style-name="ce133" table:content-validation-name="val17" office:value-type="string" calcext:value-type="string">
            <text:p>Datetime (tutti i formati)</text:p>
          </table:table-cell>
          <table:table-cell table:style-name="ce134" table:content-validation-name="val18"/>
          <table:table-cell table:style-name="ce137" table:content-validation-name="val19"/>
          <table:table-cell table:style-name="ce139" table:content-validation-name="val20"/>
          <table:table-cell table:number-columns-repeated="1017"/>
        </table:table-row>
        <table:table-row table:style-name="ro3">
          <table:table-cell table:style-name="ce126" office:value-type="string" calcext:value-type="string">
            <text:p>Atto di nomina</text:p>
          </table:table-cell>
          <table:table-cell table:style-name="ce129" office:value-type="string" calcext:value-type="string">
            <text:p>Inserire riferimento all'atto di nomina della persona</text:p>
          </table:table-cell>
          <table:table-cell table:style-name="ce130" table:content-validation-name="val16" office:value-type="string" calcext:value-type="string">
            <text:p>No</text:p>
          </table:table-cell>
          <table:table-cell table:style-name="ce133" table:content-validation-name="val17" office:value-type="string" calcext:value-type="string">
            <text:p>Relazione con Tipologia</text:p>
          </table:table-cell>
          <table:table-cell table:style-name="ce134" table:content-validation-name="val18"/>
          <table:table-cell table:style-name="ce138" table:content-validation-name="val19" office:value-type="string" calcext:value-type="string">
            <text:p><text:a xlink:href="#'Tipologia DOCUMENTO PUBBLICO'.A1" xlink:type="simple">Documento pubblico</text:a></text:p>
          </table:table-cell>
          <table:table-cell table:style-name="ce139" table:content-validation-name="val20" office:value-type="string" calcext:value-type="string">
            <text:p>0...1</text:p>
          </table:table-cell>
          <table:table-cell table:number-columns-repeated="1017"/>
        </table:table-row>
        <table:table-row table:style-name="ro3">
          <table:table-cell table:style-name="ce127" office:value-type="string" calcext:value-type="string">
            <text:p>Ulteriori informazioni</text:p>
          </table:table-cell>
          <table:table-cell table:style-name="ce129" office:value-type="string" calcext:value-type="string">
            <text:p>Ulteriori informazioni relative all'incarico</text:p>
          </table:table-cell>
          <table:table-cell table:style-name="ce130" table:content-validation-name="val16" office:value-type="string" calcext:value-type="string">
            <text:p>No</text:p>
          </table:table-cell>
          <table:table-cell table:style-name="ce133" table:content-validation-name="val17" office:value-type="string" calcext:value-type="string">
            <text:p>Testo lungo (rich text)</text:p>
          </table:table-cell>
          <table:table-cell table:style-name="ce134" table:content-validation-name="val18"/>
          <table:table-cell table:style-name="ce137" table:content-validation-name="val19"/>
          <table:table-cell table:style-name="ce139" table:content-validation-name="val20"/>
          <table:table-cell table:number-columns-repeated="1017"/>
        </table:table-row>
        <table:table-row table:style-name="ro3" table:number-rows-repeated="985">
          <table:table-cell table:number-columns-repeated="1024"/>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Tipologia INCARICO'.A4:'Tipologia INCARICO'.G15">
            <calcext:condition calcext:apply-style-name="ConditionalStyle_1" calcext:value="formula-is([.$C4]=&quot;Sì&quot;)" calcext:base-cell-address="'Tipologia INCARICO'.A4"/>
          </calcext:conditional-format>
        </calcext:conditional-formats>
      </table:table>
      <table:table table:name="Tipologia LUOGO" table:style-name="ta9">
        <table:table-column table:style-name="co40" table:default-cell-style-name="Default"/>
        <table:table-column table:style-name="co41" table:default-cell-style-name="Default"/>
        <table:table-column table:style-name="co42" table:default-cell-style-name="Default"/>
        <table:table-column table:style-name="co40" table:default-cell-style-name="Default"/>
        <table:table-column table:style-name="co43" table:default-cell-style-name="Default"/>
        <table:table-column table:style-name="co38" table:number-columns-repeated="2" table:default-cell-style-name="Default"/>
        <table:table-column table:style-name="co4" table:number-columns-repeated="1017" table:default-cell-style-name="Default"/>
        <table:table-row table:style-name="ro10">
          <table:table-cell table:style-name="ce83" office:value-type="string" calcext:value-type="string" table:number-columns-spanned="7" table:number-rows-spanned="1">
            <text:p><text:span text:style-name="T17">Tipologia: </text:span><text:span text:style-name="T18">LUOGO</text:span><text:span text:style-name="T19"> di interesse pubblico di un Comune</text:span></text:p>
          </table:table-cell>
          <table:covered-table-cell table:number-columns-repeated="5" table:style-name="ce87"/>
          <table:covered-table-cell table:style-name="ce96"/>
          <table:table-cell table:number-columns-repeated="1017"/>
        </table:table-row>
        <table:table-row table:style-name="ro3">
          <table:table-cell table:style-name="ce140" office:value-type="string" calcext:value-type="string" table:number-columns-spanned="7" table:number-rows-spanned="1">
            <text:p><text:a xlink:href="http://schema.org/" xlink:type="simple">Tipologia che struttura le informazioni relative a un luogo di interesse pubblico. Schema.org prevede una Tipologia Place
Nota: I luoghi possono essere sede di eventi,  sede di strutture amministrative o politiche o punti di interesse.</text:a></text:p>
          </table:table-cell>
          <table:covered-table-cell table:number-columns-repeated="5"/>
          <table:covered-table-cell table:style-name="ce97"/>
          <table:table-cell table:number-columns-repeated="1017"/>
        </table:table-row>
        <table:table-row table:style-name="ro3">
          <table:table-cell table:style-name="ce85" office:value-type="string" calcext:value-type="string">
            <text:p>Elemento</text:p>
          </table:table-cell>
          <table:table-cell table:style-name="ce85" office:value-type="string" calcext:value-type="string">
            <text:p>Descrizione</text:p>
          </table:table-cell>
          <table:table-cell table:style-name="ce85" office:value-type="string" calcext:value-type="string">
            <text:p>Valore obbligatorio?</text:p>
          </table:table-cell>
          <table:table-cell table:style-name="ce90" office:value-type="string" calcext:value-type="string">
            <text:p>Tipo di slot (dati o relazioni)</text:p>
          </table:table-cell>
          <table:table-cell table:style-name="ce90" office:value-type="string" calcext:value-type="string">
            <text:p>Tassonomia di riferimento</text:p>
          </table:table-cell>
          <table:table-cell table:style-name="ce90" office:value-type="string" calcext:value-type="string">
            <text:p>Relazione con Tipologia</text:p>
          </table:table-cell>
          <table:table-cell table:style-name="ce90" office:value-type="string" calcext:value-type="string">
            <text:p>Cardinalità</text:p>
          </table:table-cell>
          <table:table-cell table:number-columns-repeated="1017"/>
        </table:table-row>
        <table:table-row table:style-name="ro3">
          <table:table-cell table:style-name="ce141" office:value-type="string" calcext:value-type="string">
            <text:p>Nome del luogo</text:p>
          </table:table-cell>
          <table:table-cell table:style-name="ce145" office:value-type="string" calcext:value-type="string">
            <text:p>Nome principale del luogo o nome con il quale il luogo è conosciuto (ad es. Colosseo)</text:p>
          </table:table-cell>
          <table:table-cell table:style-name="ce153" table:content-validation-name="val21" office:value-type="string" calcext:value-type="string">
            <text:p>Sì</text:p>
          </table:table-cell>
          <table:table-cell table:style-name="ce157" table:content-validation-name="val23" office:value-type="string" calcext:value-type="string">
            <text:p>Testo breve (max. 255 char)</text:p>
          </table:table-cell>
          <table:table-cell table:style-name="ce160" table:content-validation-name="val24"/>
          <table:table-cell table:style-name="ce163" table:content-validation-name="val25"/>
          <table:table-cell table:style-name="ce166" table:content-validation-name="val26"/>
          <table:table-cell table:number-columns-repeated="1017"/>
        </table:table-row>
        <table:table-row table:style-name="ro3">
          <table:table-cell table:style-name="ce141" office:value-type="string" calcext:value-type="string">
            <text:p>Nome alternativo</text:p>
          </table:table-cell>
          <table:table-cell table:style-name="ce145" office:value-type="string" calcext:value-type="string">
            <text:p>Nome alternativo o secondario del luogo (ad es. Anfiteatro Flavio)</text:p>
          </table:table-cell>
          <table:table-cell table:style-name="ce153" table:content-validation-name="val21" office:value-type="string" calcext:value-type="string">
            <text:p>No</text:p>
          </table:table-cell>
          <table:table-cell table:style-name="ce157" table:content-validation-name="val23" office:value-type="string" calcext:value-type="string">
            <text:p>Testo breve (max. 255 char)</text:p>
          </table:table-cell>
          <table:table-cell table:style-name="ce160" table:content-validation-name="val24"/>
          <table:table-cell table:style-name="ce163" table:content-validation-name="val25"/>
          <table:table-cell table:style-name="ce166" table:content-validation-name="val26"/>
          <table:table-cell table:number-columns-repeated="1017"/>
        </table:table-row>
        <table:table-row table:style-name="ro3">
          <table:table-cell table:style-name="ce142" office:value-type="string" calcext:value-type="string">
            <text:p>Argomenti</text:p>
          </table:table-cell>
          <table:table-cell table:style-name="ce146" office:value-type="string" calcext:value-type="string">
            <text:p>Argomenti collegabili</text:p>
          </table:table-cell>
          <table:table-cell table:style-name="ce154" table:content-validation-name="val22" office:value-type="string" calcext:value-type="string">
            <text:p>No</text:p>
          </table:table-cell>
          <table:table-cell table:style-name="ce158" table:content-validation-name="val23" office:value-type="string" calcext:value-type="string">
            <text:p>Tassonomia</text:p>
          </table:table-cell>
          <table:table-cell table:style-name="ce161" table:content-validation-name="val24" office:value-type="string" calcext:value-type="string">
            <text:p><text:a xlink:href="#'Tassonomia ARGOMENTI'.A1" xlink:type="simple">Argomenti</text:a></text:p>
          </table:table-cell>
          <table:table-cell table:style-name="ce164" table:content-validation-name="val25"/>
          <table:table-cell table:style-name="ce167" table:content-validation-name="val26" office:value-type="string" calcext:value-type="string">
            <text:p>0...n</text:p>
          </table:table-cell>
          <table:table-cell table:number-columns-repeated="1017"/>
        </table:table-row>
        <table:table-row table:style-name="ro3">
          <table:table-cell table:style-name="ce142" office:value-type="string" calcext:value-type="string">
            <text:p>Tipo di luogo</text:p>
          </table:table-cell>
          <table:table-cell table:style-name="ce145" office:value-type="string" calcext:value-type="string">
            <text:p>Una classificazione dei luoghi di pubblico interesse. Non obbligatoria perché il luogo potrebbe non essere un POI</text:p>
          </table:table-cell>
          <table:table-cell table:style-name="ce153" table:content-validation-name="val21" office:value-type="string" calcext:value-type="string">
            <text:p>No</text:p>
          </table:table-cell>
          <table:table-cell table:style-name="ce157" table:content-validation-name="val23" office:value-type="string" calcext:value-type="string">
            <text:p>Tassonomia</text:p>
          </table:table-cell>
          <table:table-cell table:style-name="ce162" table:content-validation-name="val24" office:value-type="string" calcext:value-type="string">
            <text:p><text:a xlink:href="#'Tassonomia Tipi di LUOGO'.A1" xlink:type="simple">Tipi di Luogo</text:a></text:p>
          </table:table-cell>
          <table:table-cell table:style-name="ce163" table:content-validation-name="val25"/>
          <table:table-cell table:style-name="ce166" table:content-validation-name="val26" office:value-type="string" calcext:value-type="string">
            <text:p>0...n</text:p>
          </table:table-cell>
          <table:table-cell table:number-columns-repeated="1017"/>
        </table:table-row>
        <table:table-row table:style-name="ro3">
          <table:table-cell table:style-name="ce141" office:value-type="string" calcext:value-type="string">
            <text:p>Immagine</text:p>
          </table:table-cell>
          <table:table-cell table:style-name="ce145" office:value-type="string" calcext:value-type="string">
            <text:p>Immagine principale del luogo</text:p>
          </table:table-cell>
          <table:table-cell table:style-name="ce153" table:content-validation-name="val21" office:value-type="string" calcext:value-type="string">
            <text:p>Sì</text:p>
          </table:table-cell>
          <table:table-cell table:style-name="ce157" table:content-validation-name="val23" office:value-type="string" calcext:value-type="string">
            <text:p>File (blob)</text:p>
          </table:table-cell>
          <table:table-cell table:style-name="ce160" table:content-validation-name="val24"/>
          <table:table-cell table:style-name="ce163" table:content-validation-name="val25"/>
          <table:table-cell table:style-name="ce166" table:content-validation-name="val26"/>
          <table:table-cell table:number-columns-repeated="1017"/>
        </table:table-row>
        <table:table-row table:style-name="ro3">
          <table:table-cell table:style-name="ce141" office:value-type="string" calcext:value-type="string">
            <text:p>Descrizione breve</text:p>
          </table:table-cell>
          <table:table-cell table:style-name="ce147" office:value-type="string" calcext:value-type="string">
            <text:p>Descrizione sintetica (meno di 255 caratteri)</text:p>
          </table:table-cell>
          <table:table-cell table:style-name="ce153" table:content-validation-name="val21" office:value-type="string" calcext:value-type="string">
            <text:p>Sì</text:p>
          </table:table-cell>
          <table:table-cell table:style-name="ce157" table:content-validation-name="val23" office:value-type="string" calcext:value-type="string">
            <text:p>Testo breve (max. 255 char)</text:p>
          </table:table-cell>
          <table:table-cell table:style-name="ce160" table:content-validation-name="val24"/>
          <table:table-cell table:style-name="ce163" table:content-validation-name="val25"/>
          <table:table-cell table:style-name="ce166" table:content-validation-name="val26"/>
          <table:table-cell table:number-columns-repeated="1017"/>
        </table:table-row>
        <table:table-row table:style-name="ro3">
          <table:table-cell table:style-name="ce141" office:value-type="string" calcext:value-type="string">
            <text:p>Descrizione estesa</text:p>
          </table:table-cell>
          <table:table-cell table:style-name="ce148" office:value-type="string" calcext:value-type="string">
            <text:p>Descrizione del luogo e degli elementi di interesse presenti nel luogo (POI)</text:p>
          </table:table-cell>
          <table:table-cell table:style-name="ce153" table:content-validation-name="val21" office:value-type="string" calcext:value-type="string">
            <text:p>No</text:p>
          </table:table-cell>
          <table:table-cell table:style-name="ce159" table:content-validation-name="val23" office:value-type="string" calcext:value-type="string">
            <text:p>Testo lungo (rich text)</text:p>
          </table:table-cell>
          <table:table-cell table:style-name="ce160" table:content-validation-name="val24"/>
          <table:table-cell table:style-name="ce163" table:content-validation-name="val25"/>
          <table:table-cell table:style-name="ce166" table:content-validation-name="val26"/>
          <table:table-cell table:number-columns-repeated="1017"/>
        </table:table-row>
        <table:table-row table:style-name="ro3">
          <table:table-cell table:style-name="ce141" office:value-type="string" calcext:value-type="string">
            <text:p>Luoghi collegati</text:p>
          </table:table-cell>
          <table:table-cell table:style-name="ce148" office:value-type="string" calcext:value-type="string">
            <text:p>Elenco di eventuali altri luoghi d'interesse collegati</text:p>
          </table:table-cell>
          <table:table-cell table:style-name="ce153" table:content-validation-name="val21" office:value-type="string" calcext:value-type="string">
            <text:p>No</text:p>
          </table:table-cell>
          <table:table-cell table:style-name="ce159" table:content-validation-name="val23" office:value-type="string" calcext:value-type="string">
            <text:p>Relazione con Tipologia</text:p>
          </table:table-cell>
          <table:table-cell table:style-name="ce160" table:content-validation-name="val24"/>
          <table:table-cell table:style-name="ce165" table:content-validation-name="val25" office:value-type="string" calcext:value-type="string">
            <text:p><text:a xlink:href="#'Tipologia LUOGO'.A1" xlink:type="simple">Luogo</text:a></text:p>
          </table:table-cell>
          <table:table-cell table:style-name="ce166" table:content-validation-name="val26" office:value-type="string" calcext:value-type="string">
            <text:p>0...n</text:p>
          </table:table-cell>
          <table:table-cell table:number-columns-repeated="1017"/>
        </table:table-row>
        <table:table-row table:style-name="ro3">
          <table:table-cell table:style-name="ce141" office:value-type="string" calcext:value-type="string">
            <text:p>Galleria di immagini</text:p>
          </table:table-cell>
          <table:table-cell table:style-name="ce149" office:value-type="string" calcext:value-type="string">
            <text:p>Una o più immagini corredate da didascalie</text:p>
          </table:table-cell>
          <table:table-cell table:style-name="ce155" table:content-validation-name="val21" office:value-type="string" calcext:value-type="string">
            <text:p>No</text:p>
          </table:table-cell>
          <table:table-cell table:style-name="ce159" table:content-validation-name="val23" office:value-type="string" calcext:value-type="string">
            <text:p>File (blob)</text:p>
          </table:table-cell>
          <table:table-cell table:style-name="ce160" table:content-validation-name="val24"/>
          <table:table-cell table:style-name="ce163" table:content-validation-name="val25"/>
          <table:table-cell table:style-name="ce166" table:content-validation-name="val26"/>
          <table:table-cell table:number-columns-repeated="1017"/>
        </table:table-row>
        <table:table-row table:style-name="ro3">
          <table:table-cell table:style-name="ce141" office:value-type="string" calcext:value-type="string">
            <text:p>Galleria di video</text:p>
          </table:table-cell>
          <table:table-cell table:style-name="ce150" office:value-type="string" calcext:value-type="string">
            <text:p>Una o più video corredati da didascalie</text:p>
          </table:table-cell>
          <table:table-cell table:style-name="ce155" table:content-validation-name="val21" office:value-type="string" calcext:value-type="string">
            <text:p>No</text:p>
          </table:table-cell>
          <table:table-cell table:style-name="ce159" table:content-validation-name="val23" office:value-type="string" calcext:value-type="string">
            <text:p>File (blob)</text:p>
          </table:table-cell>
          <table:table-cell table:style-name="ce160" table:content-validation-name="val24"/>
          <table:table-cell table:style-name="ce163" table:content-validation-name="val25"/>
          <table:table-cell table:style-name="ce166" table:content-validation-name="val26"/>
          <table:table-cell table:number-columns-repeated="1017"/>
        </table:table-row>
        <table:table-row table:style-name="ro3">
          <table:table-cell table:style-name="ce141" office:value-type="string" calcext:value-type="string">
            <text:p>Servizi presenti nel luogo</text:p>
          </table:table-cell>
          <table:table-cell table:style-name="ce145" office:value-type="string" calcext:value-type="string">
            <text:p>Se il luogo presenta servizi di carattere privato, descrizione testuale del servizio e link esterno al servizio. Se il luogo è sede di unità organizzativa abbiamo i servizi collegati all'unità organizzativa</text:p>
          </table:table-cell>
          <table:table-cell table:style-name="ce153" table:content-validation-name="val21" office:value-type="string" calcext:value-type="string">
            <text:p>No</text:p>
          </table:table-cell>
          <table:table-cell table:style-name="ce159" table:content-validation-name="val23" office:value-type="string" calcext:value-type="string">
            <text:p>Testo lungo (rich text)</text:p>
          </table:table-cell>
          <table:table-cell table:style-name="ce160" table:content-validation-name="val24"/>
          <table:table-cell table:style-name="ce163" table:content-validation-name="val25"/>
          <table:table-cell table:style-name="ce166" table:content-validation-name="val26"/>
          <table:table-cell table:number-columns-repeated="1017"/>
        </table:table-row>
        <table:table-row table:style-name="ro3">
          <table:table-cell table:style-name="ce141" office:value-type="string" calcext:value-type="string">
            <text:p>Modalità di accesso</text:p>
          </table:table-cell>
          <table:table-cell table:style-name="ce145" office:value-type="string" calcext:value-type="string">
            <text:p>Modalità di accesso al luogo con particolare attenzione agli accessi per disabili ed eventuale descrizione di come arrivare, costi di accesso</text:p>
          </table:table-cell>
          <table:table-cell table:style-name="ce153" table:content-validation-name="val21" office:value-type="string" calcext:value-type="string">
            <text:p>Sì</text:p>
          </table:table-cell>
          <table:table-cell table:style-name="ce157" table:content-validation-name="val23" office:value-type="string" calcext:value-type="string">
            <text:p>Testo lungo (rich text)</text:p>
          </table:table-cell>
          <table:table-cell table:style-name="ce160" table:content-validation-name="val24"/>
          <table:table-cell table:style-name="ce163" table:content-validation-name="val25"/>
          <table:table-cell table:style-name="ce166" table:content-validation-name="val26"/>
          <table:table-cell table:number-columns-repeated="1017"/>
        </table:table-row>
        <table:table-row table:style-name="ro3">
          <table:table-cell table:style-name="ce143" office:value-type="string" calcext:value-type="string">
            <text:p>Indirizzo </text:p>
          </table:table-cell>
          <table:table-cell table:style-name="ce148" office:value-type="string" calcext:value-type="string">
            <text:p>Indirizzo del luogo.</text:p>
          </table:table-cell>
          <table:table-cell table:style-name="ce153" table:content-validation-name="val21" office:value-type="string" calcext:value-type="string">
            <text:p>Sì</text:p>
          </table:table-cell>
          <table:table-cell table:style-name="ce159" table:content-validation-name="val23" office:value-type="string" calcext:value-type="string">
            <text:p>Testo breve (max. 255 char)</text:p>
          </table:table-cell>
          <table:table-cell table:style-name="ce160" table:content-validation-name="val24"/>
          <table:table-cell table:style-name="ce163" table:content-validation-name="val25"/>
          <table:table-cell table:style-name="ce166" table:content-validation-name="val26"/>
          <table:table-cell table:number-columns-repeated="1017"/>
        </table:table-row>
        <table:table-row table:style-name="ro3">
          <table:table-cell table:style-name="ce144" office:value-type="string" calcext:value-type="string">
            <text:p>Quartiere</text:p>
          </table:table-cell>
          <table:table-cell table:style-name="ce149" office:value-type="string" calcext:value-type="string">
            <text:p>Se il territorio è mappato in quartieri, riportare il Quartiere dove è situato il luogo</text:p>
          </table:table-cell>
          <table:table-cell table:style-name="ce153" table:content-validation-name="val21" office:value-type="string" calcext:value-type="string">
            <text:p>No</text:p>
          </table:table-cell>
          <table:table-cell table:style-name="ce159" table:content-validation-name="val23" office:value-type="string" calcext:value-type="string">
            <text:p>Testo breve (max. 255 char)</text:p>
          </table:table-cell>
          <table:table-cell table:style-name="ce160" table:content-validation-name="val24"/>
          <table:table-cell table:style-name="ce163" table:content-validation-name="val25"/>
          <table:table-cell table:style-name="ce166" table:content-validation-name="val26"/>
          <table:table-cell table:number-columns-repeated="1017"/>
        </table:table-row>
        <table:table-row table:style-name="ro3">
          <table:table-cell table:style-name="ce144" office:value-type="string" calcext:value-type="string">
            <text:p>Circoscrizione</text:p>
          </table:table-cell>
          <table:table-cell table:style-name="ce149" office:value-type="string" calcext:value-type="string">
            <text:p>Se il territorio è mappato in circoscrizioni, riportare la Circoscrizione dove è situato il luogo</text:p>
          </table:table-cell>
          <table:table-cell table:style-name="ce153" table:content-validation-name="val21" office:value-type="string" calcext:value-type="string">
            <text:p>No</text:p>
          </table:table-cell>
          <table:table-cell table:style-name="ce159" table:content-validation-name="val23" office:value-type="string" calcext:value-type="string">
            <text:p>Testo breve (max. 255 char)</text:p>
          </table:table-cell>
          <table:table-cell table:style-name="ce160" table:content-validation-name="val24"/>
          <table:table-cell table:style-name="ce163" table:content-validation-name="val25"/>
          <table:table-cell table:style-name="ce166" table:content-validation-name="val26"/>
          <table:table-cell table:number-columns-repeated="1017"/>
        </table:table-row>
        <table:table-row table:style-name="ro3">
          <table:table-cell table:style-name="ce144" office:value-type="string" calcext:value-type="string">
            <text:p>GPS Latitude</text:p>
          </table:table-cell>
          <table:table-cell table:style-name="ce151" office:value-type="string" calcext:value-type="string">
            <text:p>Georeferenziazione del luogo e link a posizione in mappa. <text:s/></text:p>
          </table:table-cell>
          <table:table-cell table:style-name="ce153" table:content-validation-name="val21" office:value-type="string" calcext:value-type="string">
            <text:p>Sì</text:p>
          </table:table-cell>
          <table:table-cell table:style-name="ce159" table:content-validation-name="val23" office:value-type="string" calcext:value-type="string">
            <text:p>Number (tutti i formati)</text:p>
          </table:table-cell>
          <table:table-cell table:style-name="ce160" table:content-validation-name="val24"/>
          <table:table-cell table:style-name="ce163" table:content-validation-name="val25"/>
          <table:table-cell table:style-name="ce166" table:content-validation-name="val26"/>
          <table:table-cell table:number-columns-repeated="1017"/>
        </table:table-row>
        <table:table-row table:style-name="ro3">
          <table:table-cell table:style-name="ce144" office:value-type="string" calcext:value-type="string">
            <text:p>GPS Longitude</text:p>
          </table:table-cell>
          <table:table-cell table:style-name="ce151" office:value-type="string" calcext:value-type="string">
            <text:p>Georeferenziazione del luogo e link a posizione in mappa. <text:s/></text:p>
          </table:table-cell>
          <table:table-cell table:style-name="ce153" table:content-validation-name="val21" office:value-type="string" calcext:value-type="string">
            <text:p>Sì</text:p>
          </table:table-cell>
          <table:table-cell table:style-name="ce159" table:content-validation-name="val23" office:value-type="string" calcext:value-type="string">
            <text:p>Number (tutti i formati)</text:p>
          </table:table-cell>
          <table:table-cell table:style-name="ce160" table:content-validation-name="val24"/>
          <table:table-cell table:style-name="ce163" table:content-validation-name="val25"/>
          <table:table-cell table:style-name="ce166" table:content-validation-name="val26"/>
          <table:table-cell table:number-columns-repeated="1017"/>
        </table:table-row>
        <table:table-row table:style-name="ro3">
          <table:table-cell table:style-name="ce144" office:value-type="string" calcext:value-type="string">
            <text:p>CAP</text:p>
          </table:table-cell>
          <table:table-cell table:style-name="ce151" office:value-type="string" calcext:value-type="string">
            <text:p>Codice di avviamento postale del luogo</text:p>
          </table:table-cell>
          <table:table-cell table:style-name="ce153" table:content-validation-name="val21" office:value-type="string" calcext:value-type="string">
            <text:p>Sì</text:p>
          </table:table-cell>
          <table:table-cell table:style-name="ce159" table:content-validation-name="val23" office:value-type="string" calcext:value-type="string">
            <text:p>Testo breve (max. 255 char)</text:p>
          </table:table-cell>
          <table:table-cell table:style-name="ce160" table:content-validation-name="val24"/>
          <table:table-cell table:style-name="ce163" table:content-validation-name="val25"/>
          <table:table-cell table:style-name="ce166" table:content-validation-name="val26"/>
          <table:table-cell table:number-columns-repeated="1017"/>
        </table:table-row>
        <table:table-row table:style-name="ro3">
          <table:table-cell table:style-name="ce141" office:value-type="string" calcext:value-type="string">
            <text:p>Orario per il pubblico</text:p>
          </table:table-cell>
          <table:table-cell table:style-name="ce148" office:value-type="string" calcext:value-type="string">
            <text:p>Orario di apertura al pubblico del luogo ed eventuali regole di accesso (es prenotazione).</text:p>
          </table:table-cell>
          <table:table-cell table:style-name="ce153" table:content-validation-name="val21" office:value-type="string" calcext:value-type="string">
            <text:p>No</text:p>
          </table:table-cell>
          <table:table-cell table:style-name="ce159" table:content-validation-name="val23" office:value-type="string" calcext:value-type="string">
            <text:p>Testo lungo (rich text)</text:p>
          </table:table-cell>
          <table:table-cell table:style-name="ce160" table:content-validation-name="val24"/>
          <table:table-cell table:style-name="ce163" table:content-validation-name="val25"/>
          <table:table-cell table:style-name="ce166" table:content-validation-name="val26"/>
          <table:table-cell table:number-columns-repeated="1017"/>
        </table:table-row>
        <table:table-row table:style-name="ro3">
          <table:table-cell table:style-name="ce141" office:value-type="string" calcext:value-type="string">
            <text:p>Punti di contatto</text:p>
          </table:table-cell>
          <table:table-cell table:style-name="ce147" office:value-type="string" calcext:value-type="string">
            <text:p>Telefono, mail o altri punti di contatto</text:p>
          </table:table-cell>
          <table:table-cell table:style-name="ce153" table:content-validation-name="val21" office:value-type="string" calcext:value-type="string">
            <text:p>Sì</text:p>
          </table:table-cell>
          <table:table-cell table:style-name="ce159" table:content-validation-name="val23" office:value-type="string" calcext:value-type="string">
            <text:p>Relazione con Tipologia</text:p>
          </table:table-cell>
          <table:table-cell table:style-name="ce160" table:content-validation-name="val24"/>
          <table:table-cell table:style-name="ce165" table:content-validation-name="val25" office:value-type="string" calcext:value-type="string">
            <text:p><text:a xlink:href="#'Tipologia PUNTO DI CONTATTO'.A1" xlink:type="simple">Punto di contatto</text:a></text:p>
          </table:table-cell>
          <table:table-cell table:style-name="ce166" table:content-validation-name="val26" office:value-type="string" calcext:value-type="string">
            <text:p>1...n</text:p>
          </table:table-cell>
          <table:table-cell table:number-columns-repeated="1017"/>
        </table:table-row>
        <table:table-row table:style-name="ro3">
          <table:table-cell table:style-name="ce141" office:value-type="string" calcext:value-type="string">
            <text:p>Struttura responsabile</text:p>
          </table:table-cell>
          <table:table-cell table:style-name="ce151" office:value-type="string" calcext:value-type="string">
            <text:p>Unità organizzativa che ha la responsabilità del luogo</text:p>
          </table:table-cell>
          <table:table-cell table:style-name="ce153" table:content-validation-name="val21" office:value-type="string" calcext:value-type="string">
            <text:p>No</text:p>
          </table:table-cell>
          <table:table-cell table:style-name="ce159" table:content-validation-name="val23" office:value-type="string" calcext:value-type="string">
            <text:p>Relazione con Tipologia</text:p>
          </table:table-cell>
          <table:table-cell table:style-name="ce160" table:content-validation-name="val24"/>
          <table:table-cell table:style-name="ce165" table:content-validation-name="val25" office:value-type="string" calcext:value-type="string">
            <text:p><text:a xlink:href="#'Tipologia UNITÀ ORGANIZZATIVA'.A1" xlink:type="simple">Unità organizzativa</text:a></text:p>
          </table:table-cell>
          <table:table-cell table:style-name="ce166" table:content-validation-name="val26" office:value-type="string" calcext:value-type="string">
            <text:p>0...n</text:p>
          </table:table-cell>
          <table:table-cell table:number-columns-repeated="1017"/>
        </table:table-row>
        <table:table-row table:style-name="ro3">
          <table:table-cell table:style-name="ce141" office:value-type="string" calcext:value-type="string">
            <text:p>Ulteriori informazioni</text:p>
          </table:table-cell>
          <table:table-cell table:style-name="ce151" office:value-type="string" calcext:value-type="string">
            <text:p>Ulteriori informazioni sul luogo, FAQ ed eventuali riferimenti normativi</text:p>
          </table:table-cell>
          <table:table-cell table:style-name="ce153" table:content-validation-name="val21" office:value-type="string" calcext:value-type="string">
            <text:p>No</text:p>
          </table:table-cell>
          <table:table-cell table:style-name="ce157" table:content-validation-name="val23" office:value-type="string" calcext:value-type="string">
            <text:p>Testo lungo (rich text)</text:p>
          </table:table-cell>
          <table:table-cell table:style-name="ce160" table:content-validation-name="val24"/>
          <table:table-cell table:style-name="ce163" table:content-validation-name="val25"/>
          <table:table-cell table:style-name="ce166" table:content-validation-name="val26"/>
          <table:table-cell table:number-columns-repeated="1017"/>
        </table:table-row>
        <table:table-row table:style-name="ro3">
          <table:table-cell table:style-name="ce141" office:value-type="string" calcext:value-type="string">
            <text:p>Identificativo</text:p>
          </table:table-cell>
          <table:table-cell table:style-name="ce152" office:value-type="string" calcext:value-type="string">
            <text:p>Codice identificativo del luogo. Nel MIBAC c'è il codice del DBUnico per i luoghi della cultura e il codice ISIL per le biblioteche. Non deve comparire nel frontend del sito.</text:p>
          </table:table-cell>
          <table:table-cell table:style-name="ce156" table:content-validation-name="val21" office:value-type="string" calcext:value-type="string">
            <text:p>No</text:p>
          </table:table-cell>
          <table:table-cell table:style-name="ce157" table:content-validation-name="val23" office:value-type="string" calcext:value-type="string">
            <text:p>Testo breve (max. 255 char)</text:p>
          </table:table-cell>
          <table:table-cell table:style-name="ce160" table:content-validation-name="val24"/>
          <table:table-cell table:style-name="ce163" table:content-validation-name="val25"/>
          <table:table-cell table:style-name="ce166" table:content-validation-name="val26"/>
          <table:table-cell table:number-columns-repeated="1017"/>
        </table:table-row>
        <table:table-row table:style-name="ro3" table:number-rows-repeated="974">
          <table:table-cell table:number-columns-repeated="1024"/>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Tipologia LUOGO'.A6:'Tipologia LUOGO'.A7 'Tipologia LUOGO'.B6:'Tipologia LUOGO'.G6">
            <calcext:condition calcext:apply-style-name="ConditionalStyle_1" calcext:value="formula-is([.$C6]=&quot;Sì&quot;)" calcext:base-cell-address="'Tipologia LUOGO'.A6"/>
          </calcext:conditional-format>
          <calcext:conditional-format calcext:target-range-address="'Tipologia LUOGO'.A4:'Tipologia LUOGO'.G26">
            <calcext:condition calcext:apply-style-name="ConditionalStyle_1" calcext:value="formula-is([.$C4]=&quot;Sì&quot;)" calcext:base-cell-address="'Tipologia LUOGO'.A4"/>
          </calcext:conditional-format>
        </calcext:conditional-formats>
      </table:table>
      <table:table table:name="Tipologia NOTIZIA" table:style-name="ta10">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4" table:number-columns-repeated="1017" table:default-cell-style-name="Default"/>
        <table:table-row table:style-name="ro13">
          <table:table-cell table:style-name="ce168" office:value-type="string" calcext:value-type="string" table:number-columns-spanned="7" table:number-rows-spanned="1">
            <text:p><text:span text:style-name="T20">Tipologia: </text:span><text:span text:style-name="T21">NOTIZIA</text:span><text:span text:style-name="T22"> di un Comune</text:span></text:p>
          </table:table-cell>
          <table:covered-table-cell table:number-columns-repeated="5" table:style-name="ce87"/>
          <table:covered-table-cell table:style-name="ce96"/>
          <table:table-cell table:number-columns-repeated="1017"/>
        </table:table-row>
        <table:table-row table:style-name="ro14">
          <table:table-cell table:style-name="ce140" office:value-type="string" calcext:value-type="string" table:number-columns-spanned="7" table:number-rows-spanned="1">
            <text:p><text:a xlink:href="https://schema.org/NewsArticle" xlink:type="simple">Tipologia che struttura le informazioni relative a agli aggiornamenti d un comune. Schema.org prevede una Tipologia NewsArticle
Nota: questa Tipologia include tutti i tipi di aggiornamenti, come i comunicati stampa, gli avvisi, etc.</text:a></text:p>
          </table:table-cell>
          <table:covered-table-cell table:number-columns-repeated="5"/>
          <table:covered-table-cell table:style-name="ce97"/>
          <table:table-cell table:number-columns-repeated="1017"/>
        </table:table-row>
        <table:table-row table:style-name="ro3">
          <table:table-cell table:style-name="ce85" office:value-type="string" calcext:value-type="string">
            <text:p>Elemento</text:p>
          </table:table-cell>
          <table:table-cell table:style-name="ce85" office:value-type="string" calcext:value-type="string">
            <text:p>Descrizione</text:p>
          </table:table-cell>
          <table:table-cell table:style-name="ce85" office:value-type="string" calcext:value-type="string">
            <text:p>Valore obbligatorio?</text:p>
          </table:table-cell>
          <table:table-cell table:style-name="ce90" office:value-type="string" calcext:value-type="string">
            <text:p>Tipo di slot (dati o relazioni)</text:p>
          </table:table-cell>
          <table:table-cell table:style-name="ce90" office:value-type="string" calcext:value-type="string">
            <text:p>Tassonomia di riferimento</text:p>
          </table:table-cell>
          <table:table-cell table:style-name="ce90" office:value-type="string" calcext:value-type="string">
            <text:p>Relazione con Tipologia</text:p>
          </table:table-cell>
          <table:table-cell table:style-name="ce90" office:value-type="string" calcext:value-type="string">
            <text:p>Cardinalità</text:p>
          </table:table-cell>
          <table:table-cell table:number-columns-repeated="1017"/>
        </table:table-row>
        <table:table-row table:style-name="ro3">
          <table:table-cell table:style-name="ce169" office:value-type="string" calcext:value-type="string">
            <text:p>Titolo della notizia</text:p>
          </table:table-cell>
          <table:table-cell table:style-name="ce172" office:value-type="string" calcext:value-type="string">
            <text:p>Il titolo della notizia, del comunicato o dell'avviso</text:p>
          </table:table-cell>
          <table:table-cell table:style-name="ce174" table:content-validation-name="val27" office:value-type="string" calcext:value-type="string">
            <text:p>Sì</text:p>
          </table:table-cell>
          <table:table-cell table:style-name="ce176" table:content-validation-name="val28" office:value-type="string" calcext:value-type="string">
            <text:p>Testo breve (max. 255 char)</text:p>
          </table:table-cell>
          <table:table-cell table:style-name="ce179" table:content-validation-name="val29"/>
          <table:table-cell table:style-name="ce183" table:content-validation-name="val30"/>
          <table:table-cell table:style-name="ce187" table:content-validation-name="val31"/>
          <table:table-cell table:number-columns-repeated="1017"/>
        </table:table-row>
        <table:table-row table:style-name="ro3">
          <table:table-cell table:style-name="ce169" office:value-type="string" calcext:value-type="string">
            <text:p>Tipo di notizia</text:p>
          </table:table-cell>
          <table:table-cell table:style-name="ce172" office:value-type="string" calcext:value-type="string">
            <text:p>Il tipo di notizia secondo la tassonomia prevista (in breadcrumb)</text:p>
          </table:table-cell>
          <table:table-cell table:style-name="ce174" table:content-validation-name="val27" office:value-type="string" calcext:value-type="string">
            <text:p>Sì</text:p>
          </table:table-cell>
          <table:table-cell table:style-name="ce176" table:content-validation-name="val28" office:value-type="string" calcext:value-type="string">
            <text:p>Tassonomia</text:p>
          </table:table-cell>
          <table:table-cell table:style-name="ce180" table:content-validation-name="val29" office:value-type="string" calcext:value-type="string">
            <text:p><text:a xlink:href="#'Tassonomia Tipi di NOTIZIA'.A1" xlink:type="simple">Tipi di notizia</text:a></text:p>
          </table:table-cell>
          <table:table-cell table:style-name="ce183" table:content-validation-name="val30"/>
          <table:table-cell table:style-name="ce187" table:content-validation-name="val31" office:value-type="string" calcext:value-type="string">
            <text:p>1...1</text:p>
          </table:table-cell>
          <table:table-cell table:number-columns-repeated="1017"/>
        </table:table-row>
        <table:table-row table:style-name="ro3">
          <table:table-cell table:style-name="ce169" office:value-type="string" calcext:value-type="string">
            <text:p>Descrizione breve (abstract)</text:p>
          </table:table-cell>
          <table:table-cell table:style-name="ce172" office:value-type="string" calcext:value-type="string">
            <text:p>Descrizione sintentica della notizia, inferiore a 255 caratteri</text:p>
          </table:table-cell>
          <table:table-cell table:style-name="ce174" table:content-validation-name="val27" office:value-type="string" calcext:value-type="string">
            <text:p>Sì</text:p>
          </table:table-cell>
          <table:table-cell table:style-name="ce176" table:content-validation-name="val28" office:value-type="string" calcext:value-type="string">
            <text:p>Testo breve (max. 255 char)</text:p>
          </table:table-cell>
          <table:table-cell table:style-name="ce179" table:content-validation-name="val29"/>
          <table:table-cell table:style-name="ce183" table:content-validation-name="val30"/>
          <table:table-cell table:style-name="ce187" table:content-validation-name="val31"/>
          <table:table-cell table:number-columns-repeated="1017"/>
        </table:table-row>
        <table:table-row table:style-name="ro3">
          <table:table-cell table:style-name="ce169" office:value-type="string" calcext:value-type="string">
            <text:p>Data della notizia</text:p>
          </table:table-cell>
          <table:table-cell table:style-name="ce172" office:value-type="string" calcext:value-type="string">
            <text:p>Data di pubblicazione della notizia</text:p>
          </table:table-cell>
          <table:table-cell table:style-name="ce174" table:content-validation-name="val27" office:value-type="string" calcext:value-type="string">
            <text:p>Sì</text:p>
          </table:table-cell>
          <table:table-cell table:style-name="ce176" table:content-validation-name="val28" office:value-type="string" calcext:value-type="string">
            <text:p>Datetime (tutti i formati)</text:p>
          </table:table-cell>
          <table:table-cell table:style-name="ce179" table:content-validation-name="val29"/>
          <table:table-cell table:style-name="ce183" table:content-validation-name="val30"/>
          <table:table-cell table:style-name="ce187" table:content-validation-name="val31"/>
          <table:table-cell table:number-columns-repeated="1017"/>
        </table:table-row>
        <table:table-row table:style-name="ro3">
          <table:table-cell table:style-name="ce169" office:value-type="string" calcext:value-type="string">
            <text:p>Data di scadenza</text:p>
          </table:table-cell>
          <table:table-cell table:style-name="ce172" office:value-type="string" calcext:value-type="string">
            <text:p>Eventuale data di scadenza (in caso di avviso pubblicato)</text:p>
          </table:table-cell>
          <table:table-cell table:style-name="ce174" table:content-validation-name="val27" office:value-type="string" calcext:value-type="string">
            <text:p>No</text:p>
          </table:table-cell>
          <table:table-cell table:style-name="ce176" table:content-validation-name="val28" office:value-type="string" calcext:value-type="string">
            <text:p>Datetime (tutti i formati)</text:p>
          </table:table-cell>
          <table:table-cell table:style-name="ce179" table:content-validation-name="val29"/>
          <table:table-cell table:style-name="ce183" table:content-validation-name="val30"/>
          <table:table-cell table:style-name="ce187" table:content-validation-name="val31"/>
          <table:table-cell table:number-columns-repeated="1017"/>
        </table:table-row>
        <table:table-row table:style-name="ro3">
          <table:table-cell table:style-name="ce169" office:value-type="string" calcext:value-type="string">
            <text:p>Numero progressivo comunicato stampa</text:p>
          </table:table-cell>
          <table:table-cell table:style-name="ce172" office:value-type="string" calcext:value-type="string">
            <text:p>Se è un comunicato stampa, indica un'eventuale numero progressivo del comunicato stampa</text:p>
          </table:table-cell>
          <table:table-cell table:style-name="ce174" table:content-validation-name="val27" office:value-type="string" calcext:value-type="string">
            <text:p>No</text:p>
          </table:table-cell>
          <table:table-cell table:style-name="ce176" table:content-validation-name="val28" office:value-type="string" calcext:value-type="string">
            <text:p>Testo breve (max. 255 char)</text:p>
          </table:table-cell>
          <table:table-cell table:style-name="ce179" table:content-validation-name="val29"/>
          <table:table-cell table:style-name="ce183" table:content-validation-name="val30"/>
          <table:table-cell table:style-name="ce187" table:content-validation-name="val31"/>
          <table:table-cell table:number-columns-repeated="1017"/>
        </table:table-row>
        <table:table-row table:style-name="ro3">
          <table:table-cell table:style-name="ce169" office:value-type="string" calcext:value-type="string">
            <text:p>Argomenti</text:p>
          </table:table-cell>
          <table:table-cell table:style-name="ce172" office:value-type="string" calcext:value-type="string">
            <text:p>Argomenti collegabili</text:p>
          </table:table-cell>
          <table:table-cell table:style-name="ce174" table:content-validation-name="val27" office:value-type="string" calcext:value-type="string">
            <text:p>Sì</text:p>
          </table:table-cell>
          <table:table-cell table:style-name="ce176" table:content-validation-name="val28" office:value-type="string" calcext:value-type="string">
            <text:p>Tassonomia</text:p>
          </table:table-cell>
          <table:table-cell table:style-name="ce180" table:content-validation-name="val29" office:value-type="string" calcext:value-type="string">
            <text:p><text:a xlink:href="#'Tassonomia ARGOMENTI'.A1" xlink:type="simple">Argomenti</text:a></text:p>
          </table:table-cell>
          <table:table-cell table:style-name="ce183" table:content-validation-name="val30"/>
          <table:table-cell table:style-name="ce187" table:content-validation-name="val31" office:value-type="string" calcext:value-type="string">
            <text:p>1...n</text:p>
          </table:table-cell>
          <table:table-cell table:number-columns-repeated="1017"/>
        </table:table-row>
        <table:table-row table:style-name="ro3">
          <table:table-cell table:style-name="ce169" office:value-type="string" calcext:value-type="string">
            <text:p>Immagine</text:p>
          </table:table-cell>
          <table:table-cell table:style-name="ce172" office:value-type="string" calcext:value-type="string">
            <text:p>Immagine principale della notizia</text:p>
          </table:table-cell>
          <table:table-cell table:style-name="ce175" table:content-validation-name="val27" office:value-type="string" calcext:value-type="string">
            <text:p>no</text:p>
          </table:table-cell>
          <table:table-cell table:style-name="ce176" table:content-validation-name="val28" office:value-type="string" calcext:value-type="string">
            <text:p>File (blob)</text:p>
          </table:table-cell>
          <table:table-cell table:style-name="ce179" table:content-validation-name="val29"/>
          <table:table-cell table:style-name="ce183" table:content-validation-name="val30"/>
          <table:table-cell table:style-name="ce187" table:content-validation-name="val31"/>
          <table:table-cell table:number-columns-repeated="1017"/>
        </table:table-row>
        <table:table-row table:style-name="ro3">
          <table:table-cell table:style-name="ce169" office:value-type="string" calcext:value-type="string">
            <text:p>Testo completo della notizia</text:p>
          </table:table-cell>
          <table:table-cell table:style-name="ce172" office:value-type="string" calcext:value-type="string">
            <text:p>Testo principale della notizia (che include multimedia etc)</text:p>
          </table:table-cell>
          <table:table-cell table:style-name="ce174" table:content-validation-name="val27" office:value-type="string" calcext:value-type="string">
            <text:p>Sì</text:p>
          </table:table-cell>
          <table:table-cell table:style-name="ce176" table:content-validation-name="val28" office:value-type="string" calcext:value-type="string">
            <text:p>Testo lungo (rich text)</text:p>
          </table:table-cell>
          <table:table-cell table:style-name="ce179" table:content-validation-name="val29"/>
          <table:table-cell table:style-name="ce183" table:content-validation-name="val30"/>
          <table:table-cell table:style-name="ce187" table:content-validation-name="val31"/>
          <table:table-cell table:number-columns-repeated="1017"/>
        </table:table-row>
        <table:table-row table:style-name="ro3">
          <table:table-cell table:style-name="ce169" office:value-type="string" calcext:value-type="string">
            <text:p>Persone</text:p>
          </table:table-cell>
          <table:table-cell table:style-name="ce172" office:value-type="string" calcext:value-type="string">
            <text:p>Link a schede persone dell'amminsitrazione citate nella notizia</text:p>
          </table:table-cell>
          <table:table-cell table:style-name="ce174" table:content-validation-name="val27" office:value-type="string" calcext:value-type="string">
            <text:p>no</text:p>
          </table:table-cell>
          <table:table-cell table:style-name="ce176" table:content-validation-name="val28" office:value-type="string" calcext:value-type="string">
            <text:p>Relazione con Tipologia</text:p>
          </table:table-cell>
          <table:table-cell table:style-name="ce179" table:content-validation-name="val29"/>
          <table:table-cell table:style-name="ce184" table:content-validation-name="val30" office:value-type="string" calcext:value-type="string">
            <text:p>Persona pubblica</text:p>
          </table:table-cell>
          <table:table-cell table:style-name="ce187" table:content-validation-name="val31" office:value-type="string" calcext:value-type="string">
            <text:p>0...n</text:p>
          </table:table-cell>
          <table:table-cell table:number-columns-repeated="1017"/>
        </table:table-row>
        <table:table-row table:style-name="ro3">
          <table:table-cell table:style-name="ce169" office:value-type="string" calcext:value-type="string">
            <text:p>Luoghi</text:p>
          </table:table-cell>
          <table:table-cell table:style-name="ce172" office:value-type="string" calcext:value-type="string">
            <text:p>Link a schede luoghi del sito citati nella notizia</text:p>
          </table:table-cell>
          <table:table-cell table:style-name="ce174" table:content-validation-name="val27" office:value-type="string" calcext:value-type="string">
            <text:p>no</text:p>
          </table:table-cell>
          <table:table-cell table:style-name="ce176" table:content-validation-name="val28" office:value-type="string" calcext:value-type="string">
            <text:p>Relazione con Tipologia</text:p>
          </table:table-cell>
          <table:table-cell table:style-name="ce179" table:content-validation-name="val29"/>
          <table:table-cell table:style-name="ce184" table:content-validation-name="val30" office:value-type="string" calcext:value-type="string">
            <text:p><text:a xlink:href="#'Tipologia LUOGO'.A1" xlink:type="simple">Luogo</text:a></text:p>
          </table:table-cell>
          <table:table-cell table:style-name="ce187" table:content-validation-name="val31" office:value-type="string" calcext:value-type="string">
            <text:p>0...n</text:p>
          </table:table-cell>
          <table:table-cell table:number-columns-repeated="1017"/>
        </table:table-row>
        <table:table-row table:style-name="ro3">
          <table:table-cell table:style-name="ce170" office:value-type="string" calcext:value-type="string">
            <text:p>Galleria di immagini</text:p>
          </table:table-cell>
          <table:table-cell table:style-name="ce172" office:value-type="string" calcext:value-type="string">
            <text:p>Una o più immagini corredate da didascalie</text:p>
          </table:table-cell>
          <table:table-cell table:style-name="ce174" table:content-validation-name="val27" office:value-type="string" calcext:value-type="string">
            <text:p>No</text:p>
          </table:table-cell>
          <table:table-cell table:style-name="ce177" table:content-validation-name="val28" office:value-type="string" calcext:value-type="string">
            <text:p>File (blob)</text:p>
          </table:table-cell>
          <table:table-cell table:style-name="ce181" table:content-validation-name="val29"/>
          <table:table-cell table:style-name="ce185" table:content-validation-name="val30"/>
          <table:table-cell table:style-name="ce188" table:content-validation-name="val31" office:value-type="string" calcext:value-type="string">
            <text:p>0...n</text:p>
          </table:table-cell>
          <table:table-cell table:number-columns-repeated="1017"/>
        </table:table-row>
        <table:table-row table:style-name="ro3">
          <table:table-cell table:style-name="ce170" office:value-type="string" calcext:value-type="string">
            <text:p>Galleria di video</text:p>
          </table:table-cell>
          <table:table-cell table:style-name="ce173" office:value-type="string" calcext:value-type="string">
            <text:p>Una o più video corredati da didascalie</text:p>
          </table:table-cell>
          <table:table-cell table:style-name="ce174" table:content-validation-name="val27" office:value-type="string" calcext:value-type="string">
            <text:p>No</text:p>
          </table:table-cell>
          <table:table-cell table:style-name="ce177" table:content-validation-name="val28" office:value-type="string" calcext:value-type="string">
            <text:p>File (blob)</text:p>
          </table:table-cell>
          <table:table-cell table:style-name="ce181" table:content-validation-name="val29"/>
          <table:table-cell table:style-name="ce185" table:content-validation-name="val30"/>
          <table:table-cell table:style-name="ce188" table:content-validation-name="val31" office:value-type="string" calcext:value-type="string">
            <text:p>0...n</text:p>
          </table:table-cell>
          <table:table-cell table:number-columns-repeated="1017"/>
        </table:table-row>
        <table:table-row table:style-name="ro3">
          <table:table-cell table:style-name="ce169" office:value-type="string" calcext:value-type="string">
            <text:p>A cura di</text:p>
          </table:table-cell>
          <table:table-cell table:style-name="ce172" office:value-type="string" calcext:value-type="string">
            <text:p>Ufficio che ha curato il comunicato (presumibilmente l'ufficio comunicazione)</text:p>
          </table:table-cell>
          <table:table-cell table:style-name="ce174" table:content-validation-name="val27" office:value-type="string" calcext:value-type="string">
            <text:p>Sì</text:p>
          </table:table-cell>
          <table:table-cell table:style-name="ce176" table:content-validation-name="val28" office:value-type="string" calcext:value-type="string">
            <text:p>Relazione con Tipologia</text:p>
          </table:table-cell>
          <table:table-cell table:style-name="ce179" table:content-validation-name="val29"/>
          <table:table-cell table:style-name="ce184" table:content-validation-name="val30" office:value-type="string" calcext:value-type="string">
            <text:p><text:a xlink:href="#'Tipologia UNITÀ ORGANIZZATIVA'.A1" xlink:type="simple">Unità organizzativa</text:a></text:p>
          </table:table-cell>
          <table:table-cell table:style-name="ce187" table:content-validation-name="val31" office:value-type="string" calcext:value-type="string">
            <text:p>1...n</text:p>
          </table:table-cell>
          <table:table-cell table:number-columns-repeated="1017"/>
        </table:table-row>
        <table:table-row table:style-name="ro3">
          <table:table-cell table:style-name="ce171" office:value-type="string" calcext:value-type="string">
            <text:p>Allegati</text:p>
          </table:table-cell>
          <table:table-cell table:style-name="ce172" office:value-type="string" calcext:value-type="string">
            <text:p>Link a schede di documenti o file allegati</text:p>
          </table:table-cell>
          <table:table-cell table:style-name="ce175" table:content-validation-name="val27" office:value-type="string" calcext:value-type="string">
            <text:p>No</text:p>
          </table:table-cell>
          <table:table-cell table:style-name="ce176" table:content-validation-name="val28" office:value-type="string" calcext:value-type="string">
            <text:p>Relazione con Tipologia</text:p>
          </table:table-cell>
          <table:table-cell table:style-name="ce179" table:content-validation-name="val29"/>
          <table:table-cell table:style-name="ce184" table:content-validation-name="val30" office:value-type="string" calcext:value-type="string">
            <text:p>Documento pubblico</text:p>
          </table:table-cell>
          <table:table-cell table:style-name="ce187" table:content-validation-name="val31" office:value-type="string" calcext:value-type="string">
            <text:p>0...n</text:p>
          </table:table-cell>
          <table:table-cell table:number-columns-repeated="1017"/>
        </table:table-row>
        <table:table-row table:style-name="ro3">
          <table:table-cell table:style-name="ce171" office:value-type="string" calcext:value-type="string">
            <text:p>Dataset</text:p>
          </table:table-cell>
          <table:table-cell table:style-name="ce172" office:value-type="string" calcext:value-type="string">
            <text:p>Lista alle schede dataset collegate al documento</text:p>
          </table:table-cell>
          <table:table-cell table:style-name="ce175" table:content-validation-name="val27" office:value-type="string" calcext:value-type="string">
            <text:p>No</text:p>
          </table:table-cell>
          <table:table-cell table:style-name="ce178" table:content-validation-name="val28" office:value-type="string" calcext:value-type="string">
            <text:p>Relazione con Tipologia</text:p>
          </table:table-cell>
          <table:table-cell table:style-name="ce182" table:content-validation-name="val29"/>
          <table:table-cell table:style-name="ce186" table:content-validation-name="val30" office:value-type="string" calcext:value-type="string">
            <text:p>Dataset</text:p>
          </table:table-cell>
          <table:table-cell table:style-name="ce189" table:content-validation-name="val31" office:value-type="string" calcext:value-type="string">
            <text:p>0...n</text:p>
          </table:table-cell>
          <table:table-cell table:number-columns-repeated="1017"/>
        </table:table-row>
        <table:table-row table:style-name="ro3" table:number-rows-repeated="981">
          <table:table-cell table:number-columns-repeated="1024"/>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Tipologia NOTIZIA'.A4:'Tipologia NOTIZIA'.G19">
            <calcext:condition calcext:apply-style-name="ConditionalStyle_1" calcext:value="formula-is([.$C4]=&quot;Sì&quot;)" calcext:base-cell-address="'Tipologia NOTIZIA'.A4"/>
          </calcext:conditional-format>
        </calcext:conditional-formats>
      </table:table>
      <table:table table:name="Tipologia EVENTO" table:style-name="ta11">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4" table:number-columns-repeated="1017" table:default-cell-style-name="Default"/>
        <table:table-row table:style-name="ro13">
          <table:table-cell table:style-name="ce168" office:value-type="string" calcext:value-type="string" table:number-columns-spanned="7" table:number-rows-spanned="1">
            <text:p><text:span text:style-name="T20">Tipologia: </text:span><text:span text:style-name="T21">EVENTO</text:span><text:span text:style-name="T22"> di un Comune</text:span></text:p>
          </table:table-cell>
          <table:covered-table-cell table:number-columns-repeated="5" table:style-name="ce87"/>
          <table:covered-table-cell table:style-name="ce96"/>
          <table:table-cell table:number-columns-repeated="1017"/>
        </table:table-row>
        <table:table-row table:style-name="ro14">
          <table:table-cell table:style-name="ce190" office:value-type="string" calcext:value-type="string" table:number-columns-spanned="7" table:number-rows-spanned="1">
            <text:p><text:a xlink:href="https://schema.org/Event" xlink:type="simple">Tipologia che struttura le informazioni relative a un evento di interesse pubblico pubblicato sul sito di un comune. Schema.org prevede una tipologia Event</text:a></text:p>
          </table:table-cell>
          <table:covered-table-cell table:number-columns-repeated="6"/>
          <table:table-cell table:number-columns-repeated="1017"/>
        </table:table-row>
        <table:table-row table:style-name="ro3">
          <table:table-cell table:style-name="ce85" office:value-type="string" calcext:value-type="string">
            <text:p>Elemento</text:p>
          </table:table-cell>
          <table:table-cell table:style-name="ce85" office:value-type="string" calcext:value-type="string">
            <text:p>Descrizione</text:p>
          </table:table-cell>
          <table:table-cell table:style-name="ce85" office:value-type="string" calcext:value-type="string">
            <text:p>Valore obbligatorio?</text:p>
          </table:table-cell>
          <table:table-cell table:style-name="ce90" office:value-type="string" calcext:value-type="string">
            <text:p>Tipo di slot (dati o relazioni)</text:p>
          </table:table-cell>
          <table:table-cell table:style-name="ce90" office:value-type="string" calcext:value-type="string">
            <text:p>Tassonomia di riferimento</text:p>
          </table:table-cell>
          <table:table-cell table:style-name="ce90" office:value-type="string" calcext:value-type="string">
            <text:p>Relazione con Tipologia</text:p>
          </table:table-cell>
          <table:table-cell table:style-name="ce90" office:value-type="string" calcext:value-type="string">
            <text:p>Cardinalità</text:p>
          </table:table-cell>
          <table:table-cell table:number-columns-repeated="1017"/>
        </table:table-row>
        <table:table-row table:style-name="ro3">
          <table:table-cell table:style-name="ce191" office:value-type="string" calcext:value-type="string">
            <text:p>Titolo dell'evento</text:p>
          </table:table-cell>
          <table:table-cell table:style-name="ce193" office:value-type="string" calcext:value-type="string">
            <text:p>Titolo dell'evento</text:p>
          </table:table-cell>
          <table:table-cell table:style-name="ce198" table:content-validation-name="val32" office:value-type="string" calcext:value-type="string">
            <text:p>Sì</text:p>
          </table:table-cell>
          <table:table-cell table:style-name="ce200" table:content-validation-name="val33" office:value-type="string" calcext:value-type="string">
            <text:p>Testo breve (max. 255 char)</text:p>
          </table:table-cell>
          <table:table-cell table:style-name="ce203" table:content-validation-name="val34"/>
          <table:table-cell table:style-name="ce208" table:content-validation-name="val35"/>
          <table:table-cell table:style-name="ce214" table:content-validation-name="val36"/>
          <table:table-cell table:number-columns-repeated="1017"/>
        </table:table-row>
        <table:table-row table:style-name="ro3">
          <table:table-cell table:style-name="ce191" office:value-type="string" calcext:value-type="string">
            <text:p>Tipo di evento</text:p>
          </table:table-cell>
          <table:table-cell table:style-name="ce194" office:value-type="string" calcext:value-type="string">
            <text:p>Il tipo di evento secondo la tassonomia specificata</text:p>
          </table:table-cell>
          <table:table-cell table:style-name="ce199" table:content-validation-name="val32" office:value-type="string" calcext:value-type="string">
            <text:p>Sì</text:p>
          </table:table-cell>
          <table:table-cell table:style-name="ce200" table:content-validation-name="val33" office:value-type="string" calcext:value-type="string">
            <text:p>Tassonomia</text:p>
          </table:table-cell>
          <table:table-cell table:style-name="ce204" table:content-validation-name="val34" office:value-type="string" calcext:value-type="string">
            <text:p><text:a xlink:href="#'Tassonomia Tipi di EVENTO'.A1" xlink:type="simple">Tipi di evento</text:a></text:p>
          </table:table-cell>
          <table:table-cell table:style-name="ce208" table:content-validation-name="val35"/>
          <table:table-cell table:style-name="ce214" table:content-validation-name="val36"/>
          <table:table-cell table:number-columns-repeated="1017"/>
        </table:table-row>
        <table:table-row table:style-name="ro3">
          <table:table-cell table:style-name="ce192" office:value-type="string" calcext:value-type="string">
            <text:p>Sottotitolo</text:p>
          </table:table-cell>
          <table:table-cell table:style-name="ce193" office:value-type="string" calcext:value-type="string">
            <text:p>Eventuale sottotitolo o titolo abbreviato</text:p>
          </table:table-cell>
          <table:table-cell table:style-name="ce199" table:content-validation-name="val32" office:value-type="string" calcext:value-type="string">
            <text:p>No</text:p>
          </table:table-cell>
          <table:table-cell table:style-name="ce200" table:content-validation-name="val33" office:value-type="string" calcext:value-type="string">
            <text:p>Testo breve (max. 255 char)</text:p>
          </table:table-cell>
          <table:table-cell table:style-name="ce203" table:content-validation-name="val34"/>
          <table:table-cell table:style-name="ce208" table:content-validation-name="val35"/>
          <table:table-cell table:style-name="ce214" table:content-validation-name="val36"/>
          <table:table-cell table:number-columns-repeated="1017"/>
        </table:table-row>
        <table:table-row table:style-name="ro3">
          <table:table-cell table:style-name="ce192" office:value-type="string" calcext:value-type="string">
            <text:p>Data e ora di inizio</text:p>
          </table:table-cell>
          <table:table-cell table:style-name="ce193"/>
          <table:table-cell table:style-name="ce199" table:content-validation-name="val32" office:value-type="string" calcext:value-type="string">
            <text:p>Sì</text:p>
          </table:table-cell>
          <table:table-cell table:style-name="ce200" table:content-validation-name="val33" office:value-type="string" calcext:value-type="string">
            <text:p>Datetime (tutti i formati)</text:p>
          </table:table-cell>
          <table:table-cell table:style-name="ce203" table:content-validation-name="val34"/>
          <table:table-cell table:style-name="ce208" table:content-validation-name="val35"/>
          <table:table-cell table:style-name="ce214" table:content-validation-name="val36"/>
          <table:table-cell table:number-columns-repeated="1017"/>
        </table:table-row>
        <table:table-row table:style-name="ro3">
          <table:table-cell table:style-name="ce192" office:value-type="string" calcext:value-type="string">
            <text:p>Data e ora di fine</text:p>
          </table:table-cell>
          <table:table-cell table:style-name="ce193"/>
          <table:table-cell table:style-name="ce199" table:content-validation-name="val32" office:value-type="string" calcext:value-type="string">
            <text:p>Sì</text:p>
          </table:table-cell>
          <table:table-cell table:style-name="ce200" table:content-validation-name="val33" office:value-type="string" calcext:value-type="string">
            <text:p>Datetime (tutti i formati)</text:p>
          </table:table-cell>
          <table:table-cell table:style-name="ce203" table:content-validation-name="val34"/>
          <table:table-cell table:style-name="ce208" table:content-validation-name="val35"/>
          <table:table-cell table:style-name="ce214" table:content-validation-name="val36"/>
          <table:table-cell table:number-columns-repeated="1017"/>
        </table:table-row>
        <table:table-row table:style-name="ro3">
          <table:table-cell table:style-name="ce192" office:value-type="string" calcext:value-type="string">
            <text:p>Descrizione breve</text:p>
          </table:table-cell>
          <table:table-cell table:style-name="ce193" office:value-type="string" calcext:value-type="string">
            <text:p>Descrizione sintentica dell'evento, inferiore a 160 caratteri</text:p>
          </table:table-cell>
          <table:table-cell table:style-name="ce199" table:content-validation-name="val32" office:value-type="string" calcext:value-type="string">
            <text:p>Sì</text:p>
          </table:table-cell>
          <table:table-cell table:style-name="ce200" table:content-validation-name="val33" office:value-type="string" calcext:value-type="string">
            <text:p>Testo breve (max. 255 char)</text:p>
          </table:table-cell>
          <table:table-cell table:style-name="ce203" table:content-validation-name="val34"/>
          <table:table-cell table:style-name="ce208" table:content-validation-name="val35"/>
          <table:table-cell table:style-name="ce214" table:content-validation-name="val36"/>
          <table:table-cell table:number-columns-repeated="1017"/>
        </table:table-row>
        <table:table-row table:style-name="ro3">
          <table:table-cell table:style-name="ce192" office:value-type="string" calcext:value-type="string">
            <text:p>Argomenti</text:p>
          </table:table-cell>
          <table:table-cell table:style-name="ce193" office:value-type="string" calcext:value-type="string">
            <text:p>Argomenti collegabili</text:p>
          </table:table-cell>
          <table:table-cell table:style-name="ce199" table:content-validation-name="val32" office:value-type="string" calcext:value-type="string">
            <text:p>Sì</text:p>
          </table:table-cell>
          <table:table-cell table:style-name="ce200" table:content-validation-name="val33" office:value-type="string" calcext:value-type="string">
            <text:p>Tassonomia</text:p>
          </table:table-cell>
          <table:table-cell table:style-name="ce204" table:content-validation-name="val34" office:value-type="string" calcext:value-type="string">
            <text:p><text:a xlink:href="#'Tassonomia ARGOMENTI'.A1" xlink:type="simple">Argomenti</text:a></text:p>
          </table:table-cell>
          <table:table-cell table:style-name="ce208" table:content-validation-name="val35"/>
          <table:table-cell table:style-name="ce214" table:content-validation-name="val36"/>
          <table:table-cell table:number-columns-repeated="1017"/>
        </table:table-row>
        <table:table-row table:style-name="ro3">
          <table:table-cell table:style-name="ce192" office:value-type="string" calcext:value-type="string">
            <text:p>Immagine</text:p>
          </table:table-cell>
          <table:table-cell table:style-name="ce193" office:value-type="string" calcext:value-type="string">
            <text:p>Immagine dell'evento </text:p>
          </table:table-cell>
          <table:table-cell table:style-name="ce199" table:content-validation-name="val32" office:value-type="string" calcext:value-type="string">
            <text:p>No</text:p>
          </table:table-cell>
          <table:table-cell table:style-name="ce200" table:content-validation-name="val33" office:value-type="string" calcext:value-type="string">
            <text:p>File (blob)</text:p>
          </table:table-cell>
          <table:table-cell table:style-name="ce203" table:content-validation-name="val34"/>
          <table:table-cell table:style-name="ce208" table:content-validation-name="val35"/>
          <table:table-cell table:style-name="ce214" table:content-validation-name="val36"/>
          <table:table-cell table:number-columns-repeated="1017"/>
        </table:table-row>
        <table:table-row table:style-name="ro3">
          <table:table-cell table:style-name="ce192" office:value-type="string" calcext:value-type="string">
            <text:p>Evento genitore</text:p>
          </table:table-cell>
          <table:table-cell table:style-name="ce193" office:value-type="string" calcext:value-type="string">
            <text:p>Un evento può essere parte di un altro evento definito come "genitore" (ad es. "Mostra sul Rinascimento" è parte dell'evento "Festival dell'Arte")</text:p>
          </table:table-cell>
          <table:table-cell table:style-name="ce199" table:content-validation-name="val32" office:value-type="string" calcext:value-type="string">
            <text:p>No</text:p>
          </table:table-cell>
          <table:table-cell table:style-name="ce200" table:content-validation-name="val33" office:value-type="string" calcext:value-type="string">
            <text:p>Relazione con Tipologia</text:p>
          </table:table-cell>
          <table:table-cell table:style-name="ce203" table:content-validation-name="val34"/>
          <table:table-cell table:style-name="ce209" table:content-validation-name="val35" office:value-type="string" calcext:value-type="string">
            <text:p><text:a xlink:href="#'Tipologia EVENTO'.A1" xlink:type="simple">Evento</text:a></text:p>
          </table:table-cell>
          <table:table-cell table:style-name="ce214" table:content-validation-name="val36" office:value-type="string" calcext:value-type="string">
            <text:p>0...1</text:p>
          </table:table-cell>
          <table:table-cell table:number-columns-repeated="1017"/>
        </table:table-row>
        <table:table-row table:style-name="ro3">
          <table:table-cell table:style-name="ce192" office:value-type="string" calcext:value-type="string">
            <text:p>Descrizione (completa)</text:p>
          </table:table-cell>
          <table:table-cell table:style-name="ce193" office:value-type="string" calcext:value-type="string">
            <text:p>Introduzione e descrizione esaustiva dell'evento</text:p>
          </table:table-cell>
          <table:table-cell table:style-name="ce198" table:content-validation-name="val32" office:value-type="string" calcext:value-type="string">
            <text:p>Sì</text:p>
          </table:table-cell>
          <table:table-cell table:style-name="ce200" table:content-validation-name="val33" office:value-type="string" calcext:value-type="string">
            <text:p>Testo lungo (rich text)</text:p>
          </table:table-cell>
          <table:table-cell table:style-name="ce203" table:content-validation-name="val34"/>
          <table:table-cell table:style-name="ce209" table:content-validation-name="val35"/>
          <table:table-cell table:style-name="ce214" table:content-validation-name="val36"/>
          <table:table-cell table:number-columns-repeated="1017"/>
        </table:table-row>
        <table:table-row table:style-name="ro3">
          <table:table-cell table:style-name="ce192" office:value-type="string" calcext:value-type="string">
            <text:p>Parteciperanno (Persone)</text:p>
          </table:table-cell>
          <table:table-cell table:style-name="ce195" office:value-type="string" calcext:value-type="string">
            <text:p>Link a persone dell'amministrazione che interverranno all'evento</text:p>
          </table:table-cell>
          <table:table-cell table:style-name="ce198" table:content-validation-name="val32" office:value-type="string" calcext:value-type="string">
            <text:p>No</text:p>
          </table:table-cell>
          <table:table-cell table:style-name="ce201" table:content-validation-name="val33" office:value-type="string" calcext:value-type="string">
            <text:p>Relazione con Tipologia</text:p>
          </table:table-cell>
          <table:table-cell table:style-name="ce205" table:content-validation-name="val34"/>
          <table:table-cell table:style-name="ce210" table:content-validation-name="val35" office:value-type="string" calcext:value-type="string">
            <text:p>Persona pubblica</text:p>
          </table:table-cell>
          <table:table-cell table:style-name="ce215" table:content-validation-name="val36" office:value-type="string" calcext:value-type="string">
            <text:p>0...n</text:p>
          </table:table-cell>
          <table:table-cell table:number-columns-repeated="1017"/>
        </table:table-row>
        <table:table-row table:style-name="ro3">
          <table:table-cell table:style-name="ce192" office:value-type="string" calcext:value-type="string">
            <text:p>Galleria di immagini</text:p>
          </table:table-cell>
          <table:table-cell table:style-name="ce193" office:value-type="string" calcext:value-type="string">
            <text:p>Una o più immagini corredate da didascalie</text:p>
          </table:table-cell>
          <table:table-cell table:style-name="ce199" table:content-validation-name="val32" office:value-type="string" calcext:value-type="string">
            <text:p>No</text:p>
          </table:table-cell>
          <table:table-cell table:style-name="ce202" table:content-validation-name="val33" office:value-type="string" calcext:value-type="string">
            <text:p>File (blob)</text:p>
          </table:table-cell>
          <table:table-cell table:style-name="ce206" table:content-validation-name="val34"/>
          <table:table-cell table:style-name="ce211" table:content-validation-name="val35"/>
          <table:table-cell table:style-name="ce216" table:content-validation-name="val36"/>
          <table:table-cell table:number-columns-repeated="1017"/>
        </table:table-row>
        <table:table-row table:style-name="ro3">
          <table:table-cell table:style-name="ce192" office:value-type="string" calcext:value-type="string">
            <text:p>Galleria di video</text:p>
          </table:table-cell>
          <table:table-cell table:style-name="ce196" office:value-type="string" calcext:value-type="string">
            <text:p>Una o più video corredati da didascalie</text:p>
          </table:table-cell>
          <table:table-cell table:style-name="ce199" table:content-validation-name="val32" office:value-type="string" calcext:value-type="string">
            <text:p>No</text:p>
          </table:table-cell>
          <table:table-cell table:style-name="ce202" table:content-validation-name="val33" office:value-type="string" calcext:value-type="string">
            <text:p>File (blob)</text:p>
          </table:table-cell>
          <table:table-cell table:style-name="ce206" table:content-validation-name="val34"/>
          <table:table-cell table:style-name="ce211" table:content-validation-name="val35"/>
          <table:table-cell table:style-name="ce216" table:content-validation-name="val36"/>
          <table:table-cell table:number-columns-repeated="1017"/>
        </table:table-row>
        <table:table-row table:style-name="ro3">
          <table:table-cell table:style-name="ce192" office:value-type="string" calcext:value-type="string">
            <text:p>A chi è rivolto</text:p>
          </table:table-cell>
          <table:table-cell table:style-name="ce196" office:value-type="string" calcext:value-type="string">
            <text:p>Descrizione testuale dei principali destinatari dell'Evento</text:p>
          </table:table-cell>
          <table:table-cell table:style-name="ce199" table:content-validation-name="val32" office:value-type="string" calcext:value-type="string">
            <text:p>Sì</text:p>
          </table:table-cell>
          <table:table-cell table:style-name="ce201" table:content-validation-name="val33" office:value-type="string" calcext:value-type="string">
            <text:p>Testo lungo (rich text)</text:p>
          </table:table-cell>
          <table:table-cell table:style-name="ce205" table:content-validation-name="val34"/>
          <table:table-cell table:style-name="ce210" table:content-validation-name="val35"/>
          <table:table-cell table:style-name="ce215" table:content-validation-name="val36"/>
          <table:table-cell table:number-columns-repeated="1017"/>
        </table:table-row>
        <table:table-row table:style-name="ro3">
          <table:table-cell table:style-name="ce192" office:value-type="string" calcext:value-type="string">
            <text:p>Luogo</text:p>
          </table:table-cell>
          <table:table-cell table:style-name="ce195" office:value-type="string" calcext:value-type="string">
            <text:p>Link all'eventuale scheda del luogo dell'evento</text:p>
          </table:table-cell>
          <table:table-cell table:style-name="ce198" table:content-validation-name="val32" office:value-type="string" calcext:value-type="string">
            <text:p>Sì</text:p>
          </table:table-cell>
          <table:table-cell table:style-name="ce201" table:content-validation-name="val33" office:value-type="string" calcext:value-type="string">
            <text:p>Relazione con Tipologia</text:p>
          </table:table-cell>
          <table:table-cell table:style-name="ce205" table:content-validation-name="val34"/>
          <table:table-cell table:style-name="ce210" table:content-validation-name="val35" office:value-type="string" calcext:value-type="string">
            <text:p><text:a xlink:href="#'Tipologia LUOGO'.A1" xlink:type="simple">Luogo</text:a></text:p>
          </table:table-cell>
          <table:table-cell table:style-name="ce215" table:content-validation-name="val36" office:value-type="string" calcext:value-type="string">
            <text:p>0...1</text:p>
          </table:table-cell>
          <table:table-cell table:number-columns-repeated="1017"/>
        </table:table-row>
        <table:table-row table:style-name="ro3">
          <table:table-cell table:style-name="ce192" office:value-type="string" calcext:value-type="string">
            <text:p>Costo</text:p>
          </table:table-cell>
          <table:table-cell table:style-name="ce197" office:value-type="string" calcext:value-type="string">
            <text:p>Eventuale costo dell'evento (se ci sono uno o più biglietti), con link all'alcquisto se disponibile</text:p>
          </table:table-cell>
          <table:table-cell table:style-name="ce199" table:content-validation-name="val32" office:value-type="string" calcext:value-type="string">
            <text:p>Sì</text:p>
          </table:table-cell>
          <table:table-cell table:style-name="ce201" table:content-validation-name="val33" office:value-type="string" calcext:value-type="string">
            <text:p>Testo lungo (rich text)</text:p>
          </table:table-cell>
          <table:table-cell table:style-name="ce207" table:content-validation-name="val34"/>
          <table:table-cell table:style-name="ce212" table:content-validation-name="val35"/>
          <table:table-cell table:style-name="ce217" table:content-validation-name="val36"/>
          <table:table-cell table:number-columns-repeated="1017"/>
        </table:table-row>
        <table:table-row table:style-name="ro3">
          <table:table-cell table:style-name="ce192" office:value-type="string" calcext:value-type="string">
            <text:p>Allegati</text:p>
          </table:table-cell>
          <table:table-cell table:style-name="ce193" office:value-type="string" calcext:value-type="string">
            <text:p>Eventuali documenti in allegato</text:p>
          </table:table-cell>
          <table:table-cell table:style-name="ce198" table:content-validation-name="val32" office:value-type="string" calcext:value-type="string">
            <text:p>No</text:p>
          </table:table-cell>
          <table:table-cell table:style-name="ce201" table:content-validation-name="val33" office:value-type="string" calcext:value-type="string">
            <text:p>File (blob)</text:p>
          </table:table-cell>
          <table:table-cell table:style-name="ce205" table:content-validation-name="val34"/>
          <table:table-cell table:style-name="ce213" table:content-validation-name="val35"/>
          <table:table-cell table:style-name="ce215" table:content-validation-name="val36" office:value-type="string" calcext:value-type="string">
            <text:p>0...n</text:p>
          </table:table-cell>
          <table:table-cell table:number-columns-repeated="1017"/>
        </table:table-row>
        <table:table-row table:style-name="ro3">
          <table:table-cell table:style-name="ce192" office:value-type="string" calcext:value-type="string">
            <text:p>Appuntamenti</text:p>
          </table:table-cell>
          <table:table-cell table:style-name="ce193" office:value-type="string" calcext:value-type="string">
            <text:p>Link agli eventi figlio (solo se l'evento in questione è evento genitore)</text:p>
          </table:table-cell>
          <table:table-cell table:style-name="ce198" table:content-validation-name="val32" office:value-type="string" calcext:value-type="string">
            <text:p>No</text:p>
          </table:table-cell>
          <table:table-cell table:style-name="ce201" table:content-validation-name="val33" office:value-type="string" calcext:value-type="string">
            <text:p>Relazione con Tipologia</text:p>
          </table:table-cell>
          <table:table-cell table:style-name="ce205" table:content-validation-name="val34"/>
          <table:table-cell table:style-name="ce210" table:content-validation-name="val35" office:value-type="string" calcext:value-type="string">
            <text:p>Evento</text:p>
          </table:table-cell>
          <table:table-cell table:style-name="ce215" table:content-validation-name="val36" office:value-type="string" calcext:value-type="string">
            <text:p>0...n</text:p>
          </table:table-cell>
          <table:table-cell table:number-columns-repeated="1017"/>
        </table:table-row>
        <table:table-row table:style-name="ro3">
          <table:table-cell table:style-name="ce192" office:value-type="string" calcext:value-type="string">
            <text:p>Contatti</text:p>
          </table:table-cell>
          <table:table-cell table:style-name="ce193" office:value-type="string" calcext:value-type="string">
            <text:p>Relazione con i punti di contatto dell'evento</text:p>
          </table:table-cell>
          <table:table-cell table:style-name="ce198" table:content-validation-name="val32" office:value-type="string" calcext:value-type="string">
            <text:p>Sì</text:p>
          </table:table-cell>
          <table:table-cell table:style-name="ce201" table:content-validation-name="val33" office:value-type="string" calcext:value-type="string">
            <text:p>Relazione con Tipologia</text:p>
          </table:table-cell>
          <table:table-cell table:style-name="ce205" table:content-validation-name="val34"/>
          <table:table-cell table:style-name="ce210" table:content-validation-name="val35" office:value-type="string" calcext:value-type="string">
            <text:p><text:a xlink:href="#'Tipologia PUNTO DI CONTATTO'.A1" xlink:type="simple">Punto di contatto</text:a></text:p>
          </table:table-cell>
          <table:table-cell table:style-name="ce215" table:content-validation-name="val36" office:value-type="string" calcext:value-type="string">
            <text:p>1...n</text:p>
          </table:table-cell>
          <table:table-cell table:number-columns-repeated="1017"/>
        </table:table-row>
        <table:table-row table:style-name="ro3">
          <table:table-cell table:style-name="ce192" office:value-type="string" calcext:value-type="string">
            <text:p>Organizzato da</text:p>
          </table:table-cell>
          <table:table-cell table:style-name="ce193" office:value-type="string" calcext:value-type="string">
            <text:p>Relazione con le unità organizzative che supportano l'evento, se presenti</text:p>
          </table:table-cell>
          <table:table-cell table:style-name="ce198" table:content-validation-name="val32" office:value-type="string" calcext:value-type="string">
            <text:p>No</text:p>
          </table:table-cell>
          <table:table-cell table:style-name="ce201" table:content-validation-name="val33" office:value-type="string" calcext:value-type="string">
            <text:p>Relazione con Tipologia</text:p>
          </table:table-cell>
          <table:table-cell table:style-name="ce205" table:content-validation-name="val34"/>
          <table:table-cell table:style-name="ce210" table:content-validation-name="val35" office:value-type="string" calcext:value-type="string">
            <text:p><text:a xlink:href="#'Tipologia UNITÀ ORGANIZZATIVA'.A1" xlink:type="simple">Unità organizzativa</text:a></text:p>
          </table:table-cell>
          <table:table-cell table:style-name="ce215" table:content-validation-name="val36" office:value-type="string" calcext:value-type="string">
            <text:p>0...n</text:p>
          </table:table-cell>
          <table:table-cell table:number-columns-repeated="1017"/>
        </table:table-row>
        <table:table-row table:style-name="ro3">
          <table:table-cell table:style-name="ce192" office:value-type="string" calcext:value-type="string">
            <text:p>Patrocinato da</text:p>
          </table:table-cell>
          <table:table-cell table:style-name="ce193" office:value-type="string" calcext:value-type="string">
            <text:p>Nome dell'ente che patrocina l'evento. Si raccomanda di non usare sigle ma il nome esteso (es. Non "Mise" ma "Ministero dello sviluppo economico").</text:p>
          </table:table-cell>
          <table:table-cell table:style-name="ce198" table:content-validation-name="val32" office:value-type="string" calcext:value-type="string">
            <text:p>No</text:p>
          </table:table-cell>
          <table:table-cell table:style-name="ce201" table:content-validation-name="val33" office:value-type="string" calcext:value-type="string">
            <text:p>Testo lungo (rich text)</text:p>
          </table:table-cell>
          <table:table-cell table:style-name="ce205" table:content-validation-name="val34"/>
          <table:table-cell table:style-name="ce210" table:content-validation-name="val35"/>
          <table:table-cell table:style-name="ce215" table:content-validation-name="val36"/>
          <table:table-cell table:number-columns-repeated="1017"/>
        </table:table-row>
        <table:table-row table:style-name="ro3">
          <table:table-cell table:style-name="ce192" office:value-type="string" calcext:value-type="string">
            <text:p>Sponsor</text:p>
          </table:table-cell>
          <table:table-cell table:style-name="ce193" office:value-type="string" calcext:value-type="string">
            <text:p>Lista sponsor dell'evento</text:p>
          </table:table-cell>
          <table:table-cell table:style-name="ce198" table:content-validation-name="val32" office:value-type="string" calcext:value-type="string">
            <text:p>No</text:p>
          </table:table-cell>
          <table:table-cell table:style-name="ce201" table:content-validation-name="val33" office:value-type="string" calcext:value-type="string">
            <text:p>Testo lungo (rich text)</text:p>
          </table:table-cell>
          <table:table-cell table:style-name="ce205" table:content-validation-name="val34"/>
          <table:table-cell table:style-name="ce210" table:content-validation-name="val35"/>
          <table:table-cell table:style-name="ce215" table:content-validation-name="val36"/>
          <table:table-cell table:number-columns-repeated="1017"/>
        </table:table-row>
        <table:table-row table:style-name="ro3">
          <table:table-cell table:style-name="ce192" office:value-type="string" calcext:value-type="string">
            <text:p>Ulteriori informazioni</text:p>
          </table:table-cell>
          <table:table-cell table:style-name="ce193" office:value-type="string" calcext:value-type="string">
            <text:p>Ulteriori informazioni sull'evento, FAQ ed eventuali riferimenti normativi</text:p>
          </table:table-cell>
          <table:table-cell table:style-name="ce198" table:content-validation-name="val32" office:value-type="string" calcext:value-type="string">
            <text:p>No</text:p>
          </table:table-cell>
          <table:table-cell table:style-name="ce201" table:content-validation-name="val33" office:value-type="string" calcext:value-type="string">
            <text:p>Testo lungo (rich text)</text:p>
          </table:table-cell>
          <table:table-cell table:style-name="ce205" table:content-validation-name="val34"/>
          <table:table-cell table:style-name="ce210" table:content-validation-name="val35"/>
          <table:table-cell table:style-name="ce215" table:content-validation-name="val36"/>
          <table:table-cell table:number-columns-repeated="1017"/>
        </table:table-row>
        <table:table-row table:style-name="ro3" table:number-rows-repeated="978">
          <table:table-cell table:number-columns-repeated="1024"/>
        </table:table-row>
        <table:table-row table:style-name="ro5" table:number-rows-repeated="1047571">
          <table:table-cell table:number-columns-repeated="1024"/>
        </table:table-row>
        <table:table-row table:style-name="ro5">
          <table:table-cell table:number-columns-repeated="1024"/>
        </table:table-row>
        <calcext:conditional-formats>
          <calcext:conditional-format calcext:target-range-address="'Tipologia EVENTO'.A4:'Tipologia EVENTO'.G26">
            <calcext:condition calcext:apply-style-name="ConditionalStyle_1" calcext:value="formula-is([.$C4]=&quot;Sì&quot;)" calcext:base-cell-address="'Tipologia EVENTO'.A4"/>
          </calcext:conditional-format>
        </calcext:conditional-formats>
      </table:table>
      <table:table table:name="Tipologia SERVIZIO" table:style-name="ta12">
        <table:table-column table:style-name="co58" table:default-cell-style-name="Default"/>
        <table:table-column table:style-name="co59"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4" table:number-columns-repeated="1017" table:default-cell-style-name="Default"/>
        <table:table-row table:style-name="ro13">
          <table:table-cell table:style-name="ce168" office:value-type="string" calcext:value-type="string" table:number-columns-spanned="7" table:number-rows-spanned="1">
            <text:p><text:span text:style-name="T20">Tipologia: </text:span><text:span text:style-name="T21">SERVIZIO</text:span><text:span text:style-name="T22"> di un Comune</text:span></text:p>
          </table:table-cell>
          <table:covered-table-cell table:number-columns-repeated="5" table:style-name="ce87"/>
          <table:covered-table-cell table:style-name="ce96"/>
          <table:table-cell table:number-columns-repeated="1017"/>
        </table:table-row>
        <table:table-row table:style-name="ro14">
          <table:table-cell table:style-name="ce218" office:value-type="string" calcext:value-type="string" table:number-columns-spanned="7" table:number-rows-spanned="1">
            <text:p><text:a xlink:href="https://schema.org/GovernmentService" xlink:type="simple">Struttura delle informazioni relative a un servizio pubblico, funzionale alla creazione di una scheda servizio. Schema.org prevede una Tipologia GovernmentService</text:a></text:p>
          </table:table-cell>
          <table:covered-table-cell table:number-columns-repeated="6"/>
          <table:table-cell table:number-columns-repeated="1017"/>
        </table:table-row>
        <table:table-row table:style-name="ro3">
          <table:table-cell table:style-name="ce85" office:value-type="string" calcext:value-type="string">
            <text:p>Elemento</text:p>
          </table:table-cell>
          <table:table-cell table:style-name="ce85" office:value-type="string" calcext:value-type="string">
            <text:p>Descrizione</text:p>
          </table:table-cell>
          <table:table-cell table:style-name="ce85" office:value-type="string" calcext:value-type="string">
            <text:p>Valore obbligatorio?</text:p>
          </table:table-cell>
          <table:table-cell table:style-name="ce90" office:value-type="string" calcext:value-type="string">
            <text:p>Tipo di slot (dati o relazioni)</text:p>
          </table:table-cell>
          <table:table-cell table:style-name="ce90" office:value-type="string" calcext:value-type="string">
            <text:p>Tassonomia di riferimento</text:p>
          </table:table-cell>
          <table:table-cell table:style-name="ce90" office:value-type="string" calcext:value-type="string">
            <text:p>Relazione con Tipologia</text:p>
          </table:table-cell>
          <table:table-cell table:style-name="ce90" office:value-type="string" calcext:value-type="string">
            <text:p>Cardinalità</text:p>
          </table:table-cell>
          <table:table-cell table:number-columns-repeated="1017"/>
        </table:table-row>
        <table:table-row table:style-name="ro3">
          <table:table-cell table:style-name="ce219" office:value-type="string" calcext:value-type="string">
            <text:p>Categoria del servizio</text:p>
          </table:table-cell>
          <table:table-cell table:style-name="ce224" office:value-type="string" calcext:value-type="string">
            <text:p>Le materie di interesse del servizio (breadcrumb)</text:p>
          </table:table-cell>
          <table:table-cell table:style-name="ce229" table:content-validation-name="val37" office:value-type="string" calcext:value-type="string">
            <text:p>Sì</text:p>
          </table:table-cell>
          <table:table-cell table:style-name="ce233" table:content-validation-name="val38" office:value-type="string" calcext:value-type="string">
            <text:p>Tassonomia</text:p>
          </table:table-cell>
          <table:table-cell table:style-name="ce240" table:content-validation-name="val39" office:value-type="string" calcext:value-type="string">
            <text:p><text:a xlink:href="#'Tassonomia Categorie dei SERVIZ'.A1" xlink:type="simple">Categorie dei servizi</text:a></text:p>
          </table:table-cell>
          <table:table-cell table:style-name="ce248" table:content-validation-name="val40"/>
          <table:table-cell table:style-name="ce255" table:content-validation-name="val41" office:value-type="string" calcext:value-type="string">
            <text:p>1...n</text:p>
          </table:table-cell>
          <table:table-cell table:number-columns-repeated="1017"/>
        </table:table-row>
        <table:table-row table:style-name="ro3">
          <table:table-cell table:style-name="ce219" office:value-type="string" calcext:value-type="string">
            <text:p>Titolo del servizio</text:p>
          </table:table-cell>
          <table:table-cell table:style-name="ce224" office:value-type="string" calcext:value-type="string">
            <text:p>Nome del Servizio. Il nome del Servizio deve essere facilmente comprensibile dai cittadini. Il Servizio di raccolta differenziata si chiamerà "Raccolta differenziata". Il Servizio di iscrizione all'asilo nido si chiamerà "Iscrizione asilo nido". Vincoli: massimo 160 caratteri spazi inclusi</text:p>
          </table:table-cell>
          <table:table-cell table:style-name="ce229" table:content-validation-name="val37" office:value-type="string" calcext:value-type="string">
            <text:p>Sì</text:p>
          </table:table-cell>
          <table:table-cell table:style-name="ce233" table:content-validation-name="val38" office:value-type="string" calcext:value-type="string">
            <text:p>Testo breve (max. 255 char)</text:p>
          </table:table-cell>
          <table:table-cell table:style-name="ce241" table:content-validation-name="val39"/>
          <table:table-cell table:style-name="ce248" table:content-validation-name="val40"/>
          <table:table-cell table:style-name="ce255" table:content-validation-name="val41"/>
          <table:table-cell table:number-columns-repeated="1017"/>
        </table:table-row>
        <table:table-row table:style-name="ro3">
          <table:table-cell table:style-name="ce219" office:value-type="string" calcext:value-type="string">
            <text:p>Stato del servizio</text:p>
          </table:table-cell>
          <table:table-cell table:style-name="ce224" office:value-type="string" calcext:value-type="string">
            <text:p>Lo stato del servizio indica l’effettiva fruibilità del Servizio</text:p>
          </table:table-cell>
          <table:table-cell table:style-name="ce229" table:content-validation-name="val37" office:value-type="string" calcext:value-type="string">
            <text:p>Sì</text:p>
          </table:table-cell>
          <table:table-cell table:style-name="ce234" table:content-validation-name="val38" office:value-type="string" calcext:value-type="string">
            <text:p>Booleano (vero o falso)</text:p>
          </table:table-cell>
          <table:table-cell table:style-name="ce242" table:content-validation-name="val39"/>
          <table:table-cell table:style-name="ce248" table:content-validation-name="val40"/>
          <table:table-cell table:style-name="ce255" table:content-validation-name="val41"/>
          <table:table-cell table:number-columns-repeated="1017"/>
        </table:table-row>
        <table:table-row table:style-name="ro3">
          <table:table-cell table:style-name="ce219" office:value-type="string" calcext:value-type="string">
            <text:p>Motivo dello stato</text:p>
          </table:table-cell>
          <table:table-cell table:style-name="ce224" office:value-type="string" calcext:value-type="string">
            <text:p>Descrizione testuale del motivo per cui un servizio non è attivo. Es. Servizio momentaneamente disattivato perché....Servizio attivo dal...</text:p>
          </table:table-cell>
          <table:table-cell table:style-name="ce229" table:content-validation-name="val37" office:value-type="string" calcext:value-type="string">
            <text:p>Sì</text:p>
          </table:table-cell>
          <table:table-cell table:style-name="ce233" table:content-validation-name="val38" office:value-type="string" calcext:value-type="string">
            <text:p>Testo lungo (rich text)</text:p>
          </table:table-cell>
          <table:table-cell table:style-name="ce242" table:content-validation-name="val39"/>
          <table:table-cell table:style-name="ce248" table:content-validation-name="val40"/>
          <table:table-cell table:style-name="ce255" table:content-validation-name="val41"/>
          <table:table-cell table:number-columns-repeated="1017"/>
        </table:table-row>
        <table:table-row table:style-name="ro3">
          <table:table-cell table:style-name="ce219" office:value-type="string" calcext:value-type="string">
            <text:p>Sottotitolo</text:p>
          </table:table-cell>
          <table:table-cell table:style-name="ce224" office:value-type="string" calcext:value-type="string">
            <text:p>Eventuale sottotitolo del Servizio, oppure un nome che identifica informalmente il Servizio. Ad esempio il Servizio "Sistema Unico di Segnalazioni" potrebbe avere come sottotitolo/titolo alternativo "IoSegnalo".</text:p>
          </table:table-cell>
          <table:table-cell table:style-name="ce229" table:content-validation-name="val37" office:value-type="string" calcext:value-type="string">
            <text:p>No</text:p>
          </table:table-cell>
          <table:table-cell table:style-name="ce233" table:content-validation-name="val38" office:value-type="string" calcext:value-type="string">
            <text:p>Testo breve (max. 255 char)</text:p>
          </table:table-cell>
          <table:table-cell table:style-name="ce242" table:content-validation-name="val39"/>
          <table:table-cell table:style-name="ce249" table:content-validation-name="val40"/>
          <table:table-cell table:style-name="ce255" table:content-validation-name="val41" office:value-type="string" calcext:value-type="string">
            <text:p>0...1</text:p>
          </table:table-cell>
          <table:table-cell table:number-columns-repeated="1017"/>
        </table:table-row>
        <table:table-row table:style-name="ro3">
          <table:table-cell table:style-name="ce220" office:value-type="string" calcext:value-type="string">
            <text:p>Immagine</text:p>
          </table:table-cell>
          <table:table-cell table:style-name="ce225" office:value-type="string" calcext:value-type="string">
            <text:p>Immagine principale del[la notizia]+servizio+ che presumibilmente sarà in evidenza</text:p>
          </table:table-cell>
          <table:table-cell table:style-name="ce230" table:content-validation-name="val37" office:value-type="string" calcext:value-type="string">
            <text:p>No</text:p>
          </table:table-cell>
          <table:table-cell table:style-name="ce233" table:content-validation-name="val38" office:value-type="string" calcext:value-type="string">
            <text:p>File (blob)</text:p>
          </table:table-cell>
          <table:table-cell table:style-name="ce242" table:content-validation-name="val39"/>
          <table:table-cell table:style-name="ce248" table:content-validation-name="val40"/>
          <table:table-cell table:style-name="ce255" table:content-validation-name="val41"/>
          <table:table-cell table:number-columns-repeated="1017"/>
        </table:table-row>
        <table:table-row table:style-name="ro3">
          <table:table-cell table:style-name="ce219" office:value-type="string" calcext:value-type="string">
            <text:p>Descrizione breve</text:p>
          </table:table-cell>
          <table:table-cell table:style-name="ce225" office:value-type="string" calcext:value-type="string">
            <text:p>Indicare una sintetica descrizione del Servizio (max 160 caratteri) utilizzando un linguaggio semplice che possa aiutare qualsiasi utente a identificare con chiarezza il Servizio. Non utilizzare un linguaggio ricco di riferimenti normativi. VIncoli: 160 caratteri spazi inclusi.</text:p>
          </table:table-cell>
          <table:table-cell table:style-name="ce229" table:content-validation-name="val37" office:value-type="string" calcext:value-type="string">
            <text:p>Sì</text:p>
          </table:table-cell>
          <table:table-cell table:style-name="ce235" table:content-validation-name="val38" office:value-type="string" calcext:value-type="string">
            <text:p>Testo breve (max. 255 char)</text:p>
          </table:table-cell>
          <table:table-cell table:style-name="ce243" table:content-validation-name="val39"/>
          <table:table-cell table:style-name="ce250" table:content-validation-name="val40"/>
          <table:table-cell table:style-name="ce256" table:content-validation-name="val41"/>
          <table:table-cell table:number-columns-repeated="1017"/>
        </table:table-row>
        <table:table-row table:style-name="ro3">
          <table:table-cell table:style-name="ce219" office:value-type="string" calcext:value-type="string">
            <text:p>A chi è rivolto</text:p>
          </table:table-cell>
          <table:table-cell table:style-name="ce224" office:value-type="string" calcext:value-type="string">
            <text:p>Descrizione testuale dei principali interlocutori del Servizio</text:p>
          </table:table-cell>
          <table:table-cell table:style-name="ce230" table:content-validation-name="val37" office:value-type="string" calcext:value-type="string">
            <text:p>Sì</text:p>
          </table:table-cell>
          <table:table-cell table:style-name="ce236" table:content-validation-name="val38" office:value-type="string" calcext:value-type="string">
            <text:p>Testo lungo (rich text)</text:p>
          </table:table-cell>
          <table:table-cell table:style-name="ce244" table:content-validation-name="val39"/>
          <table:table-cell table:style-name="ce251" table:content-validation-name="val40"/>
          <table:table-cell table:style-name="ce257" table:content-validation-name="val41"/>
          <table:table-cell table:number-columns-repeated="1017"/>
        </table:table-row>
        <table:table-row table:style-name="ro3">
          <table:table-cell table:style-name="ce219" office:value-type="string" calcext:value-type="string">
            <text:p>Descrizione estesa</text:p>
          </table:table-cell>
          <table:table-cell table:style-name="ce224" office:value-type="string" calcext:value-type="string">
            <text:p>Descrizione estesa e completa del Servizio</text:p>
          </table:table-cell>
          <table:table-cell table:style-name="ce229" table:content-validation-name="val37" office:value-type="string" calcext:value-type="string">
            <text:p>No</text:p>
          </table:table-cell>
          <table:table-cell table:style-name="ce235" table:content-validation-name="val38" office:value-type="string" calcext:value-type="string">
            <text:p>Testo lungo (rich text)</text:p>
          </table:table-cell>
          <table:table-cell table:style-name="ce243" table:content-validation-name="val39"/>
          <table:table-cell table:style-name="ce250" table:content-validation-name="val40"/>
          <table:table-cell table:style-name="ce256" table:content-validation-name="val41"/>
          <table:table-cell table:number-columns-repeated="1017"/>
        </table:table-row>
        <table:table-row table:style-name="ro3">
          <table:table-cell table:style-name="ce219" office:value-type="string" calcext:value-type="string">
            <text:p>Copertura geografica</text:p>
          </table:table-cell>
          <table:table-cell table:style-name="ce224" office:value-type="string" calcext:value-type="string">
            <text:p>Eventuale area geografica a cui il servizio si riferisce. Ad esempio le zone coperte da ZTL</text:p>
          </table:table-cell>
          <table:table-cell table:style-name="ce229" table:content-validation-name="val37" office:value-type="string" calcext:value-type="string">
            <text:p>No</text:p>
          </table:table-cell>
          <table:table-cell table:style-name="ce236" table:content-validation-name="val38" office:value-type="string" calcext:value-type="string">
            <text:p>Testo lungo (rich text)</text:p>
          </table:table-cell>
          <table:table-cell table:style-name="ce244" table:content-validation-name="val39"/>
          <table:table-cell table:style-name="ce251" table:content-validation-name="val40"/>
          <table:table-cell table:style-name="ce257" table:content-validation-name="val41"/>
          <table:table-cell table:number-columns-repeated="1017"/>
        </table:table-row>
        <table:table-row table:style-name="ro3">
          <table:table-cell table:style-name="ce219" office:value-type="string" calcext:value-type="string">
            <text:p>Come fare</text:p>
          </table:table-cell>
          <table:table-cell table:style-name="ce224" office:value-type="string" calcext:value-type="string">
            <text:p>Procedura da seguire per usufruire del Servizio</text:p>
          </table:table-cell>
          <table:table-cell table:style-name="ce229" table:content-validation-name="val37" office:value-type="string" calcext:value-type="string">
            <text:p>Sì</text:p>
          </table:table-cell>
          <table:table-cell table:style-name="ce236" table:content-validation-name="val38" office:value-type="string" calcext:value-type="string">
            <text:p>Testo lungo (rich text)</text:p>
          </table:table-cell>
          <table:table-cell table:style-name="ce244" table:content-validation-name="val39"/>
          <table:table-cell table:style-name="ce251" table:content-validation-name="val40"/>
          <table:table-cell table:style-name="ce257" table:content-validation-name="val41"/>
          <table:table-cell table:number-columns-repeated="1017"/>
        </table:table-row>
        <table:table-row table:style-name="ro3">
          <table:table-cell table:style-name="ce221" office:value-type="string" calcext:value-type="string">
            <text:p>Cosa serve</text:p>
          </table:table-cell>
          <table:table-cell table:style-name="ce226" office:value-type="string" calcext:value-type="string">
            <text:p>Elenco delle cose necessarie per attivare il Servizio. (Documenti necessari, o altro) con le relative istruzioni all'uso ed eventuale link di approfondimento</text:p>
          </table:table-cell>
          <table:table-cell table:style-name="ce231" table:content-validation-name="val37" office:value-type="string" calcext:value-type="string">
            <text:p>Sì</text:p>
          </table:table-cell>
          <table:table-cell table:style-name="ce237" table:content-validation-name="val38" office:value-type="string" calcext:value-type="string">
            <text:p>Testo lungo (rich text)</text:p>
          </table:table-cell>
          <table:table-cell table:style-name="ce245" table:content-validation-name="val39"/>
          <table:table-cell table:style-name="ce252" table:content-validation-name="val40"/>
          <table:table-cell table:style-name="ce258" table:content-validation-name="val41"/>
          <table:table-cell table:number-columns-repeated="1017"/>
        </table:table-row>
        <table:table-row table:style-name="ro3">
          <table:table-cell table:style-name="ce219" office:value-type="string" calcext:value-type="string">
            <text:p>Cosa si ottiene</text:p>
          </table:table-cell>
          <table:table-cell table:style-name="ce224" office:value-type="string" calcext:value-type="string">
            <text:p>Uno o più output prodotti dal servizio. Ad es.: "certificato di residenza", o "carta d'identità Tipologia elettronica"</text:p>
          </table:table-cell>
          <table:table-cell table:style-name="ce229" table:content-validation-name="val37" office:value-type="string" calcext:value-type="string">
            <text:p>Sì</text:p>
          </table:table-cell>
          <table:table-cell table:style-name="ce238" table:content-validation-name="val38" office:value-type="string" calcext:value-type="string">
            <text:p>Testo lungo (rich text)</text:p>
          </table:table-cell>
          <table:table-cell table:style-name="ce244" table:content-validation-name="val39"/>
          <table:table-cell table:style-name="ce251" table:content-validation-name="val40"/>
          <table:table-cell table:style-name="ce257" table:content-validation-name="val41"/>
          <table:table-cell table:number-columns-repeated="1017"/>
        </table:table-row>
        <table:table-row table:style-name="ro3">
          <table:table-cell table:style-name="ce222" office:value-type="string" calcext:value-type="string">
            <text:p>Tempi e scadenze</text:p>
          </table:table-cell>
          <table:table-cell table:style-name="ce224" office:value-type="string" calcext:value-type="string">
            <text:p>Data di scadenza del Servizio (ad es. "iscrizione asilo nido entro..."). Se il Servizio è diviso in fasi, prevedere un campo per ciascuna fase del Servizio e relativa indicazione dei tempi <text:s/>(ad es. "iscrizione asilo nido" - data + "esito della domanda" - data)</text:p>
          </table:table-cell>
          <table:table-cell table:style-name="ce229" table:content-validation-name="val37" office:value-type="string" calcext:value-type="string">
            <text:p>Sì</text:p>
          </table:table-cell>
          <table:table-cell table:style-name="ce236" table:content-validation-name="val38" office:value-type="string" calcext:value-type="string">
            <text:p>Testo lungo (rich text)</text:p>
          </table:table-cell>
          <table:table-cell table:style-name="ce244" table:content-validation-name="val39"/>
          <table:table-cell table:style-name="ce251" table:content-validation-name="val40"/>
          <table:table-cell table:style-name="ce257" table:content-validation-name="val41"/>
          <table:table-cell table:number-columns-repeated="1017"/>
        </table:table-row>
        <table:table-row table:style-name="ro3">
          <table:table-cell table:style-name="ce222" office:value-type="string" calcext:value-type="string">
            <text:p>Costi</text:p>
          </table:table-cell>
          <table:table-cell table:style-name="ce224" office:value-type="string" calcext:value-type="string">
            <text:p>Condizioni e termini economici per compleare la procedura di richiesta del Servizio. Ad es. il rinnovo della carta d'idTipologia ha un costo di euro X.</text:p>
          </table:table-cell>
          <table:table-cell table:style-name="ce229" table:content-validation-name="val37" office:value-type="string" calcext:value-type="string">
            <text:p>No</text:p>
          </table:table-cell>
          <table:table-cell table:style-name="ce236" table:content-validation-name="val38" office:value-type="string" calcext:value-type="string">
            <text:p>Testo lungo (rich text)</text:p>
          </table:table-cell>
          <table:table-cell table:style-name="ce244" table:content-validation-name="val39"/>
          <table:table-cell table:style-name="ce251" table:content-validation-name="val40"/>
          <table:table-cell table:style-name="ce257" table:content-validation-name="val41"/>
          <table:table-cell table:number-columns-repeated="1017"/>
        </table:table-row>
        <table:table-row table:style-name="ro3">
          <table:table-cell table:style-name="ce219" office:value-type="string" calcext:value-type="string">
            <text:p>Procedure collegate all'esito</text:p>
          </table:table-cell>
          <table:table-cell table:style-name="ce224" office:value-type="string" calcext:value-type="string">
            <text:p>Spiegazione relativa all'esito della procedura, e dove eventualmente ritirare l'esito (sede dell'ufficio, orari, numero sportello, etc.)</text:p>
          </table:table-cell>
          <table:table-cell table:style-name="ce229" table:content-validation-name="val37" office:value-type="string" calcext:value-type="string">
            <text:p>No</text:p>
          </table:table-cell>
          <table:table-cell table:style-name="ce236" table:content-validation-name="val38" office:value-type="string" calcext:value-type="string">
            <text:p>Testo lungo (rich text)</text:p>
          </table:table-cell>
          <table:table-cell table:style-name="ce244" table:content-validation-name="val39"/>
          <table:table-cell table:style-name="ce251" table:content-validation-name="val40"/>
          <table:table-cell table:style-name="ce257" table:content-validation-name="val41"/>
          <table:table-cell table:number-columns-repeated="1017"/>
        </table:table-row>
        <table:table-row table:style-name="ro3">
          <table:table-cell table:style-name="ce219" office:value-type="string" calcext:value-type="string">
            <text:p>Accedi al servizio</text:p>
          </table:table-cell>
          <table:table-cell table:style-name="ce224" office:value-type="string" calcext:value-type="string">
            <text:p>Se il servizio è digitale, presentare il link per avviare la procedura di fruizione online. Se il servizio è disponibile (anche o soltanto) a sportello, includere le informazioni sulla sede in cui è possibile fruire dello stesso e il link alla funzione di prenotazione appuntamento, se disponibile.</text:p>
          </table:table-cell>
          <table:table-cell table:style-name="ce229" table:content-validation-name="val37" office:value-type="string" calcext:value-type="string">
            <text:p>Sì</text:p>
          </table:table-cell>
          <table:table-cell table:style-name="ce236" table:content-validation-name="val38" office:value-type="string" calcext:value-type="string">
            <text:p>Relazione con Tipologia</text:p>
          </table:table-cell>
          <table:table-cell table:style-name="ce244" table:content-validation-name="val39"/>
          <table:table-cell table:style-name="ce253" table:content-validation-name="val40" office:value-type="string" calcext:value-type="string">
            <text:p>Unità organizzativa</text:p>
          </table:table-cell>
          <table:table-cell table:style-name="ce257" table:content-validation-name="val41" office:value-type="string" calcext:value-type="string">
            <text:p>1...n</text:p>
          </table:table-cell>
          <table:table-cell table:number-columns-repeated="1017"/>
        </table:table-row>
        <table:table-row table:style-name="ro3">
          <table:table-cell table:style-name="ce222" office:value-type="string" calcext:value-type="string">
            <text:p>Vincoli</text:p>
          </table:table-cell>
          <table:table-cell table:style-name="ce224" office:value-type="string" calcext:value-type="string">
            <text:p>Eventuali vincoli all'accesso al servizio. Ad esempio: non è possibile rinnovare la carta idTipologia x mesi prima della scadenza.</text:p>
          </table:table-cell>
          <table:table-cell table:style-name="ce229" table:content-validation-name="val37" office:value-type="string" calcext:value-type="string">
            <text:p>No</text:p>
          </table:table-cell>
          <table:table-cell table:style-name="ce236" table:content-validation-name="val38" office:value-type="string" calcext:value-type="string">
            <text:p>Testo lungo (rich text)</text:p>
          </table:table-cell>
          <table:table-cell table:style-name="ce244" table:content-validation-name="val39"/>
          <table:table-cell table:style-name="ce251" table:content-validation-name="val40"/>
          <table:table-cell table:style-name="ce257" table:content-validation-name="val41"/>
          <table:table-cell table:number-columns-repeated="1017"/>
        </table:table-row>
        <table:table-row table:style-name="ro3">
          <table:table-cell table:style-name="ce222" office:value-type="string" calcext:value-type="string">
            <text:p>Casi particolari</text:p>
          </table:table-cell>
          <table:table-cell table:style-name="ce227" office:value-type="string" calcext:value-type="string">
            <text:p>Elenco di eventuali casi particolari riferiti all'ottenimento del Servizio in questione. Ad esempio le persone con disabilità (legge 104) possono contattare direttamente l'ufficio e concordare una procedura di rinnovo a domicilio</text:p>
          </table:table-cell>
          <table:table-cell table:style-name="ce229" table:content-validation-name="val37" office:value-type="string" calcext:value-type="string">
            <text:p>No</text:p>
          </table:table-cell>
          <table:table-cell table:style-name="ce236" table:content-validation-name="val38" office:value-type="string" calcext:value-type="string">
            <text:p>Testo lungo (rich text)</text:p>
          </table:table-cell>
          <table:table-cell table:style-name="ce244" table:content-validation-name="val39"/>
          <table:table-cell table:style-name="ce251" table:content-validation-name="val40"/>
          <table:table-cell table:style-name="ce257" table:content-validation-name="val41"/>
          <table:table-cell table:number-columns-repeated="1017"/>
        </table:table-row>
        <table:table-row table:style-name="ro3">
          <table:table-cell table:style-name="ce222" office:value-type="string" calcext:value-type="string">
            <text:p>Ulteriori informazioni</text:p>
          </table:table-cell>
          <table:table-cell table:style-name="ce224" office:value-type="string" calcext:value-type="string">
            <text:p>Eventuali link a pagine web, siti, servizi esterni all'ambito comunale utili all'erogazione del servizio descritto. Ad esempio nella pagina servizio "Carta di IdTipologia Elettronica", potrebbe essere utile inserire in questo campo un link al Ministero dell'Interno.</text:p>
          </table:table-cell>
          <table:table-cell table:style-name="ce229" table:content-validation-name="val37" office:value-type="string" calcext:value-type="string">
            <text:p>No</text:p>
          </table:table-cell>
          <table:table-cell table:style-name="ce236" table:content-validation-name="val38" office:value-type="string" calcext:value-type="string">
            <text:p>Testo lungo (rich text)</text:p>
          </table:table-cell>
          <table:table-cell table:style-name="ce244" table:content-validation-name="val39"/>
          <table:table-cell table:style-name="ce251" table:content-validation-name="val40"/>
          <table:table-cell table:style-name="ce257" table:content-validation-name="val41"/>
          <table:table-cell table:number-columns-repeated="1017"/>
        </table:table-row>
        <table:table-row table:style-name="ro3">
          <table:table-cell table:style-name="ce222" office:value-type="string" calcext:value-type="string">
            <text:p>Condizioni di servizio</text:p>
          </table:table-cell>
          <table:table-cell table:style-name="ce224" office:value-type="string" calcext:value-type="string">
            <text:p>File allegato con tutte le condizioni di servizio, incluse eventuali tempi di risposta e obblighi da parte dell'amministrazione comunale.</text:p>
          </table:table-cell>
          <table:table-cell table:style-name="ce229" table:content-validation-name="val37" office:value-type="string" calcext:value-type="string">
            <text:p>Sì</text:p>
          </table:table-cell>
          <table:table-cell table:style-name="ce236" table:content-validation-name="val38" office:value-type="string" calcext:value-type="string">
            <text:p>File (blob)</text:p>
          </table:table-cell>
          <table:table-cell table:style-name="ce244" table:content-validation-name="val39"/>
          <table:table-cell table:style-name="ce253" table:content-validation-name="val40"/>
          <table:table-cell table:style-name="ce257" table:content-validation-name="val41" office:value-type="string" calcext:value-type="string">
            <text:p>1...n</text:p>
          </table:table-cell>
          <table:table-cell table:number-columns-repeated="1017"/>
        </table:table-row>
        <table:table-row table:style-name="ro3">
          <table:table-cell table:style-name="ce222" office:value-type="string" calcext:value-type="string">
            <text:p>Contatti</text:p>
          </table:table-cell>
          <table:table-cell table:style-name="ce224" office:value-type="string" calcext:value-type="string">
            <text:p>I contatti per il servizio.</text:p>
          </table:table-cell>
          <table:table-cell table:style-name="ce229" table:content-validation-name="val37" office:value-type="string" calcext:value-type="string">
            <text:p>Sì</text:p>
          </table:table-cell>
          <table:table-cell table:style-name="ce236" table:content-validation-name="val38" office:value-type="string" calcext:value-type="string">
            <text:p>Relazione con Tipologia</text:p>
          </table:table-cell>
          <table:table-cell table:style-name="ce244" table:content-validation-name="val39"/>
          <table:table-cell table:style-name="ce253" table:content-validation-name="val40" office:value-type="string" calcext:value-type="string">
            <text:p>Punto di contatto</text:p>
          </table:table-cell>
          <table:table-cell table:style-name="ce257" table:content-validation-name="val41" office:value-type="string" calcext:value-type="string">
            <text:p>1...n</text:p>
          </table:table-cell>
          <table:table-cell table:number-columns-repeated="1017"/>
        </table:table-row>
        <table:table-row table:style-name="ro3">
          <table:table-cell table:style-name="ce222" office:value-type="string" calcext:value-type="string">
            <text:p>Unità Organizzativa responsabile</text:p>
          </table:table-cell>
          <table:table-cell table:style-name="ce224" office:value-type="string" calcext:value-type="string">
            <text:p>Link dell'ufficio responsabile dell'erogazione di questo Servizio.</text:p>
          </table:table-cell>
          <table:table-cell table:style-name="ce229" table:content-validation-name="val37" office:value-type="string" calcext:value-type="string">
            <text:p>Sì</text:p>
          </table:table-cell>
          <table:table-cell table:style-name="ce236" table:content-validation-name="val38" office:value-type="string" calcext:value-type="string">
            <text:p>Relazione con Tipologia</text:p>
          </table:table-cell>
          <table:table-cell table:style-name="ce244" table:content-validation-name="val39"/>
          <table:table-cell table:style-name="ce251" table:content-validation-name="val40" office:value-type="string" calcext:value-type="string">
            <text:p><text:a xlink:href="#'Tipologia UNITÀ ORGANIZZATIVA'.A1" xlink:type="simple">Unità Organizzativa</text:a></text:p>
          </table:table-cell>
          <table:table-cell table:style-name="ce257" table:content-validation-name="val41" office:value-type="string" calcext:value-type="string">
            <text:p>1...n</text:p>
          </table:table-cell>
          <table:table-cell table:number-columns-repeated="1017"/>
        </table:table-row>
        <table:table-row table:style-name="ro3">
          <table:table-cell table:style-name="ce222" office:value-type="string" calcext:value-type="string">
            <text:p>Documenti</text:p>
          </table:table-cell>
          <table:table-cell table:style-name="ce224" office:value-type="string" calcext:value-type="string">
            <text:p>Link alle schede documenti non funzionali al completamento del servizi, ma di semplice supporto</text:p>
          </table:table-cell>
          <table:table-cell table:style-name="ce229" table:content-validation-name="val37" office:value-type="string" calcext:value-type="string">
            <text:p>No</text:p>
          </table:table-cell>
          <table:table-cell table:style-name="ce236" table:content-validation-name="val38" office:value-type="string" calcext:value-type="string">
            <text:p>Relazione con Tipologia</text:p>
          </table:table-cell>
          <table:table-cell table:style-name="ce244" table:content-validation-name="val39"/>
          <table:table-cell table:style-name="ce251" table:content-validation-name="val40" office:value-type="string" calcext:value-type="string">
            <text:p>Documento pubblico</text:p>
          </table:table-cell>
          <table:table-cell table:style-name="ce257" table:content-validation-name="val41" office:value-type="string" calcext:value-type="string">
            <text:p>0...n</text:p>
          </table:table-cell>
          <table:table-cell table:number-columns-repeated="1017"/>
        </table:table-row>
        <table:table-row table:style-name="ro3">
          <table:table-cell table:style-name="ce223" office:value-type="string" calcext:value-type="string">
            <text:p>Argomenti</text:p>
          </table:table-cell>
          <table:table-cell table:style-name="ce228" office:value-type="string" calcext:value-type="string">
            <text:p>Argomenti collegabili</text:p>
          </table:table-cell>
          <table:table-cell table:style-name="ce232" table:content-validation-name="val37" office:value-type="string" calcext:value-type="string">
            <text:p>Sì</text:p>
          </table:table-cell>
          <table:table-cell table:style-name="ce239" table:content-validation-name="val38" office:value-type="string" calcext:value-type="string">
            <text:p>Tassonomia</text:p>
          </table:table-cell>
          <table:table-cell table:style-name="ce246" table:content-validation-name="val39" office:value-type="string" calcext:value-type="string">
            <text:p><text:a xlink:href="#'Tassonomia ARGOMENTI'.A1" xlink:type="simple">Argomenti</text:a></text:p>
          </table:table-cell>
          <table:table-cell table:style-name="ce254" table:content-validation-name="val40"/>
          <table:table-cell table:style-name="ce259" table:content-validation-name="val41" office:value-type="string" calcext:value-type="string">
            <text:p>1...n</text:p>
          </table:table-cell>
          <table:table-cell table:style-name="ce260" table:number-columns-repeated="19"/>
          <table:table-cell table:number-columns-repeated="998"/>
        </table:table-row>
        <table:table-row table:style-name="ro3">
          <table:table-cell table:style-name="ce222" office:value-type="string" calcext:value-type="string">
            <text:p>Life Events (tag non visibili a front-end)</text:p>
          </table:table-cell>
          <table:table-cell table:style-name="ce224" office:value-type="string" calcext:value-type="string">
            <text:p>Life events collegati</text:p>
          </table:table-cell>
          <table:table-cell table:style-name="ce229" table:content-validation-name="val37" office:value-type="string" calcext:value-type="string">
            <text:p>No</text:p>
          </table:table-cell>
          <table:table-cell table:style-name="ce236" table:content-validation-name="val38" office:value-type="string" calcext:value-type="string">
            <text:p>Tassonomia</text:p>
          </table:table-cell>
          <table:table-cell table:style-name="ce247" table:content-validation-name="val39" office:value-type="string" calcext:value-type="string">
            <text:p><text:a xlink:href="#'Tassonomia EVENTI DELLA VITA DE'.A1" xlink:type="simple">Eventi della vita delle persone</text:a></text:p>
          </table:table-cell>
          <table:table-cell table:style-name="ce251" table:content-validation-name="val40"/>
          <table:table-cell table:style-name="ce257" table:content-validation-name="val41" office:value-type="string" calcext:value-type="string">
            <text:p>0...n</text:p>
          </table:table-cell>
          <table:table-cell table:number-columns-repeated="1017"/>
        </table:table-row>
        <table:table-row table:style-name="ro3">
          <table:table-cell table:style-name="ce222" office:value-type="string" calcext:value-type="string">
            <text:p>Business Events (tag non visibili a front-end)</text:p>
          </table:table-cell>
          <table:table-cell table:style-name="ce224" office:value-type="string" calcext:value-type="string">
            <text:p>Business events collegati</text:p>
          </table:table-cell>
          <table:table-cell table:style-name="ce229" table:content-validation-name="val37" office:value-type="string" calcext:value-type="string">
            <text:p>No</text:p>
          </table:table-cell>
          <table:table-cell table:style-name="ce236" table:content-validation-name="val38" office:value-type="string" calcext:value-type="string">
            <text:p>Tassonomia</text:p>
          </table:table-cell>
          <table:table-cell table:style-name="ce247" table:content-validation-name="val39" office:value-type="string" calcext:value-type="string">
            <text:p><text:a xlink:href="#'Tassonomia EVENTI DELLA VITA DI'.A1" xlink:type="simple">Eventi della vita delle imprese</text:a></text:p>
          </table:table-cell>
          <table:table-cell table:style-name="ce251" table:content-validation-name="val40"/>
          <table:table-cell table:style-name="ce257" table:content-validation-name="val41" office:value-type="string" calcext:value-type="string">
            <text:p>0...n</text:p>
          </table:table-cell>
          <table:table-cell table:number-columns-repeated="1017"/>
        </table:table-row>
        <table:table-row table:style-name="ro3">
          <table:table-cell table:style-name="ce222" office:value-type="string" calcext:value-type="string">
            <text:p>Codice dell’Ente erogatore (ipa)</text:p>
          </table:table-cell>
          <table:table-cell table:style-name="ce224" office:value-type="string" calcext:value-type="string">
            <text:p>Il nome dell’organizzazione, come indicato nell’Indice della Pubblica Amministrazione (IPA), che esercita uno specifico ruolo sul Servizio.</text:p>
          </table:table-cell>
          <table:table-cell table:style-name="ce229" table:content-validation-name="val37" office:value-type="string" calcext:value-type="string">
            <text:p>No</text:p>
          </table:table-cell>
          <table:table-cell table:style-name="ce236" table:content-validation-name="val38" office:value-type="string" calcext:value-type="string">
            <text:p>Testo breve (max. 255 char)</text:p>
          </table:table-cell>
          <table:table-cell table:style-name="ce244" table:content-validation-name="val39"/>
          <table:table-cell table:style-name="ce251" table:content-validation-name="val40"/>
          <table:table-cell table:style-name="ce257" table:content-validation-name="val41"/>
          <table:table-cell table:number-columns-repeated="1017"/>
        </table:table-row>
        <table:table-row table:style-name="ro3">
          <table:table-cell table:style-name="ce222" office:value-type="string" calcext:value-type="string">
            <text:p>Settore merceologico</text:p>
          </table:table-cell>
          <table:table-cell table:style-name="ce224" office:value-type="string" calcext:value-type="string">
            <text:p>Classificazione del servizio basata su catalogo dei servizi (Classificazione NACE)</text:p>
          </table:table-cell>
          <table:table-cell table:style-name="ce229" table:content-validation-name="val37" office:value-type="string" calcext:value-type="string">
            <text:p>No</text:p>
          </table:table-cell>
          <table:table-cell table:style-name="ce236" table:content-validation-name="val38" office:value-type="string" calcext:value-type="string">
            <text:p>Testo breve (max. 255 char)</text:p>
          </table:table-cell>
          <table:table-cell table:style-name="ce244" table:content-validation-name="val39"/>
          <table:table-cell table:style-name="ce251" table:content-validation-name="val40"/>
          <table:table-cell table:style-name="ce257" table:content-validation-name="val41"/>
          <table:table-cell table:number-columns-repeated="1017"/>
        </table:table-row>
        <table:table-row table:style-name="ro3" table:number-rows-repeated="2">
          <table:table-cell table:number-columns-repeated="1024"/>
        </table:table-row>
        <table:table-row table:style-name="ro3">
          <table:table-cell table:number-columns-repeated="2"/>
          <table:table-cell table:style-name="ce10" office:value-type="string" calcext:value-type="string">
            <text:p><text:s/></text:p>
          </table:table-cell>
          <table:table-cell table:number-columns-repeated="1021"/>
        </table:table-row>
        <table:table-row table:style-name="ro3" table:number-rows-repeated="965">
          <table:table-cell table:number-columns-repeated="1024"/>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Tipologia SERVIZIO'.A4:'Tipologia SERVIZIO'.G32">
            <calcext:condition calcext:apply-style-name="ConditionalStyle_1" calcext:value="formula-is([.$C4]=&quot;Sì&quot;)" calcext:base-cell-address="'Tipologia SERVIZIO'.A4"/>
          </calcext:conditional-format>
        </calcext:conditional-formats>
      </table:table>
      <table:table table:name="Tipologia DOCUMENTO PUBBLICO" table:style-name="ta13">
        <table:table-column table:style-name="co58" table:default-cell-style-name="Default"/>
        <table:table-column table:style-name="co59"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4" table:number-columns-repeated="1017" table:default-cell-style-name="Default"/>
        <table:table-row table:style-name="ro13">
          <table:table-cell table:style-name="ce168" office:value-type="string" calcext:value-type="string" table:number-columns-spanned="7" table:number-rows-spanned="1">
            <text:p><text:span text:style-name="T20">Tipologia: </text:span><text:span text:style-name="T21">DOCUMENTO</text:span><text:span text:style-name="T22"> (pubblico) di un Comune</text:span></text:p>
          </table:table-cell>
          <table:covered-table-cell table:number-columns-repeated="5" table:style-name="ce87"/>
          <table:covered-table-cell table:style-name="ce96"/>
          <table:table-cell table:number-columns-repeated="1017"/>
        </table:table-row>
        <table:table-row table:style-name="ro14">
          <table:table-cell table:style-name="ce218" office:value-type="string" calcext:value-type="string" table:number-columns-spanned="7" table:number-rows-spanned="1">
            <text:p><text:a xlink:href="https://schema.org/DigitalDocument" xlink:type="simple">Struttura delle informazioni relative utili a presentare un documento pubblico. Schema.org prevede una Tipologia DigitalDocument.
Nota: I documenti pubblici sono presentati nella sezioni pubbliche sel sito. I documenti personali sono disponibili nell'area personale utente                        </text:a></text:p>
          </table:table-cell>
          <table:covered-table-cell table:number-columns-repeated="6"/>
          <table:table-cell table:number-columns-repeated="1017"/>
        </table:table-row>
        <table:table-row table:style-name="ro3">
          <table:table-cell table:style-name="ce85" office:value-type="string" calcext:value-type="string">
            <text:p>Elemento</text:p>
          </table:table-cell>
          <table:table-cell table:style-name="ce85" office:value-type="string" calcext:value-type="string">
            <text:p>Descrizione</text:p>
          </table:table-cell>
          <table:table-cell table:style-name="ce85" office:value-type="string" calcext:value-type="string">
            <text:p>Valore obbligatorio?</text:p>
          </table:table-cell>
          <table:table-cell table:style-name="ce90" office:value-type="string" calcext:value-type="string">
            <text:p>Tipo di slot (dati o relazioni)</text:p>
          </table:table-cell>
          <table:table-cell table:style-name="ce90" office:value-type="string" calcext:value-type="string">
            <text:p>Tassonomia di riferimento</text:p>
          </table:table-cell>
          <table:table-cell table:style-name="ce90" office:value-type="string" calcext:value-type="string">
            <text:p>Relazione con Tipologia</text:p>
          </table:table-cell>
          <table:table-cell table:style-name="ce90" office:value-type="string" calcext:value-type="string">
            <text:p>Cardinalità</text:p>
          </table:table-cell>
          <table:table-cell table:number-columns-repeated="1017"/>
        </table:table-row>
        <table:table-row table:style-name="ro3">
          <table:table-cell table:style-name="ce261" office:value-type="string" calcext:value-type="string">
            <text:p>Titolo</text:p>
          </table:table-cell>
          <table:table-cell table:style-name="ce264" office:value-type="string" calcext:value-type="string">
            <text:p>Nome del documento. Il nome del Documento deve essere facilmente comprensibile dai cittadini. Vincoli: massimo 160 caratteri spazi inclusi</text:p>
          </table:table-cell>
          <table:table-cell table:style-name="ce266" table:content-validation-name="val42" office:value-type="string" calcext:value-type="string">
            <text:p>Sì</text:p>
          </table:table-cell>
          <table:table-cell table:style-name="ce269" table:content-validation-name="val43" office:value-type="string" calcext:value-type="string">
            <text:p>Testo breve (max. 255 char)</text:p>
          </table:table-cell>
          <table:table-cell table:style-name="ce273" table:content-validation-name="val44"/>
          <table:table-cell table:style-name="ce278" table:content-validation-name="val45"/>
          <table:table-cell table:style-name="ce282" table:content-validation-name="val46"/>
          <table:table-cell table:number-columns-repeated="1017"/>
        </table:table-row>
        <table:table-row table:style-name="ro3">
          <table:table-cell table:style-name="ce262" office:value-type="string" calcext:value-type="string">
            <text:p>Identificativo del documento</text:p>
          </table:table-cell>
          <table:table-cell table:style-name="ce265" office:value-type="string" calcext:value-type="string">
            <text:p>Un numero identificativo del documento (es DOI, ISBN)</text:p>
          </table:table-cell>
          <table:table-cell table:style-name="ce267" table:content-validation-name="val42" office:value-type="string" calcext:value-type="string">
            <text:p>No</text:p>
          </table:table-cell>
          <table:table-cell table:style-name="ce269" table:content-validation-name="val43" office:value-type="string" calcext:value-type="string">
            <text:p>Testo breve (max. 255 char)</text:p>
          </table:table-cell>
          <table:table-cell table:style-name="ce273" table:content-validation-name="val44"/>
          <table:table-cell table:style-name="ce278" table:content-validation-name="val45"/>
          <table:table-cell table:style-name="ce282" table:content-validation-name="val46"/>
          <table:table-cell table:number-columns-repeated="1017"/>
        </table:table-row>
        <table:table-row table:style-name="ro3">
          <table:table-cell table:style-name="ce263" office:value-type="string" calcext:value-type="string">
            <text:p>Protocollo</text:p>
          </table:table-cell>
          <table:table-cell table:style-name="ce265" office:value-type="string" calcext:value-type="string">
            <text:p>Numero di protocollo del documento</text:p>
          </table:table-cell>
          <table:table-cell table:style-name="ce267" table:content-validation-name="val42" office:value-type="string" calcext:value-type="string">
            <text:p>No</text:p>
          </table:table-cell>
          <table:table-cell table:style-name="ce270" table:content-validation-name="val43" office:value-type="string" calcext:value-type="string">
            <text:p>Testo breve (max. 255 char)</text:p>
          </table:table-cell>
          <table:table-cell table:style-name="ce274" table:content-validation-name="val44"/>
          <table:table-cell table:style-name="ce279" table:content-validation-name="val45"/>
          <table:table-cell table:style-name="ce283" table:content-validation-name="val46"/>
          <table:table-cell table:number-columns-repeated="1017"/>
        </table:table-row>
        <table:table-row table:style-name="ro3">
          <table:table-cell table:style-name="ce263" office:value-type="string" calcext:value-type="string">
            <text:p>Data protocollo</text:p>
          </table:table-cell>
          <table:table-cell table:style-name="ce265" office:value-type="string" calcext:value-type="string">
            <text:p>Data di protocollo del documento</text:p>
          </table:table-cell>
          <table:table-cell table:style-name="ce267" table:content-validation-name="val42" office:value-type="string" calcext:value-type="string">
            <text:p>No</text:p>
          </table:table-cell>
          <table:table-cell table:style-name="ce270" table:content-validation-name="val43" office:value-type="string" calcext:value-type="string">
            <text:p>Datetime (tutti i formati)</text:p>
          </table:table-cell>
          <table:table-cell table:style-name="ce274" table:content-validation-name="val44"/>
          <table:table-cell table:style-name="ce279" table:content-validation-name="val45"/>
          <table:table-cell table:style-name="ce283" table:content-validation-name="val46"/>
          <table:table-cell table:number-columns-repeated="1017"/>
        </table:table-row>
        <table:table-row table:style-name="ro3">
          <table:table-cell table:style-name="ce262" office:value-type="string" calcext:value-type="string">
            <text:p>Immagine</text:p>
          </table:table-cell>
          <table:table-cell table:style-name="ce265" office:value-type="string" calcext:value-type="string">
            <text:p>Immagine di riferimento del documento</text:p>
          </table:table-cell>
          <table:table-cell table:style-name="ce267" table:content-validation-name="val42" office:value-type="string" calcext:value-type="string">
            <text:p>No</text:p>
          </table:table-cell>
          <table:table-cell table:style-name="ce269" table:content-validation-name="val43" office:value-type="string" calcext:value-type="string">
            <text:p>File (blob)</text:p>
          </table:table-cell>
          <table:table-cell table:style-name="ce275" table:content-validation-name="val44"/>
          <table:table-cell table:style-name="ce278" table:content-validation-name="val45"/>
          <table:table-cell table:style-name="ce282" table:content-validation-name="val46"/>
          <table:table-cell table:number-columns-repeated="1017"/>
        </table:table-row>
        <table:table-row table:style-name="ro3">
          <table:table-cell table:style-name="ce262" office:value-type="string" calcext:value-type="string">
            <text:p>Tipo di documento</text:p>
          </table:table-cell>
          <table:table-cell table:style-name="ce265" office:value-type="string" calcext:value-type="string">
            <text:p>Secondo la tassonomia prevista</text:p>
          </table:table-cell>
          <table:table-cell table:style-name="ce267" table:content-validation-name="val42" office:value-type="string" calcext:value-type="string">
            <text:p>Sì</text:p>
          </table:table-cell>
          <table:table-cell table:style-name="ce269" table:content-validation-name="val43" office:value-type="string" calcext:value-type="string">
            <text:p>Tassonomia</text:p>
          </table:table-cell>
          <table:table-cell table:style-name="ce273" table:content-validation-name="val44" office:value-type="string" calcext:value-type="string">
            <text:p><text:a xlink:href="#'Tassonomia Tipi di DOCUMENTO'.A1" xlink:type="simple">Tipi di documento</text:a></text:p>
          </table:table-cell>
          <table:table-cell table:style-name="ce278" table:content-validation-name="val45"/>
          <table:table-cell table:style-name="ce282" table:content-validation-name="val46" office:value-type="string" calcext:value-type="string">
            <text:p>1...n</text:p>
          </table:table-cell>
          <table:table-cell table:number-columns-repeated="1017"/>
        </table:table-row>
        <table:table-row table:style-name="ro3">
          <table:table-cell table:style-name="ce262" office:value-type="string" calcext:value-type="string">
            <text:p>Tipo Documento albo pretorio</text:p>
          </table:table-cell>
          <table:table-cell table:style-name="ce265" office:value-type="string" calcext:value-type="string">
            <text:p>Secondo la tassonomia prevista (solo se il documento è da albo pretorio)</text:p>
          </table:table-cell>
          <table:table-cell table:style-name="ce267" table:content-validation-name="val42" office:value-type="string" calcext:value-type="string">
            <text:p>No</text:p>
          </table:table-cell>
          <table:table-cell table:style-name="ce269" table:content-validation-name="val43" office:value-type="string" calcext:value-type="string">
            <text:p>Tassonomia</text:p>
          </table:table-cell>
          <table:table-cell table:style-name="ce273" table:content-validation-name="val44" office:value-type="string" calcext:value-type="string">
            <text:p>Documenti albo pretorio</text:p>
          </table:table-cell>
          <table:table-cell table:style-name="ce280" table:content-validation-name="val45"/>
          <table:table-cell table:style-name="ce282" table:content-validation-name="val46" office:value-type="string" calcext:value-type="string">
            <text:p>0...1</text:p>
          </table:table-cell>
          <table:table-cell table:number-columns-repeated="1017"/>
        </table:table-row>
        <table:table-row table:style-name="ro3">
          <table:table-cell table:style-name="ce261" office:value-type="string" calcext:value-type="string">
            <text:p>Argomenti</text:p>
          </table:table-cell>
          <table:table-cell table:style-name="ce264" office:value-type="string" calcext:value-type="string">
            <text:p>Argomenti collegabili</text:p>
          </table:table-cell>
          <table:table-cell table:style-name="ce266" table:content-validation-name="val42" office:value-type="string" calcext:value-type="string">
            <text:p>Sì</text:p>
          </table:table-cell>
          <table:table-cell table:style-name="ce269" table:content-validation-name="val43" office:value-type="string" calcext:value-type="string">
            <text:p>Tassonomia</text:p>
          </table:table-cell>
          <table:table-cell table:style-name="ce273" table:content-validation-name="val44" office:value-type="string" calcext:value-type="string">
            <text:p><text:a xlink:href="#'Tassonomia ARGOMENTI'.A1" xlink:type="simple">Argomenti</text:a></text:p>
          </table:table-cell>
          <table:table-cell table:style-name="ce278" table:content-validation-name="val45"/>
          <table:table-cell table:style-name="ce282" table:content-validation-name="val46" office:value-type="string" calcext:value-type="string">
            <text:p>1...n</text:p>
          </table:table-cell>
          <table:table-cell table:number-columns-repeated="1017"/>
        </table:table-row>
        <table:table-row table:style-name="ro3">
          <table:table-cell table:style-name="ce262" office:value-type="string" calcext:value-type="string">
            <text:p>Descrizione breve</text:p>
          </table:table-cell>
          <table:table-cell table:style-name="ce265" office:value-type="string" calcext:value-type="string">
            <text:p>Descrizione sintetica del documento (max 255 caratteri) utilizzando un linguaggio semplice che possa aiutare qualsiasi utente a identificare con chiarezza il documento. Non utilizzare un linguaggio ricco di riferimenti normativi</text:p>
          </table:table-cell>
          <table:table-cell table:style-name="ce267" table:content-validation-name="val42" office:value-type="string" calcext:value-type="string">
            <text:p>Sì</text:p>
          </table:table-cell>
          <table:table-cell table:style-name="ce271" table:content-validation-name="val43" office:value-type="string" calcext:value-type="string">
            <text:p>Testo breve (max. 255 char)</text:p>
          </table:table-cell>
          <table:table-cell table:style-name="ce276" table:content-validation-name="val44"/>
          <table:table-cell table:style-name="ce281" table:content-validation-name="val45"/>
          <table:table-cell table:style-name="ce284" table:content-validation-name="val46"/>
          <table:table-cell table:number-columns-repeated="1017"/>
        </table:table-row>
        <table:table-row table:style-name="ro3">
          <table:table-cell table:style-name="ce262" office:value-type="string" calcext:value-type="string">
            <text:p>Descrizione</text:p>
          </table:table-cell>
          <table:table-cell table:style-name="ce265" office:value-type="string" calcext:value-type="string">
            <text:p>L'oggetto del documento, utilizzando un linguaggio semplice che possa aiutare qualsiasi utente a identificare con chiarazza il documento. Non utilizzare un linguaggio ricco di riferimenti normativi.</text:p>
          </table:table-cell>
          <table:table-cell table:style-name="ce268" table:content-validation-name="val42" office:value-type="string" calcext:value-type="string">
            <text:p>No</text:p>
          </table:table-cell>
          <table:table-cell table:style-name="ce270" table:content-validation-name="val43" office:value-type="string" calcext:value-type="string">
            <text:p>Testo lungo (rich text)</text:p>
          </table:table-cell>
          <table:table-cell table:style-name="ce274" table:content-validation-name="val44"/>
          <table:table-cell table:style-name="ce279" table:content-validation-name="val45"/>
          <table:table-cell table:style-name="ce283" table:content-validation-name="val46"/>
          <table:table-cell table:number-columns-repeated="1017"/>
        </table:table-row>
        <table:table-row table:style-name="ro3">
          <table:table-cell table:style-name="ce262" office:value-type="string" calcext:value-type="string">
            <text:p>URL documento</text:p>
          </table:table-cell>
          <table:table-cell table:style-name="ce265" office:value-type="string" calcext:value-type="string">
            <text:p>Link al documento vero e proprio, in un formato scaricabile attraverso una URL.</text:p>
          </table:table-cell>
          <table:table-cell table:style-name="ce267" table:content-validation-name="val42" office:value-type="string" calcext:value-type="string">
            <text:p>Sì</text:p>
          </table:table-cell>
          <table:table-cell table:style-name="ce271" table:content-validation-name="val43" office:value-type="string" calcext:value-type="string">
            <text:p>Testo breve (max. 255 char)</text:p>
          </table:table-cell>
          <table:table-cell table:style-name="ce274" table:content-validation-name="val44"/>
          <table:table-cell table:style-name="ce279" table:content-validation-name="val45"/>
          <table:table-cell table:style-name="ce283" table:content-validation-name="val46"/>
          <table:table-cell table:number-columns-repeated="1017"/>
        </table:table-row>
        <table:table-row table:style-name="ro3">
          <table:table-cell table:style-name="ce262" office:value-type="string" calcext:value-type="string">
            <text:p>Galleria di immagini</text:p>
          </table:table-cell>
          <table:table-cell table:style-name="ce264" office:value-type="string" calcext:value-type="string">
            <text:p>Una o più immagini corredate da didascalie</text:p>
          </table:table-cell>
          <table:table-cell table:style-name="ce266" table:content-validation-name="val42" office:value-type="string" calcext:value-type="string">
            <text:p>No</text:p>
          </table:table-cell>
          <table:table-cell table:style-name="ce271" table:content-validation-name="val43" office:value-type="string" calcext:value-type="string">
            <text:p>File (blob)</text:p>
          </table:table-cell>
          <table:table-cell table:style-name="ce276" table:content-validation-name="val44"/>
          <table:table-cell table:style-name="ce281" table:content-validation-name="val45"/>
          <table:table-cell table:style-name="ce284" table:content-validation-name="val46"/>
          <table:table-cell table:number-columns-repeated="1017"/>
        </table:table-row>
        <table:table-row table:style-name="ro3">
          <table:table-cell table:style-name="ce262" office:value-type="string" calcext:value-type="string">
            <text:p>Ufficio responsabile del documento</text:p>
          </table:table-cell>
          <table:table-cell table:style-name="ce265" office:value-type="string" calcext:value-type="string">
            <text:p>Link alla scheda dell'ufficio responsabile del documento</text:p>
          </table:table-cell>
          <table:table-cell table:style-name="ce267" table:content-validation-name="val42" office:value-type="string" calcext:value-type="string">
            <text:p>Sì</text:p>
          </table:table-cell>
          <table:table-cell table:style-name="ce270" table:content-validation-name="val43" office:value-type="string" calcext:value-type="string">
            <text:p>Relazione con Tipologia</text:p>
          </table:table-cell>
          <table:table-cell table:style-name="ce274" table:content-validation-name="val44"/>
          <table:table-cell table:style-name="ce279" table:content-validation-name="val45" office:value-type="string" calcext:value-type="string">
            <text:p><text:a xlink:href="#'Tipologia UNITÀ ORGANIZZATIVA'.A1" xlink:type="simple">Unità organizzativa</text:a></text:p>
          </table:table-cell>
          <table:table-cell table:style-name="ce283" table:content-validation-name="val46" office:value-type="string" calcext:value-type="string">
            <text:p>1...1</text:p>
          </table:table-cell>
          <table:table-cell table:number-columns-repeated="1017"/>
        </table:table-row>
        <table:table-row table:style-name="ro3">
          <table:table-cell table:style-name="ce262" office:value-type="string" calcext:value-type="string">
            <text:p>Autore/i</text:p>
          </table:table-cell>
          <table:table-cell table:style-name="ce265" office:value-type="string" calcext:value-type="string">
            <text:p>Persone che hanno redatto il documento</text:p>
          </table:table-cell>
          <table:table-cell table:style-name="ce267" table:content-validation-name="val42" office:value-type="string" calcext:value-type="string">
            <text:p>No</text:p>
          </table:table-cell>
          <table:table-cell table:style-name="ce270" table:content-validation-name="val43" office:value-type="string" calcext:value-type="string">
            <text:p>Testo lungo (rich text)</text:p>
          </table:table-cell>
          <table:table-cell table:style-name="ce274" table:content-validation-name="val44"/>
          <table:table-cell table:style-name="ce279" table:content-validation-name="val45"/>
          <table:table-cell table:style-name="ce283" table:content-validation-name="val46"/>
          <table:table-cell table:number-columns-repeated="1017"/>
        </table:table-row>
        <table:table-row table:style-name="ro3">
          <table:table-cell table:style-name="ce262" office:value-type="string" calcext:value-type="string">
            <text:p>Formati disponibili</text:p>
          </table:table-cell>
          <table:table-cell table:style-name="ce265" office:value-type="string" calcext:value-type="string">
            <text:p>Lista dei formati in cui è disponibile il documento</text:p>
          </table:table-cell>
          <table:table-cell table:style-name="ce267" table:content-validation-name="val42" office:value-type="string" calcext:value-type="string">
            <text:p>Sì</text:p>
          </table:table-cell>
          <table:table-cell table:style-name="ce270" table:content-validation-name="val43" office:value-type="string" calcext:value-type="string">
            <text:p>Testo lungo (rich text)</text:p>
          </table:table-cell>
          <table:table-cell table:style-name="ce274" table:content-validation-name="val44"/>
          <table:table-cell table:style-name="ce279" table:content-validation-name="val45"/>
          <table:table-cell table:style-name="ce283" table:content-validation-name="val46"/>
          <table:table-cell table:number-columns-repeated="1017"/>
        </table:table-row>
        <table:table-row table:style-name="ro3">
          <table:table-cell table:style-name="ce262" office:value-type="string" calcext:value-type="string">
            <text:p>Licenza di distribuzione</text:p>
          </table:table-cell>
          <table:table-cell table:style-name="ce265" office:value-type="string" calcext:value-type="string">
            <text:p>Licenza con il quale il documento viene distribuito</text:p>
          </table:table-cell>
          <table:table-cell table:style-name="ce267" table:content-validation-name="val42" office:value-type="string" calcext:value-type="string">
            <text:p>Sì</text:p>
          </table:table-cell>
          <table:table-cell table:style-name="ce272" table:content-validation-name="val43" office:value-type="string" calcext:value-type="string">
            <text:p>Tassonomia</text:p>
          </table:table-cell>
          <table:table-cell table:style-name="ce277" table:content-validation-name="val44" office:value-type="string" calcext:value-type="string">
            <text:p><text:a xlink:href="#'Tassonomia Licenze'.A1" xlink:type="simple">Licenze</text:a></text:p>
          </table:table-cell>
          <table:table-cell table:style-name="ce279" table:content-validation-name="val45"/>
          <table:table-cell table:style-name="ce283" table:content-validation-name="val46" office:value-type="string" calcext:value-type="string">
            <text:p>1...1</text:p>
          </table:table-cell>
          <table:table-cell table:number-columns-repeated="1017"/>
        </table:table-row>
        <table:table-row table:style-name="ro3">
          <table:table-cell table:style-name="ce263" office:value-type="string" calcext:value-type="string">
            <text:p>Servizi</text:p>
          </table:table-cell>
          <table:table-cell table:style-name="ce265" office:value-type="string" calcext:value-type="string">
            <text:p>Breve descrizione del servizio collegato al documento e link alla scheda di presentazione del servizio.</text:p>
          </table:table-cell>
          <table:table-cell table:style-name="ce267" table:content-validation-name="val42" office:value-type="string" calcext:value-type="string">
            <text:p>No</text:p>
          </table:table-cell>
          <table:table-cell table:style-name="ce270" table:content-validation-name="val43" office:value-type="string" calcext:value-type="string">
            <text:p>Relazione con Tipologia</text:p>
          </table:table-cell>
          <table:table-cell table:style-name="ce274" table:content-validation-name="val44"/>
          <table:table-cell table:style-name="ce279" table:content-validation-name="val45" office:value-type="string" calcext:value-type="string">
            <text:p><text:a xlink:href="#'Tipologia SERVIZIO'.A1" xlink:type="simple">Servizio</text:a></text:p>
          </table:table-cell>
          <table:table-cell table:style-name="ce283" table:content-validation-name="val46" office:value-type="string" calcext:value-type="string">
            <text:p>0...n</text:p>
          </table:table-cell>
          <table:table-cell table:number-columns-repeated="1017"/>
        </table:table-row>
        <table:table-row table:style-name="ro3">
          <table:table-cell table:style-name="ce263" office:value-type="string" calcext:value-type="string">
            <text:p>Data inizio</text:p>
          </table:table-cell>
          <table:table-cell table:style-name="ce265" office:value-type="string" calcext:value-type="string">
            <text:p>Data iniziale (se rilevante). Es data di apertura della partecipazione a un bando</text:p>
          </table:table-cell>
          <table:table-cell table:style-name="ce267" table:content-validation-name="val42" office:value-type="string" calcext:value-type="string">
            <text:p>No</text:p>
          </table:table-cell>
          <table:table-cell table:style-name="ce270" table:content-validation-name="val43" office:value-type="string" calcext:value-type="string">
            <text:p>Datetime (tutti i formati)</text:p>
          </table:table-cell>
          <table:table-cell table:style-name="ce274" table:content-validation-name="val44"/>
          <table:table-cell table:style-name="ce279" table:content-validation-name="val45"/>
          <table:table-cell table:style-name="ce283" table:content-validation-name="val46"/>
          <table:table-cell table:number-columns-repeated="1017"/>
        </table:table-row>
        <table:table-row table:style-name="ro3">
          <table:table-cell table:style-name="ce263" office:value-type="string" calcext:value-type="string">
            <text:p>Data fine</text:p>
          </table:table-cell>
          <table:table-cell table:style-name="ce265" office:value-type="string" calcext:value-type="string">
            <text:p>Data finale (se rilevante). Es. data comunicazione vincitori del bando</text:p>
          </table:table-cell>
          <table:table-cell table:style-name="ce267" table:content-validation-name="val42" office:value-type="string" calcext:value-type="string">
            <text:p>No</text:p>
          </table:table-cell>
          <table:table-cell table:style-name="ce270" table:content-validation-name="val43" office:value-type="string" calcext:value-type="string">
            <text:p>Datetime (tutti i formati)</text:p>
          </table:table-cell>
          <table:table-cell table:style-name="ce274" table:content-validation-name="val44"/>
          <table:table-cell table:style-name="ce279" table:content-validation-name="val45"/>
          <table:table-cell table:style-name="ce283" table:content-validation-name="val46"/>
          <table:table-cell table:number-columns-repeated="1017"/>
        </table:table-row>
        <table:table-row table:style-name="ro3">
          <table:table-cell table:style-name="ce263" office:value-type="string" calcext:value-type="string">
            <text:p>Dataset</text:p>
          </table:table-cell>
          <table:table-cell table:style-name="ce265" office:value-type="string" calcext:value-type="string">
            <text:p>Lista alle schede dataset collegate al documento</text:p>
          </table:table-cell>
          <table:table-cell table:style-name="ce267" table:content-validation-name="val42" office:value-type="string" calcext:value-type="string">
            <text:p>No</text:p>
          </table:table-cell>
          <table:table-cell table:style-name="ce270" table:content-validation-name="val43" office:value-type="string" calcext:value-type="string">
            <text:p>Relazione con Tipologia</text:p>
          </table:table-cell>
          <table:table-cell table:style-name="ce274" table:content-validation-name="val44"/>
          <table:table-cell table:style-name="ce279" table:content-validation-name="val45" office:value-type="string" calcext:value-type="string">
            <text:p><text:a xlink:href="#'Tipologia DATASET'.A1" xlink:type="simple">Dataset</text:a></text:p>
          </table:table-cell>
          <table:table-cell table:style-name="ce283" table:content-validation-name="val46" office:value-type="string" calcext:value-type="string">
            <text:p>0...n</text:p>
          </table:table-cell>
          <table:table-cell table:number-columns-repeated="1017"/>
        </table:table-row>
        <table:table-row table:style-name="ro3">
          <table:table-cell table:style-name="ce263" office:value-type="string" calcext:value-type="string">
            <text:p>Ulteriori informazioni</text:p>
          </table:table-cell>
          <table:table-cell table:style-name="ce265" office:value-type="string" calcext:value-type="string">
            <text:p>Ulteriori informazioni sul documento</text:p>
          </table:table-cell>
          <table:table-cell table:style-name="ce267" table:content-validation-name="val42" office:value-type="string" calcext:value-type="string">
            <text:p>No</text:p>
          </table:table-cell>
          <table:table-cell table:style-name="ce270" table:content-validation-name="val43" office:value-type="string" calcext:value-type="string">
            <text:p>Testo lungo (rich text)</text:p>
          </table:table-cell>
          <table:table-cell table:style-name="ce277" table:content-validation-name="val44"/>
          <table:table-cell table:style-name="ce279" table:content-validation-name="val45"/>
          <table:table-cell table:style-name="ce283" table:content-validation-name="val46"/>
          <table:table-cell table:number-columns-repeated="1017"/>
        </table:table-row>
        <table:table-row table:style-name="ro3">
          <table:table-cell table:style-name="ce263" office:value-type="string" calcext:value-type="string">
            <text:p>Riferimenti normativi</text:p>
          </table:table-cell>
          <table:table-cell table:style-name="ce265" office:value-type="string" calcext:value-type="string">
            <text:p>Lista di link con riferimenti normativi utili per il documento</text:p>
          </table:table-cell>
          <table:table-cell table:style-name="ce267" table:content-validation-name="val42" office:value-type="string" calcext:value-type="string">
            <text:p>No</text:p>
          </table:table-cell>
          <table:table-cell table:style-name="ce270" table:content-validation-name="val43" office:value-type="string" calcext:value-type="string">
            <text:p>Testo lungo (rich text)</text:p>
          </table:table-cell>
          <table:table-cell table:style-name="ce277" table:content-validation-name="val44"/>
          <table:table-cell table:style-name="ce279" table:content-validation-name="val45"/>
          <table:table-cell table:style-name="ce283" table:content-validation-name="val46"/>
          <table:table-cell table:number-columns-repeated="1017"/>
        </table:table-row>
        <table:table-row table:style-name="ro3">
          <table:table-cell table:style-name="ce263" office:value-type="string" calcext:value-type="string">
            <text:p>Documenti collegati</text:p>
          </table:table-cell>
          <table:table-cell table:style-name="ce265" office:value-type="string" calcext:value-type="string">
            <text:p>Lista di documenti allegati: link a quelli strutturati a loro volta come documenti</text:p>
          </table:table-cell>
          <table:table-cell table:style-name="ce267" table:content-validation-name="val42" office:value-type="string" calcext:value-type="string">
            <text:p>No</text:p>
          </table:table-cell>
          <table:table-cell table:style-name="ce270" table:content-validation-name="val43" office:value-type="string" calcext:value-type="string">
            <text:p>Relazione con Tipologia</text:p>
          </table:table-cell>
          <table:table-cell table:style-name="ce274" table:content-validation-name="val44"/>
          <table:table-cell table:style-name="ce279" table:content-validation-name="val45" office:value-type="string" calcext:value-type="string">
            <text:p>Documento pubblico</text:p>
          </table:table-cell>
          <table:table-cell table:style-name="ce283" table:content-validation-name="val46" office:value-type="string" calcext:value-type="string">
            <text:p>0...n</text:p>
          </table:table-cell>
          <table:table-cell table:number-columns-repeated="1017"/>
        </table:table-row>
        <table:table-row table:style-name="ro3">
          <table:table-cell table:style-name="ce263" office:value-type="string" calcext:value-type="string">
            <text:p>Life Events</text:p>
          </table:table-cell>
          <table:table-cell table:style-name="ce265" office:value-type="string" calcext:value-type="string">
            <text:p>Life events collegati</text:p>
          </table:table-cell>
          <table:table-cell table:style-name="ce267" table:content-validation-name="val42" office:value-type="string" calcext:value-type="string">
            <text:p>No</text:p>
          </table:table-cell>
          <table:table-cell table:style-name="ce270" table:content-validation-name="val43" office:value-type="string" calcext:value-type="string">
            <text:p>Tassonomia</text:p>
          </table:table-cell>
          <table:table-cell table:style-name="ce277" table:content-validation-name="val44" office:value-type="string" calcext:value-type="string">
            <text:p><text:a xlink:href="#'Tassonomia EVENTI DELLA VITA DE'.A1" xlink:type="simple">Eventi della vita delle persone</text:a></text:p>
          </table:table-cell>
          <table:table-cell table:style-name="ce279" table:content-validation-name="val45"/>
          <table:table-cell table:style-name="ce283" table:content-validation-name="val46" office:value-type="string" calcext:value-type="string">
            <text:p>0...n</text:p>
          </table:table-cell>
          <table:table-cell table:number-columns-repeated="1017"/>
        </table:table-row>
        <table:table-row table:style-name="ro3">
          <table:table-cell table:style-name="ce263" office:value-type="string" calcext:value-type="string">
            <text:p>Business Events</text:p>
          </table:table-cell>
          <table:table-cell table:style-name="ce265" office:value-type="string" calcext:value-type="string">
            <text:p>Business events collegati</text:p>
          </table:table-cell>
          <table:table-cell table:style-name="ce267" table:content-validation-name="val42" office:value-type="string" calcext:value-type="string">
            <text:p>No</text:p>
          </table:table-cell>
          <table:table-cell table:style-name="ce270" table:content-validation-name="val43" office:value-type="string" calcext:value-type="string">
            <text:p>Tassonomia</text:p>
          </table:table-cell>
          <table:table-cell table:style-name="ce277" table:content-validation-name="val44" office:value-type="string" calcext:value-type="string">
            <text:p><text:a xlink:href="#'Tassonomia EVENTI DELLA VITA DI'.A1" xlink:type="simple">Eventi della vita delle imprese</text:a></text:p>
          </table:table-cell>
          <table:table-cell table:style-name="ce279" table:content-validation-name="val45"/>
          <table:table-cell table:style-name="ce283" table:content-validation-name="val46" office:value-type="string" calcext:value-type="string">
            <text:p>0...n</text:p>
          </table:table-cell>
          <table:table-cell table:number-columns-repeated="1017"/>
        </table:table-row>
        <table:table-row table:style-name="ro3" table:number-rows-repeated="972">
          <table:table-cell table:number-columns-repeated="1024"/>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Tipologia DOCUMENTO PUBBLICO'.A4:'Tipologia DOCUMENTO PUBBLICO'.G28">
            <calcext:condition calcext:apply-style-name="ConditionalStyle_1" calcext:value="formula-is([.$C4]=&quot;Sì&quot;)" calcext:base-cell-address="'Tipologia DOCUMENTO PUBBLICO'.A4"/>
          </calcext:conditional-format>
        </calcext:conditional-formats>
      </table:table>
      <table:table table:name="Tipologia DATASET" table:style-name="ta14">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number-columns-repeated="2" table:default-cell-style-name="Default"/>
        <table:table-column table:style-name="co4" table:number-columns-repeated="1017" table:default-cell-style-name="Default"/>
        <table:table-row table:style-name="ro13">
          <table:table-cell table:style-name="ce168" office:value-type="string" calcext:value-type="string" table:number-columns-spanned="7" table:number-rows-spanned="1">
            <text:p><text:span text:style-name="T20">Tipologia: </text:span><text:span text:style-name="T21">DATASET</text:span><text:span text:style-name="T22"> di un Comune</text:span></text:p>
          </table:table-cell>
          <table:covered-table-cell table:number-columns-repeated="5" table:style-name="ce87"/>
          <table:covered-table-cell table:style-name="ce96"/>
          <table:table-cell table:number-columns-repeated="1017"/>
        </table:table-row>
        <table:table-row table:style-name="ro14">
          <table:table-cell table:style-name="ce190" office:value-type="string" calcext:value-type="string" table:number-columns-spanned="7" table:number-rows-spanned="1">
            <text:p><text:a xlink:href="https://schema.org/Dataset" xlink:type="simple">Struttura delle informazioni relative utili a presentare un Dataset. Schema.org prevede una Tipologia Dataset.              </text:a></text:p>
          </table:table-cell>
          <table:covered-table-cell table:number-columns-repeated="6"/>
          <table:table-cell table:number-columns-repeated="1017"/>
        </table:table-row>
        <table:table-row table:style-name="ro3">
          <table:table-cell table:style-name="ce85" office:value-type="string" calcext:value-type="string">
            <text:p>Elemento</text:p>
          </table:table-cell>
          <table:table-cell table:style-name="ce85" office:value-type="string" calcext:value-type="string">
            <text:p>Descrizione</text:p>
          </table:table-cell>
          <table:table-cell table:style-name="ce85" office:value-type="string" calcext:value-type="string">
            <text:p>Valore obbligatorio?</text:p>
          </table:table-cell>
          <table:table-cell table:style-name="ce90" office:value-type="string" calcext:value-type="string">
            <text:p>Tipo di slot (dati o relazioni)</text:p>
          </table:table-cell>
          <table:table-cell table:style-name="ce90" office:value-type="string" calcext:value-type="string">
            <text:p>Tassonomia di riferimento</text:p>
          </table:table-cell>
          <table:table-cell table:style-name="ce90" office:value-type="string" calcext:value-type="string">
            <text:p>Relazione con Tipologia</text:p>
          </table:table-cell>
          <table:table-cell table:style-name="ce90" office:value-type="string" calcext:value-type="string">
            <text:p>Cardinalità</text:p>
          </table:table-cell>
          <table:table-cell table:number-columns-repeated="1017"/>
        </table:table-row>
        <table:table-row table:style-name="ro3">
          <table:table-cell table:style-name="ce285" office:value-type="string" calcext:value-type="string">
            <text:p>Titolo del dataset</text:p>
          </table:table-cell>
          <table:table-cell table:style-name="ce286" office:value-type="string" calcext:value-type="string">
            <text:p>Titolo del dataset. Si raccomanda di inserire un testo semplice e corto. Esempi di titoli di dataset –&gt; «Contratti del Sistema Pubblico di Connettività (SPC)» oppure «Luoghi ed eventi della cultura».</text:p>
          </table:table-cell>
          <table:table-cell table:style-name="ce287" table:content-validation-name="val47" office:value-type="string" calcext:value-type="string">
            <text:p>Sì</text:p>
          </table:table-cell>
          <table:table-cell table:style-name="ce288" table:content-validation-name="val48" office:value-type="string" calcext:value-type="string">
            <text:p>Testo breve (max. 255 char)</text:p>
          </table:table-cell>
          <table:table-cell table:style-name="ce291" table:content-validation-name="val49"/>
          <table:table-cell table:style-name="ce296" table:content-validation-name="val50"/>
          <table:table-cell table:style-name="ce300" table:content-validation-name="val51"/>
          <table:table-cell table:number-columns-repeated="1017"/>
        </table:table-row>
        <table:table-row table:style-name="ro3">
          <table:table-cell table:style-name="ce285" office:value-type="string" calcext:value-type="string">
            <text:p>Descrizione breve</text:p>
          </table:table-cell>
          <table:table-cell table:style-name="ce286" office:value-type="string" calcext:value-type="string">
            <text:p>Descrizione del dataset. Si raccomanda di fornire una breve descrizione dei contenuti principali del dataset. Evitare di utilizzare un linguaggio ricco di riferimenti normativi. Utilizzare invece un linguaggio semplice che possa aiutare qualsiasi utente a identificare il contenuto del dataset. Esempi–&gt; «Il dataset contiene i dati sui contratti del Sistema Pubblico di Connettività (SPC) relativi al Lotto 1 dell’anno 2007.» </text:p>
          </table:table-cell>
          <table:table-cell table:style-name="ce287" table:content-validation-name="val47" office:value-type="string" calcext:value-type="string">
            <text:p>Sì</text:p>
          </table:table-cell>
          <table:table-cell table:style-name="ce288" table:content-validation-name="val48" office:value-type="string" calcext:value-type="string">
            <text:p>Testo breve (max. 255 char)</text:p>
          </table:table-cell>
          <table:table-cell table:style-name="ce291" table:content-validation-name="val49"/>
          <table:table-cell table:style-name="ce296" table:content-validation-name="val50"/>
          <table:table-cell table:style-name="ce300" table:content-validation-name="val51"/>
          <table:table-cell table:number-columns-repeated="1017"/>
        </table:table-row>
        <table:table-row table:style-name="ro3">
          <table:table-cell table:style-name="ce285" office:value-type="string" calcext:value-type="string">
            <text:p>Temi</text:p>
          </table:table-cell>
          <table:table-cell table:style-name="ce286" office:value-type="string" calcext:value-type="string">
            <text:p>Temi di cui tratta il dataset</text:p>
          </table:table-cell>
          <table:table-cell table:style-name="ce287" table:content-validation-name="val47" office:value-type="string" calcext:value-type="string">
            <text:p>Sì</text:p>
          </table:table-cell>
          <table:table-cell table:style-name="ce288" table:content-validation-name="val48" office:value-type="string" calcext:value-type="string">
            <text:p>Tassonomia</text:p>
          </table:table-cell>
          <table:table-cell table:style-name="ce292" table:content-validation-name="val49" office:value-type="string" calcext:value-type="string">
            <text:p><text:a xlink:href="#'Tassonomia Temi di un DATASET'.A1" xlink:type="simple">Temi di un dataset</text:a></text:p>
          </table:table-cell>
          <table:table-cell table:style-name="ce297" table:content-validation-name="val50"/>
          <table:table-cell table:style-name="ce300" table:content-validation-name="val51" office:value-type="string" calcext:value-type="string">
            <text:p>1...n</text:p>
          </table:table-cell>
          <table:table-cell table:number-columns-repeated="1017"/>
        </table:table-row>
        <table:table-row table:style-name="ro3">
          <table:table-cell table:style-name="ce285" office:value-type="string" calcext:value-type="string">
            <text:p>Distribuzione </text:p>
          </table:table-cell>
          <table:table-cell table:style-name="ce286" office:value-type="string" calcext:value-type="string">
            <text:p>Una distribuzione è una forma attraverso cui il dataset è disponibile. Ogni dataset può essere disponibile in diverse forme, come per esempio diversi formati o differenti endpoint (e.g., SPARQL endpoint). Nel caso di serie temporali o spaziali o viste di un dataset, queste sono descritte mediante le distribuzioni. Per esempio, nel caso di un dataset suddiviso per regioni, le suddivisioni rappresentano distribuzioni di un dataset più ampio che include tutti i dati del territorio nazionale.</text:p>
          </table:table-cell>
          <table:table-cell table:style-name="ce287" table:content-validation-name="val47" office:value-type="string" calcext:value-type="string">
            <text:p>Sì</text:p>
          </table:table-cell>
          <table:table-cell table:style-name="ce288" table:content-validation-name="val48" office:value-type="string" calcext:value-type="string">
            <text:p>Testo lungo (rich text)</text:p>
          </table:table-cell>
          <table:table-cell table:style-name="ce291" table:content-validation-name="val49"/>
          <table:table-cell table:style-name="ce296" table:content-validation-name="val50"/>
          <table:table-cell table:style-name="ce300" table:content-validation-name="val51"/>
          <table:table-cell table:number-columns-repeated="1017"/>
        </table:table-row>
        <table:table-row table:style-name="ro3">
          <table:table-cell table:style-name="ce285" office:value-type="string" calcext:value-type="string">
            <text:p>Licenza</text:p>
          </table:table-cell>
          <table:table-cell table:style-name="ce286" office:value-type="string" calcext:value-type="string">
            <text:p>Licenza del dataset</text:p>
          </table:table-cell>
          <table:table-cell table:style-name="ce287" table:content-validation-name="val47" office:value-type="string" calcext:value-type="string">
            <text:p>Sì</text:p>
          </table:table-cell>
          <table:table-cell table:style-name="ce288" table:content-validation-name="val48" office:value-type="string" calcext:value-type="string">
            <text:p>Tassonomia</text:p>
          </table:table-cell>
          <table:table-cell table:style-name="ce292" table:content-validation-name="val49" office:value-type="string" calcext:value-type="string">
            <text:p>Licenze</text:p>
          </table:table-cell>
          <table:table-cell table:style-name="ce296" table:content-validation-name="val50"/>
          <table:table-cell table:style-name="ce300" table:content-validation-name="val51" office:value-type="string" calcext:value-type="string">
            <text:p>1...1</text:p>
          </table:table-cell>
          <table:table-cell table:number-columns-repeated="1017"/>
        </table:table-row>
        <table:table-row table:style-name="ro3">
          <table:table-cell table:style-name="ce285" office:value-type="string" calcext:value-type="string">
            <text:p>Dataset url</text:p>
          </table:table-cell>
          <table:table-cell table:style-name="ce286" office:value-type="string" calcext:value-type="string">
            <text:p>Link al dataset vero e proprio in un formato standard (es. csv)</text:p>
          </table:table-cell>
          <table:table-cell table:style-name="ce287" table:content-validation-name="val47" office:value-type="string" calcext:value-type="string">
            <text:p>Sì</text:p>
          </table:table-cell>
          <table:table-cell table:style-name="ce288" table:content-validation-name="val48" office:value-type="string" calcext:value-type="string">
            <text:p>Testo breve (max. 255 char)</text:p>
          </table:table-cell>
          <table:table-cell table:style-name="ce293" table:content-validation-name="val49"/>
          <table:table-cell table:style-name="ce298" table:content-validation-name="val50"/>
          <table:table-cell table:style-name="ce301" table:content-validation-name="val51"/>
          <table:table-cell table:number-columns-repeated="1017"/>
        </table:table-row>
        <table:table-row table:style-name="ro3">
          <table:table-cell table:style-name="ce285" office:value-type="string" calcext:value-type="string">
            <text:p>Ultima modifica</text:p>
          </table:table-cell>
          <table:table-cell table:style-name="ce286" office:value-type="string" calcext:value-type="string">
            <text:p>Data dell'ultima modifica effettuata sul dataset.</text:p>
          </table:table-cell>
          <table:table-cell table:style-name="ce287" table:content-validation-name="val47" office:value-type="string" calcext:value-type="string">
            <text:p>Sì</text:p>
          </table:table-cell>
          <table:table-cell table:style-name="ce289" table:content-validation-name="val48" office:value-type="string" calcext:value-type="string">
            <text:p>Datetime (tutti i formati)</text:p>
          </table:table-cell>
          <table:table-cell table:style-name="ce293" table:content-validation-name="val49"/>
          <table:table-cell table:style-name="ce298" table:content-validation-name="val50"/>
          <table:table-cell table:style-name="ce301" table:content-validation-name="val51"/>
          <table:table-cell table:number-columns-repeated="1017"/>
        </table:table-row>
        <table:table-row table:style-name="ro3">
          <table:table-cell table:style-name="ce285" office:value-type="string" calcext:value-type="string">
            <text:p>Titolare</text:p>
          </table:table-cell>
          <table:table-cell table:style-name="ce286" office:value-type="string" calcext:value-type="string">
            <text:p>Organizzazione (o pubblica amministrazione) responsabile della gestione complessiva del dataset in virtù dei propri compiti istituzionali. Si raccomanda di evitare l’inserimento di nomi di singole persone.</text:p>
          </table:table-cell>
          <table:table-cell table:style-name="ce287" table:content-validation-name="val47" office:value-type="string" calcext:value-type="string">
            <text:p>Sì</text:p>
          </table:table-cell>
          <table:table-cell table:style-name="ce290" table:content-validation-name="val48" office:value-type="string" calcext:value-type="string">
            <text:p>Relazione con Tipologia</text:p>
          </table:table-cell>
          <table:table-cell table:style-name="ce294" table:content-validation-name="val49"/>
          <table:table-cell table:style-name="ce299" table:content-validation-name="val50" office:value-type="string" calcext:value-type="string">
            <text:p><text:a xlink:href="#'Tipologia UNITÀ ORGANIZZATIVA'.A1" xlink:type="simple">Unità organizzativa</text:a></text:p>
          </table:table-cell>
          <table:table-cell table:style-name="ce302" table:content-validation-name="val51" office:value-type="string" calcext:value-type="string">
            <text:p>1...1</text:p>
          </table:table-cell>
          <table:table-cell table:number-columns-repeated="1017"/>
        </table:table-row>
        <table:table-row table:style-name="ro3">
          <table:table-cell table:style-name="ce285" office:value-type="string" calcext:value-type="string">
            <text:p>Frequenza di aggiornamento</text:p>
          </table:table-cell>
          <table:table-cell table:style-name="ce286" office:value-type="string" calcext:value-type="string">
            <text:p>Indicare la frequenza di aggiornamento del dataset seguendo il la tassonomia prevista nel vocabolario europeo</text:p>
          </table:table-cell>
          <table:table-cell table:style-name="ce287" table:content-validation-name="val47" office:value-type="string" calcext:value-type="string">
            <text:p>Sì</text:p>
          </table:table-cell>
          <table:table-cell table:style-name="ce290" table:content-validation-name="val48" office:value-type="string" calcext:value-type="string">
            <text:p>Tassonomia</text:p>
          </table:table-cell>
          <table:table-cell table:style-name="ce295" table:content-validation-name="val49" office:value-type="string" calcext:value-type="string">
            <text:p><text:a xlink:href="#'Tassonomia Frequenza di aggiorn'.A1" xlink:type="simple">Frequenza di aggiornamento</text:a></text:p>
          </table:table-cell>
          <table:table-cell table:style-name="ce299" table:content-validation-name="val50"/>
          <table:table-cell table:style-name="ce302" table:content-validation-name="val51" office:value-type="string" calcext:value-type="string">
            <text:p>1...1</text:p>
          </table:table-cell>
          <table:table-cell table:number-columns-repeated="1017"/>
        </table:table-row>
        <table:table-row table:style-name="ro3" table:number-rows-repeated="988">
          <table:table-cell table:number-columns-repeated="1024"/>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Tipologia DATASET'.A4:'Tipologia DATASET'.G12">
            <calcext:condition calcext:apply-style-name="ConditionalStyle_1" calcext:value="formula-is([.$C4]=&quot;Sì&quot;)" calcext:base-cell-address="'Tipologia DATASET'.A4"/>
          </calcext:conditional-format>
        </calcext:conditional-formats>
      </table:table>
      <table:table table:name="Tipologia PRATICA" table:style-name="ta15">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54" table:default-cell-style-name="Default"/>
        <table:table-column table:style-name="co50" table:default-cell-style-name="Default"/>
        <table:table-column table:style-name="co70" table:default-cell-style-name="Default"/>
        <table:table-column table:style-name="co4" table:number-columns-repeated="1017" table:default-cell-style-name="Default"/>
        <table:table-row table:style-name="ro13">
          <table:table-cell table:style-name="ce168" office:value-type="string" calcext:value-type="string" table:number-columns-spanned="7" table:number-rows-spanned="1">
            <text:p><text:span text:style-name="T20">Tipologia: </text:span><text:span text:style-name="T21">PRATICA</text:span><text:span text:style-name="T22"> di un Comune</text:span></text:p>
          </table:table-cell>
          <table:covered-table-cell table:number-columns-repeated="5" table:style-name="ce87"/>
          <table:covered-table-cell table:style-name="ce96"/>
          <table:table-cell table:number-columns-repeated="1017"/>
        </table:table-row>
        <table:table-row table:style-name="ro14">
          <table:table-cell table:style-name="ce303" office:value-type="string" calcext:value-type="string" table:number-columns-spanned="7" table:number-rows-spanned="1">
            <text:p>Struttura delle informazioni relative utili a presentare una pratica, definibile come l'iter conseguente a una richiesta.</text:p>
          </table:table-cell>
          <table:covered-table-cell table:number-columns-repeated="6"/>
          <table:table-cell table:number-columns-repeated="1017"/>
        </table:table-row>
        <table:table-row table:style-name="ro3">
          <table:table-cell table:style-name="ce85" office:value-type="string" calcext:value-type="string">
            <text:p>Elemento</text:p>
          </table:table-cell>
          <table:table-cell table:style-name="ce85" office:value-type="string" calcext:value-type="string">
            <text:p>Descrizione</text:p>
          </table:table-cell>
          <table:table-cell table:style-name="ce85" office:value-type="string" calcext:value-type="string">
            <text:p>Valore obbligatorio?</text:p>
          </table:table-cell>
          <table:table-cell table:style-name="ce90" office:value-type="string" calcext:value-type="string">
            <text:p>Tipo di slot (dati o relazioni)</text:p>
          </table:table-cell>
          <table:table-cell table:style-name="ce90" office:value-type="string" calcext:value-type="string">
            <text:p>Tassonomia di riferimento</text:p>
          </table:table-cell>
          <table:table-cell table:style-name="ce90" office:value-type="string" calcext:value-type="string">
            <text:p>Relazione con Tipologia</text:p>
          </table:table-cell>
          <table:table-cell table:style-name="ce90" office:value-type="string" calcext:value-type="string">
            <text:p>Cardinalità</text:p>
          </table:table-cell>
          <table:table-cell table:number-columns-repeated="1017"/>
        </table:table-row>
        <table:table-row table:style-name="ro3">
          <table:table-cell table:style-name="ce304" office:value-type="string" calcext:value-type="string">
            <text:p>Titolo</text:p>
          </table:table-cell>
          <table:table-cell table:style-name="ce306" office:value-type="string" calcext:value-type="string">
            <text:p>Nome della pratica</text:p>
          </table:table-cell>
          <table:table-cell table:style-name="ce308" table:content-validation-name="val52" office:value-type="string" calcext:value-type="string">
            <text:p>Sì</text:p>
          </table:table-cell>
          <table:table-cell table:style-name="ce310" table:content-validation-name="val53" office:value-type="string" calcext:value-type="string">
            <text:p>Testo breve (max. 255 char)</text:p>
          </table:table-cell>
          <table:table-cell table:style-name="ce313" table:content-validation-name="val54"/>
          <table:table-cell table:style-name="ce317" table:content-validation-name="val55"/>
          <table:table-cell table:style-name="ce321" table:content-validation-name="val56"/>
          <table:table-cell table:number-columns-repeated="1017"/>
        </table:table-row>
        <table:table-row table:style-name="ro3">
          <table:table-cell table:style-name="ce304" office:value-type="string" calcext:value-type="string">
            <text:p>Numero di protocollo</text:p>
          </table:table-cell>
          <table:table-cell table:style-name="ce306" office:value-type="string" calcext:value-type="string">
            <text:p>Codice univoco che identifica la pratica in esame</text:p>
          </table:table-cell>
          <table:table-cell table:style-name="ce308" table:content-validation-name="val52" office:value-type="string" calcext:value-type="string">
            <text:p>Sì</text:p>
          </table:table-cell>
          <table:table-cell table:style-name="ce310" table:content-validation-name="val53" office:value-type="string" calcext:value-type="string">
            <text:p>Testo breve (max. 255 char)</text:p>
          </table:table-cell>
          <table:table-cell table:style-name="ce313" table:content-validation-name="val54"/>
          <table:table-cell table:style-name="ce317" table:content-validation-name="val55"/>
          <table:table-cell table:style-name="ce321" table:content-validation-name="val56"/>
          <table:table-cell table:number-columns-repeated="1017"/>
        </table:table-row>
        <table:table-row table:style-name="ro3">
          <table:table-cell table:style-name="ce304" office:value-type="string" calcext:value-type="string">
            <text:p>Ufficio di riferimento</text:p>
          </table:table-cell>
          <table:table-cell table:style-name="ce306" office:value-type="string" calcext:value-type="string">
            <text:p>Ufficio a cui fa riferiemnento la pratica (es: anagrafe, riscossione tributi, pagamenti, etc) e link alla scheda ufficio di riferimento della pratica</text:p>
          </table:table-cell>
          <table:table-cell table:style-name="ce308" table:content-validation-name="val52" office:value-type="string" calcext:value-type="string">
            <text:p>No</text:p>
          </table:table-cell>
          <table:table-cell table:style-name="ce310" table:content-validation-name="val53" office:value-type="string" calcext:value-type="string">
            <text:p>Relazione con Tipologia</text:p>
          </table:table-cell>
          <table:table-cell table:style-name="ce314" table:content-validation-name="val54"/>
          <table:table-cell table:style-name="ce318" table:content-validation-name="val55" office:value-type="string" calcext:value-type="string">
            <text:p><text:a xlink:href="#'Tipologia UNITÀ ORGANIZZATIVA'.A1" xlink:type="simple">Unità organizzativa</text:a></text:p>
          </table:table-cell>
          <table:table-cell table:style-name="ce321" table:content-validation-name="val56" office:value-type="string" calcext:value-type="string">
            <text:p>0...n</text:p>
          </table:table-cell>
          <table:table-cell table:number-columns-repeated="1017"/>
        </table:table-row>
        <table:table-row table:style-name="ro3">
          <table:table-cell table:style-name="ce304" office:value-type="string" calcext:value-type="string">
            <text:p>Servizio che origina la pratica</text:p>
          </table:table-cell>
          <table:table-cell table:style-name="ce306" office:value-type="string" calcext:value-type="string">
            <text:p>Servizio che genera la pratica (es: pagare qualcosa, effettuare un'iscrizione, richiedere un documento specifico)</text:p>
          </table:table-cell>
          <table:table-cell table:style-name="ce308" table:content-validation-name="val52" office:value-type="string" calcext:value-type="string">
            <text:p>No</text:p>
          </table:table-cell>
          <table:table-cell table:style-name="ce310" table:content-validation-name="val53" office:value-type="string" calcext:value-type="string">
            <text:p>Relazione con Tipologia</text:p>
          </table:table-cell>
          <table:table-cell table:style-name="ce314" table:content-validation-name="val54"/>
          <table:table-cell table:style-name="ce318" table:content-validation-name="val55" office:value-type="string" calcext:value-type="string">
            <text:p><text:a xlink:href="#'Tipologia SERVIZIO'.A1" xlink:type="simple">Servizio</text:a></text:p>
          </table:table-cell>
          <table:table-cell table:style-name="ce321" table:content-validation-name="val56" office:value-type="string" calcext:value-type="string">
            <text:p>0...1</text:p>
          </table:table-cell>
          <table:table-cell table:number-columns-repeated="1017"/>
        </table:table-row>
        <table:table-row table:style-name="ro3">
          <table:table-cell table:style-name="ce304" office:value-type="string" calcext:value-type="string">
            <text:p>Stato della pratica</text:p>
          </table:table-cell>
          <table:table-cell table:style-name="ce306" office:value-type="string" calcext:value-type="string">
            <text:p>Lo stato definito dalla tassonomia</text:p>
          </table:table-cell>
          <table:table-cell table:style-name="ce308" table:content-validation-name="val52" office:value-type="string" calcext:value-type="string">
            <text:p>Sì</text:p>
          </table:table-cell>
          <table:table-cell table:style-name="ce311" table:content-validation-name="val53" office:value-type="string" calcext:value-type="string">
            <text:p>Tassonomia</text:p>
          </table:table-cell>
          <table:table-cell table:style-name="ce314" table:content-validation-name="val54" office:value-type="string" calcext:value-type="string">
            <text:p><text:a xlink:href="#'Tassonomia Stati di una PRATICA'.A1" xlink:type="simple">Stati di una pratica</text:a></text:p>
          </table:table-cell>
          <table:table-cell table:style-name="ce319" table:content-validation-name="val55"/>
          <table:table-cell table:style-name="ce322" table:content-validation-name="val56" office:value-type="string" calcext:value-type="string">
            <text:p>1...1</text:p>
          </table:table-cell>
          <table:table-cell table:number-columns-repeated="1017"/>
        </table:table-row>
        <table:table-row table:style-name="ro3">
          <table:table-cell table:style-name="ce304" office:value-type="string" calcext:value-type="string">
            <text:p>Descrizione</text:p>
          </table:table-cell>
          <table:table-cell table:style-name="ce306" office:value-type="string" calcext:value-type="string">
            <text:p>Descrizione della pratica</text:p>
          </table:table-cell>
          <table:table-cell table:style-name="ce308" table:content-validation-name="val52" office:value-type="string" calcext:value-type="string">
            <text:p>Sì</text:p>
          </table:table-cell>
          <table:table-cell table:style-name="ce312" table:content-validation-name="val53" office:value-type="string" calcext:value-type="string">
            <text:p>Testo lungo (rich text)</text:p>
          </table:table-cell>
          <table:table-cell table:style-name="ce315" table:content-validation-name="val54"/>
          <table:table-cell table:style-name="ce320" table:content-validation-name="val55"/>
          <table:table-cell table:style-name="ce323" table:content-validation-name="val56"/>
          <table:table-cell table:number-columns-repeated="1017"/>
        </table:table-row>
        <table:table-row table:style-name="ro3">
          <table:table-cell table:style-name="ce304" office:value-type="string" calcext:value-type="string">
            <text:p>Documenti pubblici collegati</text:p>
          </table:table-cell>
          <table:table-cell table:style-name="ce306" office:value-type="string" calcext:value-type="string">
            <text:p>Eventuali documenti pubblici allegati alla pratica</text:p>
          </table:table-cell>
          <table:table-cell table:style-name="ce308" table:content-validation-name="val52" office:value-type="string" calcext:value-type="string">
            <text:p>No</text:p>
          </table:table-cell>
          <table:table-cell table:style-name="ce312" table:content-validation-name="val53" office:value-type="string" calcext:value-type="string">
            <text:p>Relazione con Tipologia</text:p>
          </table:table-cell>
          <table:table-cell table:style-name="ce316" table:content-validation-name="val54"/>
          <table:table-cell table:style-name="ce320" table:content-validation-name="val55" office:value-type="string" calcext:value-type="string">
            <text:p>Documento pubblico</text:p>
          </table:table-cell>
          <table:table-cell table:style-name="ce323" table:content-validation-name="val56" office:value-type="string" calcext:value-type="string">
            <text:p>0...n</text:p>
          </table:table-cell>
          <table:table-cell table:number-columns-repeated="1017"/>
        </table:table-row>
        <table:table-row table:style-name="ro3">
          <table:table-cell table:style-name="ce304" office:value-type="string" calcext:value-type="string">
            <text:p>Documenti privati collegati</text:p>
          </table:table-cell>
          <table:table-cell table:style-name="ce306" office:value-type="string" calcext:value-type="string">
            <text:p>Eventuali documenti privati allegati alla pratica</text:p>
          </table:table-cell>
          <table:table-cell table:style-name="ce308" table:content-validation-name="val52" office:value-type="string" calcext:value-type="string">
            <text:p>No</text:p>
          </table:table-cell>
          <table:table-cell table:style-name="ce312" table:content-validation-name="val53" office:value-type="string" calcext:value-type="string">
            <text:p>Relazione con Tipologia</text:p>
          </table:table-cell>
          <table:table-cell table:style-name="ce316" table:content-validation-name="val54"/>
          <table:table-cell table:style-name="ce320" table:content-validation-name="val55" office:value-type="string" calcext:value-type="string">
            <text:p>Documento privato</text:p>
          </table:table-cell>
          <table:table-cell table:style-name="ce323" table:content-validation-name="val56" office:value-type="string" calcext:value-type="string">
            <text:p>0...n</text:p>
          </table:table-cell>
          <table:table-cell table:number-columns-repeated="1017"/>
        </table:table-row>
        <table:table-row table:style-name="ro3">
          <table:table-cell table:style-name="ce305" office:value-type="string" calcext:value-type="string">
            <text:p>Argomenti</text:p>
          </table:table-cell>
          <table:table-cell table:style-name="ce307" office:value-type="string" calcext:value-type="string">
            <text:p>Argomenti collegati</text:p>
          </table:table-cell>
          <table:table-cell table:style-name="ce309" table:content-validation-name="val52" office:value-type="string" calcext:value-type="string">
            <text:p>No</text:p>
          </table:table-cell>
          <table:table-cell table:style-name="ce310" table:content-validation-name="val53" office:value-type="string" calcext:value-type="string">
            <text:p>Tassonomia</text:p>
          </table:table-cell>
          <table:table-cell table:style-name="ce314" table:content-validation-name="val54" office:value-type="string" calcext:value-type="string">
            <text:p><text:a xlink:href="#'Tassonomia ARGOMENTI'.A1" xlink:type="simple">Argomenti</text:a></text:p>
          </table:table-cell>
          <table:table-cell table:style-name="ce317" table:content-validation-name="val55"/>
          <table:table-cell table:style-name="ce321" table:content-validation-name="val56" office:value-type="string" calcext:value-type="string">
            <text:p>0...n</text:p>
          </table:table-cell>
          <table:table-cell table:number-columns-repeated="1017"/>
        </table:table-row>
        <table:table-row table:style-name="ro3" table:number-rows-repeated="988">
          <table:table-cell table:number-columns-repeated="1024"/>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Tipologia PRATICA'.A4:'Tipologia PRATICA'.G12">
            <calcext:condition calcext:apply-style-name="ConditionalStyle_1" calcext:value="formula-is([.$C4]=&quot;Sì&quot;)" calcext:base-cell-address="'Tipologia PRATICA'.A4"/>
          </calcext:conditional-format>
        </calcext:conditional-formats>
      </table:table>
      <table:table table:name="Tipologia PAGAMENTO" table:style-name="ta16">
        <table:table-column table:style-name="co66" table:default-cell-style-name="Default"/>
        <table:table-column table:style-name="co69" table:default-cell-style-name="Default"/>
        <table:table-column table:style-name="co6" table:default-cell-style-name="Default"/>
        <table:table-column table:style-name="co37" table:default-cell-style-name="Default"/>
        <table:table-column table:style-name="co71" table:default-cell-style-name="Default"/>
        <table:table-column table:style-name="co42" table:default-cell-style-name="Default"/>
        <table:table-column table:style-name="co72" table:default-cell-style-name="Default"/>
        <table:table-column table:style-name="co4" table:number-columns-repeated="1017" table:default-cell-style-name="Default"/>
        <table:table-row table:style-name="ro13">
          <table:table-cell table:style-name="ce168" office:value-type="string" calcext:value-type="string" table:number-columns-spanned="7" table:number-rows-spanned="1">
            <text:p><text:span text:style-name="T20">Tipologia: </text:span><text:span text:style-name="T21">PAGAMENTO</text:span><text:span text:style-name="T22"> fatto a un Comune</text:span></text:p>
          </table:table-cell>
          <table:covered-table-cell table:number-columns-repeated="5" table:style-name="ce87"/>
          <table:covered-table-cell table:style-name="ce96"/>
          <table:table-cell table:number-columns-repeated="1017"/>
        </table:table-row>
        <table:table-row table:style-name="ro14">
          <table:table-cell table:style-name="ce218" office:value-type="string" calcext:value-type="string" table:number-columns-spanned="7" table:number-rows-spanned="1">
            <text:p><text:a xlink:href="https://schema.org/PayAction" xlink:type="simple">Struttura delle informazioni relative utili a presentare un pagamento in area riservata. Schema.org prevede una Tipologia PayAction.
L'Tipologia qui descritta è in una fase sperimentale. Stiamo raccogliendo indicazioni dai comuni che usano il modello.</text:a></text:p>
          </table:table-cell>
          <table:covered-table-cell table:number-columns-repeated="6"/>
          <table:table-cell table:number-columns-repeated="1017"/>
        </table:table-row>
        <table:table-row table:style-name="ro3">
          <table:table-cell table:style-name="ce85" office:value-type="string" calcext:value-type="string">
            <text:p>Elemento</text:p>
          </table:table-cell>
          <table:table-cell table:style-name="ce85" office:value-type="string" calcext:value-type="string">
            <text:p>Descrizione</text:p>
          </table:table-cell>
          <table:table-cell table:style-name="ce85" office:value-type="string" calcext:value-type="string">
            <text:p>Valore obbligatorio?</text:p>
          </table:table-cell>
          <table:table-cell table:style-name="ce90" office:value-type="string" calcext:value-type="string">
            <text:p>Tipo di slot (dati o relazioni)</text:p>
          </table:table-cell>
          <table:table-cell table:style-name="ce90" office:value-type="string" calcext:value-type="string">
            <text:p>Tassonomia di riferimento</text:p>
          </table:table-cell>
          <table:table-cell table:style-name="ce90" office:value-type="string" calcext:value-type="string">
            <text:p>Relazione con Tipologia</text:p>
          </table:table-cell>
          <table:table-cell table:style-name="ce90" office:value-type="string" calcext:value-type="string">
            <text:p>Cardinalità</text:p>
          </table:table-cell>
          <table:table-cell table:number-columns-repeated="1017"/>
        </table:table-row>
        <table:table-row table:style-name="ro3">
          <table:table-cell table:style-name="ce324" office:value-type="string" calcext:value-type="string">
            <text:p>Titolo del pagamento</text:p>
          </table:table-cell>
          <table:table-cell table:style-name="ce325" office:value-type="string" calcext:value-type="string">
            <text:p>Titolo del pagamento effettuato. Esempio: Pagamento Iscrizione Asilo Nido</text:p>
          </table:table-cell>
          <table:table-cell table:style-name="ce327" table:content-validation-name="val57" office:value-type="string" calcext:value-type="string">
            <text:p>Sì</text:p>
          </table:table-cell>
          <table:table-cell table:style-name="ce328" table:content-validation-name="val58" office:value-type="string" calcext:value-type="string">
            <text:p>Testo breve (max. 255 char)</text:p>
          </table:table-cell>
          <table:table-cell table:style-name="ce333" table:content-validation-name="val59"/>
          <table:table-cell table:style-name="ce337" table:content-validation-name="val60"/>
          <table:table-cell table:style-name="ce341" table:content-validation-name="val61"/>
          <table:table-cell table:number-columns-repeated="1017"/>
        </table:table-row>
        <table:table-row table:style-name="ro3">
          <table:table-cell table:style-name="ce324" office:value-type="string" calcext:value-type="string">
            <text:p>Numero di protocollo</text:p>
          </table:table-cell>
          <table:table-cell table:style-name="ce325" office:value-type="string" calcext:value-type="string">
            <text:p>Codice univoco che associa il pagamento ad una pratica</text:p>
          </table:table-cell>
          <table:table-cell table:style-name="ce327" table:content-validation-name="val57" office:value-type="string" calcext:value-type="string">
            <text:p>Sì</text:p>
          </table:table-cell>
          <table:table-cell table:style-name="ce328" table:content-validation-name="val58" office:value-type="string" calcext:value-type="string">
            <text:p>Testo breve (max. 255 char)</text:p>
          </table:table-cell>
          <table:table-cell table:style-name="ce333" table:content-validation-name="val59"/>
          <table:table-cell table:style-name="ce337" table:content-validation-name="val60"/>
          <table:table-cell table:style-name="ce341" table:content-validation-name="val61"/>
          <table:table-cell table:number-columns-repeated="1017"/>
        </table:table-row>
        <table:table-row table:style-name="ro3">
          <table:table-cell table:style-name="ce324" office:value-type="string" calcext:value-type="string">
            <text:p>Ricevuta</text:p>
          </table:table-cell>
          <table:table-cell table:style-name="ce325" office:value-type="string" calcext:value-type="string">
            <text:p>URL per scaricare la ricevuta</text:p>
          </table:table-cell>
          <table:table-cell table:style-name="ce327" table:content-validation-name="val57" office:value-type="string" calcext:value-type="string">
            <text:p>Sì</text:p>
          </table:table-cell>
          <table:table-cell table:style-name="ce328" table:content-validation-name="val58" office:value-type="string" calcext:value-type="string">
            <text:p>Testo breve (max. 255 char)</text:p>
          </table:table-cell>
          <table:table-cell table:style-name="ce333" table:content-validation-name="val59"/>
          <table:table-cell table:style-name="ce337" table:content-validation-name="val60"/>
          <table:table-cell table:style-name="ce341" table:content-validation-name="val61"/>
          <table:table-cell table:number-columns-repeated="1017"/>
        </table:table-row>
        <table:table-row table:style-name="ro3">
          <table:table-cell table:style-name="ce324" office:value-type="string" calcext:value-type="string">
            <text:p>Data pagamento</text:p>
          </table:table-cell>
          <table:table-cell table:style-name="ce325" office:value-type="string" calcext:value-type="string">
            <text:p>Data in cui è stato effettuato il pagamento</text:p>
          </table:table-cell>
          <table:table-cell table:style-name="ce327" table:content-validation-name="val57" office:value-type="string" calcext:value-type="string">
            <text:p>Sì</text:p>
          </table:table-cell>
          <table:table-cell table:style-name="ce328" table:content-validation-name="val58" office:value-type="string" calcext:value-type="string">
            <text:p>Datetime (tutti i formati)</text:p>
          </table:table-cell>
          <table:table-cell table:style-name="ce334" table:content-validation-name="val59"/>
          <table:table-cell table:style-name="ce338" table:content-validation-name="val60"/>
          <table:table-cell table:style-name="ce341" table:content-validation-name="val61"/>
          <table:table-cell table:number-columns-repeated="1017"/>
        </table:table-row>
        <table:table-row table:style-name="ro3">
          <table:table-cell table:style-name="ce324" office:value-type="string" calcext:value-type="string">
            <text:p>Importo pagato</text:p>
          </table:table-cell>
          <table:table-cell table:style-name="ce325" office:value-type="string" calcext:value-type="string">
            <text:p>[Riportare l']importo del pagamento effettuato ed eventuali dettagli inerenti all'importo</text:p>
          </table:table-cell>
          <table:table-cell table:style-name="ce327" table:content-validation-name="val57" office:value-type="string" calcext:value-type="string">
            <text:p>Sì</text:p>
          </table:table-cell>
          <table:table-cell table:style-name="ce329" table:content-validation-name="val58" office:value-type="string" calcext:value-type="string">
            <text:p>Number (tutti i formati)</text:p>
          </table:table-cell>
          <table:table-cell table:style-name="ce334" table:content-validation-name="val59"/>
          <table:table-cell table:style-name="ce339" table:content-validation-name="val60"/>
          <table:table-cell table:style-name="ce342" table:content-validation-name="val61"/>
          <table:table-cell table:number-columns-repeated="1017"/>
        </table:table-row>
        <table:table-row table:style-name="ro3">
          <table:table-cell table:style-name="ce324" office:value-type="string" calcext:value-type="string">
            <text:p>Descrizione del pagamento</text:p>
          </table:table-cell>
          <table:table-cell table:style-name="ce325" office:value-type="string" calcext:value-type="string">
            <text:p>Descrizione del pagamento effettuato. Esempio: Pagamento della prima rata d'iscrizione all'asilo nido per anno 2020.</text:p>
          </table:table-cell>
          <table:table-cell table:style-name="ce327" table:content-validation-name="val57" office:value-type="string" calcext:value-type="string">
            <text:p>Sì</text:p>
          </table:table-cell>
          <table:table-cell table:style-name="ce330" table:content-validation-name="val58" office:value-type="string" calcext:value-type="string">
            <text:p>Testo lungo (rich text)</text:p>
          </table:table-cell>
          <table:table-cell table:style-name="ce335" table:content-validation-name="val59"/>
          <table:table-cell table:style-name="ce340" table:content-validation-name="val60"/>
          <table:table-cell table:style-name="ce343" table:content-validation-name="val61"/>
          <table:table-cell table:number-columns-repeated="1017"/>
        </table:table-row>
        <table:table-row table:style-name="ro3">
          <table:table-cell table:style-name="ce324" office:value-type="string" calcext:value-type="string">
            <text:p>Modalità di pagamento</text:p>
          </table:table-cell>
          <table:table-cell table:style-name="ce326" office:value-type="string" calcext:value-type="string">
            <text:p>Descrivere la modalità di pagamento utilizzata (bonifico, carta di credito, etc...) ed esporre i codici per eventuali riconciliazioni bancarie (es. codici MAV)</text:p>
          </table:table-cell>
          <table:table-cell table:style-name="ce327" table:content-validation-name="val57" office:value-type="string" calcext:value-type="string">
            <text:p>Sì</text:p>
          </table:table-cell>
          <table:table-cell table:style-name="ce331" table:content-validation-name="val58" office:value-type="string" calcext:value-type="string">
            <text:p>Testo lungo (rich text)</text:p>
          </table:table-cell>
          <table:table-cell table:style-name="ce336" table:content-validation-name="val59"/>
          <table:table-cell table:style-name="ce340" table:content-validation-name="val60"/>
          <table:table-cell table:style-name="ce343" table:content-validation-name="val61"/>
          <table:table-cell table:number-columns-repeated="1017"/>
        </table:table-row>
        <table:table-row table:style-name="ro3">
          <table:table-cell table:style-name="ce324" office:value-type="string" calcext:value-type="string">
            <text:p>Pratica</text:p>
          </table:table-cell>
          <table:table-cell table:style-name="ce325" office:value-type="string" calcext:value-type="string">
            <text:p>[Inserire ]la pratica associata al pagamento (se presente)</text:p>
          </table:table-cell>
          <table:table-cell table:style-name="ce327" table:content-validation-name="val57" office:value-type="string" calcext:value-type="string">
            <text:p>No</text:p>
          </table:table-cell>
          <table:table-cell table:style-name="ce328" table:content-validation-name="val58" office:value-type="string" calcext:value-type="string">
            <text:p>Relazione con Tipologia</text:p>
          </table:table-cell>
          <table:table-cell table:style-name="ce334" table:content-validation-name="val59"/>
          <table:table-cell table:style-name="ce338" table:content-validation-name="val60" office:value-type="string" calcext:value-type="string">
            <text:p><text:a xlink:href="#'Tipologia PRATICA'.A1" xlink:type="simple">Pratica</text:a></text:p>
          </table:table-cell>
          <table:table-cell table:style-name="ce341" table:content-validation-name="val61" office:value-type="string" calcext:value-type="string">
            <text:p>0...1</text:p>
          </table:table-cell>
          <table:table-cell table:number-columns-repeated="1017"/>
        </table:table-row>
        <table:table-row table:style-name="ro3">
          <table:table-cell table:style-name="ce324" office:value-type="string" calcext:value-type="string">
            <text:p>Servizi</text:p>
          </table:table-cell>
          <table:table-cell table:style-name="ce325" office:value-type="string" calcext:value-type="string">
            <text:p>Se il pagamento non è collegato a una pratica ma contempla un servizio, riportare il servizio che permette di soddisfare il task richiesto</text:p>
          </table:table-cell>
          <table:table-cell table:style-name="ce327" table:content-validation-name="val57" office:value-type="string" calcext:value-type="string">
            <text:p>No</text:p>
          </table:table-cell>
          <table:table-cell table:style-name="ce328" table:content-validation-name="val58" office:value-type="string" calcext:value-type="string">
            <text:p>Relazione con Tipologia</text:p>
          </table:table-cell>
          <table:table-cell table:style-name="ce334" table:content-validation-name="val59"/>
          <table:table-cell table:style-name="ce338" table:content-validation-name="val60" office:value-type="string" calcext:value-type="string">
            <text:p><text:a xlink:href="#'Tipologia SERVIZIO'.A1" xlink:type="simple">Servizio</text:a></text:p>
          </table:table-cell>
          <table:table-cell table:style-name="ce341" table:content-validation-name="val61" office:value-type="string" calcext:value-type="string">
            <text:p>0...1</text:p>
          </table:table-cell>
          <table:table-cell table:number-columns-repeated="1017"/>
        </table:table-row>
        <table:table-row table:style-name="ro3">
          <table:table-cell table:style-name="ce324" office:value-type="string" calcext:value-type="string">
            <text:p>Esito</text:p>
          </table:table-cell>
          <table:table-cell table:style-name="ce326" office:value-type="string" calcext:value-type="string">
            <text:p>Prevedere un campo dove informare l'utente dell'esito del pagamento</text:p>
          </table:table-cell>
          <table:table-cell table:style-name="ce327" table:content-validation-name="val57" office:value-type="string" calcext:value-type="string">
            <text:p>Sì</text:p>
          </table:table-cell>
          <table:table-cell table:style-name="ce332" table:content-validation-name="val58" office:value-type="string" calcext:value-type="string">
            <text:p>Testo breve (max. 255 char)</text:p>
          </table:table-cell>
          <table:table-cell table:style-name="ce334" table:content-validation-name="val59"/>
          <table:table-cell table:style-name="ce337" table:content-validation-name="val60"/>
          <table:table-cell table:style-name="ce341" table:content-validation-name="val61"/>
          <table:table-cell table:number-columns-repeated="1017"/>
        </table:table-row>
        <table:table-row table:style-name="ro3">
          <table:table-cell table:style-name="ce324" office:value-type="string" calcext:value-type="string">
            <text:p>Documenti personali</text:p>
          </table:table-cell>
          <table:table-cell table:style-name="ce325" office:value-type="string" calcext:value-type="string">
            <text:p>Eventuale documento personale allegato</text:p>
          </table:table-cell>
          <table:table-cell table:style-name="ce327" table:content-validation-name="val57" office:value-type="string" calcext:value-type="string">
            <text:p>No</text:p>
          </table:table-cell>
          <table:table-cell table:style-name="ce328" table:content-validation-name="val58" office:value-type="string" calcext:value-type="string">
            <text:p>Relazione con Tipologia</text:p>
          </table:table-cell>
          <table:table-cell table:style-name="ce334" table:content-validation-name="val59"/>
          <table:table-cell table:style-name="ce338" table:content-validation-name="val60" office:value-type="string" calcext:value-type="string">
            <text:p><text:a xlink:href="#'Tipologia DOCUMENTO PRIVATO'.A1" xlink:type="simple">Documento privato</text:a></text:p>
          </table:table-cell>
          <table:table-cell table:style-name="ce341" table:content-validation-name="val61" office:value-type="string" calcext:value-type="string">
            <text:p>0...n</text:p>
          </table:table-cell>
          <table:table-cell table:number-columns-repeated="1017"/>
        </table:table-row>
        <table:table-row table:style-name="ro3" table:number-rows-repeated="986">
          <table:table-cell table:number-columns-repeated="1024"/>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Tipologia PAGAMENTO'.A4:'Tipologia PAGAMENTO'.G14">
            <calcext:condition calcext:apply-style-name="ConditionalStyle_1" calcext:value="formula-is([.$C4]=&quot;Sì&quot;)" calcext:base-cell-address="'Tipologia PAGAMENTO'.A4"/>
          </calcext:conditional-format>
        </calcext:conditional-formats>
      </table:table>
      <table:table table:name="Tipologia DOCUMENTO PRIVATO" table:style-name="ta17">
        <table:table-column table:style-name="co73" table:default-cell-style-name="Default"/>
        <table:table-column table:style-name="co74" table:default-cell-style-name="Default"/>
        <table:table-column table:style-name="co44" table:default-cell-style-name="Default"/>
        <table:table-column table:style-name="co75" table:default-cell-style-name="Default"/>
        <table:table-column table:style-name="co8" table:default-cell-style-name="Default"/>
        <table:table-column table:style-name="co50" table:default-cell-style-name="Default"/>
        <table:table-column table:style-name="co4" table:number-columns-repeated="1018" table:default-cell-style-name="Default"/>
        <table:table-row table:style-name="ro13">
          <table:table-cell table:style-name="ce168" office:value-type="string" calcext:value-type="string" table:number-columns-spanned="7" table:number-rows-spanned="1">
            <text:p><text:span text:style-name="T20">Tipologia: </text:span><text:span text:style-name="T21">DOCUMENTO</text:span><text:span text:style-name="T22"> (privato) di un cittadino</text:span></text:p>
          </table:table-cell>
          <table:covered-table-cell table:number-columns-repeated="5" table:style-name="ce87"/>
          <table:covered-table-cell table:style-name="ce96"/>
          <table:table-cell table:number-columns-repeated="1017"/>
        </table:table-row>
        <table:table-row table:style-name="ro14">
          <table:table-cell table:style-name="ce218" office:value-type="string" calcext:value-type="string" table:number-columns-spanned="7" table:number-rows-spanned="1">
            <text:p><text:a xlink:href="https://schema.org/DigitalDocument" xlink:type="simple">Struttura delle informazioni relative utili a presentare un documento privata in area riservata. Schema.org prevede una Tipologia DigitalDocument.
Nota: I documenti pubblici sono presentati nella sezioni pubbliche sel sito. I documenti personali sono disponibili nell'area personale utente                        </text:a></text:p>
          </table:table-cell>
          <table:covered-table-cell table:number-columns-repeated="6"/>
          <table:table-cell table:number-columns-repeated="1017"/>
        </table:table-row>
        <table:table-row table:style-name="ro3">
          <table:table-cell table:style-name="ce85" office:value-type="string" calcext:value-type="string">
            <text:p>Elemento</text:p>
          </table:table-cell>
          <table:table-cell table:style-name="ce85" office:value-type="string" calcext:value-type="string">
            <text:p>Descrizione</text:p>
          </table:table-cell>
          <table:table-cell table:style-name="ce85" office:value-type="string" calcext:value-type="string">
            <text:p>Valore obbligatorio?</text:p>
          </table:table-cell>
          <table:table-cell table:style-name="ce90" office:value-type="string" calcext:value-type="string">
            <text:p>Tipo di slot (dati o relazioni)</text:p>
          </table:table-cell>
          <table:table-cell table:style-name="ce90" office:value-type="string" calcext:value-type="string">
            <text:p>Tassonomia di riferimento</text:p>
          </table:table-cell>
          <table:table-cell table:style-name="ce90" office:value-type="string" calcext:value-type="string">
            <text:p>Relazione con Tipologia</text:p>
          </table:table-cell>
          <table:table-cell table:style-name="ce90" office:value-type="string" calcext:value-type="string">
            <text:p>Cardinalità</text:p>
          </table:table-cell>
          <table:table-cell table:number-columns-repeated="1017"/>
        </table:table-row>
        <table:table-row table:style-name="ro3">
          <table:table-cell table:style-name="ce344" office:value-type="string" calcext:value-type="string">
            <text:p>Titolo</text:p>
          </table:table-cell>
          <table:table-cell table:style-name="ce347" office:value-type="string" calcext:value-type="string">
            <text:p>Nome del documento. Il nome del Documento deve essere facilmente comprensibile dai cittadini. Vincoli: massimo 160 caratteri spazi inclusi</text:p>
          </table:table-cell>
          <table:table-cell table:style-name="ce350" table:content-validation-name="val62" office:value-type="string" calcext:value-type="string">
            <text:p>Sì</text:p>
          </table:table-cell>
          <table:table-cell table:style-name="ce353" table:content-validation-name="val63" office:value-type="string" calcext:value-type="string">
            <text:p>Testo breve (max. 255 char)</text:p>
          </table:table-cell>
          <table:table-cell table:style-name="ce357" table:content-validation-name="val64"/>
          <table:table-cell table:style-name="ce362"/>
          <table:table-cell table:style-name="ce369" table:content-validation-name="val66"/>
          <table:table-cell table:number-columns-repeated="1017"/>
        </table:table-row>
        <table:table-row table:style-name="ro3">
          <table:table-cell table:style-name="ce345" office:value-type="string" calcext:value-type="string">
            <text:p>Protocollo</text:p>
          </table:table-cell>
          <table:table-cell table:style-name="ce348" office:value-type="string" calcext:value-type="string">
            <text:p>Numero di protocollo del documento</text:p>
          </table:table-cell>
          <table:table-cell table:style-name="ce351" table:content-validation-name="val62" office:value-type="string" calcext:value-type="string">
            <text:p>Sì</text:p>
          </table:table-cell>
          <table:table-cell table:style-name="ce354" table:content-validation-name="val63" office:value-type="string" calcext:value-type="string">
            <text:p>Testo breve (max. 255 char)</text:p>
          </table:table-cell>
          <table:table-cell table:style-name="ce358" table:content-validation-name="val64"/>
          <table:table-cell table:style-name="ce363"/>
          <table:table-cell table:style-name="ce370" table:content-validation-name="val66"/>
          <table:table-cell table:number-columns-repeated="1017"/>
        </table:table-row>
        <table:table-row table:style-name="ro3">
          <table:table-cell table:style-name="ce345" office:value-type="string" calcext:value-type="string">
            <text:p>Data protocollo</text:p>
          </table:table-cell>
          <table:table-cell table:style-name="ce348" office:value-type="string" calcext:value-type="string">
            <text:p>Data di protocollo del documento</text:p>
          </table:table-cell>
          <table:table-cell table:style-name="ce351" table:content-validation-name="val62" office:value-type="string" calcext:value-type="string">
            <text:p>Sì</text:p>
          </table:table-cell>
          <table:table-cell table:style-name="ce354" table:content-validation-name="val63" office:value-type="string" calcext:value-type="string">
            <text:p>Datetime (tutti i formati)</text:p>
          </table:table-cell>
          <table:table-cell table:style-name="ce358" table:content-validation-name="val64"/>
          <table:table-cell table:style-name="ce363"/>
          <table:table-cell table:style-name="ce370" table:content-validation-name="val66"/>
          <table:table-cell table:number-columns-repeated="1017"/>
        </table:table-row>
        <table:table-row table:style-name="ro3">
          <table:table-cell table:style-name="ce346" office:value-type="string" calcext:value-type="string">
            <text:p>Immagine</text:p>
          </table:table-cell>
          <table:table-cell table:style-name="ce348" office:value-type="string" calcext:value-type="string">
            <text:p>Immagine di riferimento del documento</text:p>
          </table:table-cell>
          <table:table-cell table:style-name="ce351" table:content-validation-name="val62" office:value-type="string" calcext:value-type="string">
            <text:p>No</text:p>
          </table:table-cell>
          <table:table-cell table:style-name="ce353" table:content-validation-name="val63" office:value-type="string" calcext:value-type="string">
            <text:p>File (blob)</text:p>
          </table:table-cell>
          <table:table-cell table:style-name="ce359" table:content-validation-name="val64"/>
          <table:table-cell table:style-name="ce362"/>
          <table:table-cell table:style-name="ce369" table:content-validation-name="val66"/>
          <table:table-cell table:number-columns-repeated="1017"/>
        </table:table-row>
        <table:table-row table:style-name="ro3">
          <table:table-cell table:style-name="ce346" office:value-type="string" calcext:value-type="string">
            <text:p>Pratica associata</text:p>
          </table:table-cell>
          <table:table-cell table:style-name="ce348" office:value-type="string" calcext:value-type="string">
            <text:p>Eventuale pratica associata al documento</text:p>
          </table:table-cell>
          <table:table-cell table:style-name="ce351" table:content-validation-name="val62" office:value-type="string" calcext:value-type="string">
            <text:p>No</text:p>
          </table:table-cell>
          <table:table-cell table:style-name="ce353" table:content-validation-name="val63" office:value-type="string" calcext:value-type="string">
            <text:p>Relazione con Tipologia</text:p>
          </table:table-cell>
          <table:table-cell table:style-name="ce357" table:content-validation-name="val64"/>
          <table:table-cell table:style-name="ce364" office:value-type="string" calcext:value-type="string">
            <text:p><text:a xlink:href="#'Tipologia PRATICA'.A1" xlink:type="simple">Pratica</text:a></text:p>
          </table:table-cell>
          <table:table-cell table:style-name="ce369" table:content-validation-name="val66" office:value-type="string" calcext:value-type="string">
            <text:p>0...1</text:p>
          </table:table-cell>
          <table:table-cell table:number-columns-repeated="1017"/>
        </table:table-row>
        <table:table-row table:style-name="ro3">
          <table:table-cell table:style-name="ce346" office:value-type="string" calcext:value-type="string">
            <text:p>Servizio collegato</text:p>
          </table:table-cell>
          <table:table-cell table:style-name="ce348" office:value-type="string" calcext:value-type="string">
            <text:p>Se il documento non è collegato a una pratica è possibile indicare il servizio che ha generato il documento</text:p>
          </table:table-cell>
          <table:table-cell table:style-name="ce351" table:content-validation-name="val62" office:value-type="string" calcext:value-type="string">
            <text:p>No</text:p>
          </table:table-cell>
          <table:table-cell table:style-name="ce353" table:content-validation-name="val63" office:value-type="string" calcext:value-type="string">
            <text:p>Relazione con Tipologia</text:p>
          </table:table-cell>
          <table:table-cell table:style-name="ce357" table:content-validation-name="val64"/>
          <table:table-cell table:style-name="ce365" table:content-validation-name="val65" office:value-type="string" calcext:value-type="string">
            <text:p><text:a xlink:href="#'Tipologia SERVIZIO'.A1" xlink:type="simple">Servizio</text:a></text:p>
          </table:table-cell>
          <table:table-cell table:style-name="ce369" table:content-validation-name="val66" office:value-type="string" calcext:value-type="string">
            <text:p>0...1</text:p>
          </table:table-cell>
          <table:table-cell table:number-columns-repeated="1017"/>
        </table:table-row>
        <table:table-row table:style-name="ro3">
          <table:table-cell table:style-name="ce344" office:value-type="string" calcext:value-type="string">
            <text:p>Argomenti</text:p>
          </table:table-cell>
          <table:table-cell table:style-name="ce349" office:value-type="string" calcext:value-type="string">
            <text:p>Argomenti collegati</text:p>
          </table:table-cell>
          <table:table-cell table:style-name="ce350" table:content-validation-name="val62" office:value-type="string" calcext:value-type="string">
            <text:p>Sì</text:p>
          </table:table-cell>
          <table:table-cell table:style-name="ce353" table:content-validation-name="val63" office:value-type="string" calcext:value-type="string">
            <text:p>Tassonomia</text:p>
          </table:table-cell>
          <table:table-cell table:style-name="ce357" table:content-validation-name="val64" office:value-type="string" calcext:value-type="string">
            <text:p><text:a xlink:href="#'Tassonomia ARGOMENTI'.A1" xlink:type="simple">Argomenti</text:a></text:p>
          </table:table-cell>
          <table:table-cell table:style-name="ce366" table:content-validation-name="val65"/>
          <table:table-cell table:style-name="ce369" table:content-validation-name="val66" office:value-type="string" calcext:value-type="string">
            <text:p>1...n</text:p>
          </table:table-cell>
          <table:table-cell table:number-columns-repeated="1017"/>
        </table:table-row>
        <table:table-row table:style-name="ro3">
          <table:table-cell table:style-name="ce346" office:value-type="string" calcext:value-type="string">
            <text:p>Descrizione breve</text:p>
          </table:table-cell>
          <table:table-cell table:style-name="ce349" office:value-type="string" calcext:value-type="string">
            <text:p>Descrizione sintetica del documento (max 160 caratteri) utilizzando un linguaggio semplice che possa aiutare qualsiasi utente a identificare con chiarezza il documento. Non utilizzare un linguaggio ricco di riferimenti normativi</text:p>
          </table:table-cell>
          <table:table-cell table:style-name="ce351" table:content-validation-name="val62" office:value-type="string" calcext:value-type="string">
            <text:p>Sì</text:p>
          </table:table-cell>
          <table:table-cell table:style-name="ce355" table:content-validation-name="val63" office:value-type="string" calcext:value-type="string">
            <text:p>Testo breve (max. 255 char)</text:p>
          </table:table-cell>
          <table:table-cell table:style-name="ce360" table:content-validation-name="val64"/>
          <table:table-cell table:style-name="ce367" table:content-validation-name="val65"/>
          <table:table-cell table:style-name="ce371" table:content-validation-name="val66"/>
          <table:table-cell table:number-columns-repeated="1017"/>
        </table:table-row>
        <table:table-row table:style-name="ro3">
          <table:table-cell table:style-name="ce346" office:value-type="string" calcext:value-type="string">
            <text:p>Descrizione</text:p>
          </table:table-cell>
          <table:table-cell table:style-name="ce348" office:value-type="string" calcext:value-type="string">
            <text:p>L'oggetto del documento, utilizzando un linguaggio semplice che possa aiutare qualsiasi utente a identificare con chiarazza il documento. Non utilizzare un linguaggio ricco di riferimenti normativi.</text:p>
          </table:table-cell>
          <table:table-cell table:style-name="ce352" table:content-validation-name="val62" office:value-type="string" calcext:value-type="string">
            <text:p>No</text:p>
          </table:table-cell>
          <table:table-cell table:style-name="ce354" table:content-validation-name="val63" office:value-type="string" calcext:value-type="string">
            <text:p>Testo lungo (rich text)</text:p>
          </table:table-cell>
          <table:table-cell table:style-name="ce358" table:content-validation-name="val64"/>
          <table:table-cell table:style-name="ce368" table:content-validation-name="val65"/>
          <table:table-cell table:style-name="ce370" table:content-validation-name="val66"/>
          <table:table-cell table:number-columns-repeated="1017"/>
        </table:table-row>
        <table:table-row table:style-name="ro3">
          <table:table-cell table:style-name="ce346" office:value-type="string" calcext:value-type="string">
            <text:p>URL documento</text:p>
          </table:table-cell>
          <table:table-cell table:style-name="ce348" office:value-type="string" calcext:value-type="string">
            <text:p>URL al documento scaricabile</text:p>
          </table:table-cell>
          <table:table-cell table:style-name="ce351" table:content-validation-name="val62" office:value-type="string" calcext:value-type="string">
            <text:p>Sì</text:p>
          </table:table-cell>
          <table:table-cell table:style-name="ce354" table:content-validation-name="val63" office:value-type="string" calcext:value-type="string">
            <text:p>Testo breve (max. 255 char)</text:p>
          </table:table-cell>
          <table:table-cell table:style-name="ce358" table:content-validation-name="val64"/>
          <table:table-cell table:style-name="ce368" table:content-validation-name="val65"/>
          <table:table-cell table:style-name="ce370" table:content-validation-name="val66"/>
          <table:table-cell table:number-columns-repeated="1017"/>
        </table:table-row>
        <table:table-row table:style-name="ro3">
          <table:table-cell table:style-name="ce346" office:value-type="string" calcext:value-type="string">
            <text:p>Galleria di immagini</text:p>
          </table:table-cell>
          <table:table-cell table:style-name="ce347" office:value-type="string" calcext:value-type="string">
            <text:p>Una o più immagini corredate da didascalie</text:p>
          </table:table-cell>
          <table:table-cell table:style-name="ce350" table:content-validation-name="val62" office:value-type="string" calcext:value-type="string">
            <text:p>No</text:p>
          </table:table-cell>
          <table:table-cell table:style-name="ce356" table:content-validation-name="val63" office:value-type="string" calcext:value-type="string">
            <text:p>File (blob)</text:p>
          </table:table-cell>
          <table:table-cell table:style-name="ce360" table:content-validation-name="val64"/>
          <table:table-cell table:style-name="ce367" table:content-validation-name="val65"/>
          <table:table-cell table:style-name="ce371" table:content-validation-name="val66"/>
          <table:table-cell table:number-columns-repeated="1017"/>
        </table:table-row>
        <table:table-row table:style-name="ro3">
          <table:table-cell table:style-name="ce346" office:value-type="string" calcext:value-type="string">
            <text:p>Ufficio responsabile del documento</text:p>
          </table:table-cell>
          <table:table-cell table:style-name="ce348" office:value-type="string" calcext:value-type="string">
            <text:p>Link alla scheda dell'ufficio responsabile del documento</text:p>
          </table:table-cell>
          <table:table-cell table:style-name="ce351" table:content-validation-name="val62" office:value-type="string" calcext:value-type="string">
            <text:p>Sì</text:p>
          </table:table-cell>
          <table:table-cell table:style-name="ce354" table:content-validation-name="val63" office:value-type="string" calcext:value-type="string">
            <text:p>Relazione con Tipologia</text:p>
          </table:table-cell>
          <table:table-cell table:style-name="ce358" table:content-validation-name="val64"/>
          <table:table-cell table:style-name="ce368" table:content-validation-name="val65" office:value-type="string" calcext:value-type="string">
            <text:p><text:a xlink:href="#'Tipologia UNITÀ ORGANIZZATIVA'.A1" xlink:type="simple">Unità organizzativa</text:a></text:p>
          </table:table-cell>
          <table:table-cell table:style-name="ce370" table:content-validation-name="val66" office:value-type="string" calcext:value-type="string">
            <text:p>1...1</text:p>
          </table:table-cell>
          <table:table-cell table:number-columns-repeated="1017"/>
        </table:table-row>
        <table:table-row table:style-name="ro3">
          <table:table-cell table:style-name="ce346" office:value-type="string" calcext:value-type="string">
            <text:p>Autore/i</text:p>
          </table:table-cell>
          <table:table-cell table:style-name="ce348" office:value-type="string" calcext:value-type="string">
            <text:p>Persone che hanno redatto il documento</text:p>
          </table:table-cell>
          <table:table-cell table:style-name="ce351" table:content-validation-name="val62" office:value-type="string" calcext:value-type="string">
            <text:p>No</text:p>
          </table:table-cell>
          <table:table-cell table:style-name="ce354" table:content-validation-name="val63" office:value-type="string" calcext:value-type="string">
            <text:p>Testo lungo (rich text)</text:p>
          </table:table-cell>
          <table:table-cell table:style-name="ce358" table:content-validation-name="val64"/>
          <table:table-cell table:style-name="ce368" table:content-validation-name="val65"/>
          <table:table-cell table:style-name="ce370" table:content-validation-name="val66"/>
          <table:table-cell table:number-columns-repeated="1017"/>
        </table:table-row>
        <table:table-row table:style-name="ro3">
          <table:table-cell table:style-name="ce346" office:value-type="string" calcext:value-type="string">
            <text:p>Formati disponibili</text:p>
          </table:table-cell>
          <table:table-cell table:style-name="ce348" office:value-type="string" calcext:value-type="string">
            <text:p>Lista dei formati in cui è disponibile il documento</text:p>
          </table:table-cell>
          <table:table-cell table:style-name="ce351" table:content-validation-name="val62" office:value-type="string" calcext:value-type="string">
            <text:p>Sì</text:p>
          </table:table-cell>
          <table:table-cell table:style-name="ce354" table:content-validation-name="val63" office:value-type="string" calcext:value-type="string">
            <text:p>Testo lungo (rich text)</text:p>
          </table:table-cell>
          <table:table-cell table:style-name="ce358" table:content-validation-name="val64"/>
          <table:table-cell table:style-name="ce368" table:content-validation-name="val65"/>
          <table:table-cell table:style-name="ce370" table:content-validation-name="val66"/>
          <table:table-cell table:number-columns-repeated="1017"/>
        </table:table-row>
        <table:table-row table:style-name="ro3">
          <table:table-cell table:style-name="ce346" office:value-type="string" calcext:value-type="string">
            <text:p>Licenza di distribuzione</text:p>
          </table:table-cell>
          <table:table-cell table:style-name="ce348" office:value-type="string" calcext:value-type="string">
            <text:p>Licenza con il quale il documento viene distribuito</text:p>
          </table:table-cell>
          <table:table-cell table:style-name="ce351" table:content-validation-name="val62" office:value-type="string" calcext:value-type="string">
            <text:p>Sì</text:p>
          </table:table-cell>
          <table:table-cell table:style-name="ce354" table:content-validation-name="val63" office:value-type="string" calcext:value-type="string">
            <text:p>Relazione con Tipologia</text:p>
          </table:table-cell>
          <table:table-cell table:style-name="ce361" table:content-validation-name="val64" office:value-type="string" calcext:value-type="string">
            <text:p><text:a xlink:href="#'Tassonomia Licenze'.A1" xlink:type="simple">Licenze</text:a></text:p>
          </table:table-cell>
          <table:table-cell table:style-name="ce368" table:content-validation-name="val65"/>
          <table:table-cell table:style-name="ce370" table:content-validation-name="val66" office:value-type="string" calcext:value-type="string">
            <text:p>1...1</text:p>
          </table:table-cell>
          <table:table-cell table:number-columns-repeated="1017"/>
        </table:table-row>
        <table:table-row table:style-name="ro3">
          <table:table-cell table:style-name="ce345" office:value-type="string" calcext:value-type="string">
            <text:p>Ulteriori informazioni</text:p>
          </table:table-cell>
          <table:table-cell table:style-name="ce348" office:value-type="string" calcext:value-type="string">
            <text:p>Ulteriori informazioni sul documento</text:p>
          </table:table-cell>
          <table:table-cell table:style-name="ce351" table:content-validation-name="val62" office:value-type="string" calcext:value-type="string">
            <text:p>No</text:p>
          </table:table-cell>
          <table:table-cell table:style-name="ce354" table:content-validation-name="val63" office:value-type="string" calcext:value-type="string">
            <text:p>Testo lungo (rich text)</text:p>
          </table:table-cell>
          <table:table-cell table:style-name="ce361" table:content-validation-name="val64"/>
          <table:table-cell table:style-name="ce368" table:content-validation-name="val65"/>
          <table:table-cell table:style-name="ce370" table:content-validation-name="val66"/>
          <table:table-cell table:number-columns-repeated="1017"/>
        </table:table-row>
        <table:table-row table:style-name="ro3">
          <table:table-cell table:style-name="ce345" office:value-type="string" calcext:value-type="string">
            <text:p>Riferimenti normativi</text:p>
          </table:table-cell>
          <table:table-cell table:style-name="ce348" office:value-type="string" calcext:value-type="string">
            <text:p>Lista di link con riferimenti normativi utili per il documento</text:p>
          </table:table-cell>
          <table:table-cell table:style-name="ce351" table:content-validation-name="val62" office:value-type="string" calcext:value-type="string">
            <text:p>No</text:p>
          </table:table-cell>
          <table:table-cell table:style-name="ce354" table:content-validation-name="val63" office:value-type="string" calcext:value-type="string">
            <text:p>Testo lungo (rich text)</text:p>
          </table:table-cell>
          <table:table-cell table:style-name="ce361" table:content-validation-name="val64"/>
          <table:table-cell table:style-name="ce368" table:content-validation-name="val65"/>
          <table:table-cell table:style-name="ce370" table:content-validation-name="val66"/>
          <table:table-cell table:number-columns-repeated="1017"/>
        </table:table-row>
        <table:table-row table:style-name="ro3">
          <table:table-cell table:style-name="ce345" office:value-type="string" calcext:value-type="string">
            <text:p>Documenti collegati</text:p>
          </table:table-cell>
          <table:table-cell table:style-name="ce348" office:value-type="string" calcext:value-type="string">
            <text:p>Lista di documenti allegati: link a quelli strutturati a loro volta come documenti</text:p>
          </table:table-cell>
          <table:table-cell table:style-name="ce351" table:content-validation-name="val62" office:value-type="string" calcext:value-type="string">
            <text:p>No</text:p>
          </table:table-cell>
          <table:table-cell table:style-name="ce354" table:content-validation-name="val63" office:value-type="string" calcext:value-type="string">
            <text:p>Relazione con Tipologia</text:p>
          </table:table-cell>
          <table:table-cell table:style-name="ce358" table:content-validation-name="val64"/>
          <table:table-cell table:style-name="ce368" table:content-validation-name="val65" office:value-type="string" calcext:value-type="string">
            <text:p>Documento pubblico</text:p>
          </table:table-cell>
          <table:table-cell table:style-name="ce370" table:content-validation-name="val66" office:value-type="string" calcext:value-type="string">
            <text:p>0...n</text:p>
          </table:table-cell>
          <table:table-cell table:number-columns-repeated="1017"/>
        </table:table-row>
        <table:table-row table:style-name="ro3">
          <table:table-cell table:style-name="ce345" office:value-type="string" calcext:value-type="string">
            <text:p>Life Events</text:p>
          </table:table-cell>
          <table:table-cell table:style-name="ce348" office:value-type="string" calcext:value-type="string">
            <text:p>Life events collegati</text:p>
          </table:table-cell>
          <table:table-cell table:style-name="ce351" table:content-validation-name="val62" office:value-type="string" calcext:value-type="string">
            <text:p>No</text:p>
          </table:table-cell>
          <table:table-cell table:style-name="ce354" table:content-validation-name="val63" office:value-type="string" calcext:value-type="string">
            <text:p>Tassonomia</text:p>
          </table:table-cell>
          <table:table-cell table:style-name="ce361" table:content-validation-name="val64" office:value-type="string" calcext:value-type="string">
            <text:p><text:a xlink:href="#'Tassonomia EVENTI DELLA VITA DE'.A1" xlink:type="simple">Eventi della vita delle persone</text:a></text:p>
          </table:table-cell>
          <table:table-cell table:style-name="ce368" table:content-validation-name="val65"/>
          <table:table-cell table:style-name="ce370" table:content-validation-name="val66" office:value-type="string" calcext:value-type="string">
            <text:p>0...n</text:p>
          </table:table-cell>
          <table:table-cell table:number-columns-repeated="1017"/>
        </table:table-row>
        <table:table-row table:style-name="ro3">
          <table:table-cell table:style-name="ce345" office:value-type="string" calcext:value-type="string">
            <text:p>Business Events</text:p>
          </table:table-cell>
          <table:table-cell table:style-name="ce348" office:value-type="string" calcext:value-type="string">
            <text:p>Business events collegati</text:p>
          </table:table-cell>
          <table:table-cell table:style-name="ce351" table:content-validation-name="val62" office:value-type="string" calcext:value-type="string">
            <text:p>No</text:p>
          </table:table-cell>
          <table:table-cell table:style-name="ce354" table:content-validation-name="val63" office:value-type="string" calcext:value-type="string">
            <text:p>Tassonomia</text:p>
          </table:table-cell>
          <table:table-cell table:style-name="ce361" table:content-validation-name="val64" office:value-type="string" calcext:value-type="string">
            <text:p><text:a xlink:href="#'Tassonomia EVENTI DELLA VITA DI'.A1" xlink:type="simple">Eventi della vita delle imprese</text:a></text:p>
          </table:table-cell>
          <table:table-cell table:style-name="ce368" table:content-validation-name="val65"/>
          <table:table-cell table:style-name="ce370" table:content-validation-name="val66" office:value-type="string" calcext:value-type="string">
            <text:p>0...n</text:p>
          </table:table-cell>
          <table:table-cell table:number-columns-repeated="1017"/>
        </table:table-row>
        <table:table-row table:style-name="ro3" table:number-rows-repeated="977">
          <table:table-cell table:number-columns-repeated="1024"/>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Tipologia DOCUMENTO PRIVATO'.A4:'Tipologia DOCUMENTO PRIVATO'.G23">
            <calcext:condition calcext:apply-style-name="ConditionalStyle_1" calcext:value="formula-is([.$C4]=&quot;Sì&quot;)" calcext:base-cell-address="'Tipologia DOCUMENTO PRIVATO'.A4"/>
          </calcext:conditional-format>
        </calcext:conditional-formats>
      </table:table>
      <table:table table:name="Tipologia MESSAGGIO" table:style-name="ta18">
        <table:table-column table:style-name="co76" table:default-cell-style-name="Default"/>
        <table:table-column table:style-name="co77" table:default-cell-style-name="Default"/>
        <table:table-column table:style-name="co42" table:default-cell-style-name="Default"/>
        <table:table-column table:style-name="co78" table:default-cell-style-name="Default"/>
        <table:table-column table:style-name="co58" table:default-cell-style-name="Default"/>
        <table:table-column table:style-name="co79" table:default-cell-style-name="Default"/>
        <table:table-column table:style-name="co80" table:default-cell-style-name="Default"/>
        <table:table-column table:style-name="co4" table:number-columns-repeated="1017" table:default-cell-style-name="Default"/>
        <table:table-row table:style-name="ro13">
          <table:table-cell table:style-name="ce168" office:value-type="string" calcext:value-type="string" table:number-columns-spanned="7" table:number-rows-spanned="1">
            <text:p><text:span text:style-name="T20">Tipologia: </text:span><text:span text:style-name="T21">MESSAGGIO</text:span><text:span text:style-name="T22"> (privato) da un Comune</text:span></text:p>
          </table:table-cell>
          <table:covered-table-cell table:number-columns-repeated="5" table:style-name="ce87"/>
          <table:covered-table-cell table:style-name="ce96"/>
          <table:table-cell table:number-columns-repeated="1017"/>
        </table:table-row>
        <table:table-row table:style-name="ro14">
          <table:table-cell table:style-name="ce218" office:value-type="string" calcext:value-type="string" table:number-columns-spanned="7" table:number-rows-spanned="1">
            <text:p><text:a xlink:href="https://schema.org/Message" xlink:type="simple">Struttura delle informazioni relative utili a presentare un messaggio in area riservata. Schema.org prevede una Tipologia Message.
Nota: I documenti pubblici sono presentati nella sezioni pubbliche sel sito. I documenti personali sono disponibili nell'area personale utente                        </text:a></text:p>
          </table:table-cell>
          <table:covered-table-cell table:number-columns-repeated="6"/>
          <table:table-cell table:number-columns-repeated="1017"/>
        </table:table-row>
        <table:table-row table:style-name="ro3">
          <table:table-cell table:style-name="ce85" office:value-type="string" calcext:value-type="string">
            <text:p>Elemento</text:p>
          </table:table-cell>
          <table:table-cell table:style-name="ce85" office:value-type="string" calcext:value-type="string">
            <text:p>Descrizione</text:p>
          </table:table-cell>
          <table:table-cell table:style-name="ce85" office:value-type="string" calcext:value-type="string">
            <text:p>Valore obbligatorio?</text:p>
          </table:table-cell>
          <table:table-cell table:style-name="ce90" office:value-type="string" calcext:value-type="string">
            <text:p>Tipo di slot (dati o relazioni)</text:p>
          </table:table-cell>
          <table:table-cell table:style-name="ce90" office:value-type="string" calcext:value-type="string">
            <text:p>Tassonomia di riferimento</text:p>
          </table:table-cell>
          <table:table-cell table:style-name="ce90" office:value-type="string" calcext:value-type="string">
            <text:p>Relazione con Tipologia</text:p>
          </table:table-cell>
          <table:table-cell table:style-name="ce90" office:value-type="string" calcext:value-type="string">
            <text:p>Cardinalità</text:p>
          </table:table-cell>
          <table:table-cell table:number-columns-repeated="1017"/>
        </table:table-row>
        <table:table-row table:style-name="ro3">
          <table:table-cell table:style-name="ce372" office:value-type="string" calcext:value-type="string">
            <text:p>Titolo del messaggio</text:p>
          </table:table-cell>
          <table:table-cell table:style-name="ce374" office:value-type="string" calcext:value-type="string">
            <text:p>Titolo del messaggio (Es. "Iscrizione asilo nido"</text:p>
          </table:table-cell>
          <table:table-cell table:style-name="ce376" table:content-validation-name="val67" office:value-type="string" calcext:value-type="string">
            <text:p>Sì</text:p>
          </table:table-cell>
          <table:table-cell table:style-name="ce378" table:content-validation-name="val68" office:value-type="string" calcext:value-type="string">
            <text:p>Testo breve (max. 255 char)</text:p>
          </table:table-cell>
          <table:table-cell table:style-name="ce381" table:content-validation-name="val69"/>
          <table:table-cell table:style-name="ce384" table:content-validation-name="val70"/>
          <table:table-cell table:style-name="ce388" table:content-validation-name="val71"/>
          <table:table-cell table:number-columns-repeated="1017"/>
        </table:table-row>
        <table:table-row table:style-name="ro3">
          <table:table-cell table:style-name="ce372" office:value-type="string" calcext:value-type="string">
            <text:p>Data del messaggio</text:p>
          </table:table-cell>
          <table:table-cell table:style-name="ce374" office:value-type="string" calcext:value-type="string">
            <text:p>Data di invio del messaggio</text:p>
          </table:table-cell>
          <table:table-cell table:style-name="ce376" table:content-validation-name="val67" office:value-type="string" calcext:value-type="string">
            <text:p>Sì</text:p>
          </table:table-cell>
          <table:table-cell table:style-name="ce379" table:content-validation-name="val68" office:value-type="string" calcext:value-type="string">
            <text:p>Datetime (tutti i formati)</text:p>
          </table:table-cell>
          <table:table-cell table:style-name="ce382" table:content-validation-name="val69"/>
          <table:table-cell table:style-name="ce385" table:content-validation-name="val70"/>
          <table:table-cell table:style-name="ce389" table:content-validation-name="val71"/>
          <table:table-cell table:number-columns-repeated="1017"/>
        </table:table-row>
        <table:table-row table:style-name="ro3">
          <table:table-cell table:style-name="ce372" office:value-type="string" calcext:value-type="string">
            <text:p>Testo del messaggio</text:p>
          </table:table-cell>
          <table:table-cell table:style-name="ce374" office:value-type="string" calcext:value-type="string">
            <text:p>Contenuto del messaggio (In data 31/02 abbiamo fatto una multa al tuo veicolo XK123 Ti inviamo le indicazioni per il pagamento)</text:p>
          </table:table-cell>
          <table:table-cell table:style-name="ce376" table:content-validation-name="val67" office:value-type="string" calcext:value-type="string">
            <text:p>Sì</text:p>
          </table:table-cell>
          <table:table-cell table:style-name="ce378" table:content-validation-name="val68" office:value-type="string" calcext:value-type="string">
            <text:p>Testo lungo (rich text)</text:p>
          </table:table-cell>
          <table:table-cell table:style-name="ce381" table:content-validation-name="val69"/>
          <table:table-cell table:style-name="ce384" table:content-validation-name="val70"/>
          <table:table-cell table:style-name="ce388" table:content-validation-name="val71"/>
          <table:table-cell table:number-columns-repeated="1017"/>
        </table:table-row>
        <table:table-row table:style-name="ro3">
          <table:table-cell table:style-name="ce373" office:value-type="string" calcext:value-type="string">
            <text:p>Pratica associata</text:p>
          </table:table-cell>
          <table:table-cell table:style-name="ce374" office:value-type="string" calcext:value-type="string">
            <text:p>Eventuale riferimento alla pratica associata</text:p>
          </table:table-cell>
          <table:table-cell table:style-name="ce376" table:content-validation-name="val67" office:value-type="string" calcext:value-type="string">
            <text:p>No</text:p>
          </table:table-cell>
          <table:table-cell table:style-name="ce379" table:content-validation-name="val68" office:value-type="string" calcext:value-type="string">
            <text:p>Relazione con Tipologia</text:p>
          </table:table-cell>
          <table:table-cell table:style-name="ce382" table:content-validation-name="val69"/>
          <table:table-cell table:style-name="ce386" table:content-validation-name="val70" office:value-type="string" calcext:value-type="string">
            <text:p><text:a xlink:href="#'Tipologia PRATICA'.A1" xlink:type="simple">Pratica</text:a></text:p>
          </table:table-cell>
          <table:table-cell table:style-name="ce389" table:content-validation-name="val71" office:value-type="string" calcext:value-type="string">
            <text:p>0...1</text:p>
          </table:table-cell>
          <table:table-cell table:number-columns-repeated="1017"/>
        </table:table-row>
        <table:table-row table:style-name="ro3">
          <table:table-cell table:style-name="ce373" office:value-type="string" calcext:value-type="string">
            <text:p>Servizio collegato</text:p>
          </table:table-cell>
          <table:table-cell table:style-name="ce375" office:value-type="string" calcext:value-type="string">
            <text:p>Se il messaggio non è collegato a una pratica è possibile indicare il servizio che ha generato il messaggio</text:p>
          </table:table-cell>
          <table:table-cell table:style-name="ce376" table:content-validation-name="val67" office:value-type="string" calcext:value-type="string">
            <text:p>No</text:p>
          </table:table-cell>
          <table:table-cell table:style-name="ce379" table:content-validation-name="val68" office:value-type="string" calcext:value-type="string">
            <text:p>Relazione con Tipologia</text:p>
          </table:table-cell>
          <table:table-cell table:style-name="ce382" table:content-validation-name="val69"/>
          <table:table-cell table:style-name="ce386" table:content-validation-name="val70" office:value-type="string" calcext:value-type="string">
            <text:p><text:a xlink:href="#'Tipologia SERVIZIO'.A1" xlink:type="simple">Servizio</text:a></text:p>
          </table:table-cell>
          <table:table-cell table:style-name="ce389" table:content-validation-name="val71" office:value-type="string" calcext:value-type="string">
            <text:p>0...1</text:p>
          </table:table-cell>
          <table:table-cell table:number-columns-repeated="1017"/>
        </table:table-row>
        <table:table-row table:style-name="ro15">
          <table:table-cell table:style-name="ce373" office:value-type="string" calcext:value-type="string">
            <text:p>Data entro la quale rispondere</text:p>
          </table:table-cell>
          <table:table-cell table:style-name="ce374" office:value-type="string" calcext:value-type="string">
            <text:p>Eventuali date importanti di scadenza</text:p>
          </table:table-cell>
          <table:table-cell table:style-name="ce376" table:content-validation-name="val67" office:value-type="string" calcext:value-type="string">
            <text:p>No</text:p>
          </table:table-cell>
          <table:table-cell table:style-name="ce380" table:content-validation-name="val68" office:value-type="string" calcext:value-type="string">
            <text:p>Datetime (tutti i formati)</text:p>
          </table:table-cell>
          <table:table-cell table:style-name="ce383" table:content-validation-name="val69"/>
          <table:table-cell table:style-name="ce387" table:content-validation-name="val70"/>
          <table:table-cell table:style-name="ce390" table:content-validation-name="val71"/>
          <table:table-cell table:number-columns-repeated="1017"/>
        </table:table-row>
        <table:table-row table:style-name="ro3">
          <table:table-cell table:style-name="ce373" office:value-type="string" calcext:value-type="string">
            <text:p>Documenti pubblici</text:p>
          </table:table-cell>
          <table:table-cell table:style-name="ce374" office:value-type="string" calcext:value-type="string">
            <text:p>Link ai documenti (Es. modulo per...)</text:p>
          </table:table-cell>
          <table:table-cell table:style-name="ce377" table:content-validation-name="val67" office:value-type="string" calcext:value-type="string">
            <text:p>No</text:p>
          </table:table-cell>
          <table:table-cell table:style-name="ce378" table:content-validation-name="val68" office:value-type="string" calcext:value-type="string">
            <text:p>Relazione con Tipologia</text:p>
          </table:table-cell>
          <table:table-cell table:style-name="ce381" table:content-validation-name="val69"/>
          <table:table-cell table:style-name="ce384" table:content-validation-name="val70" office:value-type="string" calcext:value-type="string">
            <text:p><text:a xlink:href="#'Tipologia DOCUMENTO PUBBLICO'.A1" xlink:type="simple">Documento pubblico</text:a></text:p>
          </table:table-cell>
          <table:table-cell table:style-name="ce388" table:content-validation-name="val71" office:value-type="string" calcext:value-type="string">
            <text:p>0...n</text:p>
          </table:table-cell>
          <table:table-cell table:number-columns-repeated="1017"/>
        </table:table-row>
        <table:table-row table:style-name="ro3">
          <table:table-cell table:style-name="ce373" office:value-type="string" calcext:value-type="string">
            <text:p>Documenti privati</text:p>
          </table:table-cell>
          <table:table-cell table:style-name="ce374" office:value-type="string" calcext:value-type="string">
            <text:p>Link ai documenti (Es. ricevuta pagamento fatto. Es. certificato residenza</text:p>
          </table:table-cell>
          <table:table-cell table:style-name="ce377" table:content-validation-name="val67" office:value-type="string" calcext:value-type="string">
            <text:p>No</text:p>
          </table:table-cell>
          <table:table-cell table:style-name="ce378" table:content-validation-name="val68" office:value-type="string" calcext:value-type="string">
            <text:p>Relazione con Tipologia</text:p>
          </table:table-cell>
          <table:table-cell table:style-name="ce381" table:content-validation-name="val69"/>
          <table:table-cell table:style-name="ce384" table:content-validation-name="val70" office:value-type="string" calcext:value-type="string">
            <text:p><text:a xlink:href="#'Tipologia DOCUMENTO PRIVATO'.A1" xlink:type="simple">Documento privato</text:a></text:p>
          </table:table-cell>
          <table:table-cell table:style-name="ce388" table:content-validation-name="val71" office:value-type="string" calcext:value-type="string">
            <text:p>0...n</text:p>
          </table:table-cell>
          <table:table-cell table:number-columns-repeated="1017"/>
        </table:table-row>
        <table:table-row table:style-name="ro3" table:number-rows-repeated="989">
          <table:table-cell table:number-columns-repeated="1024"/>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Tipologia MESSAGGIO'.A4:'Tipologia MESSAGGIO'.G11">
            <calcext:condition calcext:apply-style-name="ConditionalStyle_1" calcext:value="formula-is([.$C4]=&quot;Sì&quot;)" calcext:base-cell-address="'Tipologia MESSAGGIO'.A4"/>
          </calcext:conditional-format>
        </calcext:conditional-formats>
      </table:table>
      <table:table table:name="Tipologia APPUNTAMENTO" table:style-name="ta19">
        <table:table-column table:style-name="co81" table:default-cell-style-name="Default"/>
        <table:table-column table:style-name="co82" table:default-cell-style-name="Default"/>
        <table:table-column table:style-name="co79" table:default-cell-style-name="Default"/>
        <table:table-column table:style-name="co81" table:default-cell-style-name="Default"/>
        <table:table-column table:style-name="co49" table:default-cell-style-name="Default"/>
        <table:table-column table:style-name="co83" table:default-cell-style-name="Default"/>
        <table:table-column table:style-name="co4" table:number-columns-repeated="1018" table:default-cell-style-name="Default"/>
        <table:table-row table:style-name="ro13">
          <table:table-cell table:style-name="ce168" office:value-type="string" calcext:value-type="string" table:number-columns-spanned="7" table:number-rows-spanned="1">
            <text:p><text:span text:style-name="T20">Tipologia: </text:span><text:span text:style-name="T21">APPUNTAMENTO</text:span><text:span text:style-name="T22"> (privato) presso un Comune</text:span></text:p>
          </table:table-cell>
          <table:covered-table-cell table:number-columns-repeated="5" table:style-name="ce87"/>
          <table:covered-table-cell table:style-name="ce96"/>
          <table:table-cell table:number-columns-repeated="1017"/>
        </table:table-row>
        <table:table-row table:style-name="ro14">
          <table:table-cell table:style-name="ce391" office:value-type="string" calcext:value-type="string" table:number-columns-spanned="7" table:number-rows-spanned="1">
            <text:p><text:a xlink:href="https://schema.org/ReserveAction" xlink:type="simple">Struttura delle informazioni relative utili a presentare un appuntamento. Schema.org prevede una Tipologia vicina a questa che è ReserveAction (l'attività di prenotazione più che il risultato).
Nota: I documenti pubblici sono presentati nella sezioni pubbliche sel sito. I documenti personali sono disponibili nell'area personale utente                        </text:a></text:p>
          </table:table-cell>
          <table:covered-table-cell table:number-columns-repeated="6"/>
          <table:table-cell table:number-columns-repeated="1017"/>
        </table:table-row>
        <table:table-row table:style-name="ro3">
          <table:table-cell table:style-name="ce85" office:value-type="string" calcext:value-type="string">
            <text:p>Elemento</text:p>
          </table:table-cell>
          <table:table-cell table:style-name="ce85" office:value-type="string" calcext:value-type="string">
            <text:p>Descrizione</text:p>
          </table:table-cell>
          <table:table-cell table:style-name="ce85" office:value-type="string" calcext:value-type="string">
            <text:p>Valore obbligatorio?</text:p>
          </table:table-cell>
          <table:table-cell table:style-name="ce90" office:value-type="string" calcext:value-type="string">
            <text:p>Tipo di slot (dati o relazioni)</text:p>
          </table:table-cell>
          <table:table-cell table:style-name="ce90" office:value-type="string" calcext:value-type="string">
            <text:p>Tassonomia di riferimento</text:p>
          </table:table-cell>
          <table:table-cell table:style-name="ce90" office:value-type="string" calcext:value-type="string">
            <text:p>Relazione con Tipologia</text:p>
          </table:table-cell>
          <table:table-cell table:style-name="ce90" office:value-type="string" calcext:value-type="string">
            <text:p>Cardinalità</text:p>
          </table:table-cell>
          <table:table-cell table:number-columns-repeated="1017"/>
        </table:table-row>
        <table:table-row table:style-name="ro16">
          <table:table-cell table:style-name="ce392" office:value-type="string" calcext:value-type="string">
            <text:p>Titolo della richiesta</text:p>
          </table:table-cell>
          <table:table-cell table:style-name="ce393" office:value-type="string" calcext:value-type="string">
            <text:p>Oggetto della richiesta</text:p>
          </table:table-cell>
          <table:table-cell table:style-name="ce394" table:content-validation-name="val72" office:value-type="string" calcext:value-type="string">
            <text:p>Sì</text:p>
          </table:table-cell>
          <table:table-cell table:style-name="ce396" table:content-validation-name="val73" office:value-type="string" calcext:value-type="string">
            <text:p>Testo breve (max. 255 char)</text:p>
          </table:table-cell>
          <table:table-cell table:style-name="ce397" table:content-validation-name="val74"/>
          <table:table-cell table:style-name="ce398" table:content-validation-name="val75"/>
          <table:table-cell table:style-name="ce399" table:content-validation-name="val76"/>
          <table:table-cell table:number-columns-repeated="1017"/>
        </table:table-row>
        <table:table-row table:style-name="ro16">
          <table:table-cell table:style-name="ce392" office:value-type="string" calcext:value-type="string">
            <text:p>Dettaglio richiesta</text:p>
          </table:table-cell>
          <table:table-cell table:style-name="ce393" office:value-type="string" calcext:value-type="string">
            <text:p>Testo della richiesta</text:p>
          </table:table-cell>
          <table:table-cell table:style-name="ce394" table:content-validation-name="val72" office:value-type="string" calcext:value-type="string">
            <text:p>Sì</text:p>
          </table:table-cell>
          <table:table-cell table:style-name="ce396" table:content-validation-name="val73" office:value-type="string" calcext:value-type="string">
            <text:p>Testo lungo (rich text)</text:p>
          </table:table-cell>
          <table:table-cell table:style-name="ce397" table:content-validation-name="val74"/>
          <table:table-cell table:style-name="ce398" table:content-validation-name="val75"/>
          <table:table-cell table:style-name="ce399" table:content-validation-name="val76"/>
          <table:table-cell table:number-columns-repeated="1017"/>
        </table:table-row>
        <table:table-row table:style-name="ro16">
          <table:table-cell table:style-name="ce392" office:value-type="string" calcext:value-type="string">
            <text:p>Data e ora in cui è stata fatta la prenotazione</text:p>
          </table:table-cell>
          <table:table-cell table:style-name="ce393" office:value-type="string" calcext:value-type="string">
            <text:p>Data in cui è stata fatta la prenotazione</text:p>
          </table:table-cell>
          <table:table-cell table:style-name="ce394" table:content-validation-name="val72" office:value-type="string" calcext:value-type="string">
            <text:p>Sì</text:p>
          </table:table-cell>
          <table:table-cell table:style-name="ce396" table:content-validation-name="val73" office:value-type="string" calcext:value-type="string">
            <text:p>Datetime (tutti i formati)</text:p>
          </table:table-cell>
          <table:table-cell table:style-name="ce397" table:content-validation-name="val74"/>
          <table:table-cell table:style-name="ce398" table:content-validation-name="val75"/>
          <table:table-cell table:style-name="ce399" table:content-validation-name="val76"/>
          <table:table-cell table:number-columns-repeated="1017"/>
        </table:table-row>
        <table:table-row table:style-name="ro16">
          <table:table-cell table:style-name="ce392" office:value-type="string" calcext:value-type="string">
            <text:p>Data e ora inizio appuntamento</text:p>
          </table:table-cell>
          <table:table-cell table:style-name="ce393" office:value-type="string" calcext:value-type="string">
            <text:p>Data e ora dell'inizio dell'appuntamento</text:p>
          </table:table-cell>
          <table:table-cell table:style-name="ce394" table:content-validation-name="val72" office:value-type="string" calcext:value-type="string">
            <text:p>Sì</text:p>
          </table:table-cell>
          <table:table-cell table:style-name="ce396" table:content-validation-name="val73" office:value-type="string" calcext:value-type="string">
            <text:p>Datetime (tutti i formati)</text:p>
          </table:table-cell>
          <table:table-cell table:style-name="ce397" table:content-validation-name="val74"/>
          <table:table-cell table:style-name="ce398" table:content-validation-name="val75"/>
          <table:table-cell table:style-name="ce399" table:content-validation-name="val76"/>
          <table:table-cell table:number-columns-repeated="1017"/>
        </table:table-row>
        <table:table-row table:style-name="ro16">
          <table:table-cell table:style-name="ce392" office:value-type="string" calcext:value-type="string">
            <text:p>Data e ora fine appuntamento</text:p>
          </table:table-cell>
          <table:table-cell table:style-name="ce393" office:value-type="string" calcext:value-type="string">
            <text:p>Data e ora della fine dell'appuntamento</text:p>
          </table:table-cell>
          <table:table-cell table:style-name="ce394" table:content-validation-name="val72" office:value-type="string" calcext:value-type="string">
            <text:p>Sì</text:p>
          </table:table-cell>
          <table:table-cell table:style-name="ce396" table:content-validation-name="val73" office:value-type="string" calcext:value-type="string">
            <text:p>Datetime (tutti i formati)</text:p>
          </table:table-cell>
          <table:table-cell table:style-name="ce397" table:content-validation-name="val74"/>
          <table:table-cell table:style-name="ce398" table:content-validation-name="val75"/>
          <table:table-cell table:style-name="ce399" table:content-validation-name="val76"/>
          <table:table-cell table:number-columns-repeated="1017"/>
        </table:table-row>
        <table:table-row table:style-name="ro16">
          <table:table-cell table:style-name="ce392" office:value-type="string" calcext:value-type="string">
            <text:p>Servizio</text:p>
          </table:table-cell>
          <table:table-cell table:style-name="ce393" office:value-type="string" calcext:value-type="string">
            <text:p>Associazione con il servizio per il quale si prende appuntamento</text:p>
          </table:table-cell>
          <table:table-cell table:style-name="ce394" table:content-validation-name="val72" office:value-type="string" calcext:value-type="string">
            <text:p>Sì</text:p>
          </table:table-cell>
          <table:table-cell table:style-name="ce396" table:content-validation-name="val73" office:value-type="string" calcext:value-type="string">
            <text:p>Relazione con Tipologia</text:p>
          </table:table-cell>
          <table:table-cell table:style-name="ce397" table:content-validation-name="val74"/>
          <table:table-cell table:style-name="ce398" table:content-validation-name="val75" office:value-type="string" calcext:value-type="string">
            <text:p><text:a xlink:href="#'Tipologia SERVIZIO'.A1" xlink:type="simple">Servizio</text:a></text:p>
          </table:table-cell>
          <table:table-cell table:style-name="ce399" table:content-validation-name="val76" office:value-type="string" calcext:value-type="string">
            <text:p>1...1</text:p>
          </table:table-cell>
          <table:table-cell table:number-columns-repeated="1017"/>
        </table:table-row>
        <table:table-row table:style-name="ro3">
          <table:table-cell table:style-name="ce392" office:value-type="string" calcext:value-type="string">
            <text:p>Unità organizzativa</text:p>
          </table:table-cell>
          <table:table-cell table:style-name="ce393" office:value-type="string" calcext:value-type="string">
            <text:p>Se l'appuntamento non è su un servizio ma con un'unità organizzativa</text:p>
          </table:table-cell>
          <table:table-cell table:style-name="ce395" table:content-validation-name="val72" office:value-type="string" calcext:value-type="string">
            <text:p>Sì</text:p>
          </table:table-cell>
          <table:table-cell table:style-name="ce396" table:content-validation-name="val73" office:value-type="string" calcext:value-type="string">
            <text:p>Relazione con Tipologia</text:p>
          </table:table-cell>
          <table:table-cell table:style-name="ce397" table:content-validation-name="val74"/>
          <table:table-cell table:style-name="ce398" table:content-validation-name="val75" office:value-type="string" calcext:value-type="string">
            <text:p><text:a xlink:href="#'Tipologia UNITÀ ORGANIZZATIVA'.A1" xlink:type="simple">Unità Organizzativa</text:a></text:p>
          </table:table-cell>
          <table:table-cell table:style-name="ce399" table:content-validation-name="val76" office:value-type="string" calcext:value-type="string">
            <text:p>1...1</text:p>
          </table:table-cell>
          <table:table-cell table:number-columns-repeated="1017"/>
        </table:table-row>
        <table:table-row table:style-name="ro3" table:number-rows-repeated="990">
          <table:table-cell table:number-columns-repeated="1024"/>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Tipologia APPUNTAMENTO'.A4:'Tipologia APPUNTAMENTO'.G10">
            <calcext:condition calcext:apply-style-name="ConditionalStyle_1" calcext:value="formula-is([.$C4]=&quot;Sì&quot;)" calcext:base-cell-address="'Tipologia APPUNTAMENTO'.A4"/>
          </calcext:conditional-format>
        </calcext:conditional-formats>
      </table:table>
      <table:table table:name="Tassonomia ARGOMENTI" table:style-name="ta20">
        <table:table-column table:style-name="co84" table:default-cell-style-name="Default"/>
        <table:table-column table:style-name="co85" table:default-cell-style-name="Default"/>
        <table:table-column table:style-name="co4" table:number-columns-repeated="1022" table:default-cell-style-name="Default"/>
        <table:table-row table:style-name="ro17">
          <table:table-cell table:style-name="ce400" office:value-type="string" calcext:value-type="string" table:number-columns-spanned="2" table:number-rows-spanned="1">
            <text:p><text:span text:style-name="T23">Argomenti del sito di un Comune</text:span><text:span text:style-name="T24"> (Tassonomia)</text:span></text:p>
          </table:table-cell>
          <table:covered-table-cell/>
          <table:table-cell table:number-columns-repeated="1022"/>
        </table:table-row>
        <table:table-row table:style-name="ro18">
          <table:table-cell table:style-name="ce401" office:value-type="string" calcext:value-type="string" table:number-columns-spanned="2" table:number-rows-spanned="1">
            <text:p><text:a xlink:href="https://eur-lex.europa.eu/browse/eurovoc.html?locale=it" xlink:type="simple">Vocabolario controllato che raccoglie un subset dei vocaboli definiti in Eurovoc.</text:a></text:p>
          </table:table-cell>
          <table:covered-table-cell/>
          <table:table-cell table:number-columns-repeated="1022"/>
        </table:table-row>
        <table:table-row table:style-name="ro3">
          <table:table-cell table:style-name="ce402" office:value-type="string" calcext:value-type="string">
            <text:p>Lista degli argomenti</text:p>
          </table:table-cell>
          <table:table-cell table:style-name="ce402" office:value-type="string" calcext:value-type="string">
            <text:p>URI</text:p>
          </table:table-cell>
          <table:table-cell table:number-columns-repeated="1022"/>
        </table:table-row>
        <table:table-row table:style-name="ro3">
          <table:table-cell table:style-name="ce403" office:value-type="string" calcext:value-type="string">
            <text:p>Accesso all'informazione</text:p>
          </table:table-cell>
          <table:table-cell table:style-name="ce404" office:value-type="string" calcext:value-type="string">
            <text:p><text:a xlink:href="http://eurovoc.europa.eu/453" xlink:type="simple">http://eurovoc.europa.eu/453</text:a></text:p>
          </table:table-cell>
          <table:table-cell table:number-columns-repeated="1022"/>
        </table:table-row>
        <table:table-row table:style-name="ro3">
          <table:table-cell table:style-name="ce403" office:value-type="string" calcext:value-type="string">
            <text:p>Acqua</text:p>
          </table:table-cell>
          <table:table-cell table:style-name="ce404" office:value-type="string" calcext:value-type="string">
            <text:p><text:a xlink:href="http://eurovoc.europa.eu/c_98d1408a" xlink:type="simple">http://eurovoc.europa.eu/c_98d1408a</text:a></text:p>
          </table:table-cell>
          <table:table-cell table:number-columns-repeated="1022"/>
        </table:table-row>
        <table:table-row table:style-name="ro3">
          <table:table-cell table:style-name="ce403" office:value-type="string" calcext:value-type="string">
            <text:p>Agricoltura</text:p>
          </table:table-cell>
          <table:table-cell table:style-name="ce404" office:value-type="string" calcext:value-type="string">
            <text:p><text:a xlink:href="http://eurovoc.europa.eu/100245" xlink:type="simple">http://eurovoc.europa.eu/100245</text:a></text:p>
          </table:table-cell>
          <table:table-cell table:number-columns-repeated="1022"/>
        </table:table-row>
        <table:table-row table:style-name="ro3">
          <table:table-cell table:style-name="ce403" office:value-type="string" calcext:value-type="string">
            <text:p>Animale domestico</text:p>
          </table:table-cell>
          <table:table-cell table:style-name="ce404" office:value-type="string" calcext:value-type="string">
            <text:p><text:a xlink:href="http://eurovoc.europa.eu/1919" xlink:type="simple">http://eurovoc.europa.eu/1919</text:a></text:p>
          </table:table-cell>
          <table:table-cell table:number-columns-repeated="1022"/>
        </table:table-row>
        <table:table-row table:style-name="ro3">
          <table:table-cell table:style-name="ce403" office:value-type="string" calcext:value-type="string">
            <text:p>Aria</text:p>
          </table:table-cell>
          <table:table-cell table:style-name="ce404" office:value-type="string" calcext:value-type="string">
            <text:p><text:a xlink:href="http://eurovoc.europa.eu/3967" xlink:type="simple">http://eurovoc.europa.eu/3967</text:a></text:p>
          </table:table-cell>
          <table:table-cell table:number-columns-repeated="1022"/>
        </table:table-row>
        <table:table-row table:style-name="ro3">
          <table:table-cell table:style-name="ce403" office:value-type="string" calcext:value-type="string">
            <text:p>Assistenza agli invalidi</text:p>
          </table:table-cell>
          <table:table-cell table:style-name="ce404" office:value-type="string" calcext:value-type="string">
            <text:p><text:a xlink:href="http://eurovoc.europa.eu/4209" xlink:type="simple">http://eurovoc.europa.eu/4209</text:a></text:p>
          </table:table-cell>
          <table:table-cell table:number-columns-repeated="1022"/>
        </table:table-row>
        <table:table-row table:style-name="ro3">
          <table:table-cell table:style-name="ce403" office:value-type="string" calcext:value-type="string">
            <text:p>Assistenza sociale</text:p>
          </table:table-cell>
          <table:table-cell table:style-name="ce404" office:value-type="string" calcext:value-type="string">
            <text:p><text:a xlink:href="http://eurovoc.europa.eu/3357" xlink:type="simple">http://eurovoc.europa.eu/3357</text:a></text:p>
          </table:table-cell>
          <table:table-cell table:number-columns-repeated="1022"/>
        </table:table-row>
        <table:table-row table:style-name="ro3">
          <table:table-cell table:style-name="ce403" office:value-type="string" calcext:value-type="string">
            <text:p>Associazioni</text:p>
          </table:table-cell>
          <table:table-cell table:style-name="ce404" office:value-type="string" calcext:value-type="string">
            <text:p><text:a xlink:href="http://eurovoc.europa.eu/2944" xlink:type="simple">http://eurovoc.europa.eu/2944</text:a></text:p>
          </table:table-cell>
          <table:table-cell table:number-columns-repeated="1022"/>
        </table:table-row>
        <table:table-row table:style-name="ro3">
          <table:table-cell table:style-name="ce403" office:value-type="string" calcext:value-type="string">
            <text:p>Bilancio</text:p>
          </table:table-cell>
          <table:table-cell table:style-name="ce404" office:value-type="string" calcext:value-type="string">
            <text:p><text:a xlink:href="http://eurovoc.europa.eu/5050" xlink:type="simple">http://eurovoc.europa.eu/5050</text:a></text:p>
          </table:table-cell>
          <table:table-cell table:number-columns-repeated="1022"/>
        </table:table-row>
        <table:table-row table:style-name="ro3">
          <table:table-cell table:style-name="ce403" office:value-type="string" calcext:value-type="string">
            <text:p>Commercio all'ingrosso</text:p>
          </table:table-cell>
          <table:table-cell table:style-name="ce404" office:value-type="string" calcext:value-type="string">
            <text:p><text:a xlink:href="http://eurovoc.europa.eu/6" xlink:type="simple">http://eurovoc.europa.eu/6</text:a></text:p>
          </table:table-cell>
          <table:table-cell table:number-columns-repeated="1022"/>
        </table:table-row>
        <table:table-row table:style-name="ro3">
          <table:table-cell table:style-name="ce403" office:value-type="string" calcext:value-type="string">
            <text:p>Commercio al minuto</text:p>
          </table:table-cell>
          <table:table-cell table:style-name="ce404" office:value-type="string" calcext:value-type="string">
            <text:p><text:a xlink:href="http://eurovoc.europa.eu/5" xlink:type="simple">http://eurovoc.europa.eu/5</text:a></text:p>
          </table:table-cell>
          <table:table-cell table:number-columns-repeated="1022"/>
        </table:table-row>
        <table:table-row table:style-name="ro3">
          <table:table-cell table:style-name="ce403" office:value-type="string" calcext:value-type="string">
            <text:p>Commercio ambulante</text:p>
          </table:table-cell>
          <table:table-cell table:style-name="ce404" office:value-type="string" calcext:value-type="string">
            <text:p><text:a xlink:href="http://eurovoc.europa.eu/3213" xlink:type="simple">http://eurovoc.europa.eu/3213</text:a></text:p>
          </table:table-cell>
          <table:table-cell table:number-columns-repeated="1022"/>
        </table:table-row>
        <table:table-row table:style-name="ro3">
          <table:table-cell table:style-name="ce403" office:value-type="string" calcext:value-type="string">
            <text:p>Comunicazione istituzionale</text:p>
          </table:table-cell>
          <table:table-cell table:style-name="ce404" office:value-type="string" calcext:value-type="string">
            <text:p><text:a xlink:href="http://eurovoc.europa.eu/3255" xlink:type="simple">http://eurovoc.europa.eu/3255 </text:a></text:p>
          </table:table-cell>
          <table:table-cell table:number-columns-repeated="1022"/>
        </table:table-row>
        <table:table-row table:style-name="ro3">
          <table:table-cell table:style-name="ce403" office:value-type="string" calcext:value-type="string">
            <text:p>Comunicazione politica</text:p>
          </table:table-cell>
          <table:table-cell table:style-name="ce404" office:value-type="string" calcext:value-type="string">
            <text:p><text:a xlink:href="http://eurovoc.europa.eu/c_9eea2203" xlink:type="simple">http://eurovoc.europa.eu/c_9eea2203</text:a></text:p>
          </table:table-cell>
          <table:table-cell table:number-columns-repeated="1022"/>
        </table:table-row>
        <table:table-row table:style-name="ro3">
          <table:table-cell table:style-name="ce403" office:value-type="string" calcext:value-type="string">
            <text:p>Concorsi</text:p>
          </table:table-cell>
          <table:table-cell table:style-name="ce404" office:value-type="string" calcext:value-type="string">
            <text:p><text:a xlink:href="http://eurovoc.europa.eu/4090" xlink:type="simple">http://eurovoc.europa.eu/4090</text:a></text:p>
          </table:table-cell>
          <table:table-cell table:number-columns-repeated="1022"/>
        </table:table-row>
        <table:table-row table:style-name="ro3">
          <table:table-cell table:style-name="ce43" office:value-type="string" calcext:value-type="string">
            <text:p>Covid-19</text:p>
          </table:table-cell>
          <table:table-cell table:style-name="ce405" office:value-type="string" calcext:value-type="string">
            <text:p><text:a xlink:href="http://eurovoc.europa.eu/c_814bb9e4" xlink:type="simple">http://eurovoc.europa.eu/c_814bb9e4 </text:a></text:p>
          </table:table-cell>
          <table:table-cell table:number-columns-repeated="1022"/>
        </table:table-row>
        <table:table-row table:style-name="ro3">
          <table:table-cell table:style-name="ce403" office:value-type="string" calcext:value-type="string">
            <text:p>Elezioni</text:p>
          </table:table-cell>
          <table:table-cell table:style-name="ce404" office:value-type="string" calcext:value-type="string">
            <text:p><text:a xlink:href="http://eurovoc.europa.eu/695" xlink:type="simple">http://eurovoc.europa.eu/695</text:a></text:p>
          </table:table-cell>
          <table:table-cell table:number-columns-repeated="1022"/>
        </table:table-row>
        <table:table-row table:style-name="ro3">
          <table:table-cell table:style-name="ce403" office:value-type="string" calcext:value-type="string">
            <text:p>Energie rinnovabili</text:p>
          </table:table-cell>
          <table:table-cell table:style-name="ce404" office:value-type="string" calcext:value-type="string">
            <text:p><text:a xlink:href="http://eurovoc.europa.eu/754" xlink:type="simple">http://eurovoc.europa.eu/754</text:a></text:p>
          </table:table-cell>
          <table:table-cell table:number-columns-repeated="1022"/>
        </table:table-row>
        <table:table-row table:style-name="ro3">
          <table:table-cell table:style-name="ce403" office:value-type="string" calcext:value-type="string">
            <text:p>Estero</text:p>
          </table:table-cell>
          <table:table-cell table:style-name="ce404" office:value-type="string" calcext:value-type="string">
            <text:p><text:a xlink:href="http://eurovoc.europa.eu/100143" xlink:type="simple">http://eurovoc.europa.eu/100143</text:a></text:p>
          </table:table-cell>
          <table:table-cell table:number-columns-repeated="1022"/>
        </table:table-row>
        <table:table-row table:style-name="ro3">
          <table:table-cell table:style-name="ce403" office:value-type="string" calcext:value-type="string">
            <text:p>Foreste</text:p>
          </table:table-cell>
          <table:table-cell table:style-name="ce404" office:value-type="string" calcext:value-type="string">
            <text:p><text:a xlink:href="http://eurovoc.europa.eu/4352" xlink:type="simple">http://eurovoc.europa.eu/4352</text:a></text:p>
          </table:table-cell>
          <table:table-cell table:number-columns-repeated="1022"/>
        </table:table-row>
        <table:table-row table:style-name="ro3">
          <table:table-cell table:style-name="ce403" office:value-type="string" calcext:value-type="string">
            <text:p>Formazione professionale</text:p>
          </table:table-cell>
          <table:table-cell table:style-name="ce404" office:value-type="string" calcext:value-type="string">
            <text:p><text:a xlink:href="http://eurovoc.europa.eu/1074" xlink:type="simple">http://eurovoc.europa.eu/1074</text:a></text:p>
          </table:table-cell>
          <table:table-cell table:number-columns-repeated="1022"/>
        </table:table-row>
        <table:table-row table:style-name="ro3">
          <table:table-cell table:style-name="ce403" office:value-type="string" calcext:value-type="string">
            <text:p>Gemellaggi</text:p>
          </table:table-cell>
          <table:table-cell table:style-name="ce404" office:value-type="string" calcext:value-type="string">
            <text:p><text:a xlink:href="http://eurovoc.europa.eu/5323" xlink:type="simple">http://eurovoc.europa.eu/5323</text:a></text:p>
          </table:table-cell>
          <table:table-cell table:number-columns-repeated="1022"/>
        </table:table-row>
        <table:table-row table:style-name="ro3">
          <table:table-cell table:style-name="ce403" office:value-type="string" calcext:value-type="string">
            <text:p>Gestione rifiuti</text:p>
          </table:table-cell>
          <table:table-cell table:style-name="ce404" office:value-type="string" calcext:value-type="string">
            <text:p><text:a xlink:href="http://eurovoc.europa.eu/1158" xlink:type="simple">http://eurovoc.europa.eu/1158</text:a></text:p>
          </table:table-cell>
          <table:table-cell table:number-columns-repeated="1022"/>
        </table:table-row>
        <table:table-row table:style-name="ro3">
          <table:table-cell table:style-name="ce403" office:value-type="string" calcext:value-type="string">
            <text:p>Giustizia</text:p>
          </table:table-cell>
          <table:table-cell table:style-name="ce404" office:value-type="string" calcext:value-type="string">
            <text:p><text:a xlink:href="http://eurovoc.europa.eu/100181" xlink:type="simple">http://eurovoc.europa.eu/100181</text:a></text:p>
          </table:table-cell>
          <table:table-cell table:number-columns-repeated="1022"/>
        </table:table-row>
        <table:table-row table:style-name="ro3">
          <table:table-cell table:style-name="ce403" office:value-type="string" calcext:value-type="string">
            <text:p>Igiene pubblica</text:p>
          </table:table-cell>
          <table:table-cell table:style-name="ce404" office:value-type="string" calcext:value-type="string">
            <text:p><text:a xlink:href="http://eurovoc.europa.eu/3371" xlink:type="simple">http://eurovoc.europa.eu/3371</text:a></text:p>
          </table:table-cell>
          <table:table-cell table:number-columns-repeated="1022"/>
        </table:table-row>
        <table:table-row table:style-name="ro3">
          <table:table-cell table:style-name="ce403" office:value-type="string" calcext:value-type="string">
            <text:p>Immigrazione</text:p>
          </table:table-cell>
          <table:table-cell table:style-name="ce404" office:value-type="string" calcext:value-type="string">
            <text:p><text:a xlink:href="http://eurovoc.europa.eu/1302" xlink:type="simple">http://eurovoc.europa.eu/1302</text:a></text:p>
          </table:table-cell>
          <table:table-cell table:number-columns-repeated="1022"/>
        </table:table-row>
        <table:table-row table:style-name="ro3">
          <table:table-cell table:style-name="ce403" office:value-type="string" calcext:value-type="string">
            <text:p>Imposte</text:p>
          </table:table-cell>
          <table:table-cell table:style-name="ce404" office:value-type="string" calcext:value-type="string">
            <text:p><text:a xlink:href="http://eurovoc.europa.eu/1310" xlink:type="simple">http://eurovoc.europa.eu/1310</text:a></text:p>
          </table:table-cell>
          <table:table-cell table:number-columns-repeated="1022"/>
        </table:table-row>
        <table:table-row table:style-name="ro3">
          <table:table-cell table:style-name="ce403" office:value-type="string" calcext:value-type="string">
            <text:p>Imprese</text:p>
          </table:table-cell>
          <table:table-cell table:style-name="ce404" office:value-type="string" calcext:value-type="string">
            <text:p><text:a xlink:href="http://eurovoc.europa.eu/813" xlink:type="simple">http://eurovoc.europa.eu/813</text:a></text:p>
          </table:table-cell>
          <table:table-cell table:number-columns-repeated="1022"/>
        </table:table-row>
        <table:table-row table:style-name="ro3">
          <table:table-cell table:style-name="ce403" office:value-type="string" calcext:value-type="string">
            <text:p>Inquinamento </text:p>
          </table:table-cell>
          <table:table-cell table:style-name="ce404" office:value-type="string" calcext:value-type="string">
            <text:p><text:a xlink:href="http://eurovoc.europa.eu/2524" xlink:type="simple">http://eurovoc.europa.eu/2524</text:a></text:p>
          </table:table-cell>
          <table:table-cell table:number-columns-repeated="1022"/>
        </table:table-row>
        <table:table-row table:style-name="ro3">
          <table:table-cell table:style-name="ce403" office:value-type="string" calcext:value-type="string">
            <text:p>Integrazione sociale</text:p>
          </table:table-cell>
          <table:table-cell table:style-name="ce404" office:value-type="string" calcext:value-type="string">
            <text:p><text:a xlink:href="http://eurovoc.europa.eu/1469" xlink:type="simple">http://eurovoc.europa.eu/1469</text:a></text:p>
          </table:table-cell>
          <table:table-cell table:number-columns-repeated="1022"/>
        </table:table-row>
        <table:table-row table:style-name="ro3">
          <table:table-cell table:style-name="ce403" office:value-type="string" calcext:value-type="string">
            <text:p>Isolamento termico </text:p>
          </table:table-cell>
          <table:table-cell table:style-name="ce404" office:value-type="string" calcext:value-type="string">
            <text:p><text:a xlink:href="http://eurovoc.europa.eu/1516" xlink:type="simple">http://eurovoc.europa.eu/1516</text:a></text:p>
          </table:table-cell>
          <table:table-cell table:number-columns-repeated="1022"/>
        </table:table-row>
        <table:table-row table:style-name="ro3">
          <table:table-cell table:style-name="ce403" office:value-type="string" calcext:value-type="string">
            <text:p>Istruzione</text:p>
          </table:table-cell>
          <table:table-cell table:style-name="ce404" office:value-type="string" calcext:value-type="string">
            <text:p><text:a xlink:href="http://eurovoc.europa.eu/668" xlink:type="simple">http://eurovoc.europa.eu/668</text:a></text:p>
          </table:table-cell>
          <table:table-cell table:number-columns-repeated="1022"/>
        </table:table-row>
        <table:table-row table:style-name="ro3">
          <table:table-cell table:style-name="ce403" office:value-type="string" calcext:value-type="string">
            <text:p>Lavoro</text:p>
          </table:table-cell>
          <table:table-cell table:style-name="ce404" office:value-type="string" calcext:value-type="string">
            <text:p><text:a xlink:href="http://eurovoc.europa.eu/4543" xlink:type="simple">http://eurovoc.europa.eu/4543</text:a></text:p>
          </table:table-cell>
          <table:table-cell table:number-columns-repeated="1022"/>
        </table:table-row>
        <table:table-row table:style-name="ro3">
          <table:table-cell table:style-name="ce403" office:value-type="string" calcext:value-type="string">
            <text:p>Matrimonio</text:p>
          </table:table-cell>
          <table:table-cell table:style-name="ce404" office:value-type="string" calcext:value-type="string">
            <text:p><text:a xlink:href="http://eurovoc.europa.eu/1818" xlink:type="simple">http://eurovoc.europa.eu/1818</text:a></text:p>
          </table:table-cell>
          <table:table-cell table:number-columns-repeated="1022"/>
        </table:table-row>
        <table:table-row table:style-name="ro3">
          <table:table-cell table:style-name="ce43" office:value-type="string" calcext:value-type="string">
            <text:p>Mercato</text:p>
          </table:table-cell>
          <table:table-cell table:style-name="ce404" office:value-type="string" calcext:value-type="string">
            <text:p><text:a xlink:href="http://eurovoc.europa.eu/1786" xlink:type="simple">http://eurovoc.europa.eu/1786</text:a></text:p>
          </table:table-cell>
          <table:table-cell table:number-columns-repeated="1022"/>
        </table:table-row>
        <table:table-row table:style-name="ro3">
          <table:table-cell table:style-name="ce403" office:value-type="string" calcext:value-type="string">
            <text:p>Mobilità sostenibile </text:p>
          </table:table-cell>
          <table:table-cell table:style-name="ce404" office:value-type="string" calcext:value-type="string">
            <text:p><text:a xlink:href="http://eurovoc.europa.eu/6850" xlink:type="simple">http://eurovoc.europa.eu/6850</text:a></text:p>
          </table:table-cell>
          <table:table-cell table:number-columns-repeated="1022"/>
        </table:table-row>
        <table:table-row table:style-name="ro3">
          <table:table-cell table:style-name="ce403" office:value-type="string" calcext:value-type="string">
            <text:p>Morte</text:p>
          </table:table-cell>
          <table:table-cell table:style-name="ce404" office:value-type="string" calcext:value-type="string">
            <text:p><text:a xlink:href="http://eurovoc.europa.eu/5291" xlink:type="simple">http://eurovoc.europa.eu/5291</text:a></text:p>
          </table:table-cell>
          <table:table-cell table:number-columns-repeated="1022"/>
        </table:table-row>
        <table:table-row table:style-name="ro3">
          <table:table-cell table:style-name="ce403" office:value-type="string" calcext:value-type="string">
            <text:p>Nascita</text:p>
          </table:table-cell>
          <table:table-cell table:style-name="ce404" office:value-type="string" calcext:value-type="string">
            <text:p><text:a xlink:href="http://eurovoc.europa.eu/2029" xlink:type="simple">http://eurovoc.europa.eu/2029 </text:a></text:p>
          </table:table-cell>
          <table:table-cell table:number-columns-repeated="1022"/>
        </table:table-row>
        <table:table-row table:style-name="ro3">
          <table:table-cell table:style-name="ce403" office:value-type="string" calcext:value-type="string">
            <text:p>Parcheggi</text:p>
          </table:table-cell>
          <table:table-cell table:style-name="ce404" office:value-type="string" calcext:value-type="string">
            <text:p><text:a xlink:href="http://eurovoc.europa.eu/5429" xlink:type="simple">http://eurovoc.europa.eu/5429</text:a></text:p>
          </table:table-cell>
          <table:table-cell table:number-columns-repeated="1022"/>
        </table:table-row>
        <table:table-row table:style-name="ro3">
          <table:table-cell table:style-name="ce403" office:value-type="string" calcext:value-type="string">
            <text:p>Patrimonio culturale</text:p>
          </table:table-cell>
          <table:table-cell table:style-name="ce404" office:value-type="string" calcext:value-type="string">
            <text:p><text:a xlink:href="http://eurovoc.europa.eu/2278" xlink:type="simple">http://eurovoc.europa.eu/2278</text:a></text:p>
          </table:table-cell>
          <table:table-cell table:number-columns-repeated="1022"/>
        </table:table-row>
        <table:table-row table:style-name="ro3">
          <table:table-cell table:style-name="ce403" office:value-type="string" calcext:value-type="string">
            <text:p>Pesca</text:p>
          </table:table-cell>
          <table:table-cell table:style-name="ce404" office:value-type="string" calcext:value-type="string">
            <text:p><text:a xlink:href="http://eurovoc.europa.eu/100252" xlink:type="simple">http://eurovoc.europa.eu/100252</text:a></text:p>
          </table:table-cell>
          <table:table-cell table:number-columns-repeated="1022"/>
        </table:table-row>
        <table:table-row table:style-name="ro3">
          <table:table-cell table:style-name="ce403" office:value-type="string" calcext:value-type="string">
            <text:p>Piano di sviluppo </text:p>
          </table:table-cell>
          <table:table-cell table:style-name="ce404" office:value-type="string" calcext:value-type="string">
            <text:p><text:a xlink:href="http://eurovoc.europa.eu/2393" xlink:type="simple">http://eurovoc.europa.eu/2393</text:a></text:p>
          </table:table-cell>
          <table:table-cell table:number-columns-repeated="1022"/>
        </table:table-row>
        <table:table-row table:style-name="ro3">
          <table:table-cell table:style-name="ce403" office:value-type="string" calcext:value-type="string">
            <text:p>Pista ciclabile</text:p>
          </table:table-cell>
          <table:table-cell table:style-name="ce404" office:value-type="string" calcext:value-type="string">
            <text:p><text:a xlink:href="http://eurovoc.europa.eu/2385" xlink:type="simple">http://eurovoc.europa.eu/2385</text:a></text:p>
          </table:table-cell>
          <table:table-cell table:number-columns-repeated="1022"/>
        </table:table-row>
        <table:table-row table:style-name="ro3">
          <table:table-cell table:style-name="ce403" office:value-type="string" calcext:value-type="string">
            <text:p>Politica commerciale</text:p>
          </table:table-cell>
          <table:table-cell table:style-name="ce404" office:value-type="string" calcext:value-type="string">
            <text:p><text:a xlink:href="http://eurovoc.europa.eu/2449" xlink:type="simple">http://eurovoc.europa.eu/2449</text:a></text:p>
          </table:table-cell>
          <table:table-cell table:number-columns-repeated="1022"/>
        </table:table-row>
        <table:table-row table:style-name="ro3">
          <table:table-cell table:style-name="ce403" office:value-type="string" calcext:value-type="string">
            <text:p>Polizia</text:p>
          </table:table-cell>
          <table:table-cell table:style-name="ce404" office:value-type="string" calcext:value-type="string">
            <text:p><text:a xlink:href="http://eurovoc.europa.eu/2440" xlink:type="simple">http://eurovoc.europa.eu/2440</text:a></text:p>
          </table:table-cell>
          <table:table-cell table:number-columns-repeated="1022"/>
        </table:table-row>
        <table:table-row table:style-name="ro3">
          <table:table-cell table:style-name="ce403" office:value-type="string" calcext:value-type="string">
            <text:p>Prodotti alimentari</text:p>
          </table:table-cell>
          <table:table-cell table:style-name="ce404" office:value-type="string" calcext:value-type="string">
            <text:p><text:a xlink:href="http://eurovoc.europa.eu/100257" xlink:type="simple">http://eurovoc.europa.eu/100257</text:a></text:p>
          </table:table-cell>
          <table:table-cell table:number-columns-repeated="1022"/>
        </table:table-row>
        <table:table-row table:style-name="ro3">
          <table:table-cell table:style-name="ce403" office:value-type="string" calcext:value-type="string">
            <text:p>Protezione civile </text:p>
          </table:table-cell>
          <table:table-cell table:style-name="ce404" office:value-type="string" calcext:value-type="string">
            <text:p><text:a xlink:href="http://eurovoc.europa.eu/3057" xlink:type="simple">http://eurovoc.europa.eu/3057</text:a></text:p>
          </table:table-cell>
          <table:table-cell table:number-columns-repeated="1022"/>
        </table:table-row>
        <table:table-row table:style-name="ro3">
          <table:table-cell table:style-name="ce403" office:value-type="string" calcext:value-type="string">
            <text:p>Residenza </text:p>
          </table:table-cell>
          <table:table-cell table:style-name="ce404" office:value-type="string" calcext:value-type="string">
            <text:p><text:a xlink:href="http://eurovoc.europa.eu/3460" xlink:type="simple">http://eurovoc.europa.eu/3460</text:a></text:p>
          </table:table-cell>
          <table:table-cell table:number-columns-repeated="1022"/>
        </table:table-row>
        <table:table-row table:style-name="ro3">
          <table:table-cell table:style-name="ce403" office:value-type="string" calcext:value-type="string">
            <text:p>Risposta alle emergenze</text:p>
          </table:table-cell>
          <table:table-cell table:style-name="ce404" office:value-type="string" calcext:value-type="string">
            <text:p><text:a xlink:href="http://data.europa.eu/uxp/det_39" xlink:type="simple">http://data.europa.eu/uxp/det_39</text:a></text:p>
          </table:table-cell>
          <table:table-cell table:number-columns-repeated="1022"/>
        </table:table-row>
        <table:table-row table:style-name="ro3">
          <table:table-cell table:style-name="ce403" office:value-type="string" calcext:value-type="string">
            <text:p>Sistema giuridico</text:p>
          </table:table-cell>
          <table:table-cell table:style-name="ce404" office:value-type="string" calcext:value-type="string">
            <text:p><text:a xlink:href="http://eurovoc.europa.eu/100145" xlink:type="simple">http://eurovoc.europa.eu/100145</text:a></text:p>
          </table:table-cell>
          <table:table-cell table:number-columns-repeated="1022"/>
        </table:table-row>
        <table:table-row table:style-name="ro3">
          <table:table-cell table:style-name="ce403" office:value-type="string" calcext:value-type="string">
            <text:p>Spazio Verde</text:p>
          </table:table-cell>
          <table:table-cell table:style-name="ce404" office:value-type="string" calcext:value-type="string">
            <text:p><text:a xlink:href="http://eurovoc.europa.eu/861" xlink:type="simple">http://eurovoc.europa.eu/861</text:a></text:p>
          </table:table-cell>
          <table:table-cell table:number-columns-repeated="1022"/>
        </table:table-row>
        <table:table-row table:style-name="ro3">
          <table:table-cell table:style-name="ce403" office:value-type="string" calcext:value-type="string">
            <text:p>Sport</text:p>
          </table:table-cell>
          <table:table-cell table:style-name="ce404" office:value-type="string" calcext:value-type="string">
            <text:p><text:a xlink:href="http://eurovoc.europa.eu/4245" xlink:type="simple">http://eurovoc.europa.eu/4245</text:a></text:p>
          </table:table-cell>
          <table:table-cell table:style-name="ce260" table:number-columns-repeated="24"/>
          <table:table-cell table:number-columns-repeated="998"/>
        </table:table-row>
        <table:table-row table:style-name="ro3">
          <table:table-cell table:style-name="ce403" office:value-type="string" calcext:value-type="string">
            <text:p>Sviluppo sostenibile</text:p>
          </table:table-cell>
          <table:table-cell table:style-name="ce404" office:value-type="string" calcext:value-type="string">
            <text:p><text:a xlink:href="http://eurovoc.europa.eu/100216" xlink:type="simple">http://eurovoc.europa.eu/100216</text:a></text:p>
          </table:table-cell>
          <table:table-cell table:number-columns-repeated="1022"/>
        </table:table-row>
        <table:table-row table:style-name="ro3">
          <table:table-cell table:style-name="ce403" office:value-type="string" calcext:value-type="string">
            <text:p>Tassa sui servizi</text:p>
          </table:table-cell>
          <table:table-cell table:style-name="ce404" office:value-type="string" calcext:value-type="string">
            <text:p><text:a xlink:href="http://eurovoc.europa.eu/1317" xlink:type="simple">http://eurovoc.europa.eu/1317 </text:a></text:p>
          </table:table-cell>
          <table:table-cell table:number-columns-repeated="1022"/>
        </table:table-row>
        <table:table-row table:style-name="ro3">
          <table:table-cell table:style-name="ce403" office:value-type="string" calcext:value-type="string">
            <text:p>Tempo libero</text:p>
          </table:table-cell>
          <table:table-cell table:style-name="ce404" office:value-type="string" calcext:value-type="string">
            <text:p><text:a xlink:href="http://eurovoc.europa.eu/1700" xlink:type="simple">http://eurovoc.europa.eu/1700</text:a></text:p>
          </table:table-cell>
          <table:table-cell table:number-columns-repeated="1022"/>
        </table:table-row>
        <table:table-row table:style-name="ro3">
          <table:table-cell table:style-name="ce403" office:value-type="string" calcext:value-type="string">
            <text:p>Trasparenza amministrativa</text:p>
          </table:table-cell>
          <table:table-cell table:style-name="ce404" office:value-type="string" calcext:value-type="string">
            <text:p><text:a xlink:href="http://eurovoc.europa.eu/5936" xlink:type="simple">http://eurovoc.europa.eu/5936</text:a></text:p>
          </table:table-cell>
          <table:table-cell table:number-columns-repeated="1022"/>
        </table:table-row>
        <table:table-row table:style-name="ro3">
          <table:table-cell table:style-name="ce403" office:value-type="string" calcext:value-type="string">
            <text:p>Trasporto pubblico</text:p>
          </table:table-cell>
          <table:table-cell table:style-name="ce404" office:value-type="string" calcext:value-type="string">
            <text:p><text:a xlink:href="http://eurovoc.europa.eu/4512" xlink:type="simple">http://eurovoc.europa.eu/4512</text:a></text:p>
          </table:table-cell>
          <table:table-cell table:number-columns-repeated="1022"/>
        </table:table-row>
        <table:table-row table:style-name="ro3">
          <table:table-cell table:style-name="ce403" office:value-type="string" calcext:value-type="string">
            <text:p>Turismo</text:p>
          </table:table-cell>
          <table:table-cell table:style-name="ce404" office:value-type="string" calcext:value-type="string">
            <text:p><text:a xlink:href="http://publications.europa.eu/resource/authority/subject-matter/TOUR" xlink:type="simple">http://publications.europa.eu/resource/authority/subject-matter/TOUR </text:a></text:p>
          </table:table-cell>
          <table:table-cell table:number-columns-repeated="1022"/>
        </table:table-row>
        <table:table-row table:style-name="ro3">
          <table:table-cell table:style-name="ce403" office:value-type="string" calcext:value-type="string">
            <text:p>Urbanizzazione</text:p>
          </table:table-cell>
          <table:table-cell table:style-name="ce404" office:value-type="string" calcext:value-type="string">
            <text:p><text:a xlink:href="http://eurovoc.europa.eu/4618" xlink:type="simple">http://eurovoc.europa.eu/4618</text:a></text:p>
          </table:table-cell>
          <table:table-cell table:number-columns-repeated="1022"/>
        </table:table-row>
        <table:table-row table:style-name="ro3">
          <table:table-cell table:style-name="ce403" office:value-type="string" calcext:value-type="string">
            <text:p>Viaggi</text:p>
          </table:table-cell>
          <table:table-cell table:style-name="ce404" office:value-type="string" calcext:value-type="string">
            <text:p><text:a xlink:href="http://eurovoc.europa.eu/4767" xlink:type="simple">http://eurovoc.europa.eu/4767</text:a></text:p>
          </table:table-cell>
          <table:table-cell table:number-columns-repeated="1022"/>
        </table:table-row>
        <table:table-row table:style-name="ro3">
          <table:table-cell table:style-name="ce403" office:value-type="string" calcext:value-type="string">
            <text:p>Zone pedonali</text:p>
          </table:table-cell>
          <table:table-cell table:style-name="ce404" office:value-type="string" calcext:value-type="string">
            <text:p><text:a xlink:href="http://eurovoc.europa.eu/4799" xlink:type="simple">http://eurovoc.europa.eu/4799</text:a></text:p>
          </table:table-cell>
          <table:table-cell table:number-columns-repeated="1022"/>
        </table:table-row>
        <table:table-row table:style-name="ro3">
          <table:table-cell table:style-name="ce403" office:value-type="string" calcext:value-type="string">
            <text:p>ZTL</text:p>
          </table:table-cell>
          <table:table-cell table:style-name="ce404" office:value-type="string" calcext:value-type="string">
            <text:p><text:a xlink:href="http://eurovoc.europa.eu/3107" xlink:type="simple">http://eurovoc.europa.eu/3107 </text:a></text:p>
          </table:table-cell>
          <table:table-cell table:number-columns-repeated="1022"/>
        </table:table-row>
        <table:table-row table:style-name="ro3" table:number-rows-repeated="200">
          <table:table-cell table:style-name="ce260" table:number-columns-repeated="2"/>
          <table:table-cell table:number-columns-repeated="1022"/>
        </table:table-row>
        <table:table-row table:style-name="ro3" table:number-rows-repeated="735">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Tassonomia EVENTI DELLA VITA DE" table:style-name="ta21">
        <table:table-column table:style-name="co86" table:default-cell-style-name="Default"/>
        <table:table-column table:style-name="co21" table:number-columns-repeated="3" table:default-cell-style-name="Default"/>
        <table:table-column table:style-name="co4" table:number-columns-repeated="1020" table:default-cell-style-name="Default"/>
        <table:table-row table:style-name="ro17">
          <table:table-cell table:style-name="ce400" office:value-type="string" calcext:value-type="string" table:number-columns-spanned="4" table:number-rows-spanned="1">
            <text:p><text:span text:style-name="T23">Eventi della vita delle PERSONE</text:span><text:span text:style-name="T24"> (Tassonomia)</text:span></text:p>
          </table:table-cell>
          <table:covered-table-cell table:number-columns-repeated="3"/>
          <table:table-cell table:number-columns-repeated="1020"/>
        </table:table-row>
        <table:table-row table:style-name="ro19">
          <table:table-cell table:style-name="ce401" office:value-type="string" calcext:value-type="string" table:number-columns-spanned="4" table:number-rows-spanned="1">
            <text:p><text:a xlink:href="https://schema.gov.it/semantic-assets/details?uri=https%3A%2F%2Fw3id.org%2Fitalia%2Fcontrolled-vocabulary%2Fclassifications-for-public-services%2Flife-business-event%2Flife-event" xlink:type="simple">Classificazione degli eventi della vita delle persone (Life Events), definita nel Vocabolario controllato degli eventi della vita delle persone che riportiamo aggiornato al 17/03/2022</text:a></text:p>
          </table:table-cell>
          <table:covered-table-cell table:number-columns-repeated="3"/>
          <table:table-cell table:number-columns-repeated="1020"/>
        </table:table-row>
        <table:table-row table:style-name="ro3">
          <table:table-cell table:style-name="ce402" office:value-type="string" calcext:value-type="string">
            <text:p>Voci di 1 livello</text:p>
          </table:table-cell>
          <table:table-cell table:style-name="ce402" office:value-type="string" calcext:value-type="string">
            <text:p>Voci di 2 livello</text:p>
          </table:table-cell>
          <table:table-cell table:style-name="ce409" office:value-type="string" calcext:value-type="string">
            <text:p>Voci di 3 livello</text:p>
          </table:table-cell>
          <table:table-cell table:style-name="ce409" office:value-type="string" calcext:value-type="string">
            <text:p>Note e parole chiave</text:p>
          </table:table-cell>
          <table:table-cell table:number-columns-repeated="1020"/>
        </table:table-row>
        <table:table-row table:style-name="ro20">
          <table:table-cell table:style-name="ce406" office:value-type="string" calcext:value-type="string">
            <text:p><text:a xlink:href="https://schema.gov.it/lodview/controlled-vocabulary/classifications-for-public-services/life-business-event/life-event/1" xlink:type="simple">Iscrizione Scuola/Università e/o richiesta borsa di studio</text:a></text:p>
          </table:table-cell>
          <table:table-cell table:style-name="ce407"/>
          <table:table-cell table:style-name="ce408"/>
          <table:table-cell table:style-name="ce410"/>
          <table:table-cell table:number-columns-repeated="1020"/>
        </table:table-row>
        <table:table-row table:style-name="ro3">
          <table:table-cell table:style-name="ce406" office:value-type="string" calcext:value-type="string">
            <text:p><text:a xlink:href="https://schema.gov.it/lodview/controlled-vocabulary/classifications-for-public-services/life-business-event/life-event/2" xlink:type="simple">Invalidità</text:a></text:p>
          </table:table-cell>
          <table:table-cell table:style-name="ce407"/>
          <table:table-cell table:style-name="ce408"/>
          <table:table-cell table:style-name="ce410"/>
          <table:table-cell table:number-columns-repeated="1020"/>
        </table:table-row>
        <table:table-row table:style-name="ro3">
          <table:table-cell table:style-name="ce406" office:value-type="string" calcext:value-type="string">
            <text:p><text:a xlink:href="https://schema.gov.it/lodview/controlled-vocabulary/classifications-for-public-services/life-business-event/life-event/3" xlink:type="simple">Ricerca di lavoro, avvio nuovo lavoro, disoccupazione</text:a></text:p>
          </table:table-cell>
          <table:table-cell table:style-name="ce407"/>
          <table:table-cell table:style-name="ce408"/>
          <table:table-cell table:style-name="ce410"/>
          <table:table-cell table:number-columns-repeated="1020"/>
        </table:table-row>
        <table:table-row table:style-name="ro3">
          <table:table-cell table:style-name="ce406" office:value-type="string" calcext:value-type="string">
            <text:p><text:a xlink:href="https://schema.gov.it/lodview/controlled-vocabulary/classifications-for-public-services/life-business-event/life-event/4" xlink:type="simple">Pensionamento</text:a></text:p>
          </table:table-cell>
          <table:table-cell table:style-name="ce407"/>
          <table:table-cell table:style-name="ce408"/>
          <table:table-cell table:style-name="ce410"/>
          <table:table-cell table:number-columns-repeated="1020"/>
        </table:table-row>
        <table:table-row table:style-name="ro3">
          <table:table-cell table:style-name="ce406" office:value-type="string" calcext:value-type="string">
            <text:p><text:a xlink:href="https://schema.gov.it/lodview/controlled-vocabulary/classifications-for-public-services/life-business-event/life-event/5" xlink:type="simple">Richiesta o rinnovo patente</text:a></text:p>
          </table:table-cell>
          <table:table-cell table:style-name="ce407"/>
          <table:table-cell table:style-name="ce408"/>
          <table:table-cell table:style-name="ce410"/>
          <table:table-cell table:number-columns-repeated="1020"/>
        </table:table-row>
        <table:table-row table:style-name="ro3">
          <table:table-cell table:style-name="ce406" office:value-type="string" calcext:value-type="string">
            <text:p><text:a xlink:href="https://schema.gov.it/lodview/controlled-vocabulary/classifications-for-public-services/life-business-event/life-event/6" xlink:type="simple">Registrazione o possesso veicolo</text:a></text:p>
          </table:table-cell>
          <table:table-cell table:style-name="ce407"/>
          <table:table-cell table:style-name="ce408"/>
          <table:table-cell table:style-name="ce410"/>
          <table:table-cell table:number-columns-repeated="1020"/>
        </table:table-row>
        <table:table-row table:style-name="ro3">
          <table:table-cell table:style-name="ce406" office:value-type="string" calcext:value-type="string">
            <text:p><text:a xlink:href="https://schema.gov.it/lodview/controlled-vocabulary/classifications-for-public-services/life-business-event/life-event/7" xlink:type="simple">Accesso al trasporto pubblico</text:a></text:p>
          </table:table-cell>
          <table:table-cell table:style-name="ce408"/>
          <table:table-cell table:style-name="ce410" table:number-columns-repeated="2"/>
          <table:table-cell table:number-columns-repeated="1020"/>
        </table:table-row>
        <table:table-row table:style-name="ro3">
          <table:table-cell table:style-name="ce406" office:value-type="string" calcext:value-type="string">
            <text:p><text:a xlink:href="https://schema.gov.it/lodview/controlled-vocabulary/classifications-for-public-services/life-business-event/life-event/8" xlink:type="simple">Compravendita/affitto casa/edifici/terreni, costruzione o ristrutturazione casa/edificio</text:a></text:p>
          </table:table-cell>
          <table:table-cell table:style-name="ce407"/>
          <table:table-cell table:style-name="ce410" table:number-columns-repeated="2"/>
          <table:table-cell table:number-columns-repeated="1020"/>
        </table:table-row>
        <table:table-row table:style-name="ro3">
          <table:table-cell table:style-name="ce406" office:value-type="string" calcext:value-type="string">
            <text:p><text:a xlink:href="https://schema.gov.it/lodview/controlled-vocabulary/classifications-for-public-services/life-business-event/life-event/9" xlink:type="simple">Cambio di residenza o domicilio</text:a></text:p>
          </table:table-cell>
          <table:table-cell table:style-name="ce407"/>
          <table:table-cell table:style-name="ce410" table:number-columns-repeated="2"/>
          <table:table-cell table:number-columns-repeated="1020"/>
        </table:table-row>
        <table:table-row table:style-name="ro3">
          <table:table-cell table:style-name="ce406" office:value-type="string" calcext:value-type="string">
            <text:p><text:a xlink:href="https://schema.gov.it/lodview/controlled-vocabulary/classifications-for-public-services/life-business-event/life-event/10" xlink:type="simple">Espatri oper lavoro, studio o pensionamento</text:a></text:p>
          </table:table-cell>
          <table:table-cell table:style-name="ce407"/>
          <table:table-cell table:style-name="ce410" table:number-columns-repeated="2"/>
          <table:table-cell table:number-columns-repeated="1020"/>
        </table:table-row>
        <table:table-row table:style-name="ro3">
          <table:table-cell table:style-name="ce406" office:value-type="string" calcext:value-type="string">
            <text:p><text:a xlink:href="https://schema.gov.it/lodview/controlled-vocabulary/classifications-for-public-services/life-business-event/life-event/11" xlink:type="simple">Richiesta passaporto, visto e assistenza viaggi internazionali</text:a></text:p>
          </table:table-cell>
          <table:table-cell table:style-name="ce408"/>
          <table:table-cell table:style-name="ce410" table:number-columns-repeated="2"/>
          <table:table-cell table:number-columns-repeated="1020"/>
        </table:table-row>
        <table:table-row table:style-name="ro3">
          <table:table-cell table:style-name="ce406" office:value-type="string" calcext:value-type="string">
            <text:p><text:a xlink:href="https://schema.gov.it/lodview/controlled-vocabulary/classifications-for-public-services/life-business-event/life-event/12" xlink:type="simple">Nascita di un bambino, richiesta adozioni</text:a></text:p>
          </table:table-cell>
          <table:table-cell table:style-name="ce407"/>
          <table:table-cell table:style-name="ce410" table:number-columns-repeated="2"/>
          <table:table-cell table:number-columns-repeated="1020"/>
        </table:table-row>
        <table:table-row table:style-name="ro3">
          <table:table-cell table:style-name="ce406" office:value-type="string" calcext:value-type="string">
            <text:p><text:a xlink:href="https://schema.gov.it/lodview/controlled-vocabulary/classifications-for-public-services/life-business-event/life-event/13" xlink:type="simple">Matrimonio e/o cambio stato civile</text:a></text:p>
          </table:table-cell>
          <table:table-cell table:style-name="ce407"/>
          <table:table-cell table:style-name="ce410" table:number-columns-repeated="2"/>
          <table:table-cell table:number-columns-repeated="1020"/>
        </table:table-row>
        <table:table-row table:style-name="ro3">
          <table:table-cell table:style-name="ce406" office:value-type="string" calcext:value-type="string">
            <text:p><text:a xlink:href="https://schema.gov.it/lodview/controlled-vocabulary/classifications-for-public-services/life-business-event/life-event/14" xlink:type="simple">Morte ed eredità</text:a></text:p>
          </table:table-cell>
          <table:table-cell table:style-name="ce408"/>
          <table:table-cell table:style-name="ce410" table:number-columns-repeated="2"/>
          <table:table-cell table:number-columns-repeated="1020"/>
        </table:table-row>
        <table:table-row table:style-name="ro3">
          <table:table-cell table:style-name="ce406" office:value-type="string" calcext:value-type="string">
            <text:p><text:a xlink:href="https://schema.gov.it/lodview/controlled-vocabulary/classifications-for-public-services/life-business-event/life-event/15" xlink:type="simple">Prenotazione e disdetta visite/esami</text:a></text:p>
          </table:table-cell>
          <table:table-cell table:style-name="ce407"/>
          <table:table-cell table:style-name="ce410" table:number-columns-repeated="2"/>
          <table:table-cell table:number-columns-repeated="1020"/>
        </table:table-row>
        <table:table-row table:style-name="ro3">
          <table:table-cell table:style-name="ce406" office:value-type="string" calcext:value-type="string">
            <text:p><text:a xlink:href="https://schema.gov.it/lodview/controlled-vocabulary/classifications-for-public-services/life-business-event/life-event/16" xlink:type="simple">Denuncia crimini</text:a></text:p>
          </table:table-cell>
          <table:table-cell table:style-name="ce407"/>
          <table:table-cell table:style-name="ce410" table:number-columns-repeated="2"/>
          <table:table-cell table:number-columns-repeated="1020"/>
        </table:table-row>
        <table:table-row table:style-name="ro3">
          <table:table-cell table:style-name="ce406" office:value-type="string" calcext:value-type="string">
            <text:p><text:a xlink:href="https://schema.gov.it/lodview/controlled-vocabulary/classifications-for-public-services/life-business-event/life-event/17" xlink:type="simple">Dichiarazione dei redditi, versamento e riscossione tributi/imposte e contributi</text:a></text:p>
          </table:table-cell>
          <table:table-cell table:style-name="ce407"/>
          <table:table-cell table:style-name="ce410" table:number-columns-repeated="2"/>
          <table:table-cell table:number-columns-repeated="1020"/>
        </table:table-row>
        <table:table-row table:style-name="ro3">
          <table:table-cell table:style-name="ce406" office:value-type="string" calcext:value-type="string">
            <text:p><text:a xlink:href="https://schema.gov.it/lodview/controlled-vocabulary/classifications-for-public-services/life-business-event/life-event/18" xlink:type="simple">Accesso ai luoghi della cultura</text:a></text:p>
          </table:table-cell>
          <table:table-cell table:style-name="ce407"/>
          <table:table-cell table:style-name="ce410" table:number-columns-repeated="2"/>
          <table:table-cell table:number-columns-repeated="1020"/>
        </table:table-row>
        <table:table-row table:style-name="ro3">
          <table:table-cell table:style-name="ce406" office:value-type="string" calcext:value-type="string">
            <text:p><text:a xlink:href="https://schema.gov.it/lodview/controlled-vocabulary/classifications-for-public-services/life-business-event/life-event/19" xlink:type="simple">Possesso, cura, smarrimento animale da compagnia</text:a></text:p>
          </table:table-cell>
          <table:table-cell table:style-name="ce407"/>
          <table:table-cell table:style-name="ce410" table:number-columns-repeated="2"/>
          <table:table-cell table:number-columns-repeated="1020"/>
        </table:table-row>
        <table:table-row table:style-name="ro3" table:number-rows-repeated="978">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Tassonomia EVENTI DELLA VITA DI" table:style-name="ta22">
        <table:table-column table:style-name="co87" table:default-cell-style-name="Default"/>
        <table:table-column table:style-name="co21" table:number-columns-repeated="2" table:default-cell-style-name="Default"/>
        <table:table-column table:style-name="co88" table:default-cell-style-name="Default"/>
        <table:table-column table:style-name="co4" table:number-columns-repeated="1020" table:default-cell-style-name="Default"/>
        <table:table-row table:style-name="ro17">
          <table:table-cell table:style-name="ce400" office:value-type="string" calcext:value-type="string" table:number-columns-spanned="4" table:number-rows-spanned="1">
            <text:p><text:span text:style-name="T23">Eventi della vita di un'IMPRESA</text:span><text:span text:style-name="T24"> (Tassonomia)</text:span></text:p>
          </table:table-cell>
          <table:covered-table-cell table:number-columns-repeated="3"/>
          <table:table-cell table:number-columns-repeated="1020"/>
        </table:table-row>
        <table:table-row table:style-name="ro19">
          <table:table-cell table:style-name="ce401" office:value-type="string" calcext:value-type="string" table:number-columns-spanned="4" table:number-rows-spanned="1">
            <text:p><text:a xlink:href="https://schema.gov.it/semantic-assets/details?uri=https%3A%2F%2Fw3id.org%2Fitalia%2Fcontrolled-vocabulary%2Fclassifications-for-public-services%2Flife-business-event%2Fbusiness-event" xlink:type="simple">Classificazione degli eventi della vita dei un'impresa (Business Events), definita nel Vocabolario controllato degli eventi di business (evento della vita di un'impresa)
 che riportiamo aggiornato al 17/03/2022</text:a></text:p>
          </table:table-cell>
          <table:covered-table-cell table:number-columns-repeated="3"/>
          <table:table-cell table:number-columns-repeated="1020"/>
        </table:table-row>
        <table:table-row table:style-name="ro3">
          <table:table-cell table:style-name="ce402" office:value-type="string" calcext:value-type="string">
            <text:p>Voci di 1 livello</text:p>
          </table:table-cell>
          <table:table-cell table:style-name="ce402" office:value-type="string" calcext:value-type="string">
            <text:p>Voci di 2 livello</text:p>
          </table:table-cell>
          <table:table-cell table:style-name="ce409" office:value-type="string" calcext:value-type="string">
            <text:p>Voci di 3 livello</text:p>
          </table:table-cell>
          <table:table-cell table:style-name="ce409" office:value-type="string" calcext:value-type="string">
            <text:p>Note e parole chiave</text:p>
          </table:table-cell>
          <table:table-cell table:number-columns-repeated="1020"/>
        </table:table-row>
        <table:table-row table:style-name="ro3">
          <table:table-cell table:style-name="ce406" office:value-type="string" calcext:value-type="string">
            <text:p><text:a xlink:href="https://schema.gov.it/lodview/controlled-vocabulary/classifications-for-public-services/life-business-event/business-event/1" xlink:type="simple">Avvio impresa</text:a></text:p>
          </table:table-cell>
          <table:table-cell table:style-name="ce407"/>
          <table:table-cell table:style-name="ce408"/>
          <table:table-cell table:style-name="ce410"/>
          <table:table-cell table:number-columns-repeated="1020"/>
        </table:table-row>
        <table:table-row table:style-name="ro3">
          <table:table-cell table:style-name="ce406" office:value-type="string" calcext:value-type="string">
            <text:p><text:a xlink:href="https://schema.gov.it/lodview/controlled-vocabulary/classifications-for-public-services/life-business-event/business-event/2" xlink:type="simple">Avvio nuova attività professionale</text:a></text:p>
          </table:table-cell>
          <table:table-cell table:style-name="ce407"/>
          <table:table-cell table:style-name="ce408"/>
          <table:table-cell table:style-name="ce410"/>
          <table:table-cell table:number-columns-repeated="1020"/>
        </table:table-row>
        <table:table-row table:style-name="ro3">
          <table:table-cell table:style-name="ce406" office:value-type="string" calcext:value-type="string">
            <text:p><text:a xlink:href="https://schema.gov.it/lodview/controlled-vocabulary/classifications-for-public-services/life-business-event/business-event/3" xlink:type="simple">Richiesta licenze, permessi e certificati</text:a></text:p>
          </table:table-cell>
          <table:table-cell table:style-name="ce407"/>
          <table:table-cell table:style-name="ce408"/>
          <table:table-cell table:style-name="ce410"/>
          <table:table-cell table:number-columns-repeated="1020"/>
        </table:table-row>
        <table:table-row table:style-name="ro3">
          <table:table-cell table:style-name="ce406" office:value-type="string" calcext:value-type="string">
            <text:p><text:a xlink:href="https://schema.gov.it/lodview/controlled-vocabulary/classifications-for-public-services/life-business-event/business-event/4" xlink:type="simple">Registrazione impresa transfrontaliera</text:a></text:p>
          </table:table-cell>
          <table:table-cell table:style-name="ce407"/>
          <table:table-cell table:style-name="ce408"/>
          <table:table-cell table:style-name="ce410"/>
          <table:table-cell table:number-columns-repeated="1020"/>
        </table:table-row>
        <table:table-row table:style-name="ro3">
          <table:table-cell table:style-name="ce406" office:value-type="string" calcext:value-type="string">
            <text:p><text:a xlink:href="https://schema.gov.it/lodview/controlled-vocabulary/classifications-for-public-services/life-business-event/business-event/5" xlink:type="simple">Avvio e registrazione filiale</text:a></text:p>
          </table:table-cell>
          <table:table-cell table:style-name="ce407"/>
          <table:table-cell table:style-name="ce408"/>
          <table:table-cell table:style-name="ce410"/>
          <table:table-cell table:number-columns-repeated="1020"/>
        </table:table-row>
        <table:table-row table:style-name="ro3">
          <table:table-cell table:style-name="ce406" office:value-type="string" calcext:value-type="string">
            <text:p><text:a xlink:href="https://schema.gov.it/lodview/controlled-vocabulary/classifications-for-public-services/life-business-event/business-event/6" xlink:type="simple">Finanziamento impresa</text:a></text:p>
          </table:table-cell>
          <table:table-cell table:style-name="ce407"/>
          <table:table-cell table:style-name="ce408"/>
          <table:table-cell table:style-name="ce410"/>
          <table:table-cell table:number-columns-repeated="1020"/>
        </table:table-row>
        <table:table-row table:style-name="ro3">
          <table:table-cell table:style-name="ce406" office:value-type="string" calcext:value-type="string">
            <text:p><text:a xlink:href="https://schema.gov.it/lodview/controlled-vocabulary/classifications-for-public-services/life-business-event/business-event/7" xlink:type="simple">Gestione personale</text:a></text:p>
          </table:table-cell>
          <table:table-cell table:style-name="ce408"/>
          <table:table-cell table:style-name="ce410" table:number-columns-repeated="2"/>
          <table:table-cell table:number-columns-repeated="1020"/>
        </table:table-row>
        <table:table-row table:style-name="ro3">
          <table:table-cell table:style-name="ce406" office:value-type="string" calcext:value-type="string">
            <text:p><text:a xlink:href="https://schema.gov.it/lodview/controlled-vocabulary/classifications-for-public-services/life-business-event/business-event/8" xlink:type="simple">Pagamento iva, tasse e dogane</text:a></text:p>
          </table:table-cell>
          <table:table-cell table:style-name="ce407"/>
          <table:table-cell table:style-name="ce410" table:number-columns-repeated="2"/>
          <table:table-cell table:number-columns-repeated="1020"/>
        </table:table-row>
        <table:table-row table:style-name="ro3">
          <table:table-cell table:style-name="ce406" office:value-type="string" calcext:value-type="string">
            <text:p><text:a xlink:href="https://schema.gov.it/lodview/controlled-vocabulary/classifications-for-public-services/life-business-event/business-event/9" xlink:type="simple">Notifiche autorità</text:a></text:p>
          </table:table-cell>
          <table:table-cell table:style-name="ce407"/>
          <table:table-cell table:style-name="ce410" table:number-columns-repeated="2"/>
          <table:table-cell table:number-columns-repeated="1020"/>
        </table:table-row>
        <table:table-row table:style-name="ro3">
          <table:table-cell table:style-name="ce406" office:value-type="string" calcext:value-type="string">
            <text:p><text:a xlink:href="https://schema.gov.it/lodview/controlled-vocabulary/classifications-for-public-services/life-business-event/business-event/10" xlink:type="simple">Chiusura impresa e attività professionale</text:a></text:p>
          </table:table-cell>
          <table:table-cell table:style-name="ce407"/>
          <table:table-cell table:style-name="ce410" table:number-columns-repeated="2"/>
          <table:table-cell table:number-columns-repeated="1020"/>
        </table:table-row>
        <table:table-row table:style-name="ro3">
          <table:table-cell table:style-name="ce406" office:value-type="string" calcext:value-type="string">
            <text:p><text:a xlink:href="https://schema.gov.it/lodview/controlled-vocabulary/classifications-for-public-services/life-business-event/business-event/11" xlink:type="simple">Chiusura filiale</text:a></text:p>
          </table:table-cell>
          <table:table-cell table:style-name="ce408"/>
          <table:table-cell table:style-name="ce410" table:number-columns-repeated="2"/>
          <table:table-cell table:number-columns-repeated="1020"/>
        </table:table-row>
        <table:table-row table:style-name="ro3">
          <table:table-cell table:style-name="ce406" office:value-type="string" calcext:value-type="string">
            <text:p><text:a xlink:href="https://schema.gov.it/lodview/controlled-vocabulary/classifications-for-public-services/life-business-event/business-event/12" xlink:type="simple">Ristrutturazione impresa</text:a></text:p>
          </table:table-cell>
          <table:table-cell table:style-name="ce407"/>
          <table:table-cell table:style-name="ce410" table:number-columns-repeated="2"/>
          <table:table-cell table:number-columns-repeated="1020"/>
        </table:table-row>
        <table:table-row table:style-name="ro3">
          <table:table-cell table:style-name="ce406" office:value-type="string" calcext:value-type="string">
            <text:p><text:a xlink:href="https://schema.gov.it/lodview/controlled-vocabulary/classifications-for-public-services/life-business-event/business-event/13" xlink:type="simple">Vendita impresa</text:a></text:p>
          </table:table-cell>
          <table:table-cell table:style-name="ce407"/>
          <table:table-cell table:style-name="ce410" table:number-columns-repeated="2"/>
          <table:table-cell table:number-columns-repeated="1020"/>
        </table:table-row>
        <table:table-row table:style-name="ro3">
          <table:table-cell table:style-name="ce406" office:value-type="string" calcext:value-type="string">
            <text:p><text:a xlink:href="https://schema.gov.it/lodview/controlled-vocabulary/classifications-for-public-services/life-business-event/business-event/14" xlink:type="simple">Bancarotta</text:a></text:p>
          </table:table-cell>
          <table:table-cell table:style-name="ce408"/>
          <table:table-cell table:style-name="ce410" table:number-columns-repeated="2"/>
          <table:table-cell table:number-columns-repeated="1020"/>
        </table:table-row>
        <table:table-row table:style-name="ro3">
          <table:table-cell table:style-name="ce406" office:value-type="string" calcext:value-type="string">
            <text:p><text:a xlink:href="https://schema.gov.it/lodview/controlled-vocabulary/classifications-for-public-services/life-business-event/business-event/15" xlink:type="simple">Partecipazione ad appalti pubblici nazionali e transfrontalieri</text:a></text:p>
          </table:table-cell>
          <table:table-cell table:style-name="ce407"/>
          <table:table-cell table:style-name="ce410" table:number-columns-repeated="2"/>
          <table:table-cell table:number-columns-repeated="1020"/>
        </table:table-row>
        <table:table-row table:style-name="ro3" table:number-rows-repeated="982">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Tassonomia Tipi di UNITÀ ORGANI" table:style-name="ta23">
        <table:table-column table:style-name="co89" table:default-cell-style-name="Default"/>
        <table:table-column table:style-name="co21" table:number-columns-repeated="3" table:default-cell-style-name="Default"/>
        <table:table-column table:style-name="co4" table:number-columns-repeated="1020" table:default-cell-style-name="Default"/>
        <table:table-row table:style-name="ro17">
          <table:table-cell table:style-name="ce400" office:value-type="string" calcext:value-type="string" table:number-columns-spanned="4" table:number-rows-spanned="1">
            <text:p><text:span text:style-name="T23">Tipi di UNITÀ ORGANIZZATIVA</text:span><text:span text:style-name="T24"> (Tassonomia)</text:span></text:p>
          </table:table-cell>
          <table:covered-table-cell table:number-columns-repeated="3"/>
          <table:table-cell table:number-columns-repeated="1020"/>
        </table:table-row>
        <table:table-row table:style-name="ro21">
          <table:table-cell table:style-name="ce401" office:value-type="string" calcext:value-type="string" table:number-columns-spanned="4" table:number-rows-spanned="1">
            <text:p><text:a xlink:href="https://github.com/italia/daf-ontologie-vocabolari-controllati/tree/master/VocabolariControllati/classifications-for-organizations/S13" xlink:type="simple">Classificazione multi livello dei tipi di unità organizzativa che distingue tra macro ambiti di un'amministrazione locale.
Ci sono varie tassonomie e vocabolari controllati su questa materia come S13, ATECO, COFOG 2009 e Forme giuridiche.
Nota: stiamo svolgendo un approfondimento per determinare l'aderenza a una tassonomia standard a livello europeo.</text:a></text:p>
          </table:table-cell>
          <table:covered-table-cell table:number-columns-repeated="3"/>
          <table:table-cell table:number-columns-repeated="1020"/>
        </table:table-row>
        <table:table-row table:style-name="ro3">
          <table:table-cell table:style-name="ce402" office:value-type="string" calcext:value-type="string">
            <text:p>Voci di 1 livello</text:p>
          </table:table-cell>
          <table:table-cell table:style-name="ce402" office:value-type="string" calcext:value-type="string">
            <text:p>Voci di 2 livello</text:p>
          </table:table-cell>
          <table:table-cell table:style-name="ce409" office:value-type="string" calcext:value-type="string">
            <text:p>Voci di 3 livello</text:p>
          </table:table-cell>
          <table:table-cell table:style-name="ce409" office:value-type="string" calcext:value-type="string">
            <text:p>Note e parole chiave</text:p>
          </table:table-cell>
          <table:table-cell table:number-columns-repeated="1020"/>
        </table:table-row>
        <table:table-row table:style-name="ro3">
          <table:table-cell table:style-name="ce408" office:value-type="string" calcext:value-type="string">
            <text:p>struttura amministrativa</text:p>
          </table:table-cell>
          <table:table-cell table:style-name="ce408" table:number-columns-repeated="2"/>
          <table:table-cell table:style-name="ce410"/>
          <table:table-cell table:number-columns-repeated="1020"/>
        </table:table-row>
        <table:table-row table:style-name="ro3">
          <table:table-cell table:style-name="ce10"/>
          <table:table-cell table:style-name="ce408" office:value-type="string" calcext:value-type="string">
            <text:p>area</text:p>
          </table:table-cell>
          <table:table-cell table:style-name="ce408"/>
          <table:table-cell table:style-name="ce410"/>
          <table:table-cell table:number-columns-repeated="1020"/>
        </table:table-row>
        <table:table-row table:style-name="ro3">
          <table:table-cell table:style-name="ce10"/>
          <table:table-cell table:style-name="ce408" office:value-type="string" calcext:value-type="string">
            <text:p>ufficio</text:p>
          </table:table-cell>
          <table:table-cell table:style-name="ce408"/>
          <table:table-cell table:style-name="ce410"/>
          <table:table-cell table:number-columns-repeated="1020"/>
        </table:table-row>
        <table:table-row table:style-name="ro3">
          <table:table-cell table:style-name="ce408" office:value-type="string" calcext:value-type="string">
            <text:p>struttura politica</text:p>
          </table:table-cell>
          <table:table-cell table:style-name="ce408" table:number-columns-repeated="2"/>
          <table:table-cell table:style-name="ce410"/>
          <table:table-cell table:number-columns-repeated="1020"/>
        </table:table-row>
        <table:table-row table:style-name="ro3">
          <table:table-cell table:style-name="ce10"/>
          <table:table-cell table:style-name="ce408" office:value-type="string" calcext:value-type="string">
            <text:p>giunta comunale</text:p>
          </table:table-cell>
          <table:table-cell table:style-name="ce408"/>
          <table:table-cell table:style-name="ce410"/>
          <table:table-cell table:number-columns-repeated="1020"/>
        </table:table-row>
        <table:table-row table:style-name="ro3">
          <table:table-cell table:style-name="ce10"/>
          <table:table-cell table:style-name="ce408" office:value-type="string" calcext:value-type="string">
            <text:p>consiglio comunale</text:p>
          </table:table-cell>
          <table:table-cell table:style-name="ce408"/>
          <table:table-cell table:style-name="ce410"/>
          <table:table-cell table:number-columns-repeated="1020"/>
        </table:table-row>
        <table:table-row table:style-name="ro3">
          <table:table-cell table:style-name="ce10"/>
          <table:table-cell table:style-name="ce408" office:value-type="string" calcext:value-type="string">
            <text:p>commissione</text:p>
          </table:table-cell>
          <table:table-cell table:style-name="ce410" table:number-columns-repeated="2"/>
          <table:table-cell table:number-columns-repeated="1020"/>
        </table:table-row>
        <table:table-row table:style-name="ro3">
          <table:table-cell table:style-name="ce408" office:value-type="string" calcext:value-type="string">
            <text:p>altra struttura</text:p>
          </table:table-cell>
          <table:table-cell table:style-name="ce408"/>
          <table:table-cell table:style-name="ce410" table:number-columns-repeated="2"/>
          <table:table-cell table:number-columns-repeated="1020"/>
        </table:table-row>
        <table:table-row table:style-name="ro3">
          <table:table-cell table:style-name="ce10"/>
          <table:table-cell table:style-name="ce408" office:value-type="string" calcext:value-type="string">
            <text:p>biblioteca</text:p>
          </table:table-cell>
          <table:table-cell table:style-name="ce410" table:number-columns-repeated="2"/>
          <table:table-cell table:number-columns-repeated="1020"/>
        </table:table-row>
        <table:table-row table:style-name="ro3">
          <table:table-cell table:style-name="ce10"/>
          <table:table-cell table:style-name="ce408" office:value-type="string" calcext:value-type="string">
            <text:p>museo</text:p>
          </table:table-cell>
          <table:table-cell table:style-name="ce410" table:number-columns-repeated="2"/>
          <table:table-cell table:number-columns-repeated="1020"/>
        </table:table-row>
        <table:table-row table:style-name="ro3">
          <table:table-cell table:style-name="ce10"/>
          <table:table-cell table:style-name="ce408" office:value-type="string" calcext:value-type="string">
            <text:p>azienda municipalizzata</text:p>
          </table:table-cell>
          <table:table-cell table:style-name="ce410" table:number-columns-repeated="2"/>
          <table:table-cell table:number-columns-repeated="1020"/>
        </table:table-row>
        <table:table-row table:style-name="ro3">
          <table:table-cell table:style-name="ce10"/>
          <table:table-cell table:style-name="ce408" office:value-type="string" calcext:value-type="string">
            <text:p>ente</text:p>
          </table:table-cell>
          <table:table-cell table:style-name="ce410" table:number-columns-repeated="2"/>
          <table:table-cell table:number-columns-repeated="1020"/>
        </table:table-row>
        <table:table-row table:style-name="ro3">
          <table:table-cell table:style-name="ce10"/>
          <table:table-cell table:style-name="ce408" office:value-type="string" calcext:value-type="string">
            <text:p>fondazione</text:p>
          </table:table-cell>
          <table:table-cell table:style-name="ce410" table:number-columns-repeated="2"/>
          <table:table-cell table:number-columns-repeated="1020"/>
        </table:table-row>
        <table:table-row table:style-name="ro3">
          <table:table-cell table:style-name="ce10"/>
          <table:table-cell table:style-name="ce408" office:value-type="string" calcext:value-type="string">
            <text:p>centro culturale</text:p>
          </table:table-cell>
          <table:table-cell table:style-name="ce410" table:number-columns-repeated="2"/>
          <table:table-cell table:number-columns-repeated="1020"/>
        </table:table-row>
        <table:table-row table:style-name="ro3">
          <table:table-cell table:style-name="ce10"/>
          <table:table-cell table:style-name="ce408" office:value-type="string" calcext:value-type="string">
            <text:p>scuola</text:p>
          </table:table-cell>
          <table:table-cell table:style-name="ce410" table:number-columns-repeated="2"/>
          <table:table-cell table:number-columns-repeated="1020"/>
        </table:table-row>
        <table:table-row table:style-name="ro3" table:number-rows-repeated="982">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Tassonomia Tipi di INCARICO" table:style-name="ta24">
        <table:table-column table:style-name="co89" table:default-cell-style-name="Default"/>
        <table:table-column table:style-name="co21" table:number-columns-repeated="3" table:default-cell-style-name="Default"/>
        <table:table-column table:style-name="co4" table:number-columns-repeated="1020" table:default-cell-style-name="Default"/>
        <table:table-row table:style-name="ro17">
          <table:table-cell table:style-name="ce400" office:value-type="string" calcext:value-type="string" table:number-columns-spanned="4" table:number-rows-spanned="1">
            <text:p><text:span text:style-name="T23">Tipi di INCARICO</text:span><text:span text:style-name="T24"> (Tassonomia)</text:span></text:p>
          </table:table-cell>
          <table:covered-table-cell table:number-columns-repeated="3"/>
          <table:table-cell table:number-columns-repeated="1020"/>
        </table:table-row>
        <table:table-row table:style-name="ro22">
          <table:table-cell table:style-name="ce411" office:value-type="string" calcext:value-type="string" table:number-columns-spanned="4" table:number-rows-spanned="1">
            <text:p>Classificazione multi livello dei tipi di incarico che una persona può ricoprire presso un'amministrazione locale.</text:p>
            <text:p>Nota: stiamo svolgendo un approfondimento per determinare l'aderenza a una tassonomia standard a livello europeo.</text:p>
          </table:table-cell>
          <table:covered-table-cell table:number-columns-repeated="3"/>
          <table:table-cell table:number-columns-repeated="1020"/>
        </table:table-row>
        <table:table-row table:style-name="ro3">
          <table:table-cell table:style-name="ce402" office:value-type="string" calcext:value-type="string">
            <text:p>Voci di 1 livello</text:p>
          </table:table-cell>
          <table:table-cell table:style-name="ce402" office:value-type="string" calcext:value-type="string">
            <text:p>Voci di 2 livello</text:p>
          </table:table-cell>
          <table:table-cell table:style-name="ce409" office:value-type="string" calcext:value-type="string">
            <text:p>Voci di 3 livello</text:p>
          </table:table-cell>
          <table:table-cell table:style-name="ce409" office:value-type="string" calcext:value-type="string">
            <text:p>Note e parole chiave</text:p>
          </table:table-cell>
          <table:table-cell table:number-columns-repeated="1020"/>
        </table:table-row>
        <table:table-row table:style-name="ro3">
          <table:table-cell table:style-name="ce408" office:value-type="string" calcext:value-type="string">
            <text:p>Politico</text:p>
          </table:table-cell>
          <table:table-cell table:style-name="ce408" table:number-columns-repeated="2"/>
          <table:table-cell table:style-name="ce410"/>
          <table:table-cell table:number-columns-repeated="1020"/>
        </table:table-row>
        <table:table-row table:style-name="ro3">
          <table:table-cell table:style-name="ce408" office:value-type="string" calcext:value-type="string">
            <text:p>Amministrativo</text:p>
          </table:table-cell>
          <table:table-cell table:style-name="ce408" table:number-columns-repeated="2"/>
          <table:table-cell table:style-name="ce410"/>
          <table:table-cell table:number-columns-repeated="1020"/>
        </table:table-row>
        <table:table-row table:style-name="ro3">
          <table:table-cell table:style-name="ce408" office:value-type="string" calcext:value-type="string">
            <text:p>Altro</text:p>
          </table:table-cell>
          <table:table-cell table:style-name="ce408" table:number-columns-repeated="2"/>
          <table:table-cell table:style-name="ce410"/>
          <table:table-cell table:number-columns-repeated="1020"/>
        </table:table-row>
        <table:table-row table:style-name="ro3" table:number-rows-repeated="994">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Tassonomia Tipi di NOTIZIA" table:style-name="ta25">
        <table:table-column table:style-name="co89" table:default-cell-style-name="Default"/>
        <table:table-column table:style-name="co21" table:number-columns-repeated="3" table:default-cell-style-name="Default"/>
        <table:table-column table:style-name="co4" table:number-columns-repeated="1020" table:default-cell-style-name="Default"/>
        <table:table-row table:style-name="ro17">
          <table:table-cell table:style-name="ce400" office:value-type="string" calcext:value-type="string" table:number-columns-spanned="4" table:number-rows-spanned="1">
            <text:p><text:span text:style-name="T23">Tipi di NOTIZIA</text:span><text:span text:style-name="T24"> (Tassonomia)</text:span></text:p>
          </table:table-cell>
          <table:covered-table-cell table:number-columns-repeated="3"/>
          <table:table-cell table:number-columns-repeated="1020"/>
        </table:table-row>
        <table:table-row table:style-name="ro22">
          <table:table-cell table:style-name="ce411" office:value-type="string" calcext:value-type="string" table:number-columns-spanned="4" table:number-rows-spanned="1">
            <text:p>Classificazione multi livello dei tipi notizie pubblicate da un'amministrazione locale.</text:p>
            <text:p>Nota: stiamo svolgendo un approfondimento per determinare l'aderenza a una tassonomia standard a livello europeo.</text:p>
          </table:table-cell>
          <table:covered-table-cell table:number-columns-repeated="3"/>
          <table:table-cell table:number-columns-repeated="1020"/>
        </table:table-row>
        <table:table-row table:style-name="ro3">
          <table:table-cell table:style-name="ce402" office:value-type="string" calcext:value-type="string">
            <text:p>Voci di 1 livello</text:p>
          </table:table-cell>
          <table:table-cell table:style-name="ce402" office:value-type="string" calcext:value-type="string">
            <text:p>Voci di 2 livello</text:p>
          </table:table-cell>
          <table:table-cell table:style-name="ce409" office:value-type="string" calcext:value-type="string">
            <text:p>Voci di 3 livello</text:p>
          </table:table-cell>
          <table:table-cell table:style-name="ce409" office:value-type="string" calcext:value-type="string">
            <text:p>Note e parole chiave</text:p>
          </table:table-cell>
          <table:table-cell table:number-columns-repeated="1020"/>
        </table:table-row>
        <table:table-row table:style-name="ro3">
          <table:table-cell table:style-name="ce408" office:value-type="string" calcext:value-type="string">
            <text:p>Notizia</text:p>
          </table:table-cell>
          <table:table-cell table:style-name="ce408" table:number-columns-repeated="2"/>
          <table:table-cell table:style-name="ce410"/>
          <table:table-cell table:number-columns-repeated="1020"/>
        </table:table-row>
        <table:table-row table:style-name="ro3">
          <table:table-cell table:style-name="ce408" office:value-type="string" calcext:value-type="string">
            <text:p>Comunicato (stampa)</text:p>
          </table:table-cell>
          <table:table-cell table:style-name="ce408" table:number-columns-repeated="2"/>
          <table:table-cell table:style-name="ce410"/>
          <table:table-cell table:number-columns-repeated="1020"/>
        </table:table-row>
        <table:table-row table:style-name="ro3">
          <table:table-cell table:style-name="ce408" office:value-type="string" calcext:value-type="string">
            <text:p>Avviso</text:p>
          </table:table-cell>
          <table:table-cell table:style-name="ce408" table:number-columns-repeated="2"/>
          <table:table-cell table:style-name="ce410"/>
          <table:table-cell table:number-columns-repeated="1020"/>
        </table:table-row>
        <table:table-row table:style-name="ro3" table:number-rows-repeated="994">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Tassonomia Tipi di LUOGO" table:style-name="ta26">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4" table:number-columns-repeated="1020" table:default-cell-style-name="Default"/>
        <table:table-row table:style-name="ro17">
          <table:table-cell table:style-name="ce400" office:value-type="string" calcext:value-type="string" table:number-columns-spanned="4" table:number-rows-spanned="1">
            <text:p><text:span text:style-name="T23">Tipi di LUOGO</text:span><text:span text:style-name="T24"> (Tassonomia)</text:span></text:p>
          </table:table-cell>
          <table:covered-table-cell table:number-columns-repeated="3"/>
          <table:table-cell table:number-columns-repeated="1020"/>
        </table:table-row>
        <table:table-row table:style-name="ro19">
          <table:table-cell table:style-name="ce412" office:value-type="string" calcext:value-type="string" table:number-columns-spanned="4" table:number-rows-spanned="1">
            <text:p><text:a xlink:href="https://schema.gov.it/semantic-assets/details?uri=https%3A%2F%2Fw3id.org%2Fitalia%2Fcontrolled-vocabulary%2Fclassifications-for-culture%2Fcultural-interest-places" xlink:type="simple">Classificazione multi livello dei luoghi di interesse pubblico, definita nella Tassonomia dei luoghi pubblici di interesse culturale che riportiamo aggiornata al 17/03/2022</text:a></text:p>
          </table:table-cell>
          <table:covered-table-cell table:number-columns-repeated="3"/>
          <table:table-cell table:number-columns-repeated="1020"/>
        </table:table-row>
        <table:table-row table:style-name="ro3">
          <table:table-cell table:style-name="ce402" office:value-type="string" calcext:value-type="string">
            <text:p>Voci di 1 livello</text:p>
          </table:table-cell>
          <table:table-cell table:style-name="ce402" office:value-type="string" calcext:value-type="string">
            <text:p>Voci di 2 livello</text:p>
          </table:table-cell>
          <table:table-cell table:style-name="ce409" office:value-type="string" calcext:value-type="string">
            <text:p>Voci di 3 livello</text:p>
          </table:table-cell>
          <table:table-cell table:style-name="ce409" office:value-type="string" calcext:value-type="string">
            <text:p>Note e parole chiave</text:p>
          </table:table-cell>
          <table:table-cell table:number-columns-repeated="1020"/>
        </table:table-row>
        <table:table-row table:style-name="ro3">
          <table:table-cell table:style-name="ce406" office:value-type="string" calcext:value-type="string">
            <text:p><text:a xlink:href="https://schema.gov.it/lodview/controlled-vocabulary/classifications-for-culture/cultural-interest-places/A" xlink:type="simple">Architettura Militare e fortificata</text:a></text:p>
          </table:table-cell>
          <table:table-cell table:style-name="ce407"/>
          <table:table-cell table:style-name="ce408"/>
          <table:table-cell table:style-name="ce410"/>
          <table:table-cell table:number-columns-repeated="1020"/>
        </table:table-row>
        <table:table-row table:style-name="ro3">
          <table:table-cell table:style-name="ce407"/>
          <table:table-cell table:style-name="ce406" office:value-type="string" calcext:value-type="string">
            <text:p><text:a xlink:href="https://schema.gov.it/lodview/controlled-vocabulary/classifications-for-culture/cultural-interest-places/A1" xlink:type="simple">Castello</text:a></text:p>
          </table:table-cell>
          <table:table-cell table:style-name="ce408"/>
          <table:table-cell table:style-name="ce410"/>
          <table:table-cell table:number-columns-repeated="1020"/>
        </table:table-row>
        <table:table-row table:style-name="ro3">
          <table:table-cell table:style-name="ce407"/>
          <table:table-cell table:style-name="ce406" office:value-type="string" calcext:value-type="string">
            <text:p><text:a xlink:href="https://schema.gov.it/lodview/controlled-vocabulary/classifications-for-culture/cultural-interest-places/A2" xlink:type="simple">Fortezza</text:a></text:p>
          </table:table-cell>
          <table:table-cell table:style-name="ce408"/>
          <table:table-cell table:style-name="ce410"/>
          <table:table-cell table:number-columns-repeated="1020"/>
        </table:table-row>
        <table:table-row table:style-name="ro3">
          <table:table-cell table:style-name="ce407"/>
          <table:table-cell table:style-name="ce406" office:value-type="string" calcext:value-type="string">
            <text:p><text:a xlink:href="https://schema.gov.it/lodview/controlled-vocabulary/classifications-for-culture/cultural-interest-places/A3" xlink:type="simple">Mura</text:a></text:p>
          </table:table-cell>
          <table:table-cell table:style-name="ce408"/>
          <table:table-cell table:style-name="ce410"/>
          <table:table-cell table:number-columns-repeated="1020"/>
        </table:table-row>
        <table:table-row table:style-name="ro3">
          <table:table-cell table:style-name="ce407"/>
          <table:table-cell table:style-name="ce406" office:value-type="string" calcext:value-type="string">
            <text:p><text:a xlink:href="https://schema.gov.it/lodview/controlled-vocabulary/classifications-for-culture/cultural-interest-places/A4" xlink:type="simple">Roccaforte</text:a></text:p>
          </table:table-cell>
          <table:table-cell table:style-name="ce408"/>
          <table:table-cell table:style-name="ce410"/>
          <table:table-cell table:number-columns-repeated="1020"/>
        </table:table-row>
        <table:table-row table:style-name="ro3">
          <table:table-cell table:style-name="ce407"/>
          <table:table-cell table:style-name="ce406" office:value-type="string" calcext:value-type="string">
            <text:p><text:a xlink:href="https://schema.gov.it/lodview/controlled-vocabulary/classifications-for-culture/cultural-interest-places/A5" xlink:type="simple">Torre</text:a></text:p>
          </table:table-cell>
          <table:table-cell table:style-name="ce408"/>
          <table:table-cell table:style-name="ce410"/>
          <table:table-cell table:number-columns-repeated="1020"/>
        </table:table-row>
        <table:table-row table:style-name="ro3">
          <table:table-cell table:style-name="ce406" office:value-type="string" calcext:value-type="string">
            <text:p><text:a xlink:href="https://schema.gov.it/lodview/controlled-vocabulary/classifications-for-culture/cultural-interest-places/B" xlink:type="simple">Architettura Residenziale</text:a></text:p>
          </table:table-cell>
          <table:table-cell table:style-name="ce408"/>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B1" xlink:type="simple">Palazzo</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B1" xlink:type="simple">Trullo</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B3" xlink:type="simple">Villa</text:a></text:p>
          </table:table-cell>
          <table:table-cell table:style-name="ce410" table:number-columns-repeated="2"/>
          <table:table-cell table:number-columns-repeated="1020"/>
        </table:table-row>
        <table:table-row table:style-name="ro3">
          <table:table-cell table:style-name="ce406" office:value-type="string" calcext:value-type="string">
            <text:p><text:a xlink:href="https://schema.gov.it/lodview/controlled-vocabulary/classifications-for-culture/cultural-interest-places/C" xlink:type="simple">Area Archeologica</text:a></text:p>
          </table:table-cell>
          <table:table-cell table:style-name="ce408"/>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C2" xlink:type="simple">Sito archeologico</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D15" xlink:type="simple">Parco archeologico</text:a></text:p>
          </table:table-cell>
          <table:table-cell table:style-name="ce410" table:number-columns-repeated="2"/>
          <table:table-cell table:number-columns-repeated="1020"/>
        </table:table-row>
        <table:table-row table:style-name="ro3">
          <table:table-cell table:style-name="ce406" office:value-type="string" calcext:value-type="string">
            <text:p><text:a xlink:href="https://schema.gov.it/lodview/controlled-vocabulary/classifications-for-culture/cultural-interest-places/D" xlink:type="simple">Centro per la cultura</text:a></text:p>
          </table:table-cell>
          <table:table-cell table:style-name="ce408"/>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D10" xlink:type="simple">Acquario</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D1" xlink:type="simple">Anfiteatro</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D2" xlink:type="simple">Archivio</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D3" xlink:type="simple">Auditorium</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D4" xlink:type="simple">Biblioteca</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D5" xlink:type="simple">Cinema</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D6" xlink:type="simple">Galleria</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D7" xlink:type="simple">Museo</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D11" xlink:type="simple">Osservatorio</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D8" xlink:type="simple">Pinacoteca</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D12" xlink:type="simple">Planetario</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D14" xlink:type="simple">Scuola</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D9" xlink:type="simple">Teatro</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D13" xlink:type="simple">Università/Facoltà</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D15" xlink:type="simple">Parco Archeologico</text:a></text:p>
          </table:table-cell>
          <table:table-cell table:style-name="ce410" table:number-columns-repeated="2"/>
          <table:table-cell table:number-columns-repeated="1020"/>
        </table:table-row>
        <table:table-row table:style-name="ro3">
          <table:table-cell table:style-name="ce406" office:value-type="string" calcext:value-type="string">
            <text:p><text:a xlink:href="https://schema.gov.it/lodview/controlled-vocabulary/classifications-for-culture/cultural-interest-places/E" xlink:type="simple">Edificio di culto</text:a></text:p>
          </table:table-cell>
          <table:table-cell table:style-name="ce408">
            <office:annotation draw:style-name="gr1" draw:text-style-name="P2" svg:width="671.61pt" svg:height="90pt" svg:x="425.88pt" svg:y="564.75pt" draw:caption-point-x="-11.54pt" draw:caption-point-y="-22.99pt">
              <dc:date>2023-06-22T00:00:00</dc:date>
              <text:p text:style-name="P1">======</text:p>
              <text:p text:style-name="P1">ID#AAAAYea4Hwg</text:p>
              <text:p text:style-name="P1"><text:s text:c="4"/>(2022-04-26 09:21:54)</text:p>
              <text:p text:style-name="P1">come princìpio: includere TUTTE le voci della tassonomia.</text:p>
              <text:p text:style-name="P1">Nei siti dei comuni saranno presenti solo le categorie non vuote. Se nel comune non ci sono "catacombe" la categoria "catacomba" non viene visualizzata</text:p>
            </office:annotation>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E1" xlink:type="simple">Abbazia</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E8" xlink:type="simple">Chiesa</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E4" xlink:type="simple">Campanile</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E3" xlink:type="simple">Battistero</text:a></text:p>
          </table:table-cell>
          <table:table-cell table:style-name="ce410" table:number-columns-repeated="2"/>
          <table:table-cell table:number-columns-repeated="1020"/>
        </table:table-row>
        <table:table-row table:style-name="ro3">
          <table:table-cell table:style-name="ce407"/>
          <table:table-cell table:style-name="ce413" office:value-type="string" calcext:value-type="string">
            <text:p><text:a xlink:href="https://schema.gov.it/lodview/controlled-vocabulary/classifications-for-culture/cultural-interest-places/E10" xlink:type="simple">Convento</text:a></text:p>
          </table:table-cell>
          <table:table-cell table:style-name="ce410" table:number-columns-repeated="2"/>
          <table:table-cell table:number-columns-repeated="1020"/>
        </table:table-row>
        <table:table-row table:style-name="ro3">
          <table:table-cell table:style-name="ce407"/>
          <table:table-cell table:style-name="ce413" office:value-type="string" calcext:value-type="string">
            <text:p><text:a xlink:href="https://schema.gov.it/lodview/controlled-vocabulary/classifications-for-culture/cultural-interest-places/E11" xlink:type="simple">Duomo</text:a></text:p>
          </table:table-cell>
          <table:table-cell table:style-name="ce410" table:number-columns-repeated="2"/>
          <table:table-cell table:number-columns-repeated="1020"/>
        </table:table-row>
        <table:table-row table:style-name="ro3">
          <table:table-cell table:style-name="ce407"/>
          <table:table-cell table:style-name="ce413" office:value-type="string" calcext:value-type="string">
            <text:p><text:a xlink:href="https://schema.gov.it/lodview/controlled-vocabulary/classifications-for-culture/cultural-interest-places/E12" xlink:type="simple">Edicola</text:a></text:p>
          </table:table-cell>
          <table:table-cell table:style-name="ce410" table:number-columns-repeated="2"/>
          <table:table-cell table:number-columns-repeated="1020"/>
        </table:table-row>
        <table:table-row table:style-name="ro3">
          <table:table-cell table:style-name="ce407"/>
          <table:table-cell table:style-name="ce413" office:value-type="string" calcext:value-type="string">
            <text:p><text:a xlink:href="https://schema.gov.it/lodview/controlled-vocabulary/classifications-for-culture/cultural-interest-places/E13" xlink:type="simple">Eremo</text:a></text:p>
          </table:table-cell>
          <table:table-cell table:style-name="ce410" table:number-columns-repeated="2"/>
          <table:table-cell table:number-columns-repeated="1020"/>
        </table:table-row>
        <table:table-row table:style-name="ro3">
          <table:table-cell table:style-name="ce407"/>
          <table:table-cell table:style-name="ce413" office:value-type="string" calcext:value-type="string">
            <text:p><text:a xlink:href="https://schema.gov.it/lodview/controlled-vocabulary/classifications-for-culture/cultural-interest-places/E14" xlink:type="simple">Mausoleo</text:a></text:p>
          </table:table-cell>
          <table:table-cell table:style-name="ce410" table:number-columns-repeated="2"/>
          <table:table-cell table:number-columns-repeated="1020"/>
        </table:table-row>
        <table:table-row table:style-name="ro3">
          <table:table-cell table:style-name="ce407"/>
          <table:table-cell table:style-name="ce413" office:value-type="string" calcext:value-type="string">
            <text:p><text:a xlink:href="https://schema.gov.it/lodview/controlled-vocabulary/classifications-for-culture/cultural-interest-places/E15" xlink:type="simple">Monastero</text:a></text:p>
          </table:table-cell>
          <table:table-cell table:style-name="ce410" table:number-columns-repeated="2"/>
          <table:table-cell table:number-columns-repeated="1020"/>
        </table:table-row>
        <table:table-row table:style-name="ro3">
          <table:table-cell table:style-name="ce407"/>
          <table:table-cell table:style-name="ce413" office:value-type="string" calcext:value-type="string">
            <text:p><text:a xlink:href="https://schema.gov.it/lodview/controlled-vocabulary/classifications-for-culture/cultural-interest-places/E16" xlink:type="simple">Santuario</text:a></text:p>
          </table:table-cell>
          <table:table-cell table:style-name="ce410" table:number-columns-repeated="2"/>
          <table:table-cell table:number-columns-repeated="1020"/>
        </table:table-row>
        <table:table-row table:style-name="ro3">
          <table:table-cell table:style-name="ce407"/>
          <table:table-cell table:style-name="ce413" office:value-type="string" calcext:value-type="string">
            <text:p><text:a xlink:href="https://schema.gov.it/lodview/controlled-vocabulary/classifications-for-culture/cultural-interest-places/E17" xlink:type="simple">Sinagoga</text:a></text:p>
          </table:table-cell>
          <table:table-cell table:style-name="ce410" table:number-columns-repeated="2"/>
          <table:table-cell table:number-columns-repeated="1020"/>
        </table:table-row>
        <table:table-row table:style-name="ro3">
          <table:table-cell table:style-name="ce407"/>
          <table:table-cell table:style-name="ce413" office:value-type="string" calcext:value-type="string">
            <text:p><text:a xlink:href="https://schema.gov.it/lodview/controlled-vocabulary/classifications-for-culture/cultural-interest-places/E18" xlink:type="simple">Tempio</text:a></text:p>
          </table:table-cell>
          <table:table-cell table:style-name="ce410" table:number-columns-repeated="2"/>
          <table:table-cell table:number-columns-repeated="1020"/>
        </table:table-row>
        <table:table-row table:style-name="ro3">
          <table:table-cell table:style-name="ce407"/>
          <table:table-cell table:style-name="ce413" office:value-type="string" calcext:value-type="string">
            <text:p><text:a xlink:href="https://schema.gov.it/lodview/controlled-vocabulary/classifications-for-culture/cultural-interest-places/E19" xlink:type="simple">Sepolcro</text:a></text:p>
          </table:table-cell>
          <table:table-cell table:style-name="ce410" table:number-columns-repeated="2"/>
          <table:table-cell table:number-columns-repeated="1020"/>
        </table:table-row>
        <table:table-row table:style-name="ro3">
          <table:table-cell table:style-name="ce407"/>
          <table:table-cell table:style-name="ce413" office:value-type="string" calcext:value-type="string">
            <text:p><text:a xlink:href="https://schema.gov.it/lodview/controlled-vocabulary/classifications-for-culture/cultural-interest-places/E2" xlink:type="simple">Basilica</text:a></text:p>
          </table:table-cell>
          <table:table-cell table:style-name="ce410" table:number-columns-repeated="2"/>
          <table:table-cell table:number-columns-repeated="1020"/>
        </table:table-row>
        <table:table-row table:style-name="ro3">
          <table:table-cell table:style-name="ce407"/>
          <table:table-cell table:style-name="ce413" office:value-type="string" calcext:value-type="string">
            <text:p><text:a xlink:href="https://schema.gov.it/lodview/controlled-vocabulary/classifications-for-culture/cultural-interest-places/E5" xlink:type="simple">Cappella</text:a></text:p>
          </table:table-cell>
          <table:table-cell table:style-name="ce410" table:number-columns-repeated="2"/>
          <table:table-cell table:number-columns-repeated="1020"/>
        </table:table-row>
        <table:table-row table:style-name="ro3">
          <table:table-cell table:style-name="ce407"/>
          <table:table-cell table:style-name="ce413" office:value-type="string" calcext:value-type="string">
            <text:p><text:a xlink:href="https://schema.gov.it/lodview/controlled-vocabulary/classifications-for-culture/cultural-interest-places/E6" xlink:type="simple">Catacomba</text:a></text:p>
          </table:table-cell>
          <table:table-cell table:style-name="ce410" table:number-columns-repeated="2"/>
          <table:table-cell table:number-columns-repeated="1020"/>
        </table:table-row>
        <table:table-row table:style-name="ro3">
          <table:table-cell table:style-name="ce407"/>
          <table:table-cell table:style-name="ce413" office:value-type="string" calcext:value-type="string">
            <text:p><text:a xlink:href="https://schema.gov.it/lodview/controlled-vocabulary/classifications-for-culture/cultural-interest-places/E7" xlink:type="simple">Cattedrale</text:a></text:p>
          </table:table-cell>
          <table:table-cell table:style-name="ce410" table:number-columns-repeated="2"/>
          <table:table-cell table:number-columns-repeated="1020"/>
        </table:table-row>
        <table:table-row table:style-name="ro3">
          <table:table-cell table:style-name="ce407"/>
          <table:table-cell table:style-name="ce413" office:value-type="string" calcext:value-type="string">
            <text:p><text:a xlink:href="https://schema.gov.it/lodview/controlled-vocabulary/classifications-for-culture/cultural-interest-places/E9" xlink:type="simple">Cimitero</text:a></text:p>
          </table:table-cell>
          <table:table-cell table:style-name="ce410" table:number-columns-repeated="2"/>
          <table:table-cell table:number-columns-repeated="1020"/>
        </table:table-row>
        <table:table-row table:style-name="ro3">
          <table:table-cell table:style-name="ce406" office:value-type="string" calcext:value-type="string">
            <text:p><text:a xlink:href="https://schema.gov.it/lodview/controlled-vocabulary/classifications-for-culture/cultural-interest-places/F" xlink:type="simple">Monumento o complesso monumentale</text:a></text:p>
          </table:table-cell>
          <table:table-cell table:style-name="ce408"/>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F1" xlink:type="simple">Archi</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F2" xlink:type="simple">Colonna</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F3" xlink:type="simple">Complesso monumentale</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F4" xlink:type="simple">Monumento</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F5" xlink:type="simple">Obelisco</text:a></text:p>
          </table:table-cell>
          <table:table-cell table:style-name="ce410" table:number-columns-repeated="2"/>
          <table:table-cell table:number-columns-repeated="1020"/>
        </table:table-row>
        <table:table-row table:style-name="ro3">
          <table:table-cell table:style-name="ce406" office:value-type="string" calcext:value-type="string">
            <text:p><text:a xlink:href="https://schema.gov.it/lodview/controlled-vocabulary/classifications-for-culture/cultural-interest-places/G" xlink:type="simple">Parco e giardino</text:a></text:p>
          </table:table-cell>
          <table:table-cell table:style-name="ce408"/>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G1" xlink:type="simple">Belvedere</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G2" xlink:type="simple">Giardino</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G3" xlink:type="simple">Parco</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G4" xlink:type="simple">Viale</text:a></text:p>
          </table:table-cell>
          <table:table-cell table:style-name="ce410" table:number-columns-repeated="2"/>
          <table:table-cell table:number-columns-repeated="1020"/>
        </table:table-row>
        <table:table-row table:style-name="ro3">
          <table:table-cell table:style-name="ce406" office:value-type="string" calcext:value-type="string">
            <text:p><text:a xlink:href="https://schema.gov.it/lodview/controlled-vocabulary/classifications-for-culture/cultural-interest-places/H" xlink:type="simple">Bellezza naturale</text:a></text:p>
          </table:table-cell>
          <table:table-cell table:style-name="ce408"/>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H1" xlink:type="simple">Costa marittima</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H2" xlink:type="simple">Lago</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H3" xlink:type="simple">Corso d’acqua</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H4" xlink:type="simple">Montagna</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H5" xlink:type="simple">Ghiacciaio</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H6" xlink:type="simple">Riserva Naturale</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H7" xlink:type="simple">Foresta e bosco</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H8" xlink:type="simple">Vulcano</text:a></text:p>
          </table:table-cell>
          <table:table-cell table:style-name="ce410" table:number-columns-repeated="2"/>
          <table:table-cell table:number-columns-repeated="1020"/>
        </table:table-row>
        <table:table-row table:style-name="ro3">
          <table:table-cell table:style-name="ce406" office:value-type="string" calcext:value-type="string">
            <text:p><text:a xlink:href="https://schema.gov.it/lodview/controlled-vocabulary/classifications-for-culture/cultural-interest-places/I" xlink:type="simple">Luogo per lo sport e il tempo libero</text:a></text:p>
          </table:table-cell>
          <table:table-cell table:style-name="ce408"/>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I1" xlink:type="simple">Campo Sportivo</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I2" xlink:type="simple">Piscina</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I3" xlink:type="simple">Stadio</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I4" xlink:type="simple">Terme</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I5" xlink:type="simple">Casinò</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I6" xlink:type="simple">Circolo sportivo</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I7" xlink:type="simple">Piazza</text:a></text:p>
          </table:table-cell>
          <table:table-cell table:style-name="ce410" table:number-columns-repeated="2"/>
          <table:table-cell table:number-columns-repeated="1020"/>
        </table:table-row>
        <table:table-row table:style-name="ro3">
          <table:table-cell table:style-name="ce406" office:value-type="string" calcext:value-type="string">
            <text:p><text:a xlink:href="https://schema.gov.it/lodview/controlled-vocabulary/classifications-for-culture/cultural-interest-places/L" xlink:type="simple">Architettura commerciale</text:a></text:p>
          </table:table-cell>
          <table:table-cell table:style-name="ce408"/>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L1" xlink:type="simple">Mercati</text:a></text:p>
          </table:table-cell>
          <table:table-cell table:style-name="ce410" table:number-columns-repeated="2"/>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L2" xlink:type="simple">Farmacie</text:a></text:p>
          </table:table-cell>
          <table:table-cell table:style-name="ce410" table:number-columns-repeated="2"/>
          <table:table-cell table:number-columns-repeated="1020"/>
        </table:table-row>
        <table:table-row table:style-name="ro3">
          <table:table-cell table:style-name="ce406" office:value-type="string" calcext:value-type="string">
            <text:p><text:a xlink:href="https://schema.gov.it/lodview/controlled-vocabulary/classifications-for-culture/cultural-interest-places/M" xlink:type="simple">Centro per l'assistenza e la tutela sociale</text:a></text:p>
          </table:table-cell>
          <table:table-cell table:style-name="ce408" table:number-columns-repeated="2"/>
          <table:table-cell table:style-name="ce414"/>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M1" xlink:type="simple">Casa di riposo</text:a></text:p>
          </table:table-cell>
          <table:table-cell table:style-name="ce408"/>
          <table:table-cell table:style-name="ce414"/>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M2" xlink:type="simple">Centro di accoglienza</text:a></text:p>
          </table:table-cell>
          <table:table-cell table:style-name="ce408"/>
          <table:table-cell table:style-name="ce414"/>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M3" xlink:type="simple">Ospedale</text:a></text:p>
          </table:table-cell>
          <table:table-cell table:style-name="ce408"/>
          <table:table-cell table:style-name="ce414"/>
          <table:table-cell table:number-columns-repeated="1020"/>
        </table:table-row>
        <table:table-row table:style-name="ro3">
          <table:table-cell table:style-name="ce406" office:value-type="string" calcext:value-type="string">
            <text:p><text:a xlink:href="https://schema.gov.it/lodview/controlled-vocabulary/classifications-for-culture/cultural-interest-places/N" xlink:type="simple">Infrastruttura e impianto</text:a></text:p>
          </table:table-cell>
          <table:table-cell table:style-name="ce408" table:number-columns-repeated="2"/>
          <table:table-cell table:style-name="ce414"/>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N1" xlink:type="simple">Centro di raccolta</text:a></text:p>
          </table:table-cell>
          <table:table-cell table:style-name="ce408"/>
          <table:table-cell table:style-name="ce414"/>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N2" xlink:type="simple">Acquedotto</text:a></text:p>
          </table:table-cell>
          <table:table-cell table:style-name="ce408"/>
          <table:table-cell table:style-name="ce414"/>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N3" xlink:type="simple">Aeroporto</text:a></text:p>
          </table:table-cell>
          <table:table-cell table:style-name="ce408"/>
          <table:table-cell table:style-name="ce414"/>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N4" xlink:type="simple">Porto</text:a></text:p>
          </table:table-cell>
          <table:table-cell table:style-name="ce408"/>
          <table:table-cell table:style-name="ce414"/>
          <table:table-cell table:number-columns-repeated="1020"/>
        </table:table-row>
        <table:table-row table:style-name="ro3">
          <table:table-cell table:style-name="ce406" office:value-type="string" calcext:value-type="string">
            <text:p><text:a xlink:href="https://schema.gov.it/lodview/controlled-vocabulary/classifications-for-culture/cultural-interest-places/O" xlink:type="simple">Struttura ricettiva</text:a></text:p>
          </table:table-cell>
          <table:table-cell table:style-name="ce408" table:number-columns-repeated="2"/>
          <table:table-cell table:style-name="ce414"/>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O1" xlink:type="simple">Albergo</text:a></text:p>
          </table:table-cell>
          <table:table-cell table:style-name="ce408"/>
          <table:table-cell table:style-name="ce414"/>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O2" xlink:type="simple">Foresteria</text:a></text:p>
          </table:table-cell>
          <table:table-cell table:style-name="ce408"/>
          <table:table-cell table:style-name="ce414"/>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O3" xlink:type="simple">Rifugio</text:a></text:p>
          </table:table-cell>
          <table:table-cell table:style-name="ce408"/>
          <table:table-cell table:style-name="ce414"/>
          <table:table-cell table:number-columns-repeated="1020"/>
        </table:table-row>
        <table:table-row table:style-name="ro3">
          <table:table-cell table:style-name="ce408"/>
          <table:table-cell table:style-name="ce406" office:value-type="string" calcext:value-type="string">
            <text:p><text:a xlink:href="https://schema.gov.it/lodview/controlled-vocabulary/classifications-for-culture/cultural-interest-places/O4" xlink:type="simple">Rifugio per animali</text:a></text:p>
          </table:table-cell>
          <table:table-cell table:style-name="ce408"/>
          <table:table-cell table:style-name="ce414"/>
          <table:table-cell table:number-columns-repeated="1020"/>
        </table:table-row>
        <table:table-row table:style-name="ro3" table:number-rows-repeated="903">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Tassonomia Tipi di EVENTO" table:style-name="ta27">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4" table:number-columns-repeated="1020" table:default-cell-style-name="Default"/>
        <table:table-row table:style-name="ro12">
          <table:table-cell table:style-name="ce415" office:value-type="string" calcext:value-type="string" table:number-columns-spanned="4" table:number-rows-spanned="1">
            <text:p><text:span text:style-name="T23">Tipi di EVENTO </text:span><text:span text:style-name="T24">(Tassonomia)</text:span></text:p>
          </table:table-cell>
          <table:covered-table-cell table:number-columns-repeated="3"/>
          <table:table-cell table:number-columns-repeated="1020"/>
        </table:table-row>
        <table:table-row table:style-name="ro12">
          <table:table-cell table:style-name="ce401" office:value-type="string" calcext:value-type="string" table:number-columns-spanned="4" table:number-rows-spanned="1">
            <text:p><text:a xlink:href="https://schema.gov.it/semantic-assets/details?uri=https%3A%2F%2Fw3id.org%2Fitalia%2Fcontrolled-vocabulary%2Fpublic-event-types" xlink:type="simple">Classificazione multi livello degli eventi di interesse pubblico, definita nella Tassonomia degli eventi di interesse pubblico che riportiamo aggiornata al 17/03/2022</text:a></text:p>
          </table:table-cell>
          <table:covered-table-cell table:number-columns-repeated="3"/>
          <table:table-cell table:number-columns-repeated="1020"/>
        </table:table-row>
        <table:table-row table:style-name="ro3">
          <table:table-cell table:style-name="ce402" office:value-type="string" calcext:value-type="string">
            <text:p>Voci di 1 livello</text:p>
          </table:table-cell>
          <table:table-cell table:style-name="ce402" office:value-type="string" calcext:value-type="string">
            <text:p>Voci di 2 livello</text:p>
          </table:table-cell>
          <table:table-cell table:style-name="ce409" office:value-type="string" calcext:value-type="string">
            <text:p>Voci di 3 livello</text:p>
          </table:table-cell>
          <table:table-cell table:style-name="ce409" office:value-type="string" calcext:value-type="string">
            <text:p>Note e parole chiave</text:p>
          </table:table-cell>
          <table:table-cell table:number-columns-repeated="1020"/>
        </table:table-row>
        <table:table-row table:style-name="ro3">
          <table:table-cell table:style-name="ce413" office:value-type="string" calcext:value-type="string">
            <text:p><text:a xlink:href="https://schema.gov.it/lodview/controlled-vocabulary/public-event-types/1" xlink:type="simple">Evento culturale</text:a></text:p>
          </table:table-cell>
          <table:table-cell table:style-name="ce417" table:number-columns-repeated="3"/>
          <table:table-cell table:number-columns-repeated="1020"/>
        </table:table-row>
        <table:table-row table:style-name="ro3">
          <table:table-cell table:style-name="ce416"/>
          <table:table-cell table:style-name="ce418" office:value-type="string" calcext:value-type="string">
            <text:p><text:a xlink:href="https://schema.gov.it/lodview/controlled-vocabulary/public-event-types/11" xlink:type="simple">Manifestazione artistica</text:a></text:p>
          </table:table-cell>
          <table:table-cell table:style-name="ce417" table:number-columns-repeated="2"/>
          <table:table-cell table:number-columns-repeated="1020"/>
        </table:table-row>
        <table:table-row table:style-name="ro3">
          <table:table-cell table:style-name="ce416"/>
          <table:table-cell table:style-name="ce417"/>
          <table:table-cell table:style-name="ce418" office:value-type="string" calcext:value-type="string">
            <text:p><text:a xlink:href="https://schema.gov.it/lodview/controlled-vocabulary/public-event-types/111" xlink:type="simple">Festival</text:a></text:p>
          </table:table-cell>
          <table:table-cell table:style-name="ce417"/>
          <table:table-cell table:number-columns-repeated="1020"/>
        </table:table-row>
        <table:table-row table:style-name="ro3">
          <table:table-cell table:style-name="ce416"/>
          <table:table-cell table:style-name="ce417"/>
          <table:table-cell table:style-name="ce418" office:value-type="string" calcext:value-type="string">
            <text:p><text:a xlink:href="https://schema.gov.it/lodview/controlled-vocabulary/public-event-types/112" xlink:type="simple">Mostra</text:a></text:p>
          </table:table-cell>
          <table:table-cell table:style-name="ce417"/>
          <table:table-cell table:number-columns-repeated="1020"/>
        </table:table-row>
        <table:table-row table:style-name="ro3">
          <table:table-cell table:style-name="ce416"/>
          <table:table-cell table:style-name="ce417"/>
          <table:table-cell table:style-name="ce418" office:value-type="string" calcext:value-type="string">
            <text:p><text:a xlink:href="https://schema.gov.it/lodview/controlled-vocabulary/public-event-types/113" xlink:type="simple">Spettacolo teatrale</text:a></text:p>
          </table:table-cell>
          <table:table-cell table:style-name="ce417"/>
          <table:table-cell table:number-columns-repeated="1020"/>
        </table:table-row>
        <table:table-row table:style-name="ro3">
          <table:table-cell table:style-name="ce416"/>
          <table:table-cell table:style-name="ce417"/>
          <table:table-cell table:style-name="ce418" office:value-type="string" calcext:value-type="string">
            <text:p><text:a xlink:href="https://schema.gov.it/lodview/controlled-vocabulary/public-event-types/114" xlink:type="simple">Spettacolo di danza</text:a></text:p>
          </table:table-cell>
          <table:table-cell table:style-name="ce417"/>
          <table:table-cell table:number-columns-repeated="1020"/>
        </table:table-row>
        <table:table-row table:style-name="ro3">
          <table:table-cell table:style-name="ce416"/>
          <table:table-cell table:style-name="ce417"/>
          <table:table-cell table:style-name="ce418" office:value-type="string" calcext:value-type="string">
            <text:p><text:a xlink:href="https://schema.gov.it/lodview/controlled-vocabulary/public-event-types/115" xlink:type="simple">Manifestazione musicale</text:a></text:p>
          </table:table-cell>
          <table:table-cell table:style-name="ce417"/>
          <table:table-cell table:number-columns-repeated="1020"/>
        </table:table-row>
        <table:table-row table:style-name="ro3">
          <table:table-cell table:style-name="ce416"/>
          <table:table-cell table:style-name="ce417"/>
          <table:table-cell table:style-name="ce418" office:value-type="string" calcext:value-type="string">
            <text:p><text:a xlink:href="https://schema.gov.it/lodview/controlled-vocabulary/public-event-types/116" xlink:type="simple">Visita guidata</text:a></text:p>
          </table:table-cell>
          <table:table-cell table:style-name="ce417"/>
          <table:table-cell table:number-columns-repeated="1020"/>
        </table:table-row>
        <table:table-row table:style-name="ro3">
          <table:table-cell table:style-name="ce416"/>
          <table:table-cell table:style-name="ce417"/>
          <table:table-cell table:style-name="ce418" office:value-type="string" calcext:value-type="string">
            <text:p><text:a xlink:href="https://schema.gov.it/lodview/controlled-vocabulary/public-event-types/117" xlink:type="simple">Lettura (pubblica)</text:a></text:p>
          </table:table-cell>
          <table:table-cell table:style-name="ce417"/>
          <table:table-cell table:number-columns-repeated="1020"/>
        </table:table-row>
        <table:table-row table:style-name="ro3">
          <table:table-cell table:style-name="ce416"/>
          <table:table-cell table:style-name="ce417"/>
          <table:table-cell table:style-name="ce418" office:value-type="string" calcext:value-type="string">
            <text:p><text:a xlink:href="https://schema.gov.it/lodview/controlled-vocabulary/public-event-types/118" xlink:type="simple">Proiezione cinematografica</text:a></text:p>
          </table:table-cell>
          <table:table-cell table:style-name="ce417"/>
          <table:table-cell table:number-columns-repeated="1020"/>
        </table:table-row>
        <table:table-row table:style-name="ro3">
          <table:table-cell table:style-name="ce416"/>
          <table:table-cell table:style-name="ce417"/>
          <table:table-cell table:style-name="ce418" office:value-type="string" calcext:value-type="string">
            <text:p><text:a xlink:href="https://schema.gov.it/lodview/controlled-vocabulary/public-event-types/119" xlink:type="simple">Visita libera</text:a></text:p>
          </table:table-cell>
          <table:table-cell table:style-name="ce417"/>
          <table:table-cell table:number-columns-repeated="1020"/>
        </table:table-row>
        <table:table-row table:style-name="ro3">
          <table:table-cell table:style-name="ce416"/>
          <table:table-cell table:style-name="ce418" office:value-type="string" calcext:value-type="string">
            <text:p><text:a xlink:href="https://schema.gov.it/lodview/controlled-vocabulary/public-event-types/12" xlink:type="simple">Evento di formazione</text:a></text:p>
          </table:table-cell>
          <table:table-cell table:style-name="ce417" table:number-columns-repeated="2"/>
          <table:table-cell table:number-columns-repeated="1020"/>
        </table:table-row>
        <table:table-row table:style-name="ro3">
          <table:table-cell table:style-name="ce416"/>
          <table:table-cell table:style-name="ce417"/>
          <table:table-cell table:style-name="ce418" office:value-type="string" calcext:value-type="string">
            <text:p><text:a xlink:href="https://schema.gov.it/lodview/controlled-vocabulary/public-event-types/121" xlink:type="simple">Scuola estiva/invernale</text:a></text:p>
          </table:table-cell>
          <table:table-cell table:style-name="ce417"/>
          <table:table-cell table:number-columns-repeated="1020"/>
        </table:table-row>
        <table:table-row table:style-name="ro3">
          <table:table-cell table:style-name="ce416"/>
          <table:table-cell table:style-name="ce417"/>
          <table:table-cell table:style-name="ce418" office:value-type="string" calcext:value-type="string">
            <text:p><text:a xlink:href="https://schema.gov.it/lodview/controlled-vocabulary/public-event-types/122" xlink:type="simple">Webinar</text:a></text:p>
          </table:table-cell>
          <table:table-cell table:style-name="ce417"/>
          <table:table-cell table:number-columns-repeated="1020"/>
        </table:table-row>
        <table:table-row table:style-name="ro3">
          <table:table-cell table:style-name="ce416"/>
          <table:table-cell table:style-name="ce417"/>
          <table:table-cell table:style-name="ce418" office:value-type="string" calcext:value-type="string">
            <text:p><text:a xlink:href="https://schema.gov.it/lodview/controlled-vocabulary/public-event-types/123" xlink:type="simple">Seminario</text:a></text:p>
          </table:table-cell>
          <table:table-cell table:style-name="ce417"/>
          <table:table-cell table:number-columns-repeated="1020"/>
        </table:table-row>
        <table:table-row table:style-name="ro3">
          <table:table-cell table:style-name="ce416"/>
          <table:table-cell table:style-name="ce417"/>
          <table:table-cell table:style-name="ce418" office:value-type="string" calcext:value-type="string">
            <text:p><text:a xlink:href="https://schema.gov.it/lodview/controlled-vocabulary/public-event-types/124" xlink:type="simple">Laboratorio</text:a></text:p>
          </table:table-cell>
          <table:table-cell table:style-name="ce417"/>
          <table:table-cell table:number-columns-repeated="1020"/>
        </table:table-row>
        <table:table-row table:style-name="ro3">
          <table:table-cell table:style-name="ce416"/>
          <table:table-cell table:style-name="ce417"/>
          <table:table-cell table:style-name="ce418" office:value-type="string" calcext:value-type="string">
            <text:p><text:a xlink:href="https://schema.gov.it/lodview/controlled-vocabulary/public-event-types/125" xlink:type="simple">Presentazione libro</text:a></text:p>
          </table:table-cell>
          <table:table-cell table:style-name="ce417"/>
          <table:table-cell table:number-columns-repeated="1020"/>
        </table:table-row>
        <table:table-row table:style-name="ro3">
          <table:table-cell table:style-name="ce416"/>
          <table:table-cell table:style-name="ce417"/>
          <table:table-cell table:style-name="ce418" office:value-type="string" calcext:value-type="string">
            <text:p><text:a xlink:href="https://schema.gov.it/lodview/controlled-vocabulary/public-event-types/126" xlink:type="simple">Corso</text:a></text:p>
          </table:table-cell>
          <table:table-cell table:style-name="ce417"/>
          <table:table-cell table:number-columns-repeated="1020"/>
        </table:table-row>
        <table:table-row table:style-name="ro3">
          <table:table-cell table:style-name="ce416"/>
          <table:table-cell table:style-name="ce418" office:value-type="string" calcext:value-type="string">
            <text:p><text:a xlink:href="https://schema.gov.it/lodview/controlled-vocabulary/public-event-types/13" xlink:type="simple">Conferenza e summit</text:a></text:p>
          </table:table-cell>
          <table:table-cell table:style-name="ce417" table:number-columns-repeated="2"/>
          <table:table-cell table:number-columns-repeated="1020"/>
        </table:table-row>
        <table:table-row table:style-name="ro3">
          <table:table-cell table:style-name="ce416"/>
          <table:table-cell table:style-name="ce417"/>
          <table:table-cell table:style-name="ce418" office:value-type="string" calcext:value-type="string">
            <text:p><text:a xlink:href="https://schema.gov.it/lodview/controlled-vocabulary/public-event-types/131" xlink:type="simple">Convegno</text:a></text:p>
          </table:table-cell>
          <table:table-cell table:style-name="ce417"/>
          <table:table-cell table:number-columns-repeated="1020"/>
        </table:table-row>
        <table:table-row table:style-name="ro3">
          <table:table-cell table:style-name="ce416"/>
          <table:table-cell table:style-name="ce417"/>
          <table:table-cell table:style-name="ce418" office:value-type="string" calcext:value-type="string">
            <text:p><text:a xlink:href="https://schema.gov.it/lodview/controlled-vocabulary/public-event-types/132" xlink:type="simple">Vertice</text:a></text:p>
          </table:table-cell>
          <table:table-cell table:style-name="ce417"/>
          <table:table-cell table:number-columns-repeated="1020"/>
        </table:table-row>
        <table:table-row table:style-name="ro3">
          <table:table-cell table:style-name="ce416"/>
          <table:table-cell table:style-name="ce417"/>
          <table:table-cell table:style-name="ce418" office:value-type="string" calcext:value-type="string">
            <text:p><text:a xlink:href="https://schema.gov.it/lodview/controlled-vocabulary/public-event-types/133" xlink:type="simple">Congresso</text:a></text:p>
          </table:table-cell>
          <table:table-cell table:style-name="ce417"/>
          <table:table-cell table:number-columns-repeated="1020"/>
        </table:table-row>
        <table:table-row table:style-name="ro3">
          <table:table-cell table:style-name="ce416"/>
          <table:table-cell table:style-name="ce418" office:value-type="string" calcext:value-type="string">
            <text:p><text:a xlink:href="https://schema.gov.it/lodview/controlled-vocabulary/public-event-types/14" xlink:type="simple">Giornata informativa</text:a></text:p>
          </table:table-cell>
          <table:table-cell table:style-name="ce417" table:number-columns-repeated="2"/>
          <table:table-cell table:number-columns-repeated="1020"/>
        </table:table-row>
        <table:table-row table:style-name="ro3">
          <table:table-cell table:style-name="ce416"/>
          <table:table-cell table:style-name="ce417"/>
          <table:table-cell table:style-name="ce418" office:value-type="string" calcext:value-type="string">
            <text:p><text:a xlink:href="https://schema.gov.it/lodview/controlled-vocabulary/public-event-types/141" xlink:type="simple">Giornata aperta</text:a></text:p>
          </table:table-cell>
          <table:table-cell table:style-name="ce417"/>
          <table:table-cell table:number-columns-repeated="1020"/>
        </table:table-row>
        <table:table-row table:style-name="ro3">
          <table:table-cell table:style-name="ce413" office:value-type="string" calcext:value-type="string">
            <text:p><text:a xlink:href="https://schema.gov.it/lodview/controlled-vocabulary/public-event-types/2" xlink:type="simple">Eventi sociali</text:a></text:p>
          </table:table-cell>
          <table:table-cell table:style-name="ce417" table:number-columns-repeated="3"/>
          <table:table-cell table:number-columns-repeated="1020"/>
        </table:table-row>
        <table:table-row table:style-name="ro3">
          <table:table-cell table:style-name="ce416"/>
          <table:table-cell table:style-name="ce418" office:value-type="string" calcext:value-type="string">
            <text:p><text:a xlink:href="https://schema.gov.it/lodview/controlled-vocabulary/public-event-types/21" xlink:type="simple">Concorso e cerimonia</text:a></text:p>
          </table:table-cell>
          <table:table-cell table:style-name="ce417" table:number-columns-repeated="2"/>
          <table:table-cell table:number-columns-repeated="1020"/>
        </table:table-row>
        <table:table-row table:style-name="ro3">
          <table:table-cell table:style-name="ce416"/>
          <table:table-cell table:style-name="ce14"/>
          <table:table-cell table:style-name="ce418" office:value-type="string" calcext:value-type="string">
            <text:p><text:a xlink:href="https://schema.gov.it/lodview/controlled-vocabulary/public-event-types/211" xlink:type="simple">Cerimonia</text:a></text:p>
          </table:table-cell>
          <table:table-cell table:style-name="ce417"/>
          <table:table-cell table:number-columns-repeated="1020"/>
        </table:table-row>
        <table:table-row table:style-name="ro3">
          <table:table-cell table:style-name="ce416"/>
          <table:table-cell table:style-name="ce14"/>
          <table:table-cell table:style-name="ce418" office:value-type="string" calcext:value-type="string">
            <text:p><text:a xlink:href="https://schema.gov.it/lodview/controlled-vocabulary/public-event-types/212" xlink:type="simple">Concorso/competizione</text:a></text:p>
          </table:table-cell>
          <table:table-cell table:style-name="ce417"/>
          <table:table-cell table:number-columns-repeated="1020"/>
        </table:table-row>
        <table:table-row table:style-name="ro3">
          <table:table-cell table:style-name="ce416"/>
          <table:table-cell table:style-name="ce418" office:value-type="string" calcext:value-type="string">
            <text:p><text:a xlink:href="https://schema.gov.it/lodview/controlled-vocabulary/public-event-types/22" xlink:type="simple">Dibattito pubblico</text:a></text:p>
          </table:table-cell>
          <table:table-cell table:style-name="ce417" table:number-columns-repeated="2"/>
          <table:table-cell table:number-columns-repeated="1020"/>
        </table:table-row>
        <table:table-row table:style-name="ro3">
          <table:table-cell table:style-name="ce416"/>
          <table:table-cell table:style-name="ce14"/>
          <table:table-cell table:style-name="ce418" office:value-type="string" calcext:value-type="string">
            <text:p><text:a xlink:href="https://schema.gov.it/lodview/controlled-vocabulary/public-event-types/221" xlink:type="simple">Dibattito/dialogo pubblico</text:a></text:p>
          </table:table-cell>
          <table:table-cell table:style-name="ce417"/>
          <table:table-cell table:number-columns-repeated="1020"/>
        </table:table-row>
        <table:table-row table:style-name="ro3">
          <table:table-cell table:style-name="ce416"/>
          <table:table-cell table:style-name="ce14"/>
          <table:table-cell table:style-name="ce418" office:value-type="string" calcext:value-type="string">
            <text:p><text:a xlink:href="https://schema.gov.it/lodview/controlled-vocabulary/public-event-types/222" xlink:type="simple">Forum</text:a></text:p>
          </table:table-cell>
          <table:table-cell table:style-name="ce417"/>
          <table:table-cell table:number-columns-repeated="1020"/>
        </table:table-row>
        <table:table-row table:style-name="ro3">
          <table:table-cell table:style-name="ce416"/>
          <table:table-cell table:style-name="ce418" office:value-type="string" calcext:value-type="string">
            <text:p><text:a xlink:href="https://schema.gov.it/lodview/controlled-vocabulary/public-event-types/23" xlink:type="simple">Incontro con esperti</text:a></text:p>
          </table:table-cell>
          <table:table-cell table:style-name="ce417" table:number-columns-repeated="2"/>
          <table:table-cell table:number-columns-repeated="1020"/>
        </table:table-row>
        <table:table-row table:style-name="ro3">
          <table:table-cell table:style-name="ce416"/>
          <table:table-cell table:style-name="ce14"/>
          <table:table-cell table:style-name="ce418" office:value-type="string" calcext:value-type="string">
            <text:p><text:a xlink:href="https://schema.gov.it/lodview/controlled-vocabulary/public-event-types/231" xlink:type="simple">Riunione esperti</text:a></text:p>
          </table:table-cell>
          <table:table-cell table:style-name="ce417"/>
          <table:table-cell table:number-columns-repeated="1020"/>
        </table:table-row>
        <table:table-row table:style-name="ro3">
          <table:table-cell table:style-name="ce416"/>
          <table:table-cell table:style-name="ce14"/>
          <table:table-cell table:style-name="ce418" office:value-type="string" calcext:value-type="string">
            <text:p><text:a xlink:href="https://schema.gov.it/lodview/controlled-vocabulary/public-event-types/232" xlink:type="simple">Hackathon / Datathon</text:a></text:p>
          </table:table-cell>
          <table:table-cell table:style-name="ce417"/>
          <table:table-cell table:number-columns-repeated="1020"/>
        </table:table-row>
        <table:table-row table:style-name="ro3">
          <table:table-cell table:style-name="ce416"/>
          <table:table-cell table:style-name="ce418" office:value-type="string" calcext:value-type="string">
            <text:p><text:a xlink:href="https://schema.gov.it/lodview/controlled-vocabulary/public-event-types/24" xlink:type="simple">Raduno di comunità</text:a></text:p>
          </table:table-cell>
          <table:table-cell table:style-name="ce417" table:number-columns-repeated="2"/>
          <table:table-cell table:number-columns-repeated="1020"/>
        </table:table-row>
        <table:table-row table:style-name="ro3">
          <table:table-cell table:style-name="ce416"/>
          <table:table-cell table:style-name="ce14"/>
          <table:table-cell table:style-name="ce418" office:value-type="string" calcext:value-type="string">
            <text:p><text:a xlink:href="https://schema.gov.it/lodview/controlled-vocabulary/public-event-types/241" xlink:type="simple">Sfilata</text:a></text:p>
          </table:table-cell>
          <table:table-cell table:style-name="ce417"/>
          <table:table-cell table:number-columns-repeated="1020"/>
        </table:table-row>
        <table:table-row table:style-name="ro3">
          <table:table-cell table:style-name="ce416"/>
          <table:table-cell table:style-name="ce14"/>
          <table:table-cell table:style-name="ce418" office:value-type="string" calcext:value-type="string">
            <text:p><text:a xlink:href="https://schema.gov.it/lodview/controlled-vocabulary/public-event-types/242" xlink:type="simple">Sagra</text:a></text:p>
          </table:table-cell>
          <table:table-cell table:style-name="ce417"/>
          <table:table-cell table:number-columns-repeated="1020"/>
        </table:table-row>
        <table:table-row table:style-name="ro3">
          <table:table-cell table:style-name="ce416"/>
          <table:table-cell table:style-name="ce14"/>
          <table:table-cell table:style-name="ce418" office:value-type="string" calcext:value-type="string">
            <text:p><text:a xlink:href="https://schema.gov.it/lodview/controlled-vocabulary/public-event-types/243" xlink:type="simple">Torneo storico o Palio</text:a></text:p>
          </table:table-cell>
          <table:table-cell table:style-name="ce417"/>
          <table:table-cell table:number-columns-repeated="1020"/>
        </table:table-row>
        <table:table-row table:style-name="ro3">
          <table:table-cell table:style-name="ce416"/>
          <table:table-cell table:style-name="ce14"/>
          <table:table-cell table:style-name="ce418" office:value-type="string" calcext:value-type="string">
            <text:p><text:a xlink:href="https://schema.gov.it/lodview/controlled-vocabulary/public-event-types/244" xlink:type="simple">Festa Patronale o dei santi</text:a></text:p>
          </table:table-cell>
          <table:table-cell table:style-name="ce417"/>
          <table:table-cell table:number-columns-repeated="1020"/>
        </table:table-row>
        <table:table-row table:style-name="ro3">
          <table:table-cell table:style-name="ce416"/>
          <table:table-cell table:style-name="ce14"/>
          <table:table-cell table:style-name="ce418" office:value-type="string" calcext:value-type="string">
            <text:p><text:a xlink:href="https://schema.gov.it/lodview/controlled-vocabulary/public-event-types/245" xlink:type="simple">Mercatino</text:a></text:p>
          </table:table-cell>
          <table:table-cell table:style-name="ce417"/>
          <table:table-cell table:number-columns-repeated="1020"/>
        </table:table-row>
        <table:table-row table:style-name="ro3">
          <table:table-cell table:style-name="ce416"/>
          <table:table-cell table:style-name="ce14"/>
          <table:table-cell table:style-name="ce418" office:value-type="string" calcext:value-type="string">
            <text:p><text:a xlink:href="https://schema.gov.it/lodview/controlled-vocabulary/public-event-types/246" xlink:type="simple">Commemorazione</text:a></text:p>
          </table:table-cell>
          <table:table-cell table:style-name="ce417"/>
          <table:table-cell table:number-columns-repeated="1020"/>
        </table:table-row>
        <table:table-row table:style-name="ro3">
          <table:table-cell table:style-name="ce416"/>
          <table:table-cell table:style-name="ce418" office:value-type="string" calcext:value-type="string">
            <text:p><text:a xlink:href="https://schema.gov.it/lodview/controlled-vocabulary/public-event-types/25" xlink:type="simple">Evento religioso</text:a></text:p>
          </table:table-cell>
          <table:table-cell table:style-name="ce417" table:number-columns-repeated="2"/>
          <table:table-cell table:number-columns-repeated="1020"/>
        </table:table-row>
        <table:table-row table:style-name="ro3">
          <table:table-cell table:style-name="ce416"/>
          <table:table-cell table:style-name="ce14"/>
          <table:table-cell table:style-name="ce418" office:value-type="string" calcext:value-type="string">
            <text:p><text:a xlink:href="https://schema.gov.it/lodview/controlled-vocabulary/public-event-types/251" xlink:type="simple">Giubileo</text:a></text:p>
          </table:table-cell>
          <table:table-cell table:style-name="ce417"/>
          <table:table-cell table:number-columns-repeated="1020"/>
        </table:table-row>
        <table:table-row table:style-name="ro3">
          <table:table-cell table:style-name="ce416"/>
          <table:table-cell table:style-name="ce14"/>
          <table:table-cell table:style-name="ce418" office:value-type="string" calcext:value-type="string">
            <text:p><text:a xlink:href="https://schema.gov.it/lodview/controlled-vocabulary/public-event-types/252" xlink:type="simple">Udienza giubiliare</text:a></text:p>
          </table:table-cell>
          <table:table-cell table:style-name="ce417"/>
          <table:table-cell table:number-columns-repeated="1020"/>
        </table:table-row>
        <table:table-row table:style-name="ro3">
          <table:table-cell table:style-name="ce416"/>
          <table:table-cell table:style-name="ce14"/>
          <table:table-cell table:style-name="ce418" office:value-type="string" calcext:value-type="string">
            <text:p><text:a xlink:href="https://schema.gov.it/lodview/controlled-vocabulary/public-event-types/253" xlink:type="simple">Processione</text:a></text:p>
          </table:table-cell>
          <table:table-cell table:style-name="ce417"/>
          <table:table-cell table:number-columns-repeated="1020"/>
        </table:table-row>
        <table:table-row table:style-name="ro3">
          <table:table-cell table:style-name="ce416"/>
          <table:table-cell table:style-name="ce14"/>
          <table:table-cell table:style-name="ce418" office:value-type="string" calcext:value-type="string">
            <text:p><text:a xlink:href="https://schema.gov.it/lodview/controlled-vocabulary/public-event-types/254" xlink:type="simple">Celebrazione religiosa</text:a></text:p>
          </table:table-cell>
          <table:table-cell table:style-name="ce417" office:value-type="string" calcext:value-type="string">
            <text:p>Crediamo che sia più parlante della voce originale "clebrazione ecumenica"</text:p>
          </table:table-cell>
          <table:table-cell table:number-columns-repeated="1020"/>
        </table:table-row>
        <table:table-row table:style-name="ro3">
          <table:table-cell table:style-name="ce416"/>
          <table:table-cell table:style-name="ce14"/>
          <table:table-cell table:style-name="ce418" office:value-type="string" calcext:value-type="string">
            <text:p><text:a xlink:href="https://schema.gov.it/lodview/controlled-vocabulary/public-event-types/255" xlink:type="simple">Lettura religiosa</text:a></text:p>
          </table:table-cell>
          <table:table-cell table:style-name="ce417"/>
          <table:table-cell table:number-columns-repeated="1020"/>
        </table:table-row>
        <table:table-row table:style-name="ro3">
          <table:table-cell table:style-name="ce416"/>
          <table:table-cell table:style-name="ce14"/>
          <table:table-cell table:style-name="ce418" office:value-type="string" calcext:value-type="string">
            <text:p><text:a xlink:href="https://schema.gov.it/lodview/controlled-vocabulary/public-event-types/256" xlink:type="simple">Raduno religioso</text:a></text:p>
          </table:table-cell>
          <table:table-cell table:style-name="ce417"/>
          <table:table-cell table:number-columns-repeated="1020"/>
        </table:table-row>
        <table:table-row table:style-name="ro3">
          <table:table-cell table:style-name="ce14" table:number-columns-repeated="2"/>
          <table:table-cell table:style-name="ce418" office:value-type="string" calcext:value-type="string">
            <text:p><text:a xlink:href="https://schema.gov.it/lodview/controlled-vocabulary/public-event-types/257" xlink:type="simple">Santificazione</text:a></text:p>
          </table:table-cell>
          <table:table-cell table:style-name="ce417"/>
          <table:table-cell table:number-columns-repeated="1020"/>
        </table:table-row>
        <table:table-row table:style-name="ro3">
          <table:table-cell table:style-name="ce413" office:value-type="string" calcext:value-type="string">
            <text:p><text:a xlink:href="https://schema.gov.it/lodview/controlled-vocabulary/public-event-types/3" xlink:type="simple">Eventi politici</text:a></text:p>
          </table:table-cell>
          <table:table-cell table:style-name="ce14"/>
          <table:table-cell table:style-name="ce417" table:number-columns-repeated="2"/>
          <table:table-cell table:number-columns-repeated="1020"/>
        </table:table-row>
        <table:table-row table:style-name="ro3">
          <table:table-cell table:style-name="ce416"/>
          <table:table-cell table:style-name="ce419" office:value-type="string" calcext:value-type="string">
            <text:p><text:a xlink:href="https://schema.gov.it/lodview/controlled-vocabulary/public-event-types/31" xlink:type="simple">Incontro politico</text:a></text:p>
          </table:table-cell>
          <table:table-cell table:style-name="ce417" table:number-columns-repeated="2"/>
          <table:table-cell table:number-columns-repeated="1020"/>
        </table:table-row>
        <table:table-row table:style-name="ro3">
          <table:table-cell table:style-name="ce416"/>
          <table:table-cell table:style-name="ce14"/>
          <table:table-cell table:style-name="ce419" office:value-type="string" calcext:value-type="string">
            <text:p><text:a xlink:href="https://schema.gov.it/lodview/controlled-vocabulary/public-event-types/311" xlink:type="simple">Congresso o riunione di partito</text:a></text:p>
          </table:table-cell>
          <table:table-cell table:style-name="ce417"/>
          <table:table-cell table:number-columns-repeated="1020"/>
        </table:table-row>
        <table:table-row table:style-name="ro3">
          <table:table-cell table:style-name="ce416"/>
          <table:table-cell table:style-name="ce14"/>
          <table:table-cell table:style-name="ce419" office:value-type="string" calcext:value-type="string">
            <text:p><text:a xlink:href="https://schema.gov.it/lodview/controlled-vocabulary/public-event-types/312" xlink:type="simple">Corteo o sciopero</text:a></text:p>
          </table:table-cell>
          <table:table-cell table:style-name="ce417"/>
          <table:table-cell table:number-columns-repeated="1020"/>
        </table:table-row>
        <table:table-row table:style-name="ro3">
          <table:table-cell table:style-name="ce416"/>
          <table:table-cell table:style-name="ce14"/>
          <table:table-cell table:style-name="ce419" office:value-type="string" calcext:value-type="string">
            <text:p><text:a xlink:href="https://schema.gov.it/lodview/controlled-vocabulary/public-event-types/313" xlink:type="simple">Comizio elettorale</text:a></text:p>
          </table:table-cell>
          <table:table-cell table:style-name="ce417"/>
          <table:table-cell table:number-columns-repeated="1020"/>
        </table:table-row>
        <table:table-row table:style-name="ro3">
          <table:table-cell table:style-name="ce413" office:value-type="string" calcext:value-type="string">
            <text:p><text:a xlink:href="https://schema.gov.it/lodview/controlled-vocabulary/public-event-types/4" xlink:type="simple">Eventi di affari o commerciali</text:a></text:p>
          </table:table-cell>
          <table:table-cell table:style-name="ce417" table:number-columns-repeated="3"/>
          <table:table-cell table:number-columns-repeated="1020"/>
        </table:table-row>
        <table:table-row table:style-name="ro3">
          <table:table-cell table:style-name="ce416"/>
          <table:table-cell table:style-name="ce418" office:value-type="string" calcext:value-type="string">
            <text:p><text:a xlink:href="https://schema.gov.it/lodview/controlled-vocabulary/public-event-types/41" xlink:type="simple">Fiera o salone</text:a></text:p>
          </table:table-cell>
          <table:table-cell table:style-name="ce417" table:number-columns-repeated="2"/>
          <table:table-cell table:number-columns-repeated="1020"/>
        </table:table-row>
        <table:table-row table:style-name="ro3">
          <table:table-cell table:style-name="ce416"/>
          <table:table-cell table:style-name="ce14"/>
          <table:table-cell table:style-name="ce418" office:value-type="string" calcext:value-type="string">
            <text:p><text:a xlink:href="https://schema.gov.it/lodview/controlled-vocabulary/public-event-types/411" xlink:type="simple">Fiera o Salone</text:a></text:p>
          </table:table-cell>
          <table:table-cell table:style-name="ce417"/>
          <table:table-cell table:number-columns-repeated="1020"/>
        </table:table-row>
        <table:table-row table:style-name="ro3">
          <table:table-cell table:style-name="ce416"/>
          <table:table-cell table:style-name="ce14"/>
          <table:table-cell table:style-name="ce418" office:value-type="string" calcext:value-type="string">
            <text:p><text:a xlink:href="https://schema.gov.it/lodview/controlled-vocabulary/public-event-types/412" xlink:type="simple">Esposizione o Esposizione globale</text:a></text:p>
          </table:table-cell>
          <table:table-cell table:style-name="ce417"/>
          <table:table-cell table:number-columns-repeated="1020"/>
        </table:table-row>
        <table:table-row table:style-name="ro3">
          <table:table-cell table:style-name="ce416"/>
          <table:table-cell table:style-name="ce418" office:value-type="string" calcext:value-type="string">
            <text:p><text:a xlink:href="https://schema.gov.it/lodview/controlled-vocabulary/public-event-types/42" xlink:type="simple">Riunione d’affari</text:a></text:p>
          </table:table-cell>
          <table:table-cell table:style-name="ce417" table:number-columns-repeated="2"/>
          <table:table-cell table:number-columns-repeated="1020"/>
        </table:table-row>
        <table:table-row table:style-name="ro3">
          <table:table-cell table:style-name="ce416"/>
          <table:table-cell table:style-name="ce14"/>
          <table:table-cell table:style-name="ce418" office:value-type="string" calcext:value-type="string">
            <text:p><text:a xlink:href="https://schema.gov.it/lodview/controlled-vocabulary/public-event-types/421" xlink:type="simple">Riunione d’affari</text:a></text:p>
          </table:table-cell>
          <table:table-cell table:style-name="ce417"/>
          <table:table-cell table:number-columns-repeated="1020"/>
        </table:table-row>
        <table:table-row table:style-name="ro3">
          <table:table-cell table:style-name="ce416"/>
          <table:table-cell table:style-name="ce14"/>
          <table:table-cell table:style-name="ce418" office:value-type="string" calcext:value-type="string">
            <text:p><text:a xlink:href="https://schema.gov.it/lodview/controlled-vocabulary/public-event-types/422" xlink:type="simple">Convention</text:a></text:p>
          </table:table-cell>
          <table:table-cell table:style-name="ce417"/>
          <table:table-cell table:number-columns-repeated="1020"/>
        </table:table-row>
        <table:table-row table:style-name="ro3">
          <table:table-cell table:style-name="ce416"/>
          <table:table-cell table:style-name="ce14"/>
          <table:table-cell table:style-name="ce418" office:value-type="string" calcext:value-type="string">
            <text:p><text:a xlink:href="https://schema.gov.it/lodview/controlled-vocabulary/public-event-types/423" xlink:type="simple">Tavola rotonda</text:a></text:p>
          </table:table-cell>
          <table:table-cell table:style-name="ce417"/>
          <table:table-cell table:number-columns-repeated="1020"/>
        </table:table-row>
        <table:table-row table:style-name="ro3">
          <table:table-cell table:style-name="ce416"/>
          <table:table-cell table:style-name="ce418" office:value-type="string" calcext:value-type="string">
            <text:p><text:a xlink:href="https://schema.gov.it/lodview/controlled-vocabulary/public-event-types/43" xlink:type="simple">Evento stagionale commerciale</text:a></text:p>
          </table:table-cell>
          <table:table-cell table:style-name="ce417" table:number-columns-repeated="2"/>
          <table:table-cell table:number-columns-repeated="1020"/>
        </table:table-row>
        <table:table-row table:style-name="ro3">
          <table:table-cell table:style-name="ce416"/>
          <table:table-cell table:style-name="ce14"/>
          <table:table-cell table:style-name="ce418" office:value-type="string" calcext:value-type="string">
            <text:p><text:a xlink:href="https://schema.gov.it/lodview/controlled-vocabulary/public-event-types/431" xlink:type="simple">Vendita di fine stagione</text:a></text:p>
          </table:table-cell>
          <table:table-cell table:style-name="ce417"/>
          <table:table-cell table:number-columns-repeated="1020"/>
        </table:table-row>
        <table:table-row table:style-name="ro3">
          <table:table-cell table:style-name="ce413" office:value-type="string" calcext:value-type="string">
            <text:p><text:a xlink:href="https://schema.gov.it/lodview/controlled-vocabulary/public-event-types/5" xlink:type="simple">Eventi sportivi</text:a></text:p>
          </table:table-cell>
          <table:table-cell table:style-name="ce417" table:number-columns-repeated="3"/>
          <table:table-cell table:number-columns-repeated="1020"/>
        </table:table-row>
        <table:table-row table:style-name="ro3">
          <table:table-cell table:style-name="ce416"/>
          <table:table-cell table:style-name="ce418" office:value-type="string" calcext:value-type="string">
            <text:p><text:a xlink:href="https://schema.gov.it/lodview/controlled-vocabulary/public-event-types/51" xlink:type="simple">Manifestazione sportiva</text:a></text:p>
          </table:table-cell>
          <table:table-cell table:style-name="ce417" table:number-columns-repeated="2"/>
          <table:table-cell table:number-columns-repeated="1020"/>
        </table:table-row>
        <table:table-row table:style-name="ro3">
          <table:table-cell table:style-name="ce416"/>
          <table:table-cell table:style-name="ce14"/>
          <table:table-cell table:style-name="ce418" office:value-type="string" calcext:value-type="string">
            <text:p><text:a xlink:href="https://schema.gov.it/lodview/controlled-vocabulary/public-event-types/511" xlink:type="simple">Partita</text:a></text:p>
          </table:table-cell>
          <table:table-cell table:style-name="ce417"/>
          <table:table-cell table:number-columns-repeated="1020"/>
        </table:table-row>
        <table:table-row table:style-name="ro3">
          <table:table-cell table:style-name="ce416"/>
          <table:table-cell table:style-name="ce14"/>
          <table:table-cell table:style-name="ce418" office:value-type="string" calcext:value-type="string">
            <text:p><text:a xlink:href="https://schema.gov.it/lodview/controlled-vocabulary/public-event-types/512" xlink:type="simple">Gara o Torneo o Competizione</text:a></text:p>
          </table:table-cell>
          <table:table-cell table:style-name="ce417"/>
          <table:table-cell table:number-columns-repeated="1020"/>
        </table:table-row>
        <table:table-row table:style-name="ro3">
          <table:table-cell table:style-name="ce416"/>
          <table:table-cell table:style-name="ce14"/>
          <table:table-cell table:style-name="ce418" office:value-type="string" calcext:value-type="string">
            <text:p><text:a xlink:href="https://schema.gov.it/lodview/controlled-vocabulary/public-event-types/513" xlink:type="simple">Escursione</text:a></text:p>
          </table:table-cell>
          <table:table-cell table:style-name="ce417"/>
          <table:table-cell table:number-columns-repeated="1020"/>
        </table:table-row>
        <table:table-row table:style-name="ro3">
          <table:table-cell table:style-name="ce416"/>
          <table:table-cell table:style-name="ce14"/>
          <table:table-cell table:style-name="ce418" office:value-type="string" calcext:value-type="string">
            <text:p><text:a xlink:href="https://schema.gov.it/lodview/controlled-vocabulary/public-event-types/514" xlink:type="simple">Galà sportivo</text:a></text:p>
          </table:table-cell>
          <table:table-cell table:style-name="ce417"/>
          <table:table-cell table:number-columns-repeated="1020"/>
        </table:table-row>
        <table:table-row table:style-name="ro3">
          <table:table-cell table:style-name="ce416"/>
          <table:table-cell table:style-name="ce14"/>
          <table:table-cell table:style-name="ce418" office:value-type="string" calcext:value-type="string">
            <text:p><text:a xlink:href="https://schema.gov.it/lodview/controlled-vocabulary/public-event-types/515" xlink:type="simple">Corsa</text:a></text:p>
          </table:table-cell>
          <table:table-cell table:style-name="ce417"/>
          <table:table-cell table:number-columns-repeated="1020"/>
        </table:table-row>
        <table:table-row table:style-name="ro3">
          <table:table-cell table:style-name="ce416"/>
          <table:table-cell table:style-name="ce14"/>
          <table:table-cell table:style-name="ce418" office:value-type="string" calcext:value-type="string">
            <text:p><text:a xlink:href="https://schema.gov.it/lodview/controlled-vocabulary/public-event-types/516" xlink:type="simple">Raduno sportivo</text:a></text:p>
          </table:table-cell>
          <table:table-cell table:style-name="ce417"/>
          <table:table-cell table:number-columns-repeated="1020"/>
        </table:table-row>
        <table:table-row table:style-name="ro3" table:number-rows-repeated="925">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Tassonomia Categorie dei SERVIZ" table:style-name="ta28">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4" table:number-columns-repeated="1020" table:default-cell-style-name="Default"/>
        <table:table-row table:style-name="ro12">
          <table:table-cell table:style-name="ce415" office:value-type="string" calcext:value-type="string" table:number-columns-spanned="4" table:number-rows-spanned="1">
            <text:p><text:span text:style-name="T23">Categorie dei SERVIZI </text:span><text:span text:style-name="T24">(Tassonomia)</text:span></text:p>
          </table:table-cell>
          <table:covered-table-cell table:number-columns-repeated="3"/>
          <table:table-cell table:number-columns-repeated="1020"/>
        </table:table-row>
        <table:table-row table:style-name="ro12">
          <table:table-cell table:style-name="ce401" office:value-type="string" calcext:value-type="string" table:number-columns-spanned="4" table:number-rows-spanned="1">
            <text:p><text:a xlink:href="https://schema.gov.it/semantic-assets/details?uri=https%3A%2F%2Fw3id.org%2Fitalia%2Fcontrolled-vocabulary%2Fclassifications-for-public-services%2Fpublic-services-subject-matters" xlink:type="simple">Classificazione delle materie dei servizi pubblici, definita nel Vocabolario controllato sulle Materie dei servizi Pubblici che riportiamo aggiornato al 17/03/2022</text:a></text:p>
          </table:table-cell>
          <table:covered-table-cell table:number-columns-repeated="3"/>
          <table:table-cell table:number-columns-repeated="1020"/>
        </table:table-row>
        <table:table-row table:style-name="ro1">
          <table:table-cell table:style-name="ce402" office:value-type="string" calcext:value-type="string">
            <text:p>Voci di 1 livello</text:p>
          </table:table-cell>
          <table:table-cell table:style-name="ce402" office:value-type="string" calcext:value-type="string">
            <text:p>Voci di 2 livello</text:p>
          </table:table-cell>
          <table:table-cell table:style-name="ce402" office:value-type="string" calcext:value-type="string">
            <text:p>Voci di 3 livello</text:p>
          </table:table-cell>
          <table:table-cell table:style-name="ce402" office:value-type="string" calcext:value-type="string">
            <text:p>Note e parole chiave</text:p>
          </table:table-cell>
          <table:table-cell table:number-columns-repeated="1020"/>
        </table:table-row>
        <table:table-row table:style-name="ro3">
          <table:table-cell table:style-name="ce420" office:value-type="string" calcext:value-type="string">
            <text:p><text:a xlink:href="https://schema.gov.it/lodview/controlled-vocabulary/classifications-for-public-services/public-services-subject-matters/1" xlink:type="simple">Educazione e formazione</text:a></text:p>
          </table:table-cell>
          <table:table-cell table:style-name="ce421"/>
          <table:table-cell/>
          <table:table-cell table:style-name="ce417" office:value-type="string" calcext:value-type="string">
            <text:p>nido, scuola, università</text:p>
          </table:table-cell>
          <table:table-cell table:number-columns-repeated="1020"/>
        </table:table-row>
        <table:table-row table:style-name="ro3">
          <table:table-cell table:style-name="ce420" office:value-type="string" calcext:value-type="string">
            <text:p><text:a xlink:href="https://schema.gov.it/lodview/controlled-vocabulary/classifications-for-public-services/public-services-subject-matters/2" xlink:type="simple">Salute, benessere e assistenza</text:a></text:p>
          </table:table-cell>
          <table:table-cell table:style-name="ce421"/>
          <table:table-cell/>
          <table:table-cell table:style-name="ce417" office:value-type="string" calcext:value-type="string">
            <text:p>animali, invalidità, esami sanitari, anziani</text:p>
          </table:table-cell>
          <table:table-cell table:number-columns-repeated="1020"/>
        </table:table-row>
        <table:table-row table:style-name="ro3">
          <table:table-cell table:style-name="ce420" office:value-type="string" calcext:value-type="string">
            <text:p><text:a xlink:href="https://schema.gov.it/lodview/controlled-vocabulary/classifications-for-public-services/public-services-subject-matters/3" xlink:type="simple">Vita lavorativa</text:a></text:p>
          </table:table-cell>
          <table:table-cell table:style-name="ce421"/>
          <table:table-cell/>
          <table:table-cell table:style-name="ce417" office:value-type="string" calcext:value-type="string">
            <text:p>lavoro, disoccupazione, pensione,</text:p>
          </table:table-cell>
          <table:table-cell table:number-columns-repeated="1020"/>
        </table:table-row>
        <table:table-row table:style-name="ro3">
          <table:table-cell table:style-name="ce420" office:value-type="string" calcext:value-type="string">
            <text:p><text:a xlink:href="https://schema.gov.it/lodview/controlled-vocabulary/classifications-for-public-services/public-services-subject-matters/4" xlink:type="simple">Mobilità e trasporti</text:a></text:p>
          </table:table-cell>
          <table:table-cell table:style-name="ce421"/>
          <table:table-cell/>
          <table:table-cell table:style-name="ce417" office:value-type="string" calcext:value-type="string">
            <text:p>parcheggi, automobile, patente, trasporto pubblico</text:p>
          </table:table-cell>
          <table:table-cell table:number-columns-repeated="1020"/>
        </table:table-row>
        <table:table-row table:style-name="ro3">
          <table:table-cell table:style-name="ce420" office:value-type="string" calcext:value-type="string">
            <text:p><text:a xlink:href="https://schema.gov.it/lodview/controlled-vocabulary/classifications-for-public-services/public-services-subject-matters/5" xlink:type="simple">Catasto e urbanistica</text:a></text:p>
          </table:table-cell>
          <table:table-cell table:style-name="ce421"/>
          <table:table-cell/>
          <table:table-cell table:style-name="ce417" office:value-type="string" calcext:value-type="string">
            <text:p>case, terreni, edifici</text:p>
          </table:table-cell>
          <table:table-cell table:number-columns-repeated="1020"/>
        </table:table-row>
        <table:table-row table:style-name="ro3">
          <table:table-cell table:style-name="ce420" office:value-type="string" calcext:value-type="string">
            <text:p><text:a xlink:href="https://schema.gov.it/lodview/controlled-vocabulary/classifications-for-public-services/public-services-subject-matters/6" xlink:type="simple">Anagrafe e stato civile</text:a></text:p>
          </table:table-cell>
          <table:table-cell table:style-name="ce421"/>
          <table:table-cell/>
          <table:table-cell table:style-name="ce417" office:value-type="string" calcext:value-type="string">
            <text:p>residenza, matrimonio, nascita, morte, espatrio, elezioni</text:p>
          </table:table-cell>
          <table:table-cell table:number-columns-repeated="1020"/>
        </table:table-row>
        <table:table-row table:style-name="ro3">
          <table:table-cell table:style-name="ce420" office:value-type="string" calcext:value-type="string">
            <text:p><text:a xlink:href="https://schema.gov.it/lodview/controlled-vocabulary/classifications-for-public-services/public-services-subject-matters/7" xlink:type="simple">Turismo</text:a></text:p>
          </table:table-cell>
          <table:table-cell table:style-name="ce421"/>
          <table:table-cell/>
          <table:table-cell table:style-name="ce417" office:value-type="string" calcext:value-type="string">
            <text:p>viaggi, passaporto, visto</text:p>
          </table:table-cell>
          <table:table-cell table:number-columns-repeated="1020"/>
        </table:table-row>
        <table:table-row table:style-name="ro3">
          <table:table-cell table:style-name="ce420" office:value-type="string" calcext:value-type="string">
            <text:p><text:a xlink:href="https://schema.gov.it/lodview/controlled-vocabulary/classifications-for-public-services/public-services-subject-matters/8" xlink:type="simple">Giustizia e sicurezza pubblica</text:a></text:p>
          </table:table-cell>
          <table:table-cell table:style-name="ce421"/>
          <table:table-cell/>
          <table:table-cell table:style-name="ce417" office:value-type="string" calcext:value-type="string">
            <text:p>crimini, protezione civile</text:p>
          </table:table-cell>
          <table:table-cell table:number-columns-repeated="1020"/>
        </table:table-row>
        <table:table-row table:style-name="ro3">
          <table:table-cell table:style-name="ce420" office:value-type="string" calcext:value-type="string">
            <text:p><text:a xlink:href="https://ontopia-lodview.agid.gov.it/controlled-vocabulary/classifications-for-public-services/public-services-subject-matters/9" xlink:type="simple">Tributi, finanze e contravvenzioni</text:a></text:p>
          </table:table-cell>
          <table:table-cell table:style-name="ce421"/>
          <table:table-cell/>
          <table:table-cell table:style-name="ce417" office:value-type="string" calcext:value-type="string">
            <text:p>dichiarazione redditi, contributi, contravvenzioni</text:p>
          </table:table-cell>
          <table:table-cell table:number-columns-repeated="1020"/>
        </table:table-row>
        <table:table-row table:style-name="ro3">
          <table:table-cell table:style-name="ce420" office:value-type="string" calcext:value-type="string">
            <text:p><text:a xlink:href="https://schema.gov.it/lodview/controlled-vocabulary/classifications-for-public-services/public-services-subject-matters/10" xlink:type="simple">Cultura e tempo libero</text:a></text:p>
          </table:table-cell>
          <table:table-cell table:style-name="ce421"/>
          <table:table-cell/>
          <table:table-cell table:style-name="ce417" office:value-type="string" calcext:value-type="string">
            <text:p>luoghi della cultura, impianti sportivi</text:p>
          </table:table-cell>
          <table:table-cell table:number-columns-repeated="1020"/>
        </table:table-row>
        <table:table-row table:style-name="ro3">
          <table:table-cell table:style-name="ce420" office:value-type="string" calcext:value-type="string">
            <text:p><text:a xlink:href="https://schema.gov.it/lodview/controlled-vocabulary/classifications-for-public-services/public-services-subject-matters/11" xlink:type="simple">Ambiente</text:a></text:p>
          </table:table-cell>
          <table:table-cell table:style-name="ce421"/>
          <table:table-cell/>
          <table:table-cell table:style-name="ce417" office:value-type="string" calcext:value-type="string">
            <text:p>rifiuti, verde urbano, incendi</text:p>
          </table:table-cell>
          <table:table-cell table:number-columns-repeated="1020"/>
        </table:table-row>
        <table:table-row table:style-name="ro3">
          <table:table-cell table:style-name="ce420" office:value-type="string" calcext:value-type="string">
            <text:p><text:a xlink:href="https://schema.gov.it/lodview/controlled-vocabulary/classifications-for-public-services/public-services-subject-matters/12" xlink:type="simple">Imprese e commercio</text:a></text:p>
          </table:table-cell>
          <table:table-cell table:style-name="ce421"/>
          <table:table-cell/>
          <table:table-cell table:style-name="ce417" office:value-type="string" calcext:value-type="string">
            <text:p>impresa nazionale/estera, notifiche, bancarotta, risorse umane</text:p>
          </table:table-cell>
          <table:table-cell table:number-columns-repeated="1020"/>
        </table:table-row>
        <table:table-row table:style-name="ro3">
          <table:table-cell table:style-name="ce420" office:value-type="string" calcext:value-type="string">
            <text:p><text:a xlink:href="https://schema.gov.it/lodview/controlled-vocabulary/classifications-for-public-services/public-services-subject-matters/13" xlink:type="simple">Autorizzazioni</text:a></text:p>
          </table:table-cell>
          <table:table-cell table:style-name="ce421"/>
          <table:table-cell/>
          <table:table-cell table:style-name="ce417" office:value-type="string" calcext:value-type="string">
            <text:p>permessi, licenze, finanziamenti</text:p>
          </table:table-cell>
          <table:table-cell table:number-columns-repeated="1020"/>
        </table:table-row>
        <table:table-row table:style-name="ro3">
          <table:table-cell table:style-name="ce420" office:value-type="string" calcext:value-type="string">
            <text:p><text:a xlink:href="https://schema.gov.it/lodview/controlled-vocabulary/classifications-for-public-services/public-services-subject-matters/14" xlink:type="simple">Appalti pubblici</text:a></text:p>
          </table:table-cell>
          <table:table-cell table:style-name="ce421"/>
          <table:table-cell/>
          <table:table-cell table:style-name="ce417" office:value-type="string" calcext:value-type="string">
            <text:p>gare nazionali/estere, bandi</text:p>
          </table:table-cell>
          <table:table-cell table:number-columns-repeated="1020"/>
        </table:table-row>
        <table:table-row table:style-name="ro3">
          <table:table-cell table:style-name="ce420" office:value-type="string" calcext:value-type="string">
            <text:p><text:a xlink:href="https://schema.gov.it/lodview/controlled-vocabulary/classifications-for-public-services/public-services-subject-matters/15" xlink:type="simple">Agricoltura e pesca</text:a></text:p>
          </table:table-cell>
          <table:table-cell table:style-name="ce421"/>
          <table:table-cell/>
          <table:table-cell table:style-name="ce417" office:value-type="string" calcext:value-type="string">
            <text:p>pesca, politiche agricole, politiche alimentari</text:p>
          </table:table-cell>
          <table:table-cell table:number-columns-repeated="1020"/>
        </table:table-row>
        <table:table-row table:style-name="ro3" table:number-rows-repeated="982">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Tassonomia Documenti dellALBO P" table:style-name="ta29">
        <table:table-column table:style-name="co102" table:default-cell-style-name="Default"/>
        <table:table-column table:style-name="co103" table:default-cell-style-name="Default"/>
        <table:table-column table:style-name="co104" table:default-cell-style-name="Default"/>
        <table:table-column table:style-name="co105" table:default-cell-style-name="Default"/>
        <table:table-column table:style-name="co4" table:number-columns-repeated="1020" table:default-cell-style-name="Default"/>
        <table:table-row table:style-name="ro23">
          <table:table-cell table:style-name="ce415" office:value-type="string" calcext:value-type="string" table:number-columns-spanned="4" table:number-rows-spanned="1">
            <text:p><text:span text:style-name="T23">DOCUMENTI ALBO PRETORIO</text:span><text:span text:style-name="T24"> di un Comune (Tassonomia)</text:span></text:p>
          </table:table-cell>
          <table:covered-table-cell table:number-columns-repeated="3"/>
          <table:table-cell table:number-columns-repeated="1020"/>
        </table:table-row>
        <table:table-row table:style-name="ro24">
          <table:table-cell table:style-name="ce401" office:value-type="string" calcext:value-type="string" table:number-columns-spanned="4" table:number-rows-spanned="1">
            <text:p><text:a xlink:href="https://schema.gov.it/semantic-assets/details?uri=https%3A%2F%2Fw3id.org%2Fitalia%2Fcontrolled-vocabulary%2Fclassifications-for-documents%2Fmunicipal-notice-board" xlink:type="simple">Classificazione multi livello dei documenti che sono di tipo Albo Pretorio</text:a></text:p>
          </table:table-cell>
          <table:covered-table-cell table:number-columns-repeated="3"/>
          <table:table-cell table:number-columns-repeated="1020"/>
        </table:table-row>
        <table:table-row table:style-name="ro3">
          <table:table-cell table:style-name="ce402" office:value-type="string" calcext:value-type="string">
            <text:p>Voci di 1 livello</text:p>
          </table:table-cell>
          <table:table-cell table:style-name="ce402" office:value-type="string" calcext:value-type="string">
            <text:p>Voci di 2 livello</text:p>
          </table:table-cell>
          <table:table-cell table:style-name="ce409" office:value-type="string" calcext:value-type="string">
            <text:p>Voci di 3 livello</text:p>
          </table:table-cell>
          <table:table-cell table:style-name="ce409" office:value-type="string" calcext:value-type="string">
            <text:p>Note e parole chiave</text:p>
          </table:table-cell>
          <table:table-cell table:number-columns-repeated="1020"/>
        </table:table-row>
        <table:table-row table:style-name="ro3">
          <table:table-cell table:style-name="ce413" office:value-type="string" calcext:value-type="string">
            <text:p><text:a xlink:href="https://schema.gov.it/lodview/controlled-vocabulary/classifications-for-documents/municipal-notice-board/A" xlink:type="simple">Atto amministrativo</text:a></text:p>
          </table:table-cell>
          <table:table-cell table:style-name="ce416" table:number-columns-repeated="2"/>
          <table:table-cell table:style-name="ce423"/>
          <table:table-cell table:number-columns-repeated="1020"/>
        </table:table-row>
        <table:table-row table:style-name="ro3">
          <table:table-cell table:style-name="ce416"/>
          <table:table-cell table:style-name="ce413" office:value-type="string" calcext:value-type="string">
            <text:p><text:a xlink:href="https://schema.gov.it/lodview/controlled-vocabulary/classifications-for-documents/municipal-notice-board/A-01" xlink:type="simple">Decreto</text:a></text:p>
          </table:table-cell>
          <table:table-cell table:style-name="ce416"/>
          <table:table-cell table:style-name="ce423"/>
          <table:table-cell table:number-columns-repeated="1020"/>
        </table:table-row>
        <table:table-row table:style-name="ro3">
          <table:table-cell table:style-name="ce416" table:number-columns-repeated="2"/>
          <table:table-cell table:style-name="ce413" office:value-type="string" calcext:value-type="string">
            <text:p><text:a xlink:href="https://schema.gov.it/lodview/controlled-vocabulary/classifications-for-documents/municipal-notice-board/A-01-01" xlink:type="simple">Decreto del Dirigente</text:a></text:p>
          </table:table-cell>
          <table:table-cell table:style-name="ce423"/>
          <table:table-cell table:number-columns-repeated="1020"/>
        </table:table-row>
        <table:table-row table:style-name="ro3">
          <table:table-cell table:style-name="ce416" table:number-columns-repeated="2"/>
          <table:table-cell table:style-name="ce413" office:value-type="string" calcext:value-type="string">
            <text:p><text:a xlink:href="https://schema.gov.it/lodview/controlled-vocabulary/classifications-for-documents/municipal-notice-board/A-01-02" xlink:type="simple">Decreto del Sindaco</text:a></text:p>
          </table:table-cell>
          <table:table-cell table:style-name="ce423"/>
          <table:table-cell table:number-columns-repeated="1020"/>
        </table:table-row>
        <table:table-row table:style-name="ro3">
          <table:table-cell table:style-name="ce416"/>
          <table:table-cell table:style-name="ce413" office:value-type="string" calcext:value-type="string">
            <text:p><text:a xlink:href="https://schema.gov.it/lodview/controlled-vocabulary/classifications-for-documents/municipal-notice-board/A-02" xlink:type="simple">Deliberazione</text:a></text:p>
          </table:table-cell>
          <table:table-cell table:style-name="ce416"/>
          <table:table-cell table:style-name="ce423"/>
          <table:table-cell table:number-columns-repeated="1020"/>
        </table:table-row>
        <table:table-row table:style-name="ro3">
          <table:table-cell table:style-name="ce416" table:number-columns-repeated="2"/>
          <table:table-cell table:style-name="ce413" office:value-type="string" calcext:value-type="string">
            <text:p><text:a xlink:href="https://schema.gov.it/lodview/controlled-vocabulary/classifications-for-documents/municipal-notice-board/A-02-01" xlink:type="simple">Deliberazione del Consiglio comunale</text:a></text:p>
          </table:table-cell>
          <table:table-cell table:style-name="ce423"/>
          <table:table-cell table:number-columns-repeated="1020"/>
        </table:table-row>
        <table:table-row table:style-name="ro3">
          <table:table-cell table:style-name="ce416" table:number-columns-repeated="2"/>
          <table:table-cell table:style-name="ce413" office:value-type="string" calcext:value-type="string">
            <text:p><text:a xlink:href="https://schema.gov.it/lodview/controlled-vocabulary/classifications-for-documents/municipal-notice-board/A-02-02" xlink:type="simple">Deliberazione della Giunta comunale</text:a></text:p>
          </table:table-cell>
          <table:table-cell table:style-name="ce423"/>
          <table:table-cell table:number-columns-repeated="1020"/>
        </table:table-row>
        <table:table-row table:style-name="ro3">
          <table:table-cell table:style-name="ce416" table:number-columns-repeated="2"/>
          <table:table-cell table:style-name="ce413" office:value-type="string" calcext:value-type="string">
            <text:p><text:a xlink:href="https://schema.gov.it/lodview/controlled-vocabulary/classifications-for-documents/municipal-notice-board/A-02-03" xlink:type="simple">Deliberazione del Commissario ad acta</text:a></text:p>
          </table:table-cell>
          <table:table-cell table:style-name="ce423"/>
          <table:table-cell table:number-columns-repeated="1020"/>
        </table:table-row>
        <table:table-row table:style-name="ro3">
          <table:table-cell table:style-name="ce416" table:number-columns-repeated="2"/>
          <table:table-cell table:style-name="ce413" office:value-type="string" calcext:value-type="string">
            <text:p><text:a xlink:href="https://schema.gov.it/lodview/controlled-vocabulary/classifications-for-documents/municipal-notice-board/A-02-04" xlink:type="simple">Deliberazione del Consiglio circoscrizionale</text:a></text:p>
          </table:table-cell>
          <table:table-cell table:style-name="ce423"/>
          <table:table-cell table:number-columns-repeated="1020"/>
        </table:table-row>
        <table:table-row table:style-name="ro3">
          <table:table-cell table:style-name="ce416" table:number-columns-repeated="2"/>
          <table:table-cell table:style-name="ce413" office:value-type="string" calcext:value-type="string">
            <text:p><text:a xlink:href="https://schema.gov.it/lodview/controlled-vocabulary/classifications-for-documents/municipal-notice-board/A-02-05" xlink:type="simple">Deliberazione dell'Esecutivo circoscrizionale</text:a></text:p>
          </table:table-cell>
          <table:table-cell table:style-name="ce423"/>
          <table:table-cell table:number-columns-repeated="1020"/>
        </table:table-row>
        <table:table-row table:style-name="ro3">
          <table:table-cell table:style-name="ce416" table:number-columns-repeated="2"/>
          <table:table-cell table:style-name="ce413" office:value-type="string" calcext:value-type="string">
            <text:p><text:a xlink:href="https://schema.gov.it/lodview/controlled-vocabulary/classifications-for-documents/municipal-notice-board/A-02-06" xlink:type="simple">Deliberazione di altri Organi</text:a></text:p>
          </table:table-cell>
          <table:table-cell table:style-name="ce423"/>
          <table:table-cell table:number-columns-repeated="1020"/>
        </table:table-row>
        <table:table-row table:style-name="ro3">
          <table:table-cell table:style-name="ce416"/>
          <table:table-cell table:style-name="ce413" office:value-type="string" calcext:value-type="string">
            <text:p><text:a xlink:href="https://schema.gov.it/lodview/controlled-vocabulary/classifications-for-documents/municipal-notice-board/A-03" xlink:type="simple">Determinazione</text:a></text:p>
          </table:table-cell>
          <table:table-cell table:style-name="ce416"/>
          <table:table-cell table:style-name="ce423"/>
          <table:table-cell table:number-columns-repeated="1020"/>
        </table:table-row>
        <table:table-row table:style-name="ro3">
          <table:table-cell table:style-name="ce416" table:number-columns-repeated="2"/>
          <table:table-cell table:style-name="ce413" office:value-type="string" calcext:value-type="string">
            <text:p><text:a xlink:href="https://schema.gov.it/lodview/controlled-vocabulary/classifications-for-documents/municipal-notice-board/A-03-02" xlink:type="simple">Determinazione del Sindaco</text:a></text:p>
          </table:table-cell>
          <table:table-cell table:style-name="ce423"/>
          <table:table-cell table:number-columns-repeated="1020"/>
        </table:table-row>
        <table:table-row table:style-name="ro3">
          <table:table-cell table:style-name="ce416" table:number-columns-repeated="2"/>
          <table:table-cell table:style-name="ce413" office:value-type="string" calcext:value-type="string">
            <text:p><text:a xlink:href="https://schema.gov.it/lodview/controlled-vocabulary/classifications-for-documents/municipal-notice-board/A-03-01" xlink:type="simple">Determinazione del Dirigente</text:a></text:p>
          </table:table-cell>
          <table:table-cell table:style-name="ce423"/>
          <table:table-cell table:number-columns-repeated="1020"/>
        </table:table-row>
        <table:table-row table:style-name="ro3">
          <table:table-cell table:style-name="ce416"/>
          <table:table-cell table:style-name="ce413" office:value-type="string" calcext:value-type="string">
            <text:p><text:a xlink:href="https://schema.gov.it/lodview/controlled-vocabulary/classifications-for-documents/municipal-notice-board/A-04" xlink:type="simple">Ordinanza </text:a></text:p>
          </table:table-cell>
          <table:table-cell table:style-name="ce416"/>
          <table:table-cell table:style-name="ce423"/>
          <table:table-cell table:number-columns-repeated="1020"/>
        </table:table-row>
        <table:table-row table:style-name="ro3">
          <table:table-cell table:style-name="ce416" table:number-columns-repeated="2"/>
          <table:table-cell table:style-name="ce413" office:value-type="string" calcext:value-type="string">
            <text:p><text:a xlink:href="https://schema.gov.it/lodview/controlled-vocabulary/classifications-for-documents/municipal-notice-board/A-04-01" xlink:type="simple">Ordinanza del Dirigente</text:a></text:p>
          </table:table-cell>
          <table:table-cell table:style-name="ce423"/>
          <table:table-cell table:number-columns-repeated="1020"/>
        </table:table-row>
        <table:table-row table:style-name="ro3">
          <table:table-cell table:style-name="ce416" table:number-columns-repeated="2"/>
          <table:table-cell table:style-name="ce413" office:value-type="string" calcext:value-type="string">
            <text:p><text:a xlink:href="https://schema.gov.it/lodview/controlled-vocabulary/classifications-for-documents/municipal-notice-board/A-04-02" xlink:type="simple">Ordinanza del Sindaco</text:a></text:p>
          </table:table-cell>
          <table:table-cell table:style-name="ce423"/>
          <table:table-cell table:number-columns-repeated="1020"/>
        </table:table-row>
        <table:table-row table:style-name="ro3">
          <table:table-cell table:style-name="ce413" office:value-type="string" calcext:value-type="string">
            <text:p><text:a xlink:href="https://schema.gov.it/lodview/controlled-vocabulary/classifications-for-documents/municipal-notice-board/B" xlink:type="simple">Atto autorizzativo</text:a></text:p>
          </table:table-cell>
          <table:table-cell table:style-name="ce422" table:number-columns-repeated="2"/>
          <table:table-cell table:style-name="ce423"/>
          <table:table-cell table:number-columns-repeated="1020"/>
        </table:table-row>
        <table:table-row table:style-name="ro3">
          <table:table-cell table:style-name="ce416"/>
          <table:table-cell table:style-name="ce413" office:value-type="string" calcext:value-type="string">
            <text:p><text:a xlink:href="https://schema.gov.it/lodview/controlled-vocabulary/classifications-for-documents/municipal-notice-board/B-01" xlink:type="simple">Permesso a costruire</text:a></text:p>
          </table:table-cell>
          <table:table-cell table:style-name="ce416"/>
          <table:table-cell table:style-name="ce423"/>
          <table:table-cell table:number-columns-repeated="1020"/>
        </table:table-row>
        <table:table-row table:style-name="ro3">
          <table:table-cell table:style-name="ce416" table:number-columns-repeated="2"/>
          <table:table-cell table:style-name="ce413" office:value-type="string" calcext:value-type="string">
            <text:p><text:a xlink:href="https://schema.gov.it/lodview/controlled-vocabulary/classifications-for-documents/municipal-notice-board/B-01-01" xlink:type="simple">Permesso a costruire</text:a></text:p>
          </table:table-cell>
          <table:table-cell table:style-name="ce423"/>
          <table:table-cell table:number-columns-repeated="1020"/>
        </table:table-row>
        <table:table-row table:style-name="ro25">
          <table:table-cell table:style-name="ce413" office:value-type="string" calcext:value-type="string">
            <text:p><text:a xlink:href="https://schema.gov.it/lodview/controlled-vocabulary/classifications-for-documents/municipal-notice-board/C" xlink:type="simple">Atto dello stato civile</text:a></text:p>
          </table:table-cell>
          <table:table-cell table:style-name="ce416" table:number-columns-repeated="2"/>
          <table:table-cell table:style-name="ce423"/>
          <table:table-cell table:number-columns-repeated="1020"/>
        </table:table-row>
        <table:table-row table:style-name="ro25">
          <table:table-cell table:style-name="ce416"/>
          <table:table-cell table:style-name="ce413" office:value-type="string" calcext:value-type="string">
            <text:p><text:a xlink:href="https://schema.gov.it/lodview/controlled-vocabulary/classifications-for-documents/municipal-notice-board/C-01" xlink:type="simple">Provvedimento di cancellazione per irreperibilità</text:a></text:p>
          </table:table-cell>
          <table:table-cell table:style-name="ce422"/>
          <table:table-cell table:style-name="ce423"/>
          <table:table-cell table:number-columns-repeated="1020"/>
        </table:table-row>
        <table:table-row table:style-name="ro25">
          <table:table-cell table:style-name="ce416" table:number-columns-repeated="2"/>
          <table:table-cell table:style-name="ce413" office:value-type="string" calcext:value-type="string">
            <text:p><text:a xlink:href="https://schema.gov.it/lodview/controlled-vocabulary/classifications-for-documents/municipal-notice-board/C-01-01" xlink:type="simple">Provvedimento di cancellazione per irreperibilità</text:a></text:p>
          </table:table-cell>
          <table:table-cell table:style-name="ce423"/>
          <table:table-cell table:number-columns-repeated="1020"/>
        </table:table-row>
        <table:table-row table:style-name="ro25">
          <table:table-cell table:style-name="ce416"/>
          <table:table-cell table:style-name="ce413" office:value-type="string" calcext:value-type="string">
            <text:p><text:a xlink:href="https://schema.gov.it/lodview/controlled-vocabulary/classifications-for-documents/municipal-notice-board/C-02" xlink:type="simple">Pubblicazione cambio nome</text:a></text:p>
          </table:table-cell>
          <table:table-cell table:style-name="ce422"/>
          <table:table-cell table:style-name="ce423"/>
          <table:table-cell table:number-columns-repeated="1020"/>
        </table:table-row>
        <table:table-row table:style-name="ro25">
          <table:table-cell table:style-name="ce416" table:number-columns-repeated="2"/>
          <table:table-cell table:style-name="ce413" office:value-type="string" calcext:value-type="string">
            <text:p><text:a xlink:href="https://schema.gov.it/lodview/controlled-vocabulary/classifications-for-documents/municipal-notice-board/C-02-01" xlink:type="simple">Pubblicazione cambio nome</text:a></text:p>
          </table:table-cell>
          <table:table-cell table:style-name="ce423"/>
          <table:table-cell table:number-columns-repeated="1020"/>
        </table:table-row>
        <table:table-row table:style-name="ro25">
          <table:table-cell table:style-name="ce416"/>
          <table:table-cell table:style-name="ce413" office:value-type="string" calcext:value-type="string">
            <text:p><text:a xlink:href="https://schema.gov.it/lodview/controlled-vocabulary/classifications-for-documents/municipal-notice-board/C-03" xlink:type="simple">Pubbicazione di matrimonio</text:a></text:p>
          </table:table-cell>
          <table:table-cell table:style-name="ce416"/>
          <table:table-cell table:style-name="ce423"/>
          <table:table-cell table:number-columns-repeated="1020"/>
        </table:table-row>
        <table:table-row table:style-name="ro25">
          <table:table-cell table:style-name="ce416" table:number-columns-repeated="2"/>
          <table:table-cell table:style-name="ce413" office:value-type="string" calcext:value-type="string">
            <text:p><text:a xlink:href="https://schema.gov.it/lodview/controlled-vocabulary/classifications-for-documents/municipal-notice-board/C-03-01" xlink:type="simple">Pubbicazione di matrimonio</text:a></text:p>
          </table:table-cell>
          <table:table-cell table:style-name="ce423"/>
          <table:table-cell table:number-columns-repeated="1020"/>
        </table:table-row>
        <table:table-row table:style-name="ro3">
          <table:table-cell table:style-name="ce413" office:value-type="string" calcext:value-type="string">
            <text:p><text:a xlink:href="https://schema.gov.it/lodview/controlled-vocabulary/classifications-for-documents/municipal-notice-board/D" xlink:type="simple">Atto generico</text:a></text:p>
          </table:table-cell>
          <table:table-cell table:style-name="ce416" table:number-columns-repeated="2"/>
          <table:table-cell table:style-name="ce423"/>
          <table:table-cell table:number-columns-repeated="1020"/>
        </table:table-row>
        <table:table-row table:style-name="ro3">
          <table:table-cell table:style-name="ce416"/>
          <table:table-cell table:style-name="ce413" office:value-type="string" calcext:value-type="string">
            <text:p><text:a xlink:href="https://schema.gov.it/lodview/controlled-vocabulary/classifications-for-documents/municipal-notice-board/D-01" xlink:type="simple">Avviso</text:a></text:p>
          </table:table-cell>
          <table:table-cell table:style-name="ce422"/>
          <table:table-cell table:style-name="ce423"/>
          <table:table-cell table:number-columns-repeated="1020"/>
        </table:table-row>
        <table:table-row table:style-name="ro3">
          <table:table-cell table:style-name="ce416" table:number-columns-repeated="2"/>
          <table:table-cell table:style-name="ce413" office:value-type="string" calcext:value-type="string">
            <text:p><text:a xlink:href="https://schema.gov.it/lodview/controlled-vocabulary/classifications-for-documents/municipal-notice-board/D-01-01" xlink:type="simple">Avviso di deposito in casa comunale</text:a></text:p>
          </table:table-cell>
          <table:table-cell table:style-name="ce423"/>
          <table:table-cell table:number-columns-repeated="1020"/>
        </table:table-row>
        <table:table-row table:style-name="ro3">
          <table:table-cell table:style-name="ce416" table:number-columns-repeated="2"/>
          <table:table-cell table:style-name="ce413" office:value-type="string" calcext:value-type="string">
            <text:p><text:a xlink:href="https://schema.gov.it/lodview/controlled-vocabulary/classifications-for-documents/municipal-notice-board/D-01-02" xlink:type="simple">Avviso/Manifesto</text:a></text:p>
          </table:table-cell>
          <table:table-cell table:style-name="ce423"/>
          <table:table-cell table:number-columns-repeated="1020"/>
        </table:table-row>
        <table:table-row table:style-name="ro3">
          <table:table-cell table:style-name="ce416"/>
          <table:table-cell table:style-name="ce413" office:value-type="string" calcext:value-type="string">
            <text:p><text:a xlink:href="https://schema.gov.it/lodview/controlled-vocabulary/classifications-for-documents/municipal-notice-board/D-02" xlink:type="simple">Bando</text:a></text:p>
          </table:table-cell>
          <table:table-cell table:style-name="ce416"/>
          <table:table-cell table:style-name="ce423"/>
          <table:table-cell table:number-columns-repeated="1020"/>
        </table:table-row>
        <table:table-row table:style-name="ro3">
          <table:table-cell table:style-name="ce416" table:number-columns-repeated="2"/>
          <table:table-cell table:style-name="ce413" office:value-type="string" calcext:value-type="string">
            <text:p><text:a xlink:href="https://schema.gov.it/lodview/controlled-vocabulary/classifications-for-documents/municipal-notice-board/D-02-01" xlink:type="simple">Bando di concorso</text:a></text:p>
          </table:table-cell>
          <table:table-cell table:style-name="ce423"/>
          <table:table-cell table:number-columns-repeated="1020"/>
        </table:table-row>
        <table:table-row table:style-name="ro3">
          <table:table-cell table:style-name="ce416" table:number-columns-repeated="2"/>
          <table:table-cell table:style-name="ce413" office:value-type="string" calcext:value-type="string">
            <text:p><text:a xlink:href="https://schema.gov.it/lodview/controlled-vocabulary/classifications-for-documents/municipal-notice-board/D-02-02" xlink:type="simple">Bando di gara</text:a></text:p>
          </table:table-cell>
          <table:table-cell table:style-name="ce423"/>
          <table:table-cell table:number-columns-repeated="1020"/>
        </table:table-row>
        <table:table-row table:style-name="ro3">
          <table:table-cell table:style-name="ce416" table:number-columns-repeated="2"/>
          <table:table-cell table:style-name="ce413" office:value-type="string" calcext:value-type="string">
            <text:p><text:a xlink:href="https://schema.gov.it/lodview/controlled-vocabulary/classifications-for-documents/municipal-notice-board/D-02-03" xlink:type="simple">Bando di contributi e vantaggi economici</text:a></text:p>
          </table:table-cell>
          <table:table-cell table:style-name="ce423"/>
          <table:table-cell table:number-columns-repeated="1020"/>
        </table:table-row>
        <table:table-row table:style-name="ro3">
          <table:table-cell table:style-name="ce413" office:value-type="string" calcext:value-type="string">
            <text:p><text:a xlink:href="https://schema.gov.it/lodview/controlled-vocabulary/classifications-for-documents/municipal-notice-board/E" xlink:type="simple">Pubblicazione esterna</text:a></text:p>
          </table:table-cell>
          <table:table-cell table:style-name="ce422" table:number-columns-repeated="2"/>
          <table:table-cell table:style-name="ce423"/>
          <table:table-cell table:number-columns-repeated="1020"/>
        </table:table-row>
        <table:table-row table:style-name="ro3">
          <table:table-cell table:style-name="ce416"/>
          <table:table-cell table:style-name="ce413" office:value-type="string" calcext:value-type="string">
            <text:p><text:a xlink:href="https://schema.gov.it/lodview/controlled-vocabulary/classifications-for-documents/municipal-notice-board/E-01" xlink:type="simple">Atto di terzi</text:a></text:p>
          </table:table-cell>
          <table:table-cell table:style-name="ce422"/>
          <table:table-cell table:style-name="ce423"/>
          <table:table-cell table:number-columns-repeated="1020"/>
        </table:table-row>
        <table:table-row table:style-name="ro3">
          <table:table-cell table:style-name="ce416" table:number-columns-repeated="2"/>
          <table:table-cell table:style-name="ce413" office:value-type="string" calcext:value-type="string">
            <text:p><text:a xlink:href="https://schema.gov.it/lodview/controlled-vocabulary/classifications-for-documents/municipal-notice-board/E-01-01" xlink:type="simple">Atto di terzi</text:a></text:p>
          </table:table-cell>
          <table:table-cell table:style-name="ce423"/>
          <table:table-cell table:number-columns-repeated="1020"/>
        </table:table-row>
        <table:table-row table:style-name="ro3" table:number-rows-repeated="959">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Tassonomia Tipi di DOCUMENTO" table:style-name="ta30">
        <table:table-column table:style-name="co106" table:default-cell-style-name="Default"/>
        <table:table-column table:style-name="co107" table:number-columns-repeated="3" table:default-cell-style-name="Default"/>
        <table:table-column table:style-name="co4" table:number-columns-repeated="1020" table:default-cell-style-name="Default"/>
        <table:table-row table:style-name="ro17">
          <table:table-cell table:style-name="ce400" office:value-type="string" calcext:value-type="string" table:number-columns-spanned="4" table:number-rows-spanned="1">
            <text:p><text:span text:style-name="T23">Tipi di DOCUMENTO</text:span><text:span text:style-name="T24"> (Tassonomia)</text:span></text:p>
          </table:table-cell>
          <table:covered-table-cell table:number-columns-repeated="3"/>
          <table:table-cell table:number-columns-repeated="1020"/>
        </table:table-row>
        <table:table-row table:style-name="ro19">
          <table:table-cell table:style-name="ce401" office:value-type="string" calcext:value-type="string" table:number-columns-spanned="4" table:number-rows-spanned="1">
            <text:p><text:a xlink:href="https://schema.gov.it/semantic-assets/details?uri=https%3A%2F%2Fw3id.org%2Fitalia%2Fcontrolled-vocabulary%2Fclassifications-for-documents%2Fgovernment-documents-types" xlink:type="simple">Classificazione dei tipi di documento, definita nel Vocabolario Controllato Tipi di Documenti delle Pubbliche Amministrazioni che riportiamo aggiornato al 17/03/2022</text:a></text:p>
          </table:table-cell>
          <table:covered-table-cell table:number-columns-repeated="3"/>
          <table:table-cell table:number-columns-repeated="1020"/>
        </table:table-row>
        <table:table-row table:style-name="ro3">
          <table:table-cell table:style-name="ce402" office:value-type="string" calcext:value-type="string">
            <text:p>Voci di 1 livello</text:p>
          </table:table-cell>
          <table:table-cell table:style-name="ce402" office:value-type="string" calcext:value-type="string">
            <text:p>Voci di 2 livello</text:p>
          </table:table-cell>
          <table:table-cell table:style-name="ce409" office:value-type="string" calcext:value-type="string">
            <text:p>Voci di 3 livello</text:p>
          </table:table-cell>
          <table:table-cell table:style-name="ce409" office:value-type="string" calcext:value-type="string">
            <text:p>Note e parole chiave</text:p>
          </table:table-cell>
          <table:table-cell table:number-columns-repeated="1020"/>
        </table:table-row>
        <table:table-row table:style-name="ro3">
          <table:table-cell table:style-name="ce419" office:value-type="string" calcext:value-type="string">
            <text:p><text:a xlink:href="https://schema.gov.it/lodview/controlled-vocabulary/classifications-for-documents/government-documents-types/1" xlink:type="simple">Documento albo Pretorio</text:a></text:p>
          </table:table-cell>
          <table:table-cell table:style-name="ce424" table:number-columns-repeated="3"/>
          <table:table-cell table:number-columns-repeated="1020"/>
        </table:table-row>
        <table:table-row table:style-name="ro3">
          <table:table-cell table:style-name="ce419" office:value-type="string" calcext:value-type="string">
            <text:p><text:a xlink:href="https://schema.gov.it/lodview/controlled-vocabulary/classifications-for-documents/government-documents-types/2" xlink:type="simple">Modulistica</text:a></text:p>
          </table:table-cell>
          <table:table-cell table:style-name="ce73" table:number-columns-repeated="3"/>
          <table:table-cell table:number-columns-repeated="1020"/>
        </table:table-row>
        <table:table-row table:style-name="ro3">
          <table:table-cell table:style-name="ce419" office:value-type="string" calcext:value-type="string">
            <text:p><text:a xlink:href="https://schema.gov.it/lodview/controlled-vocabulary/classifications-for-documents/government-documents-types/3" xlink:type="simple">Documento funzionamento interno</text:a></text:p>
          </table:table-cell>
          <table:table-cell table:style-name="ce73" table:number-columns-repeated="3"/>
          <table:table-cell table:number-columns-repeated="1020"/>
        </table:table-row>
        <table:table-row table:style-name="ro3">
          <table:table-cell table:style-name="ce419" office:value-type="string" calcext:value-type="string">
            <text:p><text:a xlink:href="https://schema.gov.it/lodview/controlled-vocabulary/classifications-for-documents/government-documents-types/4" xlink:type="simple">Atto normativo</text:a></text:p>
          </table:table-cell>
          <table:table-cell table:style-name="ce73" table:number-columns-repeated="3"/>
          <table:table-cell table:number-columns-repeated="1020"/>
        </table:table-row>
        <table:table-row table:style-name="ro3">
          <table:table-cell table:style-name="ce419" office:value-type="string" calcext:value-type="string">
            <text:p><text:a xlink:href="https://schema.gov.it/lodview/controlled-vocabulary/classifications-for-documents/government-documents-types/5" xlink:type="simple">Accordo tra enti</text:a></text:p>
          </table:table-cell>
          <table:table-cell table:style-name="ce73" table:number-columns-repeated="3"/>
          <table:table-cell table:number-columns-repeated="1020"/>
        </table:table-row>
        <table:table-row table:style-name="ro3">
          <table:table-cell table:style-name="ce419" office:value-type="string" calcext:value-type="string">
            <text:p><text:a xlink:href="https://schema.gov.it/lodview/controlled-vocabulary/classifications-for-documents/government-documents-types/6" xlink:type="simple">Documento attività politica</text:a></text:p>
          </table:table-cell>
          <table:table-cell table:style-name="ce73" table:number-columns-repeated="3"/>
          <table:table-cell table:number-columns-repeated="1020"/>
        </table:table-row>
        <table:table-row table:style-name="ro3">
          <table:table-cell table:style-name="ce419" office:value-type="string" calcext:value-type="string">
            <text:p><text:a xlink:href="https://schema.gov.it/lodview/controlled-vocabulary/classifications-for-documents/government-documents-types/7" xlink:type="simple">Documento (tecnico) di supporto</text:a></text:p>
          </table:table-cell>
          <table:table-cell table:style-name="ce73" table:number-columns-repeated="3"/>
          <table:table-cell table:number-columns-repeated="1020"/>
        </table:table-row>
        <table:table-row table:style-name="ro3">
          <table:table-cell table:style-name="ce419" office:value-type="string" calcext:value-type="string">
            <text:p><text:a xlink:href="https://schema.gov.it/lodview/controlled-vocabulary/classifications-for-documents/government-documents-types/8" xlink:type="simple">Istanza</text:a></text:p>
          </table:table-cell>
          <table:table-cell table:style-name="ce73" table:number-columns-repeated="3"/>
          <table:table-cell table:number-columns-repeated="1020"/>
        </table:table-row>
        <table:table-row table:style-name="ro3">
          <table:table-cell table:style-name="ce419" office:value-type="string" calcext:value-type="string">
            <text:p><text:a xlink:href="https://schema.gov.it/lodview/controlled-vocabulary/classifications-for-documents/government-documents-types/9" xlink:type="simple">Documento di programmazione e rendicontazione</text:a></text:p>
          </table:table-cell>
          <table:table-cell table:style-name="ce73" table:number-columns-repeated="3"/>
          <table:table-cell table:number-columns-repeated="1020"/>
        </table:table-row>
        <table:table-row table:style-name="ro3">
          <table:table-cell table:style-name="ce419" office:value-type="string" calcext:value-type="string">
            <text:p><text:a xlink:href="http://dati.gov.it/onto/dcatapit#Dataset" xlink:type="simple">Dataset</text:a></text:p>
          </table:table-cell>
          <table:table-cell table:style-name="ce14" table:number-columns-repeated="3"/>
          <table:table-cell table:number-columns-repeated="1020"/>
        </table:table-row>
        <table:table-row table:style-name="ro3" table:number-rows-repeated="987">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Tassonomia Tipi di PUNTO DI CON" table:style-name="ta31">
        <table:table-column table:style-name="co28" table:default-cell-style-name="Default"/>
        <table:table-column table:style-name="co21" table:number-columns-repeated="3" table:default-cell-style-name="Default"/>
        <table:table-column table:style-name="co4" table:number-columns-repeated="1020" table:default-cell-style-name="Default"/>
        <table:table-row table:style-name="ro17">
          <table:table-cell table:style-name="ce400" office:value-type="string" calcext:value-type="string" table:number-columns-spanned="4" table:number-rows-spanned="1">
            <text:p><text:span text:style-name="T23">Tipi di PUNTI DI CONTATTO</text:span><text:span text:style-name="T24"> (Tassonomia)</text:span></text:p>
          </table:table-cell>
          <table:covered-table-cell table:number-columns-repeated="3"/>
          <table:table-cell table:number-columns-repeated="1020"/>
        </table:table-row>
        <table:table-row table:style-name="ro22">
          <table:table-cell table:style-name="ce401" office:value-type="string" calcext:value-type="string" table:number-columns-spanned="4" table:number-rows-spanned="1">
            <text:p><text:a xlink:href="https://docs.italia.it/italia/daf/linee-guida-cataloghi-dati-dcat-ap-it/it/stabile/punto-di-contatto.html" xlink:type="simple">Classificazione dei tipi di punti di contatto riprendendo le Linee Guida Cataloghi dei dati.
Nota: stiamo svolgendo un approfondimento per determinare l'aderenza a una tassonomia standard a livello europeo.</text:a></text:p>
          </table:table-cell>
          <table:covered-table-cell table:number-columns-repeated="3"/>
          <table:table-cell table:number-columns-repeated="1020"/>
        </table:table-row>
        <table:table-row table:style-name="ro3">
          <table:table-cell table:style-name="ce402" office:value-type="string" calcext:value-type="string">
            <text:p>Voci di 1 livello</text:p>
          </table:table-cell>
          <table:table-cell table:style-name="ce402" office:value-type="string" calcext:value-type="string">
            <text:p>Voci di 2 livello</text:p>
          </table:table-cell>
          <table:table-cell table:style-name="ce409" office:value-type="string" calcext:value-type="string">
            <text:p>Voci di 3 livello</text:p>
          </table:table-cell>
          <table:table-cell table:style-name="ce409" office:value-type="string" calcext:value-type="string">
            <text:p>Note e parole chiave</text:p>
          </table:table-cell>
          <table:table-cell table:number-columns-repeated="1020"/>
        </table:table-row>
        <table:table-row table:style-name="ro3">
          <table:table-cell table:style-name="ce408" office:value-type="string" calcext:value-type="string">
            <text:p>Email</text:p>
          </table:table-cell>
          <table:table-cell table:style-name="ce408" table:number-columns-repeated="2"/>
          <table:table-cell table:style-name="ce410"/>
          <table:table-cell table:number-columns-repeated="1020"/>
        </table:table-row>
        <table:table-row table:style-name="ro3">
          <table:table-cell table:style-name="ce408" office:value-type="string" calcext:value-type="string">
            <text:p>Telefono</text:p>
          </table:table-cell>
          <table:table-cell table:style-name="ce408" table:number-columns-repeated="2"/>
          <table:table-cell table:style-name="ce410"/>
          <table:table-cell table:number-columns-repeated="1020"/>
        </table:table-row>
        <table:table-row table:style-name="ro3">
          <table:table-cell table:style-name="ce408" office:value-type="string" calcext:value-type="string">
            <text:p>URL</text:p>
          </table:table-cell>
          <table:table-cell table:style-name="ce408" table:number-columns-repeated="2"/>
          <table:table-cell table:style-name="ce410"/>
          <table:table-cell table:number-columns-repeated="1020"/>
        </table:table-row>
        <table:table-row table:style-name="ro3">
          <table:table-cell table:style-name="ce408" office:value-type="string" calcext:value-type="string">
            <text:p>PEC</text:p>
          </table:table-cell>
          <table:table-cell table:style-name="ce408" table:number-columns-repeated="2"/>
          <table:table-cell table:style-name="ce410"/>
          <table:table-cell table:number-columns-repeated="1020"/>
        </table:table-row>
        <table:table-row table:style-name="ro3">
          <table:table-cell table:style-name="ce408" office:value-type="string" calcext:value-type="string">
            <text:p>Account</text:p>
          </table:table-cell>
          <table:table-cell table:style-name="ce408" table:number-columns-repeated="2"/>
          <table:table-cell table:style-name="ce410"/>
          <table:table-cell table:number-columns-repeated="1020"/>
        </table:table-row>
        <table:table-row table:style-name="ro3">
          <table:table-cell table:style-name="ce408"/>
          <table:table-cell table:style-name="ce408" office:value-type="string" calcext:value-type="string">
            <text:p>Whatsapp</text:p>
          </table:table-cell>
          <table:table-cell table:style-name="ce408"/>
          <table:table-cell table:style-name="ce410"/>
          <table:table-cell table:number-columns-repeated="1020"/>
        </table:table-row>
        <table:table-row table:style-name="ro3">
          <table:table-cell table:style-name="ce408"/>
          <table:table-cell table:style-name="ce408" office:value-type="string" calcext:value-type="string">
            <text:p>Telegram</text:p>
          </table:table-cell>
          <table:table-cell table:style-name="ce408"/>
          <table:table-cell table:style-name="ce410"/>
          <table:table-cell table:number-columns-repeated="1020"/>
        </table:table-row>
        <table:table-row table:style-name="ro3">
          <table:table-cell table:style-name="ce408"/>
          <table:table-cell table:style-name="ce408" office:value-type="string" calcext:value-type="string">
            <text:p>Skype</text:p>
          </table:table-cell>
          <table:table-cell table:style-name="ce408"/>
          <table:table-cell table:style-name="ce410"/>
          <table:table-cell table:number-columns-repeated="1020"/>
        </table:table-row>
        <table:table-row table:style-name="ro3">
          <table:table-cell table:style-name="ce408"/>
          <table:table-cell table:style-name="ce408" office:value-type="string" calcext:value-type="string">
            <text:p>Linkedin</text:p>
          </table:table-cell>
          <table:table-cell table:style-name="ce408"/>
          <table:table-cell table:style-name="ce410"/>
          <table:table-cell table:number-columns-repeated="1020"/>
        </table:table-row>
        <table:table-row table:style-name="ro3">
          <table:table-cell table:style-name="ce408"/>
          <table:table-cell table:style-name="ce408" office:value-type="string" calcext:value-type="string">
            <text:p>Twitter</text:p>
          </table:table-cell>
          <table:table-cell table:style-name="ce408"/>
          <table:table-cell table:style-name="ce410"/>
          <table:table-cell table:number-columns-repeated="1020"/>
        </table:table-row>
        <table:table-row table:style-name="ro3" table:number-rows-repeated="987">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Tassonomia Temi di un DATASET" table:style-name="ta32">
        <table:table-column table:style-name="co108" table:default-cell-style-name="Default"/>
        <table:table-column table:style-name="co100" table:number-columns-repeated="3" table:default-cell-style-name="Default"/>
        <table:table-column table:style-name="co4" table:number-columns-repeated="1020" table:default-cell-style-name="Default"/>
        <table:table-row table:style-name="ro23">
          <table:table-cell table:style-name="ce415" office:value-type="string" calcext:value-type="string" table:number-columns-spanned="4" table:number-rows-spanned="1">
            <text:p><text:span text:style-name="T23">TEMI di un DATASET</text:span><text:span text:style-name="T24"> (Tassonomia)</text:span></text:p>
          </table:table-cell>
          <table:covered-table-cell table:number-columns-repeated="3"/>
          <table:table-cell table:number-columns-repeated="1020"/>
        </table:table-row>
        <table:table-row table:style-name="ro24">
          <table:table-cell table:style-name="ce401" office:value-type="string" calcext:value-type="string" table:number-columns-spanned="4" table:number-rows-spanned="1">
            <text:p><text:a xlink:href="https://publications.europa.eu/en/web/eu-vocabularies/at-dataset/-/resource/dataset/data-theme" xlink:type="simple">Classificazione dei temi dei dati secondo il Vocabolario Controllato Temi dei dati.
Tutti i vocabolari controllati di riferimento per i dataset sono gestiti da Eurostat</text:a></text:p>
          </table:table-cell>
          <table:covered-table-cell table:number-columns-repeated="3"/>
          <table:table-cell table:number-columns-repeated="1020"/>
        </table:table-row>
        <table:table-row table:style-name="ro3">
          <table:table-cell table:style-name="ce402" office:value-type="string" calcext:value-type="string">
            <text:p>Voci di 1 livello</text:p>
          </table:table-cell>
          <table:table-cell table:style-name="ce402" office:value-type="string" calcext:value-type="string">
            <text:p>Voci di 2 livello</text:p>
          </table:table-cell>
          <table:table-cell table:style-name="ce409" office:value-type="string" calcext:value-type="string">
            <text:p>Voci di 3 livello</text:p>
          </table:table-cell>
          <table:table-cell table:style-name="ce409" office:value-type="string" calcext:value-type="string">
            <text:p>Note e parole chiave</text:p>
          </table:table-cell>
          <table:table-cell table:number-columns-repeated="1020"/>
        </table:table-row>
        <table:table-row table:style-name="ro3">
          <table:table-cell table:style-name="ce425" office:value-type="string" calcext:value-type="string">
            <text:p><text:a xlink:href="https://op.europa.eu/web/eu-vocabularies/concept/-/resource?uri=http://publications.europa.eu/resource/authority/data-theme/AGRI" xlink:type="simple">Agricoltura, pesca, silvicoltura e prodotti alimentari</text:a></text:p>
          </table:table-cell>
          <table:table-cell table:style-name="ce416" table:number-columns-repeated="2"/>
          <table:table-cell table:style-name="ce423"/>
          <table:table-cell table:number-columns-repeated="1020"/>
        </table:table-row>
        <table:table-row table:style-name="ro3">
          <table:table-cell table:style-name="ce425" office:value-type="string" calcext:value-type="string">
            <text:p><text:a xlink:href="https://op.europa.eu/web/eu-vocabularies/concept/-/resource?uri=http://publications.europa.eu/resource/authority/data-theme/ECON" xlink:type="simple">Economia e Finanze</text:a></text:p>
          </table:table-cell>
          <table:table-cell table:style-name="ce416" table:number-columns-repeated="2"/>
          <table:table-cell table:style-name="ce423"/>
          <table:table-cell table:number-columns-repeated="1020"/>
        </table:table-row>
        <table:table-row table:style-name="ro3">
          <table:table-cell table:style-name="ce425" office:value-type="string" calcext:value-type="string">
            <text:p><text:a xlink:href="https://op.europa.eu/web/eu-vocabularies/concept/-/resource?uri=http://publications.europa.eu/resource/authority/data-theme/EDUC" xlink:type="simple">Istruzione, cultura e sport</text:a></text:p>
          </table:table-cell>
          <table:table-cell table:style-name="ce416" table:number-columns-repeated="2"/>
          <table:table-cell table:style-name="ce423"/>
          <table:table-cell table:number-columns-repeated="1020"/>
        </table:table-row>
        <table:table-row table:style-name="ro3">
          <table:table-cell table:style-name="ce425" office:value-type="string" calcext:value-type="string">
            <text:p><text:a xlink:href="https://op.europa.eu/web/eu-vocabularies/concept/-/resource?uri=http://publications.europa.eu/resource/authority/data-theme/ENER" xlink:type="simple">Energia</text:a></text:p>
          </table:table-cell>
          <table:table-cell table:style-name="ce416" table:number-columns-repeated="2"/>
          <table:table-cell table:style-name="ce423"/>
          <table:table-cell table:number-columns-repeated="1020"/>
        </table:table-row>
        <table:table-row table:style-name="ro3">
          <table:table-cell table:style-name="ce425" office:value-type="string" calcext:value-type="string">
            <text:p><text:a xlink:href="https://op.europa.eu/web/eu-vocabularies/concept/-/resource?uri=http://publications.europa.eu/resource/authority/data-theme/ENVI" xlink:type="simple">Ambiente</text:a></text:p>
          </table:table-cell>
          <table:table-cell table:style-name="ce416" table:number-columns-repeated="2"/>
          <table:table-cell table:style-name="ce423"/>
          <table:table-cell table:number-columns-repeated="1020"/>
        </table:table-row>
        <table:table-row table:style-name="ro3">
          <table:table-cell table:style-name="ce425" office:value-type="string" calcext:value-type="string">
            <text:p><text:a xlink:href="https://op.europa.eu/web/eu-vocabularies/concept/-/resource?uri=http://publications.europa.eu/resource/authority/data-theme/GOVE" xlink:type="simple">Governo e settore pubblico</text:a></text:p>
          </table:table-cell>
          <table:table-cell table:style-name="ce416" table:number-columns-repeated="2"/>
          <table:table-cell table:style-name="ce423"/>
          <table:table-cell table:number-columns-repeated="1020"/>
        </table:table-row>
        <table:table-row table:style-name="ro3">
          <table:table-cell table:style-name="ce425" office:value-type="string" calcext:value-type="string">
            <text:p><text:a xlink:href="https://op.europa.eu/web/eu-vocabularies/concept/-/resource?uri=http://publications.europa.eu/resource/authority/data-theme/HEAL" xlink:type="simple">Salute</text:a></text:p>
          </table:table-cell>
          <table:table-cell table:style-name="ce416" table:number-columns-repeated="2"/>
          <table:table-cell table:style-name="ce423"/>
          <table:table-cell table:number-columns-repeated="1020"/>
        </table:table-row>
        <table:table-row table:style-name="ro3">
          <table:table-cell table:style-name="ce425" office:value-type="string" calcext:value-type="string">
            <text:p><text:a xlink:href="https://op.europa.eu/web/eu-vocabularies/concept/-/resource?uri=http://publications.europa.eu/resource/authority/data-theme/INTR" xlink:type="simple">Tematiche internazionali</text:a></text:p>
          </table:table-cell>
          <table:table-cell table:style-name="ce416" table:number-columns-repeated="2"/>
          <table:table-cell table:style-name="ce423"/>
          <table:table-cell table:number-columns-repeated="1020"/>
        </table:table-row>
        <table:table-row table:style-name="ro3">
          <table:table-cell table:style-name="ce425" office:value-type="string" calcext:value-type="string">
            <text:p><text:a xlink:href="https://op.europa.eu/web/eu-vocabularies/concept/-/resource?uri=http://publications.europa.eu/resource/authority/data-theme/JUST" xlink:type="simple">Giustizia, sistema giuridico e sicurezza pubblica</text:a></text:p>
          </table:table-cell>
          <table:table-cell table:style-name="ce416" table:number-columns-repeated="2"/>
          <table:table-cell table:style-name="ce423"/>
          <table:table-cell table:number-columns-repeated="1020"/>
        </table:table-row>
        <table:table-row table:style-name="ro3">
          <table:table-cell table:style-name="ce425" office:value-type="string" calcext:value-type="string">
            <text:p><text:a xlink:href="https://op.europa.eu/web/eu-vocabularies/concept/-/resource?uri=http://publications.europa.eu/resource/authority/data-theme/SOCI" xlink:type="simple">Popolazione e società</text:a></text:p>
          </table:table-cell>
          <table:table-cell table:style-name="ce416" table:number-columns-repeated="2"/>
          <table:table-cell table:style-name="ce423"/>
          <table:table-cell table:number-columns-repeated="1020"/>
        </table:table-row>
        <table:table-row table:style-name="ro3">
          <table:table-cell table:style-name="ce425" office:value-type="string" calcext:value-type="string">
            <text:p><text:a xlink:href="https://op.europa.eu/web/eu-vocabularies/concept/-/resource?uri=http://publications.europa.eu/resource/authority/data-theme/REGI" xlink:type="simple">Regioni e città</text:a></text:p>
          </table:table-cell>
          <table:table-cell table:style-name="ce416" table:number-columns-repeated="2"/>
          <table:table-cell table:style-name="ce423"/>
          <table:table-cell table:number-columns-repeated="1020"/>
        </table:table-row>
        <table:table-row table:style-name="ro3">
          <table:table-cell table:style-name="ce425" office:value-type="string" calcext:value-type="string">
            <text:p><text:a xlink:href="https://op.europa.eu/web/eu-vocabularies/concept/-/resource?uri=http://publications.europa.eu/resource/authority/data-theme/TECH" xlink:type="simple">Scienza e tecnologia</text:a></text:p>
          </table:table-cell>
          <table:table-cell table:style-name="ce416" table:number-columns-repeated="2"/>
          <table:table-cell table:style-name="ce423"/>
          <table:table-cell table:number-columns-repeated="1020"/>
        </table:table-row>
        <table:table-row table:style-name="ro3">
          <table:table-cell table:style-name="ce425" office:value-type="string" calcext:value-type="string">
            <text:p><text:a xlink:href="https://op.europa.eu/web/eu-vocabularies/concept/-/resource?uri=http://publications.europa.eu/resource/authority/data-theme/TRAN" xlink:type="simple">Trasporti</text:a></text:p>
          </table:table-cell>
          <table:table-cell table:style-name="ce416" table:number-columns-repeated="2"/>
          <table:table-cell table:style-name="ce423"/>
          <table:table-cell table:number-columns-repeated="1020"/>
        </table:table-row>
        <table:table-row table:style-name="ro3" table:number-rows-repeated="984">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Tassonomia Licenze" table:style-name="ta33">
        <table:table-column table:style-name="co109" table:default-cell-style-name="Default"/>
        <table:table-column table:style-name="co27" table:default-cell-style-name="Default"/>
        <table:table-column table:style-name="co100" table:number-columns-repeated="2" table:default-cell-style-name="Default"/>
        <table:table-column table:style-name="co4" table:number-columns-repeated="1020" table:default-cell-style-name="Default"/>
        <table:table-row table:style-name="ro23">
          <table:table-cell table:style-name="ce415" office:value-type="string" calcext:value-type="string" table:number-columns-spanned="4" table:number-rows-spanned="1">
            <text:p><text:span text:style-name="T23">LICENZE</text:span><text:span text:style-name="T24"> (Tassonomia)</text:span></text:p>
          </table:table-cell>
          <table:covered-table-cell table:number-columns-repeated="3"/>
          <table:table-cell table:number-columns-repeated="1020"/>
        </table:table-row>
        <table:table-row table:style-name="ro24">
          <table:table-cell table:style-name="ce401" office:value-type="string" calcext:value-type="string" table:number-columns-spanned="4" table:number-rows-spanned="1">
            <text:p><text:a xlink:href="https://schema.gov.it/semantic-assets/details?uri=https%3A%2F%2Fw3id.org%2Fitalia%2Fcontrolled-vocabulary%2Flicences" xlink:type="simple">Classificazione delle licenze dei dataset secondo il Vocabolario Controllato Licenze.</text:a></text:p>
          </table:table-cell>
          <table:covered-table-cell table:number-columns-repeated="3"/>
          <table:table-cell table:number-columns-repeated="1020"/>
        </table:table-row>
        <table:table-row table:style-name="ro3">
          <table:table-cell table:style-name="ce402" office:value-type="string" calcext:value-type="string">
            <text:p>Voci di 1 livello</text:p>
          </table:table-cell>
          <table:table-cell table:style-name="ce402" office:value-type="string" calcext:value-type="string">
            <text:p>Voci di 2 livello</text:p>
          </table:table-cell>
          <table:table-cell table:style-name="ce409" office:value-type="string" calcext:value-type="string">
            <text:p>Voci di 3 livello</text:p>
          </table:table-cell>
          <table:table-cell table:style-name="ce409" office:value-type="string" calcext:value-type="string">
            <text:p>Note e parole chiave</text:p>
          </table:table-cell>
          <table:table-cell table:number-columns-repeated="1020"/>
        </table:table-row>
        <table:table-row table:style-name="ro3">
          <table:table-cell table:style-name="ce413" office:value-type="string" calcext:value-type="string">
            <text:p><text:a xlink:href="https://schema.gov.it/lodview/controlled-vocabulary/licences/A_OpenLicense" xlink:type="simple">Licenza aperta</text:a></text:p>
          </table:table-cell>
          <table:table-cell table:style-name="ce416" table:number-columns-repeated="2"/>
          <table:table-cell table:style-name="ce423"/>
          <table:table-cell table:number-columns-repeated="1020"/>
        </table:table-row>
        <table:table-row table:style-name="ro3">
          <table:table-cell table:style-name="ce425"/>
          <table:table-cell table:style-name="ce413" office:value-type="string" calcext:value-type="string">
            <text:p><text:a xlink:href="https://schema.gov.it/lodview/controlled-vocabulary/licences/A1_PublicDomain" xlink:type="simple">Pubblico dominio</text:a></text:p>
          </table:table-cell>
          <table:table-cell table:style-name="ce416"/>
          <table:table-cell table:style-name="ce423"/>
          <table:table-cell table:number-columns-repeated="1020"/>
        </table:table-row>
        <table:table-row table:style-name="ro3">
          <table:table-cell table:style-name="ce425"/>
          <table:table-cell table:style-name="ce413" office:value-type="string" calcext:value-type="string">
            <text:p><text:a xlink:href="https://schema.gov.it/lodview/controlled-vocabulary/licences/A2_Attribution" xlink:type="simple">Attribuzione</text:a></text:p>
          </table:table-cell>
          <table:table-cell table:style-name="ce416"/>
          <table:table-cell table:style-name="ce423"/>
          <table:table-cell table:number-columns-repeated="1020"/>
        </table:table-row>
        <table:table-row table:style-name="ro3">
          <table:table-cell table:style-name="ce425"/>
          <table:table-cell table:style-name="ce413" office:value-type="string" calcext:value-type="string">
            <text:p><text:a xlink:href="https://schema.gov.it/lodview/controlled-vocabulary/licences/A3_ShareAlike" xlink:type="simple">Effetto virale</text:a></text:p>
          </table:table-cell>
          <table:table-cell table:style-name="ce416"/>
          <table:table-cell table:style-name="ce423"/>
          <table:table-cell table:number-columns-repeated="1020"/>
        </table:table-row>
        <table:table-row table:style-name="ro3">
          <table:table-cell table:style-name="ce425"/>
          <table:table-cell table:style-name="ce413" office:value-type="string" calcext:value-type="string">
            <text:p><text:a xlink:href="https://schema.gov.it/lodview/controlled-vocabulary/licences/A4_ShareAlikeCopyleftNonComp" xlink:type="simple">condivisione allo stesso modo - copyleft non compatibile</text:a></text:p>
          </table:table-cell>
          <table:table-cell table:style-name="ce416"/>
          <table:table-cell table:style-name="ce423"/>
          <table:table-cell table:number-columns-repeated="1020"/>
        </table:table-row>
        <table:table-row table:style-name="ro3">
          <table:table-cell table:style-name="ce413" office:value-type="string" calcext:value-type="string">
            <text:p><text:a xlink:href="https://schema.gov.it/lodview/controlled-vocabulary/licences/B_NonOpenLicense" xlink:type="simple">Non aperta</text:a></text:p>
          </table:table-cell>
          <table:table-cell table:style-name="ce416" table:number-columns-repeated="2"/>
          <table:table-cell table:style-name="ce423"/>
          <table:table-cell table:number-columns-repeated="1020"/>
        </table:table-row>
        <table:table-row table:style-name="ro3">
          <table:table-cell table:style-name="ce425"/>
          <table:table-cell table:style-name="ce413" office:value-type="string" calcext:value-type="string">
            <text:p><text:a xlink:href="https://schema.gov.it/lodview/controlled-vocabulary/licences/B1_NonCommercial" xlink:type="simple">Solo uso non commerciale</text:a></text:p>
          </table:table-cell>
          <table:table-cell table:style-name="ce416"/>
          <table:table-cell table:style-name="ce423"/>
          <table:table-cell table:number-columns-repeated="1020"/>
        </table:table-row>
        <table:table-row table:style-name="ro3">
          <table:table-cell table:style-name="ce425"/>
          <table:table-cell table:style-name="ce413" office:value-type="string" calcext:value-type="string">
            <text:p><text:a xlink:href="https://schema.gov.it/lodview/controlled-vocabulary/licences/B2_NoDerivs" xlink:type="simple">Non opere derivate</text:a></text:p>
          </table:table-cell>
          <table:table-cell table:style-name="ce416"/>
          <table:table-cell table:style-name="ce423"/>
          <table:table-cell table:number-columns-repeated="1020"/>
        </table:table-row>
        <table:table-row table:style-name="ro3">
          <table:table-cell table:style-name="ce413" office:value-type="string" calcext:value-type="string">
            <text:p><text:a xlink:href="https://schema.gov.it/lodview/controlled-vocabulary/licences/C_Unknown" xlink:type="simple">Licenza sconosciuta</text:a></text:p>
          </table:table-cell>
          <table:table-cell table:style-name="ce416" table:number-columns-repeated="2"/>
          <table:table-cell table:style-name="ce423"/>
          <table:table-cell table:number-columns-repeated="1020"/>
        </table:table-row>
        <table:table-row table:style-name="ro3">
          <table:table-cell table:style-name="ce425"/>
          <table:table-cell table:style-name="ce416" table:number-columns-repeated="2"/>
          <table:table-cell table:style-name="ce423"/>
          <table:table-cell table:number-columns-repeated="1020"/>
        </table:table-row>
        <table:table-row table:style-name="ro3" table:number-rows-repeated="987">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Tassonomia Frequenza di aggiorn" table:style-name="ta34">
        <table:table-column table:style-name="co108" table:default-cell-style-name="Default"/>
        <table:table-column table:style-name="co100" table:number-columns-repeated="3" table:default-cell-style-name="Default"/>
        <table:table-column table:style-name="co4" table:number-columns-repeated="1020" table:default-cell-style-name="Default"/>
        <table:table-row table:style-name="ro23">
          <table:table-cell table:style-name="ce415" office:value-type="string" calcext:value-type="string" table:number-columns-spanned="4" table:number-rows-spanned="1">
            <text:p><text:span text:style-name="T23">Frequenza di aggiornamento </text:span><text:span text:style-name="T24">(Tassonomia)</text:span></text:p>
          </table:table-cell>
          <table:covered-table-cell table:number-columns-repeated="3"/>
          <table:table-cell table:number-columns-repeated="1020"/>
        </table:table-row>
        <table:table-row table:style-name="ro24">
          <table:table-cell table:style-name="ce401" office:value-type="string" calcext:value-type="string" table:number-columns-spanned="4" table:number-rows-spanned="1">
            <text:p><text:a xlink:href="https://op.europa.eu/en/web/eu-vocabularies/dataset/-/resource?uri=http://publications.europa.eu/resource/dataset/frequency" xlink:type="simple">Classificazione della frequenza di aggiornamento secondo il Vocabolario Controllato Frequenza.
Tutti i vocabolari controllati di riferimento per i dataset sono gestiti da Eurostat</text:a></text:p>
          </table:table-cell>
          <table:covered-table-cell table:number-columns-repeated="3"/>
          <table:table-cell table:number-columns-repeated="1020"/>
        </table:table-row>
        <table:table-row table:style-name="ro3">
          <table:table-cell table:style-name="ce402" office:value-type="string" calcext:value-type="string">
            <text:p>Voci di 1 livello</text:p>
          </table:table-cell>
          <table:table-cell table:style-name="ce402" office:value-type="string" calcext:value-type="string">
            <text:p>Voci di 2 livello</text:p>
          </table:table-cell>
          <table:table-cell table:style-name="ce409" office:value-type="string" calcext:value-type="string">
            <text:p>Voci di 3 livello</text:p>
          </table:table-cell>
          <table:table-cell table:style-name="ce409" office:value-type="string" calcext:value-type="string">
            <text:p>Note e parole chiave</text:p>
          </table:table-cell>
          <table:table-cell table:number-columns-repeated="1020"/>
        </table:table-row>
        <table:table-row table:style-name="ro3">
          <table:table-cell table:style-name="ce416" office:value-type="string" calcext:value-type="string">
            <text:p>altro</text:p>
          </table:table-cell>
          <table:table-cell table:style-name="ce416" table:number-columns-repeated="2"/>
          <table:table-cell table:style-name="ce423"/>
          <table:table-cell table:number-columns-repeated="1020"/>
        </table:table-row>
        <table:table-row table:style-name="ro3">
          <table:table-cell table:style-name="ce416" office:value-type="string" calcext:value-type="string">
            <text:p>annuale</text:p>
          </table:table-cell>
          <table:table-cell table:style-name="ce416" table:number-columns-repeated="2"/>
          <table:table-cell table:style-name="ce423"/>
          <table:table-cell table:number-columns-repeated="1020"/>
        </table:table-row>
        <table:table-row table:style-name="ro3">
          <table:table-cell table:style-name="ce416" office:value-type="string" calcext:value-type="string">
            <text:p>bidecennale</text:p>
          </table:table-cell>
          <table:table-cell table:style-name="ce416" table:number-columns-repeated="2"/>
          <table:table-cell table:style-name="ce423"/>
          <table:table-cell table:number-columns-repeated="1020"/>
        </table:table-row>
        <table:table-row table:style-name="ro3">
          <table:table-cell table:style-name="ce416" office:value-type="string" calcext:value-type="string">
            <text:p>biennale</text:p>
          </table:table-cell>
          <table:table-cell table:style-name="ce416" table:number-columns-repeated="2"/>
          <table:table-cell table:style-name="ce423"/>
          <table:table-cell table:number-columns-repeated="1020"/>
        </table:table-row>
        <table:table-row table:style-name="ro3">
          <table:table-cell table:style-name="ce416" office:value-type="string" calcext:value-type="string">
            <text:p>bimensile</text:p>
          </table:table-cell>
          <table:table-cell table:style-name="ce416" table:number-columns-repeated="2"/>
          <table:table-cell table:style-name="ce423"/>
          <table:table-cell table:number-columns-repeated="1020"/>
        </table:table-row>
        <table:table-row table:style-name="ro3">
          <table:table-cell table:style-name="ce416" office:value-type="string" calcext:value-type="string">
            <text:p>bimestrale</text:p>
          </table:table-cell>
          <table:table-cell table:style-name="ce416" table:number-columns-repeated="2"/>
          <table:table-cell table:style-name="ce423"/>
          <table:table-cell table:number-columns-repeated="1020"/>
        </table:table-row>
        <table:table-row table:style-name="ro3">
          <table:table-cell table:style-name="ce416" office:value-type="string" calcext:value-type="string">
            <text:p>bisettimanale</text:p>
          </table:table-cell>
          <table:table-cell table:style-name="ce416" table:number-columns-repeated="2"/>
          <table:table-cell table:style-name="ce423"/>
          <table:table-cell table:number-columns-repeated="1020"/>
        </table:table-row>
        <table:table-row table:style-name="ro3">
          <table:table-cell table:style-name="ce416" office:value-type="string" calcext:value-type="string">
            <text:p>continuo</text:p>
          </table:table-cell>
          <table:table-cell table:style-name="ce416" table:number-columns-repeated="2"/>
          <table:table-cell table:style-name="ce423"/>
          <table:table-cell table:number-columns-repeated="1020"/>
        </table:table-row>
        <table:table-row table:style-name="ro3">
          <table:table-cell table:style-name="ce416" office:value-type="string" calcext:value-type="string">
            <text:p>decennale</text:p>
          </table:table-cell>
          <table:table-cell table:style-name="ce416" table:number-columns-repeated="2"/>
          <table:table-cell table:style-name="ce423"/>
          <table:table-cell table:number-columns-repeated="1020"/>
        </table:table-row>
        <table:table-row table:style-name="ro3">
          <table:table-cell table:style-name="ce416" office:value-type="string" calcext:value-type="string">
            <text:p>due volte al giorno</text:p>
          </table:table-cell>
          <table:table-cell table:style-name="ce416" table:number-columns-repeated="2"/>
          <table:table-cell table:style-name="ce423"/>
          <table:table-cell table:number-columns-repeated="1020"/>
        </table:table-row>
        <table:table-row table:style-name="ro3">
          <table:table-cell table:style-name="ce416" office:value-type="string" calcext:value-type="string">
            <text:p>in continuo aggiornamento</text:p>
          </table:table-cell>
          <table:table-cell table:style-name="ce416" table:number-columns-repeated="2"/>
          <table:table-cell table:style-name="ce423"/>
          <table:table-cell table:number-columns-repeated="1020"/>
        </table:table-row>
        <table:table-row table:style-name="ro3">
          <table:table-cell table:style-name="ce416" office:value-type="string" calcext:value-type="string">
            <text:p><text:s/>irregolare</text:p>
          </table:table-cell>
          <table:table-cell table:style-name="ce416" table:number-columns-repeated="2"/>
          <table:table-cell table:style-name="ce423"/>
          <table:table-cell table:number-columns-repeated="1020"/>
        </table:table-row>
        <table:table-row table:style-name="ro3">
          <table:table-cell table:style-name="ce416" office:value-type="string" calcext:value-type="string">
            <text:p>mai</text:p>
          </table:table-cell>
          <table:table-cell table:style-name="ce416" table:number-columns-repeated="2"/>
          <table:table-cell table:style-name="ce423"/>
          <table:table-cell table:number-columns-repeated="1020"/>
        </table:table-row>
        <table:table-row table:style-name="ro3">
          <table:table-cell table:style-name="ce416" office:value-type="string" calcext:value-type="string">
            <text:p>mensile</text:p>
          </table:table-cell>
          <table:table-cell table:style-name="ce416" table:number-columns-repeated="2"/>
          <table:table-cell table:style-name="ce423"/>
          <table:table-cell table:number-columns-repeated="1020"/>
        </table:table-row>
        <table:table-row table:style-name="ro3">
          <table:table-cell table:style-name="ce416" office:value-type="string" calcext:value-type="string">
            <text:p>ogni cinque anni</text:p>
          </table:table-cell>
          <table:table-cell table:style-name="ce416" table:number-columns-repeated="2"/>
          <table:table-cell table:style-name="ce423"/>
          <table:table-cell table:number-columns-repeated="1020"/>
        </table:table-row>
        <table:table-row table:style-name="ro3">
          <table:table-cell table:style-name="ce416" office:value-type="string" calcext:value-type="string">
            <text:p>ogni due ore</text:p>
          </table:table-cell>
          <table:table-cell table:style-name="ce416" table:number-columns-repeated="2"/>
          <table:table-cell table:style-name="ce423"/>
          <table:table-cell table:number-columns-repeated="1020"/>
        </table:table-row>
        <table:table-row table:style-name="ro3">
          <table:table-cell table:style-name="ce416" office:value-type="string" calcext:value-type="string">
            <text:p>ogni ora</text:p>
          </table:table-cell>
          <table:table-cell table:style-name="ce416" table:number-columns-repeated="2"/>
          <table:table-cell table:style-name="ce423"/>
          <table:table-cell table:number-columns-repeated="1020"/>
        </table:table-row>
        <table:table-row table:style-name="ro3">
          <table:table-cell table:style-name="ce416" office:value-type="string" calcext:value-type="string">
            <text:p>ogni quattro anni</text:p>
          </table:table-cell>
          <table:table-cell table:style-name="ce416" table:number-columns-repeated="2"/>
          <table:table-cell table:style-name="ce423"/>
          <table:table-cell table:number-columns-repeated="1020"/>
        </table:table-row>
        <table:table-row table:style-name="ro3">
          <table:table-cell table:style-name="ce416" office:value-type="string" calcext:value-type="string">
            <text:p>ogni tre ore</text:p>
          </table:table-cell>
          <table:table-cell table:style-name="ce416" table:number-columns-repeated="2"/>
          <table:table-cell table:style-name="ce423"/>
          <table:table-cell table:number-columns-repeated="1020"/>
        </table:table-row>
        <table:table-row table:style-name="ro3">
          <table:table-cell table:style-name="ce416" office:value-type="string" calcext:value-type="string">
            <text:p>quindicinale</text:p>
          </table:table-cell>
          <table:table-cell table:style-name="ce416" table:number-columns-repeated="2"/>
          <table:table-cell table:style-name="ce423"/>
          <table:table-cell table:number-columns-repeated="1020"/>
        </table:table-row>
        <table:table-row table:style-name="ro3">
          <table:table-cell table:style-name="ce416" office:value-type="string" calcext:value-type="string">
            <text:p>quotidiano</text:p>
          </table:table-cell>
          <table:table-cell table:style-name="ce416" table:number-columns-repeated="2"/>
          <table:table-cell table:style-name="ce423"/>
          <table:table-cell table:number-columns-repeated="1020"/>
        </table:table-row>
        <table:table-row table:style-name="ro3">
          <table:table-cell table:style-name="ce416" office:value-type="string" calcext:value-type="string">
            <text:p>sconosciuto</text:p>
          </table:table-cell>
          <table:table-cell table:style-name="ce416" table:number-columns-repeated="2"/>
          <table:table-cell table:style-name="ce423"/>
          <table:table-cell table:number-columns-repeated="1020"/>
        </table:table-row>
        <table:table-row table:style-name="ro3">
          <table:table-cell table:style-name="ce416" office:value-type="string" calcext:value-type="string">
            <text:p>semestrale</text:p>
          </table:table-cell>
          <table:table-cell table:style-name="ce416" table:number-columns-repeated="2"/>
          <table:table-cell table:style-name="ce423"/>
          <table:table-cell table:number-columns-repeated="1020"/>
        </table:table-row>
        <table:table-row table:style-name="ro3">
          <table:table-cell table:style-name="ce416" office:value-type="string" calcext:value-type="string">
            <text:p>settimanale</text:p>
          </table:table-cell>
          <table:table-cell table:style-name="ce416" table:number-columns-repeated="2"/>
          <table:table-cell table:style-name="ce423"/>
          <table:table-cell table:number-columns-repeated="1020"/>
        </table:table-row>
        <table:table-row table:style-name="ro3">
          <table:table-cell table:style-name="ce416" office:value-type="string" calcext:value-type="string">
            <text:p>tre volte a settimana</text:p>
          </table:table-cell>
          <table:table-cell table:style-name="ce416" table:number-columns-repeated="2"/>
          <table:table-cell table:style-name="ce423"/>
          <table:table-cell table:number-columns-repeated="1020"/>
        </table:table-row>
        <table:table-row table:style-name="ro3">
          <table:table-cell table:style-name="ce416" office:value-type="string" calcext:value-type="string">
            <text:p>tre volte al mese</text:p>
          </table:table-cell>
          <table:table-cell table:style-name="ce416" table:number-columns-repeated="2"/>
          <table:table-cell table:style-name="ce423"/>
          <table:table-cell table:number-columns-repeated="1020"/>
        </table:table-row>
        <table:table-row table:style-name="ro3">
          <table:table-cell table:style-name="ce416" office:value-type="string" calcext:value-type="string">
            <text:p>tre volte all'anno</text:p>
          </table:table-cell>
          <table:table-cell table:style-name="ce416" table:number-columns-repeated="2"/>
          <table:table-cell table:style-name="ce423"/>
          <table:table-cell table:number-columns-repeated="1020"/>
        </table:table-row>
        <table:table-row table:style-name="ro3">
          <table:table-cell table:style-name="ce416" office:value-type="string" calcext:value-type="string">
            <text:p>tridecennale</text:p>
          </table:table-cell>
          <table:table-cell table:style-name="ce416" table:number-columns-repeated="2"/>
          <table:table-cell table:style-name="ce423"/>
          <table:table-cell table:number-columns-repeated="1020"/>
        </table:table-row>
        <table:table-row table:style-name="ro3">
          <table:table-cell table:style-name="ce416" office:value-type="string" calcext:value-type="string">
            <text:p>triennale</text:p>
          </table:table-cell>
          <table:table-cell table:style-name="ce416" table:number-columns-repeated="2"/>
          <table:table-cell table:style-name="ce423"/>
          <table:table-cell table:number-columns-repeated="1020"/>
        </table:table-row>
        <table:table-row table:style-name="ro3">
          <table:table-cell table:style-name="ce416" office:value-type="string" calcext:value-type="string">
            <text:p>trimestrale</text:p>
          </table:table-cell>
          <table:table-cell table:style-name="ce416" table:number-columns-repeated="2"/>
          <table:table-cell table:style-name="ce423"/>
          <table:table-cell table:number-columns-repeated="1020"/>
        </table:table-row>
        <table:table-row table:style-name="ro3" table:number-rows-repeated="967">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Tassonomia Stati di una PRATICA" table:style-name="ta35">
        <table:table-column table:style-name="co21" table:default-cell-style-name="Default"/>
        <table:table-column table:style-name="co27" table:default-cell-style-name="Default"/>
        <table:table-column table:style-name="co110" table:number-columns-repeated="2" table:default-cell-style-name="Default"/>
        <table:table-column table:style-name="co4" table:number-columns-repeated="1020" table:default-cell-style-name="Default"/>
        <table:table-row table:style-name="ro23">
          <table:table-cell table:style-name="ce415" office:value-type="string" calcext:value-type="string" table:number-columns-spanned="4" table:number-rows-spanned="1">
            <text:p><text:span text:style-name="T23">Stati di una PRATICA </text:span><text:span text:style-name="T24">(Tassonomia)</text:span></text:p>
          </table:table-cell>
          <table:covered-table-cell table:number-columns-repeated="3"/>
          <table:table-cell table:number-columns-repeated="1020"/>
        </table:table-row>
        <table:table-row table:style-name="ro24">
          <table:table-cell table:style-name="ce411" office:value-type="string" calcext:value-type="string" table:number-columns-spanned="4" table:number-rows-spanned="1">
            <text:p>Tassonomia provvisoria degli stati di pratica, definibile come lo stato dell'iter conseguente a una richiesta.</text:p>
            <text:p>Nota: non abbiamo rinvenuto una tassonomia nazionale o internazionale di riferimento. Stiamo continuando il monitoraggio.</text:p>
          </table:table-cell>
          <table:covered-table-cell table:number-columns-repeated="3"/>
          <table:table-cell table:number-columns-repeated="1020"/>
        </table:table-row>
        <table:table-row table:style-name="ro3">
          <table:table-cell table:style-name="ce402" office:value-type="string" calcext:value-type="string">
            <text:p>Voci di 1 livello</text:p>
          </table:table-cell>
          <table:table-cell table:style-name="ce402" office:value-type="string" calcext:value-type="string">
            <text:p>Voci di 2 livello</text:p>
          </table:table-cell>
          <table:table-cell table:style-name="ce409" office:value-type="string" calcext:value-type="string">
            <text:p>Voci di 3 livello</text:p>
          </table:table-cell>
          <table:table-cell table:style-name="ce409" office:value-type="string" calcext:value-type="string">
            <text:p>Note e parole chiave</text:p>
          </table:table-cell>
          <table:table-cell table:number-columns-repeated="1020"/>
        </table:table-row>
        <table:table-row table:style-name="ro3">
          <table:table-cell table:style-name="ce416" office:value-type="string" calcext:value-type="string">
            <text:p>Processo non avviato</text:p>
          </table:table-cell>
          <table:table-cell table:style-name="ce416" table:number-columns-repeated="2"/>
          <table:table-cell table:style-name="ce423"/>
          <table:table-cell table:number-columns-repeated="1020"/>
        </table:table-row>
        <table:table-row table:style-name="ro3">
          <table:table-cell table:style-name="ce416"/>
          <table:table-cell table:style-name="ce416" office:value-type="string" calcext:value-type="string">
            <text:p>In bozza</text:p>
          </table:table-cell>
          <table:table-cell table:style-name="ce416"/>
          <table:table-cell table:style-name="ce423"/>
          <table:table-cell table:number-columns-repeated="1020"/>
        </table:table-row>
        <table:table-row table:style-name="ro3">
          <table:table-cell table:style-name="ce416" office:value-type="string" calcext:value-type="string">
            <text:p>Processo in corso</text:p>
          </table:table-cell>
          <table:table-cell table:style-name="ce416" table:number-columns-repeated="2"/>
          <table:table-cell table:style-name="ce423"/>
          <table:table-cell table:number-columns-repeated="1020"/>
        </table:table-row>
        <table:table-row table:style-name="ro3">
          <table:table-cell table:style-name="ce416" office:value-type="string" calcext:value-type="string">
            <text:p>Processo sospeso</text:p>
          </table:table-cell>
          <table:table-cell table:style-name="ce416" table:number-columns-repeated="2"/>
          <table:table-cell table:style-name="ce423"/>
          <table:table-cell table:number-columns-repeated="1020"/>
        </table:table-row>
        <table:table-row table:style-name="ro3">
          <table:table-cell/>
          <table:table-cell table:style-name="ce416" office:value-type="string" calcext:value-type="string">
            <text:p>Si richiede un’azione da parte dell’utente</text:p>
          </table:table-cell>
          <table:table-cell table:style-name="ce416"/>
          <table:table-cell table:style-name="ce423"/>
          <table:table-cell table:number-columns-repeated="1020"/>
        </table:table-row>
        <table:table-row table:style-name="ro3">
          <table:table-cell/>
          <table:table-cell table:style-name="ce416" office:value-type="string" calcext:value-type="string">
            <text:p>Si richiede un'azione da parte della Pubblica Amministrazione</text:p>
          </table:table-cell>
          <table:table-cell table:style-name="ce416"/>
          <table:table-cell table:style-name="ce423"/>
          <table:table-cell table:number-columns-repeated="1020"/>
        </table:table-row>
        <table:table-row table:style-name="ro3">
          <table:table-cell table:style-name="ce416" office:value-type="string" calcext:value-type="string">
            <text:p>Processo concluso</text:p>
          </table:table-cell>
          <table:table-cell table:style-name="ce416" table:number-columns-repeated="2"/>
          <table:table-cell table:style-name="ce423"/>
          <table:table-cell table:number-columns-repeated="1020"/>
        </table:table-row>
        <table:table-row table:style-name="ro3">
          <table:table-cell/>
          <table:table-cell table:style-name="ce416" office:value-type="string" calcext:value-type="string">
            <text:p>Esito positivo</text:p>
          </table:table-cell>
          <table:table-cell table:style-name="ce416"/>
          <table:table-cell table:style-name="ce423"/>
          <table:table-cell table:number-columns-repeated="1020"/>
        </table:table-row>
        <table:table-row table:style-name="ro3">
          <table:table-cell/>
          <table:table-cell table:style-name="ce416" office:value-type="string" calcext:value-type="string">
            <text:p>Esito negativo</text:p>
          </table:table-cell>
          <table:table-cell table:style-name="ce416"/>
          <table:table-cell table:style-name="ce423"/>
          <table:table-cell table:number-columns-repeated="1020"/>
        </table:table-row>
        <table:table-row table:style-name="ro3" table:number-rows-repeated="988">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Utility" table:style-name="ta36">
        <table:table-column table:style-name="co111" table:default-cell-style-name="Default"/>
        <table:table-column table:style-name="co79" table:default-cell-style-name="Default"/>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default-cell-style-name="Default"/>
        <table:table-column table:style-name="co4" table:number-columns-repeated="1017" table:default-cell-style-name="Default"/>
        <table:table-row table:style-name="ro3">
          <table:table-cell table:style-name="ce54" office:value-type="string" calcext:value-type="string">
            <text:p>Tipi di dato</text:p>
          </table:table-cell>
          <table:table-cell table:style-name="ce54" office:value-type="string" calcext:value-type="string">
            <text:p>Cardinalità della relazione</text:p>
          </table:table-cell>
          <table:table-cell table:style-name="ce54" office:value-type="string" calcext:value-type="string">
            <text:p>Valore Obbligatorio</text:p>
          </table:table-cell>
          <table:table-cell table:style-name="ce54" office:value-type="string" calcext:value-type="string">
            <text:p>Azioni possibili</text:p>
          </table:table-cell>
          <table:table-cell table:style-name="ce54" office:value-type="string" calcext:value-type="string">
            <text:p>Service Input/Output</text:p>
          </table:table-cell>
          <table:table-cell table:style-name="ce54" office:value-type="string" calcext:value-type="string">
            <text:p>Tipologia</text:p>
          </table:table-cell>
          <table:table-cell table:style-name="ce54" office:value-type="string" calcext:value-type="string">
            <text:p>Tassonomie e classificazioni</text:p>
          </table:table-cell>
          <table:table-cell table:number-columns-repeated="1017"/>
        </table:table-row>
        <table:table-row table:style-name="ro3">
          <table:table-cell table:style-name="ce426" office:value-type="string" calcext:value-type="string">
            <text:p>Relazione con Tipologia</text:p>
          </table:table-cell>
          <table:table-cell table:style-name="ce426" office:value-type="string" calcext:value-type="string">
            <text:p>0...1</text:p>
          </table:table-cell>
          <table:table-cell table:style-name="ce426" office:value-type="string" calcext:value-type="string">
            <text:p>Sì</text:p>
          </table:table-cell>
          <table:table-cell table:style-name="ce426" office:value-type="string" calcext:value-type="string">
            <text:p>Pagare</text:p>
          </table:table-cell>
          <table:table-cell table:style-name="ce426" office:value-type="string" calcext:value-type="string">
            <text:p>Istanza/richiesta</text:p>
          </table:table-cell>
          <table:table-cell table:style-name="ce427" office:value-type="string" calcext:value-type="string">
            <text:p><text:a xlink:href="#'Tipologia PUNTO DI CONTATTO'.A1" xlink:type="simple">Punto di contatto</text:a></text:p>
          </table:table-cell>
          <table:table-cell table:style-name="ce427" office:value-type="string" calcext:value-type="string">
            <text:p><text:a xlink:href="#'Tassonomia ARGOMENTI'.A1" xlink:type="simple">Argomenti</text:a></text:p>
          </table:table-cell>
          <table:table-cell table:number-columns-repeated="1017"/>
        </table:table-row>
        <table:table-row table:style-name="ro3">
          <table:table-cell table:style-name="ce426" office:value-type="string" calcext:value-type="string">
            <text:p>Number (tutti i formati)</text:p>
          </table:table-cell>
          <table:table-cell table:style-name="ce426" office:value-type="string" calcext:value-type="string">
            <text:p>0...n</text:p>
          </table:table-cell>
          <table:table-cell table:style-name="ce426" office:value-type="string" calcext:value-type="string">
            <text:p>No</text:p>
          </table:table-cell>
          <table:table-cell table:style-name="ce426" office:value-type="string" calcext:value-type="string">
            <text:p>Iscriversi</text:p>
          </table:table-cell>
          <table:table-cell table:style-name="ce426" office:value-type="string" calcext:value-type="string">
            <text:p>Altra documentazione</text:p>
          </table:table-cell>
          <table:table-cell table:style-name="ce427" office:value-type="string" calcext:value-type="string">
            <text:p><text:a xlink:href="#'Tipologia UNITÀ ORGANIZZATIVA'.A1" xlink:type="simple">Unità organizzativa</text:a></text:p>
          </table:table-cell>
          <table:table-cell table:style-name="ce427" office:value-type="string" calcext:value-type="string">
            <text:p><text:a xlink:href="#'Tassonomia EVENTI DELLA VITA DE'.A1" xlink:type="simple">Eventi della vita delle persone</text:a></text:p>
          </table:table-cell>
          <table:table-cell table:number-columns-repeated="1017"/>
        </table:table-row>
        <table:table-row table:style-name="ro3">
          <table:table-cell table:style-name="ce426" office:value-type="string" calcext:value-type="string">
            <text:p>Tassonomia</text:p>
          </table:table-cell>
          <table:table-cell table:style-name="ce426" office:value-type="string" calcext:value-type="string">
            <text:p>1...1</text:p>
          </table:table-cell>
          <table:table-cell table:style-name="ce426"/>
          <table:table-cell table:style-name="ce426" office:value-type="string" calcext:value-type="string">
            <text:p>Richiedere</text:p>
          </table:table-cell>
          <table:table-cell table:style-name="ce426" office:value-type="string" calcext:value-type="string">
            <text:p>Attestazione di pagamento</text:p>
          </table:table-cell>
          <table:table-cell table:style-name="ce427" office:value-type="string" calcext:value-type="string">
            <text:p><text:a xlink:href="#'Tipologia PERSONA PUBBLICA'.A1" xlink:type="simple">Persona pubblica</text:a></text:p>
          </table:table-cell>
          <table:table-cell table:style-name="ce427" office:value-type="string" calcext:value-type="string">
            <text:p><text:a xlink:href="#'Tassonomia EVENTI DELLA VITA DI'.A1" xlink:type="simple">Eventi della vita delle imprese</text:a></text:p>
          </table:table-cell>
          <table:table-cell table:number-columns-repeated="1017"/>
        </table:table-row>
        <table:table-row table:style-name="ro3">
          <table:table-cell table:style-name="ce426" office:value-type="string" calcext:value-type="string">
            <text:p>Booleano (vero o falso)</text:p>
          </table:table-cell>
          <table:table-cell table:style-name="ce426" office:value-type="string" calcext:value-type="string">
            <text:p>1...n</text:p>
          </table:table-cell>
          <table:table-cell table:style-name="ce426"/>
          <table:table-cell table:style-name="ce426" office:value-type="string" calcext:value-type="string">
            <text:p>Leggere</text:p>
          </table:table-cell>
          <table:table-cell table:style-name="ce426" office:value-type="string" calcext:value-type="string">
            <text:p>Atto autorizzativo</text:p>
          </table:table-cell>
          <table:table-cell table:style-name="ce427" office:value-type="string" calcext:value-type="string">
            <text:p><text:a xlink:href="#'Tipologia INCARICO'.A1" xlink:type="simple">Incarico</text:a></text:p>
          </table:table-cell>
          <table:table-cell table:style-name="ce427" office:value-type="string" calcext:value-type="string">
            <text:p><text:a xlink:href="#'Tassonomia Tipi di UNITÀ ORGANI'.A1" xlink:type="simple">Tipi di unità organizzativa</text:a></text:p>
          </table:table-cell>
          <table:table-cell table:number-columns-repeated="1017"/>
        </table:table-row>
        <table:table-row table:style-name="ro3">
          <table:table-cell table:style-name="ce426" office:value-type="string" calcext:value-type="string">
            <text:p>Datetime (tutti i formati)</text:p>
          </table:table-cell>
          <table:table-cell table:style-name="ce426" table:number-columns-repeated="2"/>
          <table:table-cell table:style-name="ce426" office:value-type="string" calcext:value-type="string">
            <text:p>Attivare</text:p>
          </table:table-cell>
          <table:table-cell table:style-name="ce426" office:value-type="string" calcext:value-type="string">
            <text:p>Attestazione di idTipologia</text:p>
          </table:table-cell>
          <table:table-cell table:style-name="ce427" office:value-type="string" calcext:value-type="string">
            <text:p><text:a xlink:href="#'Tipologia LUOGO'.A1" xlink:type="simple">Luogo</text:a></text:p>
          </table:table-cell>
          <table:table-cell table:style-name="ce427" office:value-type="string" calcext:value-type="string">
            <text:p><text:a xlink:href="#'Tassonomia Tipi di INCARICO'.A1" xlink:type="simple">Tipi di incarico</text:a></text:p>
          </table:table-cell>
          <table:table-cell table:number-columns-repeated="1017"/>
        </table:table-row>
        <table:table-row table:style-name="ro3">
          <table:table-cell table:style-name="ce426" office:value-type="string" calcext:value-type="string">
            <text:p>Testo breve (max. 255 char)</text:p>
          </table:table-cell>
          <table:table-cell table:style-name="ce426" table:number-columns-repeated="2"/>
          <table:table-cell table:style-name="ce426" office:value-type="string" calcext:value-type="string">
            <text:p>Autorizzare</text:p>
          </table:table-cell>
          <table:table-cell table:style-name="ce426" office:value-type="string" calcext:value-type="string">
            <text:p>Documentazione amministrativa</text:p>
          </table:table-cell>
          <table:table-cell table:style-name="ce427" office:value-type="string" calcext:value-type="string">
            <text:p><text:a xlink:href="#'Tipologia NOTIZIA'.A1" xlink:type="simple">Notizia</text:a></text:p>
          </table:table-cell>
          <table:table-cell table:style-name="ce427" office:value-type="string" calcext:value-type="string">
            <text:p><text:a xlink:href="#'Tassonomia Tipi di NOTIZIA'.A1" xlink:type="simple">Tipi di notizia</text:a></text:p>
          </table:table-cell>
          <table:table-cell table:number-columns-repeated="1017"/>
        </table:table-row>
        <table:table-row table:style-name="ro3">
          <table:table-cell table:style-name="ce426" office:value-type="string" calcext:value-type="string">
            <text:p>Testo lungo (rich text)</text:p>
          </table:table-cell>
          <table:table-cell table:style-name="ce426" table:number-columns-repeated="2"/>
          <table:table-cell table:style-name="ce426" office:value-type="string" calcext:value-type="string">
            <text:p>Delegare</text:p>
          </table:table-cell>
          <table:table-cell table:style-name="ce426" office:value-type="string" calcext:value-type="string">
            <text:p>Certificazione</text:p>
          </table:table-cell>
          <table:table-cell table:style-name="ce427" office:value-type="string" calcext:value-type="string">
            <text:p><text:a xlink:href="#'Tipologia EVENTO'.A1" xlink:type="simple">Evento</text:a></text:p>
          </table:table-cell>
          <table:table-cell table:style-name="ce427" office:value-type="string" calcext:value-type="string">
            <text:p><text:a xlink:href="#'Tassonomia Tipi di LUOGO'.A1" xlink:type="simple">Tipi di luogo</text:a></text:p>
          </table:table-cell>
          <table:table-cell table:number-columns-repeated="1017"/>
        </table:table-row>
        <table:table-row table:style-name="ro3">
          <table:table-cell table:style-name="ce426" office:value-type="string" calcext:value-type="string">
            <text:p>File (blob)</text:p>
          </table:table-cell>
          <table:table-cell table:style-name="ce426" table:number-columns-repeated="2"/>
          <table:table-cell table:style-name="ce426" office:value-type="string" calcext:value-type="string">
            <text:p>Informare</text:p>
          </table:table-cell>
          <table:table-cell table:style-name="ce426" office:value-type="string" calcext:value-type="string">
            <text:p>Codice</text:p>
          </table:table-cell>
          <table:table-cell table:style-name="ce427" office:value-type="string" calcext:value-type="string">
            <text:p><text:a xlink:href="#'Tipologia SERVIZIO'.A1" xlink:type="simple">Servizio</text:a></text:p>
          </table:table-cell>
          <table:table-cell table:style-name="ce427" office:value-type="string" calcext:value-type="string">
            <text:p><text:a xlink:href="#'Tassonomia Tipi di EVENTO'.A1" xlink:type="simple">Tipi di evento</text:a></text:p>
          </table:table-cell>
          <table:table-cell table:number-columns-repeated="1017"/>
        </table:table-row>
        <table:table-row table:style-name="ro3">
          <table:table-cell table:style-name="ce426" table:number-columns-repeated="3"/>
          <table:table-cell table:style-name="ce426" office:value-type="string" calcext:value-type="string">
            <text:p>Accettare</text:p>
          </table:table-cell>
          <table:table-cell table:style-name="ce426"/>
          <table:table-cell table:style-name="ce427" office:value-type="string" calcext:value-type="string">
            <text:p><text:a xlink:href="#'Tipologia DOCUMENTO PUBBLICO'.A1" xlink:type="simple">Documento pubblico</text:a></text:p>
          </table:table-cell>
          <table:table-cell table:style-name="ce427" office:value-type="string" calcext:value-type="string">
            <text:p><text:a xlink:href="#'Tassonomia Categorie dei SERVIZ'.A1" xlink:type="simple">Categorie dei servizi</text:a></text:p>
          </table:table-cell>
          <table:table-cell table:number-columns-repeated="1017"/>
        </table:table-row>
        <table:table-row table:style-name="ro3">
          <table:table-cell table:style-name="ce426" table:number-columns-repeated="5"/>
          <table:table-cell table:style-name="ce427" office:value-type="string" calcext:value-type="string">
            <text:p><text:a xlink:href="#'Tipologia DATASET'.A1" xlink:type="simple">Dataset</text:a></text:p>
          </table:table-cell>
          <table:table-cell table:style-name="ce427" office:value-type="string" calcext:value-type="string">
            <text:p><text:a xlink:href="#'Tassonomia Tipi di DOCUMENTO'.A1" xlink:type="simple">Tipi di documento</text:a></text:p>
          </table:table-cell>
          <table:table-cell table:number-columns-repeated="1017"/>
        </table:table-row>
        <table:table-row table:style-name="ro3">
          <table:table-cell table:style-name="ce426" table:number-columns-repeated="5"/>
          <table:table-cell table:style-name="ce427" office:value-type="string" calcext:value-type="string">
            <text:p><text:a xlink:href="#'Tipologia PRATICA'.A1" xlink:type="simple">Pratica</text:a></text:p>
          </table:table-cell>
          <table:table-cell table:style-name="ce427" office:value-type="string" calcext:value-type="string">
            <text:p><text:a xlink:href="#'Tassonomia Tipi di PUNTO DI CON'.A1" xlink:type="simple">Tipi punto di contatto</text:a></text:p>
          </table:table-cell>
          <table:table-cell table:number-columns-repeated="1017"/>
        </table:table-row>
        <table:table-row table:style-name="ro3">
          <table:table-cell table:style-name="ce426" table:number-columns-repeated="5"/>
          <table:table-cell table:style-name="ce427" office:value-type="string" calcext:value-type="string">
            <text:p><text:a xlink:href="#'Tipologia PAGAMENTO'.A1" xlink:type="simple">Pagamento</text:a></text:p>
          </table:table-cell>
          <table:table-cell table:style-name="ce427" office:value-type="string" calcext:value-type="string">
            <text:p><text:a xlink:href="#'Tassonomia Documenti dellALBO P'.A1" xlink:type="simple">Documenti albo pretorio</text:a></text:p>
          </table:table-cell>
          <table:table-cell table:number-columns-repeated="1017"/>
        </table:table-row>
        <table:table-row table:style-name="ro3">
          <table:table-cell table:style-name="ce426" table:number-columns-repeated="5"/>
          <table:table-cell table:style-name="ce427" office:value-type="string" calcext:value-type="string">
            <text:p><text:a xlink:href="#'Tipologia DOCUMENTO PRIVATO'.A1" xlink:type="simple">Documento privato</text:a></text:p>
          </table:table-cell>
          <table:table-cell table:style-name="ce427" office:value-type="string" calcext:value-type="string">
            <text:p><text:a xlink:href="#'Tassonomia Temi di un DATASET'.A1" xlink:type="simple">Temi di un dataset</text:a></text:p>
          </table:table-cell>
          <table:table-cell table:number-columns-repeated="1017"/>
        </table:table-row>
        <table:table-row table:style-name="ro3">
          <table:table-cell table:style-name="ce426" table:number-columns-repeated="5"/>
          <table:table-cell table:style-name="ce427" office:value-type="string" calcext:value-type="string">
            <text:p><text:a xlink:href="#'Tipologia MESSAGGIO'.A1" xlink:type="simple">Messaggio</text:a></text:p>
          </table:table-cell>
          <table:table-cell table:style-name="ce427" office:value-type="string" calcext:value-type="string">
            <text:p><text:a xlink:href="#'Tassonomia Frequenza di aggiorn'.A1" xlink:type="simple">Frequenza di aggiornamento</text:a></text:p>
          </table:table-cell>
          <table:table-cell table:number-columns-repeated="1017"/>
        </table:table-row>
        <table:table-row table:style-name="ro3">
          <table:table-cell table:style-name="ce426" table:number-columns-repeated="5"/>
          <table:table-cell table:style-name="ce427" office:value-type="string" calcext:value-type="string">
            <text:p><text:a xlink:href="#'Tipologia APPUNTAMENTO'.A1" xlink:type="simple">Appuntamento</text:a></text:p>
          </table:table-cell>
          <table:table-cell table:style-name="ce427" office:value-type="string" calcext:value-type="string">
            <text:p><text:a xlink:href="#'Tassonomia Stati di una PRATICA'.A1" xlink:type="simple">Stati di una pratica</text:a></text:p>
          </table:table-cell>
          <table:table-cell table:number-columns-repeated="1017"/>
        </table:table-row>
        <table:table-row table:style-name="ro3">
          <table:table-cell table:style-name="ce426" table:number-columns-repeated="6"/>
          <table:table-cell table:style-name="ce428" office:value-type="string" calcext:value-type="string">
            <text:p><text:a xlink:href="#'Tassonomia Licenze'.A1" xlink:type="simple">Licenze</text:a></text:p>
          </table:table-cell>
          <table:table-cell table:number-columns-repeated="1017"/>
        </table:table-row>
        <table:table-row table:style-name="ro3" table:number-rows-repeated="983">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table table:name="Changelog" table:style-name="ta37">
        <table:table-column table:style-name="co117" table:default-cell-style-name="Default"/>
        <table:table-column table:style-name="co118" table:default-cell-style-name="Default"/>
        <table:table-column table:style-name="co112" table:default-cell-style-name="Default"/>
        <table:table-column table:style-name="co119" table:default-cell-style-name="Default"/>
        <table:table-column table:style-name="co4" table:number-columns-repeated="1020" table:default-cell-style-name="Default"/>
        <table:table-row table:style-name="ro3">
          <table:table-cell table:style-name="ce54" office:value-type="string" calcext:value-type="string">
            <text:p>Data</text:p>
          </table:table-cell>
          <table:table-cell table:style-name="ce54" office:value-type="string" calcext:value-type="string">
            <text:p>Versione</text:p>
          </table:table-cell>
          <table:table-cell table:style-name="ce54" office:value-type="string" calcext:value-type="string">
            <text:p>Reviewer</text:p>
          </table:table-cell>
          <table:table-cell table:style-name="ce54" office:value-type="string" calcext:value-type="string">
            <text:p>Note</text:p>
          </table:table-cell>
          <table:table-cell table:number-columns-repeated="1020"/>
        </table:table-row>
        <table:table-row table:style-name="ro3">
          <table:table-cell table:style-name="ce429" office:value-type="date" office:date-value="2022-03-17" calcext:value-type="date">
            <text:p>17/03/2022</text:p>
          </table:table-cell>
          <table:table-cell table:style-name="ce430" office:value-type="string" calcext:value-type="string">
            <text:p>1.5</text:p>
          </table:table-cell>
          <table:table-cell table:style-name="ce430" office:value-type="string" calcext:value-type="string">
            <text:p>Raffaele Boiano</text:p>
          </table:table-cell>
          <table:table-cell table:style-name="ce430" office:value-type="string" calcext:value-type="string">
            <text:p>Nuovi content type (punto di contatto e incarico)</text:p>
            <text:p>Revisione di tutte le tassonomie secondo gli standard nazionali o internazionali</text:p>
          </table:table-cell>
          <table:table-cell table:number-columns-repeated="1020"/>
        </table:table-row>
        <table:table-row table:style-name="ro3">
          <table:table-cell table:style-name="ce429" office:value-type="date" office:date-value="2022-03-23" calcext:value-type="date">
            <text:p>23/03/2022</text:p>
          </table:table-cell>
          <table:table-cell table:style-name="ce430" office:value-type="string" calcext:value-type="string">
            <text:p>1.5.1</text:p>
          </table:table-cell>
          <table:table-cell table:style-name="ce430" office:value-type="string" calcext:value-type="string">
            <text:p>Stefano Bussolon</text:p>
          </table:table-cell>
          <table:table-cell table:style-name="ce430" office:value-type="string" calcext:value-type="string">
            <text:p>Correzione di refusi e highlight di alcuni temi da discutere</text:p>
            <text:p>Aggiunta tassonomia Licenze</text:p>
          </table:table-cell>
          <table:table-cell table:number-columns-repeated="1020"/>
        </table:table-row>
        <table:table-row table:style-name="ro3">
          <table:table-cell table:style-name="ce429" office:value-type="date" office:date-value="2022-04-26" calcext:value-type="date">
            <text:p>26/04/2022</text:p>
          </table:table-cell>
          <table:table-cell table:style-name="ce430" office:value-type="string" calcext:value-type="string">
            <text:p>2.0</text:p>
          </table:table-cell>
          <table:table-cell table:style-name="ce430" office:value-type="string" calcext:value-type="string">
            <text:p>Daniele Nolè</text:p>
          </table:table-cell>
          <table:table-cell table:style-name="ce430" office:value-type="string" calcext:value-type="string">
            <text:p>Aggiornamento tassonomia Categorie dei SERVIZI, lista degli argomenti e sistema di navigazione</text:p>
          </table:table-cell>
          <table:table-cell table:number-columns-repeated="1020"/>
        </table:table-row>
        <table:table-row table:style-name="ro3">
          <table:table-cell table:style-name="ce429" office:value-type="date" office:date-value="2022-06-07" calcext:value-type="date">
            <text:p>07/06/2022</text:p>
          </table:table-cell>
          <table:table-cell table:style-name="ce430" office:value-type="string" calcext:value-type="string">
            <text:p>2.0.1</text:p>
          </table:table-cell>
          <table:table-cell table:style-name="ce430" office:value-type="string" calcext:value-type="string">
            <text:p>Daniele Nolè</text:p>
          </table:table-cell>
          <table:table-cell table:style-name="ce431" office:value-type="string" calcext:value-type="string">
            <text:p><text:span text:style-name="T25">Aggiunta del link al file di Rappresentazione Grafica dell'Architettura; Aggiornamento dell'ordine degli attributi per le tipologie </text:span><text:span text:style-name="T26">Servizio</text:span><text:span text:style-name="T27"> e </text:span><text:span text:style-name="T28">Evento</text:span><text:span text:style-name="T27">.</text:span></text:p>
          </table:table-cell>
          <table:table-cell table:number-columns-repeated="1020"/>
        </table:table-row>
        <table:table-row table:style-name="ro3">
          <table:table-cell table:style-name="ce426" office:value-type="string" calcext:value-type="string">
            <text:p>15/11/2022</text:p>
          </table:table-cell>
          <table:table-cell table:style-name="ce430" office:value-type="string" calcext:value-type="string">
            <text:p>2.0.2</text:p>
          </table:table-cell>
          <table:table-cell table:style-name="ce430" office:value-type="string" calcext:value-type="string">
            <text:p>Daniele Nolè</text:p>
          </table:table-cell>
          <table:table-cell table:style-name="ce431" office:value-type="string" calcext:value-type="string">
            <text:p>Correzione della tassonomia Tipi di NOTIZIA per allineamento con la documentazione del modello Comuni e i criteri di confromità per i partecipanti alla misura del PNRR 1.4.1 Esperienza del cittadino nei servizi pubblici digitali</text:p>
          </table:table-cell>
          <table:table-cell table:number-columns-repeated="1020"/>
        </table:table-row>
        <table:table-row table:style-name="ro3">
          <table:table-cell table:style-name="ce426" office:value-type="string" calcext:value-type="string">
            <text:p>23/05/2023</text:p>
          </table:table-cell>
          <table:table-cell table:style-name="ce430" office:value-type="string" calcext:value-type="string">
            <text:p>2.0.3</text:p>
          </table:table-cell>
          <table:table-cell table:style-name="ce430" office:value-type="string" calcext:value-type="string">
            <text:p>Daniele Nolè</text:p>
          </table:table-cell>
          <table:table-cell table:style-name="ce431" office:value-type="string" calcext:value-type="string">
            <text:p>Correzione dell'obbligatorietà dei campi protocollo della TIPOLOGIA DOCUMENTO PUBBLICO. I campi non sono più obbligatori per permettere la creazione di pagine per documenti che non prevedono un numero di protocollo.</text:p>
          </table:table-cell>
          <table:table-cell table:number-columns-repeated="1020"/>
        </table:table-row>
        <table:table-row table:style-name="ro3">
          <table:table-cell table:style-name="ce429" office:value-type="date" office:date-value="2023-06-06" calcext:value-type="date">
            <text:p>06/06/2023</text:p>
          </table:table-cell>
          <table:table-cell table:style-name="ce430" office:value-type="string" calcext:value-type="string">
            <text:p>2.0.4</text:p>
          </table:table-cell>
          <table:table-cell table:style-name="ce430" office:value-type="string" calcext:value-type="string">
            <text:p>Daniele Nolè</text:p>
          </table:table-cell>
          <table:table-cell table:style-name="ce431" office:value-type="string" calcext:value-type="string">
            <text:p>Tipologia UNITÀ ORGANIZZATIVA: cambio della nomenclatura dell'attributo "Persone che compongono la struttura" in "Persone" per allineamento con layout Figma e template HTML</text:p>
          </table:table-cell>
          <table:table-cell table:number-columns-repeated="1020"/>
        </table:table-row>
        <table:table-row table:style-name="ro3">
          <table:table-cell table:style-name="ce426" office:value-type="string" calcext:value-type="string">
            <text:p>15/06/2023</text:p>
          </table:table-cell>
          <table:table-cell table:style-name="ce430" office:value-type="string" calcext:value-type="string">
            <text:p>2.0.5</text:p>
          </table:table-cell>
          <table:table-cell table:style-name="ce430" office:value-type="string" calcext:value-type="string">
            <text:p>Daniele Nolè</text:p>
          </table:table-cell>
          <table:table-cell table:style-name="ce431" office:value-type="string" calcext:value-type="string">
            <text:p>Cambio attributi obbligatori: per UNITÀ ORGANIZZATIVA, l'attributo Servizi offerti è obbligatorio se la pagina è un ufficio; per EVENTO, attributi Luogo e Costo resi obbligatori; per PERSONA PUBBLICA, attributo Incarico/Incarichi reso obbligatorio.</text:p>
          </table:table-cell>
          <table:table-cell table:number-columns-repeated="1020"/>
        </table:table-row>
        <table:table-row table:style-name="ro3" table:number-rows-repeated="8">
          <table:table-cell table:style-name="ce429"/>
          <table:table-cell table:style-name="ce430" table:number-columns-repeated="3"/>
          <table:table-cell table:number-columns-repeated="1020"/>
        </table:table-row>
        <table:table-row table:style-name="ro3" table:number-rows-repeated="983">
          <table:table-cell table:number-columns-repeated="1024"/>
        </table:table-row>
        <table:table-row table:style-name="ro5" table:number-rows-repeated="104757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Titillium Web&quot;, Arial" svg:font-family="'&quot;Titillium Web&quot;, Arial'"/>
    <style:font-face style:name="Arial" svg:font-family="Arial"/>
    <style:font-face style:name="Cambria" svg:font-family="Cambria"/>
    <style:font-face style:name="Titillium Web" svg:font-family="'Titillium Web'"/>
    <style:font-face style:name="Titillium Web,Arial" svg:font-family="'Titillium Web,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ff2cc"/>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ntroduzione" style:display-name="PageStyle_Introduzione" style:page-layout-name="Mpm3">
      <style:header style:display="false"/>
      <style:header-left style:display="false"/>
      <style:footer style:display="false"/>
      <style:footer-left style:display="false"/>
    </style:master-page>
    <style:master-page style:name="PageStyle_5f_Ontologia_2c__20_Tassonomia_20_e_20_Coreogr" style:display-name="PageStyle_Ontologia, Tassonomia e Coreogr" style:page-layout-name="Mpm3">
      <style:header style:display="false"/>
      <style:header-left style:display="false"/>
      <style:footer style:display="false"/>
      <style:footer-left style:display="false"/>
    </style:master-page>
    <style:master-page style:name="PageStyle_5f_Coreografia_20_grafico_20_dellalberat" style:display-name="PageStyle_Coreografia grafico dellalberat" style:page-layout-name="Mpm3">
      <style:header style:display="false"/>
      <style:header-left style:display="false"/>
      <style:footer style:display="false"/>
      <style:footer-left style:display="false"/>
    </style:master-page>
    <style:master-page style:name="PageStyle_5f_Coreografia_20_sistema_20_di_20_navigazi" style:display-name="PageStyle_Coreografia sistema di navigazi" style:page-layout-name="Mpm3">
      <style:header style:display="false"/>
      <style:header-left style:display="false"/>
      <style:footer style:display="false"/>
      <style:footer-left style:display="false"/>
    </style:master-page>
    <style:master-page style:name="PageStyle_5f_Tipologia_20_PUNTO_20_DI_20_CONTATTO" style:display-name="PageStyle_Tipologia PUNTO DI CONTATTO" style:page-layout-name="Mpm3">
      <style:header style:display="false"/>
      <style:header-left style:display="false"/>
      <style:footer style:display="false"/>
      <style:footer-left style:display="false"/>
    </style:master-page>
    <style:master-page style:name="PageStyle_5f_Tipologia_20_UNITÀ_20_ORGANIZZATIVA" style:display-name="PageStyle_Tipologia UNITÀ ORGANIZZATIVA" style:page-layout-name="Mpm3">
      <style:header style:display="false"/>
      <style:header-left style:display="false"/>
      <style:footer style:display="false"/>
      <style:footer-left style:display="false"/>
    </style:master-page>
    <style:master-page style:name="PageStyle_5f_Tipologia_20_PERSONA_20_PUBBLICA" style:display-name="PageStyle_Tipologia PERSONA PUBBLICA" style:page-layout-name="Mpm3">
      <style:header style:display="false"/>
      <style:header-left style:display="false"/>
      <style:footer style:display="false"/>
      <style:footer-left style:display="false"/>
    </style:master-page>
    <style:master-page style:name="PageStyle_5f_Tipologia_20_INCARICO" style:display-name="PageStyle_Tipologia INCARICO" style:page-layout-name="Mpm3">
      <style:header style:display="false"/>
      <style:header-left style:display="false"/>
      <style:footer style:display="false"/>
      <style:footer-left style:display="false"/>
    </style:master-page>
    <style:master-page style:name="PageStyle_5f_Tipologia_20_LUOGO" style:display-name="PageStyle_Tipologia LUOGO" style:page-layout-name="Mpm3">
      <style:header style:display="false"/>
      <style:header-left style:display="false"/>
      <style:footer style:display="false"/>
      <style:footer-left style:display="false"/>
    </style:master-page>
    <style:master-page style:name="PageStyle_5f_Tipologia_20_NOTIZIA" style:display-name="PageStyle_Tipologia NOTIZIA" style:page-layout-name="Mpm3">
      <style:header style:display="false"/>
      <style:header-left style:display="false"/>
      <style:footer style:display="false"/>
      <style:footer-left style:display="false"/>
    </style:master-page>
    <style:master-page style:name="PageStyle_5f_Tipologia_20_EVENTO" style:display-name="PageStyle_Tipologia EVENTO" style:page-layout-name="Mpm3">
      <style:header style:display="false"/>
      <style:header-left style:display="false"/>
      <style:footer style:display="false"/>
      <style:footer-left style:display="false"/>
    </style:master-page>
    <style:master-page style:name="PageStyle_5f_Tipologia_20_SERVIZIO" style:display-name="PageStyle_Tipologia SERVIZIO" style:page-layout-name="Mpm3">
      <style:header style:display="false"/>
      <style:header-left style:display="false"/>
      <style:footer style:display="false"/>
      <style:footer-left style:display="false"/>
    </style:master-page>
    <style:master-page style:name="PageStyle_5f_Tipologia_20_DOCUMENTO_20_PUBBLICO" style:display-name="PageStyle_Tipologia DOCUMENTO PUBBLICO" style:page-layout-name="Mpm3">
      <style:header style:display="false"/>
      <style:header-left style:display="false"/>
      <style:footer style:display="false"/>
      <style:footer-left style:display="false"/>
    </style:master-page>
    <style:master-page style:name="PageStyle_5f_Tipologia_20_DATASET" style:display-name="PageStyle_Tipologia DATASET" style:page-layout-name="Mpm3">
      <style:header style:display="false"/>
      <style:header-left style:display="false"/>
      <style:footer style:display="false"/>
      <style:footer-left style:display="false"/>
    </style:master-page>
    <style:master-page style:name="PageStyle_5f_Tipologia_20_PRATICA" style:display-name="PageStyle_Tipologia PRATICA" style:page-layout-name="Mpm3">
      <style:header style:display="false"/>
      <style:header-left style:display="false"/>
      <style:footer style:display="false"/>
      <style:footer-left style:display="false"/>
    </style:master-page>
    <style:master-page style:name="PageStyle_5f_Tipologia_20_PAGAMENTO" style:display-name="PageStyle_Tipologia PAGAMENTO" style:page-layout-name="Mpm3">
      <style:header style:display="false"/>
      <style:header-left style:display="false"/>
      <style:footer style:display="false"/>
      <style:footer-left style:display="false"/>
    </style:master-page>
    <style:master-page style:name="PageStyle_5f_Tipologia_20_DOCUMENTO_20_PRIVATO" style:display-name="PageStyle_Tipologia DOCUMENTO PRIVATO" style:page-layout-name="Mpm3">
      <style:header style:display="false"/>
      <style:header-left style:display="false"/>
      <style:footer style:display="false"/>
      <style:footer-left style:display="false"/>
    </style:master-page>
    <style:master-page style:name="PageStyle_5f_Tipologia_20_MESSAGGIO" style:display-name="PageStyle_Tipologia MESSAGGIO" style:page-layout-name="Mpm3">
      <style:header style:display="false"/>
      <style:header-left style:display="false"/>
      <style:footer style:display="false"/>
      <style:footer-left style:display="false"/>
    </style:master-page>
    <style:master-page style:name="PageStyle_5f_Tipologia_20_APPUNTAMENTO" style:display-name="PageStyle_Tipologia APPUNTAMENTO" style:page-layout-name="Mpm3">
      <style:header style:display="false"/>
      <style:header-left style:display="false"/>
      <style:footer style:display="false"/>
      <style:footer-left style:display="false"/>
    </style:master-page>
    <style:master-page style:name="PageStyle_5f_Tassonomia_20_ARGOMENTI" style:display-name="PageStyle_Tassonomia ARGOMENTI" style:page-layout-name="Mpm3">
      <style:header style:display="false"/>
      <style:header-left style:display="false"/>
      <style:footer style:display="false"/>
      <style:footer-left style:display="false"/>
    </style:master-page>
    <style:master-page style:name="PageStyle_5f_Tassonomia_20_EVENTI_20_DELLA_20_VITA_20_DE" style:display-name="PageStyle_Tassonomia EVENTI DELLA VITA DE" style:page-layout-name="Mpm3">
      <style:header style:display="false"/>
      <style:header-left style:display="false"/>
      <style:footer style:display="false"/>
      <style:footer-left style:display="false"/>
    </style:master-page>
    <style:master-page style:name="PageStyle_5f_Tassonomia_20_EVENTI_20_DELLA_20_VITA_20_DI" style:display-name="PageStyle_Tassonomia EVENTI DELLA VITA DI" style:page-layout-name="Mpm3">
      <style:header style:display="false"/>
      <style:header-left style:display="false"/>
      <style:footer style:display="false"/>
      <style:footer-left style:display="false"/>
    </style:master-page>
    <style:master-page style:name="PageStyle_5f_Tassonomia_20_Tipi_20_di_20_UNITÀ_20_ORGANI" style:display-name="PageStyle_Tassonomia Tipi di UNITÀ ORGANI" style:page-layout-name="Mpm3">
      <style:header style:display="false"/>
      <style:header-left style:display="false"/>
      <style:footer style:display="false"/>
      <style:footer-left style:display="false"/>
    </style:master-page>
    <style:master-page style:name="PageStyle_5f_Tassonomia_20_Tipi_20_di_20_INCARICO" style:display-name="PageStyle_Tassonomia Tipi di INCARICO" style:page-layout-name="Mpm3">
      <style:header style:display="false"/>
      <style:header-left style:display="false"/>
      <style:footer style:display="false"/>
      <style:footer-left style:display="false"/>
    </style:master-page>
    <style:master-page style:name="PageStyle_5f_Tassonomia_20_Tipi_20_di_20_NOTIZIA" style:display-name="PageStyle_Tassonomia Tipi di NOTIZIA" style:page-layout-name="Mpm3">
      <style:header style:display="false"/>
      <style:header-left style:display="false"/>
      <style:footer style:display="false"/>
      <style:footer-left style:display="false"/>
    </style:master-page>
    <style:master-page style:name="PageStyle_5f_Tassonomia_20_Tipi_20_di_20_LUOGO" style:display-name="PageStyle_Tassonomia Tipi di LUOGO" style:page-layout-name="Mpm3">
      <style:header style:display="false"/>
      <style:header-left style:display="false"/>
      <style:footer style:display="false"/>
      <style:footer-left style:display="false"/>
    </style:master-page>
    <style:master-page style:name="PageStyle_5f_Tassonomia_20_Tipi_20_di_20_EVENTO" style:display-name="PageStyle_Tassonomia Tipi di EVENTO" style:page-layout-name="Mpm3">
      <style:header style:display="false"/>
      <style:header-left style:display="false"/>
      <style:footer style:display="false"/>
      <style:footer-left style:display="false"/>
    </style:master-page>
    <style:master-page style:name="PageStyle_5f_Tassonomia_20_Categorie_20_dei_20_SERVIZ" style:display-name="PageStyle_Tassonomia Categorie dei SERVIZ" style:page-layout-name="Mpm3">
      <style:header style:display="false"/>
      <style:header-left style:display="false"/>
      <style:footer style:display="false"/>
      <style:footer-left style:display="false"/>
    </style:master-page>
    <style:master-page style:name="PageStyle_5f_Tassonomia_20_Documenti_20_dellALBO_20_P" style:display-name="PageStyle_Tassonomia Documenti dellALBO P" style:page-layout-name="Mpm3">
      <style:header style:display="false"/>
      <style:header-left style:display="false"/>
      <style:footer style:display="false"/>
      <style:footer-left style:display="false"/>
    </style:master-page>
    <style:master-page style:name="PageStyle_5f_Tassonomia_20_Tipi_20_di_20_DOCUMENTO" style:display-name="PageStyle_Tassonomia Tipi di DOCUMENTO" style:page-layout-name="Mpm3">
      <style:header style:display="false"/>
      <style:header-left style:display="false"/>
      <style:footer style:display="false"/>
      <style:footer-left style:display="false"/>
    </style:master-page>
    <style:master-page style:name="PageStyle_5f_Tassonomia_20_Tipi_20_di_20_PUNTO_20_DI_20_CON" style:display-name="PageStyle_Tassonomia Tipi di PUNTO DI CON" style:page-layout-name="Mpm3">
      <style:header style:display="false"/>
      <style:header-left style:display="false"/>
      <style:footer style:display="false"/>
      <style:footer-left style:display="false"/>
    </style:master-page>
    <style:master-page style:name="PageStyle_5f_Tassonomia_20_Temi_20_di_20_un_20_DATASET" style:display-name="PageStyle_Tassonomia Temi di un DATASET" style:page-layout-name="Mpm3">
      <style:header style:display="false"/>
      <style:header-left style:display="false"/>
      <style:footer style:display="false"/>
      <style:footer-left style:display="false"/>
    </style:master-page>
    <style:master-page style:name="PageStyle_5f_Tassonomia_20_Licenze" style:display-name="PageStyle_Tassonomia Licenze" style:page-layout-name="Mpm3">
      <style:header style:display="false"/>
      <style:header-left style:display="false"/>
      <style:footer style:display="false"/>
      <style:footer-left style:display="false"/>
    </style:master-page>
    <style:master-page style:name="PageStyle_5f_Tassonomia_20_Frequenza_20_di_20_aggiorn" style:display-name="PageStyle_Tassonomia Frequenza di aggiorn" style:page-layout-name="Mpm3">
      <style:header style:display="false"/>
      <style:header-left style:display="false"/>
      <style:footer style:display="false"/>
      <style:footer-left style:display="false"/>
    </style:master-page>
    <style:master-page style:name="PageStyle_5f_Tassonomia_20_Stati_20_di_20_una_20_PRATICA" style:display-name="PageStyle_Tassonomia Stati di una PRATICA" style:page-layout-name="Mpm3">
      <style:header style:display="false"/>
      <style:header-left style:display="false"/>
      <style:footer style:display="false"/>
      <style:footer-left style:display="false"/>
    </style:master-page>
    <style:master-page style:name="PageStyle_5f_Utility" style:display-name="PageStyle_Utility" style:page-layout-name="Mpm3">
      <style:header style:display="false"/>
      <style:header-left style:display="false"/>
      <style:footer style:display="false"/>
      <style:footer-left style:display="false"/>
    </style:master-page>
    <style:master-page style:name="PageStyle_5f_Changelog" style:display-name="PageStyle_Changelo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7" meta:cell-count="2720" meta:object-count="0"/>
    <meta:generator>LibreOfficeDev/6.0.5.2$Linux_X86_64 LibreOffice_project/</meta:generator>
  </office:meta>
</office:document-meta>
</file>